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Vrinda" svg:font-family="Vrinda"/>
    <style:font-face style:name="Vrinda1" svg:font-family="Vrinda" style:font-family-generic="system" style:font-pitch="variable"/>
  </office:font-face-decls>
  <office:automatic-styles>
    <style:style style:name="P1" style:family="paragraph" style:parent-style-name="Standard">
      <style:text-properties officeooo:paragraph-rsid="001b62a3"/>
    </style:style>
    <style:style style:name="P2" style:family="paragraph" style:parent-style-name="Standard">
      <style:text-properties fo:font-weight="bold" officeooo:paragraph-rsid="001b62a3" style:font-weight-asian="bold" style:font-weight-complex="bold"/>
    </style:style>
    <style:style style:name="P3" style:family="paragraph" style:parent-style-name="Preformatted_20_Text">
      <style:paragraph-properties fo:margin-top="0in" fo:margin-bottom="0.1965in" style:contextual-spacing="false"/>
    </style:style>
    <style:style style:name="P4" style:family="paragraph" style:parent-style-name="Standard">
      <style:text-properties fo:font-weight="bold" officeooo:rsid="001b62a3" officeooo:paragraph-rsid="001b62a3" style:font-weight-asian="bold" style:font-weight-complex="bold"/>
    </style:style>
    <style:style style:name="P5" style:family="paragraph" style:parent-style-name="Standard">
      <style:text-properties fo:font-weight="bold" officeooo:paragraph-rsid="001b62a3" style:font-weight-asian="bold" style:font-weight-complex="bold"/>
    </style:style>
    <style:style style:name="P6" style:family="paragraph" style:parent-style-name="Standard">
      <style:text-properties fo:font-weight="bold" style:font-weight-asian="bold" style:font-weight-complex="bold"/>
    </style:style>
    <style:style style:name="P7" style:family="paragraph" style:parent-style-name="Standard">
      <style:text-properties fo:font-weight="bold" officeooo:paragraph-rsid="001c2066" style:font-weight-asian="bold" style:font-weight-complex="bold"/>
    </style:style>
    <style:style style:name="P8" style:family="paragraph" style:parent-style-name="Standard">
      <style:text-properties fo:font-weight="bold" officeooo:rsid="001c2066" officeooo:paragraph-rsid="001c2066" style:font-weight-asian="bold" style:font-weight-complex="bold"/>
    </style:style>
    <style:style style:name="P9" style:family="paragraph" style:parent-style-name="Standard">
      <style:text-properties officeooo:rsid="001b62a3" officeooo:paragraph-rsid="001b62a3"/>
    </style:style>
    <style:style style:name="P10" style:family="paragraph" style:parent-style-name="Standard">
      <style:text-properties officeooo:paragraph-rsid="001b62a3"/>
    </style:style>
    <style:style style:name="P11" style:family="paragraph" style:parent-style-name="Standard">
      <style:paragraph-properties>
        <style:tab-stops>
          <style:tab-stop style:position="3.4626in" style:type="center"/>
          <style:tab-stop style:position="6.9252in" style:type="right"/>
        </style:tab-stops>
      </style:paragraph-properties>
      <style:text-properties officeooo:rsid="001f4846" officeooo:paragraph-rsid="001b62a3"/>
    </style:style>
    <style:style style:name="P12" style:family="paragraph" style:parent-style-name="Standard">
      <style:text-properties officeooo:paragraph-rsid="0022a7a1"/>
    </style:style>
    <style:style style:name="P13" style:family="paragraph" style:parent-style-name="Standard">
      <style:text-properties fo:font-weight="normal" style:font-weight-asian="normal" style:font-weight-complex="normal"/>
    </style:style>
    <style:style style:name="P14" style:family="paragraph" style:parent-style-name="Standard">
      <style:text-properties officeooo:rsid="001c2066" officeooo:paragraph-rsid="001c2066"/>
    </style:style>
    <style:style style:name="P15" style:family="paragraph" style:parent-style-name="Text_20_body">
      <style:paragraph-properties fo:margin-left="0in" fo:margin-right="0in" fo:text-indent="0in" style:auto-text-indent="false"/>
    </style:style>
    <style:style style:name="P16" style:family="paragraph" style:parent-style-name="Text_20_body">
      <style:paragraph-properties fo:margin-top="0in" fo:margin-bottom="0in" style:contextual-spacing="false"/>
    </style:style>
    <style:style style:name="P17" style:family="paragraph" style:parent-style-name="Text_20_body">
      <style:text-properties fo:font-weight="bold" officeooo:rsid="001c2066" officeooo:paragraph-rsid="001c2066" style:font-weight-asian="bold" style:font-weight-complex="bold"/>
    </style:style>
    <style:style style:name="P18" style:family="paragraph" style:parent-style-name="Text_20_body">
      <style:text-properties fo:font-weight="bold" officeooo:rsid="001c2066" style:font-weight-asian="bold" style:font-weight-complex="bold"/>
    </style:style>
    <style:style style:name="P19" style:family="paragraph" style:parent-style-name="Text_20_body" style:list-style-name="L5"/>
    <style:style style:name="P20" style:family="paragraph" style:parent-style-name="Text_20_body" style:list-style-name="L6"/>
    <style:style style:name="P21" style:family="paragraph" style:parent-style-name="Text_20_body" style:list-style-name="L7">
      <style:paragraph-properties fo:margin-left="0in" fo:margin-right="0in" fo:margin-top="0in" fo:margin-bottom="0in" style:contextual-spacing="false" fo:text-indent="0in" style:auto-text-indent="false"/>
    </style:style>
    <style:style style:name="P22" style:family="paragraph" style:parent-style-name="Text_20_body" style:list-style-name="L7">
      <style:paragraph-properties fo:margin-left="0in" fo:margin-right="0in" fo:text-indent="0in" style:auto-text-indent="false"/>
    </style:style>
    <style:style style:name="P23" style:family="paragraph" style:parent-style-name="Text_20_body">
      <style:text-properties fo:font-weight="normal" style:font-weight-asian="normal" style:font-weight-complex="normal"/>
    </style:style>
    <style:style style:name="P24" style:family="paragraph" style:parent-style-name="Text_20_body" style:list-style-name="L8"/>
    <style:style style:name="P25" style:family="paragraph" style:parent-style-name="Text_20_body" style:list-style-name="L8">
      <style:paragraph-properties fo:margin-top="0in" fo:margin-bottom="0in" style:contextual-spacing="false"/>
    </style:style>
    <style:style style:name="P26" style:family="paragraph" style:parent-style-name="Text_20_body" style:list-style-name="L9"/>
    <style:style style:name="P27" style:family="paragraph" style:parent-style-name="Text_20_body" style:list-style-name="L9">
      <style:paragraph-properties fo:margin-top="0in" fo:margin-bottom="0in" style:contextual-spacing="false"/>
    </style:style>
    <style:style style:name="P28" style:family="paragraph" style:parent-style-name="Text_20_body" style:list-style-name="L10"/>
    <style:style style:name="P29" style:family="paragraph" style:parent-style-name="Text_20_body" style:list-style-name="L11"/>
    <style:style style:name="P30" style:family="paragraph" style:parent-style-name="Text_20_body" style:list-style-name="L12"/>
    <style:style style:name="P31" style:family="paragraph" style:parent-style-name="Text_20_body">
      <style:text-properties officeooo:rsid="001c2066" officeooo:paragraph-rsid="001c2066"/>
    </style:style>
    <style:style style:name="P32" style:family="paragraph" style:parent-style-name="Text_20_body" style:list-style-name="L13">
      <style:paragraph-properties fo:margin-left="0in" fo:margin-right="0in" fo:text-indent="0in" style:auto-text-indent="false"/>
    </style:style>
    <style:style style:name="P33" style:family="paragraph" style:parent-style-name="Text_20_body" style:list-style-name="L14"/>
    <style:style style:name="P34" style:family="paragraph" style:parent-style-name="Text_20_body" style:list-style-name="L14">
      <style:paragraph-properties fo:margin-top="0in" fo:margin-bottom="0in" style:contextual-spacing="false"/>
    </style:style>
    <style:style style:name="P35" style:family="paragraph" style:parent-style-name="Text_20_body" style:list-style-name="L15"/>
    <style:style style:name="P36" style:family="paragraph" style:parent-style-name="Text_20_body" style:list-style-name="L15">
      <style:paragraph-properties fo:margin-top="0in" fo:margin-bottom="0in" style:contextual-spacing="false"/>
    </style:style>
    <style:style style:name="P37" style:family="paragraph" style:parent-style-name="Text_20_body" style:list-style-name="L16"/>
    <style:style style:name="P38" style:family="paragraph" style:parent-style-name="Text_20_body" style:list-style-name="L16">
      <style:paragraph-properties fo:margin-top="0in" fo:margin-bottom="0in" style:contextual-spacing="false"/>
    </style:style>
    <style:style style:name="P39" style:family="paragraph" style:parent-style-name="Text_20_body" style:list-style-name="L17"/>
    <style:style style:name="P40" style:family="paragraph" style:parent-style-name="Text_20_body" style:list-style-name="L17">
      <style:paragraph-properties fo:margin-top="0in" fo:margin-bottom="0in" style:contextual-spacing="false"/>
    </style:style>
    <style:style style:name="P41" style:family="paragraph">
      <loext:graphic-properties draw:fill="solid" draw:fill-color="#fffff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Vrinda1" style:font-size-complex="18pt" style:font-style-complex="normal" style:font-weight-complex="normal" style:text-emphasize="none" style:font-relief="none" style:text-overline-style="none" style:text-overline-color="font-color"/>
    </style:style>
    <style:style style:name="P42"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Vrinda1" style:font-size-complex="18pt" style:font-style-complex="normal" style:font-weight-complex="normal" style:text-emphasize="none" style:font-relief="none" style:text-overline-style="none" style:text-overline-color="font-color"/>
    </style:style>
    <style:style style:name="T1" style:family="text">
      <style:text-properties officeooo:rsid="001b62a3"/>
    </style:style>
    <style:style style:name="T2" style:family="text">
      <style:text-properties officeooo:rsid="001c2066"/>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style:style style:name="gr1" style:family="graphic">
      <style:graphic-properties loext:decorative="false" fo:margin-top="0in" fo:margin-bottom="0in" style:run-through="foreground" style:wrap="run-through" style:number-wrapped-paragraphs="no-limit" style:vertical-pos="from-top" style:horizontal-pos="from-left" style:horizontal-rel="paragraph"/>
    </style:style>
    <style:style style:name="gr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2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2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2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2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2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2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2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2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2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2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3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3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3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3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3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3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3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3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3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3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4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4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4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4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4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4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4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4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4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4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5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5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5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5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5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5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5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5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5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5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6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6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6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6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6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6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6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6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6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6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7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7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7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7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7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7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7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7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7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7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8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8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8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8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8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8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8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8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8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8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9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9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9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9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9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9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9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9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9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9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0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0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0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0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0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0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0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0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0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0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1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1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1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1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1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1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1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1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1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1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2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2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2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2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2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2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2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2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2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2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3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3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3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3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3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3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3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3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3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3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4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4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4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4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4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4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4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4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4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4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5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5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5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5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5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5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5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5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5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5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6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6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6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6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6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6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6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6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6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6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7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7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7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7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7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7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7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7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7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7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8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8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8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8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8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8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8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8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8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8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9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9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9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9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9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9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9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9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9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9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20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20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20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20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20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20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20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20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20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20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21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21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21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21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21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21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21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21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21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21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22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22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22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22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22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22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22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22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22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22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23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23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23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23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23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23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23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23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23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23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24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24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24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24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24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24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24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24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24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24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25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25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25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25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25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25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25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25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25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25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26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26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26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26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26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26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26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26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26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26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27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27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27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27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27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27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27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27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27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27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28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28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28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28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28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28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28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28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28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28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29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29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29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29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29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29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29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29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29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29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30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30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30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30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30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30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30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30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30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30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31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31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31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31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31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31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31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31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31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31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32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32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32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32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32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32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32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32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32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32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33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33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33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33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33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33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33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33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33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33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34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34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34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34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34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34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34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34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34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34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35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35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35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35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35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35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35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35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35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35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36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36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36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36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36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36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36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36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36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36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37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37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37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37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37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37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37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37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37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37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38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38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38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38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38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38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38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38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38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38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39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39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39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39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39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39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39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39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39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39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40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40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40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40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40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40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40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40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40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40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41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41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41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41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41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41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41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41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41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41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42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42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42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42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42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42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42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42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42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42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43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43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43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43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43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43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43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43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43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43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44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44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44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44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44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44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44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44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44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44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45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45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45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45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45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45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45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45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45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45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46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46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46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46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46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46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46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46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46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46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47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47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47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47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47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47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47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47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47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47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48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48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48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48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48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48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48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48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48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48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49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49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49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49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49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49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49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49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49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49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50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50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50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50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50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50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50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50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50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50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51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51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51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51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51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51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51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51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51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51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52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52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52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52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52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52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52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52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52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52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53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53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53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53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53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53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53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53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53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53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54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54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54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54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54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54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54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54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54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54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55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55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55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55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55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55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55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55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55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55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56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56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56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56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56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56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56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56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56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56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57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57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57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57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57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57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57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57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57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57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58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58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58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58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58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58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58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58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58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58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59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59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59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59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59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59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59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59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59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59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60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60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60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60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60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60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60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60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60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60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61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61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61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61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61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61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61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61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61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61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62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62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62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62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62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62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62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62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62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62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63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63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63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63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63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63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63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63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63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63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64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64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64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64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64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64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64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64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64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64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65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65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65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65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65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65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65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65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65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65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66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66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66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66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66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66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66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66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66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66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67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67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67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67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67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67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67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67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67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67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68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68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68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68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68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68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68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68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68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68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69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69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69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69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69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69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69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69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69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69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70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70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70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70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70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70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70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70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70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70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71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71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71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71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71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71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71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71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71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71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72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72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72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72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72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72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72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72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72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72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73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73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73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73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73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73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73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73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73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73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74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74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74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74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74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74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74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74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74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74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75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75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75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75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75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75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75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75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75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75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76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76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76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76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76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76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76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76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76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76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77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77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77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77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77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77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77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77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77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77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78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78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78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78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78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78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78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78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78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78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79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79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79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79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79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79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79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79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79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79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80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80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80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80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80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80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80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80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80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80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81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81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81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81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81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81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81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81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81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81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82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82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82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82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82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82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82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82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82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82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83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83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83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83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83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83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83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83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83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83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84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84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84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84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84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84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84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84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84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84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85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85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85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85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85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85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85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85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85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85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86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86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86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86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86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86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86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86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86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86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87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87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87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87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87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87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87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87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87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87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88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88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88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88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88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88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88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88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88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88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89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89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89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89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89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89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89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89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89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89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90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90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90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90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90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90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90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90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90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90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91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91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91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91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91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91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91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91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91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91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92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92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92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92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92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92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92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92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92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92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93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93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93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93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93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93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93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93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93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93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94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94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94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94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94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94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94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94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94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94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95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95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95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95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95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95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95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95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95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95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96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96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96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96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96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96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96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96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96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96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97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97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97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97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97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97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97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97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97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97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98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98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98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98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98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98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98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98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98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98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99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99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99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99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99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99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99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99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99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99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00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00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00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00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00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00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00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00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00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00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01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01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01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01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01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01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01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01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01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01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02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02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02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02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02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02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02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02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02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02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03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03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03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03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03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03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03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03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03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03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04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04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04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04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04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04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04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04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04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04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05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05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05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05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05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05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05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05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05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05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06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06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06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06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06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06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06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06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06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06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07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07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07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07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07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07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07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07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07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07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08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08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08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08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08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08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08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08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08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08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09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09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09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09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09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09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09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09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09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09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10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10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10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10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10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10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10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10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10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10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11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11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11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11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11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11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11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11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11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11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12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12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12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12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12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12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12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12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12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12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13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13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13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13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13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13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13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13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13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13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14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14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14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14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14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14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14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14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14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14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15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15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15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15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15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15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15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15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15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15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16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16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16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16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16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16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16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16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16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16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17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17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17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17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17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17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17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17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17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17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18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18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18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18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18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18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18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18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18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18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19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19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19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19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19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19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19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19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19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19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20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20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20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20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20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20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20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20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20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20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21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21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21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21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21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21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21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21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21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21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22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22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22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22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22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22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22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22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22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22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23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23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23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23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23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23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23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23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23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23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24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24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24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24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24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24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24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24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24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24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25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25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25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25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25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25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25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25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25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25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26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26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26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26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26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26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26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26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26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26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27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27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27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27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27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27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27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27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27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27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28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28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28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28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28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28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28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28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28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28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29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29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29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29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29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29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29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29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29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29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30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30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30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30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30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30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30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30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30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30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31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31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31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31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31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31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31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31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31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31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32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32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32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32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32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32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32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32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32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32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33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33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33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33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33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33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33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33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33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33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34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34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34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34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34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34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34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34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34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34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35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35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35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35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35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35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35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35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35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35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36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36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36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36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36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36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36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36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36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36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37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37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37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37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37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37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37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37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37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37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38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38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38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38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38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38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38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38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38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38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39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39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39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39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39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39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39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39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39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39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40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40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40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40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40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40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40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40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40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40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41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41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41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41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41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41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41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41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41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41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42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42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42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42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42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42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42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42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42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42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43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43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43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43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43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43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43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43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43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43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44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44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44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44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44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44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44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44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44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44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45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45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45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45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45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45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45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45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45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45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46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46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46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46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46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46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46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46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46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46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47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47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47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47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47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47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47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47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47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47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48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48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48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48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48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48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48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48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48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48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49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49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49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49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49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49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49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49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49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49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50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50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50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50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50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50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50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50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50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50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51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51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51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51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51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51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51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51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51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51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52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52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52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52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52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52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52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52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52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52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53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53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53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53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53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53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53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53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53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53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54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54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54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54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54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54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54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54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54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54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55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55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55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55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55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55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55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55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55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55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56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56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56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56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56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56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56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56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56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56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57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57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57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57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57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57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57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57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57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57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58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58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58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58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58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58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58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58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58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58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59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59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59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59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59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59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59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59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59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59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60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60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60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60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60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60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60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60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60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60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61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61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61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61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61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61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61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61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61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61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62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62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62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62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62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62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62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62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62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62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63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63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63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63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63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63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63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63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63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63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64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64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64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64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64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64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64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64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64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64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65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65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65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65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65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65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65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65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65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65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66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66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66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66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66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66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66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66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66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66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67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67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67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67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67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67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67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67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67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67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68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68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68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68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68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68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68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68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68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68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69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69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69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69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69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69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69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69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69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69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70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70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70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70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70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70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70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70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70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70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71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71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71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71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71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71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71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71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71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71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72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72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72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72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72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72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72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72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72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72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73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73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73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73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73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73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73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73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73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73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74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74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74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74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74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74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74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74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74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74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75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75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75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75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75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75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75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75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75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75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76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76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76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76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76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76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76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76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76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76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77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77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77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77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77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77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77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77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77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77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78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78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78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78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78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78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78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78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78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78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79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79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79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79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79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79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79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79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79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79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80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80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80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Equation"/>
      </text:sequence-decls>
      <text:p text:style-name="P4">1 </text:p>
      <text:p text:style-name="P2">(<text:span text:style-name="T1">a</text:span>) Define Surface Tension. Give some examples of Surface Tension in our practical experiences</text:p>
      <text:p text:style-name="P2"><text:span text:style-name="T1">(b) </text:span>Show that the excess pressure inside a spherical liquid drop or an air bubble in a <text:span text:style-name="T1">P = </text:span>2T / <text:span text:style-name="T1">r</text:span> - and inside a soap bubble is p = 4T / <text:span text:style-name="T1">r,</text:span> where the symbols have their conventional </text:p>
      <text:p text:style-name="P2">meanings. </text:p>
      <text:p text:style-name="P2"><text:span text:style-name="T1">(c) </text:span>(i) A student, using a circular loop of wire and a pan of soapy water, produces a soap bubble whose radius is 1.0 mm. The surface tension of the soapy water is T<text:span text:style-name="T1">=</text:span> 2.5 X 10<text:span text:style-name="T1">^-2</text:span> N/m. Determine the pressure difference between the inside and outside of the bubble. (ii) The same soapy water is used to produce a spherical droplet whose radius is one-half that of the bubble, or 0.50 mm. Find the pressure difference between the inside and outside of the droplet.</text:p>
      <text:p text:style-name="P1"/>
      <text:p text:style-name="P11"/>
      <text:p text:style-name="P12"><draw:g text:anchor-type="as-char" svg:y="-3.3661in" draw:z-index="0" draw:style-name="gr1"><svg:title>TexMaths</svg:title><svg:desc>12§latex§(a) Surface Tension:
(a) Surface tension is a property of liquids that results from the cohesive forces between the molecules at the liquid's surface. It is the force per unit length that acts on the boundary between the liquid and the surrounding medium, such as air. Surface tension tends to minimize the surface area of a liquid by pulling the liquid molecules together. This property is responsible for many observable phenomena, such as the formation of droplets, capillary action, and the ability of small insects to walk on the surface of water. Some examples of surface tension in practical experiences include:

    Water droplets forming spherical shapes on various surfaces.
    Capillary action in plants, where water is drawn up from the roots to the leaves.
    The ability of some insects like water striders to stay afloat on water.
    The formation of soap bubbles.

(b) Excess Pressure in Spherical Liquid Drop and Soap Bubble:
The excess pressure inside a spherical liquid drop and a soap bubble can be derived as follows:

For a spherical liquid drop:
The excess pressure (P) inside a spherical liquid drop is given by the Laplace equation:
P=2Tr,P=r2T​,
where P is the excess pressure, T is the surface tension, and r is the radius of the drop.

For a soap bubble:
The excess pressure (P) inside a soap bubble is given by the same Laplace equation:
P=2Tr.P=r2T​.

Note that the radius (r) in these equations refers to the radius of the curved surface of the liquid drop or bubble.

(c) Pressure Difference for Bubble and Droplet:
(i) To determine the pressure difference for the soap bubble with a radius of 1.0 mm:
T=2.5×10−2 N/mT=2.5×10−2N/m
r=1.0×10−3 mr=1.0×10−3m

Using the formula P=2TrP=r2T​:
P=2×2.5×10−2 N/m1.0×10−3 mP=1.0×10−3m2×2.5×10−2N/m​
P=50 N/m2=50 PaP=50N/m2=50Pa

So, the pressure difference between the inside and outside of the soap bubble is 50 Pa.

(ii) For the spherical droplet with a radius of 0.50 mm:
r=0.50×10−3 mr=0.50×10−3m

Using the same formula P=2TrP=r2T​:
P=2×2.5×10−2 N/m0.50×10−3 mP=0.50×10−3m2×2.5×10−2N/m​
P=100 N/m2=100 PaP=100N/m2=100Pa

So, the pressure difference between the inside and outside of the spherical droplet is 100 Pa.§svg§600§FALSE§</svg:desc><draw:path draw:style-name="gr2" draw:text-style-name="P41" svg:width="7.4228in" svg:height="6.7138in" svg:x="0.0087in" svg:y="0.0091in" svg:viewBox="0 0 18855 17054" svg:d="M0 0c6285 0 12570 0 18855 0 0 5684 0 11370 0 17054-6285 0-12570 0-18855 0 0-5684 0-11370 0-17054z"><text:p/></draw:path><draw:path draw:style-name="gr3" draw:text-style-name="P42" svg:width="0.0382in" svg:height="0.1657in" svg:x="0.2626in" svg:y="0.0004in" svg:viewBox="0 0 98 422" svg:d="M98 418c0-2 0-3-7-10-53-53-66-132-66-197 0-73 16-146 67-199 6-6 6-6 6-7 0-4-1-5-3-5-5 0-43 29-67 83-22 45-28 92-28 128 0 33 5 84 29 132 25 52 61 79 66 79 2 0 3-1 3-4z"><text:p/></draw:path><draw:path draw:style-name="gr4" draw:text-style-name="P42" svg:width="0.0748in" svg:height="0.076in" svg:x="0.3177in" svg:y="0.0504in" svg:viewBox="0 0 191 194" svg:d="M122 157c3 17 14 35 34 35 8 0 35-6 35-40 0-8 0-15 0-24-4 0-7 0-11 0 0 9 0 16 0 24 0 24-11 27-16 27-13 0-15-19-15-22 0-27 0-56 0-84 0-18 0-33-15-49-16-17-38-24-58-24-34 0-64 20-64 48 0 13 8 20 19 20 12 0 21-8 21-20 0-5-3-18-22-19 11-15 31-19 46-19 20 0 44 16 44 54 0 4 0 10 0 15-22 1-52 3-78 16-31 14-42 36-42 54 0 35 41 45 67 45 29 0 48-16 55-37zM120 88c0 14 0 28 0 43 0 39-30 54-49 54-21 0-39-15-39-36 0-23 18-58 88-61z"><text:p/></draw:path><draw:path draw:style-name="gr5" draw:text-style-name="P42" svg:width="0.0382in" svg:height="0.1657in" svg:x="0.4031in" svg:y="0.0004in" svg:viewBox="0 0 98 422" svg:d="M98 211c0-32-4-84-28-132-26-51-62-79-65-79s-5 2-5 5c0 1 0 1 8 9 41 42 65 108 65 197 0 72-15 147-67 199-6 5-6 6-6 8s2 4 5 4 42-28 67-82c20-47 26-94 26-129z"><text:p/></draw:path><draw:path draw:style-name="gr6" draw:text-style-name="P42" svg:width="0.0732in" svg:height="0.1205in" svg:x="0.5213in" svg:y="0.0075in" svg:viewBox="0 0 187 307" svg:d="M124 133c-18-3-36-8-54-12-26-7-42-30-42-54 0-30 22-55 55-55 71 0 80 70 83 88 0 2 0 6 4 6 6 0 6-3 6-11 0-29 0-57 0-85 0-6 0-10-4-10s-4 0-8 6c-4 8-9 16-14 24-12-13-30-30-67-30-47 0-83 37-83 82 0 34 23 66 55 78 5 1 27 6 57 13 10 3 24 6 36 21 8 11 13 26 13 39 0 30-22 61-57 61-13 0-44-2-67-23-24-23-25-50-26-65 0-4-4-4-5-4-6 0-6 2-6 10 0 28 0 57 0 84 0 8 0 11 5 11 3 0 3-1 7-6 5-8 1-1 14-24 14 15 41 30 78 30 50 0 83-42 83-89 0-42-27-76-63-85z"><text:p/></draw:path><draw:path draw:style-name="gr7" draw:text-style-name="P42" svg:width="0.0831in" svg:height="0.0752in" svg:x="0.6098in" svg:y="0.0516in" svg:viewBox="0 0 212 192" svg:d="M151 154c0 13 0 25 0 38 21-1 41-4 61-5 0-5 0-8 0-13-30 0-32-4-32-24 0-50 0-100 0-150-20 1-42 4-62 5 0 5 0 8 0 13 30 0 32 4 32 24 0 25 0 49 0 74 0 38-20 66-50 66-36 0-38-20-38-42 0-46 0-93 0-140-20 1-42 4-62 5 0 5 0 8 0 13 34 0 34 1 34 40 0 20 0 42 0 62 0 34 0 72 63 72 24 0 42-12 54-38z"><text:p/></draw:path><draw:path draw:style-name="gr8" draw:text-style-name="P42" svg:width="0.0555in" svg:height="0.0732in" svg:x="0.7016in" svg:y="0.0516in" svg:viewBox="0 0 142 187" svg:d="M59 47c0-16 0-31 0-47-19 1-40 4-59 5 0 5 0 8 0 13 30 0 32 4 32 24 0 37 0 76 0 113 0 19-3 19-32 19 0 5 0 8 0 13 17-1 36-1 48-1 17 0 37 0 54 1 0-5 0-8 0-13-4 0-6 0-10 0-31 0-31-5-31-20 0-22 0-44 0-65 0-42 17-79 49-79 4 0 4 0 5 1-1 0-9 5-9 15 0 12 8 18 18 18 7 0 18-4 18-18 0-13-14-26-32-26-31 0-45 29-51 47z"><text:p/></draw:path><draw:path draw:style-name="gr9" draw:text-style-name="P42" svg:width="0.0535in" svg:height="0.1169in" svg:x="0.7673in" svg:y="0.0075in" svg:viewBox="0 0 137 298" svg:d="M60 115c0-15 0-32 0-48 0-37 20-57 40-57 1 0 7 0 13 2-5 2-12 7-12 18 0 10 6 18 18 18s18-8 18-18c0-16-16-30-37-30-30 0-66 23-66 67 0 16 0 33 0 48-11 0-23 0-34 0 0 5 0 9 0 13 11 0 23 0 34 0 0 46 0 92 0 137 0 19-5 19-33 19 0 5 0 9 0 14 17-2 36-2 48-2 17 0 36 0 54 2 0-5 0-9 0-14-3 0-6 0-9 0-32 0-33-4-33-20 0-46 0-90 0-136 17 0 33 0 49 0 0-4 0-8 0-13-16 0-33 0-50 0z"><text:p/></draw:path><draw:path draw:style-name="gr10" draw:text-style-name="P42" svg:width="0.0748in" svg:height="0.076in" svg:x="0.8197in" svg:y="0.0504in" svg:viewBox="0 0 191 194" svg:d="M122 157c3 17 14 35 34 35 8 0 35-6 35-40 0-8 0-15 0-24-4 0-7 0-11 0 0 9 0 16 0 24 0 24-11 27-16 27-14 0-15-19-15-22 0-27 0-56 0-84 0-18 0-33-16-49-15-17-37-24-57-24-35 0-64 20-64 48 0 13 8 20 19 20 12 0 21-8 21-20 0-5-3-18-22-19 11-15 31-19 46-19 20 0 44 16 44 54 0 4 0 10 0 15-22 1-52 3-78 16-31 14-42 36-42 54 0 35 41 45 67 45 28 0 48-16 55-37zM120 88c0 14 0 28 0 43 0 39-30 54-49 54-22 0-39-15-39-36 0-23 18-58 88-61z"><text:p/></draw:path><draw:path draw:style-name="gr11" draw:text-style-name="P42" svg:width="0.063in" svg:height="0.076in" svg:x="0.9012in" svg:y="0.0504in" svg:viewBox="0 0 161 194" svg:d="M35 97c0-68 35-86 57-86 4 0 30 0 45 15-17 2-19 15-19 20 0 10 7 19 19 19 11 0 19-6 19-19 0-29-32-46-65-46-53 0-91 46-91 98 0 54 42 96 90 96 58 0 71-51 71-55 0-5-5-5-6-5-4 0-5 3-5 5-13 40-40 45-55 45-23 0-60-18-60-87z"><text:p/></draw:path><draw:path draw:style-name="gr12" draw:text-style-name="P42" svg:width="0.0638in" svg:height="0.076in" svg:x="0.974in" svg:y="0.0504in" svg:viewBox="0 0 163 194" svg:d="M36 83c2-63 37-73 52-73 43 0 48 57 48 73-34 0-66 0-100 0zM35 92c39 0 78 0 117 0 10 0 11 0 11-9 0-42-23-83-75-83-50 0-88 44-88 96 0 58 44 98 92 98 52 0 71-46 71-55 0-5-3-5-6-5s-3 3-5 6c-14 44-52 44-57 44-21 0-37-14-47-29-13-21-13-48-13-63z"><text:p/></draw:path><draw:path draw:style-name="gr13" draw:text-style-name="P42" svg:width="0.1075in" svg:height="0.1122in" svg:x="1.1031in" svg:y="0.0126in" svg:viewBox="0 0 274 286" svg:d="M265 0c-85 0-171 0-257 0-2 31-6 64-8 95 4 0 7 0 11 0 6-69 12-82 75-82 8 0 20 0 23 0 9 3 9 7 9 17 0 74 0 148 0 222 0 14 0 20-44 20-6 0-12 0-18 0 0 5 0 9 0 14 18-2 62-2 81-2s62 0 80 2c0-5 0-9 0-14-6 0-11 0-17 0-44 0-44-6-44-20 0-74 0-148 0-222 0-8 0-14 7-17 5 0 16 0 24 0 64 0 70 13 76 82 3 0 7 0 11 0-3-31-6-64-9-95z"><text:p/></draw:path><draw:path draw:style-name="gr14" draw:text-style-name="P42" svg:width="0.0638in" svg:height="0.076in" svg:x="1.2079in" svg:y="0.0504in" svg:viewBox="0 0 163 194" svg:d="M35 83c2-63 38-73 53-73 43 0 48 57 48 73-34 0-68 0-101 0zM35 92c39 0 78 0 117 0 10 0 11 0 11-9 0-42-23-83-75-83-50 0-88 44-88 96 0 58 44 98 92 98 52 0 71-46 71-55 0-5-3-5-6-5s-5 3-5 6c-15 44-52 44-57 44-21 0-37-14-48-29-12-21-12-48-12-63z"><text:p/></draw:path><draw:path draw:style-name="gr15" draw:text-style-name="P42" svg:width="0.0831in" svg:height="0.0732in" svg:x="1.2823in" svg:y="0.0516in" svg:viewBox="0 0 212 187" svg:d="M34 42c0 37 0 76 0 113 0 19-5 19-34 19 0 5 0 8 0 13 16-1 37-1 48-1s32 0 47 1c0-5 0-8 0-13-28 0-33 0-33-19 0-27 0-52 0-78 0-43 30-67 57-67s31 22 31 46c0 33 0 66 0 99 0 19-4 19-32 19 0 5 0 8 0 13 14-1 36-1 48-1 10 0 32 0 46 1 0-5 0-8 0-13-21 0-32 0-32-13 0-27 0-54 0-81 0-36 0-49-13-64-6-8-21-16-45-16-31 0-50 19-62 44 0-14 0-30 0-44-20 1-40 4-60 5 0 5 0 8 0 13 30 0 34 4 34 24z"><text:p/></draw:path><draw:path draw:style-name="gr16" draw:text-style-name="P42" svg:width="0.0539in" svg:height="0.076in" svg:x="1.3748in" svg:y="0.0504in" svg:viewBox="0 0 138 194" svg:d="M73 108c10 1 45 8 45 38 0 22-15 39-48 39-35 0-51-24-59-60-1-6-1-7-6-7s-5 3-5 10c0 18 0 38 0 56 0 7 0 10 5 10 2 0 2-1 11-8 0-1 0-2 8-10 18 17 37 18 46 18 49 0 68-28 68-58 0-23-13-35-18-41-14-13-30-17-48-19-24-5-52-11-52-35 0-16 11-33 47-33 47 0 49 39 49 52 2 4 4 2 5 4 6 0 6-3 6-11 0-15 0-28 0-42 0-7 0-11-5-11-2 0-2 0-8 6-1 1-5 5-7 6-16-12-34-12-40-12-51 0-67 29-67 53 0 14 7 26 18 35 13 12 25 14 55 20z"><text:p/></draw:path><draw:path draw:style-name="gr17" draw:text-style-name="P42" svg:width="0.035in" svg:height="0.1106in" svg:x="1.4406in" svg:y="0.0138in" svg:viewBox="0 0 90 282" svg:d="M60 95c-19 1-40 3-59 5 0 4 0 8 0 13 28 0 31 2 31 24 0 37 0 75 0 113 0 19-4 19-32 19 0 5 0 8 0 13 13-1 36-1 46-1 15 0 30 0 44 1 0-5 0-8 0-13-28 0-30-3-30-19 0-52 0-104 0-155zM62 22c0-14-10-22-22-22-14 0-23 11-23 22 0 12 9 22 23 22 12 0 22-8 22-22z"><text:p/></draw:path><draw:path draw:style-name="gr18" draw:text-style-name="P42" svg:width="0.0732in" svg:height="0.076in" svg:x="1.4854in" svg:y="0.0504in" svg:viewBox="0 0 187 194" svg:d="M187 100c0-54-42-100-93-100-53 0-94 47-94 100 0 54 44 94 94 94 51 0 93-42 93-94zM94 184c-18 0-36-9-48-29-10-18-10-45-10-59 0-17 0-40 10-58 12-20 31-28 48-28 19 0 37 9 48 27 10 18 10 42 10 59 0 14 0 37-9 56-10 20-28 32-49 32z"><text:p/></draw:path><draw:path draw:style-name="gr19" draw:text-style-name="P42" svg:width="0.0827in" svg:height="0.0732in" svg:x="1.5693in" svg:y="0.0516in" svg:viewBox="0 0 211 187" svg:d="M32 42c0 37 0 76 0 113 0 19-4 19-32 19 0 5 0 8 0 13 14-1 36-1 47-1s33 0 48 1c0-5 0-8 0-13-29 0-34 0-34-19 0-27 0-52 0-78 0-43 30-67 58-67 26 0 31 22 31 46 0 33 0 66 0 99 0 19-5 19-34 19 0 5 0 8 0 13 16-1 36-1 48-1 11 0 33 0 47 1 0-5 0-8 0-13-21 0-32 0-32-13 0-27 0-54 0-81 0-36 0-49-13-64-6-8-21-16-45-16-31 0-50 19-62 44 0-14 0-30 0-44-19 1-40 4-59 5 0 5 0 8 0 13 29 0 32 4 32 24z"><text:p/></draw:path><draw:path draw:style-name="gr20" draw:text-style-name="P42" svg:width="0.0169in" svg:height="0.0713in" svg:x="1.6705in" svg:y="0.0535in" svg:viewBox="0 0 44 182" svg:d="M44 23c0-12-10-23-22-23-14 0-22 11-22 23s8 23 22 23c12 0 22-11 22-23zM44 160c0-12-10-22-22-22-14 0-22 10-22 22s8 22 22 22c12 0 22-10 22-22z"><text:p/></draw:path><draw:path draw:style-name="gr21" draw:text-style-name="P42" svg:width="0.0378in" svg:height="0.1657in" svg:x="1.7917in" svg:y="0.0004in" svg:viewBox="0 0 97 422" svg:d="M97 418c0-2 0-3-7-10-53-53-66-132-66-197 0-73 16-146 68-199 5-6 5-6 5-7 0-4-1-5-3-5-5 0-44 29-68 83-21 45-26 92-26 128 0 33 4 84 28 132 25 52 61 79 66 79 2 0 3-1 3-4z"><text:p/></draw:path><draw:path draw:style-name="gr22" draw:text-style-name="P42" svg:width="0.0748in" svg:height="0.076in" svg:x="1.8469in" svg:y="0.0504in" svg:viewBox="0 0 191 194" svg:d="M122 157c3 17 14 35 34 35 8 0 35-6 35-40 0-8 0-15 0-24-4 0-7 0-11 0 0 9 0 16 0 24 0 24-11 27-16 27-13 0-15-19-15-22 0-27 0-56 0-84 0-18 0-33-15-49-16-17-38-24-58-24-34 0-64 20-64 48 0 13 8 20 20 20 11 0 20-8 20-20 0-5-3-18-22-19 11-15 32-19 46-19 20 0 44 16 44 54 0 4 0 10 0 15-22 1-52 3-78 16-31 14-42 36-42 54 0 35 41 45 67 45 29 0 48-16 55-37zM120 88c0 14 0 28 0 43 0 39-30 54-49 54-21 0-39-15-39-36 0-23 18-58 88-61z"><text:p/></draw:path><draw:path draw:style-name="gr23" draw:text-style-name="P42" svg:width="0.0382in" svg:height="0.1657in" svg:x="1.9323in" svg:y="0.0004in" svg:viewBox="0 0 98 422" svg:d="M98 211c0-32-4-84-27-132-27-51-63-79-66-79s-5 2-5 5c0 1 0 1 8 9 41 42 65 108 65 197 0 72-15 147-67 199-6 5-6 6-6 8s2 4 5 4 42-28 67-82c22-47 26-94 26-129z"><text:p/></draw:path><draw:path draw:style-name="gr24" draw:text-style-name="P42" svg:width="0.0728in" svg:height="0.1205in" svg:x="2.0508in" svg:y="0.0075in" svg:viewBox="0 0 186 307" svg:d="M122 133c-18-3-36-8-54-12-25-7-42-30-42-54 0-30 23-55 56-55 70 0 80 70 82 88 0 2 0 6 5 6 6 0 6-3 6-11 0-29 0-57 0-85 0-6 0-10-5-10-3 0-3 0-6 6-4 8-10 16-15 24-12-13-30-30-67-30-47 0-82 37-82 82 0 34 22 66 55 78 4 1 25 6 55 13 11 3 24 6 36 21 9 11 14 26 14 39 0 30-22 61-57 61-13 0-44-2-67-23-24-23-25-50-26-65 0-4-4-4-5-4-5 0-5 2-5 10 0 28 0 57 0 84 0 8 0 11 4 11 3 0 3-1 7-6 5-8 1-1 14-24 13 15 41 30 78 30 49 0 83-42 83-89 0-42-28-76-64-85z"><text:p/></draw:path><draw:path draw:style-name="gr25" draw:text-style-name="P42" svg:width="0.0831in" svg:height="0.0752in" svg:x="2.1386in" svg:y="0.0516in" svg:viewBox="0 0 212 192" svg:d="M151 154c0 13 0 25 0 38 21-1 41-4 61-5 0-5 0-8 0-13-30 0-32-4-32-24 0-50 0-100 0-150-20 1-42 4-62 5 0 5 0 8 0 13 30 0 32 4 32 24 0 25 0 49 0 74 0 38-19 66-50 66-36 0-38-20-38-42 0-46 0-93 0-140-20 1-42 4-62 5 0 5 0 8 0 13 34 0 34 1 34 40 0 20 0 42 0 62 0 34 0 72 63 72 24 0 42-12 54-38z"><text:p/></draw:path><draw:path draw:style-name="gr26" draw:text-style-name="P42" svg:width="0.0555in" svg:height="0.0732in" svg:x="2.2303in" svg:y="0.0516in" svg:viewBox="0 0 142 187" svg:d="M59 47c0-16 0-31 0-47-19 1-40 4-59 5 0 5 0 8 0 13 30 0 34 4 34 24 0 37 0 76 0 113 0 19-5 19-34 19 0 5 0 8 0 13 17-1 36-1 48-1 17 0 37 0 54 1 0-5 0-8 0-13-4 0-6 0-10 0-31 0-31-5-31-20 0-22 0-44 0-65 0-42 18-79 49-79 4 0 4 0 5 1-1 0-9 5-9 15 0 12 8 18 18 18 7 0 18-4 18-18 0-13-14-26-32-26-30 0-45 29-51 47z"><text:p/></draw:path><draw:path draw:style-name="gr27" draw:text-style-name="P42" svg:width="0.0531in" svg:height="0.1169in" svg:x="2.2965in" svg:y="0.0075in" svg:viewBox="0 0 136 298" svg:d="M59 115c0-15 0-32 0-48 0-37 20-57 39-57 2 0 8 0 14 2-5 2-12 7-12 18 0 10 6 18 18 18s18-8 18-18c0-16-16-30-38-30-30 0-66 23-66 67 0 16 0 33 0 48-10 0-21 0-32 0 0 5 0 9 0 13 11 0 22 0 32 0 0 46 0 92 0 137 0 19-4 19-32 19 0 5 0 9 0 14 17-2 36-2 48-2 17 0 37 0 54 2 0-5 0-9 0-14-4 0-6 0-10 0-31 0-31-4-31-20 0-46 0-90 0-136 16 0 33 0 48 0 0-4 0-8 0-13-17 0-33 0-50 0z"><text:p/></draw:path><draw:path draw:style-name="gr28" draw:text-style-name="P42" svg:width="0.0748in" svg:height="0.076in" svg:x="2.3484in" svg:y="0.0504in" svg:viewBox="0 0 191 194" svg:d="M122 157c3 17 14 35 34 35 8 0 35-6 35-40 0-8 0-15 0-24-4 0-7 0-11 0 0 9 0 16 0 24 0 24-11 27-16 27-13 0-15-19-15-22 0-27 0-56 0-84 0-18 0-33-16-49-15-17-37-24-57-24-34 0-64 20-64 48 0 13 8 20 19 20 12 0 21-8 21-20 0-5-3-18-22-19 11-15 31-19 46-19 20 0 44 16 44 54 0 4 0 10 0 15-22 1-52 3-78 16-31 14-42 36-42 54 0 35 41 45 67 45 29 0 48-16 55-37zM120 88c0 14 0 28 0 43 0 39-30 54-49 54-21 0-39-15-39-36 0-23 18-58 88-61z"><text:p/></draw:path><draw:path draw:style-name="gr29" draw:text-style-name="P42" svg:width="0.063in" svg:height="0.076in" svg:x="2.4303in" svg:y="0.0504in" svg:viewBox="0 0 161 194" svg:d="M35 97c0-68 35-86 57-86 4 0 30 0 45 15-17 2-19 15-19 20 0 10 7 19 19 19 11 0 19-6 19-19 0-29-32-46-65-46-53 0-91 46-91 98 0 54 42 96 91 96 57 0 70-51 70-55 0-5-5-5-6-5-4 0-5 3-5 5-12 40-40 45-55 45-23 0-60-18-60-87z"><text:p/></draw:path><draw:path draw:style-name="gr30" draw:text-style-name="P42" svg:width="0.0638in" svg:height="0.076in" svg:x="2.5028in" svg:y="0.0504in" svg:viewBox="0 0 163 194" svg:d="M36 83c2-63 37-73 52-73 43 0 48 57 48 73-34 0-66 0-100 0zM35 92c39 0 78 0 117 0 10 0 11 0 11-9 0-42-23-83-75-83-50 0-88 44-88 96 0 58 44 98 92 98 52 0 71-46 71-55 0-5-3-5-5-5-4 0-4 3-6 6-14 44-52 44-56 44-22 0-38-14-48-29-13-21-13-48-13-63z"><text:p/></draw:path><draw:path draw:style-name="gr31" draw:text-style-name="P42" svg:width="0.0516in" svg:height="0.1035in" svg:x="2.6291in" svg:y="0.0228in" svg:viewBox="0 0 132 264" svg:d="M65 90c20 0 39 0 60 0 0-5 0-8 0-13-21 0-40 0-60 0 0-25 0-52 0-77-4 0-7 0-11 0 0 34-12 79-54 80 0 4 0 6 0 10 12 0 24 0 36 0 0 38 0 78 0 116 0 52 40 58 54 58 30 0 42-30 42-58 0-8 0-15 0-24-4 0-7 0-11 0 0 9 0 16 0 24 0 32-12 47-27 47-29 0-29-38-29-45 0-40 0-78 0-118z"><text:p/></draw:path><draw:path draw:style-name="gr32" draw:text-style-name="P42" svg:width="0.0638in" svg:height="0.076in" svg:x="2.6953in" svg:y="0.0504in" svg:viewBox="0 0 163 194" svg:d="M35 83c3-63 38-73 53-73 43 0 48 57 48 73-34 0-68 0-101 0zM35 92c39 0 78 0 117 0 10 0 11 0 11-9 0-42-23-83-75-83-50 0-88 44-88 96 0 58 44 98 92 98 52 0 71-46 71-55 0-5-3-5-6-5s-3 3-5 6c-14 44-52 44-57 44-21 0-37-14-47-29-13-21-13-48-13-63z"><text:p/></draw:path><draw:path draw:style-name="gr33" draw:text-style-name="P42" svg:width="0.0827in" svg:height="0.0732in" svg:x="2.7701in" svg:y="0.0516in" svg:viewBox="0 0 211 187" svg:d="M32 42c0 37 0 76 0 113 0 19-4 19-32 19 0 5 0 8 0 13 14-1 36-1 47-1s33 0 48 1c0-5 0-8 0-13-29 0-34 0-34-19 0-27 0-52 0-78 0-43 30-67 58-67 26 0 31 22 31 46 0 33 0 66 0 99 0 19-5 19-34 19 0 5 0 8 0 13 16-1 36-1 48-1 11 0 33 0 47 1 0-5 0-8 0-13-21 0-32 0-32-13 0-27 0-54 0-81 0-36 0-49-13-64-6-8-21-16-45-16-31 0-50 19-62 44 0-14 0-30 0-44-19 1-40 4-59 5 0 5 0 8 0 13 29 0 32 4 32 24z"><text:p/></draw:path><draw:path draw:style-name="gr34" draw:text-style-name="P42" svg:width="0.0539in" svg:height="0.076in" svg:x="2.8622in" svg:y="0.0504in" svg:viewBox="0 0 138 194" svg:d="M74 108c9 1 44 8 44 38 0 22-15 39-48 39-35 0-51-24-58-60-1-6-2-7-6-7-6 0-6 3-6 10 0 18 0 38 0 56 0 7 0 10 5 10 2 0 2 0 11-8 1-1 0-2 8-10 18 17 37 18 46 18 49 0 68-28 68-58 0-23-12-35-18-41-13-13-30-17-48-19-23-5-52-11-52-35 0-16 11-33 47-33 47 0 49 39 49 52 2 4 5 4 6 4 5 0 5-3 5-11 0-15 0-28 0-42 0-7 0-11-5-11-1 0-2 0-8 6-1 1-5 5-7 6-16-12-33-12-40-12-51 0-67 29-67 53 0 14 7 26 18 35 13 12 25 14 56 20z"><text:p/></draw:path><draw:path draw:style-name="gr35" draw:text-style-name="P42" svg:width="0.035in" svg:height="0.1106in" svg:x="2.9276in" svg:y="0.0138in" svg:viewBox="0 0 90 282" svg:d="M60 95c-19 1-40 3-59 5 0 4 0 8 0 13 28 0 31 2 31 24 0 37 0 75 0 113 0 19-4 19-32 19 0 5 0 8 0 13 13-1 36-1 46-1 15 0 30 0 44 1 0-5 0-8 0-13-28 0-30-3-30-19 0-52 0-104 0-155zM62 22c0-14-10-22-22-22-14 0-22 11-22 22 0 12 8 22 22 22 12 0 22-8 22-22z"><text:p/></draw:path><draw:path draw:style-name="gr36" draw:text-style-name="P42" svg:width="0.0728in" svg:height="0.076in" svg:x="2.9732in" svg:y="0.0504in" svg:viewBox="0 0 186 194" svg:d="M186 100c0-54-42-100-92-100-53 0-94 47-94 100 0 54 43 94 92 94 52 0 94-42 94-94zM94 184c-18 0-38-9-48-29-11-18-11-45-11-59 0-17 0-40 9-58 12-20 32-28 48-28 20 0 38 9 48 27 11 18 11 42 11 59 0 14 0 37-9 56-9 20-28 32-48 32z"><text:p/></draw:path><draw:path draw:style-name="gr37" draw:text-style-name="P42" svg:width="0.0831in" svg:height="0.0732in" svg:x="3.0567in" svg:y="0.0516in" svg:viewBox="0 0 212 187" svg:d="M32 42c0 37 0 76 0 113 0 19-4 19-32 19 0 5 0 8 0 13 14-1 36-1 47-1 12 0 33 0 48 1 0-5 0-8 0-13-29 0-34 0-34-19 0-27 0-52 0-78 0-43 30-67 58-67 26 0 31 22 31 46 0 33 0 66 0 99 0 19-5 19-34 19 0 5 0 8 0 13 16-1 38-1 48-1 11 0 34 0 48 1 0-5 0-8 0-13-22 0-33 0-33-13 0-27 0-54 0-81 0-36 0-49-13-64-6-8-20-16-45-16-30 0-50 19-62 44 0-14 0-30 0-44-19 1-40 4-59 5 0 5 0 8 0 13 29 0 32 4 32 24z"><text:p/></draw:path><draw:path draw:style-name="gr38" draw:text-style-name="P42" svg:width="0.0354in" svg:height="0.1106in" svg:x="3.2028in" svg:y="0.0138in" svg:viewBox="0 0 91 282" svg:d="M61 95c-19 1-39 3-59 5 0 4 0 8 0 13 28 0 32 2 32 24 0 37 0 75 0 113 0 19-5 19-34 19 0 5 0 8 0 13 14-1 37-1 47-1 14 0 30 0 44 1 0-5 0-8 0-13-29 0-30-3-30-19 0-52 0-104 0-155zM62 22c0-14-9-22-21-22-13 0-23 11-23 22 0 12 10 22 23 22 12 0 21-8 21-22z"><text:p/></draw:path><draw:path draw:style-name="gr39" draw:text-style-name="P42" svg:width="0.0539in" svg:height="0.076in" svg:x="3.2488in" svg:y="0.0504in" svg:viewBox="0 0 138 194" svg:d="M73 108c10 1 45 8 45 38 0 22-15 39-48 39-35 0-51-24-59-60-1-6-1-7-5-7-6 0-6 3-6 10 0 18 0 38 0 56 0 7 0 10 5 10 2 0 2-1 11-8 0-1 0-2 8-10 18 17 37 18 46 18 49 0 68-28 68-58 0-23-13-35-18-41-13-13-30-17-48-19-24-5-52-11-52-35 0-16 11-33 47-33 47 0 49 39 49 52 2 4 5 4 6 4 5 0 5-3 5-11 0-15 0-28 0-42 0-7 0-11-5-11-2 0-2 0-8 6-1 1-5 5-7 6-16-12-34-12-40-12-51 0-67 29-67 53 0 14 7 26 18 35 13 12 25 14 55 20z"><text:p/></draw:path><draw:path draw:style-name="gr40" draw:text-style-name="P42" svg:width="0.0744in" svg:height="0.076in" svg:x="3.3701in" svg:y="0.0504in" svg:viewBox="0 0 190 194" svg:d="M122 157c2 17 14 35 33 35 9 0 35-6 35-40 0-8 0-15 0-24-4 0-8 0-11 0 0 9 0 16 0 24 0 24-10 27-15 27-14 0-15-19-15-22 0-27 0-56 0-84 0-18 0-33-16-49-17-17-37-24-57-24-35 0-64 20-64 48 0 13 8 20 19 20 12 0 19-8 19-20 0-5-1-18-21-19 12-15 32-19 45-19 22 0 46 16 46 54 0 4 0 10 0 15-22 1-52 3-78 16-31 14-42 36-42 54 0 35 41 45 67 45 28 0 47-16 55-37zM120 88c0 14 0 28 0 43 0 39-31 54-50 54-21 0-38-15-38-36 0-23 18-58 88-61z"><text:p/></draw:path><draw:path draw:style-name="gr41" draw:text-style-name="P42" svg:width="0.0815in" svg:height="0.1055in" svg:x="3.5047in" svg:y="0.0516in" svg:viewBox="0 0 208 269" svg:d="M60 29c0-10 0-19 0-29-20 1-40 4-60 5 0 5 0 8 0 13 29 0 32 2 32 22 0 66 0 130 0 196 0 20-4 20-32 20 0 4 0 8 0 13 13 0 36-1 47-1s32 1 48 1c0-5 0-9 0-13-29 0-34 0-34-20 0-24 0-46 0-70 0-2 0-3 0-4 3 7 21 30 52 30 50 0 95-42 95-96s-41-96-89-96c-33 0-51 19-59 29zM61 139c0-31 0-63 0-95 12-21 34-33 55-33 30 0 57 37 57 85 0 50-30 86-61 86-17 0-33-8-45-25-6-9-6-9-6-18z"><text:p/></draw:path><draw:path draw:style-name="gr42" draw:text-style-name="P42" svg:width="0.0555in" svg:height="0.0732in" svg:x="3.5969in" svg:y="0.0516in" svg:viewBox="0 0 142 187" svg:d="M59 47c0-16 0-31 0-47-19 1-40 4-59 5 0 5 0 8 0 13 29 0 32 4 32 24 0 37 0 76 0 113 0 19-4 19-32 19 0 5 0 8 0 13 16-1 36-1 48-1 17 0 36 0 53 1 0-5 0-8 0-13-3 0-6 0-9 0-31 0-32-5-32-20 0-22 0-44 0-65 0-42 18-79 50-79 3 0 4 0 5 1-1 0-9 5-9 15 0 12 8 18 18 18 7 0 18-4 18-18 0-13-14-26-32-26-31 0-45 29-51 47z"><text:p/></draw:path><draw:path draw:style-name="gr43" draw:text-style-name="P42" svg:width="0.0732in" svg:height="0.076in" svg:x="3.6614in" svg:y="0.0504in" svg:viewBox="0 0 187 194" svg:d="M187 100c0-54-42-100-93-100-52 0-94 47-94 100 0 54 44 94 94 94 51 0 93-42 93-94zM94 184c-18 0-36-9-48-29-10-18-10-45-10-59 0-17 0-40 10-58 12-20 31-28 48-28 19 0 37 9 48 27 10 18 10 42 10 59 0 14 0 37-9 56-10 20-28 32-49 32z"><text:p/></draw:path><draw:path draw:style-name="gr44" draw:text-style-name="P42" svg:width="0.0815in" svg:height="0.1055in" svg:x="3.7441in" svg:y="0.0516in" svg:viewBox="0 0 208 269" svg:d="M61 29c0-10 0-19 0-29-20 1-41 4-61 5 0 5 0 8 0 13 30 0 34 2 34 22 0 66 0 130 0 196 0 20-5 20-34 20 0 4 0 8 0 13 14 0 36-1 48-1 11 0 32 1 47 1 0-5 0-9 0-13-28 0-33 0-33-20 0-24 0-46 0-70 0-2 0-3 0-4 3 7 20 30 52 30 50 0 94-42 94-96s-41-96-88-96c-32 0-50 19-59 29zM62 139c0-31 0-63 0-95 12-21 33-33 54-33 32 0 57 37 57 85 0 50-29 86-60 86-17 0-34-8-45-25-6-9-6-9-6-18z"><text:p/></draw:path><draw:path draw:style-name="gr45" draw:text-style-name="P42" svg:width="0.0638in" svg:height="0.076in" svg:x="3.8409in" svg:y="0.0504in" svg:viewBox="0 0 163 194" svg:d="M36 83c2-63 37-73 52-73 43 0 48 57 48 73-34 0-66 0-100 0zM35 92c39 0 78 0 117 0 10 0 11 0 11-9 0-42-23-83-75-83-50 0-88 44-88 96 0 58 44 98 92 98 52 0 71-46 71-55 0-5-3-5-5-5-4 0-4 3-6 6-14 44-52 44-56 44-22 0-38-14-48-29-13-21-13-48-13-63z"><text:p/></draw:path><draw:path draw:style-name="gr46" draw:text-style-name="P42" svg:width="0.0555in" svg:height="0.0732in" svg:x="3.9146in" svg:y="0.0516in" svg:viewBox="0 0 142 187" svg:d="M59 47c0-16 0-31 0-47-19 1-40 4-59 5 0 5 0 8 0 13 30 0 34 4 34 24 0 37 0 76 0 113 0 19-5 19-34 19 0 5 0 8 0 13 17-1 37-1 48-1 17 0 37 0 54 1 0-5 0-8 0-13-2 0-6 0-8 0-32 0-33-5-33-20 0-22 0-44 0-65 0-42 18-79 49-79 4 0 5 0 5 1-1 0-9 5-9 15 0 12 9 18 18 18 8 0 18-4 18-18 0-13-12-26-32-26-30 0-45 29-51 47z"><text:p/></draw:path><draw:path draw:style-name="gr47" draw:text-style-name="P42" svg:width="0.0516in" svg:height="0.1035in" svg:x="3.9783in" svg:y="0.0228in" svg:viewBox="0 0 132 264" svg:d="M65 90c20 0 39 0 60 0 0-5 0-8 0-13-21 0-40 0-60 0 0-25 0-52 0-77-4 0-7 0-11 0 0 34-13 79-54 80 0 4 0 6 0 10 12 0 24 0 36 0 0 38 0 78 0 116 0 52 38 58 54 58 30 0 42-30 42-58 0-8 0-15 0-24-4 0-7 0-11 0 0 9 0 16 0 24 0 32-13 47-29 47-27 0-27-38-27-45 0-40 0-78 0-118z"><text:p/></draw:path><draw:path draw:style-name="gr48" draw:text-style-name="P42" svg:width="0.0807in" svg:height="0.1055in" svg:x="4.0386in" svg:y="0.0535in" svg:viewBox="0 0 206 269" svg:d="M167 41c11-27 32-28 39-28 0-5 0-8 0-13-10 1-22 1-32 1-7 0-28 0-36-1 0 5 0 8 0 13 13 1 19 9 19 18 0 5 0 6-2 11-15 35-28 68-42 103-16-37-31-75-47-113-2-4-4-6-4-8 0-11 16-11 24-11 0-5 0-8 0-13-10 1-38 1-45 1-12 0-29 0-41-1 0 5 0 8 0 13 20 0 28 0 34 16 21 51 42 102 63 153-2 5-8 20-11 26-9 22-20 51-48 51-2 0-12 0-19-7 12-2 16-11 16-18 0-11-7-18-18-18-9 0-17 6-17 18 0 19 17 35 38 35 27 0 45-24 54-48 26-60 50-120 75-180z"><text:p/></draw:path><draw:path draw:style-name="gr49" draw:text-style-name="P42" svg:width="0.0732in" svg:height="0.076in" svg:x="4.1811in" svg:y="0.0504in" svg:viewBox="0 0 187 194" svg:d="M187 100c0-54-42-100-93-100-53 0-94 47-94 100 0 54 44 94 94 94 51 0 93-42 93-94zM94 184c-18 0-36-9-48-29-10-18-10-45-10-59 0-17 0-40 10-58 10-20 31-28 48-28 19 0 37 9 48 27 10 18 10 42 10 59 0 14 0 37-9 56-10 20-28 32-49 32z"><text:p/></draw:path><draw:path draw:style-name="gr50" draw:text-style-name="P42" svg:width="0.0535in" svg:height="0.1169in" svg:x="4.2654in" svg:y="0.0075in" svg:viewBox="0 0 137 298" svg:d="M60 115c0-15 0-32 0-48 0-37 20-57 38-57 2 0 8 0 15 2-6 2-13 7-13 18 0 10 7 18 18 18 12 0 19-8 19-18 0-16-16-30-39-30-30 0-64 23-64 67 0 16 0 33 0 48-11 0-23 0-34 0 0 5 0 9 0 13 11 0 23 0 34 0 0 46 0 92 0 137 0 19-5 19-34 19 0 5 0 9 0 14 17-2 36-2 48-2 17 0 37 0 54 2 0-5 0-9 0-14-2 0-6 0-8 0-32 0-33-4-33-20 0-46 0-90 0-136 16 0 33 0 48 0 0-4 0-8 0-13-17 0-32 0-49 0z"><text:p/></draw:path><draw:path draw:style-name="gr51" draw:text-style-name="P42" svg:width="0.0366in" svg:height="0.115in" svg:x="4.3697in" svg:y="0.0098in" svg:viewBox="0 0 94 293" svg:d="M61 0c-20 1-41 4-61 5 0 5 0 8 0 13 30 0 34 2 34 23 0 73 0 146 0 219 0 20-5 20-34 20 0 4 0 8 0 13 14-1 36-1 47-1s31 0 47 1c0-5 0-9 0-13-28 0-33 0-33-20 0-86 0-174 0-260z"><text:p/></draw:path><draw:path draw:style-name="gr52" draw:text-style-name="P42" svg:width="0.035in" svg:height="0.1106in" svg:x="4.4157in" svg:y="0.0138in" svg:viewBox="0 0 90 282" svg:d="M60 95c-19 1-40 3-59 5 0 4 0 8 0 13 28 0 31 2 31 24 0 37 0 75 0 113 0 19-4 19-32 19 0 5 0 8 0 13 13-1 36-1 47-1 14 0 29 0 43 1 0-5 0-8 0-13-28 0-30-3-30-19 0-52 0-104 0-155zM62 22c0-14-10-22-22-22-14 0-22 11-22 22 0 12 8 22 22 22 12 0 22-8 22-22z"><text:p/></draw:path><draw:path draw:style-name="gr53" draw:text-style-name="P42" svg:width="0.0815in" svg:height="0.1055in" svg:x="4.4622in" svg:y="0.0516in" svg:viewBox="0 0 208 269" svg:d="M145 161c0 25 0 50 0 75 0 20-3 20-32 20 0 4 0 8 0 13 14 0 36-1 47-1 12 0 33 1 48 1 0-5 0-9 0-13-28 0-33 0-33-20 0-79 0-157 0-236-3 0-6 0-9 0-5 13-11 25-16 38-6-10-23-38-58-38-48 0-92 42-92 96 0 53 41 96 90 96 29 0 47-18 55-31zM146 70c0 20 0 39 0 60 0 13-7 25-16 36-5 4-18 16-39 16-31 0-56-37-56-86 0-50 30-85 61-85 34 0 50 37 50 59z"><text:p/></draw:path><draw:path draw:style-name="gr54" draw:text-style-name="P42" svg:width="0.0827in" svg:height="0.0752in" svg:x="4.5496in" svg:y="0.0516in" svg:viewBox="0 0 211 192" svg:d="M151 154c0 13 0 25 0 38 21-1 40-4 60-5 0-5 0-8 0-13-29 0-32-4-32-24 0-50 0-100 0-150-21 1-42 4-63 5 0 5 0 8 0 13 30 0 34 4 34 24 0 25 0 49 0 74 0 38-20 66-52 66-34 0-37-20-37-42 0-46 0-93 0-140-20 1-41 4-61 5 0 5 0 8 0 13 32 0 32 1 32 40 0 20 0 42 0 62 0 34 0 72 64 72 24 0 43-12 55-38z"><text:p/></draw:path><draw:path draw:style-name="gr55" draw:text-style-name="P42" svg:width="0.035in" svg:height="0.1106in" svg:x="4.6417in" svg:y="0.0138in" svg:viewBox="0 0 90 282" svg:d="M61 95c-19 1-39 3-59 5 0 4 0 8 0 13 27 0 32 2 32 24 0 37 0 75 0 113 0 19-5 19-34 19 0 5 0 8 0 13 13-1 36-1 47-1 14 0 29 0 43 1 0-5 0-8 0-13-28 0-29-3-29-19 0-52 0-104 0-155zM62 22c0-14-10-22-21-22-13 0-23 11-23 22 0 12 10 22 23 22 11 0 21-8 21-22z"><text:p/></draw:path><draw:path draw:style-name="gr56" draw:text-style-name="P42" svg:width="0.0815in" svg:height="0.1169in" svg:x="4.6882in" svg:y="0.0098in" svg:viewBox="0 0 208 298" svg:d="M146 269c0 9 0 19 0 29 21-2 41-4 62-5 0-5 0-9 0-13-29 0-33-4-33-24 0-86 0-171 0-256-20 1-41 4-61 5 0 5 0 8 0 13 30 0 34 2 34 23 0 30 0 61 0 91-12-14-30-26-53-26-51 0-95 42-95 96s42 96 90 96c26 0 46-15 56-29zM146 156c0 29 0 58 0 86 0 9 0 9-4 16-14 20-32 30-51 30-18 0-33-11-43-28-12-16-13-40-13-57 0-16 1-41 13-60 10-13 25-28 48-28 14 0 32 6 46 25 4 8 4 9 4 16z"><text:p/></draw:path><draw:path draw:style-name="gr57" draw:text-style-name="P42" svg:width="0.0539in" svg:height="0.076in" svg:x="4.7803in" svg:y="0.0504in" svg:viewBox="0 0 138 194" svg:d="M74 108c9 1 44 8 44 38 0 22-15 39-48 39-35 0-51-24-58-60-2-6-2-7-6-7-6 0-6 3-6 10 0 18 0 38 0 56 0 7 0 10 5 10 2 0 2-1 11-8 0-1 0-2 8-10 18 17 37 18 46 18 49 0 68-28 68-58 0-23-13-35-18-41-13-13-30-17-48-19-24-5-52-11-52-35 0-16 11-33 47-33 47 0 49 39 49 52 2 4 5 4 6 4 5 0 5-3 5-11 0-15 0-28 0-42 0-7 0-11-5-11-1 0-2 0-8 6-1 1-5 5-7 6-16-12-33-12-40-12-51 0-67 29-67 53 0 14 7 26 18 35 13 12 25 14 56 20z"><text:p/></draw:path><draw:path draw:style-name="gr58" draw:text-style-name="P42" svg:width="0.0516in" svg:height="0.1035in" svg:x="4.8972in" svg:y="0.0228in" svg:viewBox="0 0 132 264" svg:d="M65 90c20 0 39 0 60 0 0-5 0-8 0-13-21 0-40 0-60 0 0-25 0-52 0-77-4 0-7 0-11 0 0 34-13 79-54 80 0 4 0 6 0 10 12 0 24 0 36 0 0 38 0 78 0 116 0 52 38 58 54 58 30 0 42-30 42-58 0-8 0-15 0-24-4 0-7 0-11 0 0 9 0 16 0 24 0 32-13 47-29 47-27 0-27-38-27-45 0-40 0-78 0-118z"><text:p/></draw:path><draw:path draw:style-name="gr59" draw:text-style-name="P42" svg:width="0.0831in" svg:height="0.115in" svg:x="4.9642in" svg:y="0.0098in" svg:viewBox="0 0 212 293" svg:d="M32 260c0 20-3 20-32 20 0 4 0 8 0 13 14-1 36-1 48-1 11 0 32 0 47 1 0-5 0-9 0-13-28 0-33 0-33-20 0-26 0-51 0-78 0-43 30-67 57-67 26 0 31 23 31 47 0 32 0 66 0 98 0 20-5 20-32 20 0 4 0 8 0 13 14-1 36-1 46-1 12 0 34 0 48 1 0-5 0-9 0-13-22 0-32 0-33-14 0-26 0-54 0-80 0-36 0-49-13-65-5-7-20-15-44-15-36 0-54 26-61 42 0-50 0-99 0-148-20 1-41 4-61 5 0 5 0 8 0 13 30 0 32 2 32 23 0 73 0 146 0 219z"><text:p/></draw:path><draw:path draw:style-name="gr60" draw:text-style-name="P42" svg:width="0.0744in" svg:height="0.076in" svg:x="5.0579in" svg:y="0.0504in" svg:viewBox="0 0 190 194" svg:d="M122 157c2 17 14 35 33 35 9 0 35-6 35-40 0-8 0-15 0-24-4 0-8 0-11 0 0 9 0 16 0 24 0 24-10 27-15 27-14 0-15-19-15-22 0-27 0-56 0-84 0-18 0-33-16-49-17-17-37-24-57-24-35 0-64 20-64 48 0 13 8 20 19 20 12 0 19-8 19-20 0-5-1-18-21-19 12-15 32-19 45-19 22 0 46 16 46 54 0 4 0 10 0 15-22 1-52 3-78 16-31 14-42 36-42 54 0 35 41 45 67 45 28 0 47-16 55-37zM120 88c0 14 0 28 0 43 0 39-31 54-50 54-21 0-38-15-38-36 0-23 18-58 88-61z"><text:p/></draw:path><draw:path draw:style-name="gr61" draw:text-style-name="P42" svg:width="0.0516in" svg:height="0.1035in" svg:x="5.137in" svg:y="0.0228in" svg:viewBox="0 0 132 264" svg:d="M66 90c20 0 40 0 60 0 0-5 0-8 0-13-20 0-40 0-60 0 0-25 0-52 0-77-4 0-7 0-11 0-1 34-13 79-55 80 0 4 0 6 0 10 12 0 24 0 36 0 0 38 0 78 0 116 0 52 40 58 55 58 30 0 41-30 41-58 0-8 0-15 0-24-4 0-6 0-10 0 0 9 0 16 0 24 0 32-13 47-28 47-28 0-28-38-28-45 0-40 0-78 0-118z"><text:p/></draw:path><draw:path draw:style-name="gr62" draw:text-style-name="P42" svg:width="0.0555in" svg:height="0.0732in" svg:x="5.2571in" svg:y="0.0516in" svg:viewBox="0 0 142 187" svg:d="M59 47c0-16 0-31 0-47-19 1-40 4-59 5 0 5 0 8 0 13 30 0 34 4 34 24 0 37 0 76 0 113 0 19-5 19-34 19 0 5 0 8 0 13 17-1 36-1 48-1 17 0 37 0 54 1 0-5 0-8 0-13-2 0-6 0-8 0-32 0-33-5-33-20 0-22 0-44 0-65 0-42 18-79 49-79 4 0 4 0 5 1-1 0-9 5-9 15 0 12 8 18 18 18 8 0 18-4 18-18 0-13-14-26-32-26-30 0-45 29-51 47z"><text:p/></draw:path><draw:path draw:style-name="gr63" draw:text-style-name="P42" svg:width="0.0638in" svg:height="0.076in" svg:x="5.322in" svg:y="0.0504in" svg:viewBox="0 0 163 194" svg:d="M35 83c2-63 38-73 53-73 43 0 48 57 48 73-34 0-68 0-101 0zM35 92c39 0 78 0 117 0 10 0 11 0 11-9 0-42-23-83-75-83-50 0-88 44-88 96 0 58 44 98 92 98 52 0 71-46 71-55 0-5-3-5-6-5s-5 3-5 6c-15 44-52 44-57 44-21 0-37-14-47-29-13-21-13-48-13-63z"><text:p/></draw:path><draw:path draw:style-name="gr64" draw:text-style-name="P42" svg:width="0.0539in" svg:height="0.076in" svg:x="5.3969in" svg:y="0.0504in" svg:viewBox="0 0 138 194" svg:d="M73 108c10 1 45 8 45 38 0 22-15 39-48 39-35 0-51-24-59-60-1-6-1-7-6-7s-5 3-5 10c0 18 0 38 0 56 0 7 0 10 5 10 1 0 2-1 9-8 2-1 2-2 9-10 19 17 38 18 47 18 49 0 68-28 68-58 0-23-13-35-18-41-14-13-30-17-48-19-24-5-52-11-52-35 0-16 11-33 47-33 47 0 48 39 49 52 2 4 4 2 5 4 6 0 6-3 6-11 0-15 0-28 0-42 0-7 0-11-5-11-2 0-2 0-8 6-1 1-6 5-7 6-16-12-34-12-40-12-51 0-67 29-67 53 0 14 6 26 18 35 13 12 25 14 55 20z"><text:p/></draw:path><draw:path draw:style-name="gr65" draw:text-style-name="P42" svg:width="0.0831in" svg:height="0.0752in" svg:x="5.4618in" svg:y="0.0516in" svg:viewBox="0 0 212 192" svg:d="M151 154c0 13 0 25 0 38 21-1 41-4 61-5 0-5 0-8 0-13-30 0-33-4-33-24 0-50 0-100 0-150-21 1-41 4-61 5 0 5 0 8 0 13 28 0 32 4 32 24 0 25 0 49 0 74 0 38-20 66-50 66-36 0-38-20-38-42 0-46 0-93 0-140-20 1-42 4-62 5 0 5 0 8 0 13 32 0 32 1 32 40 0 20 0 42 0 62 0 34 0 72 65 72 24 0 42-12 54-38z"><text:p/></draw:path><draw:path draw:style-name="gr66" draw:text-style-name="P42" svg:width="0.0366in" svg:height="0.115in" svg:x="5.5547in" svg:y="0.0098in" svg:viewBox="0 0 94 293" svg:d="M60 0c-20 1-40 4-60 5 0 5 0 8 0 13 29 0 32 2 32 23 0 73 0 146 0 219 0 20-4 20-32 20 0 4 0 8 0 13 13-1 36-1 47-1 9 0 31 0 47 1 0-5 0-9 0-13-29 0-34 0-34-20 0-86 0-174 0-260z"><text:p/></draw:path><draw:path draw:style-name="gr67" draw:text-style-name="P42" svg:width="0.0516in" svg:height="0.1035in" svg:x="5.598in" svg:y="0.0228in" svg:viewBox="0 0 132 264" svg:d="M65 90c20 0 41 0 61 0 0-5 0-8 0-13-20 0-41 0-61 0 0-25 0-52 0-77-4 0-6 0-10 0-1 34-13 79-55 80 0 4 0 6 0 10 12 0 24 0 36 0 0 38 0 78 0 116 0 52 40 58 55 58 30 0 41-30 41-58 0-8 0-15 0-24-4 0-6 0-10 0 0 9 0 16 0 24 0 32-13 47-28 47-29 0-29-38-29-45 0-40 0-78 0-118z"><text:p/></draw:path><draw:path draw:style-name="gr68" draw:text-style-name="P42" svg:width="0.0539in" svg:height="0.076in" svg:x="5.665in" svg:y="0.0504in" svg:viewBox="0 0 138 194" svg:d="M73 108c10 1 45 8 45 38 0 22-15 39-48 39-35 0-51-24-59-60-1-6-1-7-5-7-6 0-6 3-6 10 0 18 0 38 0 56 0 7 0 10 5 10 2 0 2-1 11-8 0-1 0-2 8-10 18 17 37 18 46 18 49 0 68-28 68-58 0-23-13-35-18-41-13-13-30-17-48-19-24-5-52-11-52-35 0-16 11-33 47-33 47 0 49 39 49 52 2 4 5 4 6 4 5 0 5-3 5-11 0-15 0-28 0-42 0-7 0-11-5-11-2 0-2 0-8 6-1 1-5 5-7 6-16-12-34-12-40-12-51 0-67 29-67 53 0 14 7 26 18 35 13 12 25 14 55 20z"><text:p/></draw:path><draw:path draw:style-name="gr69" draw:text-style-name="P42" svg:width="0.0535in" svg:height="0.1169in" svg:x="0.0028in" svg:y="0.2075in" svg:viewBox="0 0 137 298" svg:d="M60 115c0-17 0-32 0-49 0-37 20-58 38-58 2 0 9 0 15 4-5 1-13 7-13 18 0 10 7 18 19 18s18-8 18-19c0-16-16-29-39-29-28 0-64 22-64 67 0 16 0 33 0 48-11 0-23 0-34 0 0 5 0 9 0 13 11 0 23 0 34 0 0 46 0 92 0 137 0 19-5 19-34 19 0 5 0 9 0 14 17-2 37-3 49-3 17 0 36 0 53 3 0-5 0-9 0-14-2 0-6 0-8 0-32 0-33-4-33-20 0-46 0-90 0-136 16 0 33 0 48 0 0-4 0-8 0-13-17 0-32 0-49 0z"><text:p/></draw:path><draw:path draw:style-name="gr70" draw:text-style-name="P42" svg:width="0.0555in" svg:height="0.0732in" svg:x="0.0528in" svg:y="0.2508in" svg:viewBox="0 0 142 187" svg:d="M59 47c0-16 0-31 0-47-19 1-40 4-59 5 0 5 0 8 0 13 29 0 32 2 32 24 0 37 0 76 0 113 0 19-4 19-32 19 0 5 0 8 0 13 16-1 36-2 48-2 17 0 36 0 53 2 0-5 0-8 0-13-3 0-6 0-9 0-31 0-32-5-32-20 0-22 0-44 0-65 0-42 18-79 50-79 3 0 4 0 5 0-1 1-9 6-9 16 0 12 8 18 18 18 7 0 18-4 18-18s-14-26-32-26c-31 0-45 29-51 47z"><text:p/></draw:path><draw:path draw:style-name="gr71" draw:text-style-name="P42" svg:width="0.0732in" svg:height="0.0756in" svg:x="0.1173in" svg:y="0.25in" svg:viewBox="0 0 187 193" svg:d="M187 98c0-54-42-98-93-98-52 0-94 46-94 98 0 56 44 95 94 95 51 0 93-41 93-95zM94 184c-18 0-36-10-48-29-10-18-10-45-10-59 0-17 0-40 10-59 12-19 31-27 48-27 19 0 37 9 48 27 10 18 10 42 10 59 0 14 0 37-9 56-10 18-28 32-49 32z"><text:p/></draw:path><draw:path draw:style-name="gr72" draw:text-style-name="P42" svg:width="0.1291in" svg:height="0.0732in" svg:x="0.2016in" svg:y="0.2508in" svg:viewBox="0 0 329 187" svg:d="M32 42c0 37 0 76 0 113 0 19-4 19-32 19 0 5 0 8 0 13 14-1 36-2 47-2s33 1 48 2c0-5 0-8 0-13-29 0-34 0-34-19 0-27 0-52 0-78 0-43 30-67 58-67 26 0 31 22 31 46 0 33 0 66 0 99 0 19-5 19-34 19 0 5 0 8 0 13 16-1 36-2 48-2 11 0 33 1 47 2 0-5 0-8 0-13-27 0-32 0-32-19 0-27 0-52 0-78 0-43 30-67 56-67 27 0 31 22 31 46 0 33 0 66 0 99 0 19-4 19-32 19 0 5 0 8 0 13 14-1 36-2 48-2 11 0 32 1 47 2 0-5 0-8 0-13-22 0-33 0-33-13 0-27 0-54 0-81 0-36 0-49-13-64-6-8-20-16-44-16-36 0-54 25-61 42-6-37-38-42-57-42-31 0-50 18-62 44 0-14 0-30 0-44-19 1-40 4-59 5 0 5 0 8 0 13 29 0 32 2 32 24z"><text:p/></draw:path><draw:path draw:style-name="gr73" draw:text-style-name="P42" svg:width="0.0516in" svg:height="0.1035in" svg:x="0.4126in" svg:y="0.2217in" svg:viewBox="0 0 132 264" svg:d="M65 91c20 0 41 0 61 0 0-5 0-8 0-13-20 0-41 0-61 0 0-26 0-52 0-78-4 0-7 0-11 0 0 35-12 80-54 82 0 3 0 6 0 9 12 0 24 0 36 0 0 39 0 78 0 117 0 51 40 56 54 56 30 0 42-30 42-56 0-9 0-16 0-24-4 0-7 0-11 0 0 7 0 15 0 22 0 32-12 48-27 48-29 0-29-38-29-45 0-40 0-78 0-118z"><text:p/></draw:path><draw:path draw:style-name="gr74" draw:text-style-name="P42" svg:width="0.0831in" svg:height="0.115in" svg:x="0.4795in" svg:y="0.2094in" svg:viewBox="0 0 212 293" svg:d="M34 260c0 20-5 20-34 20 0 4 0 8 0 13 16-1 37-3 48-3s34 2 47 3c0-5 0-9 0-13-28 0-33 0-33-20 0-26 0-51 0-78 0-43 30-67 58-67 26 0 31 23 31 47 0 32 0 66 0 98 0 20-5 20-33 20 0 4 0 8 0 13 14-1 36-3 48-3 10 0 32 2 46 3 0-5 0-9 0-13-21 0-32 0-32-14 0-26 0-54 0-80 0-36 0-49-13-65-6-7-21-15-45-15-36 0-54 25-61 42 0-50 0-99 0-148-20 1-41 2-61 4 0 4 0 8 0 13 30 0 34 3 34 24 0 73 0 146 0 219z"><text:p/></draw:path><draw:path draw:style-name="gr75" draw:text-style-name="P42" svg:width="0.0638in" svg:height="0.0756in" svg:x="0.5713in" svg:y="0.25in" svg:viewBox="0 0 163 193" svg:d="M36 83c2-63 37-73 52-73 44 0 48 56 48 73-34 0-66 0-100 0zM35 91c39 0 78 0 117 0 10 0 11 0 11-8 0-42-23-83-75-83-48 0-88 43-88 96 0 56 44 97 94 97s69-47 69-54c0-5-3-6-5-6-3 0-4 4-6 6-14 45-52 45-56 45-22 0-38-14-48-29-13-21-13-48-13-64z"><text:p/></draw:path><draw:path draw:style-name="gr76" draw:text-style-name="P42" svg:width="0.063in" svg:height="0.0756in" svg:x="0.7213in" svg:y="0.25in" svg:viewBox="0 0 161 193" svg:d="M35 97c0-68 35-86 56-86 5 0 31 0 46 15-17 2-19 14-19 20 0 10 7 19 19 19 11 0 19-7 19-19 0-29-32-46-65-46-53 0-91 46-91 98 0 54 42 95 90 95 58 0 71-50 71-54 0-5-5-5-6-5-4 0-5 3-5 5-13 39-40 45-55 45-23 0-60-20-60-87z"><text:p/></draw:path><draw:path draw:style-name="gr77" draw:text-style-name="P42" svg:width="0.0732in" svg:height="0.0756in" svg:x="0.7941in" svg:y="0.25in" svg:viewBox="0 0 187 193" svg:d="M187 98c0-54-43-98-93-98-53 0-94 46-94 98 0 56 43 95 94 95 50 0 93-41 93-95zM94 184c-18 0-38-10-48-29-11-18-11-45-11-59 0-17 0-40 11-59 10-19 31-27 48-27 18 0 36 9 46 27 11 18 11 42 11 59 0 14 0 37-8 56-10 18-28 32-49 32z"><text:p/></draw:path><draw:path draw:style-name="gr78" draw:text-style-name="P42" svg:width="0.0831in" svg:height="0.115in" svg:x="0.8776in" svg:y="0.2094in" svg:viewBox="0 0 212 293" svg:d="M32 260c0 20-3 20-32 20 0 4 0 8 0 13 14-1 36-3 48-3 11 0 32 2 47 3 0-5 0-9 0-13-28 0-33 0-33-20 0-26 0-51 0-78 0-43 30-67 57-67 26 0 31 23 31 47 0 32 0 66 0 98 0 20-5 20-32 20 0 4 0 8 0 13 14-1 36-3 46-3 12 0 34 2 48 3 0-5 0-9 0-13-21 0-32 0-33-14 0-26 0-54 0-80 0-36 0-49-12-65-6-7-21-15-45-15-36 0-54 25-61 42 0-50 0-99 0-148-20 1-41 2-61 4 0 4 0 8 0 13 30 0 32 3 32 24 0 73 0 146 0 219z"><text:p/></draw:path><draw:path draw:style-name="gr79" draw:text-style-name="P42" svg:width="0.0638in" svg:height="0.0756in" svg:x="0.9693in" svg:y="0.25in" svg:viewBox="0 0 163 193" svg:d="M35 83c3-63 38-73 53-73 43 0 48 56 48 73-34 0-68 0-101 0zM35 91c39 0 78 0 117 0 10 0 11 0 11-8 0-42-23-83-75-83-50 0-88 43-88 96 0 56 44 97 92 97 52 0 71-47 71-54 0-5-3-6-6-6s-5 4-5 6c-15 45-52 45-57 45-21 0-37-14-47-29-13-21-13-48-13-64z"><text:p/></draw:path><draw:path draw:style-name="gr80" draw:text-style-name="P42" svg:width="0.0539in" svg:height="0.0756in" svg:x="1.0441in" svg:y="0.25in" svg:viewBox="0 0 138 193" svg:d="M73 107c10 2 45 8 45 39 0 22-15 39-48 39-35 0-51-24-59-60-1-6-1-7-6-7s-5 2-5 10c0 18 0 38 0 56 0 7 0 9 5 9 1 0 2 0 11-8 2-4 0-1 8-10 18 18 37 18 46 18 49 0 68-27 68-57 0-23-13-36-18-41-14-13-30-17-48-21-24-4-52-9-52-34 0-15 11-32 47-32 47 0 49 38 49 51 2 3 4 2 5 3 6 0 6-1 6-9 0-15 0-28 0-42 0-7 0-11-5-11-2 0-2 0-8 5-1 2-5 6-7 7-16-12-34-12-40-12-51 0-67 29-67 52 0 15 6 26 18 36 13 10 25 13 55 19z"><text:p/></draw:path><draw:path draw:style-name="gr81" draw:text-style-name="P42" svg:width="0.0354in" svg:height="0.111in" svg:x="1.1091in" svg:y="0.213in" svg:viewBox="0 0 91 283" svg:d="M61 96c-19 1-39 4-59 5 0 5 0 8 0 13 28 0 32 2 32 23 0 38 0 75 0 114 0 19-5 19-34 19 0 5 0 8 0 13 14-1 37-2 47-2 14 0 30 1 44 2 0-5 0-8 0-13-29 0-30-2-30-19 0-52 0-103 0-155zM62 23c0-13-9-23-21-23-13 0-23 12-23 23 0 12 10 23 23 23 12 0 21-10 21-23z"><text:p/></draw:path><draw:path draw:style-name="gr82" draw:text-style-name="P42" svg:width="0.0807in" svg:height="0.0728in" svg:x="1.1531in" svg:y="0.2528in" svg:viewBox="0 0 206 186" svg:d="M168 41c4-10 11-28 38-28 0-5 0-8 0-13-9 1-21 1-31 1-11 0-30-1-37-1 0 5 0 8 0 13 16 0 20 10 20 18 0 4-1 6-2 10-14 36-29 72-43 108-16-40-31-78-47-118-2-6-2-6-2-7 0-11 15-11 24-11 0-5 0-8 0-13-14 0-38 1-47 1-11 0-28 0-41-1 0 5 0 8 0 13 26 0 29 3 34 16 20 50 40 99 61 150 2 6 2 7 8 7 5 0 7-4 10-7 18-46 37-93 55-138z"><text:p/></draw:path><draw:path draw:style-name="gr83" draw:text-style-name="P42" svg:width="0.0638in" svg:height="0.0756in" svg:x="1.2378in" svg:y="0.25in" svg:viewBox="0 0 163 193" svg:d="M36 83c2-63 37-73 52-73 43 0 48 56 48 73-34 0-66 0-100 0zM35 91c39 0 78 0 117 0 10 0 11 0 11-8 0-42-23-83-75-83-50 0-88 43-88 96 0 56 44 97 92 97 52 0 71-47 71-54 0-5-3-6-6-6s-3 4-5 6c-14 45-52 45-57 45-21 0-37-14-47-29-13-21-13-48-13-64z"><text:p/></draw:path><draw:path draw:style-name="gr84" draw:text-style-name="P42" svg:width="0.0535in" svg:height="0.1169in" svg:x="1.3874in" svg:y="0.2075in" svg:viewBox="0 0 137 298" svg:d="M60 115c0-17 0-32 0-49 0-37 20-58 40-58 1 0 7 0 13 4-5 1-12 7-12 18 0 10 6 18 18 18s18-8 18-19c0-16-16-29-37-29-30 0-66 22-66 67 0 16 0 33 0 48-11 0-23 0-34 0 0 5 0 9 0 13 11 0 23 0 34 0 0 46 0 92 0 137 0 19-5 19-33 19 0 5 0 9 0 14 16-2 36-3 48-3 17 0 36 0 53 3 0-5 0-9 0-14-2 0-6 0-8 0-32 0-33-4-33-20 0-46 0-90 0-136 16 0 33 0 48 0 0-4 0-8 0-13-17 0-32 0-49 0z"><text:p/></draw:path><draw:path draw:style-name="gr85" draw:text-style-name="P42" svg:width="0.0732in" svg:height="0.0756in" svg:x="1.4374in" svg:y="0.25in" svg:viewBox="0 0 187 193" svg:d="M187 98c0-54-42-98-93-98-53 0-94 46-94 98 0 56 44 95 94 95s93-41 93-95zM94 184c-18 0-38-10-48-29-11-18-11-45-11-59 0-17 0-40 11-59 10-19 31-27 48-27 18 0 36 9 46 27 11 18 11 42 11 59 0 14 0 37-8 56-10 18-28 32-49 32z"><text:p/></draw:path><draw:path draw:style-name="gr86" draw:text-style-name="P42" svg:width="0.0555in" svg:height="0.0732in" svg:x="1.5209in" svg:y="0.2508in" svg:viewBox="0 0 142 187" svg:d="M59 47c0-16 0-31 0-47-19 1-40 4-59 5 0 5 0 8 0 13 29 0 32 2 32 24 0 37 0 76 0 113 0 19-4 19-32 19 0 5 0 8 0 13 16-1 36-2 48-2 17 0 36 0 53 2 0-5 0-8 0-13-3 0-6 0-9 0-31 0-32-5-32-20 0-22 0-44 0-65 0-42 18-79 50-79 3 0 4 0 5 0-1 1-9 6-9 16 0 12 8 18 18 18 7 0 18-4 18-18s-14-26-32-26c-31 0-46 29-51 47z"><text:p/></draw:path><draw:path draw:style-name="gr87" draw:text-style-name="P42" svg:width="0.063in" svg:height="0.0756in" svg:x="1.5862in" svg:y="0.25in" svg:viewBox="0 0 161 193" svg:d="M36 97c0-68 34-86 56-86 4 0 30 0 46 15-18 2-20 14-20 20 0 10 7 19 19 19 11 0 19-7 19-19 0-29-31-46-64-46-52 0-92 46-92 98 0 54 42 95 91 95 57 0 70-50 70-54 0-5-4-5-5-5-4 0-5 3-6 5-12 39-40 45-55 45-22 0-59-20-59-87z"><text:p/></draw:path><draw:path draw:style-name="gr88" draw:text-style-name="P42" svg:width="0.0638in" svg:height="0.0756in" svg:x="1.6594in" svg:y="0.25in" svg:viewBox="0 0 163 193" svg:d="M35 83c2-63 38-73 53-73 43 0 46 56 46 73-33 0-66 0-99 0zM35 91c39 0 78 0 117 0 9 0 11 0 11-8 0-42-23-83-75-83-50 0-88 43-88 96 0 56 43 97 92 97 52 0 71-47 71-54 0-5-3-6-6-6s-5 4-6 6c-14 45-53 45-56 45-22 0-39-14-48-29-12-21-12-48-12-64z"><text:p/></draw:path><draw:path draw:style-name="gr89" draw:text-style-name="P42" svg:width="0.0539in" svg:height="0.0756in" svg:x="1.7339in" svg:y="0.25in" svg:viewBox="0 0 138 193" svg:d="M74 107c10 2 45 8 45 39 0 22-16 39-48 39-36 0-51-24-59-60-1-6-1-7-6-7-6 0-6 2-6 10 0 18 0 38 0 56 0 7 0 9 5 9 2 0 2 0 11-8 1-1 1-1 8-10 19 18 37 18 47 18 48 0 67-27 67-57 0-23-12-36-17-41-14-13-31-17-48-21-24-4-53-9-53-34 0-15 11-32 48-32 46 0 48 38 50 51 0 3 3 3 4 3 6 0 6-1 6-9 0-15 0-28 0-42 0-7 0-11-4-11-3 0-4 0-9 5-1 2-6 6-7 7-17-12-34-12-40-12-51 0-68 29-68 52 0 15 7 26 19 36 13 10 25 13 55 19z"><text:p/></draw:path><draw:path draw:style-name="gr90" draw:text-style-name="P42" svg:width="0.0815in" svg:height="0.1161in" svg:x="1.874in" svg:y="0.2094in" svg:viewBox="0 0 208 296" svg:d="M60 133c0-44 0-89 0-133-20 1-40 2-60 4 0 4 0 8 0 13 29 0 32 3 32 24 0 84 0 168 0 252 4 0 8 0 11 0 0-1 4-7 16-27 6 10 24 30 55 30 49 0 94-40 94-94s-42-96-90-96c-33 0-51 20-58 27zM61 244c0-29 0-58 0-87 0-8 0-8 5-15 17-23 40-27 50-27 18 0 34 11 45 27 11 18 12 42 12 58s-1 41-13 60c-10 14-26 28-48 28-20 0-34-11-45-26-6-9-6-10-6-18z"><text:p/></draw:path><draw:path draw:style-name="gr91" draw:text-style-name="P42" svg:width="0.0638in" svg:height="0.0756in" svg:x="1.9709in" svg:y="0.25in" svg:viewBox="0 0 163 193" svg:d="M35 83c2-63 38-73 53-73 43 0 46 56 46 73-33 0-66 0-99 0zM35 91c39 0 78 0 117 0 10 0 11 0 11-8 0-42-23-83-75-83-50 0-88 43-88 96 0 56 44 97 92 97 52 0 71-47 71-54 0-5-3-6-6-6s-5 4-5 6c-15 45-52 45-57 45-21 0-39-14-48-29-12-21-12-48-12-64z"><text:p/></draw:path><draw:path draw:style-name="gr92" draw:text-style-name="P42" svg:width="0.0516in" svg:height="0.1035in" svg:x="2.0433in" svg:y="0.2217in" svg:viewBox="0 0 132 264" svg:d="M65 91c20 0 39 0 60 0 0-5 0-8 0-13-21 0-40 0-60 0 0-26 0-52 0-78-4 0-7 0-11 0 0 35-13 80-54 82 0 3 0 6 0 9 12 0 24 0 36 0 0 39 0 78 0 117 0 51 38 56 54 56 30 0 42-30 42-56 0-9 0-16 0-24-4 0-7 0-11 0 0 7 0 15 0 22 0 32-13 48-29 48-27 0-27-38-27-45 0-40 0-78 0-118z"><text:p/></draw:path><draw:path draw:style-name="gr93" draw:text-style-name="P42" svg:width="0.1134in" svg:height="0.0728in" svg:x="2.1028in" svg:y="0.2528in" svg:viewBox="0 0 289 186" svg:d="M253 40c9-21 22-27 36-27 0-5 0-8 0-13-9 1-21 1-31 1-12 0-31-1-38-1 0 5 0 8 0 13 14 0 24 9 24 21 0 2 0 3-3 8-13 36-25 72-38 108-15-40-28-78-42-118-1-4-1-6-1-8 0-11 15-11 24-11 0-5 0-8 0-13-12 0-34 1-44 1-13 0-25 0-37-1 0 5 0 8 0 13 16 0 22 1 27 6 2 3 6 16 9 24-12 34-24 69-36 102-13-37-27-75-41-113-1-4-1-6-1-8 0-11 16-11 24-11 0-5 0-8 0-13-12 0-36 1-45 1-2 0-24 0-40-1 0 5 0 8 0 13 22 0 26 1 31 15 18 50 36 99 54 150 1 6 3 8 9 8 4 0 6-2 8-8 14-40 28-80 42-119 14 39 29 80 43 120 3 5 3 7 9 7 4 0 7-4 8-7 17-47 32-93 49-139z"><text:p/></draw:path><draw:path draw:style-name="gr94" draw:text-style-name="P42" svg:width="0.0638in" svg:height="0.0756in" svg:x="2.2201in" svg:y="0.25in" svg:viewBox="0 0 163 193" svg:d="M35 83c2-63 38-73 53-73 43 0 48 56 48 73-34 0-68 0-101 0zM35 91c39 0 78 0 117 0 10 0 11 0 11-8 0-42-23-83-75-83-50 0-88 43-88 96 0 56 44 97 92 97 52 0 71-47 71-54 0-5-3-6-6-6s-5 4-5 6c-15 45-52 45-57 45-21 0-37-14-47-29-13-21-13-48-13-64z"><text:p/></draw:path><draw:path draw:style-name="gr95" draw:text-style-name="P42" svg:width="0.0638in" svg:height="0.0756in" svg:x="2.2937in" svg:y="0.25in" svg:viewBox="0 0 163 193" svg:d="M36 83c2-63 37-73 52-73 43 0 48 56 48 73-34 0-66 0-100 0zM35 91c39 0 78 0 117 0 10 0 11 0 11-8 0-42-23-83-75-83-50 0-88 43-88 96 0 56 44 97 92 97 52 0 71-47 71-54 0-5-3-6-6-6s-3 4-5 6c-14 45-52 45-57 45-21 0-37-14-47-29-13-21-13-48-13-64z"><text:p/></draw:path><draw:path draw:style-name="gr96" draw:text-style-name="P42" svg:width="0.0827in" svg:height="0.0732in" svg:x="2.3681in" svg:y="0.2508in" svg:viewBox="0 0 211 187" svg:d="M32 42c0 37 0 76 0 113 0 19-4 19-32 19 0 5 0 8 0 13 14-1 36-2 47-2s33 1 48 2c0-5 0-8 0-13-29 0-34 0-34-19 0-27 0-52 0-78 0-43 30-67 58-67 26 0 31 22 31 46 0 33 0 66 0 99 0 19-5 19-34 19 0 5 0 8 0 13 16-1 38-2 48-2 11 0 33 1 47 2 0-5 0-8 0-13-21 0-32 0-32-13 0-27 0-54 0-81 0-36 0-49-13-64-6-8-20-16-45-16-30 0-50 18-62 44 0-14 0-30 0-44-19 1-40 4-59 5 0 5 0 8 0 13 29 0 32 2 32 24z"><text:p/></draw:path><draw:path draw:style-name="gr97" draw:text-style-name="P42" svg:width="0.0516in" svg:height="0.1035in" svg:x="2.5335in" svg:y="0.2217in" svg:viewBox="0 0 132 264" svg:d="M65 91c20 0 39 0 60 0 0-5 0-8 0-13-21 0-40 0-60 0 0-26 0-52 0-78-4 0-7 0-11 0 0 35-13 80-54 82 0 3 0 6 0 9 12 0 23 0 35 0 0 39 0 78 0 117 0 51 39 56 55 56 30 0 42-30 42-56 0-9 0-16 0-24-4 0-7 0-11 0 0 7 0 15 0 22 0 32-13 48-29 48-27 0-27-38-27-45 0-40 0-78 0-118z"><text:p/></draw:path><draw:path draw:style-name="gr98" draw:text-style-name="P42" svg:width="0.0831in" svg:height="0.115in" svg:x="2.6004in" svg:y="0.2094in" svg:viewBox="0 0 212 293" svg:d="M32 260c0 20-4 20-32 20 0 4 0 8 0 13 14-1 36-3 48-3 11 0 32 2 47 3 0-5 0-9 0-13-29 0-33 0-33-20 0-26 0-51 0-78 0-43 29-67 57-67 26 0 31 23 31 47 0 32 0 66 0 98 0 20-5 20-32 20 0 4 0 8 0 13 14-1 36-3 46-3 11 0 34 2 48 3 0-5 0-9 0-13-22 0-32 0-33-14 0-26 0-54 0-80 0-36 0-49-13-65-6-7-20-15-45-15-35 0-54 25-61 42 0-50 0-99 0-148-20 1-40 2-60 4 0 4 0 8 0 13 29 0 32 3 32 24 0 73 0 146 0 219z"><text:p/></draw:path><draw:path draw:style-name="gr99" draw:text-style-name="P42" svg:width="0.0638in" svg:height="0.0756in" svg:x="2.6921in" svg:y="0.25in" svg:viewBox="0 0 163 193" svg:d="M35 83c2-63 38-73 53-73 43 0 46 56 46 73-33 0-66 0-99 0zM35 91c39 0 78 0 117 0 10 0 11 0 11-8 0-42-23-83-75-83-50 0-88 43-88 96 0 56 44 97 92 97 52 0 71-47 71-54 0-5-3-6-6-6s-5 4-5 6c-15 45-52 45-57 45-21 0-39-14-48-29-12-21-12-48-12-64z"><text:p/></draw:path><draw:path draw:style-name="gr100" draw:text-style-name="P42" svg:width="0.1291in" svg:height="0.0732in" svg:x="2.8417in" svg:y="0.2508in" svg:viewBox="0 0 329 187" svg:d="M32 42c0 37 0 76 0 113 0 19-4 19-32 19 0 5 0 8 0 13 14-1 36-2 47-2s33 1 48 2c0-5 0-8 0-13-29 0-34 0-34-19 0-27 0-52 0-78 0-43 30-67 58-67 26 0 31 22 31 46 0 33 0 66 0 99 0 19-5 19-34 19 0 5 0 8 0 13 16-1 38-2 48-2 11 0 33 1 47 2 0-5 0-8 0-13-27 0-32 0-32-19 0-27 0-52 0-78 0-43 30-67 56-67 28 0 31 22 31 46 0 33 0 66 0 99 0 19-3 19-32 19 0 5 0 8 0 13 14-1 36-2 48-2 11 0 32 1 47 2 0-5 0-8 0-13-22 0-33 0-33-13 0-27 0-54 0-81 0-36 0-49-13-64-6-8-20-16-44-16-36 0-54 25-61 42-6-37-38-42-57-42-30 0-50 18-62 44 0-14 0-30 0-44-19 1-40 4-59 5 0 5 0 8 0 13 29 0 32 2 32 24z"><text:p/></draw:path><draw:path draw:style-name="gr101" draw:text-style-name="P42" svg:width="0.0732in" svg:height="0.0756in" svg:x="2.9791in" svg:y="0.25in" svg:viewBox="0 0 187 193" svg:d="M187 98c0-54-42-98-93-98-53 0-94 46-94 98 0 56 44 95 94 95s93-41 93-95zM94 184c-18 0-36-10-48-29-11-18-11-45-11-59 0-17 0-40 11-59 10-19 31-27 48-27 18 0 34 9 46 27 11 18 12 42 12 59 0 14 0 37-9 56-10 18-28 32-49 32z"><text:p/></draw:path><draw:path draw:style-name="gr102" draw:text-style-name="P42" svg:width="0.0366in" svg:height="0.115in" svg:x="3.0634in" svg:y="0.2094in" svg:viewBox="0 0 94 293" svg:d="M60 0c-20 1-40 2-60 4 0 4 0 8 0 13 29 0 32 3 32 24 0 73 0 146 0 219 0 20-4 20-32 20 0 4 0 8 0 13 13-1 36-3 47-3 9 0 31 2 47 3 0-5 0-9 0-13-29 0-34 0-34-20 0-86 0-174 0-260z"><text:p/></draw:path><draw:path draw:style-name="gr103" draw:text-style-name="P42" svg:width="0.0638in" svg:height="0.0756in" svg:x="3.1083in" svg:y="0.25in" svg:viewBox="0 0 163 193" svg:d="M36 83c2-63 38-73 52-73 44 0 48 56 48 73-34 0-66 0-100 0zM36 91c40 0 78 0 118 0 8 0 9 0 9-8 0-42-23-83-75-83-48 0-88 43-88 96 0 56 44 97 94 97 51 0 69-47 69-54 0-5-2-6-5-6s-4 4-6 6c-14 45-52 45-56 45-22 0-38-14-48-29-12-21-12-48-12-64z"><text:p/></draw:path><draw:path draw:style-name="gr104" draw:text-style-name="P42" svg:width="0.063in" svg:height="0.0756in" svg:x="3.1835in" svg:y="0.25in" svg:viewBox="0 0 161 193" svg:d="M35 97c0-68 35-86 56-86 4 0 31 0 46 15-17 2-21 14-21 20 0 10 9 19 21 19 11 0 19-7 19-19 0-29-32-46-65-46-53 0-91 46-91 98 0 54 41 95 90 95 56 0 71-50 71-54 0-5-5-5-6-5-4 0-5 3-6 5-12 39-40 45-55 45-22 0-59-20-59-87z"><text:p/></draw:path><draw:path draw:style-name="gr105" draw:text-style-name="P42" svg:width="0.0831in" svg:height="0.0748in" svg:x="3.2567in" svg:y="0.2508in" svg:viewBox="0 0 212 191" svg:d="M151 154c0 12 0 25 0 37 21-1 41-3 61-4 0-5 0-8 0-13-30 0-32-4-32-24 0-50 0-100 0-150-20 1-42 4-62 5 0 5 0 8 0 13 28 0 32 2 32 24 0 25 0 49 0 74 0 38-20 66-50 66-36 0-38-20-38-42 0-46 0-93 0-140-20 1-42 4-62 5 0 5 0 8 0 13 34 0 34 1 34 38 0 22 0 42 0 64 0 32 0 71 63 71 24 0 42-11 54-37z"><text:p/></draw:path><draw:path draw:style-name="gr106" draw:text-style-name="P42" svg:width="0.0366in" svg:height="0.115in" svg:x="3.3492in" svg:y="0.2094in" svg:viewBox="0 0 94 293" svg:d="M60 0c-20 1-40 2-60 4 0 4 0 8 0 13 29 0 32 3 32 24 0 73 0 146 0 219 0 20-4 20-32 20 0 4 0 8 0 13 13-1 36-3 47-3s31 2 47 3c0-5 0-9 0-13-29 0-34 0-34-20 0-86 0-174 0-260z"><text:p/></draw:path><draw:path draw:style-name="gr107" draw:text-style-name="P42" svg:width="0.0638in" svg:height="0.0756in" svg:x="3.3945in" svg:y="0.25in" svg:viewBox="0 0 163 193" svg:d="M35 83c2-63 38-73 53-73 43 0 46 56 46 73-33 0-66 0-99 0zM35 91c39 0 78 0 117 0 10 0 11 0 11-8 0-42-23-83-75-83-50 0-88 43-88 96 0 56 44 97 92 97 52 0 71-47 71-54 0-5-3-6-6-6s-5 4-5 6c-15 45-52 45-57 45-22 0-39-14-48-29-12-21-12-48-12-64z"><text:p/></draw:path><draw:path draw:style-name="gr108" draw:text-style-name="P42" svg:width="0.0539in" svg:height="0.0756in" svg:x="3.4693in" svg:y="0.25in" svg:viewBox="0 0 138 193" svg:d="M73 107c10 2 45 8 45 39 0 22-16 39-48 39-36 0-51-24-59-60-1-6-1-7-6-7s-5 2-5 10c0 18 0 38 0 56 0 7 0 9 4 9 2 0 3 0 10-8 2 0 2-1 9-10 19 18 38 18 47 18 48 0 68-27 68-57 0-23-13-36-18-41-14-13-31-17-48-21-24-4-53-9-53-34 0-15 12-32 48-32 46 0 48 38 49 51 0 3 4 3 5 3 6 0 6-1 6-9 0-15 0-28 0-42 0-7 0-11-5-11-2 0-3 0-8 5-1 2-6 6-7 7-16-12-34-12-40-12-51 0-67 29-67 52 0 15 6 26 18 36 13 10 25 13 55 19z"><text:p/></draw:path><draw:path draw:style-name="gr109" draw:text-style-name="P42" svg:width="0.0744in" svg:height="0.0756in" svg:x="3.6114in" svg:y="0.25in" svg:viewBox="0 0 190 193" svg:d="M122 157c2 17 14 35 33 35 9 0 35-6 35-41 0-7 0-15 0-23-4 0-8 0-11 0 0 8 0 16 0 23 0 25-10 28-15 28-14 0-15-19-15-22 0-27 0-56 0-84 0-18 0-35-16-50-17-16-37-23-57-23-35 0-64 20-64 48 0 12 8 19 19 19 12 0 19-8 19-19 0-5-2-19-21-19 12-15 32-19 45-19 21 0 46 16 46 54 0 4 0 10 0 15-22 1-52 3-78 15-32 14-42 37-42 55 0 35 41 44 67 44 28 0 47-17 55-36zM120 88c0 14 0 27 0 42 0 40-31 55-50 55-21 0-38-16-38-36 0-24 18-59 88-61z"><text:p/></draw:path><draw:path draw:style-name="gr110" draw:text-style-name="P42" svg:width="0.0516in" svg:height="0.1035in" svg:x="3.6902in" svg:y="0.2217in" svg:viewBox="0 0 132 264" svg:d="M65 91c20 0 41 0 61 0 0-5 0-8 0-13-20 0-41 0-61 0 0-26 0-52 0-78-4 0-6 0-10 0-1 35-13 80-55 82 0 3 0 6 0 9 12 0 24 0 36 0 0 39 0 78 0 117 0 51 40 56 55 56 29 0 41-30 41-56 0-9 0-16 0-24-4 0-6 0-10 0 0 7 0 15 0 22 0 32-13 48-28 48-29 0-29-38-29-45 0-40 0-78 0-118z"><text:p/></draw:path><draw:path draw:style-name="gr111" draw:text-style-name="P42" svg:width="0.0516in" svg:height="0.1035in" svg:x="3.8295in" svg:y="0.2217in" svg:viewBox="0 0 132 264" svg:d="M65 91c20 0 41 0 61 0 0-5 0-8 0-13-20 0-41 0-61 0 0-26 0-52 0-78-4 0-6 0-10 0-1 35-13 80-55 82 0 3 0 6 0 9 12 0 24 0 36 0 0 39 0 78 0 117 0 51 40 56 55 56 29 0 41-30 41-56 0-9 0-16 0-24-4 0-6 0-10 0 0 7 0 15 0 22 0 32-13 48-28 48-29 0-29-38-29-45 0-40 0-78 0-118z"><text:p/></draw:path><draw:path draw:style-name="gr112" draw:text-style-name="P42" svg:width="0.0827in" svg:height="0.115in" svg:x="3.8969in" svg:y="0.2094in" svg:viewBox="0 0 211 293" svg:d="M32 260c0 20-4 20-32 20 0 4 0 8 0 13 14-1 36-3 47-3s33 2 48 3c0-5 0-9 0-13-29 0-34 0-34-20 0-26 0-51 0-78 0-43 30-67 58-67 26 0 31 23 31 47 0 32 0 66 0 98 0 20-5 20-34 20 0 4 0 8 0 13 16-1 36-3 48-3 11 0 33 2 47 3 0-5 0-9 0-13-21 0-32 0-32-14 0-26 0-54 0-80 0-36 0-49-13-65-6-7-20-15-45-15-35 0-54 25-61 42 0-50 0-99 0-148-20 1-40 2-60 4 0 4 0 8 0 13 29 0 32 3 32 24 0 73 0 146 0 219z"><text:p/></draw:path><draw:path draw:style-name="gr113" draw:text-style-name="P42" svg:width="0.0638in" svg:height="0.0756in" svg:x="3.9878in" svg:y="0.25in" svg:viewBox="0 0 163 193" svg:d="M36 83c2-63 38-73 53-73 43 0 47 56 47 73-34 0-66 0-100 0zM36 91c40 0 78 0 118 0 8 0 9 0 9-8 0-42-23-83-74-83-49 0-89 43-89 96 0 56 44 97 94 97 51 0 69-47 69-54 0-5-2-6-5-6s-4 4-6 6c-14 45-52 45-56 45-22 0-38-14-48-29-12-21-12-48-12-64z"><text:p/></draw:path><draw:path draw:style-name="gr114" draw:text-style-name="P42" svg:width="0.0366in" svg:height="0.115in" svg:x="4.1382in" svg:y="0.2094in" svg:viewBox="0 0 94 293" svg:d="M60 0c-20 1-40 2-60 4 0 4 0 8 0 13 29 0 32 3 32 24 0 73 0 146 0 219 0 20-4 20-32 20 0 4 0 8 0 13 13-1 36-3 47-3 9 0 31 2 47 3 0-5 0-9 0-13-29 0-34 0-34-20 0-86 0-174 0-260z"><text:p/></draw:path><draw:path draw:style-name="gr115" draw:text-style-name="P42" svg:width="0.0354in" svg:height="0.111in" svg:x="4.1839in" svg:y="0.213in" svg:viewBox="0 0 91 283" svg:d="M61 96c-19 1-39 4-59 5 0 5 0 8 0 13 28 0 32 2 32 23 0 38 0 75 0 114 0 19-5 19-34 19 0 5 0 8 0 13 14-1 37-2 47-2 14 0 30 1 44 2 0-5 0-8 0-13-29 0-30-2-30-19 0-52 0-103 0-155zM62 23c0-13-9-23-21-23-13 0-23 12-23 23 0 12 10 23 23 23 12 0 21-10 21-23z"><text:p/></draw:path><draw:path draw:style-name="gr116" draw:text-style-name="P42" svg:width="0.0819in" svg:height="0.1055in" svg:x="4.2303in" svg:y="0.2508in" svg:viewBox="0 0 209 269" svg:d="M146 161c0 25 0 50 0 75 0 20-4 20-33 20 0 4 0 8 0 13 14-1 37-1 48-1s32 0 48 1c0-5 0-9 0-13-29 0-34 0-34-20 0-79 0-157 0-236-3 0-6 0-9 0-5 13-11 25-16 38-6-12-23-38-56-38-50 0-94 41-94 96 0 53 41 95 90 95 30 0 47-18 56-30zM148 70c0 20 0 39 0 60 0 13-8 25-17 34-6 6-19 18-39 18-31 0-57-38-57-86 0-50 30-85 61-85 34 0 52 37 52 59z"><text:p/></draw:path><draw:path draw:style-name="gr117" draw:text-style-name="P42" svg:width="0.0831in" svg:height="0.0748in" svg:x="4.3177in" svg:y="0.2508in" svg:viewBox="0 0 212 191" svg:d="M151 154c0 12 0 25 0 37 21-1 41-3 61-4 0-5 0-8 0-13-30 0-33-4-33-24 0-50 0-100 0-150-21 1-41 4-61 5 0 5 0 8 0 13 28 0 32 2 32 24 0 25 0 49 0 74 0 38-20 66-50 66-36 0-38-20-38-42 0-46 0-93 0-140-20 1-42 4-62 5 0 5 0 8 0 13 32 0 32 1 32 38 0 22 0 42 0 64 0 32 0 71 65 71 24 0 42-11 54-37z"><text:p/></draw:path><draw:path draw:style-name="gr118" draw:text-style-name="P42" svg:width="0.035in" svg:height="0.111in" svg:x="4.4102in" svg:y="0.213in" svg:viewBox="0 0 90 283" svg:d="M60 96c-19 1-40 4-59 5 0 5 0 8 0 13 28 0 31 2 31 23 0 38 0 75 0 114 0 19-4 19-32 19 0 5 0 8 0 13 13-1 36-2 46-2 15 0 30 1 44 2 0-5 0-8 0-13-28 0-30-2-30-19 0-52 0-103 0-155zM62 23c0-13-10-23-22-23-14 0-23 12-23 23 0 12 9 23 23 23 12 0 22-10 22-23z"><text:p/></draw:path><draw:path draw:style-name="gr119" draw:text-style-name="P42" svg:width="0.0815in" svg:height="0.1161in" svg:x="4.4567in" svg:y="0.2094in" svg:viewBox="0 0 208 296" svg:d="M145 269c0 9 0 18 0 27 21-1 42-2 63-3 0-5 0-9 0-13-30 0-34-4-34-24 0-86 0-171 0-256-20 1-40 2-60 4 0 4 0 8 0 13 29 0 32 3 32 24 0 30 0 61 0 91-12-16-30-26-52-26-50 0-94 42-94 96s41 94 89 94c27 0 45-14 56-27zM145 156c0 29 0 58 0 86 0 8 0 9-5 16-12 20-31 30-49 30-19 0-35-11-44-28-11-16-12-40-12-58 0-16 0-41 13-60 8-12 24-27 47-27 15 0 32 6 45 25 5 8 5 9 5 16z"><text:p/></draw:path><draw:path draw:style-name="gr120" draw:text-style-name="P42" svg:width="0.0193in" svg:height="0.0492in" svg:x="4.5571in" svg:y="0.2094in" svg:viewBox="0 0 50 126" svg:d="M50 44c0-26-9-44-27-44-16 0-23 11-23 22 0 10 7 22 23 22 8 0 14-4 17-7l1-1c1 0 1 6 1 8 0 14-4 44-30 70-5 5-5 6-5 7 0 3 3 5 4 5 5 0 39-32 39-82z"><text:p/></draw:path><draw:path draw:style-name="gr121" draw:text-style-name="P42" svg:width="0.0539in" svg:height="0.0756in" svg:x="4.5945in" svg:y="0.25in" svg:viewBox="0 0 138 193" svg:d="M74 107c9 2 44 8 44 39 0 22-15 39-48 39-35 0-51-24-58-60-1-6-2-7-6-7-6 0-6 2-6 10 0 18 0 38 0 56 0 7 0 9 5 9 2 0 2 0 11-8 2-4 0-1 8-10 18 18 37 18 46 18 49 0 68-27 68-57 0-23-12-36-18-41-13-13-30-17-48-21-23-4-52-9-52-34 0-15 11-32 47-32 47 0 49 38 49 51 2 3 5 3 6 3 5 0 5-1 5-9 0-15 0-28 0-42 0-7 0-11-5-11-1 0-2 0-8 5-1 2-5 6-7 7-16-12-33-12-40-12-51 0-67 29-67 52 0 15 7 26 18 36 13 10 25 13 56 19z"><text:p/></draw:path><draw:path draw:style-name="gr122" draw:text-style-name="P42" svg:width="0.0539in" svg:height="0.0756in" svg:x="4.7354in" svg:y="0.25in" svg:viewBox="0 0 138 193" svg:d="M74 107c9 2 44 8 44 39 0 22-15 39-48 39-35 0-51-24-58-60-1-6-2-7-6-7-6 0-6 2-6 10 0 18 0 38 0 56 0 7 0 9 5 9 2 0 2 0 11-8 2-4 0-1 8-10 18 18 37 18 46 18 49 0 68-27 68-57 0-23-13-36-18-41-13-13-30-17-48-21-24-4-52-9-52-34 0-15 11-32 47-32 47 0 49 38 49 51 2 3 5 3 6 3 5 0 5-1 5-9 0-15 0-28 0-42 0-7 0-11-5-11-1 0-2 0-8 5-1 2-5 6-7 7-16-12-33-12-40-12-51 0-67 29-67 52 0 15 7 26 18 36 13 10 25 13 56 19z"><text:p/></draw:path><draw:path draw:style-name="gr123" draw:text-style-name="P42" svg:width="0.0831in" svg:height="0.0748in" svg:x="4.8004in" svg:y="0.2508in" svg:viewBox="0 0 212 191" svg:d="M152 154c0 12 0 25 0 37 21-1 40-3 60-4 0-5 0-8 0-13-28 0-32-4-32-24 0-50 0-100 0-150-20 1-42 4-62 5 0 5 0 8 0 13 30 0 32 2 32 24 0 25 0 49 0 74 0 38-19 66-50 66-36 0-38-20-38-42 0-46 0-93 0-140-20 1-42 4-62 5 0 5 0 8 0 13 34 0 34 1 34 38 0 22 0 42 0 64 0 32 0 71 63 71 24 0 42-11 55-37z"><text:p/></draw:path><draw:path draw:style-name="gr124" draw:text-style-name="P42" svg:width="0.0555in" svg:height="0.0732in" svg:x="4.8921in" svg:y="0.2508in" svg:viewBox="0 0 142 187" svg:d="M59 47c0-16 0-31 0-47-19 1-40 4-59 5 0 5 0 8 0 13 30 0 34 2 34 24 0 37 0 76 0 113 0 19-5 19-34 19 0 5 0 8 0 13 17-1 36-2 48-2 17 0 37 0 54 2 0-5 0-8 0-13-4 0-6 0-10 0-31 0-31-5-31-20 0-22 0-44 0-65 0-42 18-79 49-79 4 0 4 0 5 0-1 1-9 6-9 16 0 12 8 18 18 18 7 0 18-4 18-18s-14-26-32-26c-30 0-45 29-51 47z"><text:p/></draw:path><draw:path draw:style-name="gr125" draw:text-style-name="P42" svg:width="0.0531in" svg:height="0.1169in" svg:x="4.9583in" svg:y="0.2075in" svg:viewBox="0 0 136 298" svg:d="M59 115c0-17 0-32 0-49 0-37 20-58 39-58 2 0 8 0 14 4-5 1-12 7-12 18 0 10 6 18 18 18s18-8 18-19c0-16-16-29-38-29-30 0-66 22-66 67 0 16 0 33 0 48-10 0-21 0-32 0 0 5 0 9 0 13 11 0 22 0 32 0 0 46 0 92 0 137 0 19-4 19-32 19 0 5 0 9 0 14 17-2 36-3 48-3 17 0 37 0 54 3 0-5 0-9 0-14-4 0-6 0-10 0-31 0-31-4-31-20 0-46 0-90 0-136 16 0 33 0 48 0 0-4 0-8 0-13-17 0-33 0-50 0z"><text:p/></draw:path><draw:path draw:style-name="gr126" draw:text-style-name="P42" svg:width="0.0748in" svg:height="0.0756in" svg:x="5.0102in" svg:y="0.25in" svg:viewBox="0 0 191 193" svg:d="M122 157c3 17 14 35 34 35 8 0 35-6 35-41 0-7 0-15 0-23-4 0-7 0-11 0 0 8 0 16 0 23 0 25-11 28-16 28-13 0-15-19-15-22 0-27 0-56 0-84 0-18 0-35-15-50-16-16-38-23-58-23-34 0-64 20-64 48 0 12 8 19 19 19 12 0 21-8 21-19 0-5-3-19-22-19 11-15 31-19 46-19 20 0 44 16 44 54 0 4 0 10 0 15-22 1-52 3-78 15-31 14-42 37-42 55 0 35 41 44 67 44 29 0 48-17 55-36zM120 88c0 14 0 27 0 42 0 40-30 55-49 55-21 0-39-16-39-36 0-24 18-59 88-61z"><text:p/></draw:path><draw:path draw:style-name="gr127" draw:text-style-name="P42" svg:width="0.063in" svg:height="0.0756in" svg:x="5.0921in" svg:y="0.25in" svg:viewBox="0 0 161 193" svg:d="M35 97c0-68 35-86 57-86 4 0 30 0 45 15-17 2-19 14-19 20 0 10 7 19 19 19 11 0 19-7 19-19 0-29-32-46-65-46-53 0-91 46-91 98 0 54 42 95 91 95 57 0 70-50 70-54 0-5-5-5-6-5-4 0-5 3-5 5-12 39-40 45-55 45-23 0-60-20-60-87z"><text:p/></draw:path><draw:path draw:style-name="gr128" draw:text-style-name="P42" svg:width="0.0638in" svg:height="0.0756in" svg:x="5.165in" svg:y="0.25in" svg:viewBox="0 0 163 193" svg:d="M36 83c2-63 37-73 52-73 43 0 48 56 48 73-34 0-66 0-100 0zM35 91c39 0 78 0 117 0 10 0 11 0 11-8 0-42-23-83-75-83-50 0-88 43-88 96 0 56 44 97 92 97 52 0 71-47 71-54 0-5-3-6-5-6-4 0-4 4-6 6-14 45-52 45-56 45-22 0-38-14-48-29-13-21-13-48-13-64z"><text:p/></draw:path><draw:path draw:style-name="gr129" draw:text-style-name="P42" svg:width="0.0169in" svg:height="0.0177in" svg:x="5.2484in" svg:y="0.3067in" svg:viewBox="0 0 44 46" svg:d="M44 23c0-12-10-23-22-23-14 0-22 11-22 23s8 23 22 23c12 0 22-11 22-23z"><text:p/></draw:path><draw:path draw:style-name="gr130" draw:text-style-name="P42" svg:width="0.05in" svg:height="0.1134in" svg:x="5.4185in" svg:y="0.2102in" svg:viewBox="0 0 128 289" svg:d="M83 34c0-16 1-21 35-21 3 0 7 0 10 0 0-5 0-8 0-13-14 2-48 2-64 2s-50 0-64-2c0 5 0 8 0 13 4 0 7 0 11 0 33 0 35 5 35 21 0 74 0 147 0 222 0 15-2 20-35 20-4 0-7 0-11 0 0 5 0 8 0 13 14-2 48-2 64-2s50 0 64 2c0-5 0-8 0-13-3 0-7 0-10 0-34 0-35-5-35-20 0-75 0-148 0-222z"><text:p/></draw:path><draw:path draw:style-name="gr131" draw:text-style-name="P42" svg:width="0.0516in" svg:height="0.1035in" svg:x="5.4768in" svg:y="0.2217in" svg:viewBox="0 0 132 264" svg:d="M66 91c20 0 40 0 60 0 0-5 0-8 0-13-20 0-40 0-60 0 0-26 0-52 0-78-4 0-7 0-11 0-1 35-13 80-55 82 0 3 0 6 0 9 12 0 24 0 36 0 0 39 0 78 0 117 0 51 40 56 55 56 30 0 41-30 41-56 0-9 0-16 0-24-4 0-6 0-10 0 0 7 0 15 0 22 0 32-13 48-28 48-28 0-28-38-28-45 0-40 0-78 0-118z"><text:p/></draw:path><draw:path draw:style-name="gr132" draw:text-style-name="P42" svg:width="0.0354in" svg:height="0.111in" svg:x="5.6189in" svg:y="0.213in" svg:viewBox="0 0 91 283" svg:d="M61 96c-19 1-39 4-59 5 0 5 0 8 0 13 28 0 32 2 32 23 0 38 0 75 0 114 0 19-5 19-34 19 0 5 0 8 0 13 14-1 37-2 47-2 14 0 30 1 44 2 0-5 0-8 0-13-29 0-30-2-30-19 0-52 0-103 0-155zM62 23c0-13-9-23-21-23-13 0-23 12-23 23 0 12 10 23 23 23 12 0 21-10 21-23z"><text:p/></draw:path><draw:path draw:style-name="gr133" draw:text-style-name="P42" svg:width="0.0539in" svg:height="0.0756in" svg:x="5.665in" svg:y="0.25in" svg:viewBox="0 0 138 193" svg:d="M73 107c10 2 45 8 45 39 0 22-15 39-48 39-35 0-51-24-59-60-1-6-1-7-5-7-6 0-6 2-6 10 0 18 0 38 0 56 0 7 0 9 5 9 2 0 2 0 11-8 2-4 0-1 8-10 18 18 37 18 46 18 49 0 68-27 68-57 0-23-13-36-18-41-13-13-30-17-48-21-24-4-52-9-52-34 0-15 11-32 47-32 47 0 49 38 49 51 2 3 5 3 6 3 5 0 5-1 5-9 0-15 0-28 0-42 0-7 0-11-5-11-2 0-2 0-8 5-1 2-5 6-7 7-16-12-34-12-40-12-51 0-67 29-67 52 0 15 7 26 18 36 13 10 25 13 55 19z"><text:p/></draw:path><draw:path draw:style-name="gr134" draw:text-style-name="P42" svg:width="0.0516in" svg:height="0.1035in" svg:x="0.0004in" svg:y="0.4213in" svg:viewBox="0 0 132 264" svg:d="M65 91c20 0 41 0 61 0 0-5 0-8 0-13-20 0-41 0-61 0 0-26 0-52 0-78-4 0-6 0-10 0-1 35-13 80-55 82 0 3 0 6 0 9 12 0 24 0 36 0 0 39 0 78 0 117 0 51 40 56 54 56 30 0 42-30 42-56 0-9 0-16 0-24-4 0-7 0-11 0 0 7 0 15 0 22 0 32-12 47-27 47-29 0-29-38-29-45 0-39 0-78 0-117z"><text:p/></draw:path><draw:path draw:style-name="gr135" draw:text-style-name="P42" svg:width="0.0831in" svg:height="0.115in" svg:x="0.0669in" svg:y="0.4079in" svg:viewBox="0 0 212 293" svg:d="M34 262c0 18-5 18-34 18 0 4 0 8 0 13 16 0 37-1 48-1s34 1 48 1c0-5 0-9 0-13-29 0-34 0-34-18 0-27 0-52 0-78 0-45 30-68 58-68 26 0 31 23 31 47 0 33 0 66 0 99 0 18-5 18-33 18 0 4 0 8 0 13 14 0 36-1 48-1 10 0 32 1 46 1 0-5 0-9 0-13-21 0-32 0-32-12 0-27 0-54 0-81 0-37 0-49-13-65-6-7-21-15-45-15-34 0-54 25-61 41 0-50 0-99 0-148-20 1-41 4-61 5 0 5 0 8 0 13 30 0 34 4 34 24 0 73 0 146 0 220z"><text:p/></draw:path><draw:path draw:style-name="gr136" draw:text-style-name="P42" svg:width="0.0638in" svg:height="0.0756in" svg:x="0.1587in" svg:y="0.4488in" svg:viewBox="0 0 163 193" svg:d="M36 83c2-64 37-73 52-73 44 0 48 56 48 73-34 0-66 0-100 0zM35 91c39 0 79 0 119 0 8 0 9 0 9-8 0-42-23-83-75-83-48 0-88 43-88 96 0 56 44 97 94 97s69-47 69-55c0-4-3-5-5-5-3 0-4 3-6 6-14 43-52 43-56 43-22 0-38-12-48-27-13-21-13-48-13-64z"><text:p/></draw:path><draw:path draw:style-name="gr137" draw:text-style-name="P42" svg:width="0.0531in" svg:height="0.1169in" svg:x="0.3094in" svg:y="0.4063in" svg:viewBox="0 0 136 298" svg:d="M59 116c0-16 0-32 0-49 0-37 20-57 39-57 2 0 8 0 14 3-5 1-12 7-12 17 0 11 6 19 18 19s18-8 18-19c0-16-16-30-38-30-30 0-66 23-66 67 0 17 0 33 0 49-10 0-21 0-32 0 0 5 0 9 0 14 11 0 22 0 32 0 0 45 0 91 0 136 0 18-4 18-32 18 0 5 0 9 0 14 17 0 36-2 48-2 17 0 37 0 54 2 0-5 0-9 0-14-4 0-6 0-10 0-31 0-31-4-31-19 0-45 0-90 0-135 16 0 33 0 48 0 0-5 0-9 0-14-17 0-33 0-50 0z"><text:p/></draw:path><draw:path draw:style-name="gr138" draw:text-style-name="P42" svg:width="0.0732in" svg:height="0.0756in" svg:x="0.3591in" svg:y="0.4488in" svg:viewBox="0 0 187 193" svg:d="M187 98c0-54-42-98-93-98-53 0-94 46-94 98 0 54 44 95 94 95s93-41 93-95zM94 182c-18 0-36-8-48-27-11-19-11-45-11-60 0-16 0-39 11-58 10-19 31-27 48-27 18 0 36 8 48 26 10 18 10 43 10 59 0 15 0 38-9 56-10 19-28 31-49 31z"><text:p/></draw:path><draw:path draw:style-name="gr139" draw:text-style-name="P42" svg:width="0.0555in" svg:height="0.0728in" svg:x="0.4421in" svg:y="0.4504in" svg:viewBox="0 0 142 186" svg:d="M59 47c0-16 0-31 0-47-19 1-40 4-59 5 0 5 0 8 0 13 30 0 32 2 32 23 0 38 0 75 0 114 0 18-4 18-32 18 0 5 0 8 0 13 17 0 36-1 48-1 17 0 37 0 54 1 0-5 0-8 0-13-4 0-6 0-10 0-31 0-31-5-31-19 0-22 0-44 0-65 0-42 17-79 49-79 3 0 4 0 5 0-1 0-9 6-9 16 0 12 8 18 18 18 7 0 18-6 18-19 0-14-14-25-32-25-31 0-45 28-51 47z"><text:p/></draw:path><draw:path draw:style-name="gr140" draw:text-style-name="P42" svg:width="0.063in" svg:height="0.0756in" svg:x="0.5083in" svg:y="0.4488in" svg:viewBox="0 0 161 193" svg:d="M35 97c0-69 35-86 56-86 4 0 31 0 46 15-18 2-21 14-21 20 0 10 9 19 21 19 11 0 19-7 19-21 0-27-32-44-65-44-53 0-91 46-91 97 0 54 41 96 90 96 56 0 71-51 71-55 0-5-5-4-6-4-4 0-5 2-6 4-12 40-40 44-55 44-22 0-59-18-59-85z"><text:p/></draw:path><draw:path draw:style-name="gr141" draw:text-style-name="P42" svg:width="0.0638in" svg:height="0.0756in" svg:x="0.5811in" svg:y="0.4488in" svg:viewBox="0 0 163 193" svg:d="M35 83c2-64 38-73 53-73 43 0 48 56 48 73-34 0-68 0-101 0zM35 91c39 0 78 0 117 0 10 0 11 0 11-8 0-42-23-83-75-83-50 0-88 43-88 96 0 56 44 97 92 97 52 0 71-47 71-55 0-4-3-5-6-5s-5 3-5 6c-15 43-52 43-57 43-21 0-37-12-48-27-12-21-12-48-12-64z"><text:p/></draw:path><draw:path draw:style-name="gr142" draw:text-style-name="P42" svg:width="0.0819in" svg:height="0.1051in" svg:x="0.7303in" svg:y="0.4504in" svg:viewBox="0 0 209 268" svg:d="M61 28c0-10 0-18 0-28-20 1-41 4-61 5 0 5 0 8 0 13 30 0 34 2 34 20 0 66 0 132 0 198 0 20-5 20-34 20 0 3 0 8 0 12 14 0 36-2 48-2 11 0 32 2 47 2 0-4 0-9 0-12-28 0-33 0-33-20 0-24 0-46 0-70 0-2 0-3 0-4 3 6 20 29 52 29 50 0 95-41 95-96 0-53-42-95-89-95-32 0-50 18-59 28zM62 138c0-31 0-62 0-94 12-21 33-33 54-33 32 0 57 37 57 84 0 51-29 86-60 86-17 0-34-8-45-25-6-8-6-10-6-18z"><text:p/></draw:path><draw:path draw:style-name="gr143" draw:text-style-name="P42" svg:width="0.0638in" svg:height="0.0756in" svg:x="0.8272in" svg:y="0.4488in" svg:viewBox="0 0 163 193" svg:d="M36 83c2-64 37-73 52-73 44 0 48 56 48 73-34 0-66 0-100 0zM35 91c39 0 78 0 117 0 10 0 11 0 11-8 0-42-23-83-75-83-48 0-88 43-88 96 0 56 44 97 94 97s69-47 69-55c0-4-3-5-5-5-3 0-4 3-6 6-14 43-52 43-56 43-22 0-38-12-48-27-13-21-13-48-13-64z"><text:p/></draw:path><draw:path draw:style-name="gr144" draw:text-style-name="P42" svg:width="0.0559in" svg:height="0.0728in" svg:x="0.9008in" svg:y="0.4504in" svg:viewBox="0 0 143 186" svg:d="M59 47c0-16 0-31 0-47-19 1-40 4-59 5 0 5 0 8 0 13 30 0 34 2 34 23 0 38 0 75 0 114 0 18-5 18-34 18 0 5 0 8 0 13 17 0 37-1 49-1 17 0 36 0 53 1 0-5 0-8 0-13-2 0-6 0-8 0-32 0-33-5-33-19 0-22 0-44 0-65 0-42 18-79 51-79 2 0 2 0 3 0-1 0-9 6-9 16 0 12 9 18 18 18 8 0 19-6 19-19 0-14-13-25-31-25-32 0-47 28-53 47z"><text:p/></draw:path><draw:path draw:style-name="gr145" draw:text-style-name="P42" svg:width="0.0831in" svg:height="0.0748in" svg:x="1.0425in" svg:y="0.4504in" svg:viewBox="0 0 212 191" svg:d="M151 152c0 14 0 26 0 39 21-1 41-4 61-5 0-5 0-8 0-13-30 0-33-3-33-23 0-50 0-100 0-150-21 1-41 4-61 5 0 5 0 8 0 13 28 0 32 2 32 23 0 25 0 50 0 75 0 36-20 65-52 65-34 0-37-19-37-41 0-46 0-93 0-140-20 1-41 4-61 5 0 5 0 8 0 13 32 0 32 1 32 38 0 22 0 42 0 64 0 32 0 71 65 71 23 0 42-12 54-39z"><text:p/></draw:path><draw:path draw:style-name="gr146" draw:text-style-name="P42" svg:width="0.0831in" svg:height="0.0728in" svg:x="1.1346in" svg:y="0.4504in" svg:viewBox="0 0 212 186" svg:d="M32 41c0 38 0 75 0 114 0 18-3 18-32 18 0 5 0 8 0 13 14 0 36-1 48-1 11 0 32 1 47 1 0-5 0-8 0-13-28 0-33 0-33-18 0-27 0-52 0-78 0-45 30-67 57-67 26 0 31 22 31 46 0 33 0 66 0 99 0 18-5 18-32 18 0 5 0 8 0 13 14 0 36-1 46-1 12 0 34 1 48 1 0-5 0-8 0-13-21 0-32 0-33-12 0-27 0-54 0-81 0-37 0-49-12-64-6-8-21-16-45-16-31 0-51 18-62 44 0-14 0-30 0-44-20 1-40 4-60 5 0 5 0 8 0 13 30 0 32 2 32 23z"><text:p/></draw:path><draw:path draw:style-name="gr147" draw:text-style-name="P42" svg:width="0.035in" svg:height="0.1106in" svg:x="1.2272in" svg:y="0.4126in" svg:viewBox="0 0 90 282" svg:d="M60 96c-19 1-40 4-59 5 0 5 0 8 0 13 28 0 31 2 31 23 0 38 0 75 0 114 0 18-4 18-32 18 0 5 0 8 0 13 13 0 36-1 46-1 15 0 30 1 44 1 0-5 0-8 0-13-28 0-30-1-30-18 0-52 0-103 0-155zM62 23c0-13-10-23-22-23-14 0-23 12-23 23s9 21 23 21c12 0 22-8 22-21z"><text:p/></draw:path><draw:path draw:style-name="gr148" draw:text-style-name="P42" svg:width="0.0516in" svg:height="0.1035in" svg:x="1.2709in" svg:y="0.4213in" svg:viewBox="0 0 132 264" svg:d="M65 91c20 0 41 0 61 0 0-5 0-8 0-13-20 0-41 0-61 0 0-26 0-52 0-78-4 0-6 0-10 0-1 35-13 80-55 82 0 3 0 6 0 9 12 0 24 0 36 0 0 39 0 78 0 117 0 51 40 56 55 56 30 0 41-30 41-56 0-9 0-16 0-24-4 0-6 0-10 0 0 7 0 15 0 22 0 32-13 47-28 47-29 0-29-38-29-45 0-39 0-78 0-117z"><text:p/></draw:path><draw:path draw:style-name="gr149" draw:text-style-name="P42" svg:width="0.0366in" svg:height="0.115in" svg:x="1.4134in" svg:y="0.4079in" svg:viewBox="0 0 94 293" svg:d="M61 0c-20 1-41 4-61 5 0 5 0 8 0 13 30 0 34 4 34 24 0 73 0 146 0 220 0 18-5 18-34 18 0 4 0 8 0 13 14 0 36-1 47-1s31 1 47 1c0-5 0-9 0-13-28 0-33 0-33-18 0-88 0-174 0-262z"><text:p/></draw:path><draw:path draw:style-name="gr150" draw:text-style-name="P42" svg:width="0.0638in" svg:height="0.0756in" svg:x="1.4587in" svg:y="0.4488in" svg:viewBox="0 0 163 193" svg:d="M36 83c2-64 37-73 52-73 43 0 48 56 48 73-34 0-66 0-100 0zM35 91c39 0 78 0 117 0 10 0 11 0 11-8 0-42-23-83-75-83-50 0-88 43-88 96 0 56 44 97 92 97 52 0 71-47 71-55 0-4-3-5-5-5-4 0-4 3-6 6-14 43-52 43-56 43-22 0-38-12-48-27-13-21-13-48-13-64z"><text:p/></draw:path><draw:path draw:style-name="gr151" draw:text-style-name="P42" svg:width="0.0831in" svg:height="0.0728in" svg:x="1.5335in" svg:y="0.4504in" svg:viewBox="0 0 212 186" svg:d="M32 41c0 38 0 75 0 114 0 18-4 18-32 18 0 5 0 8 0 13 14 0 36-1 47-1 12 0 33 1 48 1 0-5 0-8 0-13-29 0-34 0-34-18 0-27 0-52 0-78 0-45 30-67 58-67 26 0 31 22 31 46 0 33 0 66 0 99 0 18-5 18-34 18 0 5 0 8 0 13 16 0 38-1 48-1 11 0 34 1 48 1 0-5 0-8 0-13-22 0-33 0-33-12 0-27 0-54 0-81 0-37 0-49-13-64-6-8-20-16-45-16-30 0-50 18-62 44 0-14 0-30 0-44-19 1-40 4-59 5 0 5 0 8 0 13 29 0 32 2 32 23z"><text:p/></draw:path><draw:path draw:style-name="gr152" draw:text-style-name="P42" svg:width="0.0752in" svg:height="0.1091in" svg:x="1.6252in" svg:y="0.4484in" svg:viewBox="0 0 192 278" svg:d="M82 119c-38 0-38-42-38-52 0-12 2-25 8-36 3-5 13-17 30-17 36 0 36 42 36 52 0 12 0 25-6 36-4 5-14 17-30 17zM32 136c0-3 0-12 8-21 16 12 33 13 42 13 38 0 68-28 68-61 0-15-7-31-18-42 16-13 31-15 38-15 2 0 3 0 4 0-4 2-6 6-6 12 0 7 5 12 12 12 4 0 12-4 12-14 0-7-5-20-22-20-8 0-26 2-44 20-18-14-36-15-44-15-40 0-69 29-69 61 0 19 10 35 19 43-4 7-13 21-13 36 0 12 6 29 19 37-25 8-38 26-38 42 0 30 41 54 92 54s94-21 94-55c0-14-6-36-28-48-21-12-46-12-72-12-10 0-28 0-31 0-14-1-23-14-23-27zM94 269c-44 0-72-22-72-45 0-19 15-34 34-36 9 0 16 0 24 0 38 0 84 0 84 36 0 23-30 45-70 45z"><text:p/></draw:path><draw:path draw:style-name="gr153" draw:text-style-name="P42" svg:width="0.0516in" svg:height="0.1035in" svg:x="1.7063in" svg:y="0.4213in" svg:viewBox="0 0 132 264" svg:d="M65 91c20 0 41 0 61 0 0-5 0-8 0-13-20 0-41 0-61 0 0-26 0-52 0-78-4 0-7 0-11 0 0 35-12 80-54 82 0 3 0 6 0 9 12 0 24 0 36 0 0 39 0 78 0 117 0 51 40 56 54 56 30 0 42-30 42-56 0-9 0-16 0-24-4 0-7 0-11 0 0 7 0 15 0 22 0 32-12 47-27 47-29 0-29-38-29-45 0-39 0-78 0-117z"><text:p/></draw:path><draw:path draw:style-name="gr154" draw:text-style-name="P42" svg:width="0.0831in" svg:height="0.115in" svg:x="1.7728in" svg:y="0.4079in" svg:viewBox="0 0 212 293" svg:d="M34 262c0 18-5 18-34 18 0 4 0 8 0 13 16 0 37-1 48-1s32 1 47 1c0-5 0-9 0-13-28 0-33 0-33-18 0-27 0-52 0-78 0-45 30-68 57-68s31 23 31 47c0 33 0 66 0 99 0 18-4 18-32 18 0 4 0 8 0 13 14 0 36-1 48-1 10 0 32 1 46 1 0-5 0-9 0-13-21 0-32 0-32-12 0-27 0-54 0-81 0-37 0-49-13-65-6-7-21-15-45-15-36 0-54 25-61 41 0-50 0-99 0-148-20 1-41 4-61 5 0 5 0 8 0 13 30 0 34 4 34 24 0 73 0 146 0 220z"><text:p/></draw:path><draw:path draw:style-name="gr155" draw:text-style-name="P42" svg:width="0.0516in" svg:height="0.1035in" svg:x="1.939in" svg:y="0.4213in" svg:viewBox="0 0 132 264" svg:d="M65 91c20 0 41 0 61 0 0-5 0-8 0-13-20 0-41 0-61 0 0-26 0-52 0-78-4 0-6 0-10 0-1 35-13 80-55 82 0 3 0 6 0 9 12 0 24 0 36 0 0 39 0 78 0 117 0 51 40 56 55 56 30 0 41-30 41-56 0-9 0-16 0-24-4 0-6 0-10 0 0 7 0 15 0 22 0 32-13 47-28 47-29 0-29-38-29-45 0-39 0-78 0-117z"><text:p/></draw:path><draw:path draw:style-name="gr156" draw:text-style-name="P42" svg:width="0.0827in" svg:height="0.115in" svg:x="2.0059in" svg:y="0.4079in" svg:viewBox="0 0 211 293" svg:d="M32 262c0 18-4 18-32 18 0 4 0 8 0 13 14 0 36-1 47-1s33 1 48 1c0-5 0-9 0-13-29 0-34 0-34-18 0-27 0-52 0-78 0-45 30-68 58-68 26 0 31 23 31 47 0 33 0 66 0 99 0 18-5 18-34 18 0 4 0 8 0 13 16 0 38-1 48-1 11 0 33 1 47 1 0-5 0-9 0-13-21 0-32 0-32-12 0-27 0-54 0-81 0-37 0-49-13-65-6-7-20-15-45-15-35 0-54 25-61 41 0-50 0-99 0-148-20 1-40 4-60 5 0 5 0 8 0 13 29 0 32 4 32 24 0 73 0 146 0 220z"><text:p/></draw:path><draw:path draw:style-name="gr157" draw:text-style-name="P42" svg:width="0.0748in" svg:height="0.0756in" svg:x="2.0996in" svg:y="0.4488in" svg:viewBox="0 0 191 193" svg:d="M124 157c1 17 13 34 32 34 8 0 35-6 35-40 0-8 0-15 0-24-4 0-7 0-11 0 0 9 0 16 0 24 0 24-11 27-16 27-13 0-15-18-15-21 0-27 0-56 0-84 0-18 0-35-15-50-16-17-38-23-57-23-35 0-64 19-64 48 0 12 9 19 19 19 12 0 20-8 20-19 0-5-3-19-22-19 11-16 32-19 46-19 20 0 44 15 44 54 0 4 0 10 0 15-22 1-50 3-78 15-31 14-42 36-42 55 0 33 41 44 68 44 28 0 47-17 56-36zM120 88c0 14 0 27 0 42 0 39-30 54-49 54-21 0-39-15-39-35 0-24 18-59 88-61z"><text:p/></draw:path><draw:path draw:style-name="gr158" draw:text-style-name="P42" svg:width="0.0516in" svg:height="0.1035in" svg:x="2.1787in" svg:y="0.4213in" svg:viewBox="0 0 132 264" svg:d="M65 91c20 0 39 0 60 0 0-5 0-8 0-13-21 0-40 0-60 0 0-26 0-52 0-78-4 0-7 0-11 0 0 35-13 80-54 82 0 3 0 6 0 9 12 0 24 0 36 0 0 39 0 78 0 117 0 51 40 56 54 56 30 0 42-30 42-56 0-9 0-16 0-24-4 0-7 0-11 0 0 7 0 15 0 22 0 32-12 47-27 47-29 0-29-38-29-45 0-39 0-78 0-117z"><text:p/></draw:path><draw:path draw:style-name="gr159" draw:text-style-name="P42" svg:width="0.0748in" svg:height="0.0756in" svg:x="2.3228in" svg:y="0.4488in" svg:viewBox="0 0 191 193" svg:d="M122 157c3 17 14 34 34 34 8 0 35-6 35-40 0-8 0-15 0-24-4 0-7 0-11 0 0 9 0 16 0 24 0 24-11 27-16 27-13 0-15-18-15-21 0-27 0-56 0-84 0-18 0-35-16-50-15-17-37-23-57-23-35 0-64 19-64 48 0 12 8 19 19 19 12 0 21-8 21-19 0-5-3-19-22-19 11-16 31-19 46-19 20 0 44 15 44 54 0 4 0 10 0 15-22 1-52 3-78 15-31 14-42 36-42 55 0 33 41 44 67 44 28 0 48-17 55-36zM120 88c0 14 0 27 0 42 0 39-30 54-49 54-21 0-39-15-39-35 0-24 18-59 88-61z"><text:p/></draw:path><draw:path draw:style-name="gr160" draw:text-style-name="P42" svg:width="0.063in" svg:height="0.0756in" svg:x="2.4047in" svg:y="0.4488in" svg:viewBox="0 0 161 193" svg:d="M35 97c0-69 35-86 57-86 4 0 30 0 45 15-17 2-19 14-19 20 0 10 7 19 19 19 11 0 19-7 19-21 0-27-32-44-65-44-53 0-91 46-91 97 0 54 42 96 91 96 57 0 70-51 70-55 0-5-5-4-6-4-4 0-5 2-5 4-12 40-40 44-55 44-23 0-60-18-60-85z"><text:p/></draw:path><draw:path draw:style-name="gr161" draw:text-style-name="P42" svg:width="0.0516in" svg:height="0.1035in" svg:x="2.476in" svg:y="0.4213in" svg:viewBox="0 0 132 264" svg:d="M65 91c20 0 39 0 60 0 0-5 0-8 0-13-21 0-40 0-60 0 0-26 0-52 0-78-4 0-7 0-11 0 0 35-13 80-54 82 0 3 0 6 0 9 12 0 24 0 36 0 0 39 0 78 0 117 0 51 38 56 54 56 30 0 42-30 42-56 0-9 0-16 0-24-4 0-7 0-11 0 0 7 0 15 0 22 0 32-12 47-27 47-29 0-29-38-29-45 0-39 0-78 0-117z"><text:p/></draw:path><draw:path draw:style-name="gr162" draw:text-style-name="P42" svg:width="0.0539in" svg:height="0.0756in" svg:x="2.5425in" svg:y="0.4488in" svg:viewBox="0 0 138 193" svg:d="M74 107c10 1 45 8 45 38 0 22-16 39-48 39-36 0-51-24-59-60-1-5-1-6-6-6-6 0-6 2-6 9 0 19 0 37 0 57 0 7 0 9 5 9 2 0 2 0 11-8 1-1 1-1 8-10 19 18 37 18 47 18 48 0 67-27 67-59 0-21-12-34-17-39-14-13-31-17-48-21-24-4-53-9-53-34 0-15 11-33 48-33 46 0 48 39 50 52 0 3 3 3 4 3 6 0 6-2 6-9 0-15 0-29 0-43 0-8 0-10-4-10-3 0-4 0-9 5-1 1-6 6-7 7-17-12-34-12-40-12-51 0-68 28-68 52 0 14 7 26 19 36 13 10 25 13 55 19z"><text:p/></draw:path><draw:path draw:style-name="gr163" draw:text-style-name="P42" svg:width="0.0728in" svg:height="0.0756in" svg:x="2.6835in" svg:y="0.4488in" svg:viewBox="0 0 186 193" svg:d="M186 98c0-54-42-98-92-98-53 0-94 46-94 98 0 54 43 95 92 95 52 0 94-41 94-95zM94 182c-18 0-38-8-48-27-11-19-11-45-11-60 0-16 0-39 9-58 12-19 32-27 48-27 20 0 38 8 48 26 11 18 11 43 11 59 0 15 0 38-9 56-9 19-28 31-48 31z"><text:p/></draw:path><draw:path draw:style-name="gr164" draw:text-style-name="P42" svg:width="0.0831in" svg:height="0.0728in" svg:x="2.7669in" svg:y="0.4504in" svg:viewBox="0 0 212 186" svg:d="M32 41c0 38 0 75 0 114 0 18-4 18-32 18 0 5 0 8 0 13 14 0 36-1 47-1 12 0 33 1 48 1 0-5 0-8 0-13-29 0-34 0-34-18 0-27 0-52 0-78 0-45 30-67 58-67 26 0 31 22 31 46 0 33 0 66 0 99 0 18-5 18-34 18 0 5 0 8 0 13 16 0 38-1 48-1 11 0 34 1 48 1 0-5 0-8 0-13-22 0-33 0-33-12 0-27 0-54 0-81 0-37 0-49-13-64-6-8-20-16-45-16-30 0-50 18-62 44 0-14 0-30 0-44-19 1-40 4-59 5 0 5 0 8 0 13 29 0 32 2 32 23z"><text:p/></draw:path><draw:path draw:style-name="gr165" draw:text-style-name="P42" svg:width="0.0516in" svg:height="0.1035in" svg:x="2.9331in" svg:y="0.4213in" svg:viewBox="0 0 132 264" svg:d="M65 91c20 0 39 0 60 0 0-5 0-8 0-13-21 0-40 0-60 0 0-26 0-52 0-78-4 0-7 0-11 0 0 35-13 80-54 82 0 3 0 6 0 9 12 0 24 0 36 0 0 39 0 78 0 117 0 51 38 56 54 56 30 0 42-30 42-56 0-9 0-16 0-24-4 0-7 0-11 0 0 7 0 15 0 22 0 32-13 47-29 47-27 0-27-38-27-45 0-39 0-78 0-117z"><text:p/></draw:path><draw:path draw:style-name="gr166" draw:text-style-name="P42" svg:width="0.0831in" svg:height="0.115in" svg:x="2.9996in" svg:y="0.4079in" svg:viewBox="0 0 212 293" svg:d="M32 262c0 18-3 18-32 18 0 4 0 8 0 13 14 0 36-1 48-1 11 0 32 1 47 1 0-5 0-9 0-13-28 0-33 0-33-18 0-27 0-52 0-78 0-45 30-68 57-68 26 0 31 23 31 47 0 33 0 66 0 99 0 18-5 18-32 18 0 4 0 8 0 13 14 0 36-1 46-1 12 0 34 1 48 1 0-5 0-9 0-13-21 0-32 0-33-12 0-27 0-54 0-81 0-37 0-49-13-65-5-7-20-15-44-15-36 0-54 25-61 41 0-50 0-99 0-148-20 1-41 4-61 5 0 5 0 8 0 13 30 0 32 4 32 24 0 73 0 146 0 220z"><text:p/></draw:path><draw:path draw:style-name="gr167" draw:text-style-name="P42" svg:width="0.0638in" svg:height="0.0756in" svg:x="3.0913in" svg:y="0.4488in" svg:viewBox="0 0 163 193" svg:d="M35 83c2-64 38-73 53-73 43 0 48 56 48 73-34 0-68 0-101 0zM35 91c39 0 78 0 117 0 10 0 11 0 11-8 0-42-23-83-75-83-50 0-88 43-88 96 0 56 44 97 92 97 52 0 71-47 71-55 0-4-3-5-6-5s-5 3-5 6c-15 43-52 43-57 43-21 0-37-12-47-27-13-21-13-48-13-64z"><text:p/></draw:path><draw:path draw:style-name="gr168" draw:text-style-name="P42" svg:width="0.0819in" svg:height="0.1169in" svg:x="3.2406in" svg:y="0.4079in" svg:viewBox="0 0 209 298" svg:d="M61 134c0-44 0-90 0-134-20 1-41 4-61 5 0 5 0 8 0 13 30 0 34 4 34 24 0 84 0 167 0 251 3 0 7 0 10 0 5-9 4-6 15-27 6 11 24 32 55 32 50 0 95-41 95-96 0-53-42-95-90-95-33 0-51 19-58 27zM62 245c0-29 0-58 0-87 0-8 0-8 5-15 17-24 40-27 49-27 20 0 35 11 45 27 11 18 12 42 12 59 0 15 0 40-12 60-10 13-25 26-48 26-19 0-35-10-45-25-6-9-6-10-6-18z"><text:p/></draw:path><draw:path draw:style-name="gr169" draw:text-style-name="P42" svg:width="0.0732in" svg:height="0.0756in" svg:x="3.3374in" svg:y="0.4488in" svg:viewBox="0 0 187 193" svg:d="M187 98c0-54-42-98-93-98-53 0-94 46-94 98 0 54 44 95 94 95 51 0 93-41 93-95zM94 182c-18 0-36-8-48-27-10-19-10-45-10-60 0-16 0-39 10-58s31-27 48-27c18 0 37 8 48 26 10 18 10 43 10 59 0 15 0 38-9 56-10 19-28 31-49 31z"><text:p/></draw:path><draw:path draw:style-name="gr170" draw:text-style-name="P42" svg:width="0.0831in" svg:height="0.0748in" svg:x="3.4209in" svg:y="0.4504in" svg:viewBox="0 0 212 191" svg:d="M152 152c0 14 0 26 0 39 21-1 40-4 60-5 0-5 0-8 0-13-28 0-32-3-32-23 0-50 0-100 0-150-20 1-42 4-62 5 0 5 0 8 0 13 30 0 33 2 33 23 0 25 0 50 0 75 0 36-20 65-51 65-35 0-38-19-38-41 0-46 0-93 0-140-20 1-42 4-62 5 0 5 0 8 0 13 34 0 34 1 34 38 0 22 0 42 0 64 0 32 0 71 63 71 24 0 42-12 55-39z"><text:p/></draw:path><draw:path draw:style-name="gr171" draw:text-style-name="P42" svg:width="0.0827in" svg:height="0.0728in" svg:x="3.5134in" svg:y="0.4504in" svg:viewBox="0 0 211 186" svg:d="M32 41c0 38 0 75 0 114 0 18-4 18-32 18 0 5 0 8 0 13 14 0 36-1 47-1 12 0 33 1 48 1 0-5 0-8 0-13-29 0-34 0-34-18 0-27 0-52 0-78 0-45 30-67 58-67 26 0 31 22 31 46 0 33 0 66 0 99 0 18-5 18-34 18 0 5 0 8 0 13 16 0 38-1 48-1 11 0 34 1 47 1 0-5 0-8 0-13-21 0-32 0-32-12 0-27 0-54 0-81 0-37 0-49-13-64-6-8-20-16-45-16-30 0-50 18-62 44 0-14 0-30 0-44-19 1-40 4-59 5 0 5 0 8 0 13 29 0 32 2 32 23z"><text:p/></draw:path><draw:path draw:style-name="gr172" draw:text-style-name="P42" svg:width="0.0815in" svg:height="0.1169in" svg:x="3.6063in" svg:y="0.4079in" svg:viewBox="0 0 208 298" svg:d="M145 270c0 10 0 18 0 28 21-2 42-4 63-5 0-5 0-9 0-13-30 0-33-3-33-23 0-85 0-172 0-257-20 1-41 4-61 5 0 5 0 8 0 13 30 0 32 4 32 24 0 30 0 61 0 91-12-15-30-26-52-26-50 0-94 41-94 96 0 53 41 95 89 95 27 0 45-15 56-28zM145 157c0 29 0 58 0 87 0 7 0 8-5 15-12 21-31 29-49 29-19 0-35-11-44-26-11-18-12-42-12-59 0-16 1-41 13-60 8-13 24-27 47-27 15 0 33 6 45 26 5 7 5 7 5 15z"><text:p/></draw:path><draw:path draw:style-name="gr173" draw:text-style-name="P42" svg:width="0.0744in" svg:height="0.0756in" svg:x="3.6996in" svg:y="0.4488in" svg:viewBox="0 0 190 193" svg:d="M122 157c2 17 14 34 33 34 9 0 35-6 35-40 0-8 0-15 0-24-4 0-8 0-11 0 0 9 0 16 0 24 0 24-10 27-15 27-14 0-15-18-15-21 0-27 0-56 0-84 0-18 0-35-16-50-17-17-37-23-57-23-35 0-64 19-64 48 0 12 8 19 19 19 12 0 19-8 19-19 0-5-2-19-21-19 12-16 32-19 45-19 21 0 46 15 46 54 0 4 0 10 0 15-22 1-52 3-78 15-31 14-42 36-42 55 0 33 41 44 67 44 28 0 47-17 55-36zM120 88c0 14 0 27 0 42 0 39-31 54-50 54-21 0-38-15-38-35 0-24 18-59 88-61z"><text:p/></draw:path><draw:path draw:style-name="gr174" draw:text-style-name="P42" svg:width="0.0555in" svg:height="0.0728in" svg:x="3.7799in" svg:y="0.4504in" svg:viewBox="0 0 142 186" svg:d="M58 47c0-16 0-31 0-47-20 1-39 4-58 5 0 5 0 8 0 13 29 0 32 2 32 23 0 38 0 75 0 114 0 18-4 18-32 18 0 5 0 8 0 13 16 0 36-1 48-1 17 0 36 0 53 1 0-5 0-8 0-13-3 0-6 0-9 0-31 0-32-5-32-19 0-22 0-44 0-65 0-42 18-79 50-79 3 0 3 0 4 0-1 0-10 6-10 16 0 12 10 18 18 18 9 0 20-6 20-19 0-14-14-25-32-25-31 0-46 28-52 47z"><text:p/></draw:path><draw:path draw:style-name="gr175" draw:text-style-name="P42" svg:width="0.0807in" svg:height="0.1051in" svg:x="3.8433in" svg:y="0.4516in" svg:viewBox="0 0 206 268" svg:d="M167 40c11-27 32-27 39-27 0-5 0-8 0-13-9 0-21 1-32 1-7 0-26-1-36-1 0 5 0 8 0 13 13 0 19 7 19 18 0 4 0 5-2 10-15 35-28 69-42 104-16-38-31-75-47-114-2-3-2-6-2-7 0-11 15-11 22-11 0-5 0-8 0-13-10 0-38 1-45 1-11 0-28-1-41-1 0 5 0 8 0 13 20 0 29 0 34 15 21 51 42 102 63 153-2 6-7 19-11 25-8 23-20 53-48 53-1 0-12 0-19-8 13-1 17-11 17-18 0-11-8-17-18-17-8 0-18 5-18 18 0 19 18 34 38 34 27 0 45-24 54-48 26-60 50-120 75-180z"><text:p/></draw:path><draw:path draw:style-name="gr176" draw:text-style-name="P42" svg:width="0.0815in" svg:height="0.1169in" svg:x="4.0083in" svg:y="0.4079in" svg:viewBox="0 0 208 298" svg:d="M61 134c0-44 0-90 0-134-20 1-41 4-61 5 0 5 0 8 0 13 30 0 32 4 32 24 0 84 0 167 0 251 4 0 8 0 11 0 1 0 4-6 16-27 6 11 24 32 55 32 50 0 94-41 94-96 0-53-41-95-89-95-34 0-52 19-58 27zM62 245c0-29 0-58 0-87 0-8 0-8 4-15 17-24 41-27 50-27 20 0 34 11 45 27 11 18 12 42 12 59 0 15-1 40-13 60-9 13-26 26-48 26-18 0-34-10-44-25-6-9-6-10-6-18z"><text:p/></draw:path><draw:path draw:style-name="gr177" draw:text-style-name="P42" svg:width="0.0638in" svg:height="0.0756in" svg:x="4.1051in" svg:y="0.4488in" svg:viewBox="0 0 163 193" svg:d="M35 83c3-64 38-73 53-73 43 0 48 56 48 73-34 0-68 0-101 0zM35 91c39 0 78 0 117 0 10 0 11 0 11-8 0-42-23-83-75-83-50 0-88 43-88 96 0 56 44 97 92 97 52 0 71-47 71-55 0-4-3-5-6-5s-3 3-5 6c-14 43-52 43-57 43-21 0-37-12-47-27-13-21-13-48-13-64z"><text:p/></draw:path><draw:path draw:style-name="gr178" draw:text-style-name="P42" svg:width="0.0516in" svg:height="0.1035in" svg:x="4.1772in" svg:y="0.4213in" svg:viewBox="0 0 132 264" svg:d="M65 91c20 0 39 0 60 0 0-5 0-8 0-13-21 0-40 0-60 0 0-26 0-52 0-78-4 0-7 0-11 0 0 35-13 80-54 82 0 3 0 6 0 9 12 0 24 0 36 0 0 39 0 78 0 117 0 51 40 56 54 56 30 0 42-30 42-56 0-9 0-16 0-24-4 0-7 0-11 0 0 7 0 15 0 22 0 32-12 47-27 47-29 0-29-38-29-45 0-39 0-78 0-117z"><text:p/></draw:path><draw:path draw:style-name="gr179" draw:text-style-name="P42" svg:width="0.113in" svg:height="0.0728in" svg:x="4.2374in" svg:y="0.4516in" svg:viewBox="0 0 288 186" svg:d="M253 40c7-21 21-27 35-27 0-5 0-8 0-13-8 0-22 1-30 1-13 0-31-1-40-1 0 5 0 8 0 13 16 0 24 7 24 21 0 2 0 2-1 8-13 36-25 72-38 108-15-40-28-78-42-118-3-4-3-6-3-8 0-11 17-11 26-11 0-5 0-8 0-13-12 0-34 1-45 1-12 0-25-1-37-1 0 5 0 8 0 13 16 0 23 0 26 6 3 3 8 16 10 23-12 34-24 68-36 102-13-37-26-76-40-113-2-5-2-5-2-7 0-11 17-11 25-11 0-5 0-8 0-13-13 0-37 1-47 1-1 0-24-1-38-1 0 5 0 8 0 13 20 0 25 1 31 15 18 49 35 99 53 148 2 6 2 10 8 10 5 0 6-2 9-8 14-40 29-80 43-119 14 39 29 79 43 119 1 4 3 8 9 8 4 0 6-4 8-8 17-46 32-93 49-138z"><text:p/></draw:path><draw:path draw:style-name="gr180" draw:text-style-name="P42" svg:width="0.0638in" svg:height="0.0756in" svg:x="4.3539in" svg:y="0.4488in" svg:viewBox="0 0 163 193" svg:d="M36 83c2-64 37-73 52-73 43 0 48 56 48 73-34 0-66 0-100 0zM35 91c39 0 78 0 117 0 10 0 11 0 11-8 0-42-23-83-75-83-50 0-88 43-88 96 0 56 44 97 92 97 52 0 71-47 71-55 0-4-3-5-5-5-4 0-4 3-6 6-14 43-52 43-56 43-22 0-38-12-48-27-13-21-13-48-13-64z"><text:p/></draw:path><draw:path draw:style-name="gr181" draw:text-style-name="P42" svg:width="0.0638in" svg:height="0.0756in" svg:x="4.4276in" svg:y="0.4488in" svg:viewBox="0 0 163 193" svg:d="M36 83c2-64 37-73 52-73 44 0 48 56 48 73-34 0-66 0-100 0zM35 91c39 0 79 0 119 0 8 0 9 0 9-8 0-42-23-83-75-83-48 0-88 43-88 96 0 56 44 97 94 97s69-47 69-55c0-4-3-5-5-5-3 0-4 3-6 6-14 43-52 43-56 43-22 0-38-12-48-27-13-21-13-48-13-64z"><text:p/></draw:path><draw:path draw:style-name="gr182" draw:text-style-name="P42" svg:width="0.0831in" svg:height="0.0728in" svg:x="4.5024in" svg:y="0.4504in" svg:viewBox="0 0 212 186" svg:d="M32 41c0 38 0 75 0 114 0 18-4 18-32 18 0 5 0 8 0 13 14 0 36-1 48-1 11 0 32 1 47 1 0-5 0-8 0-13-29 0-33 0-33-18 0-27 0-52 0-78 0-45 30-67 57-67 26 0 31 22 31 46 0 33 0 66 0 99 0 18-5 18-32 18 0 5 0 8 0 13 14 0 36-1 46-1 11 0 34 1 48 1 0-5 0-8 0-13-22 0-32 0-33-12 0-27 0-54 0-81 0-37 0-49-13-64-6-8-20-16-45-16-30 0-50 18-62 44 0-14 0-30 0-44-19 1-40 4-59 5 0 5 0 8 0 13 30 0 32 2 32 23z"><text:p/></draw:path><draw:path draw:style-name="gr183" draw:text-style-name="P42" svg:width="0.0516in" svg:height="0.1035in" svg:x="4.6681in" svg:y="0.4213in" svg:viewBox="0 0 132 264" svg:d="M65 91c20 0 39 0 60 0 0-5 0-8 0-13-21 0-40 0-60 0 0-26 0-52 0-78-4 0-7 0-11 0 0 35-13 80-54 82 0 3 0 6 0 9 12 0 24 0 36 0 0 39 0 78 0 117 0 51 38 56 54 56 30 0 42-30 42-56 0-9 0-16 0-24-4 0-7 0-11 0 0 7 0 15 0 22 0 32-12 47-27 47-29 0-29-38-29-45 0-39 0-78 0-117z"><text:p/></draw:path><draw:path draw:style-name="gr184" draw:text-style-name="P42" svg:width="0.0831in" svg:height="0.115in" svg:x="4.7346in" svg:y="0.4079in" svg:viewBox="0 0 212 293" svg:d="M34 262c0 18-5 18-34 18 0 4 0 8 0 13 14 0 36-1 48-1 11 0 32 1 47 1 0-5 0-9 0-13-28 0-33 0-33-18 0-27 0-52 0-78 0-45 30-68 57-68 26 0 31 23 31 47 0 33 0 66 0 99 0 18-5 18-32 18 0 4 0 8 0 13 14 0 36-1 48-1 10 0 32 1 46 1 0-5 0-9 0-13-21 0-32 0-33-12 0-27 0-54 0-81 0-37 0-49-12-65-6-7-21-15-45-15-36 0-54 25-61 41 0-50 0-99 0-148-20 1-41 4-61 5 0 5 0 8 0 13 30 0 34 4 34 24 0 73 0 146 0 220z"><text:p/></draw:path><draw:path draw:style-name="gr185" draw:text-style-name="P42" svg:width="0.0638in" svg:height="0.0756in" svg:x="4.8264in" svg:y="0.4488in" svg:viewBox="0 0 163 193" svg:d="M35 83c3-64 38-73 53-73 43 0 48 56 48 73-34 0-68 0-101 0zM35 91c39 0 78 0 117 0 10 0 11 0 11-8 0-42-23-83-75-83-50 0-88 43-88 96 0 56 44 97 92 97 52 0 71-47 71-55 0-4-3-5-6-5s-3 3-5 6c-14 43-52 43-57 43-21 0-37-12-47-27-13-21-13-48-13-64z"><text:p/></draw:path><draw:path draw:style-name="gr186" draw:text-style-name="P42" svg:width="0.0366in" svg:height="0.115in" svg:x="4.9768in" svg:y="0.4079in" svg:viewBox="0 0 94 293" svg:d="M61 0c-20 1-41 4-61 5 0 5 0 8 0 13 30 0 34 4 34 24 0 73 0 146 0 220 0 18-5 18-34 18 0 4 0 8 0 13 14 0 36-1 47-1s31 1 47 1c0-5 0-9 0-13-28 0-33 0-33-18 0-88 0-174 0-262z"><text:p/></draw:path><draw:path draw:style-name="gr187" draw:text-style-name="P42" svg:width="0.035in" svg:height="0.1106in" svg:x="5.0232in" svg:y="0.4126in" svg:viewBox="0 0 90 282" svg:d="M60 96c-19 1-40 4-59 5 0 5 0 8 0 13 28 0 31 2 31 23 0 38 0 75 0 114 0 18-4 18-32 18 0 5 0 8 0 13 13 0 36-1 47-1 14 0 29 1 43 1 0-5 0-8 0-13-28 0-30-1-30-18 0-52 0-103 0-155zM62 23c0-13-10-23-22-23-14 0-22 12-22 23s8 21 22 21c12 0 22-8 22-21z"><text:p/></draw:path><draw:path draw:style-name="gr188" draw:text-style-name="P42" svg:width="0.0815in" svg:height="0.1051in" svg:x="5.0693in" svg:y="0.4504in" svg:viewBox="0 0 208 268" svg:d="M145 161c0 25 0 50 0 75 0 20-3 20-32 20 0 3 0 8 0 12 14 0 36-2 47-2 12 0 33 2 48 2 0-4 0-9 0-12-28 0-33 0-33-20 0-79 0-157 0-236-3 0-6 0-9 0-5 13-11 25-16 38-6-12-23-38-58-38-48 0-92 41-92 96 0 53 41 95 90 95 29 0 47-18 55-30zM146 70c0 19 0 39 0 58 0 15-7 27-16 36-5 6-18 17-39 17-31 0-56-37-56-85 0-50 30-85 61-85 34 0 50 36 50 59z"><text:p/></draw:path><draw:path draw:style-name="gr189" draw:text-style-name="P42" svg:width="0.0827in" svg:height="0.0748in" svg:x="5.1567in" svg:y="0.4504in" svg:viewBox="0 0 211 191" svg:d="M151 152c0 14 0 26 0 39 21-1 40-4 60-5 0-5 0-8 0-13-29 0-32-3-32-23 0-50 0-100 0-150-21 1-42 4-63 5 0 5 0 8 0 13 30 0 34 2 34 23 0 25 0 50 0 75 0 36-20 65-52 65-34 0-37-19-37-41 0-46 0-93 0-140-20 1-41 4-61 5 0 5 0 8 0 13 32 0 32 1 32 38 0 22 0 42 0 64 0 32 0 71 64 71 24 0 43-12 55-39z"><text:p/></draw:path><draw:path draw:style-name="gr190" draw:text-style-name="P42" svg:width="0.035in" svg:height="0.1106in" svg:x="5.2488in" svg:y="0.4126in" svg:viewBox="0 0 90 282" svg:d="M61 96c-19 1-39 4-59 5 0 5 0 8 0 13 27 0 32 2 32 23 0 38 0 75 0 114 0 18-5 18-34 18 0 5 0 8 0 13 13 0 36-1 47-1 14 0 29 1 43 1 0-5 0-8 0-13-28 0-29-1-29-18 0-52 0-103 0-155zM62 23c0-13-10-23-21-23-13 0-23 12-23 23s10 21 23 21c11 0 21-8 21-21z"><text:p/></draw:path><draw:path draw:style-name="gr191" draw:text-style-name="P42" svg:width="0.0815in" svg:height="0.1169in" svg:x="5.2953in" svg:y="0.4079in" svg:viewBox="0 0 208 298" svg:d="M146 270c0 10 0 18 0 28 21-2 41-4 62-5 0-5 0-9 0-13-29 0-33-3-33-23 0-85 0-172 0-257-20 1-41 4-61 5 0 5 0 8 0 13 30 0 34 4 34 24 0 30 0 61 0 91-12-15-30-26-53-26-51 0-95 41-95 96 0 53 42 95 90 95 26 0 46-15 56-28zM146 157c0 29 0 58 0 87 0 7 0 8-4 15-14 21-32 29-51 29-18 0-33-11-43-26-12-18-13-42-13-59 0-16 1-41 13-60 10-13 25-27 48-27 14 0 32 6 46 26 4 7 4 7 4 15z"><text:p/></draw:path><draw:path draw:style-name="gr192" draw:text-style-name="P42" svg:width="0.0744in" svg:height="0.0756in" svg:x="5.465in" svg:y="0.4488in" svg:viewBox="0 0 190 193" svg:d="M122 157c2 17 14 34 33 34 9 0 35-6 35-40 0-8 0-15 0-24-4 0-8 0-11 0 0 9 0 16 0 24 0 24-11 27-15 27-14 0-15-18-15-21 0-27 0-56 0-84 0-18 0-35-16-50-17-17-37-23-57-23-35 0-64 19-64 48 0 12 8 19 19 19 12 0 19-8 19-19 0-5-2-19-21-19 12-16 32-19 45-19 21 0 45 15 45 54 0 4 0 10 0 15-22 1-51 3-77 15-32 14-42 36-42 55 0 33 41 44 67 44 28 0 47-17 55-36zM119 88c0 14 0 27 0 42 0 39-30 54-49 54-21 0-38-15-38-35 0-24 17-59 87-61z"><text:p/></draw:path><draw:path draw:style-name="gr193" draw:text-style-name="P42" svg:width="0.0831in" svg:height="0.0728in" svg:x="5.5461in" svg:y="0.4504in" svg:viewBox="0 0 212 186" svg:d="M32 41c0 38 0 75 0 114 0 18-4 18-32 18 0 5 0 8 0 13 14 0 36-1 47-1 12 0 33 1 48 1 0-5 0-8 0-13-29 0-34 0-34-18 0-27 0-52 0-78 0-45 30-67 58-67 26 0 31 22 31 46 0 33 0 66 0 99 0 18-5 18-34 18 0 5 0 8 0 13 16 0 38-1 48-1 11 0 34 1 48 1 0-5 0-8 0-13-22 0-33 0-33-12 0-27 0-54 0-81 0-37 0-49-13-64-6-8-20-16-45-16-30 0-50 18-62 44 0-14 0-30 0-44-19 1-40 4-59 5 0 5 0 8 0 13 29 0 32 2 32 23z"><text:p/></draw:path><draw:path draw:style-name="gr194" draw:text-style-name="P42" svg:width="0.0815in" svg:height="0.1169in" svg:x="5.6386in" svg:y="0.4079in" svg:viewBox="0 0 208 298" svg:d="M145 270c0 10 0 18 0 28 21-2 42-4 63-5 0-5 0-9 0-13-30 0-33-3-33-23 0-85 0-172 0-257-20 1-41 4-61 5 0 5 0 8 0 13 30 0 32 4 32 24 0 30 0 61 0 91-12-15-30-26-52-26-50 0-94 41-94 96 0 53 41 95 89 95 27 0 47-15 56-28zM145 157c0 29 0 58 0 87 0 7 0 8-5 15-12 21-31 29-49 29-19 0-35-11-44-26-11-18-12-42-12-59 0-16 1-41 13-60 8-13 24-27 47-27 15 0 33 6 45 26 5 7 5 7 5 15z"><text:p/></draw:path><draw:path draw:style-name="gr195" draw:text-style-name="P42" svg:width="0.0516in" svg:height="0.1035in" svg:x="0.0004in" svg:y="0.6209in" svg:viewBox="0 0 132 264" svg:d="M65 90c20 0 41 0 61 0 0-5 0-8 0-13-20 0-41 0-61 0 0-25 0-52 0-77-4 0-6 0-10 0-1 35-13 79-55 82 0 2 0 6 0 8 12 0 24 0 36 0 0 38 0 78 0 116 0 53 40 58 54 58 30 0 42-30 42-58 0-8 0-15 0-24-4 0-7 0-11 0 0 9 0 16 0 24 0 32-12 47-27 47-29 0-29-38-29-45 0-40 0-78 0-118z"><text:p/></draw:path><draw:path draw:style-name="gr196" draw:text-style-name="P42" svg:width="0.0831in" svg:height="0.115in" svg:x="0.0669in" svg:y="0.6071in" svg:viewBox="0 0 212 293" svg:d="M34 260c0 20-5 20-34 20 0 4 0 8 0 13 16 0 37-1 48-1s34 1 48 1c0-5 0-9 0-13-29 0-34 0-34-20 0-25 0-51 0-76 0-45 30-69 58-69 26 0 31 23 31 47 0 32 0 66 0 98 0 20-5 20-33 20 0 4 0 8 0 13 14 0 36-1 48-1 10 0 32 1 46 1 0-5 0-9 0-13-21 0-32 0-32-12 0-28 0-54 0-82 0-36 0-49-13-64-6-7-21-15-45-15-34 0-54 25-61 41 0-50 0-99 0-148-20 1-41 4-61 5 0 5 0 8 0 13 30 0 34 2 34 24 0 73 0 145 0 218z"><text:p/></draw:path><draw:path draw:style-name="gr197" draw:text-style-name="P42" svg:width="0.0638in" svg:height="0.0756in" svg:x="0.1587in" svg:y="0.6484in" svg:viewBox="0 0 163 193" svg:d="M36 82c2-63 37-74 52-74 44 0 48 58 48 74-34 0-66 0-100 0zM35 91c39 0 79 0 119 0 8 0 9 0 9-9 0-41-23-82-75-82-48 0-88 43-88 96 0 56 44 97 94 97s69-47 69-55c0-4-3-5-5-5-3 0-4 3-6 6-14 43-52 43-56 43-22 0-38-12-48-27-13-21-13-49-13-64z"><text:p/></draw:path><draw:path draw:style-name="gr198" draw:text-style-name="P42" svg:width="0.0539in" svg:height="0.0756in" svg:x="0.3035in" svg:y="0.6484in" svg:viewBox="0 0 138 193" svg:d="M73 107c10 1 45 8 45 38 0 22-15 39-48 39-35 0-51-24-59-60-1-5-1-8-6-8s-5 4-5 11c0 18 0 37 0 55 0 8 0 11 5 11 1 0 2-1 9-8 2-1 2-3 9-10 19 17 38 18 47 18 49 0 68-29 68-59 0-22-13-34-18-39-14-15-30-17-48-21-24-4-52-10-52-34 0-15 11-33 47-33 47 0 48 39 49 52 0 3 4 2 5 3 6 0 6-2 6-10 0-15 0-28 0-42 0-8 0-10-5-10-2 0-2 0-8 5-1 1-6 5-7 6-16-11-34-11-40-11-51 0-67 28-67 52 0 14 6 26 18 36 13 10 25 13 55 19z"><text:p/></draw:path><draw:path draw:style-name="gr199" draw:text-style-name="P42" svg:width="0.0831in" svg:height="0.0748in" svg:x="0.3689in" svg:y="0.6492in" svg:viewBox="0 0 212 191" svg:d="M151 152c0 14 0 26 0 39 21-1 41-4 61-5 0-5 0-8 0-13-30 0-33-3-33-24 0-49 0-100 0-149-21 1-41 2-61 4 0 4 0 8 0 13 28 0 32 3 32 24 0 25 0 50 0 75 0 36-20 65-50 65-36 0-38-19-38-42 0-47 0-92 0-139-20 1-42 2-62 4 0 4 0 8 0 13 32 0 32 1 32 39 0 21 0 42 0 63 0 33 0 72 65 72 24 0 42-12 54-39z"><text:p/></draw:path><draw:path draw:style-name="gr200" draw:text-style-name="P42" svg:width="0.0555in" svg:height="0.0728in" svg:x="0.4606in" svg:y="0.6492in" svg:viewBox="0 0 142 186" svg:d="M59 46c0-16 0-30 0-46-19 1-40 2-59 4 0 4 0 8 0 13 29 0 32 3 32 24 0 37 0 75 0 113 0 19-4 19-32 19 0 5 0 8 0 13 17 0 36-1 48-1 17 0 37 0 54 1 0-5 0-8 0-13-4 0-6 0-10 0-31 0-32-5-32-19 0-22 0-45 0-66 0-41 18-80 50-80 3 0 4 0 5 2-1 0-9 4-9 15 0 12 8 19 18 19 7 0 18-6 18-19s-14-25-32-25c-31 0-45 28-51 46z"><text:p/></draw:path><draw:path draw:style-name="gr201" draw:text-style-name="P42" svg:width="0.0555in" svg:height="0.0728in" svg:x="0.5256in" svg:y="0.6492in" svg:viewBox="0 0 142 186" svg:d="M58 46c0-16 0-30 0-46-20 1-39 2-58 4 0 4 0 8 0 13 29 0 32 3 32 24 0 37 0 75 0 113 0 19-4 19-32 19 0 5 0 8 0 13 16 0 36-1 48-1 17 0 36 0 53 1 0-5 0-8 0-13-3 0-6 0-9 0-31 0-32-5-32-19 0-22 0-45 0-66 0-41 18-80 50-80 3 0 4 0 4 2-1 0-10 4-10 15 0 12 10 19 18 19 9 0 20-6 20-19s-14-25-32-25c-31 0-46 28-52 46z"><text:p/></draw:path><draw:path draw:style-name="gr202" draw:text-style-name="P42" svg:width="0.0732in" svg:height="0.0756in" svg:x="0.5906in" svg:y="0.6484in" svg:viewBox="0 0 187 193" svg:d="M187 98c0-54-42-98-93-98-53 0-94 46-94 98 0 54 44 95 94 95s93-42 93-95zM94 182c-18 0-36-8-48-27-11-19-11-45-11-60 0-17 0-40 11-58 10-19 31-29 48-29 18 0 36 10 48 28 10 18 10 43 10 59 0 15 0 38-9 56-10 19-28 31-49 31z"><text:p/></draw:path><draw:path draw:style-name="gr203" draw:text-style-name="P42" svg:width="0.0831in" svg:height="0.0748in" svg:x="0.674in" svg:y="0.6492in" svg:viewBox="0 0 212 191" svg:d="M151 152c0 14 0 26 0 39 21-1 41-4 61-5 0-5 0-8 0-13-30 0-32-3-32-24 0-49 0-100 0-149-20 1-42 2-62 4 0 4 0 8 0 13 30 0 32 3 32 24 0 25 0 50 0 75 0 36-19 65-50 65-36 0-38-19-38-42 0-47 0-92 0-139-20 1-42 2-62 4 0 4 0 8 0 13 34 0 34 1 34 39 0 21 0 42 0 63 0 33 0 72 63 72 24 0 42-12 54-39z"><text:p/></draw:path><draw:path draw:style-name="gr204" draw:text-style-name="P42" svg:width="0.0827in" svg:height="0.0728in" svg:x="0.7665in" svg:y="0.6492in" svg:viewBox="0 0 211 186" svg:d="M32 41c0 37 0 75 0 113 0 19-4 19-32 19 0 5 0 8 0 13 14 0 36-1 47-1s33 1 48 1c0-5 0-8 0-13-29 0-34 0-34-19 0-26 0-52 0-77 0-45 30-69 58-69 26 0 31 23 31 47 0 33 0 66 0 99 0 19-5 19-34 19 0 5 0 8 0 13 16 0 36-1 48-1 11 0 33 1 47 1 0-5 0-8 0-13-21 0-32 0-32-12 0-28 0-54 0-82 0-36 0-49-13-63-6-8-21-16-45-16-31 0-50 18-62 44 0-14 0-30 0-44-19 1-40 2-59 4 0 4 0 8 0 13 29 0 32 3 32 24z"><text:p/></draw:path><draw:path draw:style-name="gr205" draw:text-style-name="P42" svg:width="0.0819in" svg:height="0.1169in" svg:x="0.8587in" svg:y="0.6071in" svg:viewBox="0 0 209 298" svg:d="M146 270c0 10 0 18 0 28 21-2 42-4 63-5 0-5 0-9 0-13-30 0-34-3-34-24 0-86 0-171 0-256-20 1-39 4-60 5 0 5 0 8 0 13 29 0 33 2 33 24 0 30 0 60 0 90-12-14-30-25-53-25-51 0-95 41-95 95s42 96 90 96c26 0 46-15 56-28zM146 156c0 29 0 58 0 86 0 9 0 10-4 17-12 19-32 29-50 29-19 0-34-11-44-26-11-18-12-42-12-59 0-16 0-41 13-60 9-13 24-28 47-28 16 0 32 7 46 25 4 8 4 9 4 16z"><text:p/></draw:path><draw:path draw:style-name="gr206" draw:text-style-name="P42" svg:width="0.0354in" svg:height="0.1106in" svg:x="0.9508in" svg:y="0.6118in" svg:viewBox="0 0 91 282" svg:d="M61 96c-19 1-39 2-59 4 0 4 0 8 0 13 28 0 32 3 32 24 0 37 0 75 0 113 0 19-5 19-34 19 0 5 0 8 0 13 14 0 37-1 47-1 14 0 30 1 44 1 0-5 0-8 0-13-29 0-30-3-30-18 0-52 0-103 0-155zM62 22c0-14-9-22-21-22-13 0-23 11-23 22 0 12 10 22 23 22 12 0 21-8 21-22z"><text:p/></draw:path><draw:path draw:style-name="gr207" draw:text-style-name="P42" svg:width="0.0827in" svg:height="0.0728in" svg:x="0.9972in" svg:y="0.6492in" svg:viewBox="0 0 211 186" svg:d="M32 41c0 37 0 75 0 113 0 19-4 19-32 19 0 5 0 8 0 13 14 0 36-1 47-1s33 1 48 1c0-5 0-8 0-13-29 0-34 0-34-19 0-26 0-52 0-77 0-45 30-69 58-69 26 0 31 23 31 47 0 33 0 66 0 99 0 19-5 19-34 19 0 5 0 8 0 13 16 0 38-1 48-1 11 0 33 1 47 1 0-5 0-8 0-13-21 0-32 0-32-12 0-28 0-54 0-82 0-36 0-49-13-63-6-8-20-16-45-16-30 0-50 18-62 44 0-14 0-30 0-44-19 1-40 2-59 4 0 4 0 8 0 13 29 0 32 3 32 24z"><text:p/></draw:path><draw:path draw:style-name="gr208" draw:text-style-name="P42" svg:width="0.0756in" svg:height="0.1087in" svg:x="1.0886in" svg:y="0.6476in" svg:viewBox="0 0 193 277" svg:d="M83 119c-37 0-37-43-37-53 0-11 0-24 7-35 3-5 13-17 30-17 36 0 36 42 36 52 0 11 0 25-6 35-4 6-13 18-30 18zM34 134c0-1 0-10 7-19 17 12 33 13 42 13 38 0 68-30 68-62 0-16-7-31-18-41 16-14 30-17 39-17 1 0 2 0 3 2-5 1-6 6-6 10 0 8 5 14 12 14 4 0 12-4 12-14 0-7-5-20-21-20-9 0-27 2-45 19-18-13-36-14-44-14-40 0-69 29-69 61 0 18 9 35 20 43-5 6-14 21-14 35 0 13 6 30 20 38-26 8-40 26-40 42 0 30 42 53 94 53 50 0 93-21 93-54 0-14-6-36-27-48-22-12-47-12-72-12-11 0-29 0-32 0-14-2-22-15-22-29zM94 268c-42 0-71-22-71-44 0-19 15-34 35-36 8 0 15 0 24 0 37 0 84 0 84 36 0 23-30 44-72 44z"><text:p/></draw:path><draw:path draw:style-name="gr209" draw:text-style-name="P42" svg:width="0.1295in" svg:height="0.0728in" svg:x="1.2425in" svg:y="0.6492in" svg:viewBox="0 0 330 186" svg:d="M34 41c0 37 0 75 0 113 0 19-5 19-34 19 0 5 0 8 0 13 14 0 36-1 48-1 11 0 32 1 47 1 0-5 0-8 0-13-28 0-33 0-33-19 0-26 0-52 0-77 0-45 30-69 57-69 26 0 31 23 31 47 0 33 0 66 0 99 0 19-5 19-32 19 0 5 0 8 0 13 14 0 36-1 48-1 10 0 32 1 46 1 0-5 0-8 0-13-28 0-33 0-33-19 0-26 0-52 0-77 0-45 30-69 57-69s32 23 32 47c0 33 0 66 0 99 0 19-5 19-33 19 0 5 0 8 0 13 15 0 36-1 47-1s34 1 48 1c0-5 0-8 0-13-23 0-32 0-34-12 0-28 0-54 0-82 0-36 0-49-13-63-6-8-19-16-44-16-35 0-54 25-61 41-5-37-36-41-56-41-31 0-50 18-62 44 0-14 0-30 0-44-20 1-40 2-60 4 0 4 0 8 0 13 30 0 34 3 34 24z"><text:p/></draw:path><draw:path draw:style-name="gr210" draw:text-style-name="P42" svg:width="0.0638in" svg:height="0.0756in" svg:x="1.3803in" svg:y="0.6484in" svg:viewBox="0 0 163 193" svg:d="M35 82c2-63 38-74 53-74 43 0 46 58 46 74-33 0-66 0-99 0zM35 91c39 0 78 0 117 0 10 0 11 0 11-9 0-41-23-82-75-82-50 0-88 43-88 96 0 56 43 97 92 97 52 0 71-47 71-55 0-4-3-5-6-5s-5 3-6 6c-14 43-51 43-56 43-22 0-39-12-48-27-12-21-12-49-12-64z"><text:p/></draw:path><draw:path draw:style-name="gr211" draw:text-style-name="P42" svg:width="0.0815in" svg:height="0.1169in" svg:x="1.4551in" svg:y="0.6071in" svg:viewBox="0 0 208 298" svg:d="M145 270c0 10 0 18 0 28 21-2 42-4 63-5 0-5 0-9 0-13-29 0-33-3-33-24 0-86 0-171 0-256-20 1-41 4-61 5 0 5 0 8 0 13 30 0 34 2 34 24 0 30 0 60 0 90-14-14-32-25-54-25-50 0-94 41-94 95s41 96 89 96c27 0 47-15 56-28zM145 156c0 29 0 58 0 86 0 9 0 10-3 17-14 19-33 29-51 29-19 0-33-11-44-26-11-18-12-42-12-59 0-16 1-41 13-60 8-13 25-28 48-28 14 0 32 7 46 25 3 8 3 9 3 16z"><text:p/></draw:path><draw:path draw:style-name="gr212" draw:text-style-name="P42" svg:width="0.035in" svg:height="0.1106in" svg:x="1.5472in" svg:y="0.6118in" svg:viewBox="0 0 90 282" svg:d="M60 96c-19 1-40 2-59 4 0 4 0 8 0 13 28 0 31 3 31 24 0 37 0 75 0 113 0 19-4 19-32 19 0 5 0 8 0 13 13 0 36-1 46-1 15 0 30 1 44 1 0-5 0-8 0-13-28 0-30-3-30-18 0-52 0-103 0-155zM62 22c0-14-10-22-22-22-14 0-22 11-22 22 0 12 8 22 22 22 12 0 22-8 22-22z"><text:p/></draw:path><draw:path draw:style-name="gr213" draw:text-style-name="P42" svg:width="0.0831in" svg:height="0.0748in" svg:x="1.5929in" svg:y="0.6492in" svg:viewBox="0 0 212 191" svg:d="M151 152c0 14 0 26 0 39 21-1 41-4 61-5 0-5 0-8 0-13-30 0-33-3-33-24 0-49 0-100 0-149-21 1-41 2-61 4 0 4 0 8 0 13 28 0 32 3 32 24 0 25 0 50 0 75 0 36-20 65-50 65-36 0-38-19-38-42 0-47 0-92 0-139-20 1-42 2-62 4 0 4 0 8 0 13 32 0 32 1 32 39 0 21 0 42 0 63 0 33 0 72 65 72 24 0 42-12 54-39z"><text:p/></draw:path><draw:path draw:style-name="gr214" draw:text-style-name="P42" svg:width="0.1295in" svg:height="0.0728in" svg:x="1.685in" svg:y="0.6492in" svg:viewBox="0 0 330 186" svg:d="M34 41c0 37 0 75 0 113 0 19-5 19-34 19 0 5 0 8 0 13 16 0 37-1 48-1s32 1 47 1c0-5 0-8 0-13-28 0-33 0-33-19 0-26 0-52 0-77 0-45 30-69 57-69s31 23 31 47c0 33 0 66 0 99 0 19-4 19-32 19 0 5 0 8 0 13 14 0 36-1 48-1 10 0 32 1 46 1 0-5 0-8 0-13-27 0-32 0-32-19 0-26 0-52 0-77 0-45 30-69 56-69 27 0 32 23 32 47 0 33 0 66 0 99 0 19-5 19-33 19 0 5 0 8 0 13 15 0 36-1 47-1 12 0 34 1 48 1 0-5 0-8 0-13-23 0-32 0-34-12 0-28 0-54 0-82 0-36 0-49-13-63-5-8-19-16-43-16-36 0-54 25-61 41-6-37-37-41-57-41-31 0-50 18-62 44 0-14 0-30 0-44-20 1-40 2-60 4 0 4 0 8 0 13 30 0 34 3 34 24z"><text:p/></draw:path><draw:path draw:style-name="gr215" draw:text-style-name="P42" svg:width="0.0189in" svg:height="0.0492in" svg:x="1.8327in" svg:y="0.7051in" svg:viewBox="0 0 49 126" svg:d="M49 44c0-27-9-44-26-44-16 0-23 11-23 22 0 10 7 22 23 22 6 0 12-2 15-6l2-1c0 3 1 1 1 7 0 27-12 53-31 72-3 3-3 4-3 5 0 3 3 5 4 5 5 0 38-34 38-82z"><text:p/></draw:path><draw:path draw:style-name="gr216" draw:text-style-name="P42" svg:width="0.0539in" svg:height="0.0756in" svg:x="1.9437in" svg:y="0.6484in" svg:viewBox="0 0 138 193" svg:d="M74 107c10 1 45 8 45 38 0 22-16 39-48 39-36 0-51-24-59-60-1-5-1-8-6-8-6 0-6 4-6 11 0 18 0 37 0 55 0 8 0 11 5 11 2 0 2-1 11-8 1-1 1-3 8-10 19 17 37 18 47 18 48 0 67-29 67-59 0-22-12-34-17-39-14-15-31-17-48-21-24-4-53-10-53-34 0-15 11-33 48-33 46 0 48 39 50 52 0 3 3 3 4 3 6 0 6-2 6-10 0-15 0-28 0-42 0-8 0-10-4-10-3 0-4 0-9 5-1 1-6 5-7 6-17-11-34-11-40-11-51 0-68 28-68 52 0 14 7 26 19 36 13 10 25 13 55 19z"><text:p/></draw:path><draw:path draw:style-name="gr217" draw:text-style-name="P42" svg:width="0.0831in" svg:height="0.0748in" svg:x="2.0091in" svg:y="0.6492in" svg:viewBox="0 0 212 191" svg:d="M151 152c0 14 0 26 0 39 21-1 41-4 61-5 0-5 0-8 0-13-30 0-33-3-33-24 0-49 0-100 0-149-21 1-42 2-63 4 0 4 0 8 0 13 30 0 34 3 34 24 0 25 0 50 0 75 0 36-20 65-52 65-34 0-37-19-37-42 0-47 0-92 0-139-20 1-41 2-61 4 0 4 0 8 0 13 32 0 32 1 32 39 0 21 0 42 0 63 0 33 0 72 65 72 23 0 42-12 54-39z"><text:p/></draw:path><draw:path draw:style-name="gr218" draw:text-style-name="P42" svg:width="0.063in" svg:height="0.0756in" svg:x="2.102in" svg:y="0.6484in" svg:viewBox="0 0 161 193" svg:d="M35 96c0-68 35-86 56-86 4 0 31 1 46 15-17 1-21 15-21 19 0 12 9 21 21 21 11 0 19-7 19-21 0-28-32-44-65-44-53 0-91 44-91 97 0 54 41 96 90 96 56 0 71-51 71-55 0-5-5-4-6-4-4 0-5 2-6 4-12 40-40 44-55 44-22 0-59-18-59-86z"><text:p/></draw:path><draw:path draw:style-name="gr219" draw:text-style-name="P42" svg:width="0.0831in" svg:height="0.115in" svg:x="2.1705in" svg:y="0.6071in" svg:viewBox="0 0 212 293" svg:d="M34 260c0 20-5 20-34 20 0 4 0 8 0 13 16 0 37-1 48-1s34 1 48 1c0-5 0-9 0-13-29 0-34 0-34-20 0-25 0-51 0-76 0-45 30-69 58-69 26 0 31 23 31 47 0 32 0 66 0 98 0 20-5 20-33 20 0 4 0 8 0 13 14 0 36-1 48-1 10 0 32 1 46 1 0-5 0-9 0-13-21 0-32 0-32-12 0-28 0-54 0-82 0-36 0-49-13-64-6-7-21-15-45-15-36 0-54 25-61 41 0-50 0-99 0-148-20 1-41 4-61 5 0 5 0 8 0 13 30 0 34 2 34 24 0 73 0 145 0 218z"><text:p/></draw:path><draw:path draw:style-name="gr220" draw:text-style-name="P42" svg:width="0.0744in" svg:height="0.0756in" svg:x="2.3346in" svg:y="0.6484in" svg:viewBox="0 0 190 193" svg:d="M122 156c2 17 14 35 33 35 9 0 35-6 35-40 0-8 0-15 0-24-4 0-8 0-11 0 0 9 0 16 0 24 0 24-10 27-15 27-14 0-15-20-15-21 0-29 0-56 0-85 0-17 0-34-16-49-17-17-37-23-57-23-35 0-64 19-64 47 0 13 8 20 19 20 12 0 19-8 19-19 0-6-2-19-21-20 12-15 32-20 45-20 21 0 46 17 46 54 0 5 0 11 0 16-22 1-52 2-78 16-32 14-42 36-42 55 0 33 41 44 67 44 28 0 47-17 55-37zM120 88c0 14 0 27 0 42 0 39-31 54-50 54-21 0-38-15-38-36 0-23 18-58 88-60z"><text:p/></draw:path><draw:path draw:style-name="gr221" draw:text-style-name="P42" svg:width="0.0539in" svg:height="0.0756in" svg:x="2.4161in" svg:y="0.6484in" svg:viewBox="0 0 138 193" svg:d="M74 107c9 1 44 8 44 38 0 22-15 39-47 39-36 0-52-24-59-60-1-5-2-8-6-8-6 0-6 4-6 11 0 18 0 37 0 55 0 8 0 11 5 11 2 0 2-1 11-8 1-1 1-3 8-10 18 17 37 18 47 18 48 0 67-29 67-59 0-22-12-34-18-39-13-15-30-17-48-21-23-4-52-10-52-34 0-15 11-33 47-33 47 0 49 39 51 52 0 3 3 3 4 3 5 0 5-2 5-10 0-15 0-28 0-42 0-8 0-10-3-10s-4 0-9 5c-2 1-6 5-7 6-17-11-34-11-41-11-50 0-67 28-67 52 0 14 7 26 18 36 14 10 25 13 56 19z"><text:p/></draw:path><draw:path draw:style-name="gr222" draw:text-style-name="P42" svg:width="0.0744in" svg:height="0.0756in" svg:x="2.5535in" svg:y="0.6484in" svg:viewBox="0 0 190 193" svg:d="M122 156c2 17 14 35 33 35 9 0 35-6 35-40 0-8 0-15 0-24-4 0-8 0-11 0 0 9 0 16 0 24 0 24-10 27-15 27-14 0-15-20-15-21 0-29 0-56 0-85 0-17 0-34-16-49-17-17-37-23-57-23-35 0-64 19-64 47 0 13 8 20 19 20 12 0 19-8 19-19 0-6-2-19-21-20 12-15 32-20 45-20 21 0 45 17 45 54 0 5 0 11 0 16-22 1-51 2-77 16-32 14-42 36-42 55 0 33 41 44 67 44 28 0 47-17 55-37zM119 88c0 14 0 27 0 42 0 39-30 54-49 54-21 0-38-15-38-36 0-23 17-58 87-60z"><text:p/></draw:path><draw:path draw:style-name="gr223" draw:text-style-name="P42" svg:width="0.035in" svg:height="0.1106in" svg:x="2.6346in" svg:y="0.6118in" svg:viewBox="0 0 90 282" svg:d="M61 96c-19 1-39 2-59 4 0 4 0 8 0 13 27 0 32 3 32 24 0 37 0 75 0 113 0 19-5 19-34 19 0 5 0 8 0 13 13 0 36-1 47-1 14 0 29 1 43 1 0-5 0-8 0-13-28 0-29-3-29-18 0-52 0-103 0-155zM62 22c0-14-10-22-21-22-13 0-23 11-23 22 0 12 10 22 23 22 11 0 21-8 21-22z"><text:p/></draw:path><draw:path draw:style-name="gr224" draw:text-style-name="P42" svg:width="0.0555in" svg:height="0.0728in" svg:x="2.6803in" svg:y="0.6492in" svg:viewBox="0 0 142 186" svg:d="M59 46c0-16 0-30 0-46-19 1-40 2-59 4 0 4 0 8 0 13 30 0 32 3 32 24 0 37 0 75 0 113 0 19-3 19-32 19 0 5 0 8 0 13 17 0 36-1 48-1 17 0 37 0 54 1 0-5 0-8 0-13-4 0-6 0-10 0-31 0-31-5-31-19 0-22 0-45 0-66 0-41 17-80 49-80 4 0 4 0 5 2-1 0-9 4-9 15 0 12 8 19 18 19 7 0 18-6 18-19s-14-25-32-25c-31 0-45 28-51 46z"><text:p/></draw:path><draw:path draw:style-name="gr225" draw:text-style-name="P42" svg:width="0.0169in" svg:height="0.0169in" svg:x="2.7547in" svg:y="0.7051in" svg:viewBox="0 0 44 44" svg:d="M44 22c0-12-9-22-21-22-13 0-23 8-23 22 0 12 10 22 23 22 12 0 21-9 21-22z"><text:p/></draw:path><draw:path draw:style-name="gr226" draw:text-style-name="P42" svg:width="0.0732in" svg:height="0.1205in" svg:x="2.9142in" svg:y="0.6051in" svg:viewBox="0 0 187 307" svg:d="M124 134c-18-4-36-8-54-13-26-7-42-30-42-54 0-30 22-55 55-55 71 0 80 70 83 88 0 3 0 6 4 6 6 0 6-3 6-11 0-28 0-57 0-84 0-7 0-11-4-11s-4 1-6 6c-5 8-11 16-16 24-12-12-30-30-67-30-47 0-83 37-83 82 0 36 23 66 55 78 5 1 27 6 57 13 10 3 24 6 36 21 8 11 13 26 13 40 0 30-22 60-57 60-13 0-44-2-67-23-24-23-25-50-26-65 0-4-4-4-5-4-6 0-6 3-6 10 0 28 0 57 0 84 0 8 0 11 5 11 3 0 3-1 7-6 5-8 1-1 14-24 14 15 41 30 78 30 50 0 83-42 83-87 0-44-27-77-63-86z"><text:p/></draw:path><draw:path draw:style-name="gr227" draw:text-style-name="P42" svg:width="0.0831in" svg:height="0.0748in" svg:x="3.0024in" svg:y="0.6492in" svg:viewBox="0 0 212 191" svg:d="M151 152c0 14 0 26 0 39 21-1 41-4 61-5 0-5 0-8 0-13-30 0-32-3-32-24 0-49 0-100 0-149-20 1-42 2-62 4 0 4 0 8 0 13 30 0 32 3 32 24 0 25 0 50 0 75 0 36-20 65-50 65-36 0-38-19-38-42 0-47 0-92 0-139-20 1-42 2-62 4 0 4 0 8 0 13 34 0 34 1 34 39 0 21 0 42 0 63 0 33 0 72 63 72 24 0 42-12 54-39z"><text:p/></draw:path><draw:path draw:style-name="gr228" draw:text-style-name="P42" svg:width="0.0555in" svg:height="0.0728in" svg:x="3.0941in" svg:y="0.6492in" svg:viewBox="0 0 142 186" svg:d="M59 46c0-16 0-30 0-46-19 1-40 2-59 4 0 4 0 8 0 13 30 0 34 3 34 24 0 37 0 75 0 113 0 19-5 19-34 19 0 5 0 8 0 13 17 0 36-1 48-1 17 0 37 0 54 1 0-5 0-8 0-13-4 0-6 0-10 0-31 0-31-5-31-19 0-22 0-45 0-66 0-41 17-80 49-80 4 0 4 0 5 2-1 0-9 4-9 15 0 12 8 19 18 19 7 0 18-6 18-19s-14-25-32-25c-30 0-45 28-51 46z"><text:p/></draw:path><draw:path draw:style-name="gr229" draw:text-style-name="P42" svg:width="0.0535in" svg:height="0.1169in" svg:x="3.1598in" svg:y="0.6051in" svg:viewBox="0 0 137 298" svg:d="M60 115c0-15 0-32 0-48 0-37 20-57 40-57 1 0 7 0 13 2-5 2-12 7-12 18 0 10 6 18 18 18s18-8 18-18c0-16-16-30-37-30-30 0-66 23-66 67 0 16 0 33 0 48-11 0-23 0-34 0 0 5 0 9 0 13 11 0 23 0 34 0 0 46 0 92 0 137 0 19-5 19-33 19 0 5 0 9 0 14 17 0 36-2 48-2 17 0 36 0 54 2 0-5 0-9 0-14-3 0-6 0-9 0-32 0-33-4-33-19 0-45 0-91 0-137 17 0 33 0 49 0 0-4 0-8 0-13-16 0-33 0-50 0z"><text:p/></draw:path><draw:path draw:style-name="gr230" draw:text-style-name="P42" svg:width="0.0748in" svg:height="0.0756in" svg:x="3.2122in" svg:y="0.6484in" svg:viewBox="0 0 191 193" svg:d="M122 156c3 17 14 35 34 35 8 0 35-6 35-40 0-8 0-15 0-24-4 0-7 0-11 0 0 9 0 16 0 24 0 24-11 27-16 27-14 0-15-20-15-21 0-29 0-56 0-85 0-17 0-34-16-49-15-17-37-23-57-23-35 0-64 19-64 47 0 13 8 20 19 20 12 0 21-8 21-19 0-6-3-19-22-20 11-15 31-20 46-20 20 0 44 17 44 54 0 5 0 11 0 16-22 1-52 2-78 16-31 14-42 36-42 55 0 33 41 44 67 44 28 0 48-17 55-37zM120 88c0 14 0 27 0 42 0 39-30 54-49 54-21 0-39-15-39-36 0-23 18-58 88-60z"><text:p/></draw:path><draw:path draw:style-name="gr231" draw:text-style-name="P42" svg:width="0.063in" svg:height="0.0756in" svg:x="3.2937in" svg:y="0.6484in" svg:viewBox="0 0 161 193" svg:d="M35 96c0-68 35-86 57-86 4 0 30 1 45 15-17 1-19 15-19 19 0 12 7 21 19 21 11 0 19-7 19-21 0-28-32-44-65-44-53 0-91 44-91 97 0 54 42 96 90 96 58 0 71-51 71-55 0-5-5-4-6-4-4 0-5 2-5 4-12 40-40 44-55 44-23 0-60-18-60-86z"><text:p/></draw:path><draw:path draw:style-name="gr232" draw:text-style-name="P42" svg:width="0.0638in" svg:height="0.0756in" svg:x="3.3665in" svg:y="0.6484in" svg:viewBox="0 0 163 193" svg:d="M36 82c2-63 37-74 52-74 43 0 48 58 48 74-34 0-66 0-100 0zM35 91c39 0 78 0 117 0 10 0 11 0 11-9 0-41-23-82-75-82-50 0-88 43-88 96 0 56 44 97 92 97 52 0 71-47 71-55 0-4-3-5-6-5s-3 3-5 6c-14 43-52 43-57 43-21 0-37-12-47-27-13-21-13-49-13-64z"><text:p/></draw:path><draw:path draw:style-name="gr233" draw:text-style-name="P42" svg:width="0.0516in" svg:height="0.1035in" svg:x="3.5094in" svg:y="0.6209in" svg:viewBox="0 0 132 264" svg:d="M65 90c20 0 39 0 60 0 0-5 0-8 0-13-21 0-40 0-60 0 0-25 0-52 0-77-4 0-7 0-11 0 0 35-13 79-54 82 0 2 0 6 0 8 12 0 23 0 35 0 0 38 0 78 0 116 0 53 39 58 55 58 30 0 42-30 42-58 0-8 0-15 0-24-4 0-7 0-11 0 0 9 0 16 0 24 0 32-13 47-29 47-27 0-27-38-27-45 0-40 0-78 0-118z"><text:p/></draw:path><draw:path draw:style-name="gr234" draw:text-style-name="P42" svg:width="0.0638in" svg:height="0.0756in" svg:x="3.5748in" svg:y="0.6484in" svg:viewBox="0 0 163 193" svg:d="M36 82c2-63 38-74 53-74 43 0 47 58 47 74-34 0-66 0-100 0zM36 91c40 0 78 0 118 0 8 0 9 0 9-9 0-41-23-82-74-82-49 0-89 43-89 96 0 56 44 97 94 97 51 0 69-47 69-55 0-4-2-5-5-5s-4 3-6 6c-14 43-52 43-56 43-22 0-38-12-48-27-12-21-12-49-12-64z"><text:p/></draw:path><draw:path draw:style-name="gr235" draw:text-style-name="P42" svg:width="0.0831in" svg:height="0.0728in" svg:x="3.6496in" svg:y="0.6492in" svg:viewBox="0 0 212 186" svg:d="M32 41c0 37 0 75 0 113 0 19-3 19-32 19 0 5 0 8 0 13 14 0 36-1 48-1 11 0 32 1 47 1 0-5 0-8 0-13-28 0-33 0-33-19 0-26 0-52 0-77 0-45 30-69 57-69 26 0 31 23 31 47 0 33 0 66 0 99 0 19-5 19-32 19 0 5 0 8 0 13 14 0 36-1 46-1 12 0 34 1 48 1 0-5 0-8 0-13-21 0-32 0-33-12 0-28 0-54 0-82 0-36 0-49-13-63-5-8-20-16-44-16-31 0-51 18-62 44 0-14 0-30 0-44-20 1-40 2-60 4 0 4 0 8 0 13 30 0 32 3 32 24z"><text:p/></draw:path><draw:path draw:style-name="gr236" draw:text-style-name="P42" svg:width="0.0539in" svg:height="0.0756in" svg:x="3.7417in" svg:y="0.6484in" svg:viewBox="0 0 138 193" svg:d="M73 107c10 1 45 8 45 38 0 22-16 39-48 39-36 0-51-24-59-60-1-5-1-8-6-8s-5 4-5 11c0 18 0 37 0 55 0 8 0 11 4 11 2 0 3-1 10-8 2-1 2-3 9-10 19 17 38 18 47 18 48 0 68-29 68-59 0-22-13-34-18-39-14-15-31-17-48-21-24-4-53-10-53-34 0-15 12-33 48-33 46 0 48 39 49 52 0 3 4 3 5 3 6 0 6-2 6-10 0-15 0-28 0-42 0-8 0-10-5-10-2 0-3 0-8 5-1 1-6 5-7 6-16-11-34-11-40-11-51 0-67 28-67 52 0 14 6 26 18 36 13 10 25 13 55 19z"><text:p/></draw:path><draw:path draw:style-name="gr237" draw:text-style-name="P42" svg:width="0.035in" svg:height="0.1106in" svg:x="3.8071in" svg:y="0.6118in" svg:viewBox="0 0 90 282" svg:d="M61 96c-19 1-39 2-59 4 0 4 0 8 0 13 27 0 32 3 32 24 0 37 0 75 0 113 0 19-5 19-34 19 0 5 0 8 0 13 13 0 36-1 47-1 14 0 29 1 43 1 0-5 0-8 0-13-28 0-29-3-29-18 0-52 0-103 0-155zM62 22c0-14-10-22-21-22-13 0-23 11-23 22 0 12 10 22 23 22 11 0 21-8 21-22z"><text:p/></draw:path><draw:path draw:style-name="gr238" draw:text-style-name="P42" svg:width="0.0732in" svg:height="0.0756in" svg:x="3.8524in" svg:y="0.6484in" svg:viewBox="0 0 187 193" svg:d="M187 98c0-54-42-98-93-98-53 0-94 46-94 98 0 54 44 95 94 95s93-42 93-95zM94 182c-18 0-36-8-48-27-11-19-11-45-11-60 0-17 0-40 11-58 10-19 31-29 48-29 18 0 34 10 46 28 11 18 12 43 12 59 0 15 0 38-9 56-10 19-28 31-49 31z"><text:p/></draw:path><draw:path draw:style-name="gr239" draw:text-style-name="P42" svg:width="0.0831in" svg:height="0.0728in" svg:x="3.9358in" svg:y="0.6492in" svg:viewBox="0 0 212 186" svg:d="M34 41c0 37 0 75 0 113 0 19-5 19-34 19 0 5 0 8 0 13 16 0 36-1 48-1 11 0 32 1 47 1 0-5 0-8 0-13-28 0-33 0-33-19 0-26 0-52 0-77 0-45 30-69 57-69 26 0 31 23 31 47 0 33 0 66 0 99 0 19-5 19-32 19 0 5 0 8 0 13 14 0 36-1 48-1 10 0 32 1 46 1 0-5 0-8 0-13-21 0-32 0-32-12 0-28 0-54 0-82 0-36 0-49-13-63-6-8-21-16-45-16-31 0-50 18-62 44 0-14 0-30 0-44-20 1-40 2-60 4 0 4 0 8 0 13 30 0 34 3 34 24z"><text:p/></draw:path><draw:path draw:style-name="gr240" draw:text-style-name="P42" svg:width="0.0516in" svg:height="0.1035in" svg:x="4.0961in" svg:y="0.6209in" svg:viewBox="0 0 132 264" svg:d="M66 90c20 0 40 0 60 0 0-5 0-8 0-13-20 0-40 0-60 0 0-25 0-52 0-77-4 0-7 0-11 0-1 35-13 79-55 82 0 2 0 6 0 8 12 0 24 0 36 0 0 38 0 78 0 116 0 53 40 58 55 58 30 0 41-30 41-58 0-8 0-15 0-24-4 0-6 0-10 0 0 9 0 16 0 24 0 32-13 47-28 47-28 0-28-38-28-45 0-40 0-78 0-118z"><text:p/></draw:path><draw:path draw:style-name="gr241" draw:text-style-name="P42" svg:width="0.0638in" svg:height="0.0756in" svg:x="4.1622in" svg:y="0.6484in" svg:viewBox="0 0 163 193" svg:d="M36 82c2-63 37-74 52-74 44 0 48 58 48 74-34 0-66 0-100 0zM35 91c39 0 78 0 117 0 10 0 11 0 11-9 0-41-23-82-75-82-48 0-88 43-88 96 0 56 44 97 94 97s69-47 69-55c0-4-3-5-5-5-3 0-4 3-6 6-14 43-52 43-56 43-22 0-38-12-48-27-13-21-13-49-13-64z"><text:p/></draw:path><draw:path draw:style-name="gr242" draw:text-style-name="P42" svg:width="0.0831in" svg:height="0.0728in" svg:x="4.237in" svg:y="0.6492in" svg:viewBox="0 0 212 186" svg:d="M32 41c0 37 0 75 0 113 0 19-4 19-32 19 0 5 0 8 0 13 14 0 36-1 48-1 11 0 32 1 47 1 0-5 0-8 0-13-29 0-33 0-33-19 0-26 0-52 0-77 0-45 29-69 57-69 26 0 31 23 31 47 0 33 0 66 0 99 0 19-5 19-32 19 0 5 0 8 0 13 14 0 36-1 46-1 11 0 34 1 48 1 0-5 0-8 0-13-22 0-32 0-33-12 0-28 0-54 0-82 0-36 0-49-13-63-6-8-20-16-45-16-30 0-50 18-62 44 0-14 0-30 0-44-19 1-40 2-59 4 0 4 0 8 0 13 29 0 32 3 32 24z"><text:p/></draw:path><draw:path draw:style-name="gr243" draw:text-style-name="P42" svg:width="0.0815in" svg:height="0.1169in" svg:x="4.3295in" svg:y="0.6071in" svg:viewBox="0 0 208 298" svg:d="M145 270c0 10 0 18 0 28 21-2 42-4 63-5 0-5 0-9 0-13-30 0-33-3-33-24 0-86 0-171 0-256-20 1-41 4-61 5 0 5 0 8 0 13 30 0 32 2 32 24 0 30 0 60 0 90-12-14-30-25-52-25-50 0-94 41-94 95s41 96 89 96c27 0 47-15 56-28zM145 156c0 29 0 58 0 86 0 9 0 10-3 17-14 19-33 29-51 29-19 0-33-11-44-26-11-18-12-42-12-59 0-16 1-41 13-60 8-13 25-28 48-28 14 0 32 7 46 25 3 8 3 9 3 16z"><text:p/></draw:path><draw:path draw:style-name="gr244" draw:text-style-name="P42" svg:width="0.0539in" svg:height="0.0756in" svg:x="4.4217in" svg:y="0.6484in" svg:viewBox="0 0 138 193" svg:d="M73 107c10 1 45 8 45 38 0 22-16 39-48 39-36 0-51-24-59-60-1-5-1-8-6-8s-5 4-5 11c0 18 0 37 0 55 0 8 0 11 5 11 1 0 2-1 9-8 2-1 2-3 9-10 19 17 38 18 47 18 48 0 68-29 68-59 0-22-13-34-18-39-14-15-30-17-48-21-24-4-52-10-52-34 0-15 11-33 47-33 47 0 48 39 49 52 0 3 4 2 5 3 6 0 6-2 6-10 0-15 0-28 0-42 0-8 0-10-5-10-2 0-3 0-8 5-1 1-6 5-7 6-16-11-34-11-40-11-51 0-67 28-67 52 0 14 6 26 18 36 13 10 25 13 55 19z"><text:p/></draw:path><draw:path draw:style-name="gr245" draw:text-style-name="P42" svg:width="0.0516in" svg:height="0.1035in" svg:x="4.5547in" svg:y="0.6209in" svg:viewBox="0 0 132 264" svg:d="M65 90c20 0 39 0 60 0 0-5 0-8 0-13-21 0-40 0-60 0 0-25 0-52 0-77-4 0-7 0-11 0 0 35-13 79-54 82 0 2 0 6 0 8 12 0 24 0 36 0 0 38 0 78 0 116 0 53 38 58 54 58 30 0 42-30 42-58 0-8 0-15 0-24-4 0-7 0-11 0 0 9 0 16 0 24 0 32-12 47-27 47-29 0-29-38-29-45 0-40 0-78 0-118z"><text:p/></draw:path><draw:path draw:style-name="gr246" draw:text-style-name="P42" svg:width="0.0728in" svg:height="0.0756in" svg:x="4.6209in" svg:y="0.6484in" svg:viewBox="0 0 186 193" svg:d="M186 98c0-54-42-98-92-98-53 0-94 46-94 98 0 54 43 95 92 95 52 0 94-42 94-95zM94 182c-18 0-38-8-48-27-11-19-11-45-11-60 0-17 0-40 9-58 12-19 32-29 48-29 20 0 38 10 48 28 11 18 11 43 11 59 0 15 0 38-8 56-10 19-29 31-49 31z"><text:p/></draw:path><draw:path draw:style-name="gr247" draw:text-style-name="P42" svg:width="0.1295in" svg:height="0.0728in" svg:x="4.7744in" svg:y="0.6492in" svg:viewBox="0 0 330 186" svg:d="M34 41c0 37 0 75 0 113 0 19-5 19-34 19 0 5 0 8 0 13 16 0 37-1 48-1s34 1 47 1c0-5 0-8 0-13-28 0-33 0-33-19 0-26 0-52 0-77 0-45 30-69 57-69s31 23 31 47c0 33 0 66 0 99 0 19-4 19-32 19 0 5 0 8 0 13 14 0 36-1 48-1 10 0 32 1 46 1 0-5 0-8 0-13-27 0-32 0-32-19 0-26 0-52 0-77 0-45 30-69 56-69 27 0 32 23 32 47 0 33 0 66 0 99 0 19-5 19-33 19 0 5 0 8 0 13 15 0 36-1 47-1 12 0 34 1 48 1 0-5 0-8 0-13-22 0-32 0-34-12 0-28 0-54 0-82 0-36 0-49-12-63-6-8-20-16-44-16-36 0-54 25-61 41-6-37-37-41-57-41-31 0-50 18-62 44 0-14 0-30 0-44-20 1-40 2-60 4 0 4 0 8 0 13 30 0 34 3 34 24z"><text:p/></draw:path><draw:path draw:style-name="gr248" draw:text-style-name="P42" svg:width="0.035in" svg:height="0.1106in" svg:x="4.9134in" svg:y="0.6118in" svg:viewBox="0 0 90 282" svg:d="M60 96c-19 1-40 2-59 4 0 4 0 8 0 13 28 0 31 3 31 24 0 37 0 75 0 113 0 19-4 19-32 19 0 5 0 8 0 13 13 0 36-1 46-1 15 0 30 1 44 1 0-5 0-8 0-13-28 0-30-3-30-18 0-52 0-103 0-155zM62 22c0-14-10-22-22-22-14 0-23 11-23 22 0 12 9 22 23 22 12 0 22-8 22-22z"><text:p/></draw:path><draw:path draw:style-name="gr249" draw:text-style-name="P42" svg:width="0.0831in" svg:height="0.0728in" svg:x="4.9594in" svg:y="0.6492in" svg:viewBox="0 0 212 186" svg:d="M32 41c0 37 0 75 0 113 0 19-4 19-32 19 0 5 0 8 0 13 14 0 36-1 48-1 11 0 32 1 47 1 0-5 0-8 0-13-29 0-33 0-33-19 0-26 0-52 0-77 0-45 29-69 57-69 26 0 31 23 31 47 0 33 0 66 0 99 0 19-5 19-32 19 0 5 0 8 0 13 14 0 36-1 46-1 11 0 34 1 48 1 0-5 0-8 0-13-22 0-32 0-33-12 0-28 0-54 0-82 0-36 0-49-13-63-6-8-20-16-45-16-30 0-50 18-62 44 0-14 0-30 0-44-19 1-40 2-59 4 0 4 0 8 0 13 29 0 32 3 32 24z"><text:p/></draw:path><draw:path draw:style-name="gr250" draw:text-style-name="P42" svg:width="0.0354in" svg:height="0.1106in" svg:x="5.0516in" svg:y="0.6118in" svg:viewBox="0 0 91 282" svg:d="M61 96c-19 1-39 2-59 4 0 4 0 8 0 13 28 0 32 3 32 24 0 37 0 75 0 113 0 19-5 19-34 19 0 5 0 8 0 13 14 0 37-1 47-1 14 0 30 1 44 1 0-5 0-8 0-13-29 0-30-3-30-18 0-52 0-103 0-155zM62 22c0-14-9-22-21-22-13 0-23 11-23 22 0 12 10 22 23 22 12 0 21-8 21-22z"><text:p/></draw:path><draw:path draw:style-name="gr251" draw:text-style-name="P42" svg:width="0.1291in" svg:height="0.0728in" svg:x="5.0976in" svg:y="0.6492in" svg:viewBox="0 0 329 186" svg:d="M32 41c0 37 0 75 0 113 0 19-4 19-32 19 0 5 0 8 0 13 14 0 36-1 47-1 12 0 33 1 48 1 0-5 0-8 0-13-29 0-34 0-34-19 0-26 0-52 0-77 0-45 30-69 58-69 26 0 31 23 31 47 0 33 0 66 0 99 0 19-5 19-34 19 0 5 0 8 0 13 16 0 38-1 48-1 11 0 34 1 48 1 0-5 0-8 0-13-28 0-33 0-33-19 0-26 0-52 0-77 0-45 30-69 57-69s32 23 32 47c0 33 0 66 0 99 0 19-5 19-34 19 0 5 0 8 0 13 14 0 36-1 48-1 11 0 32 1 47 1 0-5 0-8 0-13-22 0-33 0-33-12 0-28 0-54 0-82 0-36 0-49-13-63-6-8-20-16-44-16-36 0-54 25-61 41-6-37-38-41-57-41-30 0-50 18-62 44 0-14 0-30 0-44-19 1-40 2-59 4 0 4 0 8 0 13 29 0 32 3 32 24z"><text:p/></draw:path><draw:path draw:style-name="gr252" draw:text-style-name="P42" svg:width="0.035in" svg:height="0.1106in" svg:x="5.2362in" svg:y="0.6118in" svg:viewBox="0 0 90 282" svg:d="M61 96c-20 1-39 2-60 4 0 4 0 8 0 13 28 0 31 3 31 24 0 37 0 75 0 113 0 19-4 19-32 19 0 5 0 8 0 13 13 0 36-1 47-1 14 0 29 1 43 1 0-5 0-8 0-13-28 0-29-3-29-18 0-52 0-103 0-155zM62 22c0-14-10-22-22-22-14 0-22 11-22 22 0 12 8 22 22 22 12 0 22-8 22-22z"><text:p/></draw:path><draw:path draw:style-name="gr253" draw:text-style-name="P42" svg:width="0.0614in" svg:height="0.0713in" svg:x="5.2815in" svg:y="0.6512in" svg:viewBox="0 0 157 182" svg:d="M152 13c4-5 4-6 4-7 0-6-4-6-11-6-44 0-90 0-134 0-1 23-4 46-5 68 4 0 7 0 11 0 2-43 9-58 56-58 16 0 33 0 48 0-39 52-78 106-117 159-4 5-4 5-4 7 0 6 2 6 11 6 47 0 92 0 139 0 2-26 5-52 7-79-3 0-7 0-11 0-3 51-12 69-61 69-17 0-33 0-50 0 39-53 78-106 117-159z"><text:p/></draw:path><draw:path draw:style-name="gr254" draw:text-style-name="P42" svg:width="0.0638in" svg:height="0.0756in" svg:x="5.3551in" svg:y="0.6484in" svg:viewBox="0 0 163 193" svg:d="M36 82c2-63 37-74 52-74 43 0 48 58 48 74-34 0-66 0-100 0zM35 91c39 0 78 0 117 0 10 0 11 0 11-9 0-41-23-82-75-82-50 0-88 43-88 96 0 56 44 97 92 97 52 0 71-47 71-55 0-4-3-5-6-5s-3 3-5 6c-14 43-52 43-57 43-21 0-37-12-47-27-13-21-13-49-13-64z"><text:p/></draw:path><draw:path draw:style-name="gr255" draw:text-style-name="P42" svg:width="0.0516in" svg:height="0.1035in" svg:x="5.498in" svg:y="0.6209in" svg:viewBox="0 0 132 264" svg:d="M65 90c20 0 39 0 60 0 0-5 0-8 0-13-21 0-40 0-60 0 0-25 0-52 0-77-4 0-7 0-11 0 0 35-13 79-54 82 0 2 0 6 0 8 12 0 23 0 35 0 0 38 0 78 0 116 0 53 39 58 55 58 30 0 42-30 42-58 0-8 0-15 0-24-4 0-7 0-11 0 0 9 0 16 0 24 0 32-13 47-29 47-27 0-27-38-27-45 0-40 0-78 0-118z"><text:p/></draw:path><draw:path draw:style-name="gr256" draw:text-style-name="P42" svg:width="0.0831in" svg:height="0.115in" svg:x="5.5646in" svg:y="0.6071in" svg:viewBox="0 0 212 293" svg:d="M32 260c0 20-4 20-32 20 0 4 0 8 0 13 14 0 36-1 48-1 11 0 32 1 47 1 0-5 0-9 0-13-29 0-34 0-34-20 0-25 0-51 0-76 0-45 30-69 58-69 26 0 31 23 31 47 0 32 0 66 0 98 0 20-5 20-34 20 0 4 0 8 0 13 16 0 38-1 48-1 11 0 34 1 48 1 0-5 0-9 0-13-22 0-32 0-33-12 0-28 0-54 0-82 0-36 0-49-13-64-6-7-20-15-45-15-35 0-54 25-61 41 0-50 0-99 0-148-20 1-40 4-60 5 0 5 0 8 0 13 29 0 32 2 32 24 0 73 0 145 0 218z"><text:p/></draw:path><draw:path draw:style-name="gr257" draw:text-style-name="P42" svg:width="0.0638in" svg:height="0.0756in" svg:x="5.6563in" svg:y="0.6484in" svg:viewBox="0 0 163 193" svg:d="M35 82c2-63 38-74 53-74 43 0 46 58 46 74-33 0-66 0-99 0zM35 91c39 0 78 0 117 0 10 0 11 0 11-9 0-41-23-82-75-82-50 0-88 43-88 96 0 56 44 97 92 97 52 0 71-47 71-55 0-4-3-5-6-5s-5 3-6 6c-14 43-51 43-56 43-22 0-39-12-48-27-12-21-12-49-12-64z"><text:p/></draw:path><draw:path draw:style-name="gr258" draw:text-style-name="P42" svg:width="0.0539in" svg:height="0.076in" svg:x="0.0028in" svg:y="0.8476in" svg:viewBox="0 0 138 194" svg:d="M74 108c9 1 44 8 44 38 0 22-15 39-48 39-35 0-51-24-58-60-1-6-2-7-6-7-6 0-6 2-6 10 0 18 0 38 0 56 0 7 0 10 5 10 2 0 2-1 11-8 1-1 1-2 8-11 18 18 37 19 46 19 49 0 68-28 68-58 0-23-12-35-18-41-13-13-30-17-48-21-23-3-52-9-52-33 0-16 11-33 47-33 47 0 49 39 49 51 2 5 5 5 6 5 5 0 5-3 5-11 0-15 0-28 0-42 0-7 0-11-5-11-1 0-2 0-8 5-1 2-5 6-7 7-16-12-33-12-40-12-50 0-67 29-67 52 0 15 7 27 18 36 14 10 25 14 56 20z"><text:p/></draw:path><draw:path draw:style-name="gr259" draw:text-style-name="P42" svg:width="0.0831in" svg:height="0.0752in" svg:x="0.0677in" svg:y="0.848in" svg:viewBox="0 0 212 192" svg:d="M152 154c0 13 0 25 0 38 21-1 40-4 60-5 0-5 0-8 0-13-28 0-32-4-32-24 0-50 0-100 0-150-20 1-42 4-62 5 0 5 0 8 0 13 30 0 33 4 33 24 0 25 0 49 0 74 0 38-20 66-51 66-36 0-38-20-38-42 0-46 0-93 0-140-20 1-42 4-62 5 0 5 0 8 0 13 34 0 34 1 34 38 0 22 0 42 0 64 0 34 0 72 63 72 24 0 42-12 55-38z"><text:p/></draw:path><draw:path draw:style-name="gr260" draw:text-style-name="P42" svg:width="0.0555in" svg:height="0.0732in" svg:x="0.1594in" svg:y="0.848in" svg:viewBox="0 0 142 187" svg:d="M59 47c0-16 0-31 0-47-19 1-40 4-59 5 0 5 0 8 0 13 30 0 34 4 34 24 0 37 0 76 0 113 0 19-5 19-34 19 0 5 0 8 0 13 17-1 36-1 48-1 17 0 37 0 54 1 0-5 0-8 0-13-2 0-6 0-8 0-32 0-33-5-33-20 0-22 0-44 0-65 0-42 18-79 49-79 4 0 4 0 5 0-1 1-9 6-9 16 0 12 8 18 18 18 8 0 18-4 18-18 0-13-14-26-32-26-30 0-45 29-51 47z"><text:p/></draw:path><draw:path draw:style-name="gr261" draw:text-style-name="P42" svg:width="0.0535in" svg:height="0.1169in" svg:x="0.2256in" svg:y="0.8047in" svg:viewBox="0 0 137 298" svg:d="M60 115c0-17 0-32 0-49 0-36 19-56 38-56 2 0 8 0 14 2-5 2-12 7-12 18 0 10 7 18 18 18 12 0 19-8 19-18 0-16-16-30-39-30-30 0-66 23-66 67 0 16 0 33 0 48-10 0-21 0-32 0 0 5 0 9 0 13 11 0 22 0 32 0 0 46 0 92 0 137 0 19-3 19-32 19 0 5 0 9 0 14 17-2 36-2 48-2 17 0 37 0 54 2 0-5 0-9 0-14-4 0-6 0-10 0-31 0-31-4-31-20 0-46 0-90 0-136 16 0 33 0 48 0 0-4 0-8 0-13-17 0-32 0-49 0z"><text:p/></draw:path><draw:path draw:style-name="gr262" draw:text-style-name="P42" svg:width="0.0748in" svg:height="0.076in" svg:x="0.2776in" svg:y="0.8476in" svg:viewBox="0 0 191 194" svg:d="M122 157c3 17 14 35 34 35 8 0 35-6 35-41 0-7 0-15 0-23-4 0-7 0-11 0 0 8 0 16 0 23 0 25-11 28-16 28-13 0-15-19-15-22 0-27 0-56 0-84 0-18 0-33-15-49-16-17-38-24-58-24-34 0-64 20-64 48 0 12 8 19 20 19 11 0 20-8 20-19 0-5-3-19-22-19 11-15 32-19 46-19 20 0 44 16 44 54 0 4 0 10 0 15-22 1-52 3-78 16-31 14-42 36-42 54 0 35 41 45 67 45 29 0 48-18 55-37zM120 88c0 14 0 27 0 42 0 40-30 55-49 55-21 0-39-15-39-36 0-23 18-59 88-61z"><text:p/></draw:path><draw:path draw:style-name="gr263" draw:text-style-name="P42" svg:width="0.063in" svg:height="0.076in" svg:x="0.3594in" svg:y="0.8476in" svg:viewBox="0 0 161 194" svg:d="M35 97c0-68 35-86 57-86 4 0 30 0 45 15-17 2-19 15-19 20 0 10 7 19 19 19 11 0 19-7 19-19 0-29-32-46-65-46-53 0-91 46-91 98 0 54 42 96 91 96 57 0 70-51 70-55 0-5-5-5-6-5-4 0-4 3-5 5-12 40-40 45-55 45-23 0-60-18-60-87z"><text:p/></draw:path><draw:path draw:style-name="gr264" draw:text-style-name="P42" svg:width="0.0638in" svg:height="0.076in" svg:x="0.4323in" svg:y="0.8476in" svg:viewBox="0 0 163 194" svg:d="M36 83c2-63 37-73 52-73 43 0 48 56 48 73-34 0-66 0-100 0zM35 92c39 0 78 0 117 0 10 0 11 0 11-9 0-42-23-83-75-83-48 0-88 43-88 96 0 56 44 98 94 98s69-46 69-55c0-5-3-5-5-5-4 0-4 3-6 6-14 44-52 44-56 44-22 0-38-14-48-29-13-21-13-48-13-63z"><text:p/></draw:path><draw:path draw:style-name="gr265" draw:text-style-name="P42" svg:width="0.0744in" svg:height="0.076in" svg:x="0.5646in" svg:y="0.8476in" svg:viewBox="0 0 190 194" svg:d="M122 157c2 17 14 35 33 35 9 0 35-6 35-41 0-7 0-15 0-23-4 0-8 0-11 0 0 8 0 16 0 23 0 25-10 28-15 28-14 0-15-19-15-22 0-27 0-56 0-84 0-18 0-33-16-49-17-17-37-24-57-24-35 0-64 20-64 48 0 12 8 19 19 19 12 0 19-8 19-19 0-5-1-19-21-19 12-15 32-19 45-19 22 0 46 16 46 54 0 4 0 10 0 15-22 1-52 3-78 16-31 14-42 36-42 54 0 35 41 45 67 45 28 0 47-18 55-37zM120 88c0 14 0 27 0 42 0 40-31 55-50 55-21 0-38-15-38-36 0-23 18-59 88-61z"><text:p/></draw:path><draw:path draw:style-name="gr266" draw:text-style-name="P42" svg:width="0.0555in" svg:height="0.0732in" svg:x="0.6453in" svg:y="0.848in" svg:viewBox="0 0 142 187" svg:d="M58 47c0-16 0-31 0-47-20 1-39 4-58 5 0 5 0 8 0 13 29 0 32 4 32 24 0 37 0 76 0 113 0 19-4 19-32 19 0 5 0 8 0 13 16-1 36-1 48-1 17 0 36 0 53 1 0-5 0-8 0-13-3 0-6 0-9 0-31 0-32-5-32-20 0-22 0-44 0-65 0-42 18-79 50-79 3 0 4 0 5 0-2 1-11 6-11 16 0 12 10 18 20 18 7 0 18-4 18-18 0-13-14-26-32-26-31 0-46 29-52 47z"><text:p/></draw:path><draw:path draw:style-name="gr267" draw:text-style-name="P42" svg:width="0.0638in" svg:height="0.076in" svg:x="0.7098in" svg:y="0.8476in" svg:viewBox="0 0 163 194" svg:d="M36 83c2-63 37-73 52-73 44 0 48 56 48 73-34 0-66 0-100 0zM35 92c39 0 78 0 117 0 10 0 11 0 11-9 0-42-23-83-75-83-48 0-88 43-88 96 0 56 44 98 94 98s69-46 69-55c0-5-3-5-5-5-4 0-4 3-6 6-14 44-52 44-56 44-22 0-38-14-48-29-13-21-13-48-13-63z"><text:p/></draw:path><draw:path draw:style-name="gr268" draw:text-style-name="P42" svg:width="0.0748in" svg:height="0.076in" svg:x="0.7862in" svg:y="0.8476in" svg:viewBox="0 0 191 194" svg:d="M124 157c1 17 12 35 32 35 8 0 35-6 35-41 0-7 0-15 0-23-4 0-7 0-11 0 0 8 0 16 0 23 0 25-11 28-16 28-13 0-15-19-15-22 0-27 0-56 0-84 0-18 0-33-15-49-16-17-38-24-57-24-35 0-64 20-64 48 0 12 9 19 19 19 12 0 20-8 20-19 0-5-3-19-22-19 11-15 32-19 46-19 20 0 44 16 44 54 0 4 0 10 0 15-22 1-50 3-78 16-31 14-42 36-42 54 0 35 41 45 68 45 28 0 47-18 56-37zM120 88c0 14 0 27 0 42 0 40-30 55-49 55-21 0-39-15-39-36 0-23 18-59 88-61z"><text:p/></draw:path><draw:path draw:style-name="gr269" draw:text-style-name="P42" svg:width="0.0728in" svg:height="0.076in" svg:x="0.9232in" svg:y="0.8476in" svg:viewBox="0 0 186 194" svg:d="M186 98c0-54-42-98-92-98-53 0-94 47-94 98 0 56 43 96 92 96 52 0 94-42 94-96zM94 184c-20 0-38-10-48-29-11-18-11-45-11-59 0-17 0-40 9-58 12-20 32-28 48-28 20 0 38 9 48 27 11 18 11 42 11 59 0 14 0 37-9 56-9 20-28 32-48 32z"><text:p/></draw:path><draw:path draw:style-name="gr270" draw:text-style-name="P42" svg:width="0.0535in" svg:height="0.1169in" svg:x="1.0067in" svg:y="0.8047in" svg:viewBox="0 0 137 298" svg:d="M60 115c0-17 0-32 0-49 0-36 20-56 38-56 2 0 9 0 15 2-5 2-13 7-13 18 0 10 7 18 18 18 13 0 19-8 19-18 0-16-16-30-39-30-28 0-64 23-64 67 0 16 0 33 0 48-11 0-23 0-34 0 0 5 0 9 0 13 11 0 23 0 34 0 0 46 0 92 0 137 0 19-5 19-34 19 0 5 0 9 0 14 17-2 37-2 48-2 18 0 37 0 54 2 0-5 0-9 0-14-2 0-6 0-8 0-32 0-33-4-33-20 0-46 0-90 0-136 16 0 33 0 48 0 0-4 0-8 0-13-17 0-32 0-49 0z"><text:p/></draw:path><draw:path draw:style-name="gr271" draw:text-style-name="P42" svg:width="0.0748in" svg:height="0.076in" svg:x="1.115in" svg:y="0.8476in" svg:viewBox="0 0 191 194" svg:d="M122 157c3 17 14 35 34 35 8 0 35-6 35-41 0-7 0-15 0-23-4 0-7 0-11 0 0 8 0 16 0 23 0 25-11 28-16 28-13 0-15-19-15-22 0-27 0-56 0-84 0-18 0-33-16-49-15-17-37-24-57-24-34 0-64 20-64 48 0 12 8 19 19 19 12 0 21-8 21-19 0-5-3-19-22-19 11-15 31-19 46-19 20 0 44 16 44 54 0 4 0 10 0 15-22 1-52 3-78 16-31 14-42 36-42 54 0 35 41 45 67 45 28 0 48-18 55-37zM120 88c0 14 0 27 0 42 0 40-30 55-49 55-21 0-39-15-39-36 0-23 18-59 88-61z"><text:p/></draw:path><draw:path draw:style-name="gr272" draw:text-style-name="P42" svg:width="0.0366in" svg:height="0.115in" svg:x="1.2524in" svg:y="0.8071in" svg:viewBox="0 0 94 293" svg:d="M61 0c-20 1-41 4-61 5 0 5 0 8 0 13 30 0 34 2 34 23 0 73 0 146 0 219 0 20-5 20-34 20 0 4 0 8 0 13 14-1 36-1 47-1s31 0 47 1c0-5 0-9 0-13-28 0-33 0-33-20 0-86 0-174 0-260z"><text:p/></draw:path><draw:path draw:style-name="gr273" draw:text-style-name="P42" svg:width="0.035in" svg:height="0.1106in" svg:x="1.2988in" svg:y="0.8106in" svg:viewBox="0 0 90 282" svg:d="M60 95c-19 1-40 3-59 5 0 4 0 8 0 13 28 0 31 2 31 23 0 38 0 75 0 114 0 19-4 19-32 19 0 5 0 8 0 13 13-1 36-1 46-1 15 0 30 0 44 1 0-5 0-8 0-13-28 0-30-3-30-19 0-52 0-104 0-155zM62 22c0-14-10-22-22-22-14 0-23 11-23 22 0 12 9 22 23 22 12 0 22-9 22-22z"><text:p/></draw:path><draw:path draw:style-name="gr274" draw:text-style-name="P42" svg:width="0.0815in" svg:height="0.1055in" svg:x="1.3449in" svg:y="0.848in" svg:viewBox="0 0 208 269" svg:d="M145 161c0 25 0 50 0 75 0 20-5 20-32 20 0 4 0 8 0 13 14 0 36-1 47-1 12 0 33 1 48 1 0-5 0-9 0-13-29 0-33 0-33-20 0-79 0-157 0-236-3 0-6 0-9 0-6 13-11 25-17 38-5-12-23-38-57-38-48 0-92 41-92 96 0 53 41 96 90 96 29 0 47-19 55-31zM146 70c0 20 0 39 0 60 0 13-7 25-16 34-5 6-20 18-39 18-31 0-56-37-56-86 0-50 29-85 60-85 35 0 51 37 51 59z"><text:p/></draw:path><draw:path draw:style-name="gr275" draw:text-style-name="P42" svg:width="0.0831in" svg:height="0.0752in" svg:x="1.4319in" svg:y="0.848in" svg:viewBox="0 0 212 192" svg:d="M152 154c0 13 0 25 0 38 21-1 40-4 60-5 0-5 0-8 0-13-28 0-32-4-32-24 0-50 0-100 0-150-20 1-42 4-62 5 0 5 0 8 0 13 30 0 33 4 33 24 0 25 0 49 0 74 0 38-20 66-51 66-35 0-38-20-38-42 0-46 0-93 0-140-20 1-42 4-62 5 0 5 0 8 0 13 34 0 34 1 34 38 0 22 0 42 0 64 0 34 0 72 63 72 24 0 42-12 55-38z"><text:p/></draw:path><draw:path draw:style-name="gr276" draw:text-style-name="P42" svg:width="0.035in" svg:height="0.1106in" svg:x="1.5244in" svg:y="0.8106in" svg:viewBox="0 0 90 282" svg:d="M61 95c-20 1-39 3-60 5 0 4 0 8 0 13 28 0 31 2 31 23 0 38 0 75 0 114 0 19-3 19-32 19 0 5 0 8 0 13 13-1 36-1 47-1 14 0 29 0 43 1 0-5 0-8 0-13-28 0-29-3-29-19 0-52 0-104 0-155zM62 22c0-14-10-22-22-22s-22 11-22 22c0 12 10 22 22 22s22-9 22-22z"><text:p/></draw:path><draw:path draw:style-name="gr277" draw:text-style-name="P42" svg:width="0.0815in" svg:height="0.1169in" svg:x="1.5709in" svg:y="0.8071in" svg:viewBox="0 0 208 298" svg:d="M146 269c0 9 0 19 0 29 21-2 41-4 62-5 0-5 0-9 0-13-29 0-33-4-33-24 0-86 0-171 0-256-20 1-41 4-61 5 0 5 0 8 0 13 30 0 34 2 34 23 0 30 0 61 0 91-14-16-32-26-54-26-50 0-94 42-94 96s41 96 90 96c26 0 46-15 56-29zM146 156c0 29 0 58 0 86 0 9 0 9-4 16-14 20-33 30-51 30-19 0-33-11-44-28-11-16-12-40-12-58 0-16 1-41 13-59 8-13 25-28 48-28 14 0 32 6 46 25 4 8 4 9 4 16z"><text:p/></draw:path><draw:path draw:style-name="gr278" draw:text-style-name="P42" svg:width="0.0815in" svg:height="0.1169in" svg:x="1.7181in" svg:y="0.8071in" svg:viewBox="0 0 208 298" svg:d="M60 133c0-44 0-89 0-133-20 1-40 4-60 5 0 5 0 8 0 13 29 0 32 2 32 23 0 84 0 168 0 252 4 0 8 0 11 0 0-1 4-7 15-27 7 10 25 32 56 32 49 0 94-42 94-96s-42-96-90-96c-33 0-51 20-58 27zM61 245c0-29 0-59 0-88 0-7 0-8 5-14 17-24 40-28 50-28 18 0 34 11 45 28s12 41 12 57-1 42-13 60c-10 14-26 28-48 28-20 0-34-11-45-26-6-9-6-10-6-17z"><text:p/></draw:path><draw:path draw:style-name="gr279" draw:text-style-name="P42" svg:width="0.0807in" svg:height="0.1055in" svg:x="1.8043in" svg:y="0.8504in" svg:viewBox="0 0 206 269" svg:d="M167 41c11-28 32-28 39-28 0-5 0-8 0-13-9 1-21 1-32 1-7 0-26 0-36-1 0 5 0 8 0 13 13 0 19 7 19 18 0 5 0 5-2 11-15 35-28 68-42 103-16-37-31-75-47-113-2-4-2-6-2-8 0-11 15-11 22-11 0-5 0-8 0-13-10 1-38 1-45 1-11 0-29 0-41-1 0 5 0 8 0 13 20 0 28 0 34 15 21 51 42 103 63 154-2 5-8 20-11 24-8 24-20 53-48 53-1 0-12 0-19-7 13-2 16-11 16-18 0-11-7-18-17-18-8 0-18 6-18 18 0 19 18 35 38 35 27 0 45-24 54-48 26-60 50-120 75-180z"><text:p/></draw:path><draw:path draw:style-name="gr280" draw:text-style-name="P42" svg:width="0.0815in" svg:height="0.1055in" svg:x="1.9492in" svg:y="0.848in" svg:viewBox="0 0 208 269" svg:d="M61 29c0-10 0-19 0-29-20 1-41 4-61 5 0 5 0 8 0 13 30 0 32 2 32 22 0 66 0 130 0 196 0 20-3 20-32 20 0 4 0 8 0 13 14 0 36-1 47-1 12 0 33 1 48 1 0-5 0-9 0-13-28 0-33 0-33-20 0-24 0-46 0-70 0-2 0-3 0-4 2 7 20 30 52 30 50 0 94-42 94-96s-41-96-88-96c-34 0-50 19-59 29zM62 139c0-31 0-63 0-95 12-21 33-33 54-33 32 0 57 37 57 85 0 50-29 86-60 86-18 0-34-8-45-26-6-8-6-8-6-17z"><text:p/></draw:path><draw:path draw:style-name="gr281" draw:text-style-name="P42" svg:width="0.0827in" svg:height="0.0752in" svg:x="2.0421in" svg:y="0.848in" svg:viewBox="0 0 211 192" svg:d="M151 154c0 13 0 25 0 38 21-1 40-4 60-5 0-5 0-8 0-13-29 0-32-4-32-24 0-50 0-100 0-150-21 1-42 4-63 5 0 5 0 8 0 13 30 0 34 4 34 24 0 25 0 49 0 74 0 38-20 66-52 66-34 0-37-20-37-42 0-46 0-93 0-140-20 1-41 4-61 5 0 5 0 8 0 13 32 0 32 1 32 38 0 22 0 42 0 64 0 34 0 72 65 72 23 0 42-12 54-38z"><text:p/></draw:path><draw:path draw:style-name="gr282" draw:text-style-name="P42" svg:width="0.0366in" svg:height="0.115in" svg:x="2.1343in" svg:y="0.8071in" svg:viewBox="0 0 94 293" svg:d="M61 0c-20 1-41 4-61 5 0 5 0 8 0 13 30 0 34 2 34 23 0 73 0 146 0 219 0 20-5 20-34 20 0 4 0 8 0 13 14-1 36-1 47-1 9 0 31 0 47 1 0-5 0-9 0-13-28 0-33 0-33-20 0-86 0-174 0-260z"><text:p/></draw:path><draw:path draw:style-name="gr283" draw:text-style-name="P42" svg:width="0.0366in" svg:height="0.115in" svg:x="2.1807in" svg:y="0.8071in" svg:viewBox="0 0 94 293" svg:d="M61 0c-20 1-41 4-61 5 0 5 0 8 0 13 30 0 32 2 32 23 0 73 0 146 0 219 0 20-4 20-32 20 0 4 0 8 0 13 14-1 36-1 47-1s31 0 47 1c0-5 0-9 0-13-29 0-33 0-33-20 0-86 0-174 0-260z"><text:p/></draw:path><draw:path draw:style-name="gr284" draw:text-style-name="P42" svg:width="0.035in" svg:height="0.1106in" svg:x="2.2272in" svg:y="0.8106in" svg:viewBox="0 0 90 282" svg:d="M60 95c-19 1-40 3-59 5 0 4 0 8 0 13 28 0 31 2 31 23 0 38 0 75 0 114 0 19-4 19-32 19 0 5 0 8 0 13 13-1 36-1 46-1 14 0 30 0 44 1 0-5 0-8 0-13-28 0-30-3-30-19 0-52 0-104 0-155zM62 22c0-14-10-22-22-22-14 0-23 11-23 22 0 12 9 22 23 22 12 0 22-9 22-22z"><text:p/></draw:path><draw:path draw:style-name="gr285" draw:text-style-name="P42" svg:width="0.0831in" svg:height="0.0732in" svg:x="2.2728in" svg:y="0.848in" svg:viewBox="0 0 212 187" svg:d="M32 42c0 37 0 76 0 113 0 19-4 19-32 19 0 5 0 8 0 13 14-1 36-1 48-1 11 0 32 0 47 1 0-5 0-8 0-13-29 0-34 0-34-19 0-27 0-52 0-78 0-43 30-67 58-67 26 0 31 22 31 46 0 33 0 66 0 99 0 19-5 19-32 19 0 5 0 8 0 13 14-1 36-1 46-1 11 0 34 0 48 1 0-5 0-8 0-13-22 0-32 0-33-13 0-27 0-54 0-81 0-36 0-49-13-64-6-8-20-16-45-16-30 0-50 18-62 44 0-14 0-30 0-44-19 1-40 4-59 5 0 5 0 8 0 13 29 0 32 4 32 24z"><text:p/></draw:path><draw:path draw:style-name="gr286" draw:text-style-name="P42" svg:width="0.0752in" svg:height="0.1091in" svg:x="2.3646in" svg:y="0.8461in" svg:viewBox="0 0 192 278" svg:d="M82 119c-38 0-38-42-38-52 0-11 2-25 8-36 3-5 13-17 30-17 36 0 36 44 36 53 0 11 0 24-6 35-4 5-14 17-30 17zM32 136c0-2 0-12 8-21 16 12 33 13 42 13 38 0 68-28 68-61 0-15-7-31-18-41 16-14 31-16 38-16 2 0 3 0 4 1-4 1-6 6-6 11 0 7 5 12 12 12 5 0 12-3 12-12 0-8-5-22-22-22-8 0-26 4-44 20-18-14-35-15-44-15-40 0-69 30-69 62 0 18 10 34 19 43-4 6-12 21-12 35 0 13 5 29 18 37-25 8-38 26-38 42 0 32 41 54 92 54s94-21 94-54c0-15-6-36-28-48-21-12-46-12-72-12-10 0-28 0-31-1-14-1-23-14-23-27zM94 269c-44 0-72-22-72-45 0-19 15-34 34-36 9 0 16 0 24 0 38 0 84 0 84 36 0 23-30 45-70 45z"><text:p/></draw:path><draw:path draw:style-name="gr287" draw:text-style-name="P42" svg:width="0.0516in" svg:height="0.1035in" svg:x="2.502in" svg:y="0.8197in" svg:viewBox="0 0 132 264" svg:d="M65 90c20 0 39 0 60 0 0-5 0-8 0-13-21 0-40 0-60 0 0-25 0-52 0-77-4 0-7 0-11 0 0 34-13 79-54 80 0 4 0 6 0 10 12 0 24 0 36 0 0 38 0 78 0 116 0 52 38 58 54 58 30 0 42-30 42-58 0-8 0-15 0-24-4 0-7 0-11 0 0 8 0 16 0 23 0 31-13 48-29 48-27 0-27-38-27-45 0-40 0-78 0-118z"><text:p/></draw:path><draw:path draw:style-name="gr288" draw:text-style-name="P42" svg:width="0.0831in" svg:height="0.115in" svg:x="2.5685in" svg:y="0.8071in" svg:viewBox="0 0 212 293" svg:d="M32 260c0 20-4 20-32 20 0 4 0 8 0 13 14-1 36-1 48-1 11 0 32 0 47 1 0-5 0-9 0-13-29 0-33 0-33-20 0-26 0-51 0-78 0-43 30-67 57-67 26 0 31 23 31 47 0 32 0 66 0 98 0 20-5 20-32 20 0 4 0 8 0 13 14-1 36-1 46-1 11 0 34 0 48 1 0-5 0-9 0-13-22 0-32 0-33-14 0-26 0-54 0-80 0-36 0-49-13-65-6-7-20-15-45-15-35 0-54 25-60 42 0-50 0-99 0-148-20 1-41 4-61 5 0 5 0 8 0 13 29 0 32 2 32 23 0 73 0 146 0 219z"><text:p/></draw:path><draw:path draw:style-name="gr289" draw:text-style-name="P42" svg:width="0.0638in" svg:height="0.076in" svg:x="2.6602in" svg:y="0.8476in" svg:viewBox="0 0 163 194" svg:d="M35 83c2-63 38-73 53-73 43 0 48 56 48 73-34 0-68 0-101 0zM35 92c39 0 78 0 117 0 10 0 11 0 11-9 0-42-23-83-75-83-50 0-88 43-88 96 0 56 44 98 92 98 52 0 71-46 71-55 0-5-3-5-6-5s-5 3-5 6c-15 44-52 44-57 44-21 0-37-14-48-29-12-21-12-48-12-63z"><text:p/></draw:path><draw:path draw:style-name="gr290" draw:text-style-name="P42" svg:width="0.0366in" svg:height="0.115in" svg:x="2.7906in" svg:y="0.8071in" svg:viewBox="0 0 94 293" svg:d="M61 0c-20 1-41 4-61 5 0 5 0 8 0 13 30 0 34 2 34 23 0 73 0 146 0 219 0 20-5 20-34 20 0 4 0 8 0 13 14-1 36-1 47-1s31 0 47 1c0-5 0-9 0-13-28 0-33 0-33-20 0-86 0-174 0-260z"><text:p/></draw:path><draw:path draw:style-name="gr291" draw:text-style-name="P42" svg:width="0.035in" svg:height="0.1106in" svg:x="2.837in" svg:y="0.8106in" svg:viewBox="0 0 90 282" svg:d="M60 95c-19 1-40 3-59 5 0 4 0 8 0 13 28 0 31 2 31 23 0 38 0 75 0 114 0 19-4 19-32 19 0 5 0 8 0 13 13-1 36-1 46-1 15 0 30 0 44 1 0-5 0-8 0-13-28 0-30-3-30-19 0-52 0-104 0-155zM62 22c0-14-10-22-22-22-14 0-22 11-22 22 0 12 8 22 22 22 12 0 22-9 22-22z"><text:p/></draw:path><draw:path draw:style-name="gr292" draw:text-style-name="P42" svg:width="0.0815in" svg:height="0.1055in" svg:x="2.8835in" svg:y="0.848in" svg:viewBox="0 0 208 269" svg:d="M145 161c0 25 0 50 0 75 0 20-5 20-32 20 0 4 0 8 0 13 14 0 36-1 47-1 12 0 33 1 48 1 0-5 0-9 0-13-29 0-33 0-33-20 0-79 0-157 0-236-3 0-6 0-9 0-6 13-11 25-17 38-5-12-22-38-57-38-48 0-92 41-92 96 0 53 41 96 90 96 29 0 47-19 55-31zM146 70c0 20 0 39 0 60 0 13-7 25-16 34-5 6-18 18-39 18-31 0-56-37-56-86 0-50 30-85 61-85 34 0 50 37 50 59z"><text:p/></draw:path><draw:path draw:style-name="gr293" draw:text-style-name="P42" svg:width="0.0827in" svg:height="0.0752in" svg:x="2.9709in" svg:y="0.848in" svg:viewBox="0 0 211 192" svg:d="M151 154c0 13 0 25 0 38 21-1 40-4 60-5 0-5 0-8 0-13-29 0-32-4-32-24 0-50 0-100 0-150-21 1-42 4-63 5 0 5 0 8 0 13 30 0 34 4 34 24 0 25 0 49 0 74 0 38-20 66-52 66-34 0-37-20-37-42 0-46 0-93 0-140-20 1-41 4-61 5 0 5 0 8 0 13 32 0 32 1 32 38 0 22 0 42 0 64 0 34 0 72 64 72 24 0 42-12 55-38z"><text:p/></draw:path><draw:path draw:style-name="gr294" draw:text-style-name="P42" svg:width="0.035in" svg:height="0.1106in" svg:x="3.063in" svg:y="0.8106in" svg:viewBox="0 0 90 282" svg:d="M61 95c-19 1-39 3-59 5 0 4 0 8 0 13 27 0 32 2 32 23 0 38 0 75 0 114 0 19-5 19-34 19 0 5 0 8 0 13 13-1 36-1 47-1 14 0 29 0 43 1 0-5 0-8 0-13-28 0-29-3-29-19 0-52 0-104 0-155zM62 22c0-14-10-22-22-22s-22 11-22 22c0 12 10 22 22 22s22-9 22-22z"><text:p/></draw:path><draw:path draw:style-name="gr295" draw:text-style-name="P42" svg:width="0.0815in" svg:height="0.1169in" svg:x="3.1091in" svg:y="0.8071in" svg:viewBox="0 0 208 298" svg:d="M146 269c0 9 0 19 0 29 21-2 41-4 62-5 0-5 0-9 0-13-29 0-33-4-33-24 0-86 0-171 0-256-20 1-41 4-61 5 0 5 0 8 0 13 30 0 34 2 34 23 0 30 0 61 0 91-12-16-32-26-54-26-50 0-94 42-94 96s42 96 90 96c26 0 46-15 56-29zM146 156c0 29 0 58 0 86 0 9 0 9-4 16-14 20-33 30-51 30s-33-11-44-28c-11-16-12-40-12-58 0-16 1-41 13-59 10-13 25-28 48-28 14 0 32 6 46 25 4 8 4 9 4 16z"><text:p/></draw:path><draw:path draw:style-name="gr296" draw:text-style-name="P42" svg:width="0.1295in" svg:height="0.0732in" svg:x="3.2571in" svg:y="0.848in" svg:viewBox="0 0 330 187" svg:d="M32 42c0 37 0 76 0 113 0 19-3 19-32 19 0 5 0 8 0 13 14-1 36-1 48-1 11 0 32 0 47 1 0-5 0-8 0-13-28 0-33 0-33-19 0-27 0-52 0-78 0-43 30-67 57-67 26 0 31 22 31 46 0 33 0 66 0 99 0 19-5 19-32 19 0 5 0 8 0 13 14-1 36-1 46-1 12 0 34 0 48 1 0-5 0-8 0-13-28 0-33 0-33-19 0-27 0-52 0-78 0-43 30-67 57-67s32 22 32 46c0 33 0 66 0 99 0 19-5 19-34 19 0 5 0 8 0 13 16-1 37-1 48-1s34 0 48 1c0-5 0-8 0-13-23 0-34 0-34-13 0-27 0-54 0-81 0-36 0-49-13-64-6-8-19-16-44-16-35 0-54 25-61 42-6-37-38-42-56-42-31 0-51 18-62 44 0-14 0-30 0-44-20 1-40 4-60 5 0 5 0 8 0 13 30 0 32 4 32 24z"><text:p/></draw:path><draw:path draw:style-name="gr297" draw:text-style-name="P42" svg:width="0.0728in" svg:height="0.076in" svg:x="3.3949in" svg:y="0.8476in" svg:viewBox="0 0 186 194" svg:d="M186 98c0-54-42-98-92-98-53 0-94 47-94 98 0 56 43 96 92 96 52 0 94-42 94-96zM94 184c-20 0-38-10-50-29-9-18-9-45-9-59 0-17 0-40 9-58 12-20 32-28 48-28 20 0 38 9 48 27 11 18 11 42 11 59 0 14 0 37-9 56-9 20-28 32-48 32z"><text:p/></draw:path><draw:path draw:style-name="gr298" draw:text-style-name="P42" svg:width="0.0366in" svg:height="0.115in" svg:x="3.4787in" svg:y="0.8071in" svg:viewBox="0 0 94 293" svg:d="M61 0c-20 1-41 4-61 5 0 5 0 8 0 13 30 0 32 2 32 23 0 73 0 146 0 219 0 20-3 20-32 20 0 4 0 8 0 13 14-1 36-1 47-1s31 0 47 1c0-5 0-9 0-13-29 0-33 0-33-20 0-86 0-174 0-260z"><text:p/></draw:path><draw:path draw:style-name="gr299" draw:text-style-name="P42" svg:width="0.0638in" svg:height="0.076in" svg:x="3.524in" svg:y="0.8476in" svg:viewBox="0 0 163 194" svg:d="M35 83c3-63 38-73 53-73 43 0 48 56 48 73-34 0-68 0-101 0zM35 92c39 0 78 0 117 0 10 0 11 0 11-9 0-42-23-83-75-83-50 0-88 43-88 96 0 56 44 98 92 98 52 0 71-46 71-55 0-5-3-5-6-5s-5 3-5 6c-15 44-52 44-57 44-21 0-37-14-47-29-13-21-13-48-13-63z"><text:p/></draw:path><draw:path draw:style-name="gr300" draw:text-style-name="P42" svg:width="0.063in" svg:height="0.076in" svg:x="3.5984in" svg:y="0.8476in" svg:viewBox="0 0 161 194" svg:d="M35 97c0-68 35-86 57-86 4 0 30 0 45 15-17 2-19 15-19 20 0 10 7 19 19 19 11 0 19-7 19-19 0-29-31-46-65-46-51 0-91 46-91 98 0 54 42 96 91 96 57 0 70-51 70-55 0-5-4-5-5-5-5 0-5 3-6 5-12 40-40 45-55 45-23 0-60-18-60-87z"><text:p/></draw:path><draw:path draw:style-name="gr301" draw:text-style-name="P42" svg:width="0.0827in" svg:height="0.0752in" svg:x="3.6724in" svg:y="0.848in" svg:viewBox="0 0 211 192" svg:d="M151 154c0 13 0 25 0 38 21-1 40-4 60-5 0-5 0-8 0-13-29 0-32-4-32-24 0-50 0-100 0-150-21 1-42 4-63 5 0 5 0 8 0 13 30 0 34 4 34 24 0 25 0 49 0 74 0 38-20 66-52 66-34 0-37-20-37-42 0-46 0-93 0-140-20 1-41 4-61 5 0 5 0 8 0 13 32 0 32 1 32 38 0 22 0 42 0 64 0 34 0 72 65 72 23 0 42-12 54-38z"><text:p/></draw:path><draw:path draw:style-name="gr302" draw:text-style-name="P42" svg:width="0.0366in" svg:height="0.115in" svg:x="3.7638in" svg:y="0.8071in" svg:viewBox="0 0 94 293" svg:d="M61 0c-20 1-41 4-61 5 0 5 0 8 0 13 30 0 34 2 34 23 0 73 0 146 0 219 0 20-5 20-34 20 0 4 0 8 0 13 14-1 36-1 47-1s31 0 47 1c0-5 0-9 0-13-28 0-33 0-33-20 0-86 0-174 0-260z"><text:p/></draw:path><draw:path draw:style-name="gr303" draw:text-style-name="P42" svg:width="0.0638in" svg:height="0.076in" svg:x="3.8094in" svg:y="0.8476in" svg:viewBox="0 0 163 194" svg:d="M36 83c2-63 37-73 52-73 43 0 48 56 48 73-34 0-66 0-100 0zM35 92c39 0 78 0 117 0 10 0 11 0 11-9 0-42-23-83-75-83-50 0-88 43-88 96 0 56 44 98 92 98 52 0 71-46 71-55 0-5-3-5-5-5-4 0-4 3-6 6-14 44-52 44-56 44-22 0-38-14-48-29-13-21-13-48-13-63z"><text:p/></draw:path><draw:path draw:style-name="gr304" draw:text-style-name="P42" svg:width="0.0539in" svg:height="0.076in" svg:x="3.8839in" svg:y="0.8476in" svg:viewBox="0 0 138 194" svg:d="M74 108c9 1 44 8 44 38 0 22-15 39-48 39-35 0-51-24-58-60-1-6-2-7-6-7-6 0-6 2-6 10 0 18 0 38 0 56 0 7 0 10 5 10 2 0 2-1 11-8 0-1 0-2 8-11 18 18 37 19 46 19 49 0 68-28 68-58 0-23-13-35-18-41-13-13-30-17-48-21-24-3-52-9-52-33 0-16 11-33 47-33 47 0 49 39 49 51 2 5 5 5 6 5 5 0 5-3 5-11 0-15 0-28 0-42 0-7 0-11-5-11-1 0-2 0-8 5-1 2-5 6-7 7-16-12-33-12-40-12-51 0-67 29-67 52 0 15 7 27 18 36 13 10 25 14 56 20z"><text:p/></draw:path><draw:path draw:style-name="gr305" draw:text-style-name="P42" svg:width="0.0516in" svg:height="0.1035in" svg:x="4.0031in" svg:y="0.8197in" svg:viewBox="0 0 132 264" svg:d="M65 90c20 0 41 0 61 0 0-5 0-8 0-13-20 0-41 0-61 0 0-25 0-52 0-77-4 0-6 0-10 0-1 34-13 79-55 80 0 4 0 6 0 10 12 0 24 0 36 0 0 38 0 78 0 116 0 52 40 58 54 58 30 0 42-30 42-58 0-8 0-15 0-24-4 0-7 0-11 0 0 8 0 16 0 23 0 31-12 48-27 48-29 0-29-38-29-45 0-40 0-78 0-118z"><text:p/></draw:path><draw:path draw:style-name="gr306" draw:text-style-name="P42" svg:width="0.0732in" svg:height="0.076in" svg:x="4.0693in" svg:y="0.8476in" svg:viewBox="0 0 187 194" svg:d="M187 98c0-54-42-98-93-98-53 0-94 47-94 98 0 56 44 96 94 96s93-42 93-96zM94 184c-18 0-36-10-48-29-11-18-11-45-11-59 0-17 0-40 11-58 10-20 31-28 48-28 18 0 34 9 46 27 11 18 12 42 12 59 0 14 0 37-9 56-10 20-28 32-49 32z"><text:p/></draw:path><draw:path draw:style-name="gr307" draw:text-style-name="P42" svg:width="0.0752in" svg:height="0.1091in" svg:x="4.1524in" svg:y="0.8461in" svg:viewBox="0 0 192 278" svg:d="M82 119c-38 0-38-42-38-52 0-11 2-25 8-36 3-5 13-17 30-17 37 0 37 44 37 53 0 11-1 24-7 35-4 5-14 17-30 17zM32 136c0-2 0-12 8-21 16 12 33 13 42 13 39 0 68-28 68-61 0-15-7-31-18-41 16-14 31-16 38-16 2 0 4 0 5 1-5 1-7 6-7 11 0 7 6 12 12 12 5 0 12-3 12-12 0-8-5-22-22-22-8 0-26 4-44 20-18-14-35-15-44-15-40 0-69 30-69 62 0 18 10 34 21 43-6 6-14 21-14 35 0 13 5 29 18 37-25 8-38 26-38 42 0 32 42 54 92 54 51 0 94-21 94-54 0-15-5-36-26-48-23-12-47-12-74-12-10 0-28 0-31-1-13-1-23-14-23-27zM94 269c-44 0-72-22-72-45 0-19 15-34 34-36 9 0 17 0 26 0 36 0 82 0 82 36 0 23-30 45-70 45z"><text:p/></draw:path><draw:path draw:style-name="gr308" draw:text-style-name="P42" svg:width="0.0638in" svg:height="0.076in" svg:x="4.2354in" svg:y="0.8476in" svg:viewBox="0 0 163 194" svg:d="M35 83c2-63 38-73 53-73 43 0 46 56 46 73-33 0-66 0-99 0zM35 92c39 0 78 0 117 0 9 0 11 0 11-9 0-42-23-83-75-83-50 0-88 43-88 96 0 56 43 98 92 98 52 0 71-46 71-55 0-5-3-5-6-5s-5 3-6 6c-14 44-53 44-56 44-22 0-39-14-48-29-12-21-12-48-12-63z"><text:p/></draw:path><draw:path draw:style-name="gr309" draw:text-style-name="P42" svg:width="0.0516in" svg:height="0.1035in" svg:x="4.3079in" svg:y="0.8197in" svg:viewBox="0 0 132 264" svg:d="M65 90c20 0 39 0 60 0 0-5 0-8 0-13-21 0-40 0-60 0 0-25 0-52 0-77-4 0-7 0-11 0 0 34-13 79-54 80 0 4 0 6 0 10 12 0 23 0 35 0 0 38 0 78 0 116 0 52 39 58 55 58 30 0 42-30 42-58 0-8 0-15 0-24-4 0-7 0-11 0 0 8 0 16 0 23 0 31-13 48-29 48-27 0-27-38-27-45 0-40 0-78 0-118z"><text:p/></draw:path><draw:path draw:style-name="gr310" draw:text-style-name="P42" svg:width="0.0831in" svg:height="0.115in" svg:x="4.3744in" svg:y="0.8071in" svg:viewBox="0 0 212 293" svg:d="M32 260c0 20-4 20-32 20 0 4 0 8 0 13 14-1 36-1 47-1 12 0 33 0 48 1 0-5 0-9 0-13-29 0-34 0-34-20 0-26 0-51 0-78 0-43 30-67 58-67 26 0 31 23 31 47 0 32 0 66 0 98 0 20-5 20-34 20 0 4 0 8 0 13 16-1 38-1 48-1 11 0 34 0 48 1 0-5 0-9 0-13-22 0-33 0-33-14 0-26 0-54 0-80 0-36 0-49-13-65-6-7-20-15-45-15-35 0-54 25-61 42 0-50 0-99 0-148-20 1-40 4-60 5 0 5 0 8 0 13 29 0 32 2 32 23 0 73 0 146 0 219z"><text:p/></draw:path><draw:path draw:style-name="gr311" draw:text-style-name="P42" svg:width="0.0638in" svg:height="0.076in" svg:x="4.4661in" svg:y="0.8476in" svg:viewBox="0 0 163 194" svg:d="M35 83c2-63 38-73 53-73 43 0 46 56 46 73-33 0-66 0-99 0zM35 92c39 0 78 0 117 0 10 0 11 0 11-9 0-42-23-83-75-83-50 0-88 43-88 96 0 56 44 98 92 98 52 0 71-46 71-55 0-5-3-5-6-5s-5 3-6 6c-14 44-51 44-56 44-22 0-39-14-48-29-12-21-12-48-12-63z"><text:p/></draw:path><draw:path draw:style-name="gr312" draw:text-style-name="P42" svg:width="0.0555in" svg:height="0.0732in" svg:x="4.5398in" svg:y="0.848in" svg:viewBox="0 0 142 187" svg:d="M59 47c0-16 0-31 0-47-19 1-40 4-59 5 0 5 0 8 0 13 29 0 32 4 32 24 0 37 0 76 0 113 0 19-4 19-32 19 0 5 0 8 0 13 17-1 36-1 48-1 17 0 36 0 53 1 0-5 0-8 0-13-3 0-6 0-9 0-31 0-32-5-32-20 0-22 0-44 0-65 0-42 18-79 50-79 3 0 4 0 5 0-1 1-9 6-9 16 0 12 8 18 18 18 7 0 18-4 18-18 0-13-14-26-32-26-31 0-45 29-51 47z"><text:p/></draw:path><draw:path draw:style-name="gr313" draw:text-style-name="P42" svg:width="0.0169in" svg:height="0.0177in" svg:x="4.6142in" svg:y="0.9043in" svg:viewBox="0 0 44 46" svg:d="M44 23c0-12-10-23-22-23-14 0-22 11-22 23s8 23 22 23c12 0 22-11 22-23z"><text:p/></draw:path><draw:path draw:style-name="gr314" draw:text-style-name="P42" svg:width="0.1075in" svg:height="0.1122in" svg:x="4.7276in" svg:y="0.8098in" svg:viewBox="0 0 274 286" svg:d="M265 0c-85 0-171 0-257 0-2 31-6 64-8 95 4 0 7 0 11 0 6-69 12-82 75-82 8 0 20 0 23 0 9 3 9 7 9 17 0 74 0 148 0 222 0 14 0 20-44 20-6 0-12 0-18 0 0 5 0 9 0 14 18-2 62-2 81-2s62 0 80 2c0-5 0-9 0-14-6 0-11 0-17 0-44 0-44-6-44-20 0-74 0-148 0-222 0-8 0-14 7-17 5 0 16 0 24 0 64 0 70 13 76 82 3 0 7 0 11 0-3-31-6-64-9-95z"><text:p/></draw:path><draw:path draw:style-name="gr315" draw:text-style-name="P42" svg:width="0.0831in" svg:height="0.115in" svg:x="4.8469in" svg:y="0.8071in" svg:viewBox="0 0 212 293" svg:d="M34 260c0 20-5 20-34 20 0 4 0 8 0 13 16-1 37-1 48-1s34 0 48 1c0-5 0-9 0-13-29 0-34 0-34-20 0-26 0-51 0-78 0-43 30-67 58-67 26 0 31 23 31 47 0 32 0 66 0 98 0 20-5 20-33 20 0 4 0 8 0 13 14-1 36-1 48-1 10 0 32 0 46 1 0-5 0-9 0-13-21 0-32 0-32-14 0-26 0-54 0-80 0-36 0-49-13-65-6-7-21-15-45-15-36 0-54 25-61 42 0-50 0-99 0-148-20 1-41 4-61 5 0 5 0 8 0 13 30 0 34 2 34 23 0 73 0 146 0 219z"><text:p/></draw:path><draw:path draw:style-name="gr316" draw:text-style-name="P42" svg:width="0.035in" svg:height="0.1106in" svg:x="4.9394in" svg:y="0.8106in" svg:viewBox="0 0 90 282" svg:d="M61 95c-20 1-39 3-60 5 0 4 0 8 0 13 28 0 31 2 31 23 0 38 0 75 0 114 0 19-3 19-32 19 0 5 0 8 0 13 13-1 36-1 47-1 14 0 29 0 43 1 0-5 0-8 0-13-28 0-29-3-29-19 0-52 0-104 0-155zM62 22c0-14-10-22-22-22s-22 11-22 22c0 12 10 22 22 22s22-9 22-22z"><text:p/></draw:path><draw:path draw:style-name="gr317" draw:text-style-name="P42" svg:width="0.0539in" svg:height="0.076in" svg:x="4.9858in" svg:y="0.8476in" svg:viewBox="0 0 138 194" svg:d="M73 108c10 1 45 8 45 38 0 22-16 39-48 39-36 0-51-24-59-60-1-6-1-7-6-7s-5 2-5 10c0 18 0 38 0 56 0 7 0 10 5 10 1 0 2-1 9-8 2-1 2-2 9-11 19 18 38 19 47 19 48 0 68-28 68-58 0-23-13-35-18-41-14-13-30-17-48-21-24-3-52-9-52-33 0-16 11-33 47-33 47 0 48 39 49 51 0 5 4 3 5 5 6 0 6-3 6-11 0-15 0-28 0-42 0-7 0-11-5-11-2 0-3 0-8 5-1 2-6 6-7 7-16-12-34-12-40-12-51 0-67 29-67 52 0 15 6 27 18 36 13 10 25 14 55 20z"><text:p/></draw:path><draw:path draw:style-name="gr318" draw:text-style-name="P42" svg:width="0.0815in" svg:height="0.1055in" svg:x="5.1063in" svg:y="0.848in" svg:viewBox="0 0 208 269" svg:d="M61 29c0-10 0-19 0-29-20 1-41 4-61 5 0 5 0 8 0 13 30 0 32 2 32 22 0 66 0 130 0 196 0 20-3 20-32 20 0 4 0 8 0 13 14 0 36-1 47-1 12 0 33 1 48 1 0-5 0-9 0-13-28 0-33 0-33-20 0-24 0-46 0-70 0-2 0-3 0-4 2 7 20 30 52 30 50 0 94-42 94-96s-41-96-88-96c-34 0-50 19-59 29zM62 139c0-31 0-63 0-95 12-21 33-33 54-33 32 0 57 37 57 85 0 50-30 86-61 86-17 0-33-8-44-26-6-8-6-8-6-17z"><text:p/></draw:path><draw:path draw:style-name="gr319" draw:text-style-name="P42" svg:width="0.0555in" svg:height="0.0732in" svg:x="5.1984in" svg:y="0.848in" svg:viewBox="0 0 142 187" svg:d="M59 47c0-16 0-31 0-47-19 1-40 4-59 5 0 5 0 8 0 13 30 0 34 4 34 24 0 37 0 76 0 113 0 19-5 19-34 19 0 5 0 8 0 13 17-1 36-1 48-1 17 0 37 0 54 1 0-5 0-8 0-13-2 0-6 0-8 0-32 0-33-5-33-20 0-22 0-44 0-65 0-42 18-79 49-79 4 0 4 0 5 0-1 1-9 6-9 16 0 12 8 18 18 18 8 0 18-4 18-18 0-13-14-26-32-26-30 0-45 29-51 47z"><text:p/></draw:path><draw:path draw:style-name="gr320" draw:text-style-name="P42" svg:width="0.0732in" svg:height="0.076in" svg:x="5.2634in" svg:y="0.8476in" svg:viewBox="0 0 187 194" svg:d="M187 98c0-54-43-98-93-98-53 0-94 47-94 98 0 56 43 96 94 96 50 0 93-42 93-96zM94 184c-18 0-38-10-48-29-11-18-11-45-11-59 0-17 0-40 9-58 12-20 32-28 50-28s36 9 46 27c11 18 11 42 11 59 0 14 0 37-8 56-10 20-29 32-49 32z"><text:p/></draw:path><draw:path draw:style-name="gr321" draw:text-style-name="P42" svg:width="0.0815in" svg:height="0.1055in" svg:x="5.3469in" svg:y="0.848in" svg:viewBox="0 0 208 269" svg:d="M60 29c0-10 0-19 0-29-20 1-40 4-60 5 0 5 0 8 0 13 30 0 32 2 32 22 0 66 0 130 0 196 0 20-4 20-32 20 0 4 0 8 0 13 14 0 36-1 47-1s32 1 48 1c0-5 0-9 0-13-29 0-34 0-34-20 0-24 0-46 0-70 0-2 0-3 0-4 3 7 21 30 52 30 50 0 95-42 95-96s-41-96-89-96c-33 0-51 19-59 29zM61 139c0-31 0-63 0-95 12-21 34-33 55-33 30 0 57 37 57 85 0 50-30 86-61 86-17 0-33-8-45-26-6-8-6-8-6-17z"><text:p/></draw:path><draw:path draw:style-name="gr322" draw:text-style-name="P42" svg:width="0.0638in" svg:height="0.076in" svg:x="5.4437in" svg:y="0.8476in" svg:viewBox="0 0 163 194" svg:d="M35 83c2-63 38-73 53-73 43 0 46 56 46 73-33 0-66 0-99 0zM35 92c39 0 78 0 117 0 10 0 11 0 11-9 0-42-23-83-75-83-50 0-88 43-88 96 0 56 44 98 92 98 52 0 71-46 71-55 0-5-3-5-6-5s-5 3-6 6c-14 44-51 44-56 44-22 0-39-14-48-29-12-21-12-48-12-63z"><text:p/></draw:path><draw:path draw:style-name="gr323" draw:text-style-name="P42" svg:width="0.0555in" svg:height="0.0732in" svg:x="5.5173in" svg:y="0.848in" svg:viewBox="0 0 142 187" svg:d="M59 47c0-16 0-31 0-47-19 1-40 4-59 5 0 5 0 8 0 13 29 0 32 4 32 24 0 37 0 76 0 113 0 19-4 19-32 19 0 5 0 8 0 13 16-1 36-1 48-1 17 0 36 0 53 1 0-5 0-8 0-13-3 0-6 0-9 0-31 0-32-5-32-20 0-22 0-44 0-65 0-42 18-79 50-79 3 0 4 0 5 0-1 1-9 6-9 16 0 12 8 18 18 18 7 0 18-4 18-18 0-13-14-26-32-26-31 0-45 29-51 47z"><text:p/></draw:path><draw:path draw:style-name="gr324" draw:text-style-name="P42" svg:width="0.0516in" svg:height="0.1035in" svg:x="5.5807in" svg:y="0.8197in" svg:viewBox="0 0 132 264" svg:d="M65 90c20 0 41 0 61 0 0-5 0-8 0-13-20 0-41 0-61 0 0-25 0-52 0-77-4 0-6 0-10 0-1 34-13 79-55 80 0 4 0 6 0 10 12 0 24 0 36 0 0 38 0 78 0 116 0 52 40 58 54 58 30 0 42-30 42-58 0-8 0-15 0-24-4 0-7 0-11 0 0 8 0 16 0 23 0 31-12 48-27 48-29 0-29-38-29-45 0-40 0-78 0-118z"><text:p/></draw:path><draw:path draw:style-name="gr325" draw:text-style-name="P42" svg:width="0.0807in" svg:height="0.1055in" svg:x="5.6406in" svg:y="0.8504in" svg:viewBox="0 0 206 269" svg:d="M167 41c11-28 32-28 39-28 0-5 0-8 0-13-9 1-21 1-31 1-8 0-27 0-37-1 0 5 0 8 0 13 13 0 20 7 20 18 0 5-1 5-2 11-14 35-29 68-43 103-16-37-31-75-47-113-1-4-2-6-2-8 0-11 15-11 24-11 0-5 0-8 0-13-12 1-40 1-47 1-11 0-28 0-41-1 0 5 0 8 0 13 20 0 29 0 35 15 20 51 42 103 62 154-1 5-7 20-9 24-10 24-22 53-48 53-3 0-12 0-21-7 13-2 17-11 17-18 0-11-8-18-18-18-8 0-18 6-18 18 0 19 18 35 40 35 26 0 43-24 52-48 26-60 50-120 75-180z"><text:p/></draw:path><draw:path draw:style-name="gr326" draw:text-style-name="P42" svg:width="0.035in" svg:height="0.1106in" svg:x="0.0028in" svg:y="1.0102in" svg:viewBox="0 0 90 282" svg:d="M61 96c-19 1-39 4-59 5 0 5 0 8 0 13 27 0 32 2 32 23 0 38 0 75 0 114 0 19-5 19-34 19 0 4 0 8 0 12 13 0 36-1 47-1 14 0 29 1 43 1 0-4 0-8 0-12-28 0-29-2-29-19 0-52 0-103 0-155zM62 23c0-13-10-23-21-23-13 0-23 12-23 23s10 23 23 23c11 0 21-10 21-23z"><text:p/></draw:path><draw:path draw:style-name="gr327" draw:text-style-name="P42" svg:width="0.0539in" svg:height="0.0756in" svg:x="0.0488in" svg:y="1.0465in" svg:viewBox="0 0 138 193" svg:d="M73 107c10 2 45 8 45 39 0 21-15 39-48 39-35 0-51-24-59-60-1-6-1-7-6-7s-5 2-5 9c0 19 0 37 0 57 0 7 0 9 5 9 1 0 2 0 9-8 2 0 2-1 9-10 19 18 38 18 47 18 49 0 68-27 68-59 0-21-13-34-18-39-14-13-30-17-48-21-24-4-52-9-52-34 0-15 11-32 47-32 47 0 48 38 49 51 0 3 4 2 5 3 6 0 6-1 6-9 0-15 0-29 0-43 0-8 0-10-5-10-2 0-2 0-8 5-1 2-6 6-7 7-16-12-34-12-40-12-51 0-67 29-67 52 0 14 6 26 18 36 13 10 25 13 55 19z"><text:p/></draw:path><draw:path draw:style-name="gr328" draw:text-style-name="P42" svg:width="0.0555in" svg:height="0.0728in" svg:x="0.1528in" svg:y="1.048in" svg:viewBox="0 0 142 186" svg:d="M58 47c0-16 0-31 0-47-20 1-39 4-58 5 0 5 0 8 0 13 29 0 32 2 32 24 0 37 0 76 0 113 0 19-4 19-32 19 0 4 0 8 0 12 16 0 36-1 48-1 17 0 36 0 53 1 0-4 0-8 0-12-3 0-6 0-9 0-31 0-32-5-32-20 0-22 0-44 0-65 0-42 18-79 50-79 3 0 3 0 4 0-1 1-10 6-10 16 0 12 10 18 18 18 9 0 20-4 20-18s-14-26-32-26c-31 0-46 29-52 47z"><text:p/></draw:path><draw:path draw:style-name="gr329" draw:text-style-name="P42" svg:width="0.0638in" svg:height="0.0756in" svg:x="0.2177in" svg:y="1.0465in" svg:viewBox="0 0 163 193" svg:d="M36 83c2-64 37-73 52-73 43 0 48 56 48 73-34 0-66 0-100 0zM35 91c39 0 78 0 117 0 10 0 11 0 11-8 0-42-23-83-75-83-50 0-88 43-88 96 0 56 44 97 92 97 52 0 71-47 71-54 0-5-3-6-5-6-4 0-4 3-6 6-14 43-52 43-56 43-22 0-38-12-48-27-13-21-13-48-13-64z"><text:p/></draw:path><draw:path draw:style-name="gr330" draw:text-style-name="P42" svg:width="0.0539in" svg:height="0.0756in" svg:x="0.2921in" svg:y="1.0465in" svg:viewBox="0 0 138 193" svg:d="M74 107c9 2 44 8 44 39 0 21-15 39-48 39-35 0-51-24-58-60-1-6-2-7-6-7-6 0-6 2-6 9 0 19 0 37 0 57 0 7 0 9 5 9 2 0 2 0 11-8 2-4 0-1 8-10 18 18 37 18 46 18 49 0 68-27 68-59 0-21-13-34-18-39-13-13-30-17-48-21-23-4-52-9-52-34 0-15 11-32 47-32 47 0 49 38 49 51 2 3 5 3 6 3 5 0 5-1 5-9 0-15 0-29 0-43 0-8 0-10-5-10-1 0-2 0-8 5-1 2-5 6-7 7-16-12-33-12-40-12-51 0-67 29-67 52 0 14 7 26 18 36 13 10 25 13 56 19z"><text:p/></draw:path><draw:path draw:style-name="gr331" draw:text-style-name="P42" svg:width="0.0815in" svg:height="0.1055in" svg:x="0.3571in" svg:y="1.048in" svg:viewBox="0 0 208 269" svg:d="M61 28c0-10 0-18 0-28-20 1-41 4-61 5 0 5 0 8 0 13 30 0 32 2 32 20 0 66 0 132 0 198 0 20-3 20-32 20 0 4 0 8 0 13 14-1 36-1 47-1 12 0 33 0 48 1 0-5 0-9 0-13-28 0-33 0-33-20 0-24 0-46 0-70 0-2 0-3 0-4 2 6 20 29 52 29 50 0 94-41 94-96 0-53-41-95-88-95-34 0-50 19-59 28zM62 138c0-31 0-62 0-94 12-21 33-33 54-33 32 0 57 37 57 84 0 51-30 87-61 87-17 0-33-8-44-26-6-8-6-10-6-18z"><text:p/></draw:path><draw:path draw:style-name="gr332" draw:text-style-name="P42" svg:width="0.0732in" svg:height="0.0756in" svg:x="0.4539in" svg:y="1.0465in" svg:viewBox="0 0 187 193" svg:d="M187 98c0-54-42-98-93-98-53 0-94 46-94 98 0 56 44 95 94 95s93-41 93-95zM94 182c-18 0-38-8-48-27-11-19-11-45-11-60 0-16 0-39 11-58 10-19 31-27 48-27 18 0 36 8 46 27 11 18 11 42 11 58 0 15 0 38-8 56-10 19-28 31-49 31z"><text:p/></draw:path><draw:path draw:style-name="gr333" draw:text-style-name="P42" svg:width="0.0831in" svg:height="0.0728in" svg:x="0.5374in" svg:y="1.048in" svg:viewBox="0 0 212 186" svg:d="M34 42c0 37 0 76 0 113 0 19-5 19-34 19 0 4 0 8 0 12 14 0 36-1 48-1 11 0 32 1 47 1 0-4 0-8 0-12-28 0-33 0-33-19 0-27 0-52 0-78 0-45 30-67 57-67 26 0 31 22 31 46 0 33 0 66 0 99 0 19-5 19-32 19 0 4 0 8 0 12 14 0 36-1 48-1 10 0 32 1 46 1 0-4 0-8 0-12-21 0-32 0-33-13 0-27 0-54 0-81 0-36 0-49-12-64-6-8-21-16-45-16-31 0-51 18-62 44 0-14 0-30 0-44-20 1-40 4-60 5 0 5 0 8 0 13 30 0 34 2 34 24z"><text:p/></draw:path><draw:path draw:style-name="gr334" draw:text-style-name="P42" svg:width="0.0539in" svg:height="0.0756in" svg:x="0.6303in" svg:y="1.0465in" svg:viewBox="0 0 138 193" svg:d="M73 107c10 2 45 8 45 39 0 21-16 39-48 39-35 0-51-24-59-60-1-6-1-7-6-7s-5 2-5 9c0 19 0 37 0 57 0 7 0 9 5 9 1 0 2 0 9-8 2 0 2-1 9-10 19 18 38 18 47 18 48 0 68-27 68-59 0-21-13-34-18-39-14-13-30-17-48-21-24-4-52-9-52-34 0-15 11-32 47-32 47 0 48 38 49 51 0 3 4 2 5 3 6 0 6-1 6-9 0-15 0-29 0-43 0-8 0-10-5-10-2 0-2 0-8 5-1 2-6 6-7 7-16-12-34-12-40-12-51 0-67 29-67 52 0 14 6 26 18 36 13 10 25 13 55 19z"><text:p/></draw:path><draw:path draw:style-name="gr335" draw:text-style-name="P42" svg:width="0.0354in" svg:height="0.1106in" svg:x="0.6953in" svg:y="1.0102in" svg:viewBox="0 0 91 282" svg:d="M61 96c-19 1-39 4-59 5 0 5 0 8 0 13 28 0 32 2 32 23 0 38 0 75 0 114 0 19-5 19-34 19 0 4 0 8 0 12 14 0 37-1 47-1 14 0 30 1 44 1 0-4 0-8 0-12-29 0-30-2-30-19 0-52 0-103 0-155zM62 23c0-13-9-23-21-23-13 0-23 12-23 23s10 23 23 23c12 0 21-10 21-23z"><text:p/></draw:path><draw:path draw:style-name="gr336" draw:text-style-name="P42" svg:width="0.0815in" svg:height="0.1161in" svg:x="0.7406in" svg:y="1.0063in" svg:viewBox="0 0 208 296" svg:d="M61 133c0-44 0-89 0-133-20 1-41 2-61 4 0 4 0 8 0 13 30 0 34 3 34 24 0 84 0 167 0 251 3 0 6 0 9 0 1 0 5-6 16-26 6 10 24 30 55 30 50 0 94-40 94-96 0-52-41-94-89-94-33 0-52 20-58 27zM62 244c0-29 0-58 0-87 0-8 0-8 5-15 16-23 40-27 49-27 20 0 35 11 45 27 11 18 12 42 12 58s0 41-13 60c-9 14-24 28-47 28-19 0-35-11-45-26-6-9-6-10-6-18z"><text:p/></draw:path><draw:path draw:style-name="gr337" draw:text-style-name="P42" svg:width="0.0366in" svg:height="0.1146in" svg:x="0.8339in" svg:y="1.0063in" svg:viewBox="0 0 94 292" svg:d="M61 0c-20 1-41 2-61 4 0 4 0 8 0 13 30 0 34 3 34 24 0 73 0 146 0 219 0 20-5 20-34 20 0 3 0 8 0 12 14 0 36-2 47-2s31 2 47 2c0-4 0-9 0-12-28 0-33 0-33-20 0-86 0-174 0-260z"><text:p/></draw:path><draw:path draw:style-name="gr338" draw:text-style-name="P42" svg:width="0.0638in" svg:height="0.0756in" svg:x="0.8791in" svg:y="1.0465in" svg:viewBox="0 0 163 193" svg:d="M36 83c2-64 37-73 52-73 43 0 48 56 48 73-34 0-66 0-100 0zM35 91c39 0 78 0 117 0 10 0 11 0 11-8 0-42-23-83-75-83-50 0-88 43-88 96 0 56 44 97 92 97 52 0 71-47 71-54 0-5-3-6-6-6s-3 3-5 6c-14 43-52 43-57 43-21 0-37-12-47-27-13-21-13-48-13-64z"><text:p/></draw:path><draw:path draw:style-name="gr339" draw:text-style-name="P42" svg:width="0.0535in" svg:height="0.1161in" svg:x="0.9929in" svg:y="1.0043in" svg:viewBox="0 0 137 296" svg:d="M60 115c0-17 0-32 0-49 0-37 20-58 38-58 2 0 8 0 15 4-6 1-13 7-13 18 0 10 7 18 18 18 12 0 19-8 19-19 0-16-16-29-39-29-28 0-64 22-64 67 0 16 0 33 0 48-11 0-23 0-34 0 0 5 0 9 0 13 11 0 23 0 34 0 0 46 0 92 0 137 0 19-5 19-34 19 0 4 0 9 0 12 17 0 36-1 48-1 17 0 37 0 54 1 0-3 0-8 0-12-2 0-6 0-8 0-32 0-33-4-33-20 0-46 0-90 0-136 16 0 33 0 48 0 0-4 0-8 0-13-17 0-32 0-49 0z"><text:p/></draw:path><draw:path draw:style-name="gr340" draw:text-style-name="P42" svg:width="0.0732in" svg:height="0.0756in" svg:x="1.0425in" svg:y="1.0465in" svg:viewBox="0 0 187 193" svg:d="M187 98c0-54-42-98-92-98-53 0-95 46-95 98 0 56 44 95 94 95 51 0 93-41 93-95zM95 182c-19 0-37-8-49-27-10-19-10-45-10-60 0-16 0-39 10-58 12-19 31-27 48-27 19 0 37 8 48 27 10 18 10 42 10 58 0 15 0 38-9 56-9 19-28 31-48 31z"><text:p/></draw:path><draw:path draw:style-name="gr341" draw:text-style-name="P42" svg:width="0.0555in" svg:height="0.0728in" svg:x="1.1256in" svg:y="1.048in" svg:viewBox="0 0 142 186" svg:d="M59 47c0-16 0-31 0-47-19 1-40 4-59 5 0 5 0 8 0 13 30 0 34 2 34 24 0 37 0 76 0 113 0 19-5 19-34 19 0 4 0 8 0 12 17 0 36-1 48-1 17 0 37 0 54 1 0-4 0-8 0-12-2 0-6 0-8 0-32 0-33-5-33-20 0-22 0-44 0-65 0-42 18-79 49-79 4 0 4 0 5 0-1 1-9 6-9 16 0 12 8 18 18 18 8 0 18-4 18-18s-14-26-32-26c-30 0-45 29-51 47z"><text:p/></draw:path><draw:path draw:style-name="gr342" draw:text-style-name="P42" svg:width="0.1295in" svg:height="0.0728in" svg:x="1.2307in" svg:y="1.048in" svg:viewBox="0 0 330 186" svg:d="M34 42c0 37 0 76 0 113 0 19-5 19-34 19 0 4 0 8 0 12 14 0 36-1 48-1 11 0 32 1 47 1 0-4 0-8 0-12-28 0-33 0-33-19 0-27 0-52 0-78 0-45 30-67 57-67 26 0 31 22 31 46 0 33 0 66 0 99 0 19-5 19-32 19 0 4 0 8 0 12 14 0 36-1 48-1 10 0 32 1 46 1 0-4 0-8 0-12-28 0-32 0-32-19 0-27 0-52 0-78 0-45 29-67 56-67s32 22 32 46c0 33 0 66 0 99 0 19-5 19-33 19 0 4 0 8 0 12 15 0 36-1 47-1s34 1 48 1c0-4 0-8 0-12-23 0-32 0-34-13 0-27 0-54 0-81 0-36 0-49-13-64-6-8-19-16-44-16-35 0-54 25-61 42-5-37-36-42-56-42-31 0-50 18-62 44 0-14 0-30 0-44-20 1-40 4-60 5 0 5 0 8 0 13 30 0 34 2 34 24z"><text:p/></draw:path><draw:path draw:style-name="gr343" draw:text-style-name="P42" svg:width="0.0744in" svg:height="0.0756in" svg:x="1.3709in" svg:y="1.0465in" svg:viewBox="0 0 190 193" svg:d="M122 157c2 17 14 35 33 35 9 0 35-6 35-41 0-8 0-15 0-24-4 0-8 0-11 0 0 9 0 16 0 24 0 25-11 28-15 28-14 0-15-19-15-22 0-27 0-56 0-84 0-18 0-35-16-50-17-16-37-23-57-23-35 0-64 19-64 48 0 12 8 19 19 19 12 0 19-8 19-19 0-5-2-19-21-19 12-15 32-19 45-19 21 0 45 15 45 54 0 4 0 10 0 15-22 1-51 3-77 15-32 14-42 37-42 55 0 33 41 44 67 44 28 0 47-17 55-36zM119 88c0 14 0 27 0 42 0 40-30 55-49 55-21 0-38-16-38-36 0-24 17-59 87-61z"><text:p/></draw:path><draw:path draw:style-name="gr344" draw:text-style-name="P42" svg:width="0.0827in" svg:height="0.0728in" svg:x="1.4524in" svg:y="1.048in" svg:viewBox="0 0 211 186" svg:d="M32 42c0 37 0 76 0 113 0 19-4 19-32 19 0 4 0 8 0 12 14 0 36-1 47-1 12 0 33 1 48 1 0-4 0-8 0-12-29 0-34 0-34-19 0-27 0-52 0-78 0-45 30-67 58-67 26 0 31 22 31 46 0 33 0 66 0 99 0 19-5 19-34 19 0 4 0 8 0 12 16 0 38-1 48-1 11 0 34 1 47 1 0-4 0-8 0-12-21 0-32 0-32-13 0-27 0-54 0-81 0-36 0-49-13-64-6-8-20-16-45-16-30 0-50 18-62 44 0-14 0-30 0-44-19 1-40 4-59 5 0 5 0 8 0 13 29 0 32 2 32 24z"><text:p/></draw:path><draw:path draw:style-name="gr345" draw:text-style-name="P42" svg:width="0.0803in" svg:height="0.1051in" svg:x="1.5378in" svg:y="1.0492in" svg:viewBox="0 0 205 268" svg:d="M167 40c11-27 32-27 38-27 0-5 0-8 0-13-9 1-21 1-31 1-7 0-28-1-36-1 0 5 0 8 0 13 12 0 19 7 19 18 0 4 0 5-2 10-15 35-29 69-43 104-16-38-32-75-47-114-1-3-3-6-3-7 0-11 16-11 24-11 0-5 0-8 0-13-10 0-38 1-45 1-12 0-29 0-41-1 0 5 0 8 0 13 20 0 28 0 34 15 21 51 42 102 63 153-2 6-8 21-11 25-9 23-21 53-48 53-2 0-12 0-20-8 13-1 17-11 17-17 0-12-9-18-18-18s-17 5-17 18c0 19 17 34 38 34 27 0 45-24 54-48 26-60 50-120 75-180z"><text:p/></draw:path><draw:path draw:style-name="gr346" draw:text-style-name="P42" svg:width="0.0732in" svg:height="0.0756in" svg:x="1.6657in" svg:y="1.0465in" svg:viewBox="0 0 187 193" svg:d="M187 98c0-54-42-98-93-98-53 0-94 46-94 98 0 56 44 95 94 95s93-41 93-95zM94 182c-18 0-36-8-48-27-11-19-11-45-11-60 0-16 0-39 11-58 10-19 31-27 48-27 18 0 36 8 48 27 10 18 10 42 10 58 0 15 0 38-9 56-10 19-28 31-49 31z"><text:p/></draw:path><draw:path draw:style-name="gr347" draw:text-style-name="P42" svg:width="0.0815in" svg:height="0.1161in" svg:x="1.7488in" svg:y="1.0063in" svg:viewBox="0 0 208 296" svg:d="M60 133c0-44 0-89 0-133-20 1-40 2-60 4 0 4 0 8 0 13 29 0 32 3 32 24 0 84 0 167 0 251 4 0 8 0 11 0 5-9 4-6 16-26 6 10 24 30 55 30 50 0 94-40 94-96 0-52-41-94-89-94-34 0-52 20-59 27zM62 244c0-29 0-58 0-87 0-8 0-8 4-15 17-23 40-27 50-27 20 0 34 11 45 27 11 18 12 42 12 58s-1 41-13 60c-9 14-26 28-48 28-18 0-34-11-45-26-5-9-5-10-5-18z"><text:p/></draw:path><draw:path draw:style-name="gr348" draw:text-style-name="P42" svg:width="0.0539in" svg:height="0.0756in" svg:x="1.8421in" svg:y="1.0465in" svg:viewBox="0 0 138 193" svg:d="M73 107c10 2 45 8 45 39 0 21-15 39-48 39-35 0-51-24-59-60-1-6-1-7-6-7s-5 2-5 9c0 19 0 37 0 57 0 7 0 9 5 9 2 0 2 0 11-8 2-4 0-1 8-10 18 18 37 18 46 18 49 0 68-27 68-59 0-21-13-34-18-39-14-13-30-17-48-21-24-4-52-9-52-34 0-15 11-32 47-32 47 0 49 38 49 51 2 3 4 2 5 3 6 0 6-1 6-9 0-15 0-29 0-43 0-8 0-10-5-10-2 0-2 0-8 5-1 2-5 6-7 7-16-12-34-12-40-12-51 0-67 29-67 52 0 14 7 26 18 36 13 10 25 13 55 19z"><text:p/></draw:path><draw:path draw:style-name="gr349" draw:text-style-name="P42" svg:width="0.0638in" svg:height="0.0756in" svg:x="1.9067in" svg:y="1.0465in" svg:viewBox="0 0 163 193" svg:d="M35 83c2-64 38-73 53-73 43 0 48 56 48 73-34 0-68 0-101 0zM35 91c39 0 78 0 117 0 10 0 11 0 11-8 0-42-23-83-75-83-50 0-88 43-88 96 0 56 44 97 92 97 52 0 71-47 71-54 0-5-3-6-6-6s-5 3-5 6c-15 43-52 43-57 43-21 0-37-12-48-27-12-21-12-48-12-64z"><text:p/></draw:path><draw:path draw:style-name="gr350" draw:text-style-name="P42" svg:width="0.0555in" svg:height="0.0728in" svg:x="1.9803in" svg:y="1.048in" svg:viewBox="0 0 142 186" svg:d="M59 47c0-16 0-31 0-47-19 1-40 4-59 5 0 5 0 8 0 13 30 0 32 2 32 24 0 37 0 76 0 113 0 19-4 19-32 19 0 4 0 8 0 12 17 0 36-1 48-1 17 0 37 0 54 1 0-4 0-8 0-12-4 0-6 0-10 0-31 0-31-5-31-20 0-22 0-44 0-65 0-42 17-79 49-79 3 0 4 0 5 0-1 1-9 6-9 16 0 12 8 18 18 18 7 0 18-4 18-18s-14-26-32-26c-31 0-45 29-51 47z"><text:p/></draw:path><draw:path draw:style-name="gr351" draw:text-style-name="P42" svg:width="0.0807in" svg:height="0.0728in" svg:x="2.0437in" svg:y="1.0492in" svg:viewBox="0 0 206 186" svg:d="M168 41c4-10 11-28 38-28 0-5 0-8 0-13-9 1-21 1-31 1-11 0-30-1-37-1 0 5 0 8 0 13 16 0 20 10 20 18 0 4 0 6-2 10-14 36-29 72-43 108-16-40-31-78-47-118-2-6-2-6-2-7 0-11 15-11 24-11 0-5 0-8 0-13-14 0-36 1-46 1-12 0-29 0-42-1 0 5 0 8 0 13 28 0 29 3 35 16 20 50 39 99 60 150 2 6 3 7 9 7 5 0 6-4 9-7 18-46 37-93 55-138z"><text:p/></draw:path><draw:path draw:style-name="gr352" draw:text-style-name="P42" svg:width="0.0748in" svg:height="0.0756in" svg:x="2.126in" svg:y="1.0465in" svg:viewBox="0 0 191 193" svg:d="M124 157c1 17 13 35 32 35 10 0 35-6 35-41 0-8 0-15 0-24-4 0-7 0-11 0 0 9 0 16 0 24 0 25-11 28-14 28-15 0-16-19-16-22 0-27 0-56 0-84 0-18 0-35-16-50-16-16-37-23-57-23-35 0-64 19-64 48 0 12 9 19 19 19 12 0 20-8 20-19 0-5-3-19-22-19 12-15 32-19 46-19 20 0 44 15 44 54 0 4 0 10 0 15-22 1-50 3-77 15-32 14-43 37-43 55 0 33 42 44 68 44 28 0 47-17 56-36zM120 88c0 14 0 27 0 42 0 40-30 55-49 55-21 0-37-16-37-36 0-24 16-59 86-61z"><text:p/></draw:path><draw:path draw:style-name="gr353" draw:text-style-name="P42" svg:width="0.0819in" svg:height="0.1161in" svg:x="2.2067in" svg:y="1.0063in" svg:viewBox="0 0 209 296" svg:d="M61 133c0-44 0-89 0-133-20 1-41 2-61 4 0 4 0 8 0 13 30 0 34 3 34 24 0 84 0 167 0 251 3 0 6 0 9 0 1 0 5-6 16-26 6 10 24 30 55 30 50 0 95-40 95-96 0-52-42-94-90-94-33 0-52 20-58 27zM62 244c0-29 0-58 0-87 0-8 0-8 5-15 16-23 40-27 49-27 20 0 35 11 45 27 11 18 12 42 12 58s0 41-13 60c-9 14-24 28-47 28-19 0-35-11-45-26-6-9-6-10-6-18z"><text:p/></draw:path><draw:path draw:style-name="gr354" draw:text-style-name="P42" svg:width="0.0366in" svg:height="0.1146in" svg:x="2.2996in" svg:y="1.0063in" svg:viewBox="0 0 94 292" svg:d="M61 0c-20 1-41 2-61 4 0 4 0 8 0 13 30 0 34 3 34 24 0 73 0 146 0 219 0 20-5 20-34 20 0 3 0 8 0 12 14 0 36-2 47-2s31 2 47 2c0-4 0-9 0-12-28 0-33 0-33-20 0-86 0-174 0-260z"><text:p/></draw:path><draw:path draw:style-name="gr355" draw:text-style-name="P42" svg:width="0.0638in" svg:height="0.0756in" svg:x="2.3453in" svg:y="1.0465in" svg:viewBox="0 0 163 193" svg:d="M36 83c2-64 37-73 52-73 43 0 48 56 48 73-34 0-66 0-100 0zM35 91c39 0 78 0 117 0 10 0 11 0 11-8 0-42-23-83-75-83-50 0-88 43-88 96 0 56 44 97 92 97 52 0 71-47 71-54 0-5-3-6-5-6-4 0-4 3-6 6-14 43-52 43-56 43-22 0-38-12-48-27-13-21-13-48-13-64z"><text:p/></draw:path><draw:path draw:style-name="gr356" draw:text-style-name="P42" svg:width="0.0815in" svg:height="0.1055in" svg:x="2.4579in" svg:y="1.048in" svg:viewBox="0 0 208 269" svg:d="M61 28c0-10 0-18 0-28-20 1-41 4-61 5 0 5 0 8 0 13 30 0 34 2 34 20 0 66 0 132 0 198 0 20-5 20-34 20 0 4 0 8 0 13 14-1 36-1 48-1 11 0 32 0 47 1 0-5 0-9 0-13-28 0-33 0-33-20 0-24 0-46 0-70 0-2 0-3 0-4 3 6 20 29 52 29 50 0 94-41 94-96 0-53-41-95-88-95-32 0-50 19-59 28zM62 138c0-31 0-62 0-94 12-21 33-33 54-33 32 0 57 37 57 84 0 51-29 87-60 87-17 0-34-8-45-26-6-8-6-10-6-18z"><text:p/></draw:path><draw:path draw:style-name="gr357" draw:text-style-name="P42" svg:width="0.0831in" svg:height="0.1146in" svg:x="2.5512in" svg:y="1.0063in" svg:viewBox="0 0 212 292" svg:d="M32 260c0 20-4 20-32 20 0 3 0 8 0 12 14 0 36-2 48-2 11 0 32 2 47 2 0-4 0-9 0-12-29 0-34 0-34-20 0-26 0-51 0-78 0-44 30-67 58-67 26 0 31 23 31 47 0 32 0 66 0 98 0 20-5 20-32 20 0 3 0 8 0 12 14 0 36-2 46-2 11 0 34 2 48 2 0-4 0-9 0-12-22 0-32 0-33-14 0-26 0-54 0-80 0-36 0-49-13-65-6-7-20-15-45-15-35 0-54 25-61 42 0-50 0-99 0-148-20 1-40 2-60 4 0 4 0 8 0 13 29 0 32 3 32 24 0 73 0 146 0 219z"><text:p/></draw:path><draw:path draw:style-name="gr358" draw:text-style-name="P42" svg:width="0.0638in" svg:height="0.0756in" svg:x="2.6429in" svg:y="1.0465in" svg:viewBox="0 0 163 193" svg:d="M35 83c2-64 38-73 53-73 43 0 46 56 46 73-33 0-66 0-99 0zM35 91c39 0 78 0 117 0 10 0 11 0 11-8 0-42-23-83-75-83-50 0-88 43-88 96 0 56 44 97 92 97 52 0 71-47 71-54 0-5-3-6-6-6s-5 3-5 6c-15 43-52 43-57 43-21 0-39-12-48-27-12-21-12-48-12-64z"><text:p/></draw:path><draw:path draw:style-name="gr359" draw:text-style-name="P42" svg:width="0.0831in" svg:height="0.0728in" svg:x="2.7169in" svg:y="1.048in" svg:viewBox="0 0 212 186" svg:d="M34 42c0 37 0 76 0 113 0 19-5 19-34 19 0 4 0 8 0 12 16 0 36-1 48-1 11 0 32 1 47 1 0-4 0-8 0-12-28 0-33 0-33-19 0-27 0-52 0-78 0-45 30-67 57-67s31 22 31 46c0 33 0 66 0 99 0 19-4 19-32 19 0 4 0 8 0 12 14 0 36-1 48-1 10 0 32 1 46 1 0-4 0-8 0-12-21 0-32 0-32-13 0-27 0-54 0-81 0-36 0-49-13-64-6-8-21-16-45-16-31 0-50 18-62 44 0-14 0-30 0-44-20 1-40 4-60 5 0 5 0 8 0 13 30 0 34 2 34 24z"><text:p/></draw:path><draw:path draw:style-name="gr360" draw:text-style-name="P42" svg:width="0.0732in" svg:height="0.0756in" svg:x="2.8087in" svg:y="1.0465in" svg:viewBox="0 0 187 193" svg:d="M187 98c0-54-42-98-93-98-53 0-94 46-94 98 0 56 44 95 94 95s93-41 93-95zM94 182c-18 0-36-8-48-27-11-19-11-45-11-60 0-16 0-39 11-58 10-19 31-27 48-27 18 0 34 8 46 27 11 19 12 42 12 58 0 15 0 38-9 56-10 19-28 31-49 31z"><text:p/></draw:path><draw:path draw:style-name="gr361" draw:text-style-name="P42" svg:width="0.1295in" svg:height="0.0728in" svg:x="2.8921in" svg:y="1.048in" svg:viewBox="0 0 330 186" svg:d="M34 42c0 37 0 76 0 113 0 19-5 19-34 19 0 4 0 8 0 12 16 0 36-1 48-1 11 0 32 1 47 1 0-4 0-8 0-12-28 0-33 0-33-19 0-27 0-52 0-78 0-45 30-67 57-67 26 0 31 22 31 46 0 33 0 66 0 99 0 19-5 19-32 19 0 4 0 8 0 12 14 0 36-1 48-1 10 0 32 1 46 1 0-4 0-8 0-12-28 0-32 0-32-19 0-27 0-52 0-78 0-45 30-67 56-67 27 0 32 22 32 46 0 33 0 66 0 99 0 19-5 19-33 19 0 4 0 8 0 12 15 0 36-1 47-1s34 1 48 1c0-4 0-8 0-12-23 0-32 0-34-13 0-27 0-54 0-81 0-36 0-49-13-64-6-8-19-16-44-16-35 0-53 25-60 42-6-37-37-42-57-42-31 0-50 18-62 44 0-14 0-30 0-44-20 1-40 4-60 5 0 5 0 8 0 13 30 0 34 2 34 24z"><text:p/></draw:path><draw:path draw:style-name="gr362" draw:text-style-name="P42" svg:width="0.0638in" svg:height="0.0756in" svg:x="3.0303in" svg:y="1.0465in" svg:viewBox="0 0 163 193" svg:d="M35 83c2-64 38-73 53-73 43 0 46 56 46 73-33 0-66 0-99 0zM35 91c39 0 78 0 117 0 10 0 11 0 11-8 0-42-23-83-75-83-50 0-88 43-88 96 0 56 44 97 92 97 52 0 71-47 71-54 0-5-3-6-6-6s-5 3-5 6c-15 43-52 43-57 43-21 0-39-12-48-27-12-21-12-48-12-64z"><text:p/></draw:path><draw:path draw:style-name="gr363" draw:text-style-name="P42" svg:width="0.0831in" svg:height="0.0728in" svg:x="3.1043in" svg:y="1.048in" svg:viewBox="0 0 212 186" svg:d="M34 42c0 37 0 76 0 113 0 19-5 19-34 19 0 4 0 8 0 12 16 0 37-1 48-1s32 1 47 1c0-4 0-8 0-12-28 0-33 0-33-19 0-27 0-52 0-78 0-45 30-67 57-67s31 22 31 46c0 33 0 66 0 99 0 19-4 19-32 19 0 4 0 8 0 12 14 0 36-1 48-1 10 0 32 1 46 1 0-4 0-8 0-12-21 0-32 0-32-13 0-27 0-54 0-81 0-36 0-49-13-64-6-8-21-16-45-16-31 0-50 18-62 44 0-14 0-30 0-44-20 1-40 4-60 5 0 5 0 8 0 13 30 0 34 2 34 24z"><text:p/></draw:path><draw:path draw:style-name="gr364" draw:text-style-name="P42" svg:width="0.0748in" svg:height="0.0756in" svg:x="3.1984in" svg:y="1.0465in" svg:viewBox="0 0 191 193" svg:d="M122 157c3 17 14 35 34 35 8 0 35-6 35-41 0-8 0-15 0-24-4 0-7 0-11 0 0 9 0 16 0 24 0 25-11 28-16 28-13 0-15-19-15-22 0-27 0-56 0-84 0-18 0-35-16-50-15-16-37-23-57-23-35 0-64 19-64 48 0 12 8 19 19 19 12 0 21-8 21-19 0-5-3-19-22-19 11-15 31-19 46-19 20 0 44 15 44 54 0 4 0 10 0 15-22 1-52 3-78 15-31 14-42 37-42 55 0 33 41 44 67 44 28 0 48-17 55-36zM120 88c0 14 0 27 0 42 0 40-30 55-49 55-21 0-39-16-39-36 0-24 18-59 88-61z"><text:p/></draw:path><draw:path draw:style-name="gr365" draw:text-style-name="P42" svg:width="0.0189in" svg:height="0.0492in" svg:x="3.2886in" svg:y="1.1035in" svg:viewBox="0 0 49 126" svg:d="M49 44c0-26-9-44-26-44-15 0-23 12-23 23s7 21 23 21c6 0 12-2 15-6h2c0 3 1 0 1 6 0 28-12 53-31 74-3 2-3 2-3 3 0 4 3 5 4 5 6 0 38-34 38-82z"><text:p/></draw:path><draw:path draw:style-name="gr366" draw:text-style-name="P42" svg:width="0.0539in" svg:height="0.0756in" svg:x="3.3685in" svg:y="1.0465in" svg:viewBox="0 0 138 193" svg:d="M73 107c10 2 45 8 45 39 0 21-15 39-48 39-35 0-51-24-59-60-1-6-1-7-5-7-6 0-6 2-6 9 0 19 0 37 0 57 0 7 0 9 5 9 2 0 2 0 11-8 2-4 0-1 8-10 18 18 37 18 46 18 49 0 68-27 68-59 0-21-13-34-18-39-13-13-30-17-48-21-24-4-52-9-52-34 0-15 11-32 47-32 47 0 49 38 49 51 2 3 5 3 6 3 5 0 5-1 5-9 0-15 0-29 0-43 0-8 0-10-5-10-2 0-2 0-8 5-1 2-5 6-7 7-16-12-34-12-40-12-51 0-67 29-67 52 0 14 7 26 18 36 13 10 25 13 55 19z"><text:p/></draw:path><draw:path draw:style-name="gr367" draw:text-style-name="P42" svg:width="0.0831in" svg:height="0.0748in" svg:x="3.4339in" svg:y="1.048in" svg:viewBox="0 0 212 191" svg:d="M151 154c0 12 0 25 0 37 21-1 41-4 61-5 0-4 0-8 0-12-30 0-32-4-32-24 0-50 0-100 0-150-20 1-42 4-62 5 0 5 0 8 0 13 30 0 32 2 32 24 0 25 0 49 0 74 0 38-20 66-50 66-36 0-38-20-38-42 0-46 0-93 0-140-20 1-42 4-62 5 0 5 0 8 0 13 34 0 34 1 34 38 0 22 0 42 0 64 0 32 0 71 63 71 24 0 42-12 54-37z"><text:p/></draw:path><draw:path draw:style-name="gr368" draw:text-style-name="P42" svg:width="0.063in" svg:height="0.0756in" svg:x="3.5264in" svg:y="1.0465in" svg:viewBox="0 0 161 193" svg:d="M35 97c0-68 35-86 57-86 4 0 30 0 45 15-17 2-19 14-19 20 0 10 7 19 19 19 11 0 19-7 19-19 0-29-32-46-65-46-53 0-91 46-91 97 0 54 42 96 91 96 57 0 70-50 70-54 0-5-4-5-6-5-4 0-4 2-5 5-12 39-40 43-55 43-23 0-60-18-60-85z"><text:p/></draw:path><draw:path draw:style-name="gr369" draw:text-style-name="P42" svg:width="0.0831in" svg:height="0.1146in" svg:x="3.5953in" svg:y="1.0063in" svg:viewBox="0 0 212 292" svg:d="M32 260c0 20-4 20-32 20 0 3 0 8 0 12 14 0 36-2 48-2 11 0 32 2 47 2 0-4 0-9 0-12-29 0-33 0-33-20 0-26 0-51 0-78 0-44 30-67 57-67 26 0 31 23 31 47 0 32 0 66 0 98 0 20-5 20-32 20 0 3 0 8 0 12 14 0 36-2 46-2 11 0 34 2 48 2 0-4 0-9 0-12-22 0-32 0-33-14 0-26 0-54 0-80 0-36 0-49-13-65-6-7-20-15-45-15-35 0-54 25-61 42 0-50 0-99 0-148-20 1-40 2-60 4 0 4 0 8 0 13 29 0 32 3 32 24 0 73 0 146 0 219z"><text:p/></draw:path><draw:path draw:style-name="gr370" draw:text-style-name="P42" svg:width="0.0744in" svg:height="0.0756in" svg:x="3.728in" svg:y="1.0465in" svg:viewBox="0 0 190 193" svg:d="M122 157c2 17 14 35 33 35 9 0 35-6 35-41 0-8 0-15 0-24-4 0-8 0-11 0 0 9 0 16 0 24 0 25-11 28-15 28-14 0-15-19-15-22 0-27 0-56 0-84 0-18 0-35-16-50-17-16-37-23-57-23-35 0-64 19-64 48 0 12 8 19 19 19 12 0 19-8 19-19 0-5-2-19-21-19 12-15 32-19 45-19 21 0 45 15 45 54 0 4 0 10 0 15-22 1-51 3-77 15-32 14-42 37-42 55 0 33 41 44 67 44 28 0 47-17 55-36zM119 88c0 14 0 27 0 42 0 40-30 55-49 55-21 0-38-16-38-36 0-24 17-59 87-61z"><text:p/></draw:path><draw:path draw:style-name="gr371" draw:text-style-name="P42" svg:width="0.0539in" svg:height="0.0756in" svg:x="3.8094in" svg:y="1.0465in" svg:viewBox="0 0 138 193" svg:d="M74 107c9 2 44 8 44 39 0 21-15 39-48 39-35 0-51-24-58-60-1-6-2-7-6-7-6 0-6 2-6 9 0 19 0 37 0 57 0 7 0 9 5 9 2 0 2 0 11-8 2-4 0-1 8-10 18 18 37 18 46 18 49 0 68-27 68-59 0-21-13-34-18-39-13-13-30-17-48-21-24-4-52-9-52-34 0-15 11-32 47-32 47 0 49 38 49 51 2 3 5 3 6 3 5 0 5-1 5-9 0-15 0-29 0-43 0-8 0-10-5-10-1 0-2 0-8 5-1 2-5 6-7 7-16-12-33-12-40-12-51 0-67 29-67 52 0 14 7 26 18 36 13 10 25 13 56 19z"><text:p/></draw:path><draw:path draw:style-name="gr372" draw:text-style-name="P42" svg:width="0.0516in" svg:height="0.1035in" svg:x="3.9118in" svg:y="1.0189in" svg:viewBox="0 0 132 264" svg:d="M65 91c20 0 39 0 60 0 0-5 0-8 0-13-21 0-40 0-60 0 0-26 0-52 0-78-4 0-7 0-11 0 0 35-13 80-54 82 0 3 0 6 0 9 12 0 24 0 36 0 0 39 0 78 0 117 0 51 38 56 54 56 30 0 42-30 42-56 0-9 0-16 0-24-4 0-7 0-11 0 0 7 0 15 0 22 0 32-13 47-29 47-27 0-27-37-27-44 0-40 0-78 0-118z"><text:p/></draw:path><draw:path draw:style-name="gr373" draw:text-style-name="P42" svg:width="0.0831in" svg:height="0.1146in" svg:x="3.9783in" svg:y="1.0063in" svg:viewBox="0 0 212 292" svg:d="M32 260c0 20-4 20-32 20 0 3 0 8 0 12 14 0 36-2 48-2 11 0 32 2 47 2 0-4 0-9 0-12-29 0-33 0-33-20 0-26 0-51 0-78 0-44 30-67 57-67 26 0 31 23 31 47 0 32 0 66 0 98 0 20-5 20-32 20 0 3 0 8 0 12 14 0 36-2 46-2 11 0 34 2 48 2 0-4 0-9 0-12-22 0-32 0-33-14 0-26 0-54 0-80 0-36 0-49-13-65-6-7-20-15-45-15-35 0-54 25-60 42 0-50 0-99 0-148-20 1-41 2-61 4 0 4 0 8 0 13 30 0 32 3 32 24 0 73 0 146 0 219z"><text:p/></draw:path><draw:path draw:style-name="gr374" draw:text-style-name="P42" svg:width="0.0638in" svg:height="0.0756in" svg:x="4.0701in" svg:y="1.0465in" svg:viewBox="0 0 163 193" svg:d="M35 83c2-64 38-73 53-73 43 0 48 56 48 73-34 0-68 0-101 0zM35 91c39 0 78 0 117 0 10 0 11 0 11-8 0-42-23-83-75-83-50 0-88 43-88 96 0 56 44 97 92 97 52 0 71-47 71-54 0-5-3-6-6-6s-5 3-5 6c-15 43-52 43-57 43-21 0-37-12-48-27-12-21-12-48-12-64z"><text:p/></draw:path><draw:path draw:style-name="gr375" draw:text-style-name="P42" svg:width="0.0531in" svg:height="0.1161in" svg:x="4.1839in" svg:y="1.0043in" svg:viewBox="0 0 136 296" svg:d="M59 115c0-17 0-32 0-49 0-37 20-58 39-58 2 0 8 0 14 4-5 1-12 7-12 18 0 10 6 18 18 18s18-8 18-19c0-16-16-29-38-29-30 0-66 22-66 67 0 16 0 33 0 48-10 0-21 0-32 0 0 5 0 9 0 13 11 0 22 0 32 0 0 46 0 92 0 137 0 19-4 19-32 19 0 4 0 9 0 12 17 0 36-1 48-1 17 0 37 0 54 1 0-3 0-8 0-12-4 0-6 0-10 0-31 0-31-4-31-20 0-46 0-90 0-136 16 0 33 0 48 0 0-4 0-8 0-13-17 0-33 0-50 0z"><text:p/></draw:path><draw:path draw:style-name="gr376" draw:text-style-name="P42" svg:width="0.0732in" svg:height="0.0756in" svg:x="4.2335in" svg:y="1.0465in" svg:viewBox="0 0 187 193" svg:d="M187 98c0-54-42-98-93-98-53 0-94 46-94 98 0 56 44 95 94 95s93-41 93-95zM94 182c-18 0-36-8-48-27-11-19-11-45-11-60 0-16 0-39 11-58 10-19 31-27 48-27 18 0 36 8 48 27 10 18 10 42 10 58 0 15 0 38-9 56-10 19-28 31-49 31z"><text:p/></draw:path><draw:path draw:style-name="gr377" draw:text-style-name="P42" svg:width="0.0555in" svg:height="0.0728in" svg:x="4.3165in" svg:y="1.048in" svg:viewBox="0 0 142 186" svg:d="M59 47c0-16 0-31 0-47-19 1-40 4-59 5 0 5 0 8 0 13 30 0 32 2 32 24 0 37 0 76 0 113 0 19-4 19-32 19 0 4 0 8 0 12 17 0 36-1 48-1 17 0 37 0 54 1 0-4 0-8 0-12-4 0-6 0-10 0-31 0-31-5-31-20 0-22 0-44 0-65 0-42 17-79 49-79 3 0 4 0 5 0-1 1-9 6-9 16 0 12 8 18 18 18 7 0 18-4 18-18s-14-26-32-26c-31 0-45 29-51 47z"><text:p/></draw:path><draw:path draw:style-name="gr378" draw:text-style-name="P42" svg:width="0.1291in" svg:height="0.0728in" svg:x="4.3823in" svg:y="1.048in" svg:viewBox="0 0 329 186" svg:d="M32 42c0 37 0 76 0 113 0 19-3 19-32 19 0 4 0 8 0 12 14 0 36-1 48-1 11 0 32 1 47 1 0-4 0-8 0-12-29 0-33 0-33-19 0-27 0-52 0-78 0-45 30-67 57-67 26 0 31 22 31 46 0 33 0 66 0 99 0 19-5 19-32 19 0 4 0 8 0 12 14 0 36-1 46-1 12 0 34 1 48 1 0-4 0-8 0-12-28 0-33 0-33-19 0-27 0-52 0-78 0-45 30-67 57-67s32 22 32 46c0 33 0 66 0 99 0 19-5 19-34 19 0 4 0 8 0 12 16 0 37-1 48-1s32 1 47 1c0-4 0-8 0-12-22 0-33 0-33-13 0-27 0-54 0-81 0-36 0-49-13-64-6-8-19-16-44-16-35 0-54 25-61 42-6-37-38-42-56-42-31 0-51 18-62 44 0-14 0-30 0-44-20 1-40 4-60 5 0 5 0 8 0 13 30 0 32 2 32 24z"><text:p/></draw:path><draw:path draw:style-name="gr379" draw:text-style-name="P42" svg:width="0.0748in" svg:height="0.0756in" svg:x="4.522in" svg:y="1.0465in" svg:viewBox="0 0 191 193" svg:d="M124 157c1 17 13 35 32 35 8 0 35-6 35-41 0-8 0-15 0-24-4 0-7 0-11 0 0 9 0 16 0 24 0 25-11 28-16 28-13 0-15-19-15-22 0-27 0-56 0-84 0-18 0-35-15-50-16-16-38-23-57-23-35 0-64 19-64 48 0 12 9 19 19 19 12 0 20-8 20-19 0-5-3-19-22-19 11-15 32-19 46-19 20 0 44 15 44 54 0 4 0 10 0 15-22 1-50 3-78 15-31 14-42 37-42 55 0 33 41 44 68 44 28 0 47-17 56-36zM120 88c0 14 0 27 0 42 0 40-30 55-49 55-21 0-39-16-39-36 0-24 18-59 88-61z"><text:p/></draw:path><draw:path draw:style-name="gr380" draw:text-style-name="P42" svg:width="0.0516in" svg:height="0.1035in" svg:x="4.6016in" svg:y="1.0189in" svg:viewBox="0 0 132 264" svg:d="M65 91c20 0 39 0 60 0 0-5 0-8 0-13-21 0-40 0-60 0 0-26 0-52 0-78-4 0-7 0-11 0 0 35-13 80-54 82 0 3 0 6 0 9 12 0 24 0 36 0 0 39 0 78 0 117 0 51 40 56 54 56 30 0 42-30 42-56 0-9 0-16 0-24-4 0-7 0-11 0 0 7 0 15 0 22 0 32-12 47-27 47-29 0-29-37-29-44 0-40 0-78 0-118z"><text:p/></draw:path><draw:path draw:style-name="gr381" draw:text-style-name="P42" svg:width="0.035in" svg:height="0.1106in" svg:x="4.6685in" svg:y="1.0102in" svg:viewBox="0 0 90 282" svg:d="M60 96c-19 1-40 4-59 5 0 5 0 8 0 13 28 0 31 2 31 23 0 38 0 75 0 114 0 19-4 19-32 19 0 4 0 8 0 12 13 0 36-1 46-1 15 0 30 1 44 1 0-4 0-8 0-12-28 0-30-2-30-19 0-52 0-103 0-155zM62 23c0-13-10-23-22-23-14 0-23 12-23 23s9 23 23 23c12 0 22-10 22-23z"><text:p/></draw:path><draw:path draw:style-name="gr382" draw:text-style-name="P42" svg:width="0.0732in" svg:height="0.0756in" svg:x="4.7134in" svg:y="1.0465in" svg:viewBox="0 0 187 193" svg:d="M187 98c0-54-42-98-93-98-52 0-94 46-94 98 0 56 44 95 94 95 51 0 93-41 93-95zM94 182c-18 0-36-8-48-27-10-19-10-45-10-60 0-16 0-39 10-58 12-19 31-27 48-27 19 0 37 8 48 27 10 18 10 42 10 58 0 15 0 38-9 56-10 19-28 31-49 31z"><text:p/></draw:path><draw:path draw:style-name="gr383" draw:text-style-name="P42" svg:width="0.0827in" svg:height="0.0728in" svg:x="4.7976in" svg:y="1.048in" svg:viewBox="0 0 211 186" svg:d="M32 42c0 37 0 76 0 113 0 19-4 19-32 19 0 4 0 8 0 12 14 0 36-1 47-1s33 1 48 1c0-4 0-8 0-12-29 0-34 0-34-19 0-27 0-52 0-78 0-45 30-67 58-67 26 0 31 22 31 46 0 33 0 66 0 99 0 19-5 19-34 19 0 4 0 8 0 12 16 0 36-1 48-1 11 0 33 1 47 1 0-4 0-8 0-12-21 0-32 0-32-13 0-27 0-54 0-81 0-36 0-49-13-64-6-8-20-16-45-16-31 0-50 18-62 44 0-14 0-30 0-44-19 1-40 4-59 5 0 5 0 8 0 13 29 0 32 2 32 24z"><text:p/></draw:path><draw:path draw:style-name="gr384" draw:text-style-name="P42" svg:width="0.0732in" svg:height="0.0756in" svg:x="4.928in" svg:y="1.0465in" svg:viewBox="0 0 187 193" svg:d="M187 98c0-54-42-98-93-98-53 0-94 46-94 98 0 56 44 95 94 95s93-41 93-95zM94 182c-18 0-36-8-48-27-11-19-11-45-11-60 0-16 0-39 11-58 10-19 31-27 48-27 18 0 37 8 48 27 10 18 10 42 10 58 0 15 0 38-9 56-10 19-28 31-49 31z"><text:p/></draw:path><draw:path draw:style-name="gr385" draw:text-style-name="P42" svg:width="0.0535in" svg:height="0.1161in" svg:x="5.0122in" svg:y="1.0043in" svg:viewBox="0 0 137 296" svg:d="M60 115c0-17 0-32 0-49 0-37 20-58 38-58 2 0 8 0 15 4-6 1-13 7-13 18 0 10 7 18 18 18 12 0 19-8 19-19 0-16-16-29-39-29-30 0-64 22-64 67 0 16 0 33 0 48-11 0-23 0-34 0 0 5 0 9 0 13 11 0 23 0 34 0 0 46 0 92 0 137 0 19-5 19-34 19 0 4 0 9 0 12 17 0 36-1 48-1 17 0 37 0 54 1 0-3 0-8 0-12-4 0-6 0-10 0-31 0-31-4-31-20 0-46 0-90 0-136 16 0 33 0 48 0 0-4 0-8 0-13-17 0-32 0-49 0z"><text:p/></draw:path><draw:path draw:style-name="gr386" draw:text-style-name="P42" svg:width="0.0819in" svg:height="0.1161in" svg:x="5.102in" svg:y="1.0063in" svg:viewBox="0 0 209 296" svg:d="M146 269c0 9 0 18 0 27 21-1 42-3 63-4 0-4 0-9 0-12-30 0-34-4-34-24 0-86 0-171 0-256-20 1-39 2-60 4 0 4 0 8 0 13 29 0 33 3 33 24 0 30 0 61 0 91-12-16-30-26-53-26-51 0-95 42-95 96 0 52 42 94 90 94 26 0 46-14 56-27zM146 156c0 29 0 58 0 86 0 8 0 9-4 16-12 20-32 30-50 30-19 0-34-12-44-28-11-16-12-40-12-58 0-16 0-41 12-60 10-14 25-27 48-27 14 0 32 6 46 25 4 8 4 9 4 16z"><text:p/></draw:path><draw:path draw:style-name="gr387" draw:text-style-name="P42" svg:width="0.0559in" svg:height="0.0728in" svg:x="5.1933in" svg:y="1.048in" svg:viewBox="0 0 143 186" svg:d="M59 47c0-16 0-31 0-47-19 1-40 4-59 5 0 5 0 8 0 13 30 0 34 2 34 24 0 37 0 76 0 113 0 19-5 19-34 19 0 4 0 8 0 12 17 0 37-1 49-1 17 0 36 0 53 1 0-4 0-8 0-12-2 0-6 0-8 0-32 0-33-5-33-20 0-22 0-44 0-65 0-42 18-79 51-79 2 0 2 0 3 0-1 1-9 6-9 16 0 12 9 18 18 18 8 0 19-4 19-18s-13-26-31-26c-32 0-47 29-53 47z"><text:p/></draw:path><draw:path draw:style-name="gr388" draw:text-style-name="P42" svg:width="0.0732in" svg:height="0.0756in" svg:x="5.2583in" svg:y="1.0465in" svg:viewBox="0 0 187 193" svg:d="M187 98c0-54-42-98-93-98-53 0-94 46-94 98 0 56 44 95 94 95s93-41 93-95zM94 182c-18 0-36-8-48-27-11-19-11-45-11-60 0-16 0-39 11-58 10-19 31-27 48-27 18 0 36 8 48 27 10 18 10 42 10 58 0 15 0 38-9 56-10 19-28 31-49 31z"><text:p/></draw:path><draw:path draw:style-name="gr389" draw:text-style-name="P42" svg:width="0.0815in" svg:height="0.1055in" svg:x="5.3413in" svg:y="1.048in" svg:viewBox="0 0 208 269" svg:d="M60 28c0-10 0-18 0-28-20 1-40 4-60 5 0 5 0 8 0 13 30 0 32 2 32 20 0 66 0 132 0 198 0 20-4 20-32 20 0 4 0 8 0 13 14-1 36-1 47-1 12 0 33 0 48 1 0-5 0-9 0-13-29 0-33 0-33-20 0-24 0-46 0-70 0-2 0-3 0-4 2 6 20 29 52 29 50 0 94-41 94-96 0-53-41-95-88-95-34 0-52 19-60 28zM62 138c0-31 0-62 0-94 12-21 33-33 54-33 32 0 57 37 57 84 0 51-30 87-61 87-17 0-33-8-45-26-5-8-5-10-5-18z"><text:p/></draw:path><draw:path draw:style-name="gr390" draw:text-style-name="P42" svg:width="0.0366in" svg:height="0.1146in" svg:x="5.4346in" svg:y="1.0063in" svg:viewBox="0 0 94 292" svg:d="M60 0c-20 1-40 2-60 4 0 4 0 8 0 13 29 0 32 3 32 24 0 73 0 146 0 219 0 20-4 20-32 20 0 3 0 8 0 12 13 0 36-2 47-2s31 2 47 2c0-4 0-9 0-12-29 0-34 0-34-20 0-86 0-174 0-260z"><text:p/></draw:path><draw:path draw:style-name="gr391" draw:text-style-name="P42" svg:width="0.0638in" svg:height="0.0756in" svg:x="5.4799in" svg:y="1.0465in" svg:viewBox="0 0 163 193" svg:d="M35 83c2-64 38-73 53-73 43 0 48 56 48 73-34 0-68 0-101 0zM35 91c39 0 78 0 117 0 10 0 11 0 11-8 0-42-23-83-75-83-50 0-88 43-88 96 0 56 44 97 92 97 52 0 71-47 71-54 0-5-3-6-6-6s-5 3-5 6c-15 43-52 43-57 43-21 0-37-12-48-27-12-21-12-48-12-64z"><text:p/></draw:path><draw:path draw:style-name="gr392" draw:text-style-name="P42" svg:width="0.0516in" svg:height="0.1035in" svg:x="5.5524in" svg:y="1.0189in" svg:viewBox="0 0 132 264" svg:d="M65 91c20 0 39 0 60 0 0-5 0-8 0-13-21 0-40 0-60 0 0-26 0-52 0-78-4 0-7 0-11 0 0 35-13 80-54 82 0 3 0 6 0 9 12 0 24 0 36 0 0 39 0 78 0 117 0 51 38 56 54 56 30 0 42-30 42-56 0-9 0-16 0-24-4 0-7 0-11 0 0 7 0 15 0 22 0 32-13 47-29 47-27 0-27-37-27-44 0-40 0-78 0-118z"><text:p/></draw:path><draw:path draw:style-name="gr393" draw:text-style-name="P42" svg:width="0.0539in" svg:height="0.0756in" svg:x="5.6189in" svg:y="1.0465in" svg:viewBox="0 0 138 193" svg:d="M74 107c10 2 44 8 44 39 0 21-15 39-47 39-36 0-51-24-59-60-1-6-2-7-6-7-6 0-6 2-6 9 0 19 0 37 0 57 0 7 0 9 5 9 2 0 2 0 11-8 1 0 1-1 8-10 18 18 37 18 47 18 48 0 67-27 67-59 0-21-12-34-18-39-13-13-30-17-48-21-23-4-52-9-52-34 0-15 11-32 48-32 46 0 48 38 50 51 0 3 3 3 4 3 5 0 5-1 5-9 0-15 0-29 0-43 0-8 0-10-3-10s-4 0-9 5c-1 2-6 6-7 7-17-12-34-12-40-12-51 0-68 29-68 52 0 14 7 26 18 36 14 10 26 13 56 19z"><text:p/></draw:path><draw:path draw:style-name="gr394" draw:text-style-name="P42" svg:width="0.0189in" svg:height="0.0492in" svg:x="5.6933in" svg:y="1.1035in" svg:viewBox="0 0 49 126" svg:d="M49 44c0-26-11-44-27-44-15 0-22 12-22 23s7 21 22 21c7 0 12-2 16-6 2 0 2 0 2 6 0 28-12 53-30 74-3 2-4 2-4 3 0 4 2 5 5 5 5 0 38-34 38-82z"><text:p/></draw:path><draw:path draw:style-name="gr395" draw:text-style-name="P42" svg:width="0.063in" svg:height="0.0756in" svg:x="0.0028in" svg:y="1.2461in" svg:viewBox="0 0 161 193" svg:d="M36 97c0-69 34-87 56-87 4 0 30 1 46 15-18 3-20 15-20 21 0 10 8 19 19 19 12 0 20-7 20-21 0-28-32-44-65-44-52 0-92 46-92 97 0 54 42 96 91 96 57 0 70-51 70-55 0-5-4-4-5-4-4 0-5 2-6 4-12 40-40 44-55 44-22 0-59-18-59-85z"><text:p/></draw:path><draw:path draw:style-name="gr396" draw:text-style-name="P42" svg:width="0.0744in" svg:height="0.0756in" svg:x="0.0783in" svg:y="1.2461in" svg:viewBox="0 0 190 193" svg:d="M122 156c2 17 14 35 33 35 9 0 35-6 35-40 0-8 0-15 0-24-4 0-8 0-11 0 0 9 0 16 0 24 0 24-11 27-15 27-14 0-15-18-15-21 0-29 0-56 0-85 0-17 0-34-16-49-17-17-37-23-57-23-35 0-64 19-64 47 0 13 8 20 19 20 12 0 19-8 19-19 0-5-2-19-21-19 12-16 32-21 45-21 21 0 45 17 45 54 0 5 0 11 0 16-22 1-51 4-77 16-32 14-42 36-42 55 0 33 41 44 67 44 28 0 47-17 55-37zM119 88c0 14 0 27 0 42 0 39-30 54-49 54-21 0-38-15-38-36 0-23 17-58 87-60z"><text:p/></draw:path><draw:path draw:style-name="gr397" draw:text-style-name="P42" svg:width="0.0819in" svg:height="0.1051in" svg:x="0.1587in" svg:y="1.2472in" svg:viewBox="0 0 209 268" svg:d="M61 28c0-10 0-18 0-28-20 1-41 4-61 5 0 5 0 8 0 13 30 0 34 2 34 20 0 66 0 132 0 198 0 18-5 18-34 18 0 5 0 9 0 14 14 0 37-2 48-2s32 2 47 2c0-5 0-9 0-14-28 0-33 0-33-18 0-24 0-46 0-70 0-2 0-4 0-5 3 7 20 30 52 30 50 0 95-41 95-96 0-53-42-95-89-95-32 0-50 18-59 28zM62 138c0-31 0-62 0-94 12-21 33-33 54-33 32 0 57 37 57 84 0 51-29 86-60 86-17 0-34-8-45-25-6-10-6-10-6-18z"><text:p/></draw:path><draw:path draw:style-name="gr398" draw:text-style-name="P42" svg:width="0.0354in" svg:height="0.1106in" svg:x="0.2516in" svg:y="1.2094in" svg:viewBox="0 0 91 282" svg:d="M61 96c-19 1-39 4-59 5 0 5 0 8 0 13 28 0 32 2 32 23 0 37 0 75 0 113 0 19-5 19-34 19 0 5 0 8 0 13 14 0 37-1 47-1 14 0 30 1 44 1 0-5 0-8 0-13-29 0-30-3-30-18 0-52 0-103 0-155zM62 23c0-15-9-23-21-23-13 0-23 12-23 23s10 21 23 21c12 0 21-8 21-21z"><text:p/></draw:path><draw:path draw:style-name="gr399" draw:text-style-name="P42" svg:width="0.0366in" svg:height="0.115in" svg:x="0.298in" svg:y="1.2047in" svg:viewBox="0 0 94 293" svg:d="M61 0c-20 1-41 4-61 5 0 5 0 8 0 13 30 0 32 2 32 24 0 73 0 145 0 218 0 20-4 20-32 20 0 4 0 8 0 13 14 0 36-1 47-1s31 1 47 1c0-5 0-9 0-13-29 0-33 0-33-20 0-86 0-174 0-260z"><text:p/></draw:path><draw:path draw:style-name="gr400" draw:text-style-name="P42" svg:width="0.0366in" svg:height="0.115in" svg:x="0.3441in" svg:y="1.2047in" svg:viewBox="0 0 94 293" svg:d="M60 0c-20 1-40 4-60 5 0 5 0 8 0 13 29 0 32 2 32 24 0 73 0 145 0 218 0 20-4 20-32 20 0 4 0 8 0 13 13 0 36-1 47-1 9 0 31 1 47 1 0-5 0-9 0-13-29 0-34 0-34-20 0-86 0-174 0-260z"><text:p/></draw:path><draw:path draw:style-name="gr401" draw:text-style-name="P42" svg:width="0.0748in" svg:height="0.0756in" svg:x="0.3913in" svg:y="1.2461in" svg:viewBox="0 0 191 193" svg:d="M124 156c1 17 12 35 32 35 8 0 35-6 35-40 0-8 0-15 0-24-4 0-7 0-11 0 0 9 0 16 0 24 0 24-11 27-16 27-13 0-15-18-15-21 0-29 0-56 0-85 0-17 0-34-15-49-16-17-38-23-57-23-35 0-64 19-64 47 0 13 9 20 19 20 12 0 20-8 20-19 0-5-3-19-22-19 11-16 32-21 46-21 20 0 44 17 44 54 0 5 0 11 0 16-22 1-50 4-78 16-31 14-42 36-42 55 0 33 41 44 68 44 28 0 47-17 56-37zM120 88c0 14 0 27 0 42 0 39-30 54-49 54-21 0-39-15-39-36 0-23 18-58 88-60z"><text:p/></draw:path><draw:path draw:style-name="gr402" draw:text-style-name="P42" svg:width="0.0555in" svg:height="0.0728in" svg:x="0.4724in" svg:y="1.2472in" svg:viewBox="0 0 142 186" svg:d="M59 46c0-16 0-30 0-46-19 1-40 4-59 5 0 5 0 8 0 13 30 0 34 2 34 23 0 37 0 75 0 113 0 19-5 19-34 19 0 5 0 8 0 13 17 0 36-1 48-1 17 0 37 0 54 1 0-5 0-8 0-13-4 0-6 0-10 0-31 0-31-5-31-19 0-22 0-44 0-65 0-42 17-79 49-79 4 0 4 0 5 0-1 0-9 4-9 16 0 11 8 18 18 18 7 0 18-6 18-19s-14-25-32-25c-30 0-45 28-51 46z"><text:p/></draw:path><draw:path draw:style-name="gr403" draw:text-style-name="P42" svg:width="0.0803in" svg:height="0.1051in" svg:x="0.5362in" svg:y="1.2488in" svg:viewBox="0 0 205 268" svg:d="M167 40c11-27 32-27 38-27 0-5 0-8 0-13-9 0-21 1-31 1-7 0-28-1-36-1 0 5 0 8 0 13 12 0 19 7 19 18 0 4 0 5-2 10-15 35-29 69-43 104-16-38-32-75-47-114-1-3-3-6-3-7 0-11 16-11 24-11 0-5 0-8 0-13-10 0-38 1-45 1-12 0-29-1-41-1 0 5 0 8 0 13 19 0 28 0 34 15 21 51 42 102 63 153-2 6-8 19-11 25-9 23-21 52-48 52-2 0-12 0-20-7 13-1 17-11 17-18 0-11-9-17-18-17s-17 5-17 18c0 19 17 34 38 34 27 0 44-24 54-48 26-60 50-120 75-180z"><text:p/></draw:path><draw:path draw:style-name="gr404" draw:text-style-name="P42" svg:width="0.0744in" svg:height="0.0756in" svg:x="0.6768in" svg:y="1.2461in" svg:viewBox="0 0 190 193" svg:d="M122 156c2 17 14 35 33 35 9 0 35-6 35-40 0-8 0-15 0-24-4 0-8 0-11 0 0 9 0 16 0 24 0 24-11 27-15 27-14 0-15-18-15-21 0-29 0-56 0-85 0-17 0-34-16-49-17-17-37-23-57-23-35 0-64 19-64 47 0 13 8 20 19 20 12 0 19-8 19-19 0-5-2-19-21-19 12-16 32-21 45-21 21 0 45 17 45 54 0 5 0 11 0 16-22 1-51 4-77 16-32 14-42 36-42 55 0 33 41 44 67 44 28 0 47-17 55-37zM119 88c0 14 0 27 0 42 0 39-30 54-49 54-21 0-38-15-38-36 0-23 17-58 87-60z"><text:p/></draw:path><draw:path draw:style-name="gr405" draw:text-style-name="P42" svg:width="0.063in" svg:height="0.0756in" svg:x="0.7583in" svg:y="1.2461in" svg:viewBox="0 0 161 193" svg:d="M36 97c0-69 34-87 56-87 4 0 30 1 46 15-18 3-20 15-20 21 0 10 7 19 19 19 11 0 19-7 19-21 0-28-31-44-64-44-52 0-92 46-92 97 0 54 42 96 91 96 57 0 70-51 70-55 0-5-4-4-5-4-4 0-5 2-6 4-12 40-40 44-55 44-22 0-59-18-59-85z"><text:p/></draw:path><draw:path draw:style-name="gr406" draw:text-style-name="P42" svg:width="0.0516in" svg:height="0.1035in" svg:x="0.8295in" svg:y="1.2185in" svg:viewBox="0 0 132 264" svg:d="M65 91c20 0 41 0 61 0 0-5 0-8 0-13-20 0-41 0-61 0 0-26 0-52 0-78-4 0-6 0-10 0-1 35-13 79-55 82 0 3 0 6 0 9 12 0 24 0 36 0 0 39 0 78 0 117 0 51 40 56 55 56 29 0 41-30 41-56 0-9 0-16 0-24-4 0-6 0-10 0 0 7 0 15 0 22 0 32-13 47-28 47-29 0-29-38-29-45 0-39 0-78 0-117z"><text:p/></draw:path><draw:path draw:style-name="gr407" draw:text-style-name="P42" svg:width="0.035in" svg:height="0.1106in" svg:x="0.8965in" svg:y="1.2094in" svg:viewBox="0 0 90 282" svg:d="M61 96c-20 1-39 4-60 5 0 5 0 8 0 13 28 0 31 2 31 23 0 37 0 75 0 113 0 19-4 19-32 19 0 5 0 8 0 13 13 0 36-1 47-1 14 0 29 1 43 1 0-5 0-8 0-13-28 0-29-3-29-18 0-52 0-103 0-155zM62 23c0-15-10-23-22-23-14 0-22 12-22 23s8 21 22 21c12 0 22-8 22-21z"><text:p/></draw:path><draw:path draw:style-name="gr408" draw:text-style-name="P42" svg:width="0.0728in" svg:height="0.0756in" svg:x="0.9421in" svg:y="1.2461in" svg:viewBox="0 0 186 193" svg:d="M186 98c0-54-42-98-92-98-53 0-94 46-94 98 0 54 43 95 92 95 52 0 94-41 94-95zM94 182c-18 0-38-8-48-27-11-19-11-45-11-60 0-17 0-40 9-58 12-19 32-29 48-29 20 0 38 10 48 28 11 18 11 43 11 59 0 15 0 38-8 56-10 19-29 31-49 31z"><text:p/></draw:path><draw:path draw:style-name="gr409" draw:text-style-name="P42" svg:width="0.0831in" svg:height="0.0728in" svg:x="1.0256in" svg:y="1.2472in" svg:viewBox="0 0 212 186" svg:d="M32 41c0 37 0 75 0 113 0 19-4 19-32 19 0 5 0 8 0 13 14 0 36-1 48-1 11 0 32 1 47 1 0-5 0-8 0-13-29 0-33 0-33-19 0-26 0-52 0-77 0-45 30-67 57-67 26 0 31 22 31 46 0 33 0 65 0 98 0 19-5 19-32 19 0 5 0 8 0 13 14 0 36-1 46-1 11 0 34 1 48 1 0-5 0-8 0-13-22 0-32 0-33-12 0-27 0-54 0-81 0-37 0-50-13-64-6-8-20-16-45-16-30 0-50 18-62 44 0-14 0-30 0-44-19 1-40 4-59 5 0 5 0 8 0 13 30 0 32 2 32 23z"><text:p/></draw:path><draw:path draw:style-name="gr410" draw:text-style-name="P42" svg:width="0.0189in" svg:height="0.0492in" svg:x="1.1268in" svg:y="1.3031in" svg:viewBox="0 0 49 126" svg:d="M49 44c0-27-9-44-26-44-16 0-23 11-23 23 0 11 7 21 23 21 6 0 12-2 15-6h2c0 3 1 0 1 6 0 27-12 53-31 72-3 3-3 4-3 5 0 4 3 5 4 5 5 0 38-34 38-82z"><text:p/></draw:path><draw:path draw:style-name="gr411" draw:text-style-name="P42" svg:width="0.0748in" svg:height="0.0756in" svg:x="1.2161in" svg:y="1.2461in" svg:viewBox="0 0 191 193" svg:d="M122 156c3 17 14 35 34 35 8 0 35-6 35-40 0-8 0-15 0-24-4 0-7 0-11 0 0 9 0 16 0 24 0 24-11 27-16 27-13 0-15-18-15-21 0-29 0-56 0-85 0-17 0-34-15-49-16-17-38-23-58-23-34 0-64 19-64 47 0 13 8 20 20 20 11 0 20-8 20-19 0-5-3-19-22-19 11-16 31-21 46-21 20 0 44 17 44 54 0 5 0 11 0 16-22 1-52 4-78 16-31 14-42 36-42 55 0 33 41 44 67 44 29 0 48-17 55-37zM120 88c0 14 0 27 0 42 0 39-30 54-49 54-21 0-39-15-39-36 0-23 18-58 88-60z"><text:p/></draw:path><draw:path draw:style-name="gr412" draw:text-style-name="P42" svg:width="0.0831in" svg:height="0.0728in" svg:x="1.2972in" svg:y="1.2472in" svg:viewBox="0 0 212 186" svg:d="M34 41c0 37 0 75 0 113 0 19-5 19-34 19 0 5 0 8 0 13 16 0 37-1 48-1s34 1 47 1c0-5 0-8 0-13-28 0-33 0-33-19 0-26 0-52 0-77 0-45 30-67 57-67s31 22 31 46c0 33 0 65 0 98 0 19-4 19-32 19 0 5 0 8 0 13 14 0 36-1 48-1 10 0 32 1 46 1 0-5 0-8 0-13-21 0-32 0-32-12 0-27 0-54 0-81 0-37 0-50-13-64-6-8-21-16-45-16-31 0-50 18-62 44 0-14 0-30 0-44-20 1-40 4-60 5 0 5 0 8 0 13 30 0 34 2 34 23z"><text:p/></draw:path><draw:path draw:style-name="gr413" draw:text-style-name="P42" svg:width="0.0819in" svg:height="0.1169in" svg:x="1.3898in" svg:y="1.2047in" svg:viewBox="0 0 209 298" svg:d="M146 270c0 10 0 18 0 28 21-2 42-4 63-5 0-5 0-9 0-13-30 0-34-3-34-23 0-85 0-172 0-257-20 1-39 4-60 5 0 5 0 8 0 13 29 0 33 2 33 24 0 30 0 61 0 91-12-15-30-26-53-26-51 0-95 41-95 96 0 53 42 95 90 95 26 0 46-15 56-28zM146 157c0 29 0 58 0 87 0 7 0 8-4 15-12 21-32 29-50 29-19 0-34-11-44-26-11-18-13-42-13-59 0-16 1-41 13-60 10-13 25-27 48-27 14 0 32 6 46 26 4 7 4 7 4 15z"><text:p/></draw:path><draw:path draw:style-name="gr414" draw:text-style-name="P42" svg:width="0.0516in" svg:height="0.1035in" svg:x="1.5291in" svg:y="1.2185in" svg:viewBox="0 0 132 264" svg:d="M65 91c20 0 39 0 60 0 0-5 0-8 0-13-21 0-40 0-60 0 0-26 0-52 0-78-4 0-7 0-11 0 0 35-13 79-54 82 0 3 0 6 0 9 12 0 24 0 36 0 0 39 0 78 0 117 0 51 38 56 54 56 30 0 42-30 42-56 0-9 0-16 0-24-4 0-7 0-11 0 0 7 0 15 0 22 0 32-13 47-29 47-27 0-27-38-27-45 0-39 0-78 0-117z"><text:p/></draw:path><draw:path draw:style-name="gr415" draw:text-style-name="P42" svg:width="0.0831in" svg:height="0.115in" svg:x="1.5957in" svg:y="1.2047in" svg:viewBox="0 0 212 293" svg:d="M32 260c0 20-4 20-32 20 0 4 0 8 0 13 14 0 36-1 48-1 11 0 32 1 47 1 0-5 0-9 0-13-29 0-33 0-33-20 0-25 0-51 0-76 0-45 29-68 57-68 26 0 31 23 31 47 0 33 0 65 0 97 0 20-5 20-32 20 0 4 0 8 0 13 14 0 36-1 46-1 11 0 34 1 48 1 0-5 0-9 0-13-22 0-32 0-33-12 0-27 0-54 0-81 0-37 0-50-13-65-6-7-20-15-45-15-35 0-54 25-61 41 0-50 0-99 0-148-20 1-40 4-60 5 0 5 0 8 0 13 29 0 32 2 32 24 0 73 0 145 0 218z"><text:p/></draw:path><draw:path draw:style-name="gr416" draw:text-style-name="P42" svg:width="0.0638in" svg:height="0.0756in" svg:x="1.6874in" svg:y="1.2461in" svg:viewBox="0 0 163 193" svg:d="M35 83c2-64 38-75 53-75 43 0 48 58 48 75-34 0-68 0-101 0zM35 91c39 0 78 0 117 0 10 0 11 0 11-8 0-42-23-83-75-83-50 0-88 43-88 96 0 56 44 97 92 97 52 0 71-47 71-55 0-4-3-5-6-5s-5 3-5 6c-15 43-52 43-57 43-21 0-37-12-48-27-12-21-12-48-12-64z"><text:p/></draw:path><draw:path draw:style-name="gr417" draw:text-style-name="P42" svg:width="0.0748in" svg:height="0.0756in" svg:x="1.8126in" svg:y="1.2461in" svg:viewBox="0 0 191 193" svg:d="M122 156c3 17 14 35 34 35 8 0 35-6 35-40 0-8 0-15 0-24-4 0-7 0-11 0 0 9 0 16 0 24 0 24-11 27-16 27-13 0-15-18-15-21 0-29 0-56 0-85 0-17 0-34-15-49-16-17-38-23-58-23-34 0-64 19-64 47 0 13 8 20 20 20 11 0 20-8 20-19 0-5-3-19-22-19 11-16 31-21 46-21 20 0 44 17 44 54 0 5 0 11 0 16-22 1-52 4-78 16-31 14-42 36-42 55 0 33 41 44 67 44 29 0 48-17 55-37zM120 88c0 14 0 27 0 42 0 39-30 54-49 54-21 0-39-15-39-36 0-23 18-58 88-60z"><text:p/></draw:path><draw:path draw:style-name="gr418" draw:text-style-name="P42" svg:width="0.0815in" svg:height="0.1169in" svg:x="1.8933in" svg:y="1.2047in" svg:viewBox="0 0 208 298" svg:d="M61 134c0-44 0-90 0-134-20 1-41 4-61 5 0 5 0 8 0 13 30 0 32 2 32 24 0 84 0 167 0 251 4 0 8 0 11 0 1 0 4-6 16-27 6 10 24 32 55 32 50 0 94-41 94-96 0-53-41-95-89-95-34 0-52 19-58 27zM62 245c0-29 0-58 0-87 0-8 0-8 4-15 17-24 41-27 50-27 20 0 34 11 45 27 11 17 12 41 12 59 0 15-1 40-13 60-9 13-26 26-48 26-18 0-34-10-44-25-6-10-6-11-6-18z"><text:p/></draw:path><draw:path draw:style-name="gr419" draw:text-style-name="P42" svg:width="0.035in" svg:height="0.1106in" svg:x="1.9866in" svg:y="1.2094in" svg:viewBox="0 0 90 282" svg:d="M61 96c-20 1-39 4-60 5 0 5 0 8 0 13 28 0 31 2 31 23 0 37 0 75 0 113 0 19-4 19-32 19 0 5 0 8 0 13 13 0 36-1 47-1 14 0 29 1 43 1 0-5 0-8 0-13-28 0-29-3-29-18 0-52 0-103 0-155zM62 23c0-15-10-23-22-23-14 0-22 12-22 23s8 21 22 21c12 0 22-8 22-21z"><text:p/></draw:path><draw:path draw:style-name="gr420" draw:text-style-name="P42" svg:width="0.0366in" svg:height="0.115in" svg:x="2.0327in" svg:y="1.2047in" svg:viewBox="0 0 94 293" svg:d="M60 0c-20 1-40 4-60 5 0 5 0 8 0 13 29 0 32 2 32 24 0 73 0 145 0 218 0 20-4 20-32 20 0 4 0 8 0 13 13 0 36-1 47-1 9 0 31 1 47 1 0-5 0-9 0-13-29 0-34 0-34-20 0-86 0-174 0-260z"><text:p/></draw:path><draw:path draw:style-name="gr421" draw:text-style-name="P42" svg:width="0.035in" svg:height="0.1106in" svg:x="2.0787in" svg:y="1.2094in" svg:viewBox="0 0 90 282" svg:d="M61 96c-19 1-39 4-59 5 0 5 0 8 0 13 27 0 32 2 32 23 0 37 0 75 0 113 0 19-5 19-34 19 0 5 0 8 0 13 13 0 36-1 47-1 14 0 29 1 43 1 0-5 0-8 0-13-28 0-29-3-29-18 0-52 0-103 0-155zM62 23c0-15-10-23-21-23-13 0-23 12-23 23s10 21 23 21c11 0 21-8 21-21z"><text:p/></draw:path><draw:path draw:style-name="gr422" draw:text-style-name="P42" svg:width="0.0516in" svg:height="0.1035in" svg:x="2.1224in" svg:y="1.2185in" svg:viewBox="0 0 132 264" svg:d="M65 91c20 0 39 0 60 0 0-5 0-8 0-13-21 0-40 0-60 0 0-26 0-52 0-78-4 0-7 0-11 0 0 35-13 79-54 82 0 3 0 6 0 9 12 0 24 0 36 0 0 39 0 78 0 117 0 51 38 56 54 56 30 0 42-30 42-56 0-9 0-16 0-24-4 0-7 0-11 0 0 7 0 15 0 22 0 32-12 47-27 47-29 0-29-38-29-45 0-39 0-78 0-117z"><text:p/></draw:path><draw:path draw:style-name="gr423" draw:text-style-name="P42" svg:width="0.0807in" svg:height="0.1051in" svg:x="2.1827in" svg:y="1.2488in" svg:viewBox="0 0 206 268" svg:d="M167 40c11-27 32-27 39-27 0-5 0-8 0-13-9 0-22 1-32 1-7 0-28-1-36-1 0 5 0 8 0 13 13 0 19 7 19 18 0 4 0 5-2 10-15 35-28 69-42 104-16-38-31-75-47-114-2-3-2-6-2-7 0-11 15-11 22-11 0-5 0-8 0-13-10 0-38 1-45 1-12 0-29-1-41-1 0 5 0 8 0 13 20 0 28 0 34 15 21 51 42 102 63 153-2 6-8 19-11 25-9 23-20 52-48 52-2 0-12 0-19-7 13-1 16-11 16-18 0-11-7-17-17-17-8 0-18 5-18 18 0 19 18 34 38 34 27 0 45-24 54-48 26-60 50-120 75-180z"><text:p/></draw:path><draw:path draw:style-name="gr424" draw:text-style-name="P42" svg:width="0.0728in" svg:height="0.0756in" svg:x="2.3209in" svg:y="1.2461in" svg:viewBox="0 0 186 193" svg:d="M186 98c0-54-42-98-92-98-53 0-94 46-94 98 0 54 43 95 92 95 52 0 94-41 94-95zM94 182c-18 0-38-8-48-27-11-19-11-45-11-60 0-17 0-40 9-58 12-19 32-29 48-29 20 0 38 10 48 28 11 18 11 43 11 59 0 15 0 38-8 56-10 19-29 31-49 31z"><text:p/></draw:path><draw:path draw:style-name="gr425" draw:text-style-name="P42" svg:width="0.0535in" svg:height="0.1169in" svg:x="2.4047in" svg:y="1.2031in" svg:viewBox="0 0 137 298" svg:d="M60 116c0-16 0-32 0-49 0-37 20-57 38-57 3 0 9 0 15 3-5 1-12 7-12 17s6 18 18 18 18-8 18-18c0-16-16-30-39-30-28 0-64 23-64 67 0 17 0 33 0 49-11 0-23 0-34 0 0 5 0 9 0 14 11 0 23 0 34 0 0 45 0 90 0 135 0 19-5 19-33 19 0 5 0 9 0 14 16 0 36-2 48-2 17 0 36 0 53 2 0-5 0-9 0-14-2 0-6 0-8 0-32 0-33-4-33-19 0-45 0-90 0-135 16 0 33 0 48 0 0-5 0-9 0-14-17 0-32 0-49 0z"><text:p/></draw:path><draw:path draw:style-name="gr426" draw:text-style-name="P42" svg:width="0.0539in" svg:height="0.0756in" svg:x="2.5047in" svg:y="1.2461in" svg:viewBox="0 0 138 193" svg:d="M73 107c10 1 45 8 45 38 0 22-15 39-48 39-35 0-51-24-59-60-1-5-1-8-5-8-6 0-6 4-6 11 0 19 0 37 0 57 0 7 0 9 5 9 2 0 2 0 11-8 0-1 0-1 8-10 18 18 37 18 46 18 49 0 68-29 68-59 0-21-13-34-18-39-13-13-30-17-48-21-24-4-52-10-52-34 0-15 11-33 47-33 47 0 49 39 49 52 2 3 5 3 6 3 5 0 5-2 5-9 0-15 0-29 0-43 0-8 0-10-5-10-2 0-2 0-8 5-1 1-5 5-7 7-16-12-34-12-40-12-51 0-67 28-67 52 0 14 7 26 18 36 13 10 25 13 55 19z"><text:p/></draw:path><draw:path draw:style-name="gr427" draw:text-style-name="P42" svg:width="0.1295in" svg:height="0.0728in" svg:x="2.5701in" svg:y="1.2472in" svg:viewBox="0 0 330 186" svg:d="M34 41c0 37 0 75 0 113 0 19-5 19-34 19 0 5 0 8 0 13 16 0 36-1 48-1 11 0 32 1 47 1 0-5 0-8 0-13-28 0-33 0-33-19 0-26 0-52 0-77 0-45 30-67 57-67 26 0 31 22 31 46 0 33 0 65 0 98 0 19-5 19-32 19 0 5 0 8 0 13 14 0 36-1 48-1 10 0 32 1 46 1 0-5 0-8 0-13-28 0-32 0-32-19 0-26 0-52 0-77 0-45 30-67 56-67 27 0 32 22 32 46 0 33 0 65 0 98 0 19-5 19-33 19 0 5 0 8 0 13 15 0 36-1 47-1s34 1 48 1c0-5 0-8 0-13-23 0-32 0-34-12 0-27 0-54 0-81 0-37 0-50-13-64-6-8-19-16-43-16-36 0-54 25-61 41-6-36-37-41-57-41-31 0-50 18-62 44 0-14 0-30 0-44-20 1-40 4-60 5 0 5 0 8 0 13 30 0 34 2 34 23z"><text:p/></draw:path><draw:path draw:style-name="gr428" draw:text-style-name="P42" svg:width="0.0744in" svg:height="0.0756in" svg:x="2.7102in" svg:y="1.2461in" svg:viewBox="0 0 190 193" svg:d="M122 156c2 17 14 35 33 35 9 0 35-6 35-40 0-8 0-15 0-24-4 0-8 0-11 0 0 9 0 16 0 24 0 24-10 27-15 27-14 0-15-18-15-21 0-29 0-56 0-85 0-17 0-34-16-49-17-17-37-23-57-23-35 0-64 19-64 47 0 13 8 20 19 20 12 0 19-8 19-19 0-5-2-19-21-19 12-16 32-21 45-21 21 0 45 17 45 54 0 5 0 11 0 16-21 1-51 4-77 16-32 14-42 36-42 55 0 33 41 44 67 44 28 0 47-17 55-37zM119 88c0 14 0 27 0 42 0 39-30 54-49 54-21 0-38-15-38-36 0-23 17-58 87-60z"><text:p/></draw:path><draw:path draw:style-name="gr429" draw:text-style-name="P42" svg:width="0.0366in" svg:height="0.115in" svg:x="2.7917in" svg:y="1.2047in" svg:viewBox="0 0 94 293" svg:d="M61 0c-20 1-41 4-61 5 0 5 0 8 0 13 30 0 34 2 34 24 0 73 0 145 0 218 0 20-5 20-34 20 0 4 0 8 0 13 14 0 36-1 47-1s31 1 47 1c0-5 0-9 0-13-28 0-33 0-33-20 0-86 0-174 0-260z"><text:p/></draw:path><draw:path draw:style-name="gr430" draw:text-style-name="P42" svg:width="0.0366in" svg:height="0.115in" svg:x="2.8378in" svg:y="1.2047in" svg:viewBox="0 0 94 293" svg:d="M60 0c-20 1-40 4-60 5 0 5 0 8 0 13 29 0 32 2 32 24 0 73 0 145 0 218 0 20-4 20-32 20 0 4 0 8 0 13 13 0 36-1 47-1s31 1 47 1c0-5 0-9 0-13-29 0-34 0-34-20 0-86 0-174 0-260z"><text:p/></draw:path><draw:path draw:style-name="gr431" draw:text-style-name="P42" svg:width="0.035in" svg:height="0.1106in" svg:x="2.9335in" svg:y="1.2094in" svg:viewBox="0 0 90 282" svg:d="M60 96c-19 1-40 4-59 5 0 5 0 8 0 13 28 0 31 2 31 23 0 37 0 75 0 113 0 19-4 19-32 19 0 5 0 8 0 13 13 0 36-1 46-1 15 0 30 1 44 1 0-5 0-8 0-13-28 0-30-3-30-18 0-52 0-103 0-155zM62 23c0-15-10-23-22-23-14 0-22 12-22 23s8 21 22 21c12 0 22-8 22-21z"><text:p/></draw:path><draw:path draw:style-name="gr432" draw:text-style-name="P42" svg:width="0.0831in" svg:height="0.0728in" svg:x="2.9791in" svg:y="1.2472in" svg:viewBox="0 0 212 186" svg:d="M32 41c0 37 0 75 0 113 0 19-3 19-32 19 0 5 0 8 0 13 14 0 36-1 48-1 11 0 32 1 47 1 0-5 0-8 0-13-28 0-33 0-33-19 0-26 0-52 0-77 0-45 30-67 57-67 26 0 31 22 31 46 0 33 0 65 0 98 0 19-5 19-32 19 0 5 0 8 0 13 14 0 36-1 46-1 12 0 34 1 48 1 0-5 0-8 0-13-21 0-32 0-33-12 0-27 0-54 0-81 0-37 0-50-13-64-5-8-20-16-44-16-31 0-51 18-62 44 0-14 0-30 0-44-20 1-40 4-60 5 0 5 0 8 0 13 30 0 32 2 32 23z"><text:p/></draw:path><draw:path draw:style-name="gr433" draw:text-style-name="P42" svg:width="0.0539in" svg:height="0.0756in" svg:x="3.0717in" svg:y="1.2461in" svg:viewBox="0 0 138 193" svg:d="M73 107c10 1 45 8 45 38 0 22-16 39-48 39-36 0-51-24-59-60-1-5-1-8-6-8s-5 4-5 11c0 19 0 37 0 57 0 7 0 9 4 9 2 0 3 0 10-8 2-1 2-1 9-10 19 18 38 18 47 18 48 0 68-29 68-59 0-21-13-34-18-39-14-13-31-17-48-21-24-4-53-10-53-34 0-15 12-33 48-33 47 0 48 39 49 52 0 3 4 3 5 3 6 0 6-2 6-9 0-15 0-29 0-43 0-8 0-10-5-10-2 0-3 0-8 5-1 1-6 5-7 7-16-12-34-12-40-12-51 0-67 28-67 52 0 14 6 26 18 36 13 10 25 13 55 19z"><text:p/></draw:path><draw:path draw:style-name="gr434" draw:text-style-name="P42" svg:width="0.0638in" svg:height="0.0756in" svg:x="3.1362in" svg:y="1.2461in" svg:viewBox="0 0 163 193" svg:d="M36 83c2-64 38-75 53-75 43 0 47 58 47 75-34 0-66 0-100 0zM36 91c40 0 78 0 118 0 8 0 9 0 9-8 0-42-21-83-74-83-49 0-89 43-89 96 0 56 44 97 94 97 51 0 69-47 69-55 0-4-2-5-5-5s-4 3-6 6c-14 43-52 43-56 43-22 0-38-12-48-27-12-21-12-48-12-64z"><text:p/></draw:path><draw:path draw:style-name="gr435" draw:text-style-name="P42" svg:width="0.063in" svg:height="0.0756in" svg:x="3.211in" svg:y="1.2461in" svg:viewBox="0 0 161 193" svg:d="M35 97c0-69 35-87 56-87 5 0 31 1 46 15-17 3-21 15-21 21 0 10 9 19 21 19 11 0 19-7 19-21 0-28-32-44-65-44-53 0-91 46-91 97 0 54 42 96 90 96 56 0 71-51 71-55 0-5-5-4-6-4-4 0-5 2-5 4-13 40-40 44-55 44-23 0-60-18-60-85z"><text:p/></draw:path><draw:path draw:style-name="gr436" draw:text-style-name="P42" svg:width="0.0516in" svg:height="0.1035in" svg:x="3.2827in" svg:y="1.2185in" svg:viewBox="0 0 132 264" svg:d="M65 91c20 0 39 0 60 0 0-5 0-8 0-13-21 0-40 0-60 0 0-26 0-52 0-78-4 0-7 0-11 0 0 35-13 79-54 82 0 3 0 6 0 9 12 0 24 0 36 0 0 39 0 78 0 117 0 51 38 56 54 56 30 0 42-30 42-56 0-9 0-16 0-24-4 0-7 0-11 0 0 7 0 15 0 22 0 32-13 47-29 47-27 0-27-38-27-45 0-39 0-78 0-117z"><text:p/></draw:path><draw:path draw:style-name="gr437" draw:text-style-name="P42" svg:width="0.0539in" svg:height="0.0756in" svg:x="3.3492in" svg:y="1.2461in" svg:viewBox="0 0 138 193" svg:d="M74 107c10 1 44 8 44 38 0 22-15 39-47 39-36 0-52-24-59-60-1-5-2-8-6-8-6 0-6 4-6 11 0 19 0 37 0 57 0 7 0 9 5 9 2 0 2 0 11-8 1-1 1-1 8-10 18 18 37 18 47 18 48 0 67-29 67-59 0-21-12-34-18-39-13-13-30-17-48-21-23-4-52-10-52-34 0-15 11-33 48-33 46 0 48 39 50 52 0 3 3 3 4 3 5 0 5-2 5-9 0-15 0-29 0-43 0-8 0-10-3-10s-4 0-9 5c-2 1-6 5-7 7-17-12-34-12-40-12-51 0-68 28-68 52 0 14 7 26 18 36 14 10 25 13 56 19z"><text:p/></draw:path><draw:path draw:style-name="gr438" draw:text-style-name="P42" svg:width="0.0516in" svg:height="0.1035in" svg:x="3.4614in" svg:y="1.2185in" svg:viewBox="0 0 132 264" svg:d="M65 91c20 0 41 0 61 0 0-5 0-8 0-13-20 0-41 0-61 0 0-26 0-52 0-78-4 0-6 0-10 0-1 35-13 79-55 82 0 3 0 6 0 9 12 0 24 0 36 0 0 39 0 78 0 117 0 51 40 56 55 56 29 0 41-30 41-56 0-9 0-16 0-24-4 0-6 0-10 0 0 7 0 15 0 22 0 32-13 47-28 47-29 0-29-38-29-45 0-39 0-78 0-117z"><text:p/></draw:path><draw:path draw:style-name="gr439" draw:text-style-name="P42" svg:width="0.0732in" svg:height="0.0756in" svg:x="3.5276in" svg:y="1.2461in" svg:viewBox="0 0 187 193" svg:d="M187 98c0-54-42-98-93-98-53 0-94 46-94 98 0 54 44 95 94 95s93-41 93-95zM94 182c-18 0-36-8-48-27-11-19-11-45-11-60 0-17 0-40 11-58 10-19 31-29 48-29 18 0 36 10 48 28 10 18 10 43 10 59 0 15 0 38-9 56-10 19-28 31-49 31z"><text:p/></draw:path><draw:path draw:style-name="gr440" draw:text-style-name="P42" svg:width="0.113in" svg:height="0.0728in" svg:x="3.6587in" svg:y="1.2488in" svg:viewBox="0 0 288 186" svg:d="M253 40c7-22 21-27 35-27 0-5 0-8 0-13-8 0-20 1-30 1-12 0-31-1-40-1 0 5 0 8 0 13 16 0 24 7 24 19 0 4 0 4-1 10-13 36-25 72-38 108-15-40-28-78-42-118-1-4-3-6-3-8 0-11 17-11 26-11 0-5 0-8 0-13-12 0-34 1-45 1-12 0-24-1-37-1 0 5 0 8 0 13 16 0 23 0 26 6 3 3 8 15 10 23-12 34-24 68-36 102-13-37-26-76-40-113-2-5-2-6-2-7 0-11 17-11 25-11 0-5 0-8 0-13-13 0-37 1-47 1-1 0-24-1-38-1 0 5 0 8 0 13 20 0 25 1 31 15 18 49 35 99 53 148 2 6 2 10 8 10 5 0 8-2 9-8 14-40 29-80 43-119 14 39 29 79 43 119 1 4 3 8 9 8 4 0 6-4 8-8 17-46 32-93 49-138z"><text:p/></draw:path><draw:path draw:style-name="gr441" draw:text-style-name="P42" svg:width="0.0748in" svg:height="0.0756in" svg:x="3.7772in" svg:y="1.2461in" svg:viewBox="0 0 191 193" svg:d="M122 156c3 17 14 35 34 35 8 0 35-6 35-40 0-8 0-15 0-24-4 0-7 0-11 0 0 9 0 16 0 24 0 24-11 27-16 27-13 0-15-18-15-21 0-29 0-56 0-85 0-17 0-34-15-49-16-17-38-23-58-23-34 0-64 19-64 47 0 13 8 20 20 20 11 0 20-8 20-19 0-5-3-19-22-19 11-16 31-21 46-21 20 0 44 17 44 54 0 5 0 11 0 16-22 1-52 4-78 16-31 14-42 36-42 55 0 33 41 44 67 44 29 0 48-17 55-37zM120 88c0 14 0 27 0 42 0 39-30 54-49 54-21 0-39-15-39-36 0-23 18-58 88-60z"><text:p/></draw:path><draw:path draw:style-name="gr442" draw:text-style-name="P42" svg:width="0.0366in" svg:height="0.115in" svg:x="3.8591in" svg:y="1.2047in" svg:viewBox="0 0 94 293" svg:d="M60 0c-20 1-40 4-60 5 0 5 0 8 0 13 29 0 32 2 32 24 0 73 0 145 0 218 0 20-4 20-32 20 0 4 0 8 0 13 13 0 36-1 47-1s31 1 47 1c0-5 0-9 0-13-29 0-34 0-34-20 0-86 0-174 0-260z"><text:p/></draw:path><draw:path draw:style-name="gr443" draw:text-style-name="P42" svg:width="0.0795in" svg:height="0.115in" svg:x="3.9043in" svg:y="1.2047in" svg:viewBox="0 0 203 293" svg:d="M32 260c0 20-4 20-32 20 0 4 0 8 0 13 13 0 34-1 46-1s30 0 46 1c0-5 0-9 0-13-28 0-33 0-33-20 0-14 0-28 0-43 9-7 18-15 27-23 33 45 50 69 50 76 0 8-8 10-15 10 0 4 0 8 0 13 12 0 36-1 46-1 12 0 24 0 36 1 0-5 0-9 0-13-16 0-24 0-41-22-18-25-35-50-53-76-1-1-2-3-2-4 0-3 29-28 33-30 27-22 45-23 53-23 0-5 0-9 0-13-12 1-17 1-29 1-15 0-42-1-48-1 0 4 0 8 0 13 9 0 12 5 12 9 0 9-4 15-8 17-20 17-40 35-60 52 0-67 0-136 0-203-20 1-40 4-60 5 0 5 0 8 0 13 29 0 32 2 32 24 0 73 0 145 0 218z"><text:p/></draw:path><draw:path draw:style-name="gr444" draw:text-style-name="P42" svg:width="0.0732in" svg:height="0.0756in" svg:x="4.0409in" svg:y="1.2461in" svg:viewBox="0 0 187 193" svg:d="M187 98c0-54-42-98-93-98-52 0-94 46-94 98 0 54 44 95 94 95 51 0 93-41 93-95zM94 182c-18 0-36-8-48-27-10-19-10-45-10-60 0-17 0-40 10-58 12-19 31-29 48-29 19 0 37 10 48 28 10 18 10 43 10 59 0 15 0 38-9 56-10 19-28 31-49 31z"><text:p/></draw:path><draw:path draw:style-name="gr445" draw:text-style-name="P42" svg:width="0.0827in" svg:height="0.0728in" svg:x="4.1248in" svg:y="1.2472in" svg:viewBox="0 0 211 186" svg:d="M32 41c0 37 0 75 0 113 0 19-4 19-32 19 0 5 0 8 0 13 14 0 36-1 47-1s33 1 48 1c0-5 0-8 0-13-29 0-34 0-34-19 0-26 0-52 0-77 0-45 30-67 58-67 26 0 31 22 31 46 0 33 0 65 0 98 0 19-5 19-34 19 0 5 0 8 0 13 16 0 36-1 48-1 11 0 33 1 47 1 0-5 0-8 0-13-21 0-32 0-32-12 0-27 0-54 0-81 0-37 0-50-13-64-6-8-21-16-45-16-31 0-50 18-62 44 0-14 0-30 0-44-19 1-40 4-59 5 0 5 0 8 0 13 29 0 32 2 32 23z"><text:p/></draw:path><draw:path draw:style-name="gr446" draw:text-style-name="P42" svg:width="0.0516in" svg:height="0.1035in" svg:x="4.2642in" svg:y="1.2185in" svg:viewBox="0 0 132 264" svg:d="M65 91c20 0 39 0 60 0 0-5 0-8 0-13-21 0-40 0-60 0 0-26 0-52 0-78-4 0-7 0-11 0 0 35-13 79-54 82 0 3 0 6 0 9 12 0 23 0 35 0 0 39 0 78 0 117 0 51 39 56 55 56 30 0 42-30 42-56 0-9 0-16 0-24-4 0-7 0-11 0 0 7 0 15 0 22 0 32-13 47-29 47-27 0-27-38-27-45 0-39 0-78 0-117z"><text:p/></draw:path><draw:path draw:style-name="gr447" draw:text-style-name="P42" svg:width="0.0831in" svg:height="0.115in" svg:x="4.3307in" svg:y="1.2047in" svg:viewBox="0 0 212 293" svg:d="M32 260c0 20-4 20-32 20 0 4 0 8 0 13 14 0 36-1 48-1 11 0 32 1 47 1 0-5 0-9 0-13-29 0-34 0-34-20 0-25 0-51 0-76 0-45 30-68 58-68 26 0 31 23 31 47 0 33 0 65 0 97 0 20-5 20-34 20 0 4 0 8 0 13 16 0 38-1 48-1 11 0 34 1 48 1 0-5 0-9 0-13-22 0-32 0-33-12 0-27 0-54 0-81 0-37 0-50-13-65-6-7-20-15-45-15-35 0-54 25-61 41 0-50 0-99 0-148-20 1-40 4-60 5 0 5 0 8 0 13 29 0 32 2 32 24 0 73 0 145 0 218z"><text:p/></draw:path><draw:path draw:style-name="gr448" draw:text-style-name="P42" svg:width="0.0638in" svg:height="0.0756in" svg:x="4.4224in" svg:y="1.2461in" svg:viewBox="0 0 163 193" svg:d="M35 83c2-64 38-75 53-75 43 0 46 58 46 75-33 0-66 0-99 0zM35 91c39 0 78 0 117 0 10 0 11 0 11-8 0-42-23-83-75-83-50 0-88 43-88 96 0 56 44 97 92 97 52 0 71-47 71-55 0-4-3-5-6-5s-5 3-6 6c-14 43-51 43-56 43-22 0-39-12-48-27-12-21-12-48-12-64z"><text:p/></draw:path><draw:path draw:style-name="gr449" draw:text-style-name="P42" svg:width="0.0539in" svg:height="0.0756in" svg:x="4.5465in" svg:y="1.2461in" svg:viewBox="0 0 138 193" svg:d="M73 107c10 1 45 8 45 38 0 22-15 39-48 39-35 0-51-24-59-60-1-5-1-8-6-8s-5 4-5 11c0 19 0 37 0 57 0 7 0 9 5 9 2 0 2 0 11-8 0-1 0-1 8-10 18 18 37 18 46 18 49 0 68-29 68-59 0-21-13-34-18-39-14-13-30-17-48-21-24-4-52-10-52-34 0-15 11-33 47-33 47 0 49 39 49 52 2 3 4 2 5 3 6 0 6-2 6-9 0-15 0-29 0-43 0-8 0-10-5-10-2 0-2 0-8 5-1 1-5 5-7 7-16-12-34-12-40-12-51 0-67 28-67 52 0 14 7 26 18 36 13 10 25 13 55 19z"><text:p/></draw:path><draw:path draw:style-name="gr450" draw:text-style-name="P42" svg:width="0.0831in" svg:height="0.0748in" svg:x="4.6114in" svg:y="1.2472in" svg:viewBox="0 0 212 191" svg:d="M151 152c0 14 0 26 0 39 21-1 41-4 61-5 0-5 0-8 0-13-30 0-32-3-32-23 0-50 0-100 0-150-20 1-42 4-62 5 0 5 0 8 0 13 28 0 32 2 32 23 0 25 0 50 0 75 0 36-20 65-50 65-36 0-38-19-38-42 0-47 0-92 0-139-20 1-42 4-62 5 0 5 0 8 0 13 34 0 34 1 34 38 0 22 0 42 0 64 0 32 0 71 63 71 24 0 42-12 54-39z"><text:p/></draw:path><draw:path draw:style-name="gr451" draw:text-style-name="P42" svg:width="0.0555in" svg:height="0.0728in" svg:x="4.7031in" svg:y="1.2472in" svg:viewBox="0 0 142 186" svg:d="M59 46c0-16 0-30 0-46-19 1-40 4-59 5 0 5 0 8 0 13 30 0 32 2 32 23 0 37 0 75 0 113 0 19-3 19-32 19 0 5 0 8 0 13 17 0 36-1 48-1 17 0 37 0 54 1 0-5 0-8 0-13-4 0-6 0-10 0-31 0-31-5-31-19 0-22 0-44 0-65 0-42 17-79 49-79 4 0 4 0 5 0-1 0-9 4-9 16 0 11 8 18 18 18 7 0 18-6 18-19s-14-25-32-25c-31 0-45 28-51 46z"><text:p/></draw:path><draw:path draw:style-name="gr452" draw:text-style-name="P42" svg:width="0.0535in" svg:height="0.1169in" svg:x="4.7689in" svg:y="1.2031in" svg:viewBox="0 0 137 298" svg:d="M60 116c0-16 0-32 0-49 0-37 20-57 40-57 1 0 7 0 13 3-5 1-12 7-12 17s6 18 18 18 18-8 18-18c0-16-16-30-37-30-30 0-66 23-66 67 0 17 0 33 0 49-11 0-23 0-34 0 0 5 0 9 0 14 11 0 23 0 34 0 0 45 0 90 0 135 0 19-5 19-33 19 0 5 0 9 0 14 16 0 36-2 48-2 17 0 36 0 53 2 0-5 0-9 0-14-2 0-6 0-8 0-32 0-33-4-33-19 0-45 0-90 0-135 16 0 33 0 48 0 0-5 0-9 0-14-17 0-32 0-49 0z"><text:p/></draw:path><draw:path draw:style-name="gr453" draw:text-style-name="P42" svg:width="0.0744in" svg:height="0.0756in" svg:x="4.8213in" svg:y="1.2461in" svg:viewBox="0 0 190 193" svg:d="M122 156c3 17 14 35 34 35 8 0 34-6 34-40 0-8 0-15 0-24-4 0-6 0-10 0 0 9 0 16 0 24 0 24-11 27-16 27-14 0-15-18-15-21 0-29 0-56 0-85 0-17 0-34-16-49-15-17-37-23-57-23-35 0-64 19-64 47 0 13 8 20 19 20 12 0 19-8 19-19 0-5-1-19-20-19 11-16 31-21 46-21 20 0 44 17 44 54 0 5 0 11 0 16-22 1-52 4-78 16-31 14-42 36-42 55 0 33 41 44 67 44 28 0 48-17 55-37zM120 88c0 14 0 27 0 42 0 39-31 54-49 54-22 0-39-15-39-36 0-23 18-58 88-60z"><text:p/></draw:path><draw:path draw:style-name="gr454" draw:text-style-name="P42" svg:width="0.063in" svg:height="0.0756in" svg:x="4.9031in" svg:y="1.2461in" svg:viewBox="0 0 161 193" svg:d="M35 97c0-69 35-87 56-87 5 0 31 1 46 15-17 3-19 15-19 21 0 10 7 19 19 19 11 0 19-7 19-21 0-28-32-44-65-44-53 0-91 46-91 97 0 54 42 96 90 96 58 0 71-51 71-55 0-5-5-4-6-4-4 0-5 2-5 4-13 40-40 44-55 44-23 0-60-18-60-85z"><text:p/></draw:path><draw:path draw:style-name="gr455" draw:text-style-name="P42" svg:width="0.0638in" svg:height="0.0756in" svg:x="4.976in" svg:y="1.2461in" svg:viewBox="0 0 163 193" svg:d="M35 83c3-64 38-75 53-75 43 0 48 58 48 75-34 0-68 0-101 0zM35 91c39 0 78 0 117 0 10 0 11 0 11-8 0-42-23-83-75-83-50 0-88 43-88 96 0 56 44 97 92 97 52 0 71-47 71-55 0-4-3-5-6-5s-3 3-5 6c-14 43-52 43-57 43-21 0-37-12-47-27-13-21-13-48-13-64z"><text:p/></draw:path><draw:path draw:style-name="gr456" draw:text-style-name="P42" svg:width="0.0732in" svg:height="0.0756in" svg:x="5.0988in" svg:y="1.2461in" svg:viewBox="0 0 187 193" svg:d="M187 98c0-54-42-98-92-98-53 0-95 46-95 98 0 54 44 95 94 95 51 0 93-41 93-95zM95 182c-19 0-37-8-49-27-10-19-10-45-10-60 0-17 0-40 10-58 12-19 31-29 48-29 19 0 37 10 48 28 10 18 10 43 10 59 0 15 0 38-9 56-9 19-28 31-48 31z"><text:p/></draw:path><draw:path draw:style-name="gr457" draw:text-style-name="P42" svg:width="0.0535in" svg:height="0.1169in" svg:x="5.1827in" svg:y="1.2031in" svg:viewBox="0 0 137 298" svg:d="M60 116c0-16 0-32 0-49 0-37 20-57 38-57 2 0 9 0 15 3-5 1-13 7-13 17s7 18 18 18c13 0 19-8 19-18 0-16-16-30-39-30-28 0-64 23-64 67 0 17 0 33 0 49-11 0-23 0-34 0 0 5 0 9 0 14 11 0 23 0 34 0 0 45 0 90 0 135 0 19-5 19-34 19 0 5 0 9 0 14 17 0 37-2 48-2 17 0 37 0 54 2 0-5 0-9 0-14-2 0-6 0-8 0-32 0-33-4-33-19 0-45 0-90 0-135 16 0 33 0 48 0 0-5 0-9 0-14-17 0-32 0-49 0z"><text:p/></draw:path><draw:path draw:style-name="gr458" draw:text-style-name="P42" svg:width="0.1134in" svg:height="0.0728in" svg:x="5.2799in" svg:y="1.2488in" svg:viewBox="0 0 289 186" svg:d="M254 40c8-22 21-27 35-27 0-5 0-8 0-13-9 0-21 1-31 1-12 0-31-1-38-1 0 5 0 8 0 13 14 0 24 7 24 19 0 4 0 4-3 10-13 36-25 72-38 108-13-40-28-78-41-118-2-4-2-6-2-8 0-11 16-11 25-11 0-5 0-8 0-13-13 0-34 1-45 1-12 0-25-1-37-1 0 5 0 8 0 13 16 0 22 0 27 6 2 3 7 15 9 23-12 34-24 68-36 102-13-37-27-76-41-113-1-5-1-6-1-7 0-11 16-11 24-11 0-5 0-8 0-13-12 0-36 1-45 1-2 0-24-1-40-1 0 5 0 8 0 13 22 0 26 1 31 15 18 49 36 99 54 148 1 6 3 10 9 10 4 0 6-2 8-8 14-40 29-80 43-119 15 39 28 79 42 119 3 4 3 8 9 8 4 0 7-4 9-8 17-46 33-93 49-138z"><text:p/></draw:path><draw:path draw:style-name="gr459" draw:text-style-name="P42" svg:width="0.0744in" svg:height="0.0756in" svg:x="5.3996in" svg:y="1.2461in" svg:viewBox="0 0 190 193" svg:d="M122 156c3 17 14 35 34 35 8 0 34-6 34-40 0-8 0-15 0-24-4 0-6 0-10 0 0 9 0 16 0 24 0 24-11 27-16 27-14 0-15-18-15-21 0-29 0-56 0-85 0-17 0-34-16-49-15-17-37-23-57-23-35 0-64 19-64 47 0 13 8 20 19 20 12 0 19-8 19-19 0-5-1-19-20-19 11-16 31-21 44-21 22 0 46 17 46 54 0 5 0 11 0 16-22 1-52 4-78 16-31 14-42 36-42 55 0 33 41 44 67 44 28 0 47-17 55-37zM120 88c0 14 0 27 0 42 0 39-31 54-49 54-22 0-39-15-39-36 0-23 18-58 88-60z"><text:p/></draw:path><draw:path draw:style-name="gr460" draw:text-style-name="P42" svg:width="0.0516in" svg:height="0.1035in" svg:x="5.4791in" svg:y="1.2185in" svg:viewBox="0 0 132 264" svg:d="M65 91c20 0 39 0 60 0 0-5 0-8 0-13-21 0-40 0-60 0 0-26 0-52 0-78-4 0-7 0-11 0 0 35-13 79-54 82 0 3 0 6 0 9 12 0 23 0 35 0 0 39 0 78 0 117 0 51 39 56 55 56 30 0 42-30 42-56 0-9 0-16 0-24-4 0-7 0-11 0 0 7 0 15 0 22 0 32-13 47-29 47-27 0-27-38-27-45 0-39 0-78 0-117z"><text:p/></draw:path><draw:path draw:style-name="gr461" draw:text-style-name="P42" svg:width="0.0638in" svg:height="0.0756in" svg:x="5.5445in" svg:y="1.2461in" svg:viewBox="0 0 163 193" svg:d="M36 83c2-64 38-75 52-75 44 0 48 58 48 75-34 0-66 0-100 0zM36 91c40 0 78 0 118 0 8 0 9 0 9-8 0-42-23-83-75-83-48 0-88 43-88 96 0 56 44 97 94 97 51 0 69-47 69-55 0-4-2-5-5-5s-4 3-6 6c-14 43-52 43-56 43-22 0-38-12-48-27-12-21-12-48-12-64z"><text:p/></draw:path><draw:path draw:style-name="gr462" draw:text-style-name="P42" svg:width="0.0555in" svg:height="0.0728in" svg:x="5.6189in" svg:y="1.2472in" svg:viewBox="0 0 142 186" svg:d="M58 46c0-16 0-30 0-46-20 1-39 4-58 5 0 5 0 8 0 13 29 0 32 2 32 23 0 37 0 75 0 113 0 19-4 19-32 19 0 5 0 8 0 13 16 0 36-1 48-1 17 0 36 0 53 1 0-5 0-8 0-13-3 0-6 0-9 0-31 0-32-5-32-19 0-22 0-44 0-65 0-42 18-79 50-79 3 0 3 0 4 0-1 0-10 4-10 16 0 11 10 18 20 18 7 0 18-6 18-19s-14-25-32-25c-31 0-46 28-52 46z"><text:p/></draw:path><draw:path draw:style-name="gr463" draw:text-style-name="P42" svg:width="0.0169in" svg:height="0.0169in" svg:x="5.6933in" svg:y="1.3031in" svg:viewBox="0 0 44 44" svg:d="M44 23c0-13-10-23-22-23s-22 10-22 23c0 12 10 21 22 21s22-9 22-21z"><text:p/></draw:path><draw:path draw:style-name="gr464" draw:text-style-name="P42" svg:width="0.0732in" svg:height="0.1205in" svg:x="0.0063in" svg:y="1.4028in" svg:viewBox="0 0 187 307" svg:d="M124 133c-18-3-36-8-54-12-27-7-42-30-42-54 0-30 22-55 55-55 71 0 80 70 83 88 0 2 0 6 4 6 5 0 5-3 5-11 0-28 0-57 0-84 0-7 0-11-3-11-4 0-4 0-8 6-4 8-9 16-14 24-13-13-30-30-67-30-47 0-83 37-83 82 0 34 23 66 55 78 5 1 27 6 57 13 10 3 24 6 36 21 8 11 12 26 12 39 0 30-21 61-57 61-12 0-44-2-66-23-25-23-26-50-26-65 0-4-4-4-5-4-6 0-6 3-6 10 0 28 0 57 0 84 0 8 0 11 5 11 3 0 3-1 6-6 5-8 1-1 15-24 14 15 40 30 78 30 50 0 83-42 83-89 0-42-27-75-63-85z"><text:p/></draw:path><draw:path draw:style-name="gr465" draw:text-style-name="P42" svg:width="0.0728in" svg:height="0.076in" svg:x="0.0945in" svg:y="1.4453in" svg:viewBox="0 0 186 194" svg:d="M186 100c0-54-42-100-92-100-53 0-94 47-94 100 0 54 43 94 92 94 52 0 94-42 94-94zM94 184c-18 0-38-9-48-29-11-18-11-45-11-59 0-17 0-40 9-58 12-19 32-28 48-28 20 0 38 9 48 27 11 18 11 42 11 59 0 14 0 37-9 56-9 20-28 32-48 32z"><text:p/></draw:path><draw:path draw:style-name="gr466" draw:text-style-name="P42" svg:width="0.1291in" svg:height="0.0728in" svg:x="0.178in" svg:y="1.4461in" svg:viewBox="0 0 329 186" svg:d="M32 41c0 37 0 75 0 113 0 19-4 19-32 19 0 5 0 8 0 13 14-1 36-1 47-1 12 0 33 0 48 1 0-5 0-8 0-13-29 0-34 0-34-19 0-27 0-52 0-78 0-44 30-68 58-68 26 0 31 23 31 47 0 33 0 66 0 99 0 19-5 19-34 19 0 5 0 8 0 13 16-1 38-1 48-1 11 0 34 0 48 1 0-5 0-8 0-13-28 0-33 0-33-19 0-27 0-52 0-78 0-44 30-68 57-68s32 23 32 47c0 33 0 66 0 99 0 19-5 19-34 19 0 5 0 8 0 13 14-1 36-1 48-1 11 0 32 0 47 1 0-5 0-8 0-13-22 0-33 0-33-13 0-27 0-54 0-81 0-36 0-49-13-63-6-8-20-16-44-16-36 0-54 25-61 41-6-37-38-41-57-41-30 0-50 18-62 43 0-14 0-29 0-43-19 1-40 2-59 4 0 4 0 8 0 13 29 0 32 3 32 24z"><text:p/></draw:path><draw:path draw:style-name="gr467" draw:text-style-name="P42" svg:width="0.0638in" svg:height="0.076in" svg:x="0.3154in" svg:y="1.4453in" svg:viewBox="0 0 163 194" svg:d="M36 83c2-63 37-73 52-73 44 0 48 57 48 73-34 0-66 0-100 0zM35 92c39 0 78 0 117 0 10 0 11 0 11-9 0-42-23-83-75-83-48 0-88 44-88 97 0 57 44 97 94 97s69-46 69-55c0-3-3-5-5-5-4 0-4 3-6 6-14 44-52 44-56 44-22 0-38-14-48-29-13-19-13-48-13-63z"><text:p/></draw:path><draw:path draw:style-name="gr468" draw:text-style-name="P42" svg:width="0.0638in" svg:height="0.076in" svg:x="0.4449in" svg:y="1.4453in" svg:viewBox="0 0 163 194" svg:d="M35 83c2-63 38-73 53-73 43 0 46 57 46 73-33 0-66 0-99 0zM35 92c39 0 78 0 117 0 9 0 11 0 11-9 0-42-23-83-75-83-50 0-88 44-88 97 0 57 43 97 92 97 52 0 71-46 71-55 0-3-3-5-6-5s-5 3-6 6c-14 44-53 44-56 44-22 0-39-14-48-29-12-19-12-48-12-63z"><text:p/></draw:path><draw:path draw:style-name="gr469" draw:text-style-name="P42" svg:width="0.0831in" svg:height="0.0713in" svg:x="0.5157in" svg:y="1.448in" svg:viewBox="0 0 212 182" svg:d="M116 83c12-16 29-36 39-47 13-16 30-22 50-23 0-5 0-8 0-13-11 1-24 1-35 1-12 0-34 0-40-1 0 5 0 8 0 13 9 1 13 6 13 13 0 6-5 12-7 15-9 11-18 23-27 33-11-14-21-28-32-43-4-3-4-5-4-7 0-6 6-10 15-11 0-5 0-8 0-13-11 1-39 1-46 1-8 0-29 0-40-1 0 5 0 8 0 13 29 0 30 1 50 27 14 18 27 36 42 54-14 16-27 33-40 50-20 24-46 25-54 25 0 5 0 9 0 13 11-1 24-1 35-1 12 0 30 0 41 1 0-4 0-8 0-13-10-1-14-7-14-13 0-10 14-23 39-54 11 14 21 29 32 43 4 4 9 11 9 13 0 4-4 11-15 11 0 5 0 9 0 13 12-1 36-1 46-1 11 0 27 0 39 1 0-4 0-8 0-13-22 0-30-1-39-13-19-24-37-49-57-73z"><text:p/></draw:path><draw:path draw:style-name="gr470" draw:text-style-name="P42" svg:width="0.0748in" svg:height="0.076in" svg:x="0.6083in" svg:y="1.4453in" svg:viewBox="0 0 191 194" svg:d="M122 157c3 17 14 35 34 35 8 0 35-6 35-40 0-8 0-15 0-24-4 0-7 0-11 0 0 9 0 16 0 24 0 24-11 27-16 27-13 0-15-19-15-22 0-27 0-56 0-84 0-18 0-33-15-49-16-17-38-24-58-24-34 0-64 20-64 48 0 13 8 20 19 20 12 0 21-8 21-20 0-5-3-18-22-19 11-15 31-19 46-19 20 0 44 16 44 54 0 4 0 10 0 15-22 1-52 3-78 16-31 14-42 36-42 54 0 35 41 45 67 45 29 0 48-16 55-37zM120 89c0 14 0 27 0 42 0 39-30 54-49 54-21 0-39-15-39-36 0-23 18-58 88-60z"><text:p/></draw:path><draw:path draw:style-name="gr471" draw:text-style-name="P42" svg:width="0.1295in" svg:height="0.0728in" svg:x="0.6898in" svg:y="1.4461in" svg:viewBox="0 0 330 186" svg:d="M34 41c0 37 0 75 0 113 0 19-5 19-34 19 0 5 0 8 0 13 16-1 37-1 48-1s32 0 47 1c0-5 0-8 0-13-28 0-33 0-33-19 0-27 0-52 0-78 0-44 30-68 57-68s31 23 31 47c0 33 0 66 0 99 0 19-4 19-32 19 0 5 0 8 0 13 14-1 36-1 48-1 10 0 32 0 46 1 0-5 0-8 0-13-27 0-32 0-32-19 0-27 0-52 0-78 0-44 30-68 56-68 27 0 32 23 32 47 0 33 0 66 0 99 0 19-5 19-33 19 0 5 0 8 0 13 15-1 36-1 47-1 12 0 34 0 48 1 0-5 0-8 0-13-22 0-32 0-34-13 0-27 0-54 0-81 0-36 0-49-12-63-6-8-20-16-44-16-36 0-54 25-61 41-6-37-37-41-57-41-31 0-50 18-62 43 0-14 0-29 0-43-20 1-40 2-60 4 0 4 0 8 0 13 30 0 34 3 34 24z"><text:p/></draw:path><draw:path draw:style-name="gr472" draw:text-style-name="P42" svg:width="0.0815in" svg:height="0.1051in" svg:x="0.8276in" svg:y="1.4461in" svg:viewBox="0 0 208 268" svg:d="M60 28c0-10 0-18 0-28-20 1-40 2-60 4 0 4 0 8 0 13 30 0 32 2 32 21 0 66 0 131 0 197 0 19-4 19-32 19 0 5 0 9 0 14 14 0 36-2 47-2 12 0 33 2 48 2 0-5 0-9 0-14-29 0-34 0-34-19 0-24 0-47 0-71 0-1 0-2 0-3 3 7 21 30 53 30 50 0 94-42 94-96s-41-95-88-95c-34 0-52 18-60 28zM61 138c0-31 0-64 0-95 13-21 34-33 55-33 30 0 57 37 57 85 0 50-30 86-61 86-17 0-33-8-45-25-6-10-6-10-6-18z"><text:p/></draw:path><draw:path draw:style-name="gr473" draw:text-style-name="P42" svg:width="0.0366in" svg:height="0.115in" svg:x="0.9209in" svg:y="1.4047in" svg:viewBox="0 0 94 293" svg:d="M60 0c-20 1-40 4-60 5 0 5 0 8 0 13 29 0 32 2 32 23 0 73 0 146 0 219 0 20-4 20-32 20 0 4 0 8 0 13 13-1 36-1 47-1s31 0 47 1c0-5 0-9 0-13-29 0-34 0-34-20 0-86 0-174 0-260z"><text:p/></draw:path><draw:path draw:style-name="gr474" draw:text-style-name="P42" svg:width="0.0638in" svg:height="0.076in" svg:x="0.9661in" svg:y="1.4453in" svg:viewBox="0 0 163 194" svg:d="M35 83c2-63 38-73 53-73 43 0 46 57 46 73-33 0-66 0-99 0zM35 92c39 0 78 0 117 0 10 0 11 0 11-9 0-42-23-83-75-83-50 0-88 44-88 97 0 57 44 97 92 97 52 0 71-46 71-55 0-3-3-5-6-5s-5 3-5 6c-15 44-52 44-57 44-21 0-39-14-48-29-12-19-12-48-12-63z"><text:p/></draw:path><draw:path draw:style-name="gr475" draw:text-style-name="P42" svg:width="0.0539in" svg:height="0.076in" svg:x="1.0406in" svg:y="1.4453in" svg:viewBox="0 0 138 194" svg:d="M73 108c10 1 45 8 45 38 0 22-16 39-48 39-36 0-51-24-59-60-1-5-1-7-6-7s-5 3-5 10c0 18 0 38 0 56 0 7 0 10 4 10 2 0 3-1 10-8 2-1 2-2 9-10 19 17 38 18 47 18 48 0 68-28 68-58 0-23-13-35-18-41-14-13-31-17-48-19-24-5-53-11-53-35 0-16 12-33 48-33 46 0 48 39 49 52 0 4 4 4 5 4 6 0 6-3 6-11 0-15 0-28 0-42 0-7 0-11-5-11-2 0-3 0-8 6-1 1-6 5-7 6-16-12-34-12-40-12-51 0-67 29-67 53 0 14 6 26 18 36 13 11 25 13 55 19z"><text:p/></draw:path><draw:path draw:style-name="gr476" draw:text-style-name="P42" svg:width="0.0728in" svg:height="0.076in" svg:x="1.1606in" svg:y="1.4453in" svg:viewBox="0 0 186 194" svg:d="M186 100c0-54-42-100-92-100-53 0-94 47-94 100 0 54 43 94 92 94 52 0 94-42 94-94zM94 184c-18 0-38-9-48-29-11-18-11-45-11-59 0-17 0-40 9-58 12-19 32-28 48-28 20 0 38 9 48 27 11 18 11 42 11 59 0 14 0 37-9 56-9 20-28 32-48 32z"><text:p/></draw:path><draw:path draw:style-name="gr477" draw:text-style-name="P42" svg:width="0.0535in" svg:height="0.1169in" svg:x="1.2445in" svg:y="1.4028in" svg:viewBox="0 0 137 298" svg:d="M60 115c0-15 0-32 0-48 0-37 20-57 38-57 2 0 9 0 15 2-5 2-13 7-13 18 0 10 7 18 18 18 13 0 19-8 19-18 0-16-16-30-39-30-28 0-64 23-64 67 0 16 0 33 0 48-11 0-23 0-34 0 0 5 0 9 0 13 11 0 23 0 34 0 0 46 0 92 0 137 0 19-5 19-34 19 0 5 0 9 0 14 17-2 37-2 49-2 17 0 36 0 53 2 0-5 0-9 0-14-2 0-6 0-8 0-32 0-33-4-33-20 0-46 0-90 0-136 16 0 33 0 48 0 0-4 0-8 0-13-17 0-32 0-49 0z"><text:p/></draw:path><draw:path draw:style-name="gr478" draw:text-style-name="P42" svg:width="0.0539in" svg:height="0.076in" svg:x="1.3508in" svg:y="1.4453in" svg:viewBox="0 0 138 194" svg:d="M73 108c10 1 45 8 45 38 0 22-16 39-48 39-36 0-51-24-59-60-1-5-1-7-6-7s-5 3-5 10c0 18 0 38 0 56 0 7 0 10 4 10 2 0 3-1 10-8 2-1 2-2 9-10 19 17 38 18 47 18 48 0 68-28 68-58 0-23-13-35-18-41-14-13-31-17-48-19-24-5-53-11-53-35 0-16 12-33 48-33 47 0 48 39 49 52 0 4 4 4 5 4 6 0 6-3 6-11 0-15 0-28 0-42 0-7 0-11-5-11-2 0-3 0-8 6-1 1-6 5-7 6-16-12-34-12-40-12-51 0-67 29-67 53 0 14 6 26 18 36 13 11 25 13 55 19z"><text:p/></draw:path><draw:path draw:style-name="gr479" draw:text-style-name="P42" svg:width="0.0831in" svg:height="0.0748in" svg:x="1.4157in" svg:y="1.4461in" svg:viewBox="0 0 212 191" svg:d="M151 152c0 14 0 26 0 39 21-1 41-4 61-5 0-5 0-8 0-13-30 0-33-4-33-24 0-49 0-100 0-149-21 1-41 2-61 4 0 4 0 8 0 13 28 0 32 3 32 24 0 25 0 50 0 75 0 36-20 65-52 65-34 0-36-20-36-42 0-47 0-92 0-139-20 1-42 2-62 4 0 4 0 8 0 13 32 0 32 1 32 39 0 21 0 42 0 63 0 33 0 72 65 72 23 0 42-12 54-39z"><text:p/></draw:path><draw:path draw:style-name="gr480" draw:text-style-name="P42" svg:width="0.0555in" svg:height="0.0728in" svg:x="1.5075in" svg:y="1.4461in" svg:viewBox="0 0 142 186" svg:d="M59 46c0-16 0-30 0-46-19 1-40 2-59 4 0 4 0 8 0 13 29 0 32 3 32 24 0 37 0 75 0 113 0 19-4 19-32 19 0 5 0 8 0 13 16-1 36-1 48-1 17 0 36 0 53 1 0-5 0-8 0-13-3 0-6 0-9 0-31 0-32-5-32-21 0-21 0-43 0-64 0-41 18-80 50-80 3 0 4 0 5 2-1 0-9 4-9 15 0 12 8 18 18 18 7 0 18-5 18-18s-14-25-32-25c-31 0-46 28-51 46z"><text:p/></draw:path><draw:path draw:style-name="gr481" draw:text-style-name="P42" svg:width="0.0535in" svg:height="0.1169in" svg:x="1.5732in" svg:y="1.4028in" svg:viewBox="0 0 137 298" svg:d="M60 115c0-15 0-32 0-48 0-37 20-57 38-57 2 0 9 0 15 2-5 2-13 7-13 18 0 10 7 18 19 18s18-8 18-18c0-16-16-30-39-30-28 0-64 23-64 67 0 16 0 33 0 48-11 0-23 0-34 0 0 5 0 9 0 13 11 0 23 0 34 0 0 46 0 92 0 137 0 19-5 19-34 19 0 5 0 9 0 14 17-2 37-2 49-2 17 0 36 0 53 2 0-5 0-9 0-14-2 0-6 0-8 0-32 0-33-4-33-20 0-46 0-90 0-136 16 0 33 0 48 0 0-4 0-8 0-13-17 0-32 0-49 0z"><text:p/></draw:path><draw:path draw:style-name="gr482" draw:text-style-name="P42" svg:width="0.0744in" svg:height="0.076in" svg:x="1.6256in" svg:y="1.4453in" svg:viewBox="0 0 190 194" svg:d="M122 157c2 17 14 35 33 35 9 0 35-6 35-40 0-8 0-15 0-24-4 0-8 0-11 0 0 9 0 16 0 24 0 24-10 27-15 27-14 0-15-19-15-22 0-27 0-56 0-84 0-18 0-33-16-49-17-17-37-24-57-24-35 0-64 20-64 48 0 13 8 20 19 20 12 0 19-8 19-20 0-5-2-18-21-19 12-15 32-19 45-19 21 0 45 16 45 54 0 4 0 10 0 15-21 1-51 3-77 16-32 14-42 36-42 54 0 35 41 45 67 45 28 0 47-16 55-37zM119 89c0 14 0 27 0 42 0 39-30 54-49 54-21 0-38-15-38-36 0-23 17-58 87-60z"><text:p/></draw:path><draw:path draw:style-name="gr483" draw:text-style-name="P42" svg:width="0.0626in" svg:height="0.076in" svg:x="1.7075in" svg:y="1.4453in" svg:viewBox="0 0 160 194" svg:d="M35 97c0-68 35-86 56-86 4 0 30 1 46 15-18 2-21 15-21 20 0 10 9 20 20 20 12 0 20-7 20-20 0-29-32-46-65-46-53 0-91 46-91 98 0 54 41 96 90 96 56 0 70-51 70-55 0-5-4-3-5-3-4 0-5 1-6 3-12 40-40 45-55 45-22 0-59-18-59-87z"><text:p/></draw:path><draw:path draw:style-name="gr484" draw:text-style-name="P42" svg:width="0.0638in" svg:height="0.076in" svg:x="1.7799in" svg:y="1.4453in" svg:viewBox="0 0 163 194" svg:d="M35 83c2-63 38-73 53-73 43 0 46 57 46 73-33 0-66 0-99 0zM35 92c39 0 78 0 117 0 10 0 11 0 11-9 0-42-23-83-75-83-50 0-88 44-88 97 0 57 44 97 92 97 52 0 71-46 71-55 0-3-3-5-6-5s-5 3-5 6c-15 44-52 44-57 44-21 0-39-14-48-29-12-19-12-48-12-63z"><text:p/></draw:path><draw:path draw:style-name="gr485" draw:text-style-name="P42" svg:width="0.0516in" svg:height="0.1035in" svg:x="1.9075in" svg:y="1.4173in" svg:viewBox="0 0 132 264" svg:d="M65 90c20 0 39 0 60 0 0-5 0-8 0-13-21 0-40 0-60 0 0-25 0-52 0-77-4 0-7 0-11 0 0 35-13 79-54 82 0 2 0 6 0 8 12 0 24 0 36 0 0 38 0 78 0 116 0 52 38 58 54 58 30 0 42-30 42-58 0-8 0-15 0-24-4 0-7 0-11 0 0 9 0 16 0 24 0 32-12 47-29 47-27 0-27-38-27-45 0-40 0-78 0-118z"><text:p/></draw:path><draw:path draw:style-name="gr486" draw:text-style-name="P42" svg:width="0.0638in" svg:height="0.076in" svg:x="1.9736in" svg:y="1.4453in" svg:viewBox="0 0 163 194" svg:d="M35 83c2-63 38-73 53-73 43 0 46 57 46 73-33 0-66 0-99 0zM35 92c39 0 78 0 117 0 10 0 11 0 11-9 0-42-23-83-75-83-50 0-88 44-88 97 0 57 44 97 92 97 52 0 71-46 71-55 0-3-3-5-6-5s-5 3-5 6c-15 44-52 44-57 44-21 0-39-14-48-29-12-19-12-48-12-63z"><text:p/></draw:path><draw:path draw:style-name="gr487" draw:text-style-name="P42" svg:width="0.0831in" svg:height="0.0728in" svg:x="2.048in" svg:y="1.4461in" svg:viewBox="0 0 212 186" svg:d="M34 41c0 37 0 75 0 113 0 19-5 19-34 19 0 5 0 8 0 13 16-1 36-1 48-1 11 0 32 0 47 1 0-5 0-8 0-13-28 0-33 0-33-19 0-27 0-52 0-78 0-44 30-68 57-68s31 23 31 47c0 33 0 66 0 99 0 19-4 19-32 19 0 5 0 8 0 13 14-1 36-1 48-1 10 0 32 0 46 1 0-5 0-8 0-13-21 0-32 0-32-13 0-27 0-54 0-81 0-36 0-49-13-63-6-8-21-16-45-16-31 0-50 18-62 43 0-14 0-29 0-43-20 1-40 2-60 4 0 4 0 8 0 13 30 0 34 3 34 24z"><text:p/></draw:path><draw:path draw:style-name="gr488" draw:text-style-name="P42" svg:width="0.0539in" svg:height="0.076in" svg:x="2.1406in" svg:y="1.4453in" svg:viewBox="0 0 138 194" svg:d="M73 108c10 1 45 8 45 38 0 22-15 39-48 39-35 0-51-24-59-60-1-5-1-7-6-7s-5 3-5 10c0 18 0 38 0 56 0 7 0 10 5 10 1 0 2-1 11-8 0-1 0-2 8-10 18 17 37 18 46 18 49 0 68-28 68-58 0-23-13-35-18-41-14-13-30-17-48-19-24-5-52-11-52-35 0-16 11-33 47-33 47 0 48 39 49 52 2 4 4 2 5 4 6 0 6-3 6-11 0-15 0-28 0-42 0-7 0-11-5-11-2 0-2 0-8 6-1 1-5 5-7 6-16-12-34-12-40-12-51 0-67 29-67 53 0 14 6 26 18 36 13 11 25 13 55 19z"><text:p/></draw:path><draw:path draw:style-name="gr489" draw:text-style-name="P42" svg:width="0.0354in" svg:height="0.1106in" svg:x="2.2059in" svg:y="1.4083in" svg:viewBox="0 0 91 282" svg:d="M61 96c-19 1-39 2-59 4 0 4 0 8 0 13 28 0 32 2 32 24 0 37 0 75 0 113 0 19-5 19-34 19 0 5 0 8 0 13 14-1 37-1 47-1 14 0 30 0 44 1 0-5 0-8 0-13-29 0-30-3-30-19 0-52 0-102 0-154zM62 22c0-14-9-22-21-22-13 0-23 11-23 22 0 12 10 22 23 22 12 0 21-8 21-22z"><text:p/></draw:path><draw:path draw:style-name="gr490" draw:text-style-name="P42" svg:width="0.0732in" svg:height="0.076in" svg:x="2.2512in" svg:y="1.4453in" svg:viewBox="0 0 187 194" svg:d="M187 100c0-54-42-100-93-100-53 0-94 47-94 100 0 54 44 94 94 94 51 0 93-42 93-94zM94 184c-18 0-36-9-48-29-10-18-10-45-10-59 0-17 0-40 10-58 10-19 31-28 48-28 18 0 37 9 48 27 10 18 10 42 10 59 0 14 0 37-9 56-10 20-28 32-49 32z"><text:p/></draw:path><draw:path draw:style-name="gr491" draw:text-style-name="P42" svg:width="0.0831in" svg:height="0.0728in" svg:x="2.3346in" svg:y="1.4461in" svg:viewBox="0 0 212 186" svg:d="M34 41c0 37 0 75 0 113 0 19-5 19-34 19 0 5 0 8 0 13 16-1 37-1 48-1s34 0 48 1c0-5 0-8 0-13-29 0-34 0-34-19 0-27 0-52 0-78 0-44 30-68 58-68 26 0 31 23 31 47 0 33 0 66 0 99 0 19-5 19-33 19 0 5 0 8 0 13 14-1 36-1 48-1 10 0 32 0 46 1 0-5 0-8 0-13-21 0-32 0-32-13 0-27 0-54 0-81 0-36 0-49-13-63-6-8-21-16-45-16-31 0-50 18-62 43 0-14 0-29 0-43-20 1-40 2-60 4 0 4 0 8 0 13 30 0 34 3 34 24z"><text:p/></draw:path><draw:path draw:style-name="gr492" draw:text-style-name="P42" svg:width="0.035in" svg:height="0.1106in" svg:x="2.4827in" svg:y="1.4083in" svg:viewBox="0 0 90 282" svg:d="M61 96c-19 1-39 2-59 4 0 4 0 8 0 13 27 0 32 2 32 24 0 37 0 75 0 113 0 19-5 19-34 19 0 5 0 8 0 13 13-1 36-1 47-1 14 0 29 0 43 1 0-5 0-8 0-13-28 0-29-3-29-19 0-52 0-102 0-154zM62 22c0-14-10-22-21-22-13 0-23 11-23 22 0 12 10 22 23 22 11 0 21-8 21-22z"><text:p/></draw:path><draw:path draw:style-name="gr493" draw:text-style-name="P42" svg:width="0.0831in" svg:height="0.0728in" svg:x="2.5283in" svg:y="1.4461in" svg:viewBox="0 0 212 186" svg:d="M34 41c0 37 0 75 0 113 0 19-5 19-34 19 0 5 0 8 0 13 16-1 37-1 48-1s34 0 48 1c0-5 0-8 0-13-29 0-34 0-34-19 0-27 0-52 0-78 0-44 30-68 58-68 26 0 31 23 31 47 0 33 0 66 0 99 0 19-5 19-33 19 0 5 0 8 0 13 14-1 36-1 48-1 10 0 32 0 46 1 0-5 0-8 0-13-21 0-32 0-32-13 0-27 0-54 0-81 0-36 0-49-13-63-6-8-21-16-45-16-31 0-50 18-62 43 0-14 0-29 0-43-20 1-40 2-60 4 0 4 0 8 0 13 30 0 34 3 34 24z"><text:p/></draw:path><draw:path draw:style-name="gr494" draw:text-style-name="P42" svg:width="0.0819in" svg:height="0.1051in" svg:x="2.6756in" svg:y="1.4461in" svg:viewBox="0 0 209 268" svg:d="M61 28c0-10 0-18 0-28-20 1-41 2-61 4 0 4 0 8 0 13 30 0 34 2 34 21 0 66 0 131 0 197 0 19-5 19-34 19 0 5 0 9 0 14 14 0 37-2 48-2s32 2 48 2c0-5 0-9 0-14-29 0-34 0-34-19 0-24 0-47 0-71 0-1 0-2 0-3 3 7 21 30 52 30 50 0 95-42 95-96s-41-95-89-95c-32 0-50 18-59 28zM62 138c0-31 0-64 0-95 12-21 34-33 54-33 32 0 58 37 58 85 0 50-30 86-61 86-17 0-33-8-45-25-6-10-6-10-6-18z"><text:p/></draw:path><draw:path draw:style-name="gr495" draw:text-style-name="P42" svg:width="0.0555in" svg:height="0.0728in" svg:x="2.7681in" svg:y="1.4461in" svg:viewBox="0 0 142 186" svg:d="M59 46c0-16 0-30 0-46-19 1-40 2-59 4 0 4 0 8 0 13 29 0 32 3 32 24 0 37 0 75 0 113 0 19-4 19-32 19 0 5 0 8 0 13 16-1 36-1 48-1 17 0 36 0 53 1 0-5 0-8 0-13-3 0-6 0-9 0-31 0-32-5-32-21 0-21 0-43 0-64 0-41 18-80 50-80 3 0 4 0 5 2-1 0-9 4-9 15 0 12 8 18 18 18 7 0 18-5 18-18s-14-25-32-25c-31 0-46 28-51 46z"><text:p/></draw:path><draw:path draw:style-name="gr496" draw:text-style-name="P42" svg:width="0.0748in" svg:height="0.076in" svg:x="2.835in" svg:y="1.4453in" svg:viewBox="0 0 191 194" svg:d="M124 157c1 17 12 35 32 35 8 0 35-6 35-40 0-8 0-15 0-24-4 0-7 0-11 0 0 9 0 16 0 24 0 24-11 27-16 27-13 0-15-19-15-22 0-27 0-56 0-84 0-18 0-33-15-49-16-17-38-24-57-24-35 0-65 20-65 48 0 13 8 20 20 20 11 0 20-8 20-20 0-5-3-18-22-19 11-15 32-19 46-19 20 0 44 16 44 54 0 4 0 10 0 15-22 1-50 3-78 16-31 14-42 36-42 54 0 35 41 45 67 45 29 0 48-16 57-37zM120 89c0 14 0 27 0 42 0 39-30 54-49 54-21 0-39-15-39-36 0-23 18-58 88-60z"><text:p/></draw:path><draw:path draw:style-name="gr497" draw:text-style-name="P42" svg:width="0.063in" svg:height="0.076in" svg:x="2.9169in" svg:y="1.4453in" svg:viewBox="0 0 161 194" svg:d="M35 97c0-68 35-86 57-86 4 0 30 1 45 15-17 2-19 15-19 20 0 10 7 20 19 20 11 0 19-7 19-20 0-29-32-46-65-46-53 0-91 46-91 98 0 54 42 96 91 96 57 0 70-51 70-55 0-5-4-3-6-3-4 0-4 1-5 3-12 40-40 45-55 45-23 0-60-18-60-87z"><text:p/></draw:path><draw:path draw:style-name="gr498" draw:text-style-name="P42" svg:width="0.0516in" svg:height="0.1035in" svg:x="2.9882in" svg:y="1.4173in" svg:viewBox="0 0 132 264" svg:d="M65 90c20 0 39 0 60 0 0-5 0-8 0-13-21 0-40 0-60 0 0-25 0-52 0-77-4 0-7 0-11 0 0 35-12 79-54 82 0 2 0 6 0 8 12 0 24 0 36 0 0 38 0 78 0 116 0 52 40 58 54 58 30 0 42-30 42-58 0-8 0-15 0-24-4 0-7 0-11 0 0 9 0 16 0 24 0 32-12 47-27 47-29 0-29-38-29-45 0-40 0-78 0-118z"><text:p/></draw:path><draw:path draw:style-name="gr499" draw:text-style-name="P42" svg:width="0.035in" svg:height="0.1106in" svg:x="3.0551in" svg:y="1.4083in" svg:viewBox="0 0 90 282" svg:d="M60 96c-19 1-40 2-59 4 0 4 0 8 0 13 28 0 31 2 31 24 0 37 0 75 0 113 0 19-4 19-32 19 0 5 0 8 0 13 13-1 36-1 46-1 15 0 30 0 44 1 0-5 0-8 0-13-28 0-30-3-30-19 0-52 0-102 0-154zM62 22c0-14-10-22-22-22-14 0-23 11-23 22 0 12 9 22 23 22 12 0 22-8 22-22z"><text:p/></draw:path><draw:path draw:style-name="gr500" draw:text-style-name="P42" svg:width="0.063in" svg:height="0.076in" svg:x="3.1016in" svg:y="1.4453in" svg:viewBox="0 0 161 194" svg:d="M35 97c0-68 35-86 56-86 4 0 31 1 46 15-18 2-21 15-21 20 0 10 9 20 21 20 11 0 19-7 19-20 0-29-32-46-65-46-53 0-91 46-91 98 0 54 41 96 90 96 56 0 71-51 71-55 0-5-5-3-6-3-4 0-5 1-6 3-12 40-40 45-55 45-22 0-59-18-59-87z"><text:p/></draw:path><draw:path draw:style-name="gr501" draw:text-style-name="P42" svg:width="0.0744in" svg:height="0.076in" svg:x="3.1768in" svg:y="1.4453in" svg:viewBox="0 0 190 194" svg:d="M122 157c2 17 14 35 33 35 9 0 35-6 35-40 0-8 0-15 0-24-4 0-8 0-11 0 0 9 0 16 0 24 0 24-10 27-15 27-14 0-15-19-15-22 0-27 0-56 0-84 0-18 0-33-16-49-17-17-37-24-57-24-35 0-64 20-64 48 0 13 8 20 19 20 12 0 19-8 19-20 0-5-2-18-21-19 12-15 32-19 45-19 21 0 45 16 45 54 0 4 0 10 0 15-21 1-51 3-77 16-32 14-42 36-42 54 0 35 41 45 67 45 28 0 47-16 55-37zM119 89c0 14 0 27 0 42 0 39-30 54-49 54-21 0-38-15-38-36 0-23 17-58 87-60z"><text:p/></draw:path><draw:path draw:style-name="gr502" draw:text-style-name="P42" svg:width="0.0366in" svg:height="0.115in" svg:x="3.2579in" svg:y="1.4047in" svg:viewBox="0 0 94 293" svg:d="M61 0c-20 1-41 4-61 5 0 5 0 8 0 13 30 0 34 2 34 23 0 73 0 146 0 219 0 20-5 20-34 20 0 4 0 8 0 13 14-1 36-1 47-1s31 0 47 1c0-5 0-9 0-13-28 0-33 0-33-20 0-86 0-174 0-260z"><text:p/></draw:path><draw:path draw:style-name="gr503" draw:text-style-name="P42" svg:width="0.0638in" svg:height="0.076in" svg:x="3.3587in" svg:y="1.4453in" svg:viewBox="0 0 163 194" svg:d="M36 83c2-63 37-73 52-73 44 0 48 57 48 73-34 0-66 0-100 0zM35 92c39 0 78 0 117 0 10 0 11 0 11-9 0-42-23-83-75-83-48 0-88 44-88 97 0 57 44 97 94 97s69-46 69-55c0-3-3-5-5-5-4 0-4 3-6 6-14 44-52 44-56 44-22 0-38-14-48-29-13-19-13-48-13-63z"><text:p/></draw:path><draw:path draw:style-name="gr504" draw:text-style-name="P42" svg:width="0.0831in" svg:height="0.0713in" svg:x="3.4299in" svg:y="1.448in" svg:viewBox="0 0 212 182" svg:d="M115 83c13-16 29-36 40-47 13-16 30-22 50-23 0-5 0-8 0-13-12 1-24 1-35 1-13 0-34 0-40-1 0 5 0 8 0 13 8 1 12 6 12 13 0 6-4 12-6 15-9 11-18 23-27 33-11-14-21-28-32-43-4-3-4-5-4-7 0-6 6-10 15-11 0-5 0-8 0-13-11 1-39 1-46 1-8 0-29 0-40-1 0 5 0 8 0 13 29 0 29 1 50 27 14 18 27 36 42 54-14 16-27 33-40 50-20 24-46 25-54 25 0 5 0 9 0 13 11-1 24-1 35-1 12 0 30 0 39 1 0-4 0-8 0-13-8-1-12-7-12-13 0-10 12-23 39-54 11 14 20 29 31 43 4 4 10 11 10 13 0 4-4 11-16 11 0 5 0 9 0 13 13-1 36-1 46-1 12 0 27 0 40 1 0-4 0-8 0-13-22 0-30-1-39-13-19-24-39-49-58-73z"><text:p/></draw:path><draw:path draw:style-name="gr505" draw:text-style-name="P42" svg:width="0.0815in" svg:height="0.1051in" svg:x="3.5201in" svg:y="1.4461in" svg:viewBox="0 0 208 268" svg:d="M60 28c0-10 0-18 0-28-20 1-40 2-60 4 0 4 0 8 0 13 30 0 32 2 32 21 0 66 0 131 0 197 0 19-4 19-32 19 0 5 0 9 0 14 14 0 36-2 47-2 12 0 33 2 48 2 0-5 0-9 0-14-29 0-33 0-33-19 0-24 0-47 0-71 0-1 0-2 0-3 2 7 20 30 52 30 50 0 94-42 94-96s-41-95-88-95c-34 0-50 18-60 28zM62 138c0-31 0-64 0-95 12-21 33-33 54-33 32 0 57 37 57 85 0 50-30 86-61 86-17 0-33-8-45-25-5-10-5-10-5-18z"><text:p/></draw:path><draw:path draw:style-name="gr506" draw:text-style-name="P42" svg:width="0.0638in" svg:height="0.076in" svg:x="3.6169in" svg:y="1.4453in" svg:viewBox="0 0 163 194" svg:d="M35 83c3-63 38-73 53-73 43 0 48 57 48 73-34 0-68 0-101 0zM35 92c39 0 78 0 117 0 10 0 11 0 11-9 0-42-23-83-75-83-50 0-88 44-88 97 0 57 44 97 92 97 52 0 71-46 71-55 0-3-3-5-6-5s-5 3-5 6c-15 44-52 44-57 44-21 0-37-14-47-29-13-19-13-48-13-63z"><text:p/></draw:path><draw:path draw:style-name="gr507" draw:text-style-name="P42" svg:width="0.0555in" svg:height="0.0728in" svg:x="3.6906in" svg:y="1.4461in" svg:viewBox="0 0 142 186" svg:d="M59 46c0-16 0-30 0-46-19 1-40 2-59 4 0 4 0 8 0 13 30 0 32 3 32 24 0 37 0 75 0 113 0 19-3 19-32 19 0 5 0 8 0 13 17-1 36-1 48-1 17 0 37 0 54 1 0-5 0-8 0-13-4 0-6 0-10 0-31 0-31-5-31-21 0-21 0-43 0-64 0-41 17-80 49-80 4 0 4 0 5 2-1 0-9 4-9 15 0 12 8 18 18 18 7 0 18-5 18-18s-14-25-32-25c-31 0-45 28-51 46z"><text:p/></draw:path><draw:path draw:style-name="gr508" draw:text-style-name="P42" svg:width="0.0354in" svg:height="0.1106in" svg:x="3.7559in" svg:y="1.4083in" svg:viewBox="0 0 91 282" svg:d="M61 96c-19 1-39 2-59 4 0 4 0 8 0 13 28 0 32 2 32 24 0 37 0 75 0 113 0 19-5 19-34 19 0 5 0 8 0 13 14-1 37-1 47-1 14 0 30 0 44 1 0-5 0-8 0-13-29 0-30-3-30-19 0-52 0-102 0-154zM62 22c0-14-9-22-21-22-13 0-23 11-23 22 0 12 10 22 23 22 12 0 21-8 21-22z"><text:p/></draw:path><draw:path draw:style-name="gr509" draw:text-style-name="P42" svg:width="0.0638in" svg:height="0.076in" svg:x="3.8012in" svg:y="1.4453in" svg:viewBox="0 0 163 194" svg:d="M36 83c2-63 37-73 52-73 44 0 48 57 48 73-34 0-66 0-100 0zM36 92c40 0 78 0 118 0 8 0 9 0 9-9 0-42-23-83-75-83-48 0-88 44-88 97 0 57 44 97 94 97 51 0 69-46 69-55 0-3-2-5-5-5s-4 3-6 6c-14 44-52 44-56 44-22 0-38-14-48-29-12-19-12-48-12-63z"><text:p/></draw:path><draw:path draw:style-name="gr510" draw:text-style-name="P42" svg:width="0.0831in" svg:height="0.0728in" svg:x="3.876in" svg:y="1.4461in" svg:viewBox="0 0 212 186" svg:d="M32 41c0 37 0 75 0 113 0 19-4 19-32 19 0 5 0 8 0 13 14-1 36-1 48-1 11 0 32 0 47 1 0-5 0-8 0-13-29 0-33 0-33-19 0-27 0-52 0-78 0-44 30-68 57-68 26 0 31 23 31 47 0 33 0 66 0 99 0 19-5 19-32 19 0 5 0 8 0 13 14-1 36-1 46-1 11 0 34 0 48 1 0-5 0-8 0-13-22 0-32 0-33-13 0-27 0-54 0-81 0-36 0-49-13-63-6-8-20-16-44-16-31 0-51 18-63 43 0-14 0-29 0-43-19 1-40 2-59 4 0 4 0 8 0 13 30 0 32 3 32 24z"><text:p/></draw:path><draw:path draw:style-name="gr511" draw:text-style-name="P42" svg:width="0.063in" svg:height="0.076in" svg:x="3.9685in" svg:y="1.4453in" svg:viewBox="0 0 161 194" svg:d="M35 97c0-68 35-86 56-86 5 0 31 1 46 15-17 2-19 15-19 20 0 10 7 20 19 20 11 0 19-7 19-20 0-29-32-46-65-46-53 0-91 46-91 98 0 54 42 96 90 96 58 0 71-51 71-55 0-5-5-3-6-3-4 0-5 1-5 3-13 40-40 45-55 45-23 0-60-18-60-87z"><text:p/></draw:path><draw:path draw:style-name="gr512" draw:text-style-name="P42" svg:width="0.0638in" svg:height="0.076in" svg:x="4.0413in" svg:y="1.4453in" svg:viewBox="0 0 163 194" svg:d="M35 83c3-63 38-73 53-73 43 0 48 57 48 73-34 0-68 0-101 0zM35 92c39 0 78 0 117 0 10 0 11 0 11-9 0-42-23-83-75-83-50 0-88 44-88 97 0 57 44 97 92 97 52 0 71-46 71-55 0-3-3-5-6-5s-3 3-5 6c-14 44-52 44-57 44-21 0-37-14-47-29-13-19-13-48-13-63z"><text:p/></draw:path><draw:path draw:style-name="gr513" draw:text-style-name="P42" svg:width="0.0539in" svg:height="0.076in" svg:x="4.1157in" svg:y="1.4453in" svg:viewBox="0 0 138 194" svg:d="M73 108c10 1 45 8 45 38 0 22-15 39-48 39-35 0-51-24-59-60-1-5-1-7-6-7s-5 3-5 10c0 18 0 38 0 56 0 7 0 10 5 10 2 0 2-1 11-8 0-1 0-2 8-10 18 17 37 18 46 18 49 0 68-28 68-58 0-23-13-35-18-41-14-13-30-17-48-19-24-5-52-11-52-35 0-16 11-33 47-33 47 0 49 39 49 52 2 4 4 2 5 4 6 0 6-3 6-11 0-15 0-28 0-42 0-7 0-11-5-11-2 0-2 0-8 6-1 1-5 5-7 6-16-12-34-12-40-12-51 0-67 29-67 53 0 14 7 26 18 36 13 11 25 13 55 19z"><text:p/></draw:path><draw:path draw:style-name="gr514" draw:text-style-name="P42" svg:width="0.035in" svg:height="0.1106in" svg:x="4.237in" svg:y="1.4083in" svg:viewBox="0 0 90 282" svg:d="M60 96c-19 1-40 2-59 4 0 4 0 8 0 13 28 0 31 2 31 24 0 37 0 75 0 113 0 19-4 19-32 19 0 5 0 8 0 13 13-1 36-1 46-1 15 0 30 0 44 1 0-5 0-8 0-13-28 0-30-3-30-19 0-52 0-102 0-154zM62 22c0-14-10-22-22-22-14 0-23 11-23 22 0 12 9 22 23 22 12 0 22-8 22-22z"><text:p/></draw:path><draw:path draw:style-name="gr515" draw:text-style-name="P42" svg:width="0.0831in" svg:height="0.0728in" svg:x="4.2827in" svg:y="1.4461in" svg:viewBox="0 0 212 186" svg:d="M32 41c0 37 0 75 0 113 0 19-4 19-32 19 0 5 0 8 0 13 14-1 36-1 48-1 11 0 32 0 47 1 0-5 0-8 0-13-29 0-33 0-33-19 0-27 0-52 0-78 0-44 30-68 57-68 26 0 31 23 31 47 0 33 0 66 0 99 0 19-5 19-32 19 0 5 0 8 0 13 14-1 36-1 46-1 11 0 34 0 48 1 0-5 0-8 0-13-22 0-32 0-33-13 0-27 0-54 0-81 0-36 0-49-13-63-6-8-20-16-44-16-31 0-51 18-62 43 0-14 0-29 0-43-20 1-40 2-60 4 0 4 0 8 0 13 30 0 32 3 32 24z"><text:p/></draw:path><draw:path draw:style-name="gr516" draw:text-style-name="P42" svg:width="0.063in" svg:height="0.076in" svg:x="4.3752in" svg:y="1.4453in" svg:viewBox="0 0 161 194" svg:d="M35 97c0-68 35-86 57-86 4 0 30 1 45 15-17 2-19 15-19 20 0 10 7 20 19 20 11 0 19-7 19-20 0-29-32-46-65-46-53 0-91 46-91 98 0 54 42 96 90 96 58 0 71-51 71-55 0-5-5-3-6-3-4 0-5 1-5 3-13 40-40 45-55 45-23 0-60-18-60-87z"><text:p/></draw:path><draw:path draw:style-name="gr517" draw:text-style-name="P42" svg:width="0.0366in" svg:height="0.115in" svg:x="4.4488in" svg:y="1.4047in" svg:viewBox="0 0 94 293" svg:d="M60 0c-20 1-40 4-60 5 0 5 0 8 0 13 29 0 32 2 32 23 0 73 0 146 0 219 0 20-4 20-32 20 0 4 0 8 0 13 13-1 36-1 47-1s31 0 47 1c0-5 0-9 0-13-29 0-34 0-34-20 0-86 0-174 0-260z"><text:p/></draw:path><draw:path draw:style-name="gr518" draw:text-style-name="P42" svg:width="0.0831in" svg:height="0.0748in" svg:x="4.4949in" svg:y="1.4461in" svg:viewBox="0 0 212 191" svg:d="M151 152c0 14 0 26 0 39 21-1 41-4 61-5 0-5 0-8 0-13-30 0-33-4-33-24 0-49 0-100 0-149-21 1-41 2-61 4 0 4 0 8 0 13 28 0 32 3 32 24 0 25 0 50 0 75 0 36-20 65-50 65-36 0-38-20-38-42 0-47 0-92 0-139-20 1-42 2-62 4 0 4 0 8 0 13 32 0 32 1 32 39 0 21 0 42 0 63 0 33 0 72 65 72 24 0 42-12 54-39z"><text:p/></draw:path><draw:path draw:style-name="gr519" draw:text-style-name="P42" svg:width="0.0815in" svg:height="0.1169in" svg:x="4.5874in" svg:y="1.4047in" svg:viewBox="0 0 208 298" svg:d="M146 270c0 10 0 18 0 28 21-2 41-4 62-5 0-5 0-9 0-13-29 0-33-4-33-24 0-86 0-171 0-256-20 1-41 4-61 5 0 5 0 8 0 13 30 0 34 2 34 23 0 30 0 61 0 91-14-14-32-25-54-25-50 0-94 41-94 95s41 96 89 96c27 0 47-15 57-28zM146 156c0 29 0 58 0 86 0 9 0 9-4 16-14 20-33 30-51 30-19 0-33-11-44-28-11-16-12-40-12-57 0-16 1-41 13-60 8-13 25-28 48-28 14 0 32 7 46 25 4 8 4 9 4 16z"><text:p/></draw:path><draw:path draw:style-name="gr520" draw:text-style-name="P42" svg:width="0.0638in" svg:height="0.076in" svg:x="4.6787in" svg:y="1.4453in" svg:viewBox="0 0 163 194" svg:d="M36 83c2-63 37-73 52-73 43 0 48 57 48 73-34 0-66 0-100 0zM35 92c39 0 78 0 117 0 10 0 11 0 11-9 0-42-23-83-75-83-50 0-88 44-88 97 0 57 44 97 92 97 52 0 71-46 71-55 0-3-3-5-5-5-4 0-4 3-6 6-14 44-52 44-56 44-22 0-38-14-48-29-13-19-13-48-13-63z"><text:p/></draw:path><draw:path draw:style-name="gr521" draw:text-style-name="P42" svg:width="0.0169in" svg:height="0.0713in" svg:x="4.7622in" svg:y="1.448in" svg:viewBox="0 0 44 182" svg:d="M44 23c0-12-10-23-22-23s-22 11-22 23 10 23 22 23 22-11 22-23zM44 160c0-12-10-22-22-22s-22 10-22 22 10 22 22 22 22-10 22-22z"><text:p/></draw:path><draw:path draw:style-name="gr522" draw:text-style-name="P42" svg:width="0.1642in" svg:height="0.1161in" svg:x="0.2492in" svg:y="1.6055in" svg:viewBox="0 0 418 296" svg:d="M376 41c7-24 26-29 42-29 0-4 0-8 0-12-12 0-26 1-39 1-12 0-38-1-50-1 0 4 0 8 0 12 29 1 37 14 37 23 0 2-1 6-2 8-21 65-42 130-63 195-23-69-45-138-68-207 0-1-1-3-1-6 0-13 25-13 36-13 0-4 0-8 0-12-16 1-45 1-60 1-16 0-35-1-52-1 0 4 0 8 0 12 24 0 32 0 38 16 3 9 6 20 9 30-19 60-39 120-58 180-23-69-45-138-68-207 0-2-1-5-1-6 0-13 25-13 36-13 0-4 0-8 0-12-16 1-45 1-60 1-16 0-35-1-52-1 0 4 0 8 0 12 31 0 34 2 38 18 28 86 57 173 84 259 2 4 3 7 9 7s7-2 8-8c23-71 47-143 70-214 23 72 47 143 69 215 2 4 3 7 9 7s7-2 8-8c27-83 54-164 81-247z"><text:p/></draw:path><draw:path draw:style-name="gr523" draw:text-style-name="P42" svg:width="0.0748in" svg:height="0.0756in" svg:x="0.4098in" svg:y="1.6445in" svg:viewBox="0 0 191 193" svg:d="M124 157c1 17 13 35 32 35 8 0 35-6 35-41 0-7 0-15 0-23-4 0-7 0-11 0 0 8 0 16 0 23 0 25-11 28-16 28-13 0-15-19-15-22 0-27 0-56 0-84 0-18 0-35-15-50-16-16-38-23-57-23-35 0-64 20-64 48 0 12 9 19 19 19 12 0 20-8 20-19 0-5-3-19-22-19 11-15 32-19 46-19 20 0 44 16 44 54 0 4 0 10 0 15-22 1-50 3-77 15-32 14-43 37-43 55 0 35 41 44 68 44 28 0 47-17 56-36zM120 88c0 14 0 27 0 42 0 40-30 55-49 55-21 0-39-16-39-36 0-23 18-59 88-61z"><text:p/></draw:path><draw:path draw:style-name="gr524" draw:text-style-name="P42" svg:width="0.0516in" svg:height="0.1035in" svg:x="0.4894in" svg:y="1.6161in" svg:viewBox="0 0 132 264" svg:d="M65 91c20 0 39 0 60 0 0-5 0-8 0-13-21 0-40 0-60 0 0-26 0-52 0-78-4 0-7 0-11 0 0 35-13 80-54 82 0 3 0 6 0 9 12 0 24 0 36 0 0 39 0 78 0 117 0 51 40 56 54 56 30 0 42-30 42-56 0-9 0-16 0-24-4 0-7 0-11 0 0 7 0 15 0 22 0 32-12 48-27 48-29 0-29-38-29-45 0-40 0-78 0-118z"><text:p/></draw:path><draw:path draw:style-name="gr525" draw:text-style-name="P42" svg:width="0.0638in" svg:height="0.0756in" svg:x="0.5555in" svg:y="1.6445in" svg:viewBox="0 0 163 193" svg:d="M35 83c2-63 38-73 53-73 43 0 48 56 48 73-34 0-68 0-101 0zM35 91c39 0 78 0 117 0 10 0 11 0 11-8 0-42-23-83-75-83-50 0-88 43-88 96 0 56 44 97 92 97 52 0 71-47 71-54 0-5-3-5-6-5s-5 3-5 5c-15 45-52 45-57 45-21 0-37-14-47-29-13-21-13-48-13-64z"><text:p/></draw:path><draw:path draw:style-name="gr526" draw:text-style-name="P42" svg:width="0.0555in" svg:height="0.0732in" svg:x="0.6291in" svg:y="1.6457in" svg:viewBox="0 0 142 187" svg:d="M59 47c0-16 0-31 0-47-19 1-40 4-59 5 0 5 0 8 0 13 30 0 32 2 32 24 0 37 0 76 0 113 0 19-3 19-32 19 0 5 0 8 0 13 17-1 36-1 48-1 17 0 37 0 54 1 0-5 0-8 0-13-4 0-6 0-10 0-31 0-31-5-31-20 0-22 0-44 0-65 0-42 17-79 49-79 4 0 4 0 5 0-1 1-9 6-9 16 0 12 8 18 18 18 7 0 18-4 18-18s-14-26-32-26c-31 0-45 29-51 47z"><text:p/></draw:path><draw:path draw:style-name="gr527" draw:text-style-name="P42" svg:width="0.0815in" svg:height="0.1161in" svg:x="0.7323in" svg:y="1.6039in" svg:viewBox="0 0 208 296" svg:d="M146 269c0 9 0 18 0 27 21-1 41-2 62-3 0-5 0-9 0-13-29 0-33-4-33-24 0-86 0-171 0-256-20 1-41 4-61 5 0 3 0 8 0 12 30 0 34 3 34 24 0 30 0 61 0 91-12-16-32-26-53-26-51 0-95 42-95 96s42 94 90 94c26 0 46-14 56-27zM146 156c0 29 0 58 0 86 0 8 0 9-4 16-14 20-32 30-51 30-18 0-33-11-43-28-12-16-13-40-13-58 0-16 1-41 13-60 10-12 25-27 48-27 14 0 32 6 46 25 4 8 4 9 4 16z"><text:p/></draw:path><draw:path draw:style-name="gr528" draw:text-style-name="P42" svg:width="0.0555in" svg:height="0.0732in" svg:x="0.8232in" svg:y="1.6457in" svg:viewBox="0 0 142 187" svg:d="M59 47c0-16 0-31 0-47-19 1-40 4-59 5 0 5 0 8 0 13 30 0 34 2 34 24 0 37 0 76 0 113 0 19-5 19-34 19 0 5 0 8 0 13 17-1 37-1 48-1 17 0 37 0 54 1 0-5 0-8 0-13-2 0-6 0-8 0-32 0-33-5-33-20 0-22 0-44 0-65 0-42 18-79 49-79 4 0 4 0 5 0-1 1-9 6-9 16 0 12 9 18 18 18 8 0 18-4 18-18s-14-26-32-26c-30 0-45 29-51 47z"><text:p/></draw:path><draw:path draw:style-name="gr529" draw:text-style-name="P42" svg:width="0.0732in" svg:height="0.0756in" svg:x="0.8886in" svg:y="1.6445in" svg:viewBox="0 0 187 193" svg:d="M187 98c0-54-43-98-93-98-53 0-94 46-94 98 0 56 43 95 94 95 50 0 93-41 93-95zM94 184c-18 0-38-10-48-29-11-18-11-45-11-59 0-17 0-40 11-59 10-19 31-27 48-27 18 0 36 9 46 27 11 18 11 42 11 59 0 14 0 37-8 56-10 18-28 32-49 32z"><text:p/></draw:path><draw:path draw:style-name="gr530" draw:text-style-name="P42" svg:width="0.0815in" svg:height="0.1055in" svg:x="0.9717in" svg:y="1.6457in" svg:viewBox="0 0 208 269" svg:d="M60 28c0-10 0-18 0-28-20 1-40 4-60 5 0 5 0 8 0 13 30 0 32 2 32 22 0 66 0 130 0 196 0 20-4 20-32 20 0 4 0 8 0 13 14-1 36-1 47-1s32 0 48 1c0-5 0-9 0-13-29 0-34 0-34-20 0-24 0-46 0-70 0-2 0-3 0-4 3 6 21 29 53 29 49 0 94-41 94-95s-41-96-89-96c-33 0-51 19-59 28zM61 139c0-31 0-63 0-95 12-21 34-33 55-33 30 0 57 37 57 85 0 50-30 86-61 86-17 0-33-8-45-26-6-8-6-8-6-17z"><text:p/></draw:path><draw:path draw:style-name="gr531" draw:text-style-name="P42" svg:width="0.0366in" svg:height="0.115in" svg:x="1.065in" svg:y="1.6039in" svg:viewBox="0 0 94 293" svg:d="M60 0c-20 1-40 4-60 5 0 3 0 8 0 12 29 0 32 3 32 24 0 73 0 146 0 219 0 20-4 20-32 20 0 4 0 8 0 13 13-1 36-1 47-1 9 0 31 0 47 1 0-5 0-9 0-13-29 0-34 0-34-20 0-86 0-174 0-260z"><text:p/></draw:path><draw:path draw:style-name="gr532" draw:text-style-name="P42" svg:width="0.0638in" svg:height="0.0756in" svg:x="1.1102in" svg:y="1.6445in" svg:viewBox="0 0 163 193" svg:d="M35 83c2-63 38-73 53-73 43 0 46 56 46 73-33 0-66 0-99 0zM35 91c39 0 78 0 117 0 9 0 11 0 11-8 0-42-23-83-75-83-50 0-88 43-88 96 0 56 43 97 92 97 52 0 71-47 71-54 0-5-3-5-6-5s-5 3-6 5c-14 45-53 45-56 45-22 0-39-14-48-29-12-21-12-48-12-64z"><text:p/></draw:path><draw:path draw:style-name="gr533" draw:text-style-name="P42" svg:width="0.0516in" svg:height="0.1035in" svg:x="1.1823in" svg:y="1.6161in" svg:viewBox="0 0 132 264" svg:d="M65 91c20 0 39 0 60 0 0-5 0-8 0-13-21 0-40 0-60 0 0-26 0-52 0-78-4 0-7 0-11 0 0 35-13 80-54 82 0 3 0 6 0 9 12 0 23 0 35 0 0 39 0 78 0 117 0 51 39 56 55 56 30 0 42-30 42-56 0-9 0-16 0-24-4 0-7 0-11 0 0 7 0 15 0 22 0 32-13 48-29 48-27 0-27-38-27-45 0-40 0-78 0-118z"><text:p/></draw:path><draw:path draw:style-name="gr534" draw:text-style-name="P42" svg:width="0.0539in" svg:height="0.0756in" svg:x="1.2492in" svg:y="1.6445in" svg:viewBox="0 0 138 193" svg:d="M74 107c9 2 44 8 44 39 0 22-15 39-48 39-35 0-51-24-58-60-1-6-2-7-6-7-6 0-6 2-6 10 0 18 0 38 0 56 0 7 0 9 5 9 2 0 2 0 11-8 2-4 0-1 8-10 18 18 37 18 46 18 49 0 68-27 68-57 0-23-13-36-18-41-13-13-30-17-48-21-23-4-52-9-52-33 0-16 11-33 47-33 47 0 49 38 49 51 2 3 5 3 6 3 5 0 5-1 5-9 0-15 0-28 0-42 0-7 0-11-5-11-1 0-2 0-8 5-1 2-5 6-7 7-16-12-33-12-40-12-51 0-67 29-67 52 0 15 7 26 18 36 13 10 25 13 56 19z"><text:p/></draw:path><draw:path draw:style-name="gr535" draw:text-style-name="P42" svg:width="0.0535in" svg:height="0.1169in" svg:x="1.3516in" svg:y="1.6016in" svg:viewBox="0 0 137 298" svg:d="M60 115c0-17 0-32 0-49 0-37 20-56 38-56 2 0 9 0 15 2-5 1-13 7-13 18 0 10 7 18 19 18s18-8 18-19c0-16-16-29-39-29-28 0-64 22-64 67 0 16 0 33 0 48-11 0-23 0-34 0 0 5 0 9 0 13 11 0 23 0 34 0 0 46 0 92 0 137 0 19-5 19-34 19 0 5 0 9 0 14 17-2 37-2 49-2 17 0 36 0 53 2 0-5 0-9 0-14-2 0-6 0-8 0-32 0-33-4-33-20 0-46 0-90 0-136 16 0 33 0 48 0 0-4 0-8 0-13-17 0-32 0-49 0z"><text:p/></draw:path><draw:path draw:style-name="gr536" draw:text-style-name="P42" svg:width="0.0728in" svg:height="0.0756in" svg:x="1.4016in" svg:y="1.6445in" svg:viewBox="0 0 186 193" svg:d="M186 98c0-54-42-98-92-98-53 0-94 46-94 98 0 56 43 95 92 95 52 0 94-41 94-95zM94 184c-18 0-38-10-48-29-11-18-11-45-11-59 0-17 0-40 9-59 12-19 32-27 48-27 20 0 38 9 48 27 11 18 11 42 11 59 0 14 0 37-8 56-10 18-29 32-49 32z"><text:p/></draw:path><draw:path draw:style-name="gr537" draw:text-style-name="P42" svg:width="0.0559in" svg:height="0.0732in" svg:x="1.4843in" svg:y="1.6457in" svg:viewBox="0 0 143 187" svg:d="M59 47c0-16 0-31 0-47-19 1-40 4-59 5 0 5 0 8 0 13 30 0 34 2 34 24 0 37 0 76 0 113 0 19-5 19-34 19 0 5 0 8 0 13 17-1 37-1 49-1 17 0 36 0 53 1 0-5 0-8 0-13-2 0-6 0-8 0-32 0-33-5-33-20 0-22 0-44 0-65 0-42 18-79 51-79 2 0 2 0 3 0-1 1-9 6-9 16 0 12 9 18 18 18 8 0 19-4 19-18s-13-26-31-26c-32 0-47 29-53 47z"><text:p/></draw:path><draw:path draw:style-name="gr538" draw:text-style-name="P42" svg:width="0.1291in" svg:height="0.0732in" svg:x="1.5504in" svg:y="1.6457in" svg:viewBox="0 0 329 187" svg:d="M32 42c0 37 0 76 0 113 0 19-4 19-32 19 0 5 0 8 0 13 14-1 36-1 47-1s33 0 48 1c0-5 0-8 0-13-29 0-34 0-34-19 0-27 0-52 0-78 0-43 30-67 58-67 26 0 31 22 31 46 0 33 0 66 0 99 0 19-5 19-34 19 0 5 0 8 0 13 16-1 36-1 48-1 11 0 33 0 47 1 0-5 0-8 0-13-27 0-32 0-32-19 0-27 0-52 0-78 0-43 30-67 56-67 27 0 31 22 31 46 0 33 0 66 0 99 0 19-4 19-32 19 0 5 0 8 0 13 14-1 36-1 48-1 11 0 32 0 47 1 0-5 0-8 0-13-22 0-33 0-33-13 0-27 0-54 0-81 0-36 0-49-13-64-6-8-20-16-44-16-36 0-54 25-61 42-6-37-38-42-57-42-31 0-50 18-62 44 0-14 0-30 0-44-19 1-40 4-59 5 0 5 0 8 0 13 29 0 32 2 32 24z"><text:p/></draw:path><draw:path draw:style-name="gr539" draw:text-style-name="P42" svg:width="0.035in" svg:height="0.111in" svg:x="1.689in" svg:y="1.6075in" svg:viewBox="0 0 90 283" svg:d="M60 96c-19 1-40 4-59 5 0 5 0 8 0 13 28 0 31 2 31 23 0 38 0 75 0 114 0 19-4 19-32 19 0 5 0 8 0 13 13-1 36-1 46-1 15 0 30 0 44 1 0-5 0-8 0-13-28 0-30-2-30-19 0-52 0-103 0-155zM62 23c0-13-10-23-22-23-14 0-23 12-23 23 0 12 9 23 23 23 12 0 22-10 22-23z"><text:p/></draw:path><draw:path draw:style-name="gr540" draw:text-style-name="P42" svg:width="0.0831in" svg:height="0.0732in" svg:x="1.7346in" svg:y="1.6457in" svg:viewBox="0 0 212 187" svg:d="M32 42c0 37 0 76 0 113 0 19-3 19-32 19 0 5 0 8 0 13 14-1 36-1 48-1 11 0 32 0 47 1 0-5 0-8 0-13-28 0-33 0-33-19 0-27 0-52 0-78 0-43 30-67 57-67 26 0 31 22 31 46 0 33 0 66 0 99 0 19-5 19-32 19 0 5 0 8 0 13 14-1 36-1 46-1 12 0 34 0 48 1 0-5 0-8 0-13-22 0-32 0-33-13 0-27 0-54 0-81 0-36 0-49-13-64-5-8-20-16-44-16-31 0-51 18-62 44 0-14 0-30 0-44-20 1-40 4-60 5 0 5 0 8 0 13 30 0 32 2 32 24z"><text:p/></draw:path><draw:path draw:style-name="gr541" draw:text-style-name="P42" svg:width="0.0752in" svg:height="0.1091in" svg:x="1.8264in" svg:y="1.6433in" svg:viewBox="0 0 192 278" svg:d="M82 119c-38 0-38-42-38-52 0-12 2-25 8-36 3-5 13-17 30-17 37 0 37 42 37 53s-1 24-7 35c-4 5-14 17-30 17zM32 136c0-3 0-12 8-21 16 12 33 13 42 13 39 0 68-28 68-61 0-15-7-31-17-41 15-14 30-16 37-16 2 0 4 0 5 0-5 2-7 7-7 12 0 7 6 12 12 12 5 0 12-3 12-12 0-8-5-22-20-22-10 0-28 2-46 20-18-14-35-15-44-15-40 0-69 29-69 62 0 18 10 34 21 43-6 6-14 21-14 35 0 13 5 29 18 37-25 8-38 26-38 42 0 32 42 54 92 54 51 0 95-21 95-54 0-15-6-37-27-48-23-12-47-12-74-12-10 0-28 0-31-1-13-1-23-14-23-27zM94 269c-44 0-72-22-72-45 0-19 15-34 34-36 9 0 17 0 26 0 36 0 82 0 82 36 0 23-30 45-70 45z"><text:p/></draw:path><draw:path draw:style-name="gr542" draw:text-style-name="P42" svg:width="0.0539in" svg:height="0.0756in" svg:x="1.9472in" svg:y="1.6445in" svg:viewBox="0 0 138 193" svg:d="M73 107c10 2 45 8 45 39 0 22-16 39-48 39-36 0-51-24-59-60-1-6-1-7-6-7s-5 2-5 10c0 18 0 38 0 56 0 7 0 9 5 9 1 0 1 0 9-8 2-1 2-1 9-10 19 18 38 18 47 18 48 0 68-27 68-57 0-23-13-36-18-41-14-13-30-17-48-21-24-4-52-9-52-33 0-16 11-33 47-33 47 0 48 38 49 51 0 3 4 2 5 3 6 0 6-1 6-9 0-15 0-28 0-42 0-7 0-11-5-11-2 0-3 0-8 5-1 2-6 6-7 7-16-12-34-12-40-12-51 0-67 29-67 52 0 15 6 26 18 36 13 10 25 13 55 19z"><text:p/></draw:path><draw:path draw:style-name="gr543" draw:text-style-name="P42" svg:width="0.0815in" svg:height="0.1055in" svg:x="2.0122in" svg:y="1.6457in" svg:viewBox="0 0 208 269" svg:d="M60 28c0-10 0-18 0-28-20 1-40 4-60 5 0 5 0 8 0 13 29 0 32 2 32 22 0 66 0 130 0 196 0 20-4 20-32 20 0 4 0 8 0 13 13-1 36-1 47-1s32 0 48 1c0-5 0-9 0-13-29 0-34 0-34-20 0-24 0-46 0-70 0-2 0-3 0-4 3 6 21 29 52 29 50 0 95-41 95-95s-41-96-89-96c-33 0-51 19-59 28zM61 139c0-31 0-63 0-95 12-21 34-33 55-33 30 0 57 37 57 85 0 50-30 86-61 86-17 0-33-8-45-26-6-8-6-8-6-17z"><text:p/></draw:path><draw:path draw:style-name="gr544" draw:text-style-name="P42" svg:width="0.0831in" svg:height="0.115in" svg:x="2.1047in" svg:y="1.6039in" svg:viewBox="0 0 212 293" svg:d="M34 260c0 20-5 20-34 20 0 4 0 8 0 13 14-1 36-1 48-1 11 0 32 0 47 1 0-5 0-9 0-13-28 0-33 0-33-20 0-26 0-51 0-78 0-43 30-67 57-67 26 0 31 23 31 47 0 32 0 66 0 98 0 20-5 20-32 20 0 4 0 8 0 13 14-1 36-1 48-1 10 0 32 0 46 1 0-5 0-9 0-13-21 0-32 0-32-14 0-26 0-54 0-80 0-36 0-49-13-65-6-7-21-15-45-15-36 0-54 25-61 42 0-50 0-99 0-148-20 1-41 4-61 5 0 3 0 8 0 12 30 0 34 3 34 24 0 73 0 146 0 219z"><text:p/></draw:path><draw:path draw:style-name="gr545" draw:text-style-name="P42" svg:width="0.0638in" svg:height="0.0756in" svg:x="2.1965in" svg:y="1.6445in" svg:viewBox="0 0 163 193" svg:d="M36 83c2-63 37-73 52-73 43 0 48 56 48 73-34 0-66 0-100 0zM35 91c39 0 78 0 117 0 10 0 11 0 11-8 0-42-23-83-75-83-50 0-88 43-88 96 0 56 44 97 92 97 52 0 71-47 71-54 0-5-3-5-6-5s-3 3-5 5c-14 45-52 45-57 45-21 0-37-14-47-29-13-21-13-48-13-64z"><text:p/></draw:path><draw:path draw:style-name="gr546" draw:text-style-name="P42" svg:width="0.0555in" svg:height="0.0732in" svg:x="2.2701in" svg:y="1.6457in" svg:viewBox="0 0 142 187" svg:d="M59 47c0-16 0-31 0-47-19 1-40 4-59 5 0 5 0 8 0 13 30 0 34 2 34 24 0 37 0 76 0 113 0 19-5 19-34 19 0 5 0 8 0 13 17-1 36-1 48-1 17 0 37 0 54 1 0-5 0-8 0-13-2 0-6 0-8 0-32 0-33-5-33-20 0-22 0-44 0-65 0-42 18-79 49-79 4 0 4 0 5 0-1 1-9 6-9 16 0 12 8 18 18 18 7 0 18-4 18-18s-14-26-32-26c-30 0-45 29-51 47z"><text:p/></draw:path><draw:path draw:style-name="gr547" draw:text-style-name="P42" svg:width="0.035in" svg:height="0.111in" svg:x="2.3362in" svg:y="1.6075in" svg:viewBox="0 0 90 283" svg:d="M60 96c-19 1-40 4-59 5 0 5 0 8 0 13 28 0 31 2 31 23 0 38 0 75 0 114 0 19-4 19-32 19 0 5 0 8 0 13 13-1 36-1 46-1 15 0 30 0 44 1 0-5 0-8 0-13-28 0-30-2-30-19 0-52 0-103 0-155zM62 23c0-13-10-23-22-23-14 0-23 12-23 23 0 12 9 23 23 23 12 0 22-10 22-23z"><text:p/></draw:path><draw:path draw:style-name="gr548" draw:text-style-name="P42" svg:width="0.0626in" svg:height="0.0756in" svg:x="2.3823in" svg:y="1.6445in" svg:viewBox="0 0 160 193" svg:d="M35 97c0-68 35-86 56-86 4 0 30 0 46 15-18 2-21 15-21 20 0 10 9 19 20 19 12 0 20-7 20-19 0-29-32-46-65-46-53 0-91 46-91 98 0 54 41 95 90 95 56 0 70-50 70-54 0-5-4-5-5-5-4 0-5 3-6 5-12 39-40 45-55 45-22 0-59-18-59-87z"><text:p/></draw:path><draw:path draw:style-name="gr549" draw:text-style-name="P42" svg:width="0.0744in" svg:height="0.0756in" svg:x="2.4575in" svg:y="1.6445in" svg:viewBox="0 0 190 193" svg:d="M122 157c2 17 14 35 33 35 9 0 35-6 35-41 0-7 0-15 0-23-4 0-8 0-11 0 0 8 0 16 0 23 0 25-10 28-15 28-14 0-15-19-15-22 0-27 0-56 0-84 0-18 0-35-16-50-17-16-37-23-57-23-35 0-64 20-64 48 0 12 8 19 19 19 12 0 19-8 19-19 0-5-2-19-21-19 12-15 32-19 45-19 21 0 45 16 45 54 0 4 0 10 0 15-22 1-51 3-77 15-32 14-42 37-42 55 0 35 41 44 67 44 28 0 47-17 55-36zM119 88c0 14 0 27 0 42 0 40-30 55-49 55-21 0-38-16-38-36 0-23 17-59 87-61z"><text:p/></draw:path><draw:path draw:style-name="gr550" draw:text-style-name="P42" svg:width="0.0366in" svg:height="0.115in" svg:x="2.539in" svg:y="1.6039in" svg:viewBox="0 0 94 293" svg:d="M61 0c-20 1-41 4-61 5 0 3 0 8 0 12 30 0 34 3 34 24 0 73 0 146 0 219 0 20-5 20-34 20 0 4 0 8 0 13 14-1 36-1 47-1s31 0 47 1c0-5 0-9 0-13-28 0-33 0-33-20 0-86 0-174 0-260z"><text:p/></draw:path><draw:path draw:style-name="gr551" draw:text-style-name="P42" svg:width="0.0539in" svg:height="0.0756in" svg:x="2.622in" svg:y="1.6445in" svg:viewBox="0 0 138 193" svg:d="M74 107c9 2 44 8 44 39 0 22-15 39-48 39-35 0-51-24-58-60-1-6-2-7-6-7-6 0-6 2-6 10 0 18 0 38 0 56 0 7 0 9 5 9 2 0 2 0 11-8 2-4 0-1 8-10 18 18 37 18 46 18 49 0 68-27 68-57 0-23-13-36-18-41-13-13-30-17-48-21-23-4-52-9-52-33 0-16 11-33 47-33 47 0 49 38 49 51 2 3 5 3 6 3 5 0 5-1 5-9 0-15 0-28 0-42 0-7 0-11-5-11-1 0-2 0-8 5-1 2-5 6-7 7-16-12-33-12-40-12-51 0-67 29-67 52 0 15 7 26 18 36 13 10 25 13 56 19z"><text:p/></draw:path><draw:path draw:style-name="gr552" draw:text-style-name="P42" svg:width="0.0831in" svg:height="0.115in" svg:x="2.6874in" svg:y="1.6039in" svg:viewBox="0 0 212 293" svg:d="M34 260c0 20-5 20-34 20 0 4 0 8 0 13 16-1 37-1 48-1s34 0 47 1c0-5 0-9 0-13-28 0-33 0-33-20 0-26 0-51 0-78 0-43 30-67 57-67s31 23 31 47c0 32 0 66 0 98 0 20-4 20-32 20 0 4 0 8 0 13 14-1 36-1 48-1 10 0 32 0 46 1 0-5 0-9 0-13-21 0-32 0-32-14 0-26 0-54 0-80 0-36 0-49-13-65-6-7-21-15-45-15-36 0-54 25-61 42 0-50 0-99 0-148-20 1-41 4-61 5 0 3 0 8 0 12 30 0 34 3 34 24 0 73 0 146 0 219z"><text:p/></draw:path><draw:path draw:style-name="gr553" draw:text-style-name="P42" svg:width="0.0748in" svg:height="0.0756in" svg:x="2.7811in" svg:y="1.6445in" svg:viewBox="0 0 191 193" svg:d="M122 157c3 17 14 35 34 35 8 0 35-6 35-41 0-7 0-15 0-23-4 0-7 0-11 0 0 8 0 16 0 23 0 25-11 28-16 28-13 0-15-19-15-22 0-27 0-56 0-84 0-18 0-35-15-50-16-16-38-23-58-23-34 0-64 20-64 48 0 12 8 19 19 19 12 0 21-8 21-19 0-5-3-19-22-19 11-15 31-19 46-19 20 0 44 16 44 54 0 4 0 10 0 15-22 1-52 3-78 15-31 14-42 37-42 55 0 35 41 44 67 44 29 0 48-17 55-36zM120 88c0 14 0 27 0 42 0 40-30 55-49 55-21 0-39-16-39-36 0-23 18-59 88-61z"><text:p/></draw:path><draw:path draw:style-name="gr554" draw:text-style-name="P42" svg:width="0.0815in" svg:height="0.1055in" svg:x="2.8622in" svg:y="1.6457in" svg:viewBox="0 0 208 269" svg:d="M61 28c0-10 0-18 0-28-20 1-41 4-61 5 0 5 0 8 0 13 30 0 32 2 32 22 0 66 0 130 0 196 0 20-4 20-32 20 0 4 0 8 0 13 14-1 36-1 47-1 12 0 33 0 48 1 0-5 0-9 0-13-29 0-33 0-33-20 0-24 0-46 0-70 0-2 0-3 0-4 2 6 20 29 52 29 50 0 94-41 94-95s-41-96-88-96c-34 0-50 19-59 28zM62 139c0-31 0-63 0-95 12-21 33-33 54-33 32 0 57 37 57 85 0 50-30 86-61 86-17 0-33-8-44-26-6-8-6-8-6-17z"><text:p/></draw:path><draw:path draw:style-name="gr555" draw:text-style-name="P42" svg:width="0.0638in" svg:height="0.0756in" svg:x="2.9591in" svg:y="1.6445in" svg:viewBox="0 0 163 193" svg:d="M35 83c3-63 38-73 53-73 43 0 48 56 48 73-34 0-68 0-101 0zM35 91c39 0 78 0 117 0 10 0 11 0 11-8 0-42-23-83-75-83-50 0-88 43-88 96 0 56 44 97 92 97 52 0 71-47 71-54 0-5-3-5-6-5s-3 3-5 5c-14 45-52 45-57 45-21 0-37-14-47-29-13-21-13-48-13-64z"><text:p/></draw:path><draw:path draw:style-name="gr556" draw:text-style-name="P42" svg:width="0.0539in" svg:height="0.0756in" svg:x="3.0335in" svg:y="1.6445in" svg:viewBox="0 0 138 193" svg:d="M73 107c10 2 45 8 45 39 0 22-15 39-48 39-35 0-51-24-59-60-1-6-1-7-6-7s-5 2-5 10c0 18 0 38 0 56 0 7 0 9 5 9 2 0 2 0 11-8 2-4 0-1 8-10 18 18 37 18 46 18 49 0 68-27 68-57 0-23-13-36-18-41-14-13-30-17-48-21-24-4-52-9-52-33 0-16 11-33 47-33 47 0 49 38 49 51 2 3 4 2 5 3 6 0 6-1 6-9 0-15 0-28 0-42 0-7 0-11-5-11-2 0-2 0-8 5-1 2-5 6-7 7-16-12-34-12-40-12-51 0-67 29-67 52 0 15 7 26 18 36 13 10 25 13 55 19z"><text:p/></draw:path><draw:path draw:style-name="gr557" draw:text-style-name="P42" svg:width="0.0732in" svg:height="0.0756in" svg:x="3.135in" svg:y="1.6445in" svg:viewBox="0 0 187 193" svg:d="M187 98c0-54-42-98-93-98-53 0-94 46-94 98 0 56 44 95 94 95s93-41 93-95zM94 184c-18 0-36-10-48-29-11-18-11-45-11-59 0-17 0-40 11-59 10-19 31-27 48-27 18 0 36 9 48 27 10 18 10 42 10 59 0 14 0 37-9 56-10 18-28 32-49 32z"><text:p/></draw:path><draw:path draw:style-name="gr558" draw:text-style-name="P42" svg:width="0.0831in" svg:height="0.0732in" svg:x="3.2189in" svg:y="1.6457in" svg:viewBox="0 0 212 187" svg:d="M34 42c0 37 0 76 0 113 0 19-5 19-34 19 0 5 0 8 0 13 16-1 36-1 48-1 11 0 32 0 47 1 0-5 0-8 0-13-28 0-33 0-33-19 0-27 0-52 0-78 0-43 30-67 57-67 26 0 31 22 31 46 0 33 0 66 0 99 0 19-5 19-32 19 0 5 0 8 0 13 14-1 36-1 48-1 10 0 32 0 46 1 0-5 0-8 0-13-21 0-32 0-32-13 0-27 0-54 0-81 0-36 0-49-13-64-6-8-21-16-45-16-31 0-50 18-62 44 0-14 0-30 0-44-20 1-40 4-60 5 0 5 0 8 0 13 30 0 34 2 34 24z"><text:p/></draw:path><draw:path draw:style-name="gr559" draw:text-style-name="P42" svg:width="0.0807in" svg:height="0.0728in" svg:x="3.3457in" svg:y="1.6472in" svg:viewBox="0 0 206 186" svg:d="M168 42c4-11 11-29 38-29 0-5 0-8 0-13-9 1-21 1-31 1-11 0-30-1-37-1 0 5 0 8 0 13 16 0 20 10 20 18 0 4-1 6-2 11-14 36-29 71-43 107-16-40-31-78-47-118-2-5-2-6-2-7 0-11 15-11 24-11 0-5 0-8 0-13-14 0-38 1-47 1-11 0-28 0-41-1 0 5 0 8 0 13 26 0 29 3 34 16 20 50 40 99 61 150 2 6 2 7 8 7 5 0 7-4 10-7 18-46 37-91 55-137z"><text:p/></draw:path><draw:path draw:style-name="gr560" draw:text-style-name="P42" svg:width="0.0748in" svg:height="0.0756in" svg:x="3.428in" svg:y="1.6445in" svg:viewBox="0 0 191 193" svg:d="M124 157c1 17 12 35 32 35 8 0 35-6 35-41 0-7 0-15 0-23-4 0-7 0-11 0 0 8 0 16 0 23 0 25-11 28-16 28-13 0-15-19-15-22 0-27 0-56 0-84 0-18 0-35-15-50-16-16-38-23-57-23-35 0-64 20-64 48 0 12 9 19 19 19 12 0 20-8 20-19 0-5-3-19-22-19 11-15 32-19 46-19 20 0 44 16 44 54 0 4 0 10 0 15-22 1-50 3-78 15-31 14-42 37-42 55 0 35 41 44 68 44 28 0 47-17 56-36zM120 88c0 14 0 27 0 42 0 40-30 55-49 55-21 0-39-16-39-36 0-23 18-59 88-61z"><text:p/></draw:path><draw:path draw:style-name="gr561" draw:text-style-name="P42" svg:width="0.0555in" svg:height="0.0732in" svg:x="3.5087in" svg:y="1.6457in" svg:viewBox="0 0 142 187" svg:d="M59 47c0-16 0-31 0-47-19 1-40 4-59 5 0 5 0 8 0 13 30 0 34 2 34 24 0 37 0 76 0 113 0 19-5 19-34 19 0 5 0 8 0 13 17-1 36-1 48-1 17 0 37 0 54 1 0-5 0-8 0-13-4 0-6 0-10 0-31 0-31-5-31-20 0-22 0-44 0-65 0-42 17-79 49-79 4 0 4 0 5 0-1 1-9 6-9 16 0 12 8 18 18 18 7 0 18-4 18-18s-14-26-32-26c-30 0-45 29-51 47z"><text:p/></draw:path><draw:path draw:style-name="gr562" draw:text-style-name="P42" svg:width="0.035in" svg:height="0.111in" svg:x="3.5748in" svg:y="1.6075in" svg:viewBox="0 0 90 283" svg:d="M60 96c-19 1-40 4-59 5 0 5 0 8 0 13 28 0 31 2 31 23 0 38 0 75 0 114 0 19-4 19-32 19 0 5 0 8 0 13 13-1 36-1 46-1 14 0 30 0 44 1 0-5 0-8 0-13-28 0-30-2-30-19 0-52 0-103 0-155zM62 23c0-13-10-23-22-23-14 0-23 12-23 23 0 12 9 23 23 23 12 0 22-10 22-23z"><text:p/></draw:path><draw:path draw:style-name="gr563" draw:text-style-name="P42" svg:width="0.0732in" svg:height="0.0756in" svg:x="3.6197in" svg:y="1.6445in" svg:viewBox="0 0 187 193" svg:d="M187 98c0-54-42-98-93-98-53 0-94 46-94 98 0 56 44 95 94 95 51 0 93-41 93-95zM94 184c-18 0-36-10-48-29-10-18-10-45-10-59 0-17 0-40 10-59s31-27 48-27c19 0 37 9 48 27 10 18 10 42 10 59 0 14 0 37-9 56-10 18-28 32-49 32z"><text:p/></draw:path><draw:path draw:style-name="gr564" draw:text-style-name="P42" svg:width="0.0827in" svg:height="0.0748in" svg:x="3.7039in" svg:y="1.6457in" svg:viewBox="0 0 211 191" svg:d="M151 154c0 12 0 25 0 37 21-1 40-3 60-4 0-5 0-8 0-13-29 0-32-4-32-24 0-50 0-100 0-150-21 1-42 4-63 5 0 5 0 8 0 13 30 0 34 2 34 24 0 25 0 49 0 74 0 38-20 66-52 66-34 0-37-20-37-42 0-46 0-93 0-140-20 1-41 4-61 5 0 5 0 8 0 13 32 0 32 1 32 38 0 22 0 42 0 64 0 32 0 71 64 71 24 0 42-11 55-37z"><text:p/></draw:path><draw:path draw:style-name="gr565" draw:text-style-name="P42" svg:width="0.0539in" svg:height="0.0756in" svg:x="3.7957in" svg:y="1.6445in" svg:viewBox="0 0 138 193" svg:d="M74 107c9 2 44 8 44 39 0 22-15 39-48 39-35 0-51-24-58-60-1-6-2-7-6-7-6 0-6 2-6 10 0 18 0 38 0 56 0 7 0 9 5 9 2 0 2 0 11-8 2-4 0-1 8-10 18 18 37 18 46 18 49 0 68-27 68-57 0-23-13-36-18-41-13-13-30-17-48-21-23-4-52-9-52-33 0-16 11-33 47-33 47 0 49 38 49 51 2 3 5 3 6 3 5 0 5-1 5-9 0-15 0-28 0-42 0-7 0-11-5-11-1 0-2 0-8 5-1 2-5 6-7 7-16-12-33-12-40-12-51 0-67 29-67 52 0 15 7 26 18 36 13 10 25 13 56 19z"><text:p/></draw:path><draw:path draw:style-name="gr566" draw:text-style-name="P42" svg:width="0.0539in" svg:height="0.0756in" svg:x="3.898in" svg:y="1.6445in" svg:viewBox="0 0 138 193" svg:d="M74 107c9 2 44 8 44 39 0 22-15 39-48 39-35 0-51-24-58-60-1-6-2-7-6-7-6 0-6 2-6 10 0 18 0 38 0 56 0 7 0 9 5 9 2 0 2 0 11-8 2-4 0-1 8-10 18 18 37 18 46 18 49 0 68-27 68-57 0-23-13-36-18-41-13-13-30-17-48-21-23-4-52-9-52-33 0-16 11-33 47-33 47 0 49 38 49 51 2 3 5 3 6 3 5 0 5-1 5-9 0-15 0-28 0-42 0-7 0-11-5-11-1 0-2 0-8 5-1 2-5 6-7 7-16-12-33-12-40-12-51 0-67 29-67 52 0 15 7 26 18 36 13 10 25 13 56 19z"><text:p/></draw:path><draw:path draw:style-name="gr567" draw:text-style-name="P42" svg:width="0.0831in" svg:height="0.0748in" svg:x="3.9634in" svg:y="1.6457in" svg:viewBox="0 0 212 191" svg:d="M152 154c0 12 0 25 0 37 21-1 40-3 60-4 0-5 0-8 0-13-28 0-32-4-32-24 0-50 0-100 0-150-20 1-42 4-62 5 0 5 0 8 0 13 30 0 32 2 32 24 0 25 0 49 0 74 0 38-19 66-50 66-36 0-38-20-38-42 0-46 0-93 0-140-20 1-42 4-62 5 0 5 0 8 0 13 34 0 34 1 34 38 0 22 0 42 0 64 0 32 0 71 63 71 24 0 42-11 55-37z"><text:p/></draw:path><draw:path draw:style-name="gr568" draw:text-style-name="P42" svg:width="0.0555in" svg:height="0.0732in" svg:x="4.0551in" svg:y="1.6457in" svg:viewBox="0 0 142 187" svg:d="M59 47c0-16 0-31 0-47-19 1-40 4-59 5 0 5 0 8 0 13 30 0 34 2 34 24 0 37 0 76 0 113 0 19-5 19-34 19 0 5 0 8 0 13 17-1 36-1 48-1 17 0 37 0 54 1 0-5 0-8 0-13-2 0-6 0-8 0-32 0-33-5-33-20 0-22 0-44 0-65 0-42 18-79 49-79 4 0 4 0 5 0-1 1-9 6-9 16 0 12 8 18 18 18 7 0 18-4 18-18s-14-26-32-26c-30 0-45 29-51 47z"><text:p/></draw:path><draw:path draw:style-name="gr569" draw:text-style-name="P42" svg:width="0.0531in" svg:height="0.1169in" svg:x="4.1213in" svg:y="1.6016in" svg:viewBox="0 0 136 298" svg:d="M59 115c0-17 0-32 0-49 0-37 20-56 39-56 2 0 8 0 14 2-5 1-12 7-12 18 0 10 7 18 18 18 12 0 18-8 18-19 0-16-16-29-38-29-30 0-66 22-66 67 0 16 0 33 0 48-10 0-21 0-32 0 0 5 0 9 0 13 11 0 22 0 32 0 0 46 0 92 0 137 0 19-4 19-32 19 0 5 0 9 0 14 17-2 36-2 48-2 17 0 37 0 54 2 0-5 0-9 0-14-4 0-6 0-10 0-31 0-31-4-31-20 0-46 0-90 0-136 16 0 33 0 48 0 0-4 0-8 0-13-17 0-33 0-50 0z"><text:p/></draw:path><draw:path draw:style-name="gr570" draw:text-style-name="P42" svg:width="0.0748in" svg:height="0.0756in" svg:x="4.1732in" svg:y="1.6445in" svg:viewBox="0 0 191 193" svg:d="M122 157c3 17 14 35 34 35 8 0 35-6 35-41 0-7 0-15 0-23-4 0-7 0-11 0 0 8 0 16 0 23 0 25-11 28-16 28-13 0-15-19-15-22 0-27 0-56 0-84 0-18 0-35-15-50-16-16-38-23-58-23-34 0-64 20-64 48 0 12 8 19 19 19 12 0 21-8 21-19 0-5-3-19-22-19 11-15 31-19 46-19 20 0 44 16 44 54 0 4 0 10 0 15-22 1-52 3-78 15-31 14-42 37-42 55 0 35 41 44 67 44 29 0 48-17 55-36zM120 88c0 14 0 27 0 42 0 40-30 55-49 55-21 0-39-16-39-36 0-23 18-59 88-61z"><text:p/></draw:path><draw:path draw:style-name="gr571" draw:text-style-name="P42" svg:width="0.063in" svg:height="0.0756in" svg:x="4.2547in" svg:y="1.6445in" svg:viewBox="0 0 161 193" svg:d="M35 97c0-68 35-86 57-86 4 0 30 0 45 15-17 2-19 15-19 20 0 10 7 19 19 19 11 0 19-7 19-19 0-29-32-46-65-46-53 0-91 46-91 98 0 54 42 95 91 95 57 0 70-50 70-54 0-5-5-5-6-5-4 0-4 3-5 5-12 39-40 45-55 45-23 0-60-18-60-87z"><text:p/></draw:path><draw:path draw:style-name="gr572" draw:text-style-name="P42" svg:width="0.0638in" svg:height="0.0756in" svg:x="4.3276in" svg:y="1.6445in" svg:viewBox="0 0 163 193" svg:d="M36 83c2-63 37-73 52-73 43 0 48 56 48 73-34 0-66 0-100 0zM35 91c39 0 78 0 117 0 10 0 11 0 11-8 0-42-23-83-75-83-50 0-88 43-88 96 0 56 44 97 92 97 52 0 71-47 71-54 0-5-3-5-5-5-4 0-4 3-6 5-14 45-52 45-56 45-22 0-38-14-48-29-13-21-13-48-13-64z"><text:p/></draw:path><draw:path draw:style-name="gr573" draw:text-style-name="P42" svg:width="0.0539in" svg:height="0.0756in" svg:x="4.4024in" svg:y="1.6445in" svg:viewBox="0 0 138 193" svg:d="M74 107c9 2 44 8 44 39 0 22-15 39-48 39-35 0-51-24-58-60-1-6-2-7-6-7-6 0-6 2-6 10 0 18 0 38 0 56 0 7 0 9 5 9 2 0 2 0 11-8 2-4 0-1 8-10 18 18 37 18 46 18 49 0 68-27 68-57 0-23-13-36-18-41-13-13-30-17-48-21-24-4-52-9-52-33 0-16 11-33 47-33 47 0 49 38 49 51 2 3 5 3 6 3 5 0 5-1 5-9 0-15 0-28 0-42 0-7 0-11-5-11-1 0-2 0-8 5-1 2-5 6-7 7-16-12-33-12-40-12-51 0-67 29-67 52 0 15 7 26 18 36 13 10 25 13 56 19z"><text:p/></draw:path><draw:path draw:style-name="gr574" draw:text-style-name="P42" svg:width="0.0177in" svg:height="0.0177in" svg:x="4.4764in" svg:y="1.7012in" svg:viewBox="0 0 46 46" svg:d="M46 23c0-12-11-23-23-23s-23 11-23 23 11 23 23 23 23-11 23-23z"><text:p/></draw:path><draw:path draw:style-name="gr575" draw:text-style-name="P42" svg:width="0.1008in" svg:height="0.1201in" svg:x="4.5854in" svg:y="1.6016in" svg:viewBox="0 0 257 306" svg:d="M0 152c0 88 68 154 146 154 69 0 111-59 111-107 0-5 0-7-6-7-5 0-5 2-5 6-4 61-49 95-95 95-25 0-108-15-108-139 0-126 82-141 108-141 46 0 83 39 91 100 2 6 2 7 8 7 7 0 7-1 7-10 0-33 0-67 0-100 0-8 0-10-5-10-2 0-4 0-7 5-7 11-13 20-21 31-15-16-37-36-78-36-79 0-146 67-146 152z"><text:p/></draw:path><draw:path draw:style-name="gr576" draw:text-style-name="P42" svg:width="0.0744in" svg:height="0.0756in" svg:x="4.7031in" svg:y="1.6445in" svg:viewBox="0 0 190 193" svg:d="M122 157c2 17 14 35 33 35 9 0 35-6 35-41 0-7 0-15 0-23-4 0-8 0-11 0 0 8 0 16 0 23 0 25-11 28-15 28-14 0-15-19-15-22 0-27 0-56 0-84 0-18 0-35-16-50-17-16-37-23-57-23-35 0-64 20-64 48 0 12 8 19 19 19 12 0 19-8 19-19 0-5-2-19-21-19 12-15 32-19 45-19 21 0 45 16 45 54 0 4 0 10 0 15-22 1-51 3-77 15-32 14-42 37-42 55 0 35 41 44 67 44 28 0 47-17 55-36zM119 88c0 14 0 27 0 42 0 40-30 55-49 55-21 0-38-16-38-36 0-23 17-59 87-61z"><text:p/></draw:path><draw:path draw:style-name="gr577" draw:text-style-name="P42" svg:width="0.0819in" svg:height="0.1055in" svg:x="4.7835in" svg:y="1.6457in" svg:viewBox="0 0 209 269" svg:d="M61 28c0-10 0-18 0-28-20 1-41 4-61 5 0 5 0 8 0 13 30 0 34 2 34 22 0 66 0 130 0 196 0 20-5 20-34 20 0 4 0 8 0 13 14-1 37-1 48-1s32 0 47 1c0-5 0-9 0-13-28 0-33 0-33-20 0-24 0-46 0-70 0-2 0-3 0-4 3 6 21 29 52 29 50 0 95-41 95-95s-41-96-89-96c-32 0-50 19-59 28zM62 139c0-31 0-63 0-95 12-21 33-33 54-33 32 0 57 37 57 85 0 50-29 86-60 86-17 0-34-8-45-26-6-8-6-8-6-17z"><text:p/></draw:path><draw:path draw:style-name="gr578" draw:text-style-name="P42" svg:width="0.0354in" svg:height="0.111in" svg:x="4.8768in" svg:y="1.6075in" svg:viewBox="0 0 91 283" svg:d="M61 96c-19 1-39 4-59 5 0 5 0 8 0 13 28 0 32 2 32 23 0 38 0 75 0 114 0 19-5 19-34 19 0 5 0 8 0 13 14-1 37-1 47-1 14 0 30 0 44 1 0-5 0-8 0-13-29 0-30-2-30-19 0-52 0-103 0-155zM62 23c0-13-9-23-21-23-13 0-23 12-23 23 0 12 10 23 23 23 12 0 21-10 21-23z"><text:p/></draw:path><draw:path draw:style-name="gr579" draw:text-style-name="P42" svg:width="0.0366in" svg:height="0.115in" svg:x="4.9228in" svg:y="1.6039in" svg:viewBox="0 0 94 293" svg:d="M61 0c-20 1-41 4-61 5 0 3 0 8 0 12 30 0 32 3 32 24 0 73 0 146 0 219 0 20-3 20-32 20 0 4 0 8 0 13 14-1 36-1 47-1s31 0 47 1c0-5 0-9 0-13-29 0-33 0-33-20 0-86 0-174 0-260z"><text:p/></draw:path><draw:path draw:style-name="gr580" draw:text-style-name="P42" svg:width="0.0366in" svg:height="0.115in" svg:x="4.9693in" svg:y="1.6039in" svg:viewBox="0 0 94 293" svg:d="M60 0c-20 1-40 4-60 5 0 3 0 8 0 12 29 0 32 3 32 24 0 73 0 146 0 219 0 20-4 20-32 20 0 4 0 8 0 13 13-1 36-1 47-1 9 0 31 0 47 1 0-5 0-9 0-13-29 0-34 0-34-20 0-86 0-174 0-260z"><text:p/></draw:path><draw:path draw:style-name="gr581" draw:text-style-name="P42" svg:width="0.0748in" svg:height="0.0756in" svg:x="5.0165in" svg:y="1.6445in" svg:viewBox="0 0 191 193" svg:d="M124 157c1 17 13 35 32 35 8 0 35-6 35-41 0-7 0-15 0-23-4 0-7 0-11 0 0 8 0 16 0 23 0 25-11 28-16 28-13 0-15-19-15-22 0-27 0-56 0-84 0-18 0-35-15-50-16-16-37-23-57-23-35 0-64 20-64 48 0 12 9 19 19 19 12 0 20-8 20-19 0-5-3-19-22-19 11-15 32-19 46-19 20 0 44 16 44 54 0 4 0 10 0 15-22 1-50 3-77 15-32 14-43 37-43 55 0 35 41 44 68 44 28 0 47-17 56-36zM120 88c0 14 0 27 0 42 0 40-30 55-49 55-21 0-39-16-39-36 0-23 18-59 88-61z"><text:p/></draw:path><draw:path draw:style-name="gr582" draw:text-style-name="P42" svg:width="0.0555in" svg:height="0.0732in" svg:x="5.0972in" svg:y="1.6457in" svg:viewBox="0 0 142 187" svg:d="M59 47c0-16 0-31 0-47-19 1-40 4-59 5 0 5 0 8 0 13 30 0 34 2 34 24 0 37 0 76 0 113 0 19-5 19-34 19 0 5 0 8 0 13 17-1 36-1 48-1 17 0 37 0 54 1 0-5 0-8 0-13-4 0-6 0-10 0-31 0-31-5-31-20 0-22 0-44 0-65 0-42 18-79 49-79 4 0 4 0 5 0-1 1-9 6-9 16 0 12 8 18 18 18 7 0 18-4 18-18s-14-26-32-26c-30 0-45 29-51 47z"><text:p/></draw:path><draw:path draw:style-name="gr583" draw:text-style-name="P42" svg:width="0.0807in" svg:height="0.1055in" svg:x="5.161in" svg:y="1.6472in" svg:viewBox="0 0 206 269" svg:d="M167 40c11-27 32-27 39-27 0-5 0-8 0-13-10 1-22 1-32 1-7 0-28-1-36-1 0 5 0 8 0 13 12 0 19 7 19 18 0 5 0 5-2 11-15 35-29 68-43 103-16-38-32-75-47-114-1-3-3-5-3-7 0-11 16-11 24-11 0-5 0-8 0-13-10 0-38 1-45 1-12 0-29 0-41-1 0 5 0 8 0 13 20 0 28 0 34 15 21 51 42 103 63 154-2 5-8 20-11 24-9 24-21 53-48 53-2 0-12 0-20-7 13-2 17-12 17-18 0-11-7-18-18-18-9 0-17 6-17 18 0 19 17 35 38 35 27 0 45-24 54-48 26-60 50-121 75-181z"><text:p/></draw:path><draw:path draw:style-name="gr584" draw:text-style-name="P42" svg:width="0.0744in" svg:height="0.0756in" svg:x="5.2894in" svg:y="1.6445in" svg:viewBox="0 0 190 193" svg:d="M122 157c2 17 14 35 33 35 9 0 35-6 35-41 0-7 0-15 0-23-4 0-8 0-11 0 0 8 0 16 0 23 0 25-10 28-15 28-14 0-15-19-15-22 0-27 0-56 0-84 0-18 0-35-16-50-17-16-37-23-57-23-35 0-64 20-64 48 0 12 8 19 19 19 12 0 19-8 19-19 0-5-2-19-21-19 12-15 32-19 45-19 21 0 45 16 45 54 0 4 0 10 0 15-22 1-51 3-77 15-32 14-42 37-42 55 0 35 41 44 67 44 28 0 47-17 55-36zM119 88c0 14 0 27 0 42 0 40-30 55-49 55-21 0-38-16-38-36 0-23 17-59 87-61z"><text:p/></draw:path><draw:path draw:style-name="gr585" draw:text-style-name="P42" svg:width="0.063in" svg:height="0.0756in" svg:x="5.3709in" svg:y="1.6445in" svg:viewBox="0 0 161 193" svg:d="M36 97c0-68 34-86 56-86 4 0 30 0 46 15-18 2-20 15-20 20 0 10 8 19 19 19s20-7 20-19c0-29-32-46-65-46-52 0-92 46-92 98 0 54 42 95 91 95 57 0 70-50 70-54 0-5-4-5-5-5-4 0-5 3-6 5-12 39-40 45-55 45-22 0-59-18-59-87z"><text:p/></draw:path><draw:path draw:style-name="gr586" draw:text-style-name="P42" svg:width="0.0516in" svg:height="0.1035in" svg:x="5.4421in" svg:y="1.6161in" svg:viewBox="0 0 132 264" svg:d="M66 91c20 0 40 0 60 0 0-5 0-8 0-13-20 0-40 0-60 0 0-26 0-52 0-78-4 0-7 0-11 0-1 35-13 80-55 82 0 3 0 6 0 9 12 0 24 0 36 0 0 39 0 78 0 117 0 51 40 56 55 56 30 0 41-30 41-56 0-9 0-16 0-24-4 0-6 0-10 0 0 7 0 15 0 22 0 32-13 48-28 48-28 0-28-38-28-45 0-40 0-78 0-118z"><text:p/></draw:path><draw:path draw:style-name="gr587" draw:text-style-name="P42" svg:width="0.035in" svg:height="0.111in" svg:x="5.5091in" svg:y="1.6075in" svg:viewBox="0 0 90 283" svg:d="M61 96c-20 1-39 4-60 5 0 5 0 8 0 13 28 0 31 2 31 23 0 38 0 75 0 114 0 19-3 19-32 19 0 5 0 8 0 13 13-1 36-1 47-1 14 0 29 0 43 1 0-5 0-8 0-13-28 0-29-2-29-19 0-52 0-103 0-155zM62 23c0-13-10-23-22-23-14 0-22 12-22 23 0 12 8 23 22 23 12 0 22-10 22-23z"><text:p/></draw:path><draw:path draw:style-name="gr588" draw:text-style-name="P42" svg:width="0.0732in" svg:height="0.0756in" svg:x="5.5547in" svg:y="1.6445in" svg:viewBox="0 0 187 193" svg:d="M187 98c0-54-43-98-93-98-53 0-94 46-94 98 0 56 43 95 94 95 50 0 93-41 93-95zM94 184c-18 0-38-10-48-29-11-18-11-45-11-59 0-17 0-40 9-59 12-19 32-27 50-27s36 9 46 27c11 18 11 42 11 59 0 14 0 37-8 56-10 18-29 32-49 32z"><text:p/></draw:path><draw:path draw:style-name="gr589" draw:text-style-name="P42" svg:width="0.0831in" svg:height="0.0732in" svg:x="5.6382in" svg:y="1.6457in" svg:viewBox="0 0 212 187" svg:d="M32 42c0 37 0 76 0 113 0 19-3 19-32 19 0 5 0 8 0 13 14-1 36-1 48-1 11 0 32 0 47 1 0-5 0-8 0-13-28 0-33 0-33-19 0-27 0-52 0-78 0-43 30-67 57-67 26 0 31 22 31 46 0 33 0 66 0 99 0 19-5 19-32 19 0 5 0 8 0 13 14-1 36-1 46-1 12 0 34 0 48 1 0-5 0-8 0-13-22 0-32 0-33-13 0-27 0-54 0-81 0-36 0-49-13-64-5-8-20-16-44-16-31 0-51 18-62 44 0-14 0-30 0-44-20 1-40 4-60 5 0 5 0 8 0 13 30 0 32 2 32 24z"><text:p/></draw:path><draw:path draw:style-name="gr590" draw:text-style-name="P42" svg:width="0.035in" svg:height="0.1106in" svg:x="0.0028in" svg:y="1.8071in" svg:viewBox="0 0 90 282" svg:d="M61 96c-19 1-39 4-59 5 0 5 0 8 0 13 27 0 32 2 32 23 0 38 0 75 0 114 0 18-5 18-34 18 0 5 0 8 0 13 13 0 36-1 47-1 14 0 29 1 43 1 0-5 0-8 0-13-28 0-29-1-29-18 0-52 0-103 0-155zM62 23c0-13-10-23-21-23-13 0-23 12-23 23s10 21 23 21c11 0 21-8 21-21z"><text:p/></draw:path><draw:path draw:style-name="gr591" draw:text-style-name="P42" svg:width="0.0831in" svg:height="0.0728in" svg:x="0.0484in" svg:y="1.8449in" svg:viewBox="0 0 212 186" svg:d="M34 41c0 38 0 75 0 114 0 18-5 18-34 18 0 5 0 8 0 13 16 0 37-1 48-1s34 1 47 1c0-5 0-8 0-13-28 0-33 0-33-18 0-27 0-52 0-78 0-45 30-67 58-67 26 0 31 22 31 46 0 33 0 66 0 99 0 18-5 18-33 18 0 5 0 8 0 13 14 0 36-1 48-1 10 0 32 1 46 1 0-5 0-8 0-13-21 0-32 0-32-12 0-27 0-54 0-81 0-36 0-49-13-64-6-8-21-16-45-16-31 0-50 18-62 44 0-14 0-30 0-44-20 1-40 4-60 5 0 5 0 8 0 13 30 0 34 2 34 23z"><text:p/></draw:path><draw:path draw:style-name="gr592" draw:text-style-name="P42" svg:width="0.0815in" svg:height="0.1051in" svg:x="0.1972in" svg:y="1.8449in" svg:viewBox="0 0 208 268" svg:d="M60 28c0-10 0-18 0-28-20 1-40 4-60 5 0 5 0 8 0 13 30 0 32 2 32 20 0 66 0 132 0 198 0 20-4 20-32 20 0 3 0 8 0 12 14 0 36-2 47-2s32 2 48 2c0-4 0-9 0-12-29 0-34 0-34-20 0-24 0-46 0-70 0-2 0-3 0-4 3 6 21 29 53 29 49 0 94-41 94-96 0-53-41-95-89-95-33 0-51 18-59 28zM61 138c0-31 0-62 0-94 12-21 34-33 55-33 30 0 57 37 57 84 0 51-30 86-61 86-17 0-33-8-45-25-6-8-6-10-6-18z"><text:p/></draw:path><draw:path draw:style-name="gr593" draw:text-style-name="P42" svg:width="0.0366in" svg:height="0.115in" svg:x="0.2906in" svg:y="1.8028in" svg:viewBox="0 0 94 293" svg:d="M60 0c-20 1-40 4-60 5 0 5 0 8 0 13 29 0 32 4 32 24 0 73 0 146 0 220 0 18-4 18-32 18 0 4 0 8 0 13 13 0 36-1 47-1 9 0 31 1 47 1 0-5 0-9 0-13-29 0-34 0-34-18 0-88 0-174 0-262z"><text:p/></draw:path><draw:path draw:style-name="gr594" draw:text-style-name="P42" svg:width="0.0748in" svg:height="0.0756in" svg:x="0.3378in" svg:y="1.8433in" svg:viewBox="0 0 191 193" svg:d="M124 157c1 17 13 34 32 34 8 0 35-6 35-40 0-8 0-15 0-24-4 0-7 0-11 0 0 9 0 16 0 24 0 24-11 28-16 28-13 0-15-19-15-22 0-27 0-56 0-84 0-18 0-35-15-50-16-17-37-23-57-23-35 0-64 19-64 48 0 12 9 19 19 19 12 0 20-8 20-19 0-5-3-19-22-19 11-16 32-19 46-19 20 0 44 15 44 54 0 4 0 10 0 15-22 1-50 3-77 15-32 14-43 36-43 55 0 33 41 44 68 44 28 0 47-17 56-36zM120 88c0 14 0 27 0 42 0 39-30 54-49 54-21 0-39-15-39-35 0-24 18-59 88-61z"><text:p/></draw:path><draw:path draw:style-name="gr595" draw:text-style-name="P42" svg:width="0.0827in" svg:height="0.0728in" svg:x="0.4193in" svg:y="1.8449in" svg:viewBox="0 0 211 186" svg:d="M32 41c0 38 0 75 0 114 0 18-4 18-32 18 0 5 0 8 0 13 14 0 36-1 47-1s33 1 48 1c0-5 0-8 0-13-29 0-34 0-34-18 0-27 0-52 0-78 0-45 30-67 58-67 26 0 31 22 31 46 0 33 0 66 0 99 0 18-5 18-34 18 0 5 0 8 0 13 16 0 38-1 48-1 11 0 33 1 47 1 0-5 0-8 0-13-21 0-32 0-32-12 0-27 0-54 0-81 0-36 0-49-13-64-6-8-20-16-45-16-30 0-50 18-62 44 0-14 0-30 0-44-19 1-40 4-59 5 0 5 0 8 0 13 29 0 32 2 32 23z"><text:p/></draw:path><draw:path draw:style-name="gr596" draw:text-style-name="P42" svg:width="0.0516in" svg:height="0.1035in" svg:x="0.5047in" svg:y="1.8161in" svg:viewBox="0 0 132 264" svg:d="M65 91c20 0 39 0 60 0 0-5 0-8 0-13-21 0-40 0-60 0 0-26 0-52 0-78-4 0-7 0-11 0-1 35-13 80-54 82 0 3 0 6 0 9 12 0 23 0 35 0 0 39 0 78 0 117 0 51 39 56 55 56 30 0 42-30 42-56 0-9 0-16 0-24-4 0-7 0-11 0 0 7 0 15 0 22 0 32-13 47-29 47-27 0-27-38-27-45 0-39 0-78 0-117z"><text:p/></draw:path><draw:path draw:style-name="gr597" draw:text-style-name="P42" svg:width="0.0539in" svg:height="0.0756in" svg:x="0.5717in" svg:y="1.8433in" svg:viewBox="0 0 138 193" svg:d="M74 107c9 2 44 8 44 38 0 22-15 39-48 39-35 0-51-24-58-59-1-6-2-7-6-7-6 0-6 2-6 9 0 19 0 37 0 57 0 7 0 9 5 9 2 0 2 0 11-8 1-1 0-1 8-10 18 18 37 18 46 18 49 0 68-27 68-59 0-21-13-34-18-39-13-13-30-17-48-21-23-4-52-9-52-34 0-15 11-32 47-32 47 0 49 38 49 51 2 3 5 3 6 3 5 0 5-2 5-9 0-15 0-29 0-43 0-8 0-10-5-10-1 0-2 0-8 5-1 1-5 6-7 7-16-12-33-12-40-12-51 0-67 28-67 52 0 14 7 26 18 36 13 10 25 13 56 19z"><text:p/></draw:path><draw:path draw:style-name="gr598" draw:text-style-name="P42" svg:width="0.0189in" svg:height="0.0492in" svg:x="0.6457in" svg:y="1.9004in" svg:viewBox="0 0 49 126" svg:d="M49 44c0-27-9-44-26-44-15 0-23 12-23 23s7 21 23 21c7 0 12-2 15-6h2c0 3 1 0 1 6 0 27-12 53-31 72-3 3-3 4-3 5 0 4 3 5 4 5 6 0 38-34 38-82z"><text:p/></draw:path><draw:path draw:style-name="gr599" draw:text-style-name="P42" svg:width="0.1134in" svg:height="0.0728in" svg:x="0.7378in" svg:y="1.8465in" svg:viewBox="0 0 289 186" svg:d="M253 40c9-21 22-27 36-27 0-5 0-8 0-13-9 1-21 1-31 1-12 0-31-1-38-1 0 5 0 8 0 13 14 0 24 7 24 21 0 2 0 2-3 8-13 36-25 72-38 108-15-40-28-78-42-118-1-4-1-6-1-8 0-11 15-11 24-11 0-5 0-8 0-13-12 0-34 1-44 1-13 0-25 0-37-1 0 5 0 8 0 13 16 0 22 0 27 6 2 3 6 16 9 23-12 34-24 68-36 102-13-37-27-74-41-112-1-6-1-6-1-8 0-11 16-11 24-11 0-5 0-8 0-13-12 0-36 1-45 1-2 0-24 0-40-1 0 5 0 8 0 13 22 0 26 1 31 15 18 49 36 99 54 148 1 6 3 10 9 10 4 0 6-2 8-8 14-40 28-80 42-119 14 39 29 79 43 119 3 4 3 8 9 8 4 0 7-4 8-8 17-46 32-93 49-138z"><text:p/></draw:path><draw:path draw:style-name="gr600" draw:text-style-name="P42" svg:width="0.0831in" svg:height="0.115in" svg:x="0.8602in" svg:y="1.8028in" svg:viewBox="0 0 212 293" svg:d="M32 262c0 18-3 18-32 18 0 4 0 8 0 13 14 0 36-1 48-1 11 0 32 1 47 1 0-5 0-9 0-13-28 0-33 0-33-18 0-27 0-52 0-78 0-45 30-68 57-68 26 0 31 23 31 47 0 33 0 66 0 99 0 18-5 18-32 18 0 4 0 8 0 13 14 0 36-1 46-1 12 0 34 1 48 1 0-5 0-9 0-13-22 0-32 0-33-12 0-27 0-54 0-81 0-36 0-49-13-65-5-7-20-15-44-15-36 0-54 25-61 41 0-50 0-99 0-148-20 1-41 4-61 5 0 5 0 8 0 13 30 0 32 4 32 24 0 73 0 146 0 220z"><text:p/></draw:path><draw:path draw:style-name="gr601" draw:text-style-name="P42" svg:width="0.0638in" svg:height="0.0756in" svg:x="0.952in" svg:y="1.8433in" svg:viewBox="0 0 163 193" svg:d="M35 83c2-64 38-73 53-73 43 0 48 56 48 73-34 0-68 0-101 0zM35 91c39 0 78 0 117 0 10 0 11 0 11-8 0-42-23-83-75-83-50 0-88 43-88 96 0 56 44 97 92 97 52 0 71-47 71-55 0-4-3-5-6-5s-5 3-5 6c-15 43-52 43-57 43-21 0-37-12-47-27-13-21-13-48-13-64z"><text:p/></draw:path><draw:path draw:style-name="gr602" draw:text-style-name="P42" svg:width="0.0555in" svg:height="0.0728in" svg:x="1.0256in" svg:y="1.8449in" svg:viewBox="0 0 142 186" svg:d="M59 47c0-16 0-31 0-47-19 1-40 4-59 5 0 5 0 8 0 13 30 0 32 2 32 23 0 38 0 75 0 114 0 18-3 18-32 18 0 5 0 8 0 13 17 0 36-1 48-1 17 0 37 0 54 1 0-5 0-8 0-13-4 0-6 0-10 0-31 0-31-4-31-19 0-22 0-44 0-65 0-42 17-79 49-79 4 0 4 0 5 0-1 0-9 6-9 16 0 12 8 18 18 18 7 0 18-6 18-19 0-14-14-25-32-25-31 0-45 29-51 47z"><text:p/></draw:path><draw:path draw:style-name="gr603" draw:text-style-name="P42" svg:width="0.0638in" svg:height="0.0756in" svg:x="1.0909in" svg:y="1.8433in" svg:viewBox="0 0 163 193" svg:d="M35 83c2-64 38-73 53-73 43 0 46 56 46 73-33 0-66 0-99 0zM35 91c39 0 78 0 117 0 10 0 11 0 11-8 0-42-23-83-75-83-50 0-88 43-88 96 0 56 44 97 92 97 52 0 71-47 71-55 0-4-3-5-6-5s-5 3-5 6c-15 43-52 43-57 43-21 0-39-12-48-27-12-21-12-48-12-64z"><text:p/></draw:path><draw:path draw:style-name="gr604" draw:text-style-name="P42" svg:width="0.113in" svg:height="0.0728in" svg:x="1.2197in" svg:y="1.8465in" svg:viewBox="0 0 288 186" svg:d="M253 40c7-21 21-27 35-27 0-5 0-8 0-13-8 1-20 1-30 1-12 0-31-1-40-1 0 5 0 8 0 13 16 0 24 7 24 21 0 2 0 2-1 8-13 36-25 72-38 108-15-40-28-78-42-118-1-4-3-6-3-8 0-11 17-11 26-11 0-5 0-8 0-13-12 0-34 1-45 1-12 0-24 0-37-1 0 5 0 8 0 13 16 0 23 0 26 6 3 3 8 16 10 23-12 34-24 68-36 102-13-37-26-74-40-112-2-6-2-6-2-8 0-11 17-11 25-11 0-5 0-8 0-13-13 0-37 1-47 1-1 0-24 0-38-1 0 5 0 8 0 13 20 0 25 1 31 15 18 49 35 99 53 148 2 6 2 10 8 10 5 0 8-2 9-8 14-40 29-80 43-119 14 39 29 79 43 119 1 4 3 8 9 8 4 0 6-4 8-8 17-46 32-93 49-138z"><text:p/></draw:path><draw:path draw:style-name="gr605" draw:text-style-name="P42" svg:width="0.0748in" svg:height="0.0756in" svg:x="1.339in" svg:y="1.8433in" svg:viewBox="0 0 191 193" svg:d="M122 157c3 17 14 34 34 34 8 0 35-6 35-40 0-8 0-15 0-24-4 0-7 0-11 0 0 9 0 16 0 24 0 24-11 28-16 28-13 0-15-19-15-22 0-27 0-56 0-84 0-18 0-35-15-50-16-17-38-23-58-23-34 0-64 19-64 48 0 12 8 19 20 19 11 0 20-8 20-19 0-5-3-19-22-19 11-16 31-19 46-19 20 0 44 15 44 54 0 4 0 10 0 15-22 1-52 3-78 15-31 14-42 36-42 55 0 33 41 44 67 44 29 0 48-17 55-36zM120 88c0 14 0 27 0 42 0 39-30 54-49 54-21 0-39-15-39-35 0-24 18-59 88-61z"><text:p/></draw:path><draw:path draw:style-name="gr606" draw:text-style-name="P42" svg:width="0.0516in" svg:height="0.1035in" svg:x="1.4181in" svg:y="1.8161in" svg:viewBox="0 0 132 264" svg:d="M65 91c20 0 39 0 60 0 0-5 0-8 0-13-21 0-40 0-60 0 0-26 0-52 0-78-4 0-7 0-11 0 0 35-13 80-54 82 0 3 0 6 0 9 12 0 24 0 36 0 0 39 0 78 0 117 0 51 38 56 54 56 30 0 42-30 42-56 0-9 0-16 0-24-4 0-7 0-11 0 0 7 0 15 0 22 0 32-13 47-29 47-27 0-27-38-27-45 0-39 0-78 0-117z"><text:p/></draw:path><draw:path draw:style-name="gr607" draw:text-style-name="P42" svg:width="0.0638in" svg:height="0.0756in" svg:x="1.4843in" svg:y="1.8433in" svg:viewBox="0 0 163 193" svg:d="M35 83c2-64 38-73 53-73 43 0 46 56 46 73-33 0-66 0-99 0zM35 91c39 0 78 0 117 0 10 0 11 0 11-8 0-42-23-83-75-83-50 0-88 43-88 96 0 56 44 97 92 97 52 0 71-47 71-55 0-4-3-5-6-5s-5 3-5 6c-15 43-52 43-57 43-21 0-39-12-48-27-12-21-12-48-12-64z"><text:p/></draw:path><draw:path draw:style-name="gr608" draw:text-style-name="P42" svg:width="0.0555in" svg:height="0.0728in" svg:x="1.5579in" svg:y="1.8449in" svg:viewBox="0 0 142 186" svg:d="M59 47c0-16 0-31 0-47-19 1-40 4-59 5 0 5 0 8 0 13 29 0 32 2 32 23 0 38 0 75 0 114 0 18-4 18-32 18 0 5 0 8 0 13 17 0 36-1 48-1 17 0 36 0 54 1 0-5 0-8 0-13-4 0-6 0-10 0-31 0-32-4-32-19 0-22 0-44 0-65 0-42 18-79 50-79 3 0 4 0 5 0-1 0-9 6-9 16 0 12 8 18 18 18 7 0 18-6 18-19 0-14-14-25-32-25-31 0-45 29-51 47z"><text:p/></draw:path><draw:path draw:style-name="gr609" draw:text-style-name="P42" svg:width="0.035in" svg:height="0.1106in" svg:x="1.6807in" svg:y="1.8071in" svg:viewBox="0 0 90 282" svg:d="M60 96c-19 1-40 4-59 5 0 5 0 8 0 13 28 0 31 2 31 23 0 38 0 75 0 114 0 18-4 18-32 18 0 5 0 8 0 13 13 0 36-1 46-1 15 0 30 1 44 1 0-5 0-8 0-13-28 0-30-1-30-18 0-52 0-103 0-155zM62 23c0-13-10-23-22-23-14 0-23 12-23 23s9 21 23 21c12 0 22-8 22-21z"><text:p/></draw:path><draw:path draw:style-name="gr610" draw:text-style-name="P42" svg:width="0.0539in" svg:height="0.0756in" svg:x="1.7268in" svg:y="1.8433in" svg:viewBox="0 0 138 193" svg:d="M74 107c9 2 44 8 44 38 0 22-15 39-47 39-36 0-52-24-59-59-1-6-2-7-6-7-6 0-6 2-6 9 0 19 0 37 0 57 0 7 0 9 5 9 2 0 2 0 11-8 1-1 1-1 8-10 18 18 37 18 47 18 48 0 67-27 67-59 0-21-12-34-18-39-13-13-30-17-48-21-23-4-52-9-52-34 0-15 11-32 47-32 47 0 49 38 51 51 0 3 3 3 4 3 5 0 5-2 5-9 0-15 0-29 0-43 0-8 0-10-3-10s-4 0-10 5c-1 1-5 6-7 7-16-12-33-12-40-12-50 0-67 28-67 52 0 14 7 26 18 36 14 10 25 13 56 19z"><text:p/></draw:path><draw:path draw:style-name="gr611" draw:text-style-name="P42" svg:width="0.0815in" svg:height="0.1169in" svg:x="1.8496in" svg:y="1.8028in" svg:viewBox="0 0 208 298" svg:d="M145 270c0 10 0 18 0 28 21-2 42-4 63-5 0-5 0-9 0-13-30 0-34-3-34-23 0-85 0-172 0-257-20 1-40 4-60 5 0 5 0 8 0 13 29 0 32 4 32 24 0 30 0 61 0 91-12-15-30-26-52-26-51 0-94 41-94 96 0 53 41 95 89 95 27 0 45-15 56-28zM145 157c0 29 0 58 0 87 0 7 0 8-5 15-12 21-31 29-49 29-19 0-35-11-44-26-11-17-12-42-12-59 0-16 0-41 13-60 8-13 24-27 47-27 15 0 32 6 45 26 5 7 5 7 5 15z"><text:p/></draw:path><draw:path draw:style-name="gr612" draw:text-style-name="P42" svg:width="0.0555in" svg:height="0.0728in" svg:x="1.9406in" svg:y="1.8449in" svg:viewBox="0 0 142 186" svg:d="M59 47c0-16 0-31 0-47-19 1-40 4-59 5 0 5 0 8 0 13 29 0 32 2 32 23 0 38 0 75 0 114 0 18-4 18-32 18 0 5 0 8 0 13 16 0 36-1 48-1 17 0 36 0 53 1 0-5 0-8 0-13-3 0-6 0-9 0-31 0-32-4-32-19 0-22 0-44 0-65 0-42 18-79 50-79 3 0 4 0 5 0-1 0-9 6-9 16 0 12 8 18 18 18 7 0 18-6 18-19 0-14-14-25-32-25-31 0-46 29-51 47z"><text:p/></draw:path><draw:path draw:style-name="gr613" draw:text-style-name="P42" svg:width="0.0748in" svg:height="0.0756in" svg:x="2.0079in" svg:y="1.8433in" svg:viewBox="0 0 191 193" svg:d="M124 157c1 17 12 34 32 34 8 0 35-6 35-40 0-8 0-15 0-24-4 0-7 0-11 0 0 9 0 16 0 24 0 24-11 28-16 28-13 0-15-19-15-22 0-27 0-56 0-84 0-18 0-35-15-50-16-17-38-23-57-23-35 0-65 19-65 48 0 12 8 19 20 19 11 0 20-8 20-19 0-5-3-19-22-19 11-16 32-19 46-19 20 0 44 15 44 54 0 4 0 10 0 15-22 1-50 3-78 15-31 14-42 36-42 55 0 33 41 44 68 44 28 0 47-17 56-36zM120 88c0 14 0 27 0 42 0 39-30 54-49 54-21 0-39-15-39-35 0-24 18-59 88-61z"><text:p/></draw:path><draw:path draw:style-name="gr614" draw:text-style-name="P42" svg:width="0.1134in" svg:height="0.0728in" svg:x="2.0823in" svg:y="1.8465in" svg:viewBox="0 0 289 186" svg:d="M253 40c7-21 21-27 36-27 0-5 0-8 0-13-9 1-21 1-31 1-12 0-31-1-40-1 0 5 0 8 0 13 16 0 26 7 26 21 0 2 0 2-3 8-13 36-25 72-38 108-15-40-28-78-42-118-1-4-3-6-3-8 0-11 17-11 26-11 0-5 0-8 0-13-12 0-34 1-45 1-12 0-24 0-37-1 0 5 0 8 0 13 16 0 23 0 26 6 3 3 8 16 10 23-12 34-24 68-36 102-13-37-26-74-40-112-2-6-2-6-2-8 0-11 17-11 25-11 0-5 0-8 0-13-13 0-36 1-47 1-1 0-24 0-38-1 0 5 0 8 0 13 20 0 26 1 31 15 18 49 35 99 53 148 2 6 2 10 8 10 5 0 8-2 9-8 14-40 29-80 43-119 14 39 29 79 43 119 1 4 3 8 9 8 4 0 6-4 8-8 17-46 32-93 49-138z"><text:p/></draw:path><draw:path draw:style-name="gr615" draw:text-style-name="P42" svg:width="0.0827in" svg:height="0.0728in" svg:x="2.2047in" svg:y="1.8449in" svg:viewBox="0 0 211 186" svg:d="M32 41c0 38 0 75 0 114 0 18-4 18-32 18 0 5 0 8 0 13 14 0 36-1 47-1s33 1 48 1c0-5 0-8 0-13-29 0-34 0-34-18 0-27 0-52 0-78 0-45 30-67 58-67 26 0 31 22 31 46 0 33 0 66 0 99 0 18-5 18-34 18 0 5 0 8 0 13 16 0 36-1 48-1 11 0 33 1 47 1 0-5 0-8 0-13-21 0-32 0-32-12 0-27 0-54 0-81 0-36 0-49-13-64-6-8-21-16-45-16-31 0-50 18-62 44 0-14 0-30 0-44-19 1-40 4-59 5 0 5 0 8 0 13 29 0 32 2 32 23z"><text:p/></draw:path><draw:path draw:style-name="gr616" draw:text-style-name="P42" svg:width="0.0831in" svg:height="0.0748in" svg:x="2.3535in" svg:y="1.8449in" svg:viewBox="0 0 212 191" svg:d="M151 154c0 12 0 25 0 37 21-1 41-4 61-5 0-5 0-8 0-13-30 0-33-3-33-23 0-50 0-100 0-150-21 1-41 4-61 5 0 5 0 8 0 13 28 0 32 2 32 23 0 25 0 50 0 75 0 38-20 65-50 65-36 0-38-19-38-41 0-46 0-93 0-140-20 1-42 4-62 5 0 5 0 8 0 13 34 0 34 1 34 38 0 22 0 42 0 64 0 32 0 71 63 71 24 0 42-12 54-37z"><text:p/></draw:path><draw:path draw:style-name="gr617" draw:text-style-name="P42" svg:width="0.0815in" svg:height="0.1051in" svg:x="2.4453in" svg:y="1.8449in" svg:viewBox="0 0 208 268" svg:d="M61 28c0-10 0-18 0-28-20 1-41 4-61 5 0 5 0 8 0 13 30 0 32 2 32 20 0 66 0 132 0 198 0 20-3 20-32 20 0 3 0 8 0 12 14 0 36-2 47-2 12 0 33 2 48 2 0-4 0-9 0-12-29 0-33 0-33-20 0-24 0-46 0-70 0-2 0-3 0-4 2 6 20 29 52 29 50 0 94-41 94-96 0-53-41-95-88-95-34 0-50 18-59 28zM62 138c0-31 0-62 0-94 12-21 33-33 54-33 32 0 57 37 57 84 0 51-30 86-61 86-17 0-33-8-44-25-6-8-6-10-6-18z"><text:p/></draw:path><draw:path draw:style-name="gr618" draw:text-style-name="P42" svg:width="0.0535in" svg:height="0.1161in" svg:x="2.5949in" svg:y="1.8012in" svg:viewBox="0 0 137 296" svg:d="M60 115c0-17 0-32 0-49 0-37 20-58 40-58 1 0 7 0 13 4-5 1-12 7-12 17 0 11 6 19 18 19s18-8 18-19c0-16-16-29-37-29-30 0-66 22-66 66 0 17 0 32 0 49-11 0-23 0-34 0 0 5 0 9 0 13 11 0 23 0 34 0 0 46 0 92 0 137 0 18-5 18-33 18 0 5 0 9 0 13 16 0 36-1 48-1 17 0 36 0 53 1 0-4 0-8 0-13-2 0-6 0-8 0-32 0-33-3-33-19 0-46 0-90 0-136 16 0 33 0 48 0 0-4 0-8 0-13-17 0-32 0-49 0z"><text:p/></draw:path><draw:path draw:style-name="gr619" draw:text-style-name="P42" svg:width="0.0555in" svg:height="0.0728in" svg:x="2.6453in" svg:y="1.8449in" svg:viewBox="0 0 142 186" svg:d="M59 47c0-16 0-31 0-47-19 1-40 4-59 5 0 5 0 8 0 13 30 0 32 2 32 23 0 38 0 75 0 114 0 18-3 18-32 18 0 5 0 8 0 13 17 0 36-1 48-1 17 0 37 0 54 1 0-5 0-8 0-13-4 0-6 0-10 0-31 0-31-4-31-19 0-22 0-44 0-65 0-42 17-79 49-79 4 0 4 0 5 0-1 0-9 6-9 16 0 12 8 18 18 18 7 0 18-6 18-19 0-14-14-25-32-25-31 0-45 29-51 47z"><text:p/></draw:path><draw:path draw:style-name="gr620" draw:text-style-name="P42" svg:width="0.0728in" svg:height="0.0756in" svg:x="2.7102in" svg:y="1.8433in" svg:viewBox="0 0 186 193" svg:d="M186 98c0-54-42-98-92-98-53 0-94 46-94 98 0 54 43 95 92 95 52 0 94-41 94-95zM94 182c-18 0-38-8-48-27-11-19-11-45-11-60 0-16 0-39 9-58 12-19 32-27 48-27 20 0 38 7 48 26 11 18 11 43 11 59 0 15 0 38-9 56-9 19-28 31-48 31z"><text:p/></draw:path><draw:path draw:style-name="gr621" draw:text-style-name="P42" svg:width="0.1291in" svg:height="0.0728in" svg:x="2.7941in" svg:y="1.8449in" svg:viewBox="0 0 329 186" svg:d="M32 41c0 38 0 75 0 114 0 18-4 18-32 18 0 5 0 8 0 13 14 0 36-1 47-1 12 0 33 1 48 1 0-5 0-8 0-13-29 0-34 0-34-18 0-27 0-52 0-78 0-45 30-67 58-67 26 0 31 22 31 46 0 33 0 66 0 99 0 18-5 18-34 18 0 5 0 8 0 13 16 0 38-1 48-1 11 0 34 1 48 1 0-5 0-8 0-13-28 0-33 0-33-18 0-27 0-52 0-78 0-45 30-67 57-67s32 22 32 46c0 33 0 66 0 99 0 18-5 18-34 18 0 5 0 8 0 13 14 0 36-1 48-1 11 0 32 1 47 1 0-5 0-8 0-13-22 0-33 0-33-12 0-27 0-54 0-81 0-36 0-49-13-64-6-8-20-16-44-16-36 0-54 25-61 41-6-36-38-41-57-41-30 0-50 18-62 44 0-14 0-30 0-44-19 1-40 4-59 5 0 5 0 8 0 13 29 0 32 2 32 23z"><text:p/></draw:path><draw:path draw:style-name="gr622" draw:text-style-name="P42" svg:width="0.0516in" svg:height="0.1035in" svg:x="2.9866in" svg:y="1.8161in" svg:viewBox="0 0 132 264" svg:d="M66 91c20 0 40 0 60 0 0-5 0-8 0-13-20 0-40 0-60 0 0-26 0-52 0-78-4 0-7 0-11 0-1 35-13 80-55 82 0 3 0 6 0 9 12 0 24 0 36 0 0 39 0 78 0 117 0 51 40 56 55 56 30 0 41-30 41-56 0-9 0-16 0-24-4 0-6 0-10 0 0 7 0 15 0 22 0 32-13 47-28 47-28 0-28-38-28-45 0-39 0-78 0-117z"><text:p/></draw:path><draw:path draw:style-name="gr623" draw:text-style-name="P42" svg:width="0.0827in" svg:height="0.115in" svg:x="3.0539in" svg:y="1.8028in" svg:viewBox="0 0 211 293" svg:d="M32 262c0 18-4 18-32 18 0 4 0 8 0 13 14 0 36-1 47-1s33 1 48 1c0-5 0-9 0-13-29 0-34 0-34-18 0-27 0-52 0-78 0-45 30-68 58-68 26 0 31 23 31 47 0 33 0 66 0 99 0 18-5 18-34 18 0 4 0 8 0 13 16 0 38-1 48-1 11 0 33 1 47 1 0-5 0-9 0-13-21 0-32 0-32-12 0-27 0-54 0-81 0-36 0-49-13-65-6-7-20-15-45-15-35 0-54 25-61 41 0-50 0-99 0-148-20 1-40 4-60 5 0 5 0 8 0 13 29 0 32 4 32 24 0 73 0 146 0 220z"><text:p/></draw:path><draw:path draw:style-name="gr624" draw:text-style-name="P42" svg:width="0.0638in" svg:height="0.0756in" svg:x="3.1449in" svg:y="1.8433in" svg:viewBox="0 0 163 193" svg:d="M36 83c2-64 38-73 53-73 43 0 47 56 47 73-34 0-66 0-100 0zM36 91c40 0 78 0 118 0 8 0 9 0 9-8 0-42-23-83-74-83-49 0-89 43-89 96 0 56 44 97 94 97 51 0 69-47 69-55 0-4-2-5-5-5s-4 3-6 6c-14 43-52 43-56 43-22 0-38-12-48-27-12-21-12-48-12-64z"><text:p/></draw:path><draw:path draw:style-name="gr625" draw:text-style-name="P42" svg:width="0.0555in" svg:height="0.0728in" svg:x="3.276in" svg:y="1.8449in" svg:viewBox="0 0 142 186" svg:d="M59 47c0-16 0-31 0-47-19 1-40 4-59 5 0 5 0 8 0 13 30 0 32 2 32 23 0 38 0 75 0 114 0 18-3 18-32 18 0 5 0 8 0 13 17 0 36-1 48-1 17 0 37 0 54 1 0-5 0-8 0-13-4 0-6 0-10 0-31 0-31-4-31-19 0-22 0-44 0-65 0-42 17-79 49-79 4 0 4 0 5 0-1 0-9 6-9 16 0 12 8 18 18 18 7 0 18-6 18-19 0-14-14-25-32-25-31 0-45 29-51 47z"><text:p/></draw:path><draw:path draw:style-name="gr626" draw:text-style-name="P42" svg:width="0.0728in" svg:height="0.0756in" svg:x="3.3409in" svg:y="1.8433in" svg:viewBox="0 0 186 193" svg:d="M186 98c0-54-42-98-92-98-53 0-94 46-94 98 0 54 43 95 92 95 52 0 94-41 94-95zM94 182c-18 0-38-8-48-27-11-19-11-45-11-60 0-16 0-39 9-58 12-19 32-27 48-27 20 0 38 7 48 26 11 18 11 43 11 59 0 15 0 38-9 56-9 19-28 31-48 31z"><text:p/></draw:path><draw:path draw:style-name="gr627" draw:text-style-name="P42" svg:width="0.0732in" svg:height="0.0756in" svg:x="3.4283in" svg:y="1.8433in" svg:viewBox="0 0 187 193" svg:d="M187 98c0-54-42-98-93-98-53 0-94 46-94 98 0 54 44 95 94 95s93-41 93-95zM94 182c-18 0-36-8-48-27-11-19-11-45-11-60 0-16 0-39 11-58 10-19 31-27 48-27 18 0 36 7 48 26 10 19 10 43 10 59 0 15 0 38-9 56-10 19-28 31-49 31z"><text:p/></draw:path><draw:path draw:style-name="gr628" draw:text-style-name="P42" svg:width="0.0516in" svg:height="0.1035in" svg:x="3.5102in" svg:y="1.8161in" svg:viewBox="0 0 132 264" svg:d="M65 91c20 0 39 0 60 0 0-5 0-8 0-13-21 0-40 0-60 0 0-26 0-52 0-78-4 0-7 0-11 0 0 35-13 80-54 82 0 3 0 6 0 9 12 0 24 0 36 0 0 39 0 78 0 117 0 51 38 56 54 56 30 0 42-30 42-56 0-9 0-16 0-24-4 0-7 0-11 0 0 7 0 15 0 22 0 32-13 47-29 47-27 0-27-38-27-45 0-39 0-78 0-117z"><text:p/></draw:path><draw:path draw:style-name="gr629" draw:text-style-name="P42" svg:width="0.0539in" svg:height="0.0756in" svg:x="3.5768in" svg:y="1.8433in" svg:viewBox="0 0 138 193" svg:d="M74 107c10 2 44 8 44 38 0 22-15 39-47 39-36 0-52-24-59-59-1-6-2-7-6-7-6 0-6 2-6 9 0 19 0 37 0 57 0 7 0 9 5 9 2 0 2 0 11-8 1-1 1-1 8-10 18 18 37 18 47 18 48 0 67-27 67-59 0-21-12-34-18-39-13-13-30-17-48-21-23-4-52-9-52-34 0-15 11-32 48-32 46 0 48 38 50 51 0 3 3 3 4 3 5 0 5-2 5-9 0-15 0-29 0-43 0-8 0-10-3-10s-4 0-9 5c-2 1-6 6-7 7-17-12-34-12-40-12-51 0-68 28-68 52 0 14 7 26 18 36 14 10 25 13 56 19z"><text:p/></draw:path><draw:path draw:style-name="gr630" draw:text-style-name="P42" svg:width="0.0516in" svg:height="0.1035in" svg:x="3.6969in" svg:y="1.8161in" svg:viewBox="0 0 132 264" svg:d="M65 91c20 0 41 0 61 0 0-5 0-8 0-13-20 0-41 0-61 0 0-26 0-52 0-78-4 0-6 0-10 0-1 35-13 80-55 82 0 3 0 6 0 9 12 0 24 0 36 0 0 39 0 78 0 117 0 51 40 56 55 56 30 0 41-30 41-56 0-9 0-16 0-24-4 0-6 0-10 0 0 7 0 15 0 22 0 32-13 47-28 47-29 0-29-38-29-45 0-39 0-78 0-117z"><text:p/></draw:path><draw:path draw:style-name="gr631" draw:text-style-name="P42" svg:width="0.0732in" svg:height="0.0756in" svg:x="3.7626in" svg:y="1.8433in" svg:viewBox="0 0 187 193" svg:d="M187 98c0-54-42-98-93-98-53 0-94 46-94 98 0 54 44 95 94 95s93-41 93-95zM94 182c-18 0-36-8-48-27-11-19-11-45-11-60 0-16 0-39 11-58 10-19 31-27 48-27 18 0 36 7 48 26 10 19 10 43 10 59 0 15 0 38-9 56-10 19-28 31-49 31z"><text:p/></draw:path><draw:path draw:style-name="gr632" draw:text-style-name="P42" svg:width="0.0516in" svg:height="0.1035in" svg:x="3.9008in" svg:y="1.8161in" svg:viewBox="0 0 132 264" svg:d="M65 91c20 0 39 0 60 0 0-5 0-8 0-13-21 0-40 0-60 0 0-26 0-52 0-78-4 0-7 0-11 0 0 35-12 80-54 82 0 3 0 6 0 9 12 0 24 0 36 0 0 39 0 78 0 117 0 51 40 56 54 56 30 0 42-30 42-56 0-9 0-16 0-24-4 0-7 0-11 0 0 7 0 15 0 22 0 32-12 47-27 47-29 0-29-38-29-45 0-39 0-78 0-117z"><text:p/></draw:path><draw:path draw:style-name="gr633" draw:text-style-name="P42" svg:width="0.0831in" svg:height="0.115in" svg:x="3.9677in" svg:y="1.8028in" svg:viewBox="0 0 212 293" svg:d="M34 262c0 18-5 18-34 18 0 4 0 8 0 13 16 0 37-1 48-1s32 1 47 1c0-5 0-9 0-13-28 0-33 0-33-18 0-27 0-52 0-78 0-45 30-68 57-68s31 23 31 47c0 33 0 66 0 99 0 18-4 18-32 18 0 4 0 8 0 13 14 0 36-1 48-1 10 0 32 1 46 1 0-5 0-9 0-13-21 0-32 0-32-12 0-27 0-54 0-81 0-36 0-49-13-65-6-7-21-15-45-15-36 0-54 25-61 41 0-50 0-99 0-148-20 1-41 4-61 5 0 5 0 8 0 13 30 0 34 4 34 24 0 73 0 146 0 220z"><text:p/></draw:path><draw:path draw:style-name="gr634" draw:text-style-name="P42" svg:width="0.0638in" svg:height="0.0756in" svg:x="4.0591in" svg:y="1.8433in" svg:viewBox="0 0 163 193" svg:d="M36 83c2-64 37-73 52-73 43 0 48 56 48 73-34 0-66 0-100 0zM35 91c39 0 78 0 117 0 10 0 11 0 11-8 0-42-23-83-75-83-48 0-88 43-88 96 0 56 44 97 94 97s69-47 69-55c0-4-3-5-5-5-4 0-4 3-6 6-14 43-52 43-56 43-22 0-38-12-48-27-13-21-13-48-13-64z"><text:p/></draw:path><draw:path draw:style-name="gr635" draw:text-style-name="P42" svg:width="0.0366in" svg:height="0.115in" svg:x="4.1909in" svg:y="1.8028in" svg:viewBox="0 0 94 293" svg:d="M60 0c-20 1-40 4-60 5 0 5 0 8 0 13 29 0 32 4 32 24 0 73 0 146 0 220 0 18-4 18-32 18 0 4 0 8 0 13 13 0 36-1 47-1 9 0 31 1 47 1 0-5 0-9 0-13-29 0-34 0-34-18 0-88 0-174 0-262z"><text:p/></draw:path><draw:path draw:style-name="gr636" draw:text-style-name="P42" svg:width="0.0638in" svg:height="0.0756in" svg:x="4.2358in" svg:y="1.8433in" svg:viewBox="0 0 163 193" svg:d="M36 83c2-64 38-73 52-73 44 0 48 56 48 73-34 0-66 0-100 0zM36 91c40 0 78 0 118 0 8 0 9 0 9-8 0-42-23-83-75-83-48 0-88 43-88 96 0 56 44 97 94 97 51 0 69-47 69-55 0-4-2-5-5-5s-4 3-6 6c-14 43-52 43-56 43-22 0-38-12-48-27-12-21-12-48-12-64z"><text:p/></draw:path><draw:path draw:style-name="gr637" draw:text-style-name="P42" svg:width="0.0748in" svg:height="0.0756in" svg:x="4.3118in" svg:y="1.8433in" svg:viewBox="0 0 191 193" svg:d="M124 157c1 17 13 34 32 34 10 0 35-6 35-40 0-8 0-15 0-24-4 0-7 0-11 0 0 9 0 16 0 24 0 24-11 28-14 28-15 0-16-19-16-22 0-27 0-56 0-84 0-18 0-35-16-50-16-17-37-23-57-23-35 0-64 19-64 48 0 12 9 19 19 19 12 0 20-8 20-19 0-5-3-19-22-19 12-16 32-19 46-19 20 0 44 15 44 54 0 4 0 10 0 15-22 1-50 3-77 15-32 14-43 36-43 55 0 33 42 44 68 44 28 0 47-17 56-36zM120 88c0 14 0 27 0 42 0 39-30 54-49 54-21 0-37-15-37-35 0-24 16-59 86-61z"><text:p/></draw:path><draw:path draw:style-name="gr638" draw:text-style-name="P42" svg:width="0.0807in" svg:height="0.0728in" svg:x="4.3866in" svg:y="1.8465in" svg:viewBox="0 0 206 186" svg:d="M168 41c4-10 11-28 38-28 0-5 0-8 0-13-9 1-21 1-31 1-11 0-30-1-37-1 0 5 0 8 0 13 16 0 20 10 20 18 0 4-1 5-2 10-14 36-29 72-43 108-16-40-31-78-47-118-2-6-2-6-2-7 0-11 15-11 24-11 0-5 0-8 0-13-14 0-36 1-47 1s-28 0-41-1c0 5 0 8 0 13 26 0 29 3 34 16 20 49 40 99 61 149 2 6 2 8 8 8 5 0 7-4 10-8 18-46 37-92 55-137z"><text:p/></draw:path><draw:path draw:style-name="gr639" draw:text-style-name="P42" svg:width="0.0638in" svg:height="0.0756in" svg:x="4.4713in" svg:y="1.8433in" svg:viewBox="0 0 163 193" svg:d="M36 83c2-64 37-73 52-73 44 0 48 56 48 73-34 0-66 0-100 0zM35 91c39 0 78 0 117 0 10 0 11 0 11-8 0-42-23-83-75-83-48 0-88 43-88 96 0 56 44 97 94 97s69-47 69-55c0-4-3-5-5-5-3 0-4 3-6 6-14 43-52 43-56 43-22 0-38-12-48-27-13-21-13-48-13-64z"><text:p/></draw:path><draw:path draw:style-name="gr640" draw:text-style-name="P42" svg:width="0.0539in" svg:height="0.0756in" svg:x="4.5457in" svg:y="1.8433in" svg:viewBox="0 0 138 193" svg:d="M74 107c9 2 44 8 44 38 0 22-15 39-47 39-36 0-52-24-59-59-1-6-2-7-6-7-6 0-6 2-6 9 0 19 0 37 0 57 0 7 0 9 5 9 2 0 2 0 11-8 1-1 1-1 8-10 18 18 37 18 47 18 48 0 67-27 67-59 0-21-12-34-18-39-13-13-30-17-48-21-23-4-52-9-52-34 0-15 11-32 47-32 47 0 49 38 51 51 0 3 3 3 4 3 5 0 5-2 5-9 0-15 0-29 0-43 0-8 0-10-5-10-1 0-2 0-8 5-1 1-5 6-7 7-16-12-33-12-40-12-50 0-67 28-67 52 0 14 7 26 18 36 14 10 25 13 56 19z"><text:p/></draw:path><draw:path draw:style-name="gr641" draw:text-style-name="P42" svg:width="0.0177in" svg:height="0.0169in" svg:x="4.6201in" svg:y="1.9004in" svg:viewBox="0 0 46 44" svg:d="M46 23c0-13-11-23-23-23s-23 10-23 23c0 12 11 21 23 21s23-9 23-21z"><text:p/></draw:path><draw:path draw:style-name="gr642" draw:text-style-name="P42" svg:width="0.1075in" svg:height="0.1122in" svg:x="4.7362in" svg:y="1.8051in" svg:viewBox="0 0 274 286" svg:d="M266 0c-86 0-171 0-258 0-2 31-6 64-8 95 4 0 7 0 11 0 6-67 12-82 75-82 9 0 20 0 23 1 10 2 10 6 10 16 0 74 0 149 0 223 0 13 0 19-45 19-6 0-10 0-16 0 0 5 0 9 0 14 16-2 60-2 79-2s63 0 80 2c0-5 0-9 0-14-6 0-11 0-17 0-44 0-44-6-44-19 0-74 0-149 0-223 0-8 0-14 7-16 5-1 17-1 24-1 64 0 71 15 77 82 4 0 6 0 10 0-3-31-5-64-8-95z"><text:p/></draw:path><draw:path draw:style-name="gr643" draw:text-style-name="P42" svg:width="0.0831in" svg:height="0.115in" svg:x="4.8559in" svg:y="1.8028in" svg:viewBox="0 0 212 293" svg:d="M32 262c0 18-4 18-32 18 0 4 0 8 0 13 14 0 36-1 47-1 12 0 33 1 48 1 0-5 0-9 0-13-29 0-34 0-34-18 0-27 0-52 0-78 0-45 30-68 58-68 26 0 31 23 31 47 0 33 0 66 0 99 0 18-5 18-34 18 0 4 0 8 0 13 16 0 38-1 48-1 11 0 34 1 48 1 0-5 0-9 0-13-22 0-33 0-33-12 0-27 0-54 0-81 0-36 0-49-13-65-6-7-20-15-45-15-35 0-54 25-61 41 0-50 0-99 0-148-20 1-40 4-60 5 0 5 0 8 0 13 29 0 32 4 32 24 0 73 0 146 0 220z"><text:p/></draw:path><draw:path draw:style-name="gr644" draw:text-style-name="P42" svg:width="0.0638in" svg:height="0.0756in" svg:x="4.9476in" svg:y="1.8433in" svg:viewBox="0 0 163 193" svg:d="M35 83c2-64 38-73 53-73 43 0 46 56 46 73-33 0-66 0-99 0zM35 91c39 0 78 0 117 0 10 0 11 0 11-8 0-42-23-83-75-83-50 0-88 43-88 96 0 56 43 97 92 97 52 0 71-47 71-55 0-4-3-5-6-5s-5 3-6 6c-14 43-51 43-56 43-22 0-39-12-48-27-12-21-12-48-12-64z"><text:p/></draw:path><draw:path draw:style-name="gr645" draw:text-style-name="P42" svg:width="0.0748in" svg:height="0.0756in" svg:x="5.0803in" svg:y="1.8433in" svg:viewBox="0 0 191 193" svg:d="M122 157c3 17 14 34 34 34 8 0 35-6 35-40 0-8 0-15 0-24-4 0-7 0-11 0 0 9 0 16 0 24 0 24-11 28-16 28-13 0-15-19-15-22 0-27 0-56 0-84 0-18 0-35-16-50-15-17-37-23-57-23-34 0-64 19-64 48 0 12 8 19 19 19 12 0 21-8 21-19 0-5-3-19-22-19 11-16 31-19 46-19 20 0 44 15 44 54 0 4 0 10 0 15-22 1-52 3-78 15-31 14-42 36-42 55 0 33 41 44 67 44 28 0 48-17 55-36zM120 88c0 14 0 27 0 42 0 39-30 54-49 54-21 0-39-15-39-35 0-24 18-59 88-61z"><text:p/></draw:path><draw:path draw:style-name="gr646" draw:text-style-name="P42" svg:width="0.0815in" svg:height="0.1169in" svg:x="5.161in" svg:y="1.8028in" svg:viewBox="0 0 208 298" svg:d="M60 134c0-44 0-90 0-134-20 1-40 4-60 5 0 5 0 8 0 13 29 0 32 4 32 24 0 84 0 167 0 251 4 0 8 0 11 0 5-9 4-6 16-25 6 9 24 30 55 30 50 0 94-41 94-96 0-53-41-95-89-95-34 0-52 19-59 27zM62 245c0-29 0-58 0-87 0-8 0-8 4-15 17-23 40-27 50-27 20 0 34 11 45 27 11 18 12 42 12 59 0 15-1 40-13 60-9 13-26 26-48 26-18 0-34-10-45-25-5-9-5-10-5-18z"><text:p/></draw:path><draw:path draw:style-name="gr647" draw:text-style-name="P42" svg:width="0.035in" svg:height="0.1106in" svg:x="5.2539in" svg:y="1.8071in" svg:viewBox="0 0 90 282" svg:d="M60 96c-19 1-40 4-59 5 0 5 0 8 0 13 28 0 31 2 31 23 0 38 0 75 0 114 0 18-4 18-32 18 0 5 0 8 0 13 13 0 36-1 47-1 14 0 29 1 43 1 0-5 0-8 0-13-28 0-30-1-30-18 0-52 0-103 0-155zM62 23c0-13-10-23-22-23-14 0-22 12-22 23s8 21 22 21c12 0 22-8 22-21z"><text:p/></draw:path><draw:path draw:style-name="gr648" draw:text-style-name="P42" svg:width="0.037in" svg:height="0.115in" svg:x="5.3in" svg:y="1.8028in" svg:viewBox="0 0 95 293" svg:d="M61 0c-20 1-41 4-61 5 0 5 0 8 0 13 30 0 34 4 34 24 0 73 0 146 0 220 0 18-5 18-34 18 0 4 0 8 0 13 14 0 36-1 47-1 9 0 32 1 48 1 0-5 0-9 0-13-29 0-34 0-34-18 0-88 0-174 0-262z"><text:p/></draw:path><draw:path draw:style-name="gr649" draw:text-style-name="P42" svg:width="0.035in" svg:height="0.1106in" svg:x="5.3461in" svg:y="1.8071in" svg:viewBox="0 0 90 282" svg:d="M61 96c-19 1-39 4-59 5 0 5 0 8 0 13 27 0 32 2 32 23 0 38 0 75 0 114 0 18-5 18-34 18 0 5 0 8 0 13 13 0 36-1 47-1 14 0 29 1 43 1 0-5 0-8 0-13-28 0-29-1-29-18 0-52 0-103 0-155zM62 23c0-13-10-23-22-23s-22 12-22 23 10 21 22 21 22-8 22-21z"><text:p/></draw:path><draw:path draw:style-name="gr650" draw:text-style-name="P42" svg:width="0.0516in" svg:height="0.1035in" svg:x="5.3902in" svg:y="1.8161in" svg:viewBox="0 0 132 264" svg:d="M65 91c20 0 39 0 60 0 0-5 0-8 0-13-21 0-40 0-60 0 0-26 0-52 0-78-4 0-7 0-11 0 0 35-13 80-54 82 0 3 0 6 0 9 12 0 24 0 36 0 0 39 0 78 0 117 0 51 38 56 54 56 30 0 42-30 42-56 0-9 0-16 0-24-4 0-7 0-11 0 0 7 0 15 0 22 0 32-13 47-29 47-27 0-27-38-27-45 0-39 0-78 0-117z"><text:p/></draw:path><draw:path draw:style-name="gr651" draw:text-style-name="P42" svg:width="0.0807in" svg:height="0.1051in" svg:x="5.45in" svg:y="1.8465in" svg:viewBox="0 0 206 268" svg:d="M167 40c11-27 32-27 39-27 0-5 0-8 0-13-10 1-22 1-32 1-7 0-28-1-36-1 0 5 0 8 0 13 13 0 19 7 19 18 0 4 0 5-2 10-15 35-28 69-42 104-16-38-31-75-47-114-2-3-4-6-4-7 0-11 16-11 24-11 0-5 0-8 0-13-10 0-38 1-45 1-12 0-29 0-41-1 0 5 0 8 0 13 20 0 28 0 34 15 21 51 42 102 63 153-2 6-8 19-11 25-9 23-20 53-48 53-2 0-12 0-19-8 12-1 16-11 16-17 0-12-7-18-18-18-9 0-17 5-17 18 0 19 17 34 38 34 27 0 45-24 54-48 26-60 50-120 75-180z"><text:p/></draw:path><draw:path draw:style-name="gr652" draw:text-style-name="P42" svg:width="0.0728in" svg:height="0.0756in" svg:x="5.5961in" svg:y="1.8433in" svg:viewBox="0 0 186 193" svg:d="M186 98c0-54-42-98-92-98-53 0-94 46-94 98 0 54 43 95 92 95 52 0 94-41 94-95zM94 182c-18 0-38-8-48-27-11-19-11-45-11-60 0-16 0-39 9-58 12-19 32-27 48-27 20 0 38 7 48 26 11 18 11 43 11 59 0 15 0 38-8 56-10 19-29 31-49 31z"><text:p/></draw:path><draw:path draw:style-name="gr653" draw:text-style-name="P42" svg:width="0.0535in" svg:height="0.1161in" svg:x="5.6799in" svg:y="1.8012in" svg:viewBox="0 0 137 296" svg:d="M60 115c0-17 0-32 0-49 0-37 20-58 38-58 2 0 9 0 15 4-5 1-13 7-13 17 0 11 7 19 19 19s18-8 18-19c0-16-16-29-39-29-28 0-64 22-64 66 0 17 0 32 0 49-11 0-23 0-34 0 0 5 0 9 0 13 11 0 23 0 34 0 0 46 0 92 0 137 0 18-5 18-33 18 0 5 0 9 0 13 16 0 36-1 48-1 17 0 36 0 53 1 0-4 0-8 0-13-2 0-6 0-8 0-32 0-33-3-33-19 0-46 0-90 0-136 16 0 33 0 48 0 0-4 0-8 0-13-17 0-32 0-49 0z"><text:p/></draw:path><draw:path draw:style-name="gr654" draw:text-style-name="P42" svg:width="0.0539in" svg:height="0.0756in" svg:x="0.0028in" svg:y="2.0429in" svg:viewBox="0 0 138 193" svg:d="M74 107c9 1 44 8 44 38 0 22-15 39-48 39-35 0-51-24-58-60-1-5-2-8-6-8-6 0-6 4-6 11 0 18 0 37 0 55 0 8 0 11 5 11 2 0 2 0 11-8 1-1 1-3 8-10 18 18 37 18 46 18 49 0 68-29 68-59 0-22-12-34-18-39-13-15-30-17-48-21-23-4-52-10-52-34 0-15 11-33 47-33 47 0 49 39 49 52 2 3 5 3 6 3 5 0 5-2 5-10 0-15 0-28 0-42 0-8 0-10-5-10-1 0-2 0-8 5-1 1-5 5-7 6-16-11-33-11-40-11-50 0-67 28-67 52 0 14 7 26 18 36 14 10 25 13 56 19z"><text:p/></draw:path><draw:path draw:style-name="gr655" draw:text-style-name="P42" svg:width="0.0732in" svg:height="0.0756in" svg:x="0.0673in" svg:y="2.0429in" svg:viewBox="0 0 187 193" svg:d="M187 98c0-54-42-98-93-98-53 0-94 46-94 98 0 54 44 95 94 95s93-42 93-95zM94 182c-18 0-38-8-48-27-11-19-11-45-11-60 0-17 0-40 11-58 10-19 31-29 48-29 18 0 34 10 46 28 11 18 12 43 12 59 0 15 0 38-9 56-10 19-28 31-49 31z"><text:p/></draw:path><draw:path draw:style-name="gr656" draw:text-style-name="P42" svg:width="0.1295in" svg:height="0.0728in" svg:x="0.1512in" svg:y="2.0437in" svg:viewBox="0 0 330 186" svg:d="M34 41c0 37 0 75 0 113 0 19-5 19-34 19 0 5 0 8 0 13 14 0 36-1 48-1 11 0 32 1 47 1 0-5 0-8 0-13-28 0-33 0-33-19 0-26 0-52 0-77 0-45 30-69 57-69 26 0 31 23 31 47 0 33 0 66 0 99 0 19-5 19-32 19 0 5 0 8 0 13 14 0 36-1 48-1 10 0 32 1 46 1 0-5 0-8 0-13-28 0-33 0-33-19 0-26 0-52 0-77 0-45 30-69 57-69s32 23 32 47c0 33 0 66 0 99 0 19-5 19-33 19 0 5 0 8 0 13 15 0 36-1 47-1s34 1 48 1c0-5 0-8 0-13-23 0-32 0-34-12 0-28 0-54 0-82 0-36 0-49-13-63-6-8-19-16-44-16-35 0-54 25-61 41-5-36-36-41-56-41-31 0-50 18-62 44 0-14 0-30 0-44-20 1-40 4-60 5 0 3 0 8 0 12 30 0 34 3 34 24z"><text:p/></draw:path><draw:path draw:style-name="gr657" draw:text-style-name="P42" svg:width="0.0638in" svg:height="0.0756in" svg:x="0.289in" svg:y="2.0429in" svg:viewBox="0 0 163 193" svg:d="M35 82c2-63 38-74 53-74 43 0 46 58 46 74-33 0-66 0-99 0zM35 91c39 0 78 0 117 0 10 0 11 0 11-9 0-41-23-82-75-82-50 0-88 43-88 96 0 56 43 97 92 97 52 0 71-47 71-55 0-4-3-5-6-5s-5 3-6 6c-14 43-51 43-56 43-22 0-39-12-48-27-12-21-12-49-12-64z"><text:p/></draw:path><draw:path draw:style-name="gr658" draw:text-style-name="P42" svg:width="0.035in" svg:height="0.1106in" svg:x="0.4213in" svg:y="2.0063in" svg:viewBox="0 0 90 282" svg:d="M61 96c-20 1-39 4-60 5 0 3 0 8 0 12 28 0 31 3 31 24 0 37 0 75 0 113 0 19-3 19-32 19 0 5 0 8 0 13 13 0 36-1 47-1 14 0 29 1 43 1 0-5 0-8 0-13-28 0-29-3-29-18 0-52 0-103 0-155zM62 23c0-15-10-23-22-23-14 0-22 11-22 23 0 11 8 21 22 21 12 0 22-8 22-21z"><text:p/></draw:path><draw:path draw:style-name="gr659" draw:text-style-name="P42" svg:width="0.0831in" svg:height="0.0728in" svg:x="0.4669in" svg:y="2.0437in" svg:viewBox="0 0 212 186" svg:d="M34 41c0 37 0 75 0 113 0 19-5 19-34 19 0 5 0 8 0 13 16 0 36-1 48-1 11 0 32 1 47 1 0-5 0-8 0-13-28 0-33 0-33-19 0-26 0-52 0-77 0-45 30-69 57-69 26 0 31 23 31 47 0 33 0 66 0 99 0 19-5 19-32 19 0 5 0 8 0 13 14 0 36-1 48-1 10 0 32 1 46 1 0-5 0-8 0-13-21 0-32 0-32-12 0-28 0-54 0-82 0-36 0-49-13-63-6-8-21-16-45-16-31 0-50 18-62 44 0-14 0-30 0-44-20 1-40 4-60 5 0 3 0 8 0 12 30 0 34 3 34 24z"><text:p/></draw:path><draw:path draw:style-name="gr660" draw:text-style-name="P42" svg:width="0.0539in" svg:height="0.0756in" svg:x="0.5598in" svg:y="2.0429in" svg:viewBox="0 0 138 193" svg:d="M73 107c10 1 45 8 45 38 0 22-15 39-48 39-35 0-51-24-59-60-1-5-1-8-6-8s-5 4-5 11c0 18 0 37 0 55 0 8 0 11 5 11 1 0 2 0 9-8 2-1 2-3 9-10 19 18 38 18 47 18 49 0 68-29 68-59 0-22-13-34-18-39-14-15-30-17-48-21-24-4-52-10-52-34 0-15 11-33 47-33 47 0 48 39 49 52 2 3 4 2 5 3 6 0 6-2 6-10 0-15 0-28 0-42 0-8 0-10-5-10-2 0-2 0-8 5-1 1-6 5-7 6-16-11-34-11-40-11-51 0-67 28-67 52 0 14 6 26 18 36 13 10 25 13 55 19z"><text:p/></draw:path><draw:path draw:style-name="gr661" draw:text-style-name="P42" svg:width="0.0638in" svg:height="0.0756in" svg:x="0.6244in" svg:y="2.0429in" svg:viewBox="0 0 163 193" svg:d="M35 82c2-63 38-74 53-74 43 0 46 58 46 74-33 0-66 0-99 0zM35 91c39 0 78 0 117 0 10 0 11 0 11-9 0-41-23-82-75-82-50 0-88 43-88 96 0 56 44 97 92 97 52 0 71-47 71-55 0-4-3-5-6-5s-5 3-5 6c-15 43-52 43-57 43-21 0-39-12-48-27-12-21-12-49-12-64z"><text:p/></draw:path><draw:path draw:style-name="gr662" draw:text-style-name="P42" svg:width="0.063in" svg:height="0.0756in" svg:x="0.6992in" svg:y="2.0429in" svg:viewBox="0 0 161 193" svg:d="M35 96c0-68 35-86 57-86 4 0 30 1 45 15-17 1-19 15-19 21 0 10 7 19 19 19 11 0 19-7 19-21 0-28-32-44-65-44-53 0-91 46-91 97 0 54 42 96 91 96 57 0 70-51 70-55 0-5-5-4-6-4-4 0-5 2-5 4-12 40-40 44-55 44-23 0-60-18-60-86z"><text:p/></draw:path><draw:path draw:style-name="gr663" draw:text-style-name="P42" svg:width="0.0516in" svg:height="0.1035in" svg:x="0.7705in" svg:y="2.0154in" svg:viewBox="0 0 132 264" svg:d="M65 90c20 0 39 0 60 0 0-4 0-8 0-12-21 0-40 0-60 0 0-26 0-52 0-78-4 0-7 0-11 0 0 35-13 79-54 82 0 2 0 6 0 8 12 0 24 0 36 0 0 38 0 78 0 116 0 53 38 58 54 58 30 0 42-30 42-58 0-8 0-15 0-24-4 0-7 0-11 0 0 9 0 16 0 24 0 32-12 47-27 47-29 0-29-38-29-45 0-40 0-78 0-118z"><text:p/></draw:path><draw:path draw:style-name="gr664" draw:text-style-name="P42" svg:width="0.0539in" svg:height="0.0756in" svg:x="0.837in" svg:y="2.0429in" svg:viewBox="0 0 138 193" svg:d="M74 107c10 1 45 8 45 38 0 22-16 39-48 39-36 0-51-24-59-60-1-5-1-8-6-8-6 0-6 4-6 11 0 18 0 37 0 55 0 8 0 11 5 11 2 0 2 0 11-8 1-1 1-3 8-10 19 18 37 18 47 18 48 0 67-29 67-59 0-22-12-34-17-39-14-15-31-17-48-21-24-4-53-10-53-34 0-15 11-33 48-33 46 0 48 39 50 52 0 3 3 3 4 3 6 0 6-2 6-10 0-15 0-28 0-42 0-8 0-10-4-10-3 0-4 0-9 5-1 1-6 5-7 6-17-11-34-11-40-11-51 0-68 28-68 52 0 14 7 26 19 36 13 10 25 13 55 19z"><text:p/></draw:path><draw:path draw:style-name="gr665" draw:text-style-name="P42" svg:width="0.0366in" svg:height="0.115in" svg:x="0.961in" svg:y="2.0016in" svg:viewBox="0 0 94 293" svg:d="M60 0c-20 1-40 4-60 5 0 5 0 8 0 13 29 0 32 2 32 24 0 73 0 145 0 218 0 20-4 20-32 20 0 4 0 8 0 13 13 0 36-1 47-1 9 0 31 1 47 1 0-5 0-9 0-13-29 0-34 0-34-20 0-86 0-174 0-260z"><text:p/></draw:path><draw:path draw:style-name="gr666" draw:text-style-name="P42" svg:width="0.035in" svg:height="0.1106in" svg:x="1.0067in" svg:y="2.0063in" svg:viewBox="0 0 90 282" svg:d="M61 96c-19 1-39 4-59 5 0 3 0 8 0 12 27 0 32 3 32 24 0 37 0 75 0 113 0 19-5 19-34 19 0 5 0 8 0 13 13 0 36-1 47-1 14 0 29 1 43 1 0-5 0-8 0-13-28 0-29-3-29-18 0-52 0-103 0-155zM62 23c0-15-10-23-21-23-13 0-23 11-23 23 0 11 10 21 23 21 11 0 21-8 21-21z"><text:p/></draw:path><draw:path draw:style-name="gr667" draw:text-style-name="P42" svg:width="0.0799in" svg:height="0.115in" svg:x="1.052in" svg:y="2.0016in" svg:viewBox="0 0 204 293" svg:d="M32 260c0 20-3 20-32 20 0 4 0 8 0 13 14 0 34-1 46-1 13 0 30 0 46 1 0-5 0-9 0-13-28 0-32 0-32-20 0-14 0-28 0-43 8-7 18-15 26-23 33 45 51 69 51 76 0 8-7 10-16 10 0 4 0 8 0 13 12 0 37-1 46-1 12 0 25 0 37 1 0-5 0-9 0-13-16 0-25 0-41-23-18-25-36-49-54-75 0-1-2-3-2-4 0-3 30-28 33-32 28-21 45-21 54-22 0-4 0-9 0-12-13 1-18 1-30 1-15 0-40-1-46-1 0 3 0 8 0 12 7 1 12 6 12 10 0 9-6 14-10 17-19 17-40 35-59 52 0-67 0-136 0-203-20 1-41 4-61 5 0 5 0 8 0 13 30 0 32 2 32 24 0 73 0 145 0 218z"><text:p/></draw:path><draw:path draw:style-name="gr668" draw:text-style-name="P42" svg:width="0.0638in" svg:height="0.0756in" svg:x="1.135in" svg:y="2.0429in" svg:viewBox="0 0 163 193" svg:d="M35 82c2-63 38-74 53-74 43 0 48 58 48 74-34 0-68 0-101 0zM35 91c39 0 78 0 117 0 10 0 11 0 11-9 0-41-23-82-75-82-50 0-88 43-88 96 0 56 44 97 92 97 52 0 71-47 71-55 0-4-3-5-6-5s-5 3-5 6c-15 43-52 43-57 43-21 0-37-12-48-27-12-21-12-49-12-64z"><text:p/></draw:path><draw:path draw:style-name="gr669" draw:text-style-name="P42" svg:width="0.1134in" svg:height="0.0728in" svg:x="1.265in" svg:y="2.0457in" svg:viewBox="0 0 289 186" svg:d="M253 40c7-22 21-27 36-28 0-4 0-8 0-12-9 0-21 1-31 1-12 0-31-1-40-1 0 4 0 8 0 12 16 1 26 8 26 20 0 3 0 4-3 10-13 36-25 72-38 108-15-40-28-78-42-118-1-6-3-6-3-8 0-12 17-12 26-12 0-4 0-8 0-12-12 0-34 1-45 1-12 0-24-1-37-1 0 4 0 8 0 12 16 0 23 1 26 7 3 3 8 15 10 23-12 34-24 68-36 102-13-37-26-76-40-113-2-5-2-6-2-7 0-12 17-12 25-12 0-4 0-8 0-12-13 0-36 1-45 1-3 0-26-1-40-1 0 4 0 8 0 12 20 0 26 1 31 16 18 49 35 99 53 148 2 6 2 10 8 10 5 0 8-2 10-8 14-40 28-81 42-120 14 39 29 80 43 120 1 4 3 8 9 8 4 0 7-4 8-8 17-46 32-93 49-138z"><text:p/></draw:path><draw:path draw:style-name="gr670" draw:text-style-name="P42" svg:width="0.0748in" svg:height="0.0756in" svg:x="1.3843in" svg:y="2.0429in" svg:viewBox="0 0 191 193" svg:d="M124 156c1 17 12 35 32 35 8 0 35-6 35-40 0-8 0-15 0-24-4 0-7 0-11 0 0 9 0 16 0 24 0 24-11 27-16 27-13 0-15-20-15-21 0-29 0-56 0-85 0-17 0-34-15-49-16-17-38-23-57-23-35 0-65 19-65 47 0 13 10 20 20 20 12 0 20-8 20-19 0-6-3-19-22-20 11-15 32-20 46-20 20 0 44 17 44 54 0 5 0 11 0 16-22 1-50 2-78 16-31 14-42 36-42 55 0 33 41 44 68 44 28 0 47-17 56-37zM120 88c0 14 0 27 0 42 0 39-30 54-49 54-21 0-39-15-39-36 0-23 18-58 88-60z"><text:p/></draw:path><draw:path draw:style-name="gr671" draw:text-style-name="P42" svg:width="0.0516in" svg:height="0.1035in" svg:x="1.4634in" svg:y="2.0154in" svg:viewBox="0 0 132 264" svg:d="M65 90c20 0 39 0 60 0 0-4 0-8 0-12-21 0-40 0-60 0 0-26 0-52 0-78-4 0-7 0-11 0 0 35-13 79-54 82 0 2 0 6 0 8 12 0 24 0 36 0 0 38 0 78 0 116 0 53 38 58 54 58 30 0 42-30 42-58 0-8 0-15 0-24-4 0-7 0-11 0 0 9 0 16 0 24 0 32-12 47-27 47-29 0-29-38-29-45 0-40 0-78 0-118z"><text:p/></draw:path><draw:path draw:style-name="gr672" draw:text-style-name="P42" svg:width="0.0638in" svg:height="0.0756in" svg:x="1.5295in" svg:y="2.0429in" svg:viewBox="0 0 163 193" svg:d="M35 82c2-63 38-74 53-74 43 0 48 58 48 74-34 0-68 0-101 0zM35 91c39 0 78 0 117 0 10 0 11 0 11-9 0-41-23-82-75-82-50 0-88 43-88 96 0 56 44 97 92 97 52 0 71-47 71-55 0-4-3-5-6-5s-5 3-5 6c-15 43-52 43-57 43-21 0-37-12-48-27-12-21-12-49-12-64z"><text:p/></draw:path><draw:path draw:style-name="gr673" draw:text-style-name="P42" svg:width="0.0555in" svg:height="0.0728in" svg:x="1.6035in" svg:y="2.0437in" svg:viewBox="0 0 142 186" svg:d="M59 46c0-16 0-30 0-46-19 1-40 4-59 5 0 3 0 8 0 12 30 0 32 3 32 24 0 37 0 75 0 113 0 19-3 19-32 19 0 5 0 8 0 13 17 0 36-1 48-1 17 0 37 0 54 1 0-5 0-8 0-13-4 0-6 0-10 0-31 0-31-5-31-19 0-22 0-45 0-66 0-41 17-80 49-80 3 0 4 0 5 2-1 0-9 4-9 15 0 12 8 19 18 19 7 0 18-6 18-19s-14-25-32-25c-31 0-45 28-51 46z"><text:p/></draw:path><draw:path draw:style-name="gr674" draw:text-style-name="P42" svg:width="0.0539in" svg:height="0.0756in" svg:x="1.7272in" svg:y="2.0429in" svg:viewBox="0 0 138 193" svg:d="M73 107c10 1 45 8 45 38 0 22-15 39-48 39-35 0-51-24-59-60-1-5-1-8-6-8s-5 4-5 11c0 18 0 37 0 55 0 8 0 11 5 11 1 0 2 0 9-8 2-1 2-3 9-10 19 18 38 18 47 18 49 0 68-29 68-59 0-22-13-34-18-39-14-15-30-17-48-21-24-4-52-10-52-34 0-15 11-33 47-33 47 0 48 39 49 52 0 3 4 2 5 3 6 0 6-2 6-10 0-15 0-28 0-42 0-8 0-10-5-10-2 0-2 0-8 5-1 1-6 5-7 6-16-11-34-11-40-11-51 0-67 28-67 52 0 14 6 26 18 36 13 10 25 13 55 19z"><text:p/></draw:path><draw:path draw:style-name="gr675" draw:text-style-name="P42" svg:width="0.0516in" svg:height="0.1035in" svg:x="1.7902in" svg:y="2.0154in" svg:viewBox="0 0 132 264" svg:d="M66 90c20 0 40 0 60 0 0-4 0-8 0-12-20 0-40 0-60 0 0-26 0-52 0-78-4 0-7 0-11 0-1 35-13 79-55 82 0 2 0 6 0 8 12 0 24 0 36 0 0 38 0 78 0 116 0 53 40 58 55 58 30 0 41-30 41-58 0-8 0-15 0-24-4 0-6 0-10 0 0 9 0 16 0 24 0 32-13 47-28 47-28 0-28-38-28-45 0-40 0-78 0-118z"><text:p/></draw:path><draw:path draw:style-name="gr676" draw:text-style-name="P42" svg:width="0.0555in" svg:height="0.0728in" svg:x="1.8563in" svg:y="2.0437in" svg:viewBox="0 0 142 186" svg:d="M59 46c0-16 0-30 0-46-19 1-40 4-59 5 0 3 0 8 0 12 30 0 34 3 34 24 0 37 0 75 0 113 0 19-5 19-34 19 0 5 0 8 0 13 17 0 37-1 48-1 17 0 37 0 54 1 0-5 0-8 0-13-2 0-6 0-8 0-32 0-33-5-33-19 0-22 0-45 0-66 0-41 18-80 49-80 4 0 5 0 5 2-1 0-9 4-9 15 0 12 9 19 18 19 8 0 18-6 18-19s-14-25-32-25c-30 0-45 28-51 46z"><text:p/></draw:path><draw:path draw:style-name="gr677" draw:text-style-name="P42" svg:width="0.035in" svg:height="0.1106in" svg:x="1.9224in" svg:y="2.0063in" svg:viewBox="0 0 90 282" svg:d="M60 96c-19 1-40 4-59 5 0 3 0 8 0 12 28 0 31 3 31 24 0 37 0 75 0 113 0 19-4 19-32 19 0 5 0 8 0 13 13 0 36-1 46-1 15 0 30 1 44 1 0-5 0-8 0-13-28 0-30-3-30-18 0-52 0-103 0-155zM62 23c0-15-10-23-22-23-14 0-23 11-23 23 0 11 9 21 23 21 12 0 22-8 22-21z"><text:p/></draw:path><draw:path draw:style-name="gr678" draw:text-style-name="P42" svg:width="0.0815in" svg:height="0.1169in" svg:x="1.9685in" svg:y="2.0016in" svg:viewBox="0 0 208 298" svg:d="M145 270c0 10 0 18 0 28 21-2 42-4 63-5 0-5 0-9 0-13-30 0-33-3-33-24 0-86 0-171 0-256-20 1-41 4-61 5 0 5 0 8 0 13 30 0 32 2 32 24 0 30 0 60 0 90-12-14-30-25-52-25-50 0-94 41-94 95s41 96 89 96c27 0 45-15 56-28zM145 156c0 29 0 59 0 88 0 7 0 8-5 15-12 19-31 29-49 29-19 0-35-11-44-26-11-18-12-42-12-59 0-16 1-41 13-60 8-13 24-28 47-28 15 0 33 7 45 25 5 8 5 9 5 16z"><text:p/></draw:path><draw:path draw:style-name="gr679" draw:text-style-name="P42" svg:width="0.0638in" svg:height="0.0756in" svg:x="2.0598in" svg:y="2.0429in" svg:viewBox="0 0 163 193" svg:d="M35 82c2-63 38-74 53-74 43 0 48 58 48 74-34 0-68 0-101 0zM35 91c39 0 78 0 117 0 10 0 11 0 11-9 0-41-23-82-75-82-50 0-88 43-88 96 0 56 44 97 92 97 52 0 71-47 71-55 0-4-3-5-6-5s-5 3-5 6c-15 43-52 43-57 43-21 0-37-12-47-27-13-21-13-49-13-64z"><text:p/></draw:path><draw:path draw:style-name="gr680" draw:text-style-name="P42" svg:width="0.0555in" svg:height="0.0728in" svg:x="2.1335in" svg:y="2.0437in" svg:viewBox="0 0 142 186" svg:d="M59 46c0-16 0-30 0-46-19 1-40 4-59 5 0 3 0 8 0 12 30 0 32 3 32 24 0 37 0 75 0 113 0 19-3 19-32 19 0 5 0 8 0 13 17 0 36-1 48-1 17 0 37 0 54 1 0-5 0-8 0-13-4 0-6 0-10 0-31 0-31-5-31-19 0-22 0-45 0-66 0-41 17-80 49-80 4 0 4 0 5 2-1 0-9 4-9 15 0 12 8 19 18 19 7 0 18-6 18-19s-14-25-32-25c-31 0-45 28-51 46z"><text:p/></draw:path><draw:path draw:style-name="gr681" draw:text-style-name="P42" svg:width="0.0539in" svg:height="0.0756in" svg:x="2.1992in" svg:y="2.0429in" svg:viewBox="0 0 138 193" svg:d="M74 107c10 1 44 8 44 38 0 22-15 39-47 39-36 0-51-24-59-60-1-5-2-8-6-8-6 0-6 4-6 11 0 18 0 37 0 55 0 8 0 11 5 11 2 0 2 0 11-8 1-1 1-3 8-10 19 18 37 18 47 18 48 0 67-29 67-59 0-22-12-34-17-39-14-15-31-17-48-21-24-4-53-10-53-34 0-15 11-33 48-33 46 0 48 39 50 52 0 3 3 3 4 3 6 0 6-2 6-10 0-15 0-28 0-42 0-8 0-10-4-10-3 0-4 0-9 5-1 1-6 5-7 6-17-11-34-11-40-11-51 0-68 28-68 52 0 14 7 26 19 36 13 10 25 13 55 19z"><text:p/></draw:path><draw:path draw:style-name="gr682" draw:text-style-name="P42" svg:width="0.0516in" svg:height="0.1035in" svg:x="2.3205in" svg:y="2.0154in" svg:viewBox="0 0 132 264" svg:d="M65 90c20 0 39 0 60 0 0-4 0-8 0-12-21 0-40 0-60 0 0-26 0-52 0-78-4 0-7 0-11 0 0 35-13 79-54 82 0 2 0 6 0 8 12 0 23 0 35 0 0 38 0 78 0 116 0 53 39 58 55 58 30 0 42-30 42-58 0-8 0-15 0-24-4 0-7 0-11 0 0 9 0 16 0 24 0 32-13 47-29 47-27 0-27-38-27-45 0-40 0-78 0-118z"><text:p/></draw:path><draw:path draw:style-name="gr683" draw:text-style-name="P42" svg:width="0.0732in" svg:height="0.0756in" svg:x="2.3862in" svg:y="2.0429in" svg:viewBox="0 0 187 193" svg:d="M187 98c0-54-42-98-93-98-53 0-94 46-94 98 0 54 44 95 94 95 51 0 93-42 93-95zM94 182c-18 0-36-8-48-27-10-19-10-45-10-60 0-17 0-40 10-58 10-19 31-29 48-29 18 0 37 10 48 28 10 18 10 43 10 59 0 15 0 38-9 56-10 19-28 31-49 31z"><text:p/></draw:path><draw:path draw:style-name="gr684" draw:text-style-name="P42" svg:width="0.0539in" svg:height="0.0756in" svg:x="2.528in" svg:y="2.0429in" svg:viewBox="0 0 138 193" svg:d="M74 107c9 1 44 8 44 38 0 22-15 39-47 39-36 0-52-24-59-60-1-5-2-8-6-8-6 0-6 4-6 11 0 18 0 37 0 55 0 8 0 11 5 11 2 0 2 0 11-8 1-1 1-3 8-10 18 18 37 18 47 18 48 0 67-29 67-59 0-22-12-34-18-39-13-15-30-17-48-21-23-4-52-10-52-34 0-15 11-33 47-33 47 0 49 39 51 52 0 3 3 3 4 3 5 0 5-2 5-10 0-15 0-28 0-42 0-8 0-10-3-10s-4 0-10 5c-1 1-5 5-6 6-17-11-34-11-41-11-50 0-67 28-67 52 0 14 7 26 18 36 14 10 25 13 56 19z"><text:p/></draw:path><draw:path draw:style-name="gr685" draw:text-style-name="P42" svg:width="0.0516in" svg:height="0.1035in" svg:x="2.5913in" svg:y="2.0154in" svg:viewBox="0 0 132 264" svg:d="M65 90c20 0 39 0 60 0 0-4 0-8 0-12-21 0-40 0-60 0 0-26 0-52 0-78-4 0-7 0-11 0 0 35-13 79-54 82 0 2 0 6 0 8 12 0 24 0 36 0 0 38 0 78 0 116 0 53 40 58 54 58 30 0 42-30 42-58 0-8 0-15 0-24-4 0-7 0-11 0 0 9 0 16 0 24 0 32-12 47-27 47-29 0-29-38-29-45 0-40 0-78 0-118z"><text:p/></draw:path><draw:path draw:style-name="gr686" draw:text-style-name="P42" svg:width="0.0744in" svg:height="0.0756in" svg:x="2.6598in" svg:y="2.0429in" svg:viewBox="0 0 190 193" svg:d="M122 156c2 17 14 35 33 35 9 0 35-6 35-40 0-8 0-15 0-24-4 0-8 0-11 0 0 9 0 16 0 24 0 24-10 27-15 27-14 0-15-20-15-21 0-29 0-56 0-85 0-17 0-34-16-49-17-17-37-23-57-23-35 0-64 19-64 47 0 13 8 20 19 20 12 0 19-8 19-19 0-6-2-19-21-20 12-15 32-20 45-20 21 0 46 17 46 54 0 5 0 11 0 16-22 1-52 2-78 16-32 14-42 36-42 55 0 33 41 44 67 44 28 0 47-17 55-37zM120 88c0 14 0 27 0 42 0 39-31 54-50 54-21 0-38-15-38-36 0-23 18-58 88-60z"><text:p/></draw:path><draw:path draw:style-name="gr687" draw:text-style-name="P42" svg:width="0.0803in" svg:height="0.1051in" svg:x="2.7346in" svg:y="2.0457in" svg:viewBox="0 0 205 268" svg:d="M167 40c11-27 32-28 38-28 0-4 0-8 0-12-9 0-21 1-31 1-7 0-28-1-37-1 0 4 0 8 0 12 13 1 20 8 20 19 0 4 0 5-2 10-15 35-29 68-43 103-16-37-32-76-47-113-1-5-3-6-3-7 0-12 16-12 24-12 0-4 0-8 0-12-10 0-38 1-45 1-12 0-29-1-41-1 0 4 0 8 0 12 19 0 28 0 34 16 21 51 42 102 63 153-2 6-8 19-11 25-9 23-21 52-48 52-2 0-12 0-20-7 13-1 17-11 17-18 0-11-9-18-18-18s-17 6-17 19c0 18 17 34 38 34 27 0 44-24 54-48 26-60 50-120 75-180z"><text:p/></draw:path><draw:path draw:style-name="gr688" draw:text-style-name="P42" svg:width="0.0744in" svg:height="0.0756in" svg:x="2.8839in" svg:y="2.0429in" svg:viewBox="0 0 190 193" svg:d="M122 156c2 17 14 35 33 35 9 0 35-6 35-40 0-8 0-15 0-24-4 0-8 0-11 0 0 9 0 16 0 24 0 24-11 27-15 27-14 0-15-20-15-21 0-29 0-56 0-85 0-17 0-34-16-49-17-17-37-23-57-23-35 0-64 19-64 47 0 13 8 20 19 20 12 0 19-8 19-19 0-6-2-19-21-20 12-15 32-20 45-20 21 0 45 17 45 54 0 5 0 11 0 16-22 1-51 2-77 16-32 14-42 36-42 55 0 33 41 44 67 44 28 0 47-17 55-37zM119 88c0 14 0 27 0 42 0 39-30 54-49 54-21 0-38-15-38-36 0-23 17-58 87-60z"><text:p/></draw:path><draw:path draw:style-name="gr689" draw:text-style-name="P42" svg:width="0.0827in" svg:height="0.1169in" svg:x="2.9642in" svg:y="2.0004in" svg:viewBox="0 0 211 298" svg:d="M150 128c0 46 0 92 0 137 0 19-5 19-32 19 0 5 0 9 0 14 13 0 36-2 46-2s32 2 47 2c0-5 0-9 0-14-29 0-33 0-33-19 0-86 0-174 0-260-5 1-10 1-15 2-2 0-2 0-5-1-13-6-30-6-34-6-45 0-90 24-90 67 0 17 0 33 0 49-11 0-23 0-34 0 0 4 0 9 0 12 11 0 23 0 34 0 0 46 0 92 0 137 0 19-5 19-34 19 0 5 0 9 0 14 14 0 36-2 47-2 9 0 31 2 47 2 0-5 0-9 0-14-28 0-33 0-33-19 0-45 0-91 0-137 30 0 59 0 89 0zM150 116c-30 0-60 0-90 0 0-15 0-32 0-48 0-39 32-58 64-58 3 0 14 0 26 3-4 3-11 6-11 17 0 8 4 14 11 17 0 23 0 47 0 69z"><text:p/></draw:path><draw:path draw:style-name="gr690" draw:text-style-name="P42" svg:width="0.0728in" svg:height="0.0756in" svg:x="3.0567in" svg:y="2.0429in" svg:viewBox="0 0 186 193" svg:d="M186 98c0-54-42-98-92-98-53 0-94 46-94 98 0 54 43 95 92 95 52 0 94-42 94-95zM94 182c-20 0-38-8-48-27-11-19-11-45-11-60 0-17 0-40 9-58 12-19 32-29 48-29 20 0 38 10 48 28 11 18 11 43 11 59 0 15 0 38-9 56-9 19-28 31-48 31z"><text:p/></draw:path><draw:path draw:style-name="gr691" draw:text-style-name="P42" svg:width="0.0748in" svg:height="0.0756in" svg:x="3.1417in" svg:y="2.0429in" svg:viewBox="0 0 191 193" svg:d="M122 156c3 17 14 35 34 35 8 0 35-6 35-40 0-8 0-15 0-24-4 0-7 0-11 0 0 9 0 16 0 24 0 24-11 27-16 27-13 0-15-20-15-21 0-29 0-56 0-85 0-17 0-34-15-49-16-17-38-23-58-23-34 0-64 19-64 47 0 13 8 20 20 20 11 0 20-8 20-19 0-6-3-19-22-20 11-15 32-20 46-20 20 0 44 17 44 54 0 5 0 11 0 16-22 1-50 2-78 16-31 14-42 36-42 55 0 33 41 44 67 44 29 0 48-17 55-37zM120 88c0 14 0 27 0 42 0 39-30 54-49 54-21 0-39-15-39-36 0-23 18-58 88-60z"><text:p/></draw:path><draw:path draw:style-name="gr692" draw:text-style-name="P42" svg:width="0.0516in" svg:height="0.1035in" svg:x="3.2213in" svg:y="2.0154in" svg:viewBox="0 0 132 264" svg:d="M65 90c20 0 39 0 60 0 0-4 0-8 0-12-21 0-40 0-60 0 0-26 0-52 0-78-4 0-7 0-11 0 0 35-13 79-54 82 0 2 0 6 0 8 12 0 24 0 36 0 0 38 0 78 0 116 0 53 38 58 54 58 30 0 42-30 42-58 0-8 0-15 0-24-4 0-7 0-11 0 0 9 0 16 0 24 0 32-12 47-27 47-29 0-29-38-29-45 0-40 0-78 0-118z"><text:p/></draw:path><draw:path draw:style-name="gr693" draw:text-style-name="P42" svg:width="0.0732in" svg:height="0.0756in" svg:x="3.3449in" svg:y="2.0429in" svg:viewBox="0 0 187 193" svg:d="M187 98c0-54-42-98-93-98-53 0-94 46-94 98 0 54 44 95 94 95s93-42 93-95zM94 182c-18 0-36-8-48-27-11-19-11-45-11-60 0-17 0-40 11-58 10-19 31-29 48-29 18 0 34 10 46 28 11 18 12 43 12 59 0 15 0 38-9 56-10 19-28 31-49 31z"><text:p/></draw:path><draw:path draw:style-name="gr694" draw:text-style-name="P42" svg:width="0.0831in" svg:height="0.0728in" svg:x="3.4283in" svg:y="2.0437in" svg:viewBox="0 0 212 186" svg:d="M34 41c0 37 0 75 0 113 0 19-5 19-34 19 0 5 0 8 0 13 16 0 36-1 48-1 11 0 32 1 47 1 0-5 0-8 0-13-28 0-33 0-33-19 0-26 0-52 0-77 0-45 30-69 57-69 26 0 31 23 31 47 0 33 0 66 0 99 0 19-5 19-32 19 0 5 0 8 0 13 14 0 36-1 48-1 10 0 32 1 46 1 0-5 0-8 0-13-21 0-32 0-32-12 0-28 0-54 0-82 0-36 0-49-13-63-6-8-21-16-45-16-31 0-50 18-62 44 0-14 0-30 0-44-20 1-40 4-60 5 0 3 0 8 0 12 30 0 34 3 34 24z"><text:p/></draw:path><draw:path draw:style-name="gr695" draw:text-style-name="P42" svg:width="0.1134in" svg:height="0.0728in" svg:x="3.5764in" svg:y="2.0457in" svg:viewBox="0 0 289 186" svg:d="M253 40c7-22 21-27 36-28 0-4 0-8 0-12-9 0-21 1-31 1-12 0-31-1-40-1 0 4 0 8 0 12 16 1 26 8 26 20 0 3 0 4-3 10-13 36-25 72-38 108-15-40-28-78-42-118-1-6-3-6-3-8 0-12 17-12 26-12 0-4 0-8 0-12-12 0-34 1-44 1-13 0-25-1-38-1 0 4 0 8 0 12 16 0 23 1 26 7 3 3 8 15 11 23-12 34-25 68-37 102-13-37-26-76-40-113-2-5-2-6-2-7 0-12 17-12 25-12 0-4 0-8 0-12-13 0-36 1-45 1-3 0-24-1-40-1 0 4 0 8 0 12 22 0 26 1 31 16 18 49 35 99 53 148 2 6 4 10 10 10 4 0 6-2 8-8 14-40 28-81 42-120 14 39 29 80 43 120 1 4 3 8 9 8s7-4 8-8c17-46 32-93 49-138z"><text:p/></draw:path><draw:path draw:style-name="gr696" draw:text-style-name="P42" svg:width="0.0748in" svg:height="0.0756in" svg:x="3.6953in" svg:y="2.0429in" svg:viewBox="0 0 191 193" svg:d="M124 156c1 17 13 35 32 35 10 0 35-6 35-40 0-8 0-15 0-24-4 0-7 0-11 0 0 9 0 16 0 24 0 24-11 27-14 27-15 0-16-20-16-21 0-29 0-56 0-85 0-17 0-34-16-49-16-17-37-23-57-23-35 0-64 19-64 47 0 13 9 20 19 20 12 0 20-8 20-19 0-6-3-19-22-20 12-15 32-20 46-20 20 0 44 17 44 54 0 5 0 11 0 16-22 1-50 2-77 16-32 14-43 36-43 55 0 33 42 44 68 44 28 0 47-17 56-37zM120 88c0 14 0 27 0 42 0 39-30 54-49 54-21 0-37-15-37-36 0-23 16-58 86-60z"><text:p/></draw:path><draw:path draw:style-name="gr697" draw:text-style-name="P42" svg:width="0.0516in" svg:height="0.1035in" svg:x="3.7744in" svg:y="2.0154in" svg:viewBox="0 0 132 264" svg:d="M65 90c20 0 39 0 60 0 0-4 0-8 0-12-21 0-40 0-60 0 0-26 0-52 0-78-4 0-7 0-11 0 0 35-12 79-54 82 0 2 0 6 0 8 12 0 24 0 36 0 0 38 0 78 0 116 0 53 40 58 54 58 30 0 42-30 42-58 0-8 0-15 0-24-4 0-7 0-11 0 0 9 0 16 0 24 0 32-12 47-27 47-29 0-29-38-29-45 0-40 0-78 0-118z"><text:p/></draw:path><draw:path draw:style-name="gr698" draw:text-style-name="P42" svg:width="0.0638in" svg:height="0.0756in" svg:x="3.8406in" svg:y="2.0429in" svg:viewBox="0 0 163 193" svg:d="M35 82c3-63 38-74 53-74 43 0 48 58 48 74-34 0-68 0-101 0zM35 91c39 0 78 0 117 0 10 0 11 0 11-9 0-41-23-82-75-82-50 0-88 43-88 96 0 56 44 97 92 97 52 0 71-47 71-55 0-4-3-5-6-5s-5 3-5 6c-15 43-52 43-57 43-21 0-37-12-47-27-13-21-13-49-13-64z"><text:p/></draw:path><draw:path draw:style-name="gr699" draw:text-style-name="P42" svg:width="0.0555in" svg:height="0.0728in" svg:x="3.9142in" svg:y="2.0437in" svg:viewBox="0 0 142 186" svg:d="M59 46c0-16 0-30 0-46-19 1-40 4-59 5 0 3 0 8 0 12 30 0 34 3 34 24 0 37 0 75 0 113 0 19-5 19-34 19 0 5 0 8 0 13 17 0 36-1 48-1 17 0 37 0 54 1 0-5 0-8 0-13-4 0-6 0-10 0-31 0-31-5-31-19 0-22 0-45 0-66 0-41 17-80 49-80 4 0 4 0 5 2-1 0-9 4-9 15 0 12 8 19 18 19 7 0 18-6 18-19s-14-25-32-25c-30 0-45 28-51 46z"><text:p/></draw:path><draw:path draw:style-name="gr700" draw:text-style-name="P42" svg:width="0.0169in" svg:height="0.0169in" svg:x="3.989in" svg:y="2.1in" svg:viewBox="0 0 44 44" svg:d="M44 22c0-12-9-22-21-22s-23 8-23 22c0 12 11 22 23 22s21-9 21-22z"><text:p/></draw:path><draw:path draw:style-name="gr701" draw:text-style-name="P42" svg:width="0.1075in" svg:height="0.1122in" svg:x="4.1079in" svg:y="2.0047in" svg:viewBox="0 0 274 286" svg:d="M266 0c-86 0-171 0-258 0-2 31-6 64-8 95 4 0 7 0 11 0 6-67 12-82 75-82 9 0 20 0 23 1 10 2 10 6 10 16 0 74 0 148 0 222 0 14 0 20-45 20-6 0-10 0-16 0 0 5 0 9 0 14 16-2 60-2 79-2s62 0 80 2c0-5 0-9 0-14-6 0-11 0-17 0-44 0-44-6-44-20 0-74 0-148 0-222 0-8 0-14 7-16 5-1 17-1 24-1 64 0 71 15 76 82 3 0 7 0 11 0-3-31-5-64-8-95z"><text:p/></draw:path><draw:path draw:style-name="gr702" draw:text-style-name="P42" svg:width="0.0827in" svg:height="0.115in" svg:x="4.2276in" svg:y="2.0016in" svg:viewBox="0 0 211 293" svg:d="M32 260c0 20-4 20-32 20 0 4 0 8 0 13 14 0 36-1 47-1s33 1 48 1c0-5 0-9 0-13-29 0-34 0-34-20 0-25 0-51 0-76 0-45 30-69 58-69 26 0 31 23 31 47 0 32 0 66 0 98 0 20-5 20-34 20 0 4 0 8 0 13 16 0 38-1 48-1 11 0 33 1 47 1 0-5 0-9 0-13-21 0-32 0-32-12 0-28 0-54 0-82 0-36 0-49-13-64-6-7-20-15-45-15-35 0-54 25-61 41 0-50 0-99 0-148-20 1-40 4-60 5 0 5 0 8 0 13 29 0 32 2 32 24 0 73 0 145 0 218z"><text:p/></draw:path><draw:path draw:style-name="gr703" draw:text-style-name="P42" svg:width="0.0638in" svg:height="0.0756in" svg:x="4.3185in" svg:y="2.0429in" svg:viewBox="0 0 163 193" svg:d="M36 82c2-63 38-74 53-74 43 0 47 58 47 74-34 0-66 0-100 0zM36 91c40 0 78 0 118 0 8 0 9 0 9-9 0-41-23-82-74-82-49 0-89 43-89 96 0 56 44 97 94 97 51 0 69-47 69-55 0-4-2-5-5-5s-4 3-6 6c-14 43-52 43-56 43-22 0-38-12-48-27-12-21-12-49-12-64z"><text:p/></draw:path><draw:path draw:style-name="gr704" draw:text-style-name="P42" svg:width="0.0535in" svg:height="0.1169in" svg:x="4.4512in" svg:y="2.0004in" svg:viewBox="0 0 137 298" svg:d="M60 116c0-16 0-32 0-49 0-37 20-57 38-57 2 0 8 0 15 2-6 2-13 7-13 18 0 10 7 18 18 18 12 0 19-8 19-18 0-16-16-30-39-30-30 0-64 23-64 67 0 17 0 33 0 49-11 0-23 0-34 0 0 4 0 9 0 12 11 0 23 0 34 0 0 46 0 92 0 137 0 19-5 19-34 19 0 5 0 9 0 14 17 0 36-2 48-2 17 0 37 0 54 2 0-5 0-9 0-14-4 0-6 0-10 0-31 0-31-4-31-19 0-45 0-91 0-137 16 0 33 0 48 0 0-3 0-8 0-12-17 0-32 0-49 0z"><text:p/></draw:path><draw:path draw:style-name="gr705" draw:text-style-name="P42" svg:width="0.0732in" svg:height="0.0756in" svg:x="4.5008in" svg:y="2.0429in" svg:viewBox="0 0 187 193" svg:d="M187 98c0-54-42-98-93-98-52 0-94 46-94 98 0 54 44 95 94 95 51 0 93-42 93-95zM94 182c-18 0-36-8-48-27-10-19-10-45-10-60 0-17 0-40 10-58 12-19 31-29 48-29 19 0 37 10 48 28 10 18 10 43 10 59 0 15 0 38-9 56-10 19-28 31-49 31z"><text:p/></draw:path><draw:path draw:style-name="gr706" draw:text-style-name="P42" svg:width="0.0555in" svg:height="0.0728in" svg:x="4.5843in" svg:y="2.0437in" svg:viewBox="0 0 142 186" svg:d="M59 46c0-16 0-30 0-46-19 1-40 4-59 5 0 3 0 8 0 12 30 0 34 3 34 24 0 37 0 75 0 113 0 19-5 19-34 19 0 5 0 8 0 13 17 0 36-1 48-1 17 0 37 0 54 1 0-5 0-8 0-13-4 0-6 0-10 0-31 0-31-5-31-19 0-22 0-45 0-66 0-41 17-80 49-80 4 0 4 0 5 2-1 0-9 4-9 15 0 12 8 19 18 19 7 0 18-6 18-19s-14-25-32-25c-30 0-45 28-51 46z"><text:p/></draw:path><draw:path draw:style-name="gr707" draw:text-style-name="P42" svg:width="0.1295in" svg:height="0.0728in" svg:x="4.6496in" svg:y="2.0437in" svg:viewBox="0 0 330 186" svg:d="M34 41c0 37 0 75 0 113 0 19-5 19-34 19 0 5 0 8 0 13 14 0 36-1 48-1 11 0 32 1 47 1 0-5 0-8 0-13-28 0-33 0-33-19 0-26 0-52 0-77 0-45 30-69 57-69 26 0 31 23 31 47 0 33 0 66 0 99 0 19-5 19-32 19 0 5 0 8 0 13 14 0 36-1 48-1 10 0 32 1 46 1 0-5 0-8 0-13-28 0-32 0-32-19 0-26 0-52 0-77 0-45 29-69 56-69s32 23 32 47c0 33 0 66 0 99 0 19-5 19-33 19 0 5 0 8 0 13 15 0 36-1 47-1s34 1 48 1c0-5 0-8 0-13-23 0-32 0-34-12 0-28 0-54 0-82 0-36 0-49-13-63-6-8-19-16-44-16-35 0-54 25-61 41-5-36-36-41-56-41-31 0-50 18-62 44 0-14 0-30 0-44-20 1-40 4-60 5 0 3 0 8 0 12 30 0 34 3 34 24z"><text:p/></draw:path><draw:path draw:style-name="gr708" draw:text-style-name="P42" svg:width="0.0744in" svg:height="0.0756in" svg:x="4.7902in" svg:y="2.0429in" svg:viewBox="0 0 190 193" svg:d="M122 156c2 17 14 35 33 35 9 0 35-6 35-40 0-8 0-15 0-24-4 0-8 0-11 0 0 9 0 16 0 24 0 24-11 27-15 27-14 0-15-20-15-21 0-29 0-56 0-85 0-17 0-34-16-49-17-17-37-23-57-23-35 0-64 19-64 47 0 13 8 20 19 20 12 0 19-8 19-19 0-6-2-19-21-20 12-15 32-20 45-20 21 0 45 17 45 54 0 5 0 11 0 16-22 1-51 2-77 16-32 14-42 36-42 55 0 33 41 44 67 44 28 0 47-17 55-37zM119 88c0 14 0 27 0 42 0 39-30 54-49 54-21 0-38-15-38-36 0-23 17-58 87-60z"><text:p/></draw:path><draw:path draw:style-name="gr709" draw:text-style-name="P42" svg:width="0.0516in" svg:height="0.1035in" svg:x="4.8689in" svg:y="2.0154in" svg:viewBox="0 0 132 264" svg:d="M65 90c20 0 41 0 61 0 0-4 0-8 0-12-20 0-41 0-61 0 0-26 0-52 0-78-4 0-6 0-10 0-1 35-13 79-55 82 0 2 0 6 0 8 12 0 24 0 36 0 0 38 0 78 0 116 0 53 40 58 54 58 30 0 42-30 42-58 0-8 0-15 0-24-4 0-7 0-11 0 0 9 0 16 0 24 0 32-12 47-27 47-29 0-29-38-29-45 0-40 0-78 0-118z"><text:p/></draw:path><draw:path draw:style-name="gr710" draw:text-style-name="P42" svg:width="0.035in" svg:height="0.1106in" svg:x="4.9362in" svg:y="2.0063in" svg:viewBox="0 0 90 282" svg:d="M60 96c-19 1-40 4-59 5 0 3 0 8 0 12 28 0 31 3 31 24 0 37 0 75 0 113 0 19-4 19-32 19 0 5 0 8 0 13 13 0 36-1 46-1 15 0 30 1 44 1 0-5 0-8 0-13-28 0-30-3-30-18 0-52 0-103 0-155zM62 23c0-15-10-23-22-23-14 0-22 11-22 23 0 11 8 21 22 21 12 0 22-8 22-21z"><text:p/></draw:path><draw:path draw:style-name="gr711" draw:text-style-name="P42" svg:width="0.0728in" svg:height="0.0756in" svg:x="4.9815in" svg:y="2.0429in" svg:viewBox="0 0 186 193" svg:d="M186 98c0-54-42-98-92-98-53 0-94 46-94 98 0 54 43 95 92 95 52 0 94-42 94-95zM94 182c-18 0-38-8-48-27-11-19-11-45-11-60 0-17 0-40 9-58 12-19 32-29 48-29 20 0 38 10 48 28 11 18 11 43 11 59 0 15 0 38-9 56-9 19-28 31-48 31z"><text:p/></draw:path><draw:path draw:style-name="gr712" draw:text-style-name="P42" svg:width="0.0831in" svg:height="0.0728in" svg:x="5.065in" svg:y="2.0437in" svg:viewBox="0 0 212 186" svg:d="M32 41c0 37 0 75 0 113 0 19-4 19-32 19 0 5 0 8 0 13 14 0 36-1 47-1 12 0 33 1 48 1 0-5 0-8 0-13-29 0-34 0-34-19 0-26 0-52 0-77 0-45 30-69 58-69 26 0 31 23 31 47 0 33 0 66 0 99 0 19-5 19-34 19 0 5 0 8 0 13 16 0 38-1 48-1 11 0 34 1 48 1 0-5 0-8 0-13-22 0-33 0-33-12 0-28 0-54 0-82 0-36 0-49-13-63-6-8-20-16-45-16-30 0-50 18-62 44 0-14 0-30 0-44-19 1-40 4-59 5 0 3 0 8 0 12 29 0 32 3 32 24z"><text:p/></draw:path><draw:path draw:style-name="gr713" draw:text-style-name="P42" svg:width="0.0732in" svg:height="0.0756in" svg:x="5.2146in" svg:y="2.0429in" svg:viewBox="0 0 187 193" svg:d="M187 98c0-54-42-98-93-98-53 0-94 46-94 98 0 54 44 95 94 95s93-42 93-95zM94 182c-18 0-38-8-48-27-11-19-11-45-11-60 0-17 0-40 11-58 10-19 31-29 48-29 18 0 34 10 46 28 11 18 12 43 12 59 0 15 0 38-9 56-10 19-28 31-49 31z"><text:p/></draw:path><draw:path draw:style-name="gr714" draw:text-style-name="P42" svg:width="0.0535in" svg:height="0.1169in" svg:x="5.298in" svg:y="2.0004in" svg:viewBox="0 0 137 298" svg:d="M60 116c0-16 0-32 0-49 0-37 20-57 40-57 1 0 7 0 13 2-5 2-12 7-12 18 0 10 6 18 18 18s18-8 18-18c0-16-16-30-37-30-30 0-66 23-66 67 0 17 0 33 0 49-11 0-23 0-34 0 0 4 0 9 0 12 11 0 23 0 34 0 0 46 0 92 0 137 0 19-5 19-33 19 0 5 0 9 0 14 17 0 36-2 48-2 17 0 36 0 54 2 0-5 0-9 0-14-3 0-6 0-9 0-32 0-33-4-33-19 0-45 0-91 0-137 17 0 33 0 49 0 0-3 0-8 0-12-16 0-33 0-50 0z"><text:p/></draw:path><draw:path draw:style-name="gr715" draw:text-style-name="P42" svg:width="0.0539in" svg:height="0.0756in" svg:x="5.4067in" svg:y="2.0429in" svg:viewBox="0 0 138 193" svg:d="M74 107c10 1 44 8 44 38 0 22-15 39-47 39-36 0-52-24-59-60-1-5-2-8-6-8-6 0-6 4-6 11 0 18 0 37 0 55 0 8 0 11 5 11 2 0 2 0 11-8 1-1 1-3 8-10 18 18 37 18 47 18 48 0 67-29 67-59 0-22-12-34-18-39-13-15-30-17-48-21-23-4-52-10-52-34 0-15 11-33 48-33 46 0 48 39 50 52 0 3 3 3 4 3 5 0 5-2 5-10 0-15 0-28 0-42 0-8 0-10-3-10s-4 0-9 5c-2 1-6 5-7 6-17-11-34-11-40-11-51 0-68 28-68 52 0 14 7 26 18 36 14 10 25 13 56 19z"><text:p/></draw:path><draw:path draw:style-name="gr716" draw:text-style-name="P42" svg:width="0.0732in" svg:height="0.0756in" svg:x="5.4713in" svg:y="2.0429in" svg:viewBox="0 0 187 193" svg:d="M187 98c0-54-42-98-93-98-53 0-94 46-94 98 0 54 44 95 94 95s93-42 93-95zM94 182c-18 0-36-8-48-27-11-19-11-45-11-60 0-17 0-40 11-58 10-19 31-29 48-29 18 0 36 10 48 28 10 18 10 43 10 59 0 15 0 38-9 56-10 19-28 31-49 31z"><text:p/></draw:path><draw:path draw:style-name="gr717" draw:text-style-name="P42" svg:width="0.0744in" svg:height="0.0756in" svg:x="5.5571in" svg:y="2.0429in" svg:viewBox="0 0 190 193" svg:d="M122 156c2 17 14 35 33 35 9 0 35-6 35-40 0-8 0-15 0-24-4 0-8 0-11 0 0 9 0 16 0 24 0 24-10 27-15 27-14 0-15-20-15-21 0-29 0-56 0-85 0-17 0-34-16-49-17-17-37-23-57-23-35 0-64 19-64 47 0 13 8 20 19 20 12 0 19-8 19-19 0-6-1-19-21-20 12-15 32-20 45-20 22 0 46 17 46 54 0 5 0 11 0 16-22 1-52 2-78 16-31 14-42 36-42 55 0 33 41 44 67 44 28 0 47-17 55-37zM120 88c0 14 0 27 0 42 0 39-31 54-50 54-21 0-38-15-38-36 0-23 18-58 88-60z"><text:p/></draw:path><draw:path draw:style-name="gr718" draw:text-style-name="P42" svg:width="0.0815in" svg:height="0.1051in" svg:x="5.6378in" svg:y="2.0437in" svg:viewBox="0 0 208 268" svg:d="M60 28c0-10 0-18 0-28-20 1-40 4-60 5 0 3 0 8 0 12 30 0 32 3 32 21 0 66 0 131 0 197 0 19-4 19-32 19 0 5 0 9 0 14 14 0 36-2 47-2s32 2 48 2c0-5 0-9 0-14-29 0-34 0-34-19 0-24 0-47 0-71 0-1 0-2 0-3 3 7 21 30 52 30 50 0 95-42 95-96s-41-95-89-95c-33 0-51 18-59 28zM61 138c0-31 0-62 0-94 12-21 34-34 55-34 30 0 57 37 57 85 0 51-30 86-61 86-17 0-33-8-45-25-6-10-6-10-6-18z"><text:p/></draw:path><draw:path draw:style-name="gr719" draw:text-style-name="P42" svg:width="0.0819in" svg:height="0.1169in" svg:x="0.0016in" svg:y="2.2016in" svg:viewBox="0 0 209 298" svg:d="M61 133c0-44 0-89 0-133-20 1-41 4-61 5 0 5 0 8 0 13 30 0 34 2 34 23 0 84 0 168 0 252 3 0 7 0 10 0 0-1 4-7 15-27 7 10 24 32 55 32 50 0 95-42 95-96s-42-96-90-96c-33 0-51 20-58 27zM62 245c0-29 0-59 0-88 0-7 0-8 5-14 17-24 40-28 49-28 20 0 35 11 45 28 11 17 12 41 12 57s0 42-12 60c-10 14-25 28-48 28-19 0-35-11-45-26-6-9-6-10-6-17z"><text:p/></draw:path><draw:path draw:style-name="gr720" draw:text-style-name="P42" svg:width="0.0831in" svg:height="0.0752in" svg:x="0.0949in" svg:y="2.2425in" svg:viewBox="0 0 212 192" svg:d="M151 154c0 13 0 25 0 38 21-1 41-4 61-5 0-5 0-8 0-13-30 0-33-4-33-24 0-50 0-100 0-150-21 1-41 4-61 5 0 5 0 8 0 13 28 0 32 4 32 24 0 25 0 49 0 74 0 38-20 66-50 66-36 0-38-20-38-42 0-46 0-93 0-140-20 1-42 4-62 5 0 5 0 8 0 13 32 0 32 1 32 38 0 22 0 42 0 64 0 34 0 72 65 72 24 0 42-12 54-38z"><text:p/></draw:path><draw:path draw:style-name="gr721" draw:text-style-name="P42" svg:width="0.0815in" svg:height="0.1169in" svg:x="0.1866in" svg:y="2.2016in" svg:viewBox="0 0 208 298" svg:d="M60 133c0-44 0-89 0-133-20 1-40 4-60 5 0 5 0 8 0 13 29 0 32 2 32 23 0 84 0 168 0 252 4 0 8 0 11 0 0-1 4-7 16-27 6 10 24 32 55 32 50 0 94-42 94-96s-41-96-89-96c-34 0-52 20-59 27zM62 245c0-29 0-59 0-88 0-7 0-8 4-14 17-24 40-28 50-28 20 0 34 11 45 28s12 41 12 57-1 42-13 60c-9 14-26 28-48 28-18 0-34-11-45-26-5-9-5-10-5-17z"><text:p/></draw:path><draw:path draw:style-name="gr722" draw:text-style-name="P42" svg:width="0.0815in" svg:height="0.1169in" svg:x="0.2787in" svg:y="2.2016in" svg:viewBox="0 0 208 298" svg:d="M61 133c0-44 0-89 0-133-20 1-41 4-61 5 0 5 0 8 0 13 30 0 34 2 34 23 0 84 0 168 0 252 3 0 6 0 9 0 1-1 4-7 16-27 6 10 24 32 55 32 50 0 94-42 94-96s-41-96-89-96c-34 0-52 20-58 27zM62 245c0-29 0-59 0-88 0-7 0-8 5-14 16-24 40-28 49-28 20 0 35 11 45 28 11 17 12 41 12 57s-1 42-13 60c-9 14-24 28-47 28-19 0-35-11-45-26-6-9-6-10-6-17z"><text:p/></draw:path><draw:path draw:style-name="gr723" draw:text-style-name="P42" svg:width="0.0366in" svg:height="0.115in" svg:x="0.3717in" svg:y="2.2016in" svg:viewBox="0 0 94 293" svg:d="M61 0c-20 1-41 4-61 5 0 5 0 8 0 13 30 0 34 2 34 23 0 73 0 146 0 219 0 20-5 20-34 20 0 4 0 8 0 13 14-1 36-1 47-1s31 0 47 1c0-5 0-9 0-13-28 0-33 0-33-20 0-86 0-174 0-260z"><text:p/></draw:path><draw:path draw:style-name="gr724" draw:text-style-name="P42" svg:width="0.0638in" svg:height="0.076in" svg:x="0.4169in" svg:y="2.2421in" svg:viewBox="0 0 163 194" svg:d="M35 83c3-63 38-73 53-73 43 0 48 56 48 73-34 0-68 0-101 0zM35 92c39 0 78 0 117 0 10 0 11 0 11-9 0-42-23-83-75-83-50 0-88 43-88 96 0 58 44 98 92 98 52 0 71-46 71-55 0-5-3-5-6-5s-3 3-5 6c-14 44-52 44-57 44-21 0-37-14-47-29-13-21-13-48-13-63z"><text:p/></draw:path><draw:path draw:style-name="gr725" draw:text-style-name="P42" svg:width="0.0539in" svg:height="0.076in" svg:x="0.4917in" svg:y="2.2421in" svg:viewBox="0 0 138 194" svg:d="M73 108c10 1 45 8 45 38 0 22-15 39-48 39-35 0-51-24-59-60-1-6-1-7-6-7s-5 2-5 10c0 18 0 38 0 56 0 7 0 10 5 10 2 0 2 0 11-8 1-1 0-2 8-11 18 18 37 19 46 19 49 0 68-28 68-58 0-23-13-35-18-41-14-13-30-17-48-21-24-3-52-9-52-33 0-16 11-33 47-33 47 0 49 39 49 51 2 5 4 3 5 5 6 0 6-3 6-11 0-15 0-28 0-42 0-7 0-11-5-11-2 0-2 0-8 6-1 1-5 5-7 6-16-12-34-12-40-12-51 0-67 29-67 53 0 14 7 26 18 35 13 12 25 14 55 20z"><text:p/></draw:path><draw:path draw:style-name="gr726" draw:text-style-name="P42" svg:width="0.0169in" svg:height="0.0177in" svg:x="0.5657in" svg:y="2.2984in" svg:viewBox="0 0 44 46" svg:d="M44 23c0-12-9-23-21-23s-23 11-23 23 11 23 23 23 21-11 21-23z"><text:p/></draw:path><draw:path draw:style-name="gr727" draw:text-style-name="P42" svg:width="0.0382in" svg:height="0.1654in" svg:x="0.2626in" svg:y="2.3913in" svg:viewBox="0 0 98 421" svg:d="M98 418c0-2 0-3-7-10-53-53-66-133-66-197 0-74 16-147 67-200 6-5 6-6 6-7 0-3-1-4-3-4-5 0-43 29-67 82-22 46-28 93-28 129 0 33 5 84 29 131 25 52 61 79 66 79 2 0 3-1 3-3z"><text:p/></draw:path><draw:path draw:style-name="gr728" draw:text-style-name="P42" svg:width="0.0815in" svg:height="0.1161in" svg:x="0.3154in" svg:y="2.4008in" svg:viewBox="0 0 208 296" svg:d="M61 133c0-44 0-89 0-133-20 1-41 2-61 4 0 4 0 8 0 13 30 0 34 3 34 24 0 84 0 167 0 251 3 0 6 0 9 0 1 0 5-6 16-26 6 10 24 30 55 30 50 0 94-40 94-94s-41-96-89-96c-33 0-52 20-58 27zM62 244c0-29 0-58 0-87 0-8 0-8 5-15 16-23 40-27 49-27 20 0 35 11 45 27 11 18 12 42 12 58s0 41-13 60c-9 14-24 28-47 28-19 0-35-11-45-26-6-9-6-10-6-18z"><text:p/></draw:path><draw:path draw:style-name="gr729" draw:text-style-name="P42" svg:width="0.0378in" svg:height="0.1654in" svg:x="0.4126in" svg:y="2.3913in" svg:viewBox="0 0 97 421" svg:d="M97 211c0-33-5-84-27-132-26-51-62-79-66-79-3 0-4 1-4 4 0 1 0 2 7 9 42 42 66 109 66 198 0 72-15 147-68 199-5 5-5 6-5 8s1 3 4 3c4 0 42-29 67-81 21-47 26-94 26-129z"><text:p/></draw:path><draw:path draw:style-name="gr730" draw:text-style-name="P42" svg:width="0.1028in" svg:height="0.1126in" svg:x="0.528in" svg:y="2.4028in" svg:viewBox="0 0 262 287" svg:d="M43 254c0 16-1 21-33 21-4 0-6 0-10 0 0 3 0 8 0 12 82 0 162 0 244 0 6-36 12-72 18-108-4 0-8 0-11 0-11 65-21 96-94 96-18 0-37 0-55 0-20 0-22-4-22-17 0-37 0-76 0-113 14 0 26 0 39 0 41 0 45 13 45 49 4 0 8 0 11 0 0-37 0-74 0-111-3 0-7 0-11 0 0 36-4 49-45 49-13 0-25 0-39 0 0-34 0-68 0-102 0-13 2-17 22-17 18 0 36 0 54 0 65 0 76 24 83 83 3 0 7 0 11 0-4-32-9-64-12-96-80 0-159 0-238 0 0 5 0 8 0 13 4 0 6 0 10 0 32 0 33 5 33 21 0 73 0 147 0 220z"><text:p/></draw:path><draw:path draw:style-name="gr731" draw:text-style-name="P42" svg:width="0.0831in" svg:height="0.0709in" svg:x="0.6378in" svg:y="2.4445in" svg:viewBox="0 0 212 181" svg:d="M115 83c13-16 29-37 40-48 13-15 30-22 50-22 0-5 0-8 0-13-12 1-24 1-35 1-13 0-34-1-40-1 0 5 0 8 0 13 8 1 12 6 12 13 0 6-4 12-6 15-9 11-18 21-27 32-11-14-21-27-32-42-4-5-4-5-4-7 0-7 6-11 15-11 0-5 0-8 0-13-11 0-39 1-46 1-8 0-29 0-40-1 0 5 0 8 0 13 29 0 29 0 50 25 14 18 27 38 42 56-14 16-27 32-40 49-20 25-46 26-54 26 0 4 0 9 0 12 11 0 24-1 35-1 12 0 30 1 39 1 0-3 0-8 0-12-8-1-12-7-12-13 0-10 12-24 39-54 11 14 20 28 31 42 4 5 10 12 10 14 0 4-4 10-16 11 0 4 0 9 0 12 13 0 36-1 46-1 12 0 27 1 40 1 0-3 0-8 0-12-22 0-30-1-39-13-19-24-39-49-58-73z"><text:p/></draw:path><draw:path draw:style-name="gr732" draw:text-style-name="P42" svg:width="0.063in" svg:height="0.0756in" svg:x="0.7287in" svg:y="2.4413in" svg:viewBox="0 0 161 193" svg:d="M35 97c0-68 35-86 57-86 4 0 30 0 45 15-17 2-19 14-19 20 0 10 7 19 19 19 11 0 19-7 19-19 0-29-32-46-65-46-53 0-91 46-91 98 0 54 42 95 91 95 57 0 70-50 70-54 0-5-5-5-6-5-4 0-5 3-5 5-12 39-40 45-55 45-23 0-60-20-60-87z"><text:p/></draw:path><draw:path draw:style-name="gr733" draw:text-style-name="P42" svg:width="0.0638in" svg:height="0.0756in" svg:x="0.8016in" svg:y="2.4413in" svg:viewBox="0 0 163 193" svg:d="M36 83c2-63 37-73 52-73 43 0 48 56 48 73-34 0-66 0-100 0zM35 91c39 0 78 0 117 0 10 0 11 0 11-8 0-42-23-83-75-83-50 0-88 43-88 96 0 56 44 97 92 97 52 0 71-47 71-54 0-5-3-6-5-6-4 0-4 4-6 6-14 45-52 45-56 45-22 0-38-14-48-29-13-21-13-48-13-64z"><text:p/></draw:path><draw:path draw:style-name="gr734" draw:text-style-name="P42" svg:width="0.0539in" svg:height="0.0756in" svg:x="0.8764in" svg:y="2.4413in" svg:viewBox="0 0 138 193" svg:d="M74 107c9 2 44 8 44 39 0 22-15 39-48 39-35 0-51-24-58-60-2-6-2-7-6-7-6 0-6 2-6 9 0 19 0 37 0 57 0 7 0 9 5 9 2 0 2 0 11-8 2-4 0-1 8-10 18 18 37 18 46 18 49 0 68-27 68-59 0-21-13-34-18-39-13-13-30-17-48-21-24-4-52-9-52-34 0-15 11-32 47-32 47 0 49 38 49 51 2 3 5 3 6 3 5 0 5-1 5-9 0-15 0-29 0-43 0-8 0-10-5-10-1 0-2 0-8 5-1 2-5 6-7 7-16-12-33-12-40-12-51 0-67 29-67 52 0 15 7 26 18 36 13 10 25 13 56 19z"><text:p/></draw:path><draw:path draw:style-name="gr735" draw:text-style-name="P42" svg:width="0.0539in" svg:height="0.0756in" svg:x="0.9421in" svg:y="2.4413in" svg:viewBox="0 0 138 193" svg:d="M73 107c10 2 45 8 45 39 0 22-16 39-48 39-36 0-51-24-59-60-1-6-1-7-6-7s-5 2-5 9c0 19 0 37 0 57 0 7 0 9 5 9 1 0 2 0 9-8 2 0 2-1 9-10 19 18 38 18 47 18 48 0 68-27 68-59 0-21-13-34-18-39-14-13-30-17-48-21-24-4-52-9-52-34 0-15 11-32 47-32 47 0 48 38 49 51 0 3 4 2 5 3 6 0 6-1 6-9 0-15 0-29 0-43 0-8 0-10-5-10-2 0-3 0-8 5-1 2-6 6-7 7-16-12-34-12-40-12-51 0-67 29-67 52 0 15 6 26 18 36 13 10 25 13 55 19z"><text:p/></draw:path><draw:path draw:style-name="gr736" draw:text-style-name="P42" svg:width="0.0972in" svg:height="0.113in" svg:x="1.0626in" svg:y="2.402in" svg:viewBox="0 0 248 288" svg:d="M82 155c24 0 46 0 70 0 51 0 96-34 96-76s-42-79-99-79c-49 0-100 0-149 0 0 5 0 8 0 13 4 0 7 0 11 0 32 0 32 5 32 21 0 74 0 147 0 222 0 15 0 20-32 20-4 0-7 0-11 0 0 4 0 8 0 12 14-1 46-1 62-1s47 0 63 1c0-4 0-8 0-12-4 0-7 0-11 0-32 0-32-5-32-20 0-34 0-68 0-101zM80 144c0-38 0-76 0-114 0-13 0-17 21-17 12 0 25 0 37 0 67 0 67 46 67 66 0 19 0 65-67 65-19 0-38 0-58 0z"><text:p/></draw:path><draw:path draw:style-name="gr737" draw:text-style-name="P42" svg:width="0.0555in" svg:height="0.0728in" svg:x="1.1744in" svg:y="2.4425in" svg:viewBox="0 0 142 186" svg:d="M59 47c0-16 0-31 0-47-19 1-40 4-59 5 0 5 0 8 0 13 29 0 32 2 32 24 0 37 0 76 0 113 0 19-4 19-32 19 0 4 0 8 0 12 17 0 36-1 48-1 17 0 36 0 53 1 0-4 0-8 0-12-3 0-6 0-9 0-31 0-32-5-32-20 0-22 0-44 0-65 0-42 18-79 50-79 3 0 4 0 5 0-1 1-9 6-9 16 0 12 8 18 18 18 7 0 18-4 18-18s-14-26-32-26c-31 0-45 29-51 47z"><text:p/></draw:path><draw:path draw:style-name="gr738" draw:text-style-name="P42" svg:width="0.0638in" svg:height="0.0756in" svg:x="1.239in" svg:y="2.4413in" svg:viewBox="0 0 163 193" svg:d="M36 83c2-63 38-73 53-73 43 0 47 56 47 73-34 0-66 0-100 0zM36 91c40 0 78 0 118 0 8 0 9 0 9-8 0-42-23-83-74-83-49 0-89 43-89 96 0 56 44 97 94 97 51 0 69-47 69-54 0-5-2-6-5-6s-4 4-6 6c-14 45-52 45-56 45-22 0-38-14-48-29-12-21-12-48-12-64z"><text:p/></draw:path><draw:path draw:style-name="gr739" draw:text-style-name="P42" svg:width="0.0539in" svg:height="0.0756in" svg:x="1.3138in" svg:y="2.4413in" svg:viewBox="0 0 138 193" svg:d="M74 107c10 2 44 8 44 39 0 22-15 39-47 39-36 0-51-24-59-60-1-6-2-7-6-7-6 0-6 2-6 9 0 19 0 37 0 57 0 7 0 9 5 9 2 0 2 0 11-8 1-1 1-1 8-10 19 18 37 18 47 18 48 0 67-27 67-59 0-21-12-34-17-39-14-13-31-17-49-21-23-4-52-9-52-34 0-15 11-32 48-32 46 0 48 38 50 51 0 3 3 3 4 3 6 0 6-1 6-9 0-15 0-29 0-43 0-8 0-10-4-10-3 0-4 0-9 5-1 2-6 6-7 7-17-12-34-12-40-12-51 0-68 29-68 52 0 15 7 26 19 36 13 10 25 13 55 19z"><text:p/></draw:path><draw:path draw:style-name="gr740" draw:text-style-name="P42" svg:width="0.0539in" svg:height="0.0756in" svg:x="1.3795in" svg:y="2.4413in" svg:viewBox="0 0 138 193" svg:d="M74 107c9 2 44 8 44 39 0 22-15 39-48 39-35 0-51-24-58-60-2-6-2-7-6-7-6 0-6 2-6 9 0 19 0 37 0 57 0 7 0 9 5 9 2 0 2 0 11-8 2-4 0-1 8-10 18 18 37 18 46 18 49 0 68-27 68-59 0-21-13-34-18-39-13-13-30-17-48-21-24-4-52-9-52-34 0-15 11-32 47-32 47 0 49 38 49 51 2 3 5 3 6 3 5 0 5-1 5-9 0-15 0-29 0-43 0-8 0-10-5-10-1 0-2 0-8 5-1 2-5 6-7 7-16-12-33-12-40-12-51 0-67 29-67 52 0 15 7 26 18 36 13 10 25 13 56 19z"><text:p/></draw:path><draw:path draw:style-name="gr741" draw:text-style-name="P42" svg:width="0.0831in" svg:height="0.0748in" svg:x="1.4445in" svg:y="2.4425in" svg:viewBox="0 0 212 191" svg:d="M151 154c0 12 0 25 0 37 21-1 41-4 61-5 0-4 0-8 0-12-30 0-32-4-32-24 0-50 0-100 0-150-20 1-42 4-62 5 0 5 0 8 0 13 30 0 32 2 32 24 0 25 0 49 0 74 0 38-19 66-50 66-36 0-38-20-38-42 0-46 0-93 0-140-20 1-42 4-62 5 0 5 0 8 0 13 34 0 34 1 34 38 0 22 0 42 0 64 0 32 0 71 63 71 24 0 42-12 54-37z"><text:p/></draw:path><draw:path draw:style-name="gr742" draw:text-style-name="P42" svg:width="0.0555in" svg:height="0.0728in" svg:x="1.5362in" svg:y="2.4425in" svg:viewBox="0 0 142 186" svg:d="M59 47c0-16 0-31 0-47-19 1-40 4-59 5 0 5 0 8 0 13 30 0 34 2 34 24 0 37 0 76 0 113 0 19-5 19-34 19 0 4 0 8 0 12 17 0 36-1 48-1 17 0 37 0 54 1 0-4 0-8 0-12-4 0-6 0-10 0-31 0-31-5-31-20 0-22 0-44 0-65 0-42 17-79 49-79 4 0 4 0 5 0-1 1-9 6-9 16 0 12 8 18 18 18 7 0 18-4 18-18s-14-26-32-26c-30 0-45 29-51 47z"><text:p/></draw:path><draw:path draw:style-name="gr743" draw:text-style-name="P42" svg:width="0.0638in" svg:height="0.0756in" svg:x="1.6016in" svg:y="2.4413in" svg:viewBox="0 0 163 193" svg:d="M35 83c2-63 38-73 53-73 43 0 48 56 48 73-34 0-68 0-101 0zM35 91c39 0 78 0 117 0 10 0 11 0 11-8 0-42-23-83-75-83-50 0-88 43-88 96 0 56 44 97 92 97 52 0 71-47 71-54 0-5-3-6-6-6s-5 4-5 6c-15 45-52 45-57 45-21 0-37-14-48-29-12-21-12-48-12-64z"><text:p/></draw:path><draw:path draw:style-name="gr744" draw:text-style-name="P42" svg:width="0.035in" svg:height="0.1106in" svg:x="1.7311in" svg:y="2.4047in" svg:viewBox="0 0 90 282" svg:d="M60 96c-19 1-40 4-59 5 0 5 0 8 0 13 28 0 31 2 31 23 0 38 0 75 0 114 0 19-4 19-32 19 0 4 0 8 0 12 13 0 36-1 46-1 15 0 30 1 44 1 0-4 0-8 0-12-28 0-30-2-30-19 0-52 0-103 0-155zM62 23c0-13-10-23-22-23-14 0-22 12-22 23s8 23 22 23c12 0 22-10 22-23z"><text:p/></draw:path><draw:path draw:style-name="gr745" draw:text-style-name="P42" svg:width="0.0831in" svg:height="0.0728in" svg:x="1.7768in" svg:y="2.4425in" svg:viewBox="0 0 212 186" svg:d="M34 42c0 37 0 76 0 113 0 19-5 19-34 19 0 4 0 8 0 12 14 0 36-1 48-1 11 0 32 1 47 1 0-4 0-8 0-12-28 0-33 0-33-19 0-27 0-52 0-78 0-43 30-67 57-67 26 0 31 22 31 46 0 33 0 66 0 99 0 19-5 19-32 19 0 4 0 8 0 12 14 0 36-1 48-1 10 0 32 1 46 1 0-4 0-8 0-12-21 0-32 0-33-13 0-27 0-54 0-81 0-36 0-49-12-64-6-8-21-16-45-16-31 0-51 18-62 44 0-14 0-30 0-44-20 1-40 4-60 5 0 5 0 8 0 13 30 0 34 2 34 24z"><text:p/></draw:path><draw:path draw:style-name="gr746" draw:text-style-name="P42" svg:width="0.0732in" svg:height="0.1201in" svg:x="1.928in" svg:y="2.3984in" svg:viewBox="0 0 187 306" svg:d="M124 133c-18-5-36-8-54-13-27-6-44-29-44-53 0-30 23-55 57-55 69 0 79 68 81 88 2 2 2 4 6 4 5 0 5-2 5-9 0-29 0-57 0-85 0-8 0-10-5-10-2 0-3 0-6 5-4 8-9 15-14 24-13-12-30-29-68-29-47 0-82 37-82 82 0 34 23 66 55 76 5 3 27 8 55 15 12 2 24 6 36 21 10 11 14 24 14 39 0 30-21 60-57 60-12 0-44-1-67-23-24-23-25-49-25-65-1-3-4-3-6-3-5 0-5 2-5 9 0 29 0 57 0 85 0 8 0 10 5 10 2 0 3-1 6-5 0-1 1-2 15-24 14 15 40 29 77 29 49 0 84-41 84-88 0-42-29-76-63-85z"><text:p/></draw:path><draw:path draw:style-name="gr747" draw:text-style-name="P42" svg:width="0.0819in" svg:height="0.1055in" svg:x="2.0154in" svg:y="2.4425in" svg:viewBox="0 0 209 269" svg:d="M61 28c0-10 0-18 0-28-20 1-41 4-61 5 0 5 0 8 0 13 30 0 34 2 34 20 0 66 0 132 0 198 0 20-5 20-34 20 0 4 0 8 0 13 14-1 37-1 48-1s32 0 47 1c0-5 0-9 0-13-28 0-33 0-33-20 0-24 0-46 0-70 0-2 0-3 0-4 3 6 20 29 52 29 50 0 95-41 95-95s-42-96-89-96c-32 0-50 19-59 28zM62 138c0-31 0-62 0-94 12-21 33-33 54-33 32 0 57 37 57 85 0 50-29 86-60 86-17 0-34-8-45-26-6-8-6-10-6-18z"><text:p/></draw:path><draw:path draw:style-name="gr748" draw:text-style-name="P42" svg:width="0.0831in" svg:height="0.1146in" svg:x="2.1083in" svg:y="2.4008in" svg:viewBox="0 0 212 292" svg:d="M32 260c0 20-4 20-32 20 0 3 0 8 0 12 14 0 36-2 48-2 11 0 32 2 47 2 0-4 0-9 0-12-29 0-33 0-33-20 0-26 0-51 0-78 0-43 30-67 57-67 26 0 31 23 31 47 0 32 0 66 0 98 0 20-5 20-32 20 0 3 0 8 0 12 14 0 36-2 46-2 11 0 34 2 48 2 0-4 0-9 0-12-22 0-32 0-33-14 0-26 0-54 0-80 0-36 0-49-13-65-6-7-20-15-44-15-36 0-54 25-61 42 0-50 0-99 0-148-20 1-41 2-61 4 0 4 0 8 0 13 30 0 32 3 32 24 0 73 0 146 0 219z"><text:p/></draw:path><draw:path draw:style-name="gr749" draw:text-style-name="P42" svg:width="0.0638in" svg:height="0.0756in" svg:x="2.2in" svg:y="2.4413in" svg:viewBox="0 0 163 193" svg:d="M35 83c2-63 38-73 53-73 43 0 48 56 48 73-34 0-68 0-101 0zM35 91c39 0 78 0 117 0 10 0 11 0 11-8 0-42-23-83-75-83-50 0-88 43-88 96 0 56 44 97 92 97 52 0 71-47 71-54 0-5-3-6-6-6s-5 4-5 6c-15 45-52 45-57 45-21 0-37-14-48-29-12-21-12-48-12-64z"><text:p/></draw:path><draw:path draw:style-name="gr750" draw:text-style-name="P42" svg:width="0.0555in" svg:height="0.0728in" svg:x="2.2736in" svg:y="2.4425in" svg:viewBox="0 0 142 186" svg:d="M59 47c0-16 0-31 0-47-19 1-40 4-59 5 0 5 0 8 0 13 30 0 32 2 32 24 0 37 0 76 0 113 0 19-3 19-32 19 0 4 0 8 0 12 17 0 36-1 48-1 17 0 37 0 54 1 0-4 0-8 0-12-4 0-6 0-10 0-31 0-31-5-31-20 0-22 0-44 0-65 0-42 17-79 49-79 4 0 4 0 5 0-1 1-9 6-9 16 0 12 8 18 18 18 7 0 18-4 18-18s-14-26-32-26c-31 0-45 29-51 47z"><text:p/></draw:path><draw:path draw:style-name="gr751" draw:text-style-name="P42" svg:width="0.0354in" svg:height="0.1106in" svg:x="2.3394in" svg:y="2.4047in" svg:viewBox="0 0 91 282" svg:d="M61 96c-19 1-39 4-59 5 0 5 0 8 0 13 28 0 32 2 32 23 0 38 0 75 0 114 0 19-5 19-34 19 0 4 0 8 0 12 14 0 37-1 47-1 14 0 30 1 44 1 0-4 0-8 0-12-29 0-30-2-30-19 0-52 0-103 0-155zM62 23c0-13-9-23-21-23-13 0-23 12-23 23s10 23 23 23c12 0 21-10 21-23z"><text:p/></draw:path><draw:path draw:style-name="gr752" draw:text-style-name="P42" svg:width="0.063in" svg:height="0.0756in" svg:x="2.3858in" svg:y="2.4413in" svg:viewBox="0 0 161 193" svg:d="M36 97c0-68 34-86 56-86 4 0 30 0 46 15-18 2-20 14-20 20 0 10 7 19 19 19 11 0 19-7 19-19 0-29-31-46-64-46-52 0-92 46-92 98 0 54 42 95 91 95 57 0 70-50 70-54 0-5-4-5-5-5-4 0-5 3-6 5-12 39-40 45-55 45-23 0-59-20-59-87z"><text:p/></draw:path><draw:path draw:style-name="gr753" draw:text-style-name="P42" svg:width="0.0748in" svg:height="0.0756in" svg:x="2.461in" svg:y="2.4413in" svg:viewBox="0 0 191 193" svg:d="M124 157c1 17 13 35 32 35 8 0 35-6 35-41 0-8 0-15 0-24-4 0-7 0-11 0 0 9 0 16 0 24 0 25-11 28-16 28-13 0-15-19-15-22 0-27 0-56 0-84 0-18 0-35-15-50-16-16-38-23-57-23-35 0-64 20-64 48 0 12 9 19 19 19 12 0 20-8 20-19 0-5-3-19-22-19 11-15 32-19 46-19 20 0 44 15 44 54 0 4 0 10 0 15-22 1-50 3-78 15-31 14-42 37-42 55 0 35 41 44 68 44 28 0 47-17 56-36zM120 88c0 14 0 27 0 42 0 40-30 55-49 55-21 0-39-16-39-36 0-24 18-59 88-61z"><text:p/></draw:path><draw:path draw:style-name="gr754" draw:text-style-name="P42" svg:width="0.0366in" svg:height="0.1146in" svg:x="2.5425in" svg:y="2.4008in" svg:viewBox="0 0 94 292" svg:d="M61 0c-20 1-41 2-61 4 0 4 0 8 0 13 30 0 32 3 32 24 0 73 0 146 0 219 0 20-4 20-32 20 0 3 0 8 0 12 14 0 36-2 47-2s31 2 47 2c0-4 0-9 0-12-29 0-33 0-33-20 0-86 0-174 0-260z"><text:p/></draw:path><draw:path draw:style-name="gr755" draw:text-style-name="P42" svg:width="0.0909in" svg:height="0.113in" svg:x="2.6437in" svg:y="2.402in" svg:viewBox="0 0 232 288" svg:d="M232 180c-4 0-8 0-11 0-5 43-11 96-85 96-12 0-23 0-35 0-19 0-21-4-21-17 0-75 0-150 0-225 0-15 0-21 41-21 5 0 9 0 13 0 0-5 0-8 0-13-15 1-54 1-70 1-17 0-50 0-64-1 0 5 0 8 0 13 4 0 6 0 10 0 32 0 33 5 33 21 0 74 0 147 0 222 0 15-1 20-33 20-4 0-6 0-10 0 0 4 0 8 0 12 73 0 146 0 220 0 3-36 8-72 12-108z"><text:p/></draw:path><draw:path draw:style-name="gr756" draw:text-style-name="P42" svg:width="0.0354in" svg:height="0.1106in" svg:x="2.7472in" svg:y="2.4047in" svg:viewBox="0 0 91 282" svg:d="M61 96c-19 1-39 4-59 5 0 5 0 8 0 13 28 0 32 2 32 23 0 38 0 75 0 114 0 19-5 19-34 19 0 4 0 8 0 12 14 0 37-1 47-1 14 0 30 1 44 1 0-4 0-8 0-12-29 0-30-2-30-19 0-52 0-103 0-155zM62 23c0-13-9-23-21-23-13 0-23 12-23 23s10 23 23 23c12 0 21-10 21-23z"><text:p/></draw:path><draw:path draw:style-name="gr757" draw:text-style-name="P42" svg:width="0.0819in" svg:height="0.1055in" svg:x="2.7937in" svg:y="2.4425in" svg:viewBox="0 0 209 269" svg:d="M146 161c0 25 0 50 0 75 0 20-4 20-33 20 0 4 0 8 0 13 14-1 37-1 48-1s32 0 48 1c0-5 0-9 0-13-29 0-34 0-34-20 0-79 0-157 0-236-3 0-6 0-9 0-5 13-11 25-16 38-6-12-23-38-56-38-50 0-94 41-94 96 0 53 41 95 90 95 30 0 47-18 56-30zM148 70c0 20 0 39 0 60 0 13-8 25-17 34-6 6-19 18-39 18-31 0-57-38-57-86 0-50 30-85 61-85 34 0 52 36 52 59z"><text:p/></draw:path><draw:path draw:style-name="gr758" draw:text-style-name="P42" svg:width="0.0831in" svg:height="0.0748in" svg:x="2.8811in" svg:y="2.4425in" svg:viewBox="0 0 212 191" svg:d="M151 154c0 12 0 25 0 37 21-1 41-4 61-5 0-4 0-8 0-12-30 0-33-4-33-24 0-50 0-100 0-150-21 1-41 4-61 5 0 5 0 8 0 13 28 0 32 2 32 24 0 25 0 49 0 74 0 38-20 66-50 66-36 0-38-20-38-42 0-46 0-93 0-140-20 1-42 4-62 5 0 5 0 8 0 13 32 0 32 1 32 38 0 22 0 42 0 64 0 32 0 71 65 71 24 0 42-12 54-37z"><text:p/></draw:path><draw:path draw:style-name="gr759" draw:text-style-name="P42" svg:width="0.035in" svg:height="0.1106in" svg:x="2.9736in" svg:y="2.4047in" svg:viewBox="0 0 90 282" svg:d="M60 96c-19 1-40 4-59 5 0 5 0 8 0 13 28 0 31 2 31 23 0 38 0 75 0 114 0 19-4 19-32 19 0 4 0 8 0 12 13 0 36-1 46-1 15 0 30 1 44 1 0-4 0-8 0-12-28 0-30-2-30-19 0-52 0-103 0-155zM62 23c0-13-10-23-22-23-14 0-23 12-23 23s9 23 23 23c12 0 22-10 22-23z"><text:p/></draw:path><draw:path draw:style-name="gr760" draw:text-style-name="P42" svg:width="0.0815in" svg:height="0.1161in" svg:x="3.0197in" svg:y="2.4008in" svg:viewBox="0 0 208 296" svg:d="M145 269c0 9 0 18 0 27 21-1 42-3 63-4 0-4 0-9 0-12-30 0-34-4-34-24 0-86 0-171 0-256-20 1-40 2-60 4 0 4 0 8 0 13 29 0 32 3 32 24 0 30 0 61 0 91-12-16-30-26-52-26-50 0-94 42-94 96s41 94 89 94c27 0 45-14 56-27zM145 156c0 29 0 58 0 86 0 8 0 9-5 16-12 20-31 30-49 30-19 0-35-12-44-28-11-16-12-40-12-58 0-16 0-41 13-60 8-14 24-27 47-27 15 0 32 6 45 25 5 8 5 9 5 16z"><text:p/></draw:path><draw:path draw:style-name="gr761" draw:text-style-name="P42" svg:width="0.111in" svg:height="0.113in" svg:x="3.1669in" svg:y="2.402in" svg:viewBox="0 0 283 288" svg:d="M0 0c0 5 0 8 0 13 4 0 7 0 11 0 32 0 33 5 33 21 0 74 0 147 0 222 0 15-1 20-33 20-4 0-7 0-11 0 0 4 0 8 0 12 52 0 103 0 155 0 71 0 128-62 128-142 0-79-56-146-128-146-52 0-103 0-155 0zM101 276c-21 0-21-4-21-17 0-77 0-152 0-229 0-13 0-17 21-17 14 0 27 0 42 0 26 0 55 10 77 40 18 25 21 61 21 93 0 47-7 72-23 94-8 11-32 36-75 36-15 0-28 0-42 0z"><text:p/></draw:path><draw:path draw:style-name="gr762" draw:text-style-name="P42" svg:width="0.0555in" svg:height="0.0728in" svg:x="3.2925in" svg:y="2.4425in" svg:viewBox="0 0 142 186" svg:d="M59 47c0-16 0-31 0-47-19 1-40 4-59 5 0 5 0 8 0 13 30 0 34 2 34 24 0 37 0 76 0 113 0 19-5 19-34 19 0 4 0 8 0 12 17 0 37-1 48-1 17 0 37 0 54 1 0-4 0-8 0-12-2 0-6 0-8 0-32 0-33-5-33-20 0-22 0-44 0-65 0-42 18-79 49-79 4 0 4 0 5 0-1 1-9 6-9 16 0 12 9 18 18 18 8 0 18-4 18-18s-12-26-32-26c-30 0-45 29-51 47z"><text:p/></draw:path><draw:path draw:style-name="gr763" draw:text-style-name="P42" svg:width="0.0732in" svg:height="0.0756in" svg:x="3.3575in" svg:y="2.4413in" svg:viewBox="0 0 187 193" svg:d="M187 98c0-54-42-98-93-98-53 0-94 46-94 98 0 56 44 95 94 95s93-41 93-95zM94 184c-18 0-38-10-48-29-11-18-11-45-11-60 0-16 0-39 11-58 10-19 31-27 48-27 18 0 36 8 46 27 11 18 11 42 11 58 0 15 0 38-8 57-10 18-28 32-49 32z"><text:p/></draw:path><draw:path draw:style-name="gr764" draw:text-style-name="P42" svg:width="0.0815in" svg:height="0.1055in" svg:x="3.4409in" svg:y="2.4425in" svg:viewBox="0 0 208 269" svg:d="M60 28c0-10 0-18 0-28-20 1-40 4-60 5 0 5 0 8 0 13 30 0 32 2 32 20 0 66 0 132 0 198 0 20-4 20-32 20 0 4 0 8 0 13 14-1 36-1 47-1 12 0 32 0 48 1 0-5 0-9 0-13-29 0-34 0-34-20 0-24 0-46 0-70 0-2 0-3 0-4 3 6 21 29 53 29 49 0 94-41 94-95s-41-96-89-96c-33 0-51 19-59 28zM61 138c0-31 0-62 0-94 13-21 34-33 55-33 30 0 57 37 57 85 0 50-30 86-61 86-17 0-33-8-45-26-6-8-6-10-6-18z"><text:p/></draw:path><draw:path draw:style-name="gr765" draw:text-style-name="P42" svg:width="0.0744in" svg:height="0.0756in" svg:x="3.5902in" svg:y="2.4413in" svg:viewBox="0 0 190 193" svg:d="M122 157c3 17 14 35 34 35 8 0 34-6 34-41 0-8 0-15 0-24-4 0-6 0-10 0 0 9 0 16 0 24 0 25-11 28-16 28-14 0-15-19-15-22 0-27 0-56 0-84 0-18 0-35-16-50-15-16-37-23-57-23-35 0-64 20-64 48 0 12 8 19 19 19 12 0 19-8 19-19 0-5-1-19-20-19 11-15 31-19 46-19 20 0 44 15 44 54 0 4 0 10 0 15-22 1-52 3-78 15-31 14-42 37-42 55 0 35 41 44 67 44 28 0 48-17 55-36zM120 88c0 14 0 27 0 42 0 40-31 55-49 55-22 0-39-16-39-36 0-24 18-59 88-61z"><text:p/></draw:path><draw:path draw:style-name="gr766" draw:text-style-name="P42" svg:width="0.0831in" svg:height="0.0728in" svg:x="3.6713in" svg:y="2.4425in" svg:viewBox="0 0 212 186" svg:d="M34 42c0 37 0 76 0 113 0 19-5 19-34 19 0 4 0 8 0 12 14 0 36-1 48-1 11 0 32 1 47 1 0-4 0-8 0-12-28 0-33 0-33-19 0-27 0-52 0-78 0-43 30-67 57-67 26 0 31 22 31 46 0 33 0 66 0 99 0 19-5 19-32 19 0 4 0 8 0 12 14 0 36-1 48-1 10 0 32 1 46 1 0-4 0-8 0-12-21 0-32 0-32-13 0-27 0-54 0-81 0-36 0-49-13-64-6-8-21-16-45-16-31 0-50 18-62 44 0-14 0-30 0-44-20 1-40 4-60 5 0 5 0 8 0 13 30 0 34 2 34 24z"><text:p/></draw:path><draw:path draw:style-name="gr767" draw:text-style-name="P42" svg:width="0.0815in" svg:height="0.1161in" svg:x="3.7634in" svg:y="2.4008in" svg:viewBox="0 0 208 296" svg:d="M146 269c0 9 0 18 0 27 21-1 41-3 62-4 0-4 0-9 0-12-29 0-33-4-33-24 0-86 0-171 0-256-20 1-41 2-61 4 0 4 0 8 0 13 30 0 34 3 34 24 0 30 0 61 0 91-12-16-32-26-54-26-50 0-94 42-94 96s42 94 90 94c26 0 46-14 56-27zM146 156c0 29 0 58 0 86 0 8 0 9-4 16-14 20-33 30-51 30s-33-12-44-28-12-40-12-58c0-16 1-41 13-60 10-14 25-27 48-27 14 0 32 6 46 25 4 8 4 9 4 16z"><text:p/></draw:path><draw:path draw:style-name="gr768" draw:text-style-name="P42" svg:width="0.0732in" svg:height="0.1201in" svg:x="3.9142in" svg:y="2.3984in" svg:viewBox="0 0 187 306" svg:d="M124 133c-18-5-36-8-54-13-27-6-42-29-42-53 0-30 22-55 55-55 71 0 79 68 83 88 0 2 0 4 4 4 5 0 5-2 5-9 0-29 0-57 0-85 0-8 0-10-3-10-4 0-4 0-8 5-4 8-9 15-14 24-13-12-30-29-67-29-47 0-83 37-83 82 0 34 23 66 55 76 5 3 27 8 57 15 10 2 24 6 34 21 10 11 14 24 14 39 0 30-21 60-57 60-12 0-44-1-66-23-25-23-26-49-26-65 0-3-4-3-5-3-6 0-6 2-6 9 0 29 0 57 0 85 0 8 0 10 5 10 3 0 3-1 6-5 0-1 1-2 15-24 14 15 40 29 78 29 50 0 83-41 83-88 0-42-27-76-63-85z"><text:p/></draw:path><draw:path draw:style-name="gr769" draw:text-style-name="P42" svg:width="0.0728in" svg:height="0.0756in" svg:x="4.002in" svg:y="2.4413in" svg:viewBox="0 0 186 193" svg:d="M186 98c0-54-42-98-92-98-53 0-94 46-94 98 0 56 43 95 92 95 52 0 94-41 94-95zM94 184c-18 0-38-10-48-29-11-18-11-45-11-60 0-16 0-39 9-58 12-19 32-27 48-27 20 0 38 8 48 27 11 18 11 42 11 58 0 15 0 38-9 57-9 18-28 32-48 32z"><text:p/></draw:path><draw:path draw:style-name="gr770" draw:text-style-name="P42" svg:width="0.0748in" svg:height="0.0756in" svg:x="4.087in" svg:y="2.4413in" svg:viewBox="0 0 191 193" svg:d="M124 157c1 17 12 35 32 35 8 0 35-6 35-41 0-8 0-15 0-24-4 0-7 0-11 0 0 9 0 16 0 24 0 25-11 28-16 28-13 0-15-19-15-22 0-27 0-56 0-84 0-18 0-35-15-50-16-16-38-23-58-23-34 0-64 20-64 48 0 12 8 19 20 19 11 0 20-8 20-19 0-5-3-19-22-19 11-15 32-19 46-19 20 0 44 15 44 54 0 4 0 10 0 15-22 1-50 3-78 15-31 14-42 37-42 55 0 35 41 44 67 44 29 0 48-17 57-36zM120 88c0 14 0 27 0 42 0 40-30 55-49 55-21 0-39-16-39-36 0-24 18-59 88-61z"><text:p/></draw:path><draw:path draw:style-name="gr771" draw:text-style-name="P42" svg:width="0.0815in" svg:height="0.1055in" svg:x="4.1677in" svg:y="2.4425in" svg:viewBox="0 0 208 269" svg:d="M61 28c0-10 0-18 0-28-20 1-41 4-61 5 0 5 0 8 0 13 30 0 32 2 32 20 0 66 0 132 0 198 0 20-3 20-32 20 0 4 0 8 0 13 14-1 36-1 47-1 12 0 33 0 48 1 0-5 0-9 0-13-28 0-33 0-33-20 0-24 0-46 0-70 0-2 0-3 0-4 2 6 20 29 52 29 50 0 94-41 94-95s-41-96-88-96c-34 0-50 19-59 28zM62 138c0-31 0-62 0-94 12-21 33-33 54-33 32 0 57 37 57 85 0 50-29 86-60 86-18 0-34-8-45-26-6-8-6-10-6-18z"><text:p/></draw:path><draw:path draw:style-name="gr772" draw:text-style-name="P42" svg:width="0.1016in" svg:height="0.113in" svg:x="4.3161in" svg:y="2.402in" svg:viewBox="0 0 259 288" svg:d="M79 134c0-34 0-69 0-104 0-13 0-17 21-17 16 0 34 0 51 0 41 0 57 36 57 59 0 26-21 62-68 62-20 0-40 0-61 0zM179 138c41-8 69-35 69-66 0-37-38-72-93-72-52 0-103 0-155 0 0 5 0 8 0 13 4 0 7 0 11 0 32 0 32 5 32 21 0 74 0 147 0 222 0 15 0 20-32 20-4 0-7 0-11 0 0 4 0 8 0 12 55 0 110 0 166 0s93-37 93-77c0-36-33-68-80-73zM152 276c-18 0-34 0-52 0-21 0-21-4-21-17 0-38 0-77 0-115 27 0 53 0 79 0 41 0 59 38 59 67 0 30-21 65-65 65z"><text:p/></draw:path><draw:path draw:style-name="gr773" draw:text-style-name="P42" svg:width="0.0827in" svg:height="0.0748in" svg:x="4.4335in" svg:y="2.4425in" svg:viewBox="0 0 211 191" svg:d="M151 154c0 12 0 25 0 37 21-1 40-4 60-5 0-4 0-8 0-12-29 0-32-4-32-24 0-50 0-100 0-150-21 1-42 4-63 5 0 5 0 8 0 13 30 0 34 2 34 24 0 25 0 49 0 74 0 38-20 66-52 66-34 0-37-20-37-42 0-46 0-93 0-140-20 1-41 4-61 5 0 5 0 8 0 13 32 0 32 1 32 38 0 22 0 42 0 64 0 32 0 71 65 71 23 0 42-12 54-37z"><text:p/></draw:path><draw:path draw:style-name="gr774" draw:text-style-name="P42" svg:width="0.0815in" svg:height="0.1161in" svg:x="4.5252in" svg:y="2.4008in" svg:viewBox="0 0 208 296" svg:d="M60 133c0-44 0-89 0-133-20 1-40 2-60 4 0 4 0 8 0 13 29 0 32 3 32 24 0 84 0 167 0 251 4 0 8 0 11 0 5-9 4-6 15-26 7 10 24 30 55 30 50 0 95-40 95-94s-42-96-90-96c-33 0-51 20-58 27zM61 244c0-29 0-58 0-87 0-8 0-8 5-15 17-23 40-27 50-27 18 0 34 11 44 27 12 18 13 42 13 58s-1 41-13 60c-10 14-26 28-48 28-20 0-34-11-45-26-6-9-6-10-6-18z"><text:p/></draw:path><draw:path draw:style-name="gr775" draw:text-style-name="P42" svg:width="0.0815in" svg:height="0.1161in" svg:x="4.6173in" svg:y="2.4008in" svg:viewBox="0 0 208 296" svg:d="M60 133c0-44 0-89 0-133-20 1-40 2-60 4 0 4 0 8 0 13 29 0 32 3 32 24 0 84 0 167 0 251 4 0 8 0 11 0 5-9 4-6 16-26 6 10 24 30 55 30 50 0 94-40 94-94s-41-96-89-96c-34 0-52 20-59 27zM61 244c0-29 0-58 0-87 0-8 0-8 5-15 17-23 40-27 50-27 20 0 34 11 45 27 11 18 12 42 12 58s-1 41-13 60c-9 14-26 28-48 28-20 0-34-11-45-26-6-9-6-10-6-18z"><text:p/></draw:path><draw:path draw:style-name="gr776" draw:text-style-name="P42" svg:width="0.0366in" svg:height="0.1146in" svg:x="4.7102in" svg:y="2.4008in" svg:viewBox="0 0 94 292" svg:d="M60 0c-20 1-40 2-60 4 0 4 0 8 0 13 29 0 32 3 32 24 0 73 0 146 0 219 0 20-4 20-32 20 0 3 0 8 0 12 13 0 36-2 47-2s31 2 47 2c0-4 0-9 0-12-29 0-34 0-34-20 0-86 0-174 0-260z"><text:p/></draw:path><draw:path draw:style-name="gr777" draw:text-style-name="P42" svg:width="0.0638in" svg:height="0.0756in" svg:x="4.7555in" svg:y="2.4413in" svg:viewBox="0 0 163 193" svg:d="M35 83c2-63 38-73 53-73 43 0 46 56 46 73-33 0-66 0-99 0zM35 91c39 0 78 0 117 0 10 0 11 0 11-8 0-42-23-83-75-83-50 0-88 43-88 96 0 56 44 97 92 97 52 0 71-47 71-54 0-5-3-6-6-6s-5 4-5 6c-15 45-52 45-57 45-21 0-39-14-48-29-12-21-12-48-12-64z"><text:p/></draw:path><draw:path draw:style-name="gr778" draw:text-style-name="P42" svg:width="0.0169in" svg:height="0.0709in" svg:x="4.839in" svg:y="2.4445in" svg:viewBox="0 0 44 181" svg:d="M44 23c0-13-9-23-21-23s-23 10-23 23c0 12 11 21 23 21s21-9 21-21zM44 160c0-12-9-23-21-23s-23 11-23 23 11 21 23 21 21-9 21-21z"><text:p/></draw:path><draw:path draw:style-name="gr779" draw:text-style-name="P42" svg:width="0.1075in" svg:height="0.1114in" svg:x="4.9504in" svg:y="2.4035in" svg:viewBox="0 0 274 284" svg:d="M265 0c-85 0-171 0-257 0-2 31-6 64-8 95 4 0 7 0 11 0 6-69 12-83 75-83 8 0 18 0 23 1 9 3 9 6 9 16 0 74 0 149 0 223 0 14 0 20-45 20-6 0-11 0-17 0 0 4 0 9 0 12 18-1 62-1 81-1s62 0 80 1c0-3 0-8 0-12-6 0-11 0-17 0-44 0-44-6-44-20 0-74 0-149 0-223 0-9 0-13 7-16 5-1 16-1 24-1 64 0 70 14 76 83 3 0 7 0 11 0-3-31-6-64-9-95z"><text:p/></draw:path><draw:path draw:style-name="gr780" draw:text-style-name="P42" svg:width="0.0831in" svg:height="0.1146in" svg:x="5.0693in" svg:y="2.4008in" svg:viewBox="0 0 212 292" svg:d="M34 260c0 20-5 20-34 20 0 3 0 8 0 12 16 0 37-2 48-2s34 2 47 2c0-4 0-9 0-12-28 0-33 0-33-20 0-26 0-51 0-78 0-43 30-67 57-67s31 23 31 47c0 32 0 66 0 98 0 20-4 20-32 20 0 3 0 8 0 12 14 0 36-2 48-2 10 0 32 2 46 2 0-4 0-9 0-12-21 0-32 0-32-14 0-26 0-54 0-80 0-36 0-49-13-65-6-7-21-15-45-15-36 0-54 25-61 42 0-50 0-99 0-148-20 1-41 2-61 4 0 4 0 8 0 13 30 0 34 3 34 24 0 73 0 146 0 219z"><text:p/></draw:path><draw:path draw:style-name="gr781" draw:text-style-name="P42" svg:width="0.0638in" svg:height="0.0756in" svg:x="5.161in" svg:y="2.4413in" svg:viewBox="0 0 163 193" svg:d="M36 83c2-63 37-73 52-73 44 0 48 56 48 73-34 0-66 0-100 0zM35 91c39 0 78 0 117 0 10 0 11 0 11-8 0-42-23-83-75-83-48 0-88 43-88 96 0 56 44 97 94 97s69-47 69-54c0-5-3-6-5-6-4 0-4 4-6 6-14 45-52 45-56 45-22 0-38-14-48-29-13-21-13-48-13-64z"><text:p/></draw:path><draw:path draw:style-name="gr782" draw:text-style-name="P42" svg:width="0.0638in" svg:height="0.0756in" svg:x="5.2902in" svg:y="2.4413in" svg:viewBox="0 0 163 193" svg:d="M35 83c2-63 38-73 53-73 43 0 46 56 46 73-33 0-66 0-99 0zM35 91c39 0 78 0 117 0 9 0 11 0 11-8 0-42-23-83-75-83-50 0-88 43-88 96 0 56 43 97 92 97 52 0 71-47 71-54 0-5-3-6-6-6s-5 4-6 6c-14 45-53 45-56 45-22 0-39-14-48-29-12-21-12-48-12-64z"><text:p/></draw:path><draw:path draw:style-name="gr783" draw:text-style-name="P42" svg:width="0.0831in" svg:height="0.0709in" svg:x="5.361in" svg:y="2.4445in" svg:viewBox="0 0 212 181" svg:d="M116 83c12-16 29-37 39-48 13-15 30-22 50-22 0-5 0-8 0-13-11 1-24 1-35 1-12 0-34-1-40-1 0 5 0 8 0 13 9 1 13 6 13 13 0 6-5 12-7 15-9 11-18 21-27 32-11-14-21-27-32-42-4-5-4-5-4-7 0-7 6-11 15-11 0-5 0-8 0-13-11 0-39 1-46 1-8 0-29 0-40-1 0 5 0 8 0 13 29 0 30 0 50 25 14 18 27 38 42 56-14 16-27 32-40 49-20 25-46 26-54 26 0 4 0 9 0 12 11 0 24-1 35-1 12 0 30 1 41 1 0-3 0-8 0-12-10-1-14-7-14-13 0-10 14-24 39-54 11 14 21 28 32 42 4 5 9 12 9 14 0 4-4 10-15 11 0 4 0 9 0 12 12 0 36-1 45-1 12 0 28 1 40 1 0-3 0-8 0-12-22 0-30-1-39-13-19-24-37-49-57-73z"><text:p/></draw:path><draw:path draw:style-name="gr784" draw:text-style-name="P42" svg:width="0.063in" svg:height="0.0756in" svg:x="5.452in" svg:y="2.4413in" svg:viewBox="0 0 161 193" svg:d="M35 97c0-68 35-86 57-86 4 0 30 0 46 15-18 2-20 14-20 20 0 10 7 19 19 19 11 0 19-7 19-19 0-29-31-46-64-46-52 0-92 46-92 98 0 54 42 95 91 95 57 0 70-50 70-54 0-5-4-5-5-5-5 0-5 3-6 5-12 39-40 45-55 45-23 0-60-20-60-87z"><text:p/></draw:path><draw:path draw:style-name="gr785" draw:text-style-name="P42" svg:width="0.0638in" svg:height="0.0756in" svg:x="5.5248in" svg:y="2.4413in" svg:viewBox="0 0 163 193" svg:d="M36 83c2-63 38-73 52-73 44 0 48 56 48 73-34 0-66 0-100 0zM36 91c40 0 78 0 118 0 8 0 9 0 9-8 0-42-23-83-75-83-48 0-88 43-88 96 0 56 44 97 94 97 51 0 69-47 69-54 0-5-2-6-5-6s-4 4-6 6c-14 45-52 45-56 45-22 0-38-14-48-29-12-21-12-48-12-64z"><text:p/></draw:path><draw:path draw:style-name="gr786" draw:text-style-name="P42" svg:width="0.0539in" svg:height="0.0756in" svg:x="5.5996in" svg:y="2.4413in" svg:viewBox="0 0 138 193" svg:d="M74 107c10 2 44 8 44 39 0 22-15 39-47 39-36 0-51-24-59-60-1-6-2-7-6-7-6 0-6 2-6 9 0 19 0 37 0 57 0 7 0 9 5 9 2 0 2 0 11-8 1 0 1-1 8-10 18 18 37 18 47 18 48 0 67-27 67-59 0-21-12-34-18-39-13-13-30-17-48-21-23-4-52-9-52-34 0-15 11-32 48-32 46 0 48 38 50 51 0 3 3 3 4 3 5 0 5-1 5-9 0-15 0-29 0-43 0-8 0-10-3-10s-4 0-9 5c-1 2-6 6-7 7-17-12-34-12-40-12-51 0-68 29-68 52 0 15 7 26 18 36 14 10 26 13 56 19z"><text:p/></draw:path><draw:path draw:style-name="gr787" draw:text-style-name="P42" svg:width="0.0539in" svg:height="0.0756in" svg:x="5.665in" svg:y="2.4413in" svg:viewBox="0 0 138 193" svg:d="M73 107c10 2 45 8 45 39 0 22-15 39-48 39-35 0-51-24-59-60-1-6-1-7-5-7-6 0-6 2-6 9 0 19 0 37 0 57 0 7 0 9 5 9 2 0 2 0 11-8 2-4 0-1 8-10 18 18 37 18 46 18 49 0 68-27 68-59 0-21-13-34-18-39-13-13-30-17-48-21-24-4-52-9-52-34 0-15 11-32 47-32 47 0 49 38 49 51 2 3 5 3 6 3 5 0 5-1 5-9 0-15 0-29 0-43 0-8 0-10-5-10-2 0-2 0-8 5-1 2-5 6-7 7-16-12-34-12-40-12-51 0-67 29-67 52 0 15 7 26 18 36 13 10 25 13 55 19z"><text:p/></draw:path><draw:path draw:style-name="gr788" draw:text-style-name="P42" svg:width="0.0819in" svg:height="0.1051in" svg:x="0.0016in" svg:y="2.6417in" svg:viewBox="0 0 209 268" svg:d="M61 28c0-10 0-18 0-28-20 1-41 4-61 5 0 5 0 8 0 13 30 0 34 2 34 20 0 66 0 132 0 198 0 18-5 18-34 18 0 5 0 9 0 14 14 0 37-2 48-2s32 2 47 2c0-5 0-9 0-14-28 0-33 0-33-18 0-24 0-46 0-70 0-2 0-4 0-5 3 7 21 30 52 30 50 0 95-41 95-96 0-53-41-95-89-95-32 0-50 18-59 28zM62 138c0-31 0-62 0-94 12-21 33-33 54-33 32 0 57 37 57 84 0 51-29 86-60 86-17 0-34-8-45-25-6-10-6-10-6-18z"><text:p/></draw:path><draw:path draw:style-name="gr789" draw:text-style-name="P42" svg:width="0.0555in" svg:height="0.0728in" svg:x="0.0945in" svg:y="2.6417in" svg:viewBox="0 0 142 186" svg:d="M58 46c0-16 0-30 0-46-20 1-39 4-58 5 0 5 0 8 0 13 29 0 32 2 32 23 0 37 0 75 0 113 0 19-4 19-32 19 0 5 0 8 0 13 16 0 36-1 48-1 17 0 36 0 53 1 0-5 0-8 0-13-3 0-6 0-9 0-31 0-32-5-32-19 0-22 0-44 0-65 0-42 18-79 50-79 3 0 4 0 5 0-1 0-11 4-11 16 0 11 10 18 20 18 7 0 18-6 18-19 0-14-14-25-32-25-31 0-46 28-52 46z"><text:p/></draw:path><draw:path draw:style-name="gr790" draw:text-style-name="P42" svg:width="0.0638in" svg:height="0.0756in" svg:x="0.1591in" svg:y="2.6409in" svg:viewBox="0 0 163 193" svg:d="M36 83c2-64 37-75 52-75 44 0 48 58 48 75-34 0-66 0-100 0zM35 91c39 0 78 0 117 0 10 0 11 0 11-8 0-42-23-83-75-83-48 0-88 43-88 96 0 56 44 97 94 97s69-47 69-55c0-4-3-5-5-5-3 0-4 3-6 6-14 43-52 43-56 43-22 0-38-12-48-27-13-21-13-48-13-64z"><text:p/></draw:path><draw:path draw:style-name="gr791" draw:text-style-name="P42" svg:width="0.0539in" svg:height="0.0756in" svg:x="0.2339in" svg:y="2.6409in" svg:viewBox="0 0 138 193" svg:d="M74 107c9 1 44 8 44 38 0 22-15 39-47 39-36 0-52-24-59-60-1-5-2-8-6-8-6 0-6 4-6 11 0 19 0 37 0 57 0 7 0 9 5 9 2 0 2 0 11-8 1-1 1-1 8-10 18 18 37 18 47 18 48 0 67-29 67-59 0-21-12-34-18-39-13-13-30-17-48-21-23-4-52-9-52-34 0-15 11-33 47-33 47 0 49 39 51 52 0 3 3 3 4 3 5 0 5-2 5-9 0-15 0-29 0-43 0-8 0-10-5-10-1 0-2 0-8 5-1 1-5 6-7 7-16-12-33-12-40-12-50 0-67 28-67 52 0 14 7 26 18 36 14 10 25 13 56 19z"><text:p/></draw:path><draw:path draw:style-name="gr792" draw:text-style-name="P42" svg:width="0.0539in" svg:height="0.0756in" svg:x="0.2992in" svg:y="2.6409in" svg:viewBox="0 0 138 193" svg:d="M73 107c10 1 45 8 45 38 0 22-15 39-48 39-35 0-51-24-59-60-1-5-1-8-6-8s-5 4-5 11c0 19 0 37 0 57 0 7 0 9 5 9 1 0 2 0 9-8 2-1 2-1 10-10 18 18 37 18 46 18 49 0 68-29 68-59 0-21-13-34-18-39-14-13-30-17-48-21-24-4-52-9-52-34 0-15 11-33 47-33 47 0 48 39 49 52 2 3 4 2 5 3 6 0 6-2 6-9 0-15 0-29 0-43 0-8 0-10-5-10-2 0-2 0-8 5-1 1-5 6-7 7-16-12-34-12-40-12-51 0-67 28-67 52 0 14 6 26 18 36 13 10 25 13 55 19z"><text:p/></draw:path><draw:path draw:style-name="gr793" draw:text-style-name="P42" svg:width="0.0831in" svg:height="0.0748in" svg:x="0.3646in" svg:y="2.6417in" svg:viewBox="0 0 212 191" svg:d="M151 152c0 14 0 26 0 39 21-1 41-4 61-5 0-5 0-8 0-13-30 0-33-3-33-23 0-50 0-100 0-150-21 1-41 4-61 5 0 5 0 8 0 13 28 0 32 2 32 23 0 25 0 50 0 75 0 36-20 65-50 65-36 0-38-19-38-41 0-46 0-93 0-140-20 1-42 4-62 5 0 5 0 8 0 13 34 0 34 1 34 38 0 22 0 42 0 64 0 32 0 71 63 71 24 0 42-12 54-39z"><text:p/></draw:path><draw:path draw:style-name="gr794" draw:text-style-name="P42" svg:width="0.0555in" svg:height="0.0728in" svg:x="0.4563in" svg:y="2.6417in" svg:viewBox="0 0 142 186" svg:d="M59 46c0-16 0-30 0-46-19 1-40 4-59 5 0 5 0 8 0 13 30 0 32 2 32 23 0 37 0 75 0 113 0 19-4 19-32 19 0 5 0 8 0 13 17 0 36-1 48-1 17 0 37 0 54 1 0-5 0-8 0-13-4 0-6 0-10 0-31 0-31-5-31-19 0-22 0-44 0-65 0-42 17-79 49-79 3 0 4 0 5 0-1 0-9 4-9 16 0 11 8 18 18 18 7 0 18-6 18-19 0-14-14-25-32-25-31 0-45 28-51 46z"><text:p/></draw:path><draw:path draw:style-name="gr795" draw:text-style-name="P42" svg:width="0.0638in" svg:height="0.0756in" svg:x="0.5213in" svg:y="2.6409in" svg:viewBox="0 0 163 193" svg:d="M35 83c2-64 38-75 53-75 43 0 46 58 46 75-33 0-66 0-99 0zM35 91c39 0 78 0 117 0 10 0 11 0 11-8 0-42-23-83-75-83-50 0-88 43-88 96 0 56 43 97 92 97 52 0 71-47 71-55 0-4-3-5-6-5s-5 3-6 6c-14 43-51 43-56 43-22 0-39-12-48-27-12-21-12-48-12-64z"><text:p/></draw:path><draw:path draw:style-name="gr796" draw:text-style-name="P42" svg:width="0.035in" svg:height="0.1106in" svg:x="0.6728in" svg:y="2.6039in" svg:viewBox="0 0 90 282" svg:d="M61 96c-20 1-39 4-60 5 0 5 0 8 0 13 28 0 31 2 31 23 0 37 0 75 0 113 0 19-3 19-32 19 0 5 0 8 0 13 13 0 36-1 47-1 14 0 29 1 43 1 0-5 0-8 0-13-28 0-29-1-29-18 0-52 0-103 0-155zM62 23c0-15-10-23-22-23-14 0-22 12-22 23s8 21 22 21c12 0 22-8 22-21z"><text:p/></draw:path><draw:path draw:style-name="gr797" draw:text-style-name="P42" svg:width="0.0831in" svg:height="0.0728in" svg:x="0.7185in" svg:y="2.6417in" svg:viewBox="0 0 212 186" svg:d="M34 41c0 37 0 75 0 113 0 19-5 19-34 19 0 5 0 8 0 13 16 0 36-1 48-1 11 0 32 1 47 1 0-5 0-8 0-13-28 0-33 0-33-19 0-26 0-52 0-77 0-45 30-67 57-67 26 0 31 22 31 46 0 33 0 65 0 98 0 19-5 19-32 19 0 5 0 8 0 13 14 0 36-1 48-1 10 0 32 1 46 1 0-5 0-8 0-13-21 0-32 0-32-12 0-27 0-54 0-81 0-37 0-50-13-64-6-8-21-16-45-16-31 0-50 18-62 44 0-14 0-30 0-44-20 1-40 4-60 5 0 5 0 8 0 13 30 0 34 2 34 23z"><text:p/></draw:path><draw:path draw:style-name="gr798" draw:text-style-name="P42" svg:width="0.0539in" svg:height="0.0756in" svg:x="0.811in" svg:y="2.6409in" svg:viewBox="0 0 138 193" svg:d="M73 107c10 1 45 8 45 38 0 22-15 39-48 39-35 0-51-24-59-60-1-5-1-8-6-8s-5 4-5 11c0 19 0 37 0 57 0 7 0 9 5 9 1 0 2 0 9-8 2-1 2-1 10-10 18 18 37 18 46 18 49 0 68-29 68-59 0-21-13-34-18-39-14-13-30-17-48-21-24-4-52-9-52-34 0-15 11-33 47-33 47 0 48 39 49 52 2 3 4 2 5 3 6 0 6-2 6-9 0-15 0-29 0-43 0-8 0-10-5-10-2 0-2 0-8 5-1 1-5 6-7 7-16-12-34-12-40-12-51 0-67 28-67 52 0 14 6 26 18 36 13 10 25 13 55 19z"><text:p/></draw:path><draw:path draw:style-name="gr799" draw:text-style-name="P42" svg:width="0.0354in" svg:height="0.1106in" svg:x="0.8764in" svg:y="2.6039in" svg:viewBox="0 0 91 282" svg:d="M61 96c-19 1-39 4-59 5 0 5 0 8 0 13 28 0 32 2 32 23 0 37 0 75 0 113 0 19-5 19-34 19 0 5 0 8 0 13 14 0 37-1 47-1 14 0 30 1 44 1 0-5 0-8 0-13-29 0-30-1-30-18 0-52 0-103 0-155zM62 23c0-15-9-23-21-23-13 0-23 12-23 23s10 21 23 21c12 0 21-8 21-21z"><text:p/></draw:path><draw:path draw:style-name="gr800" draw:text-style-name="P42" svg:width="0.0819in" svg:height="0.1169in" svg:x="0.9224in" svg:y="2.5992in" svg:viewBox="0 0 209 298" svg:d="M146 270c0 10 0 18 0 28 21-2 42-4 63-5 0-5 0-9 0-13-30 0-34-3-34-23 0-85 0-172 0-257-20 1-39 4-60 5 0 5 0 8 0 13 29 0 33 4 33 24 0 30 0 61 0 91-12-15-30-26-53-26-51 0-95 41-95 96 0 53 42 95 90 95 26 0 46-15 56-28zM146 157c0 29 0 58 0 87 0 7 0 8-4 15-12 21-32 29-50 29-19 0-34-11-44-26-11-18-12-42-12-59 0-16 0-41 12-60 10-13 25-27 48-27 16 0 32 6 46 26 4 7 4 7 4 15z"><text:p/></draw:path><draw:path draw:style-name="gr801" draw:text-style-name="P42" svg:width="0.0638in" svg:height="0.0756in" svg:x="1.0142in" svg:y="2.6409in" svg:viewBox="0 0 163 193" svg:d="M35 83c2-64 38-75 53-75 43 0 46 58 46 75-33 0-66 0-99 0zM35 91c39 0 78 0 117 0 10 0 11 0 11-8 0-42-23-83-75-83-50 0-88 43-88 96 0 56 43 97 92 97 52 0 71-47 71-55 0-4-3-5-6-5s-5 3-6 6c-14 43-53 43-56 43-22 0-39-12-48-27-12-21-12-48-12-64z"><text:p/></draw:path><draw:path draw:style-name="gr802" draw:text-style-name="P42" svg:width="0.0748in" svg:height="0.0756in" svg:x="1.1669in" svg:y="2.6409in" svg:viewBox="0 0 191 193" svg:d="M122 156c3 18 14 35 34 35 8 0 35-6 35-40 0-8 0-15 0-24-4 0-7 0-11 0 0 9 0 16 0 24 0 24-11 27-16 27-13 0-15-18-15-21 0-27 0-56 0-84 0-18 0-35-16-50-15-17-37-23-57-23-34 0-64 19-64 47 0 13 8 20 19 20 12 0 21-8 21-19 0-5-3-19-22-19 11-16 31-21 46-21 20 0 44 17 44 54 0 5 0 11 0 16-22 2-52 4-78 16-31 14-42 36-42 55 0 33 41 44 67 44 29 0 48-17 55-37zM120 88c0 14 0 27 0 42 0 39-30 54-49 54-21 0-39-15-39-36 0-23 18-58 88-60z"><text:p/></draw:path><draw:path draw:style-name="gr803" draw:text-style-name="P42" svg:width="0.0539in" svg:height="0.0756in" svg:x="1.3252in" svg:y="2.6409in" svg:viewBox="0 0 138 193" svg:d="M74 107c9 1 44 8 44 38 0 22-15 39-48 39-35 0-51-24-58-60-1-5-2-8-6-8-6 0-6 4-6 11 0 19 0 37 0 57 0 7 0 9 5 9 2 0 2 0 11-8 0-1 0-1 8-10 18 18 37 18 46 18 49 0 68-29 68-59 0-21-13-34-18-39-13-13-30-17-48-21-24-4-52-9-52-34 0-15 11-33 47-33 47 0 49 39 49 52 2 3 5 3 6 3 5 0 5-2 5-9 0-15 0-29 0-43 0-8 0-10-5-10-1 0-2 0-8 5-1 1-5 6-7 7-16-12-33-12-40-12-51 0-67 28-67 52 0 14 7 26 18 36 13 10 25 13 56 19z"><text:p/></draw:path><draw:path draw:style-name="gr804" draw:text-style-name="P42" svg:width="0.0815in" svg:height="0.1051in" svg:x="1.3898in" svg:y="2.6417in" svg:viewBox="0 0 208 268" svg:d="M61 28c0-10 0-18 0-28-20 1-41 4-61 5 0 5 0 8 0 13 30 0 32 2 32 20 0 66 0 132 0 198 0 18-4 18-32 18 0 5 0 9 0 14 14 0 36-2 47-2 12 0 33 2 48 2 0-5 0-9 0-14-29 0-33 0-33-18 0-24 0-46 0-70 0-2 0-4 0-5 2 7 20 30 52 30 50 0 94-41 94-96 0-53-41-95-88-95-34 0-50 18-59 28zM62 138c0-31 0-62 0-94 12-21 33-33 54-33 32 0 57 37 57 84 0 51-30 86-61 86-17 0-33-8-44-25-6-10-6-10-6-18z"><text:p/></draw:path><draw:path draw:style-name="gr805" draw:text-style-name="P42" svg:width="0.0827in" svg:height="0.115in" svg:x="1.4831in" svg:y="2.5992in" svg:viewBox="0 0 211 293" svg:d="M32 260c0 20-4 20-32 20 0 4 0 8 0 13 14 0 36-1 47-1s33 1 48 1c0-5 0-9 0-13-29 0-34 0-34-20 0-25 0-51 0-76 0-45 30-68 58-68 26 0 31 23 31 47 0 33 0 65 0 97 0 20-5 20-34 20 0 4 0 8 0 13 16 0 38-1 48-1 11 0 33 1 47 1 0-5 0-9 0-13-21 0-32 0-32-12 0-27 0-54 0-81 0-37 0-50-13-65-6-7-20-15-45-15-35 0-54 25-61 41 0-50 0-99 0-148-20 1-40 4-60 5 0 5 0 8 0 13 29 0 32 4 32 24 0 73 0 145 0 218z"><text:p/></draw:path><draw:path draw:style-name="gr806" draw:text-style-name="P42" svg:width="0.0638in" svg:height="0.0756in" svg:x="1.574in" svg:y="2.6409in" svg:viewBox="0 0 163 193" svg:d="M36 83c2-64 38-75 53-75 43 0 47 58 47 75-34 0-66 0-100 0zM36 91c40 0 78 0 118 0 8 0 9 0 9-8 0-42-23-83-74-83-49 0-89 43-89 96 0 56 44 97 94 97 51 0 69-47 69-55 0-4-2-5-5-5s-4 3-6 6c-14 43-52 43-56 43-22 0-38-12-48-27-12-21-12-48-12-64z"><text:p/></draw:path><draw:path draw:style-name="gr807" draw:text-style-name="P42" svg:width="0.0555in" svg:height="0.0728in" svg:x="1.6484in" svg:y="2.6417in" svg:viewBox="0 0 142 186" svg:d="M58 46c0-16 0-30 0-46-20 1-39 4-58 5 0 5 0 8 0 13 29 0 32 2 32 23 0 37 0 75 0 113 0 19-4 19-32 19 0 5 0 8 0 13 16 0 36-1 48-1 17 0 36 0 53 1 0-5 0-8 0-13-3 0-6 0-9 0-31 0-32-5-32-19 0-22 0-44 0-65 0-42 18-79 50-79 3 0 4 0 5 0-2 0-11 4-11 16 0 11 10 18 20 18 7 0 18-6 18-19 0-14-14-25-32-25-31 0-46 28-52 46z"><text:p/></draw:path><draw:path draw:style-name="gr808" draw:text-style-name="P42" svg:width="0.035in" svg:height="0.1106in" svg:x="1.7138in" svg:y="2.6039in" svg:viewBox="0 0 90 282" svg:d="M61 96c-20 1-39 4-60 5 0 5 0 8 0 13 28 0 31 2 31 23 0 37 0 75 0 113 0 19-3 19-32 19 0 5 0 8 0 13 13 0 36-1 47-1 14 0 29 1 43 1 0-5 0-8 0-13-28 0-29-1-29-18 0-52 0-103 0-155zM62 23c0-15-10-23-22-23s-22 12-22 23 10 21 22 21 22-8 22-21z"><text:p/></draw:path><draw:path draw:style-name="gr809" draw:text-style-name="P42" svg:width="0.063in" svg:height="0.0756in" svg:x="1.7602in" svg:y="2.6409in" svg:viewBox="0 0 161 193" svg:d="M35 97c0-69 35-86 57-86 4 0 30 0 45 15-17 2-19 14-19 20 0 10 7 19 19 19 11 0 19-7 19-21 0-28-32-44-65-44-53 0-91 46-91 97 0 54 42 96 91 96 57 0 70-51 70-55 0-5-5-4-6-4-4 0-5 2-5 4-12 40-40 44-55 44-23 0-60-18-60-85z"><text:p/></draw:path><draw:path draw:style-name="gr810" draw:text-style-name="P42" svg:width="0.0744in" svg:height="0.0756in" svg:x="1.8354in" svg:y="2.6409in" svg:viewBox="0 0 190 193" svg:d="M122 156c3 18 14 35 34 35 8 0 34-6 34-40 0-8 0-15 0-24-4 0-6 0-10 0 0 9 0 16 0 24 0 24-11 27-16 27-14 0-15-18-15-21 0-27 0-56 0-84 0-18 0-35-16-50-15-17-37-23-57-23-35 0-64 19-64 47 0 13 8 20 19 20 12 0 21-8 21-19 0-5-3-19-22-19 11-16 31-21 46-21 20 0 44 17 44 54 0 5 0 11 0 16-22 2-52 4-78 16-31 14-42 36-42 55 0 33 41 44 67 44 28 0 48-17 55-37zM120 88c0 14 0 27 0 42 0 39-31 54-49 54-22 0-39-15-39-36 0-23 18-58 88-60z"><text:p/></draw:path><draw:path draw:style-name="gr811" draw:text-style-name="P42" svg:width="0.0366in" svg:height="0.115in" svg:x="1.9169in" svg:y="2.5992in" svg:viewBox="0 0 94 293" svg:d="M60 0c-20 1-40 4-60 5 0 5 0 8 0 13 29 0 32 4 32 24 0 73 0 145 0 218 0 20-4 20-32 20 0 4 0 8 0 13 13 0 36-1 47-1 9 0 31 1 47 1 0-5 0-9 0-13-29 0-34 0-34-20 0-86 0-174 0-260z"><text:p/></draw:path><draw:path draw:style-name="gr812" draw:text-style-name="P42" svg:width="0.0366in" svg:height="0.115in" svg:x="2.0398in" svg:y="2.5992in" svg:viewBox="0 0 94 293" svg:d="M60 0c-20 1-40 4-60 5 0 5 0 8 0 13 29 0 32 4 32 24 0 73 0 145 0 218 0 20-4 20-32 20 0 4 0 8 0 13 13 0 36-1 47-1 9 0 31 1 47 1 0-5 0-9 0-13-29 0-34 0-34-20 0-86 0-174 0-260z"><text:p/></draw:path><draw:path draw:style-name="gr813" draw:text-style-name="P42" svg:width="0.035in" svg:height="0.1106in" svg:x="2.0858in" svg:y="2.6039in" svg:viewBox="0 0 90 282" svg:d="M61 96c-19 1-39 4-59 5 0 5 0 8 0 13 27 0 32 2 32 23 0 37 0 75 0 113 0 19-5 19-34 19 0 5 0 8 0 13 13 0 36-1 47-1 14 0 29 1 43 1 0-5 0-8 0-13-28 0-29-1-29-18 0-52 0-103 0-155zM62 23c0-15-10-23-21-23-13 0-23 12-23 23s10 21 23 21c11 0 21-8 21-21z"><text:p/></draw:path><draw:path draw:style-name="gr814" draw:text-style-name="P42" svg:width="0.0815in" svg:height="0.1051in" svg:x="2.1319in" svg:y="2.6417in" svg:viewBox="0 0 208 268" svg:d="M146 161c0 25 0 50 0 75 0 18-4 18-33 18 0 5 0 9 0 14 14 0 37-2 48-2s32 2 47 2c0-5 0-9 0-14-28 0-33 0-33-18 0-79 0-157 0-236-3 0-6 0-9 0-5 13-11 25-16 38-6-12-23-38-56-38-50 0-94 41-94 96 0 53 41 95 90 95 30 0 47-18 56-30zM148 70c0 19 0 39 0 58 0 15-8 26-17 36-6 6-19 17-40 17-30 0-56-37-56-85 0-50 30-85 61-85 34 0 52 36 52 59z"><text:p/></draw:path><draw:path draw:style-name="gr815" draw:text-style-name="P42" svg:width="0.0831in" svg:height="0.0748in" svg:x="2.2193in" svg:y="2.6417in" svg:viewBox="0 0 212 191" svg:d="M151 152c0 14 0 26 0 39 21-1 41-4 61-5 0-5 0-8 0-13-30 0-33-3-33-23 0-50 0-100 0-150-21 1-41 4-61 5 0 5 0 8 0 13 28 0 32 2 32 23 0 25 0 50 0 75 0 36-20 65-50 65-36 0-38-19-38-41 0-46 0-93 0-140-20 1-42 4-62 5 0 5 0 8 0 13 32 0 32 1 32 38 0 22 0 42 0 64 0 32 0 71 65 71 23 0 42-12 54-39z"><text:p/></draw:path><draw:path draw:style-name="gr816" draw:text-style-name="P42" svg:width="0.035in" svg:height="0.1106in" svg:x="2.3122in" svg:y="2.6039in" svg:viewBox="0 0 90 282" svg:d="M60 96c-19 1-40 4-59 5 0 5 0 8 0 13 28 0 31 2 31 23 0 37 0 75 0 113 0 19-4 19-32 19 0 5 0 8 0 13 13 0 36-1 46-1 15 0 30 1 44 1 0-5 0-8 0-13-28 0-30-1-30-18 0-52 0-103 0-155zM62 23c0-15-10-23-22-23-14 0-23 12-23 23s9 21 23 21c12 0 22-8 22-21z"><text:p/></draw:path><draw:path draw:style-name="gr817" draw:text-style-name="P42" svg:width="0.0815in" svg:height="0.1169in" svg:x="2.3583in" svg:y="2.5992in" svg:viewBox="0 0 208 298" svg:d="M145 270c0 10 0 18 0 28 21-2 42-4 63-5 0-5 0-9 0-13-30 0-34-3-34-23 0-85 0-172 0-257-20 1-40 4-60 5 0 5 0 8 0 13 29 0 32 4 32 24 0 30 0 61 0 91-12-15-30-26-52-26-51 0-94 41-94 96 0 53 41 95 89 95 27 0 45-15 56-28zM145 157c0 29 0 58 0 87 0 7 0 8-5 15-12 21-31 29-49 29-19 0-35-11-44-26-11-18-12-42-12-59 0-16 0-41 13-60 8-13 24-27 47-27 15 0 32 6 45 26 5 7 5 7 5 15z"><text:p/></draw:path><draw:path draw:style-name="gr818" draw:text-style-name="P42" svg:width="0.0815in" svg:height="0.1169in" svg:x="2.5272in" svg:y="2.5992in" svg:viewBox="0 0 208 298" svg:d="M146 270c0 10 0 18 0 28 21-2 41-4 62-5 0-5 0-9 0-13-29 0-33-3-33-23 0-85 0-172 0-257-20 1-41 4-61 5 0 5 0 8 0 13 30 0 34 4 34 24 0 30 0 61 0 91-12-15-30-26-53-26-51 0-95 41-95 96 0 53 42 95 90 95 26 0 46-15 56-28zM146 157c0 29 0 58 0 87 0 7 0 8-4 15-14 21-32 29-51 29-18 0-33-11-43-26-12-18-13-42-13-59 0-16 1-41 13-60 10-13 25-27 48-27 14 0 32 6 46 26 4 7 4 7 4 15z"><text:p/></draw:path><draw:path draw:style-name="gr819" draw:text-style-name="P42" svg:width="0.0555in" svg:height="0.0728in" svg:x="2.6181in" svg:y="2.6417in" svg:viewBox="0 0 142 186" svg:d="M59 46c0-16 0-30 0-46-19 1-40 4-59 5 0 5 0 8 0 13 30 0 34 2 34 23 0 37 0 75 0 113 0 19-5 19-34 19 0 5 0 8 0 13 17 0 37-1 48-1 17 0 37 0 54 1 0-5 0-8 0-13-2 0-6 0-8 0-32 0-33-5-33-19 0-22 0-44 0-65 0-42 18-79 49-79 4 0 4 0 5 0-1 0-9 4-9 16 0 11 9 18 18 18 8 0 18-6 18-19 0-14-12-25-32-25-30 0-45 28-51 46z"><text:p/></draw:path><draw:path draw:style-name="gr820" draw:text-style-name="P42" svg:width="0.0732in" svg:height="0.0756in" svg:x="2.6835in" svg:y="2.6409in" svg:viewBox="0 0 187 193" svg:d="M187 98c0-54-43-98-93-98-53 0-94 46-94 98 0 54 44 95 94 95s93-41 93-95zM94 182c-18 0-38-8-48-27-11-19-11-45-11-60 0-17 0-40 11-58 10-19 31-29 48-29 18 0 36 10 46 28 11 18 11 43 11 59 0 15 0 38-8 56-10 19-28 31-49 31z"><text:p/></draw:path><draw:path draw:style-name="gr821" draw:text-style-name="P42" svg:width="0.0815in" svg:height="0.1051in" svg:x="2.7665in" svg:y="2.6417in" svg:viewBox="0 0 208 268" svg:d="M60 28c0-10 0-18 0-28-20 1-40 4-60 5 0 5 0 8 0 13 30 0 32 2 32 20 0 66 0 132 0 198 0 18-4 18-32 18 0 5 0 9 0 14 14 0 36-2 47-2 12 0 32 2 48 2 0-5 0-9 0-14-29 0-34 0-34-18 0-24 0-46 0-70 0-2 0-4 0-5 3 7 21 30 53 30 49 0 94-41 94-96 0-53-41-95-89-95-33 0-51 18-59 28zM61 138c0-31 0-62 0-94 13-21 34-33 55-33 30 0 57 37 57 84 0 51-30 86-61 86-17 0-33-8-45-25-6-10-6-10-6-18z"><text:p/></draw:path><draw:path draw:style-name="gr822" draw:text-style-name="P42" svg:width="0.0748in" svg:height="0.0756in" svg:x="2.9378in" svg:y="2.6409in" svg:viewBox="0 0 191 193" svg:d="M124 156c1 18 12 35 32 35 8 0 35-6 35-40 0-8 0-15 0-24-4 0-7 0-11 0 0 9 0 16 0 24 0 24-11 27-16 27-13 0-15-18-15-21 0-27 0-56 0-84 0-18 0-35-15-50-16-17-38-23-57-23-35 0-65 19-65 47 0 13 8 20 20 20 11 0 20-8 20-19 0-5-3-19-22-19 11-16 32-21 46-21 20 0 44 17 44 54 0 5 0 11 0 16-22 2-50 4-78 16-31 14-42 36-42 55 0 33 41 44 67 44 29 0 48-17 57-37zM120 88c0 14 0 27 0 42 0 39-30 54-49 54-21 0-39-15-39-36 0-23 18-58 88-60z"><text:p/></draw:path><draw:path draw:style-name="gr823" draw:text-style-name="P42" svg:width="0.0831in" svg:height="0.0728in" svg:x="3.0189in" svg:y="2.6417in" svg:viewBox="0 0 212 186" svg:d="M34 41c0 37 0 75 0 113 0 19-5 19-34 19 0 5 0 8 0 13 16 0 37-1 48-1s34 1 48 1c0-5 0-8 0-13-29 0-34 0-34-19 0-26 0-52 0-77 0-45 30-67 58-67 26 0 31 22 31 46 0 33 0 65 0 98 0 19-5 19-33 19 0 5 0 8 0 13 14 0 36-1 48-1 10 0 32 1 46 1 0-5 0-8 0-13-21 0-32 0-32-12 0-27 0-54 0-81 0-37 0-50-13-64-6-8-21-16-45-16-31 0-50 18-62 44 0-14 0-30 0-44-20 1-40 4-60 5 0 5 0 8 0 13 30 0 34 2 34 23z"><text:p/></draw:path><draw:path draw:style-name="gr824" draw:text-style-name="P42" svg:width="0.0819in" svg:height="0.1169in" svg:x="3.1114in" svg:y="2.5992in" svg:viewBox="0 0 209 298" svg:d="M146 270c0 10 0 18 0 28 21-2 42-4 63-5 0-5 0-9 0-13-30 0-34-3-34-23 0-85 0-172 0-257-20 1-39 4-60 5 0 5 0 8 0 13 29 0 33 4 33 24 0 30 0 61 0 91-12-15-30-26-53-26-51 0-95 41-95 96 0 53 42 95 90 95 26 0 46-15 56-28zM146 157c0 29 0 58 0 87 0 7 0 8-4 15-12 21-32 29-50 29-19 0-34-11-44-26-11-18-12-42-12-59 0-16 0-41 12-60 10-13 25-27 48-27 14 0 32 6 46 26 4 7 4 7 4 15z"><text:p/></draw:path><draw:path draw:style-name="gr825" draw:text-style-name="P42" svg:width="0.0744in" svg:height="0.0756in" svg:x="3.2819in" svg:y="2.6409in" svg:viewBox="0 0 190 193" svg:d="M122 156c3 18 14 35 34 35 8 0 34-6 34-40 0-8 0-15 0-24-4 0-6 0-10 0 0 9 0 16 0 24 0 24-11 27-16 27-14 0-15-18-15-21 0-27 0-56 0-84 0-18 0-35-16-50-15-17-37-23-57-23-35 0-64 19-64 47 0 13 8 20 19 20 12 0 19-8 19-19 0-5-1-19-21-19 12-16 32-21 45-21 22 0 46 17 46 54 0 5 0 11 0 16-22 2-52 4-78 16-31 14-42 36-42 55 0 33 41 44 67 44 28 0 47-17 55-37zM120 88c0 14 0 27 0 42 0 39-31 54-49 54-22 0-39-15-39-36 0-23 18-58 88-60z"><text:p/></draw:path><draw:path draw:style-name="gr826" draw:text-style-name="P42" svg:width="0.0539in" svg:height="0.0756in" svg:x="3.4402in" svg:y="2.6409in" svg:viewBox="0 0 138 193" svg:d="M73 107c10 1 45 8 45 38 0 22-15 39-48 39-35 0-51-24-59-60-1-5-1-8-6-8s-5 4-5 11c0 19 0 37 0 57 0 7 0 9 5 9 1 0 2 0 11-8 0-1 0-1 8-10 18 18 37 18 46 18 49 0 68-29 68-59 0-21-13-34-18-39-14-13-30-17-48-21-24-4-52-9-52-34 0-15 11-33 47-33 47 0 49 39 49 52 2 3 4 2 5 3 6 0 6-2 6-9 0-15 0-29 0-43 0-8 0-10-5-10-2 0-2 0-8 5-1 1-5 6-7 7-16-12-34-12-40-12-51 0-67 28-67 52 0 14 6 26 18 36 13 10 25 13 55 19z"><text:p/></draw:path><draw:path draw:style-name="gr827" draw:text-style-name="P42" svg:width="0.0728in" svg:height="0.0756in" svg:x="3.5051in" svg:y="2.6409in" svg:viewBox="0 0 186 193" svg:d="M186 98c0-54-42-98-92-98-53 0-94 46-94 98 0 54 43 95 92 95 52 0 94-41 94-95zM94 182c-18 0-38-8-48-27-11-19-11-45-11-60 0-17 0-40 9-58 12-19 32-29 48-29 20 0 38 10 48 28 11 18 11 43 11 59 0 15 0 38-8 56-10 19-29 31-49 31z"><text:p/></draw:path><draw:path draw:style-name="gr828" draw:text-style-name="P42" svg:width="0.0748in" svg:height="0.0756in" svg:x="3.5902in" svg:y="2.6409in" svg:viewBox="0 0 191 193" svg:d="M124 156c1 18 13 35 32 35 8 0 35-6 35-40 0-8 0-15 0-24-4 0-7 0-11 0 0 9 0 16 0 24 0 24-11 27-16 27-13 0-15-18-15-21 0-27 0-56 0-84 0-18 0-35-15-50-16-17-38-23-57-23-35 0-64 19-64 47 0 13 9 20 19 20 12 0 20-8 20-19 0-5-3-19-22-19 11-16 32-21 46-21 20 0 44 17 44 54 0 5 0 11 0 16-22 2-50 4-77 16-32 14-43 36-43 55 0 33 41 44 68 44 28 0 47-17 56-37zM120 88c0 14 0 27 0 42 0 39-30 54-49 54-21 0-39-15-39-36 0-23 18-58 88-60z"><text:p/></draw:path><draw:path draw:style-name="gr829" draw:text-style-name="P42" svg:width="0.0815in" svg:height="0.1051in" svg:x="3.6709in" svg:y="2.6417in" svg:viewBox="0 0 208 268" svg:d="M61 28c0-10 0-18 0-28-20 1-41 4-61 5 0 5 0 8 0 13 30 0 34 2 34 20 0 66 0 132 0 198 0 18-5 18-34 18 0 5 0 9 0 14 14 0 36-2 48-2 11 0 32 2 47 2 0-5 0-9 0-14-28 0-33 0-33-18 0-24 0-46 0-70 0-2 0-4 0-5 3 7 20 30 52 30 50 0 94-41 94-96 0-53-41-95-88-95-32 0-50 18-59 28zM62 138c0-31 0-62 0-94 12-21 33-33 54-33 32 0 57 37 57 84 0 51-29 86-60 86-17 0-34-8-45-25-6-10-6-10-6-18z"><text:p/></draw:path><draw:path draw:style-name="gr830" draw:text-style-name="P42" svg:width="0.0815in" svg:height="0.1169in" svg:x="3.8394in" svg:y="2.5992in" svg:viewBox="0 0 208 298" svg:d="M60 134c0-44 0-90 0-134-20 1-40 4-60 5 0 5 0 8 0 13 29 0 32 4 32 24 0 84 0 167 0 251 4 0 8 0 11 0 5-9 4-6 16-27 6 10 24 32 55 32 50 0 94-41 94-96 0-53-41-95-89-95-34 0-52 19-59 27zM61 245c0-29 0-58 0-87 0-8 0-8 5-15 17-24 40-27 50-27 20 0 34 11 45 27 11 17 12 42 12 59 0 15-1 40-13 60-9 13-26 26-48 26-20 0-34-10-45-25-6-10-6-11-6-18z"><text:p/></draw:path><draw:path draw:style-name="gr831" draw:text-style-name="P42" svg:width="0.0831in" svg:height="0.0748in" svg:x="3.9323in" svg:y="2.6417in" svg:viewBox="0 0 212 191" svg:d="M152 152c0 14 0 26 0 39 21-1 40-4 60-5 0-5 0-8 0-13-28 0-32-3-32-23 0-50 0-100 0-150-20 1-42 4-62 5 0 5 0 8 0 13 30 0 33 2 33 23 0 25 0 50 0 75 0 36-20 65-51 65-35 0-38-19-38-41 0-46 0-93 0-140-20 1-42 4-62 5 0 5 0 8 0 13 34 0 34 1 34 38 0 22 0 42 0 64 0 32 0 71 63 71 24 0 42-12 55-39z"><text:p/></draw:path><draw:path draw:style-name="gr832" draw:text-style-name="P42" svg:width="0.0819in" svg:height="0.1169in" svg:x="4.0236in" svg:y="2.5992in" svg:viewBox="0 0 209 298" svg:d="M61 134c0-44 0-90 0-134-20 1-41 4-61 5 0 5 0 8 0 13 30 0 34 4 34 24 0 84 0 167 0 251 3 0 6 0 9 0 1 0 5-6 16-27 6 10 24 32 55 32 50 0 95-41 95-96 0-53-42-95-90-95-33 0-51 19-58 27zM62 245c0-29 0-58 0-87 0-8 0-8 5-15 17-24 40-27 49-27 20 0 35 11 45 27 11 17 12 42 12 59 0 15 0 40-13 60-9 13-24 26-47 26-19 0-35-10-45-25-6-10-6-11-6-18z"><text:p/></draw:path><draw:path draw:style-name="gr833" draw:text-style-name="P42" svg:width="0.0815in" svg:height="0.1169in" svg:x="4.1165in" svg:y="2.5992in" svg:viewBox="0 0 208 298" svg:d="M60 134c0-44 0-90 0-134-20 1-40 4-60 5 0 5 0 8 0 13 29 0 32 4 32 24 0 84 0 167 0 251 4 0 8 0 11 0 5-9 4-6 15-27 7 10 24 32 55 32 50 0 95-41 95-96 0-53-42-95-90-95-33 0-51 19-58 27zM61 245c0-29 0-58 0-87 0-8 0-8 5-15 17-24 40-27 50-27 18 0 34 11 44 27 12 17 13 42 13 59 0 15-1 40-13 60-10 13-26 26-48 26-20 0-34-10-45-25-6-10-6-11-6-18z"><text:p/></draw:path><draw:path draw:style-name="gr834" draw:text-style-name="P42" svg:width="0.0366in" svg:height="0.115in" svg:x="4.2094in" svg:y="2.5992in" svg:viewBox="0 0 94 293" svg:d="M60 0c-20 1-40 4-60 5 0 5 0 8 0 13 29 0 32 4 32 24 0 73 0 145 0 218 0 20-4 20-32 20 0 4 0 8 0 13 13 0 36-1 47-1 9 0 31 1 47 1 0-5 0-9 0-13-29 0-34 0-34-20 0-86 0-174 0-260z"><text:p/></draw:path><draw:path draw:style-name="gr835" draw:text-style-name="P42" svg:width="0.0638in" svg:height="0.0756in" svg:x="4.2543in" svg:y="2.6409in" svg:viewBox="0 0 163 193" svg:d="M36 83c2-64 38-75 53-75 43 0 47 58 47 75-34 0-66 0-100 0zM36 91c40 0 78 0 118 0 8 0 9 0 9-8 0-42-23-83-74-83-49 0-89 43-89 96 0 56 44 97 94 97 51 0 69-47 69-55 0-4-2-5-5-5s-4 3-6 6c-14 43-52 43-56 43-22 0-38-12-48-27-12-21-12-48-12-64z"><text:p/></draw:path><draw:path draw:style-name="gr836" draw:text-style-name="P42" svg:width="0.063in" svg:height="0.0756in" svg:x="4.4059in" svg:y="2.6409in" svg:viewBox="0 0 161 193" svg:d="M35 97c0-69 35-86 57-86 4 0 30 0 45 15-17 2-19 14-19 20 0 10 7 19 19 19 11 0 19-7 19-21 0-28-32-44-65-44-53 0-91 46-91 97 0 54 42 96 91 96 57 0 70-51 70-55 0-5-4-4-6-4-4 0-4 2-5 4-12 40-40 44-55 44-23 0-60-18-60-85z"><text:p/></draw:path><draw:path draw:style-name="gr837" draw:text-style-name="P42" svg:width="0.0748in" svg:height="0.0756in" svg:x="4.4811in" svg:y="2.6409in" svg:viewBox="0 0 191 193" svg:d="M122 156c3 18 14 35 34 35 8 0 35-6 35-40 0-8 0-15 0-24-4 0-7 0-11 0 0 9 0 16 0 24 0 24-11 27-16 27-13 0-15-18-15-21 0-27 0-56 0-84 0-18 0-35-15-50-16-17-38-23-58-23-34 0-64 19-64 47 0 13 8 20 19 20 12 0 21-8 21-19 0-5-3-19-22-19 11-16 31-21 46-21 20 0 44 17 44 54 0 5 0 11 0 16-22 2-52 4-78 16-31 14-42 36-42 55 0 33 41 44 67 44 29 0 48-17 55-37zM120 88c0 14 0 27 0 42 0 39-30 54-49 54-21 0-39-15-39-36 0-23 18-58 88-60z"><text:p/></draw:path><draw:path draw:style-name="gr838" draw:text-style-name="P42" svg:width="0.0831in" svg:height="0.0728in" svg:x="4.5622in" svg:y="2.6417in" svg:viewBox="0 0 212 186" svg:d="M34 41c0 37 0 75 0 113 0 19-5 19-34 19 0 5 0 8 0 13 16 0 37-1 48-1s32 1 47 1c0-5 0-8 0-13-28 0-33 0-33-19 0-26 0-52 0-77 0-45 30-67 57-67s31 22 31 46c0 33 0 65 0 98 0 19-4 19-32 19 0 5 0 8 0 13 14 0 36-1 48-1 10 0 32 1 46 1 0-5 0-8 0-13-21 0-32 0-32-12 0-27 0-54 0-81 0-37 0-50-13-64-6-8-21-16-45-16-31 0-50 18-62 44 0-14 0-30 0-44-20 1-40 4-60 5 0 5 0 8 0 13 30 0 34 2 34 23z"><text:p/></draw:path><draw:path draw:style-name="gr839" draw:text-style-name="P42" svg:width="0.0815in" svg:height="0.1169in" svg:x="4.7311in" svg:y="2.5992in" svg:viewBox="0 0 208 298" svg:d="M60 134c0-44 0-90 0-134-20 1-40 4-60 5 0 5 0 8 0 13 29 0 32 4 32 24 0 84 0 167 0 251 4 0 8 0 11 0 5-9 4-6 15-27 7 10 24 32 55 32 50 0 95-41 95-96 0-53-42-95-90-95-33 0-51 19-58 27zM61 245c0-29 0-58 0-87 0-8 0-8 5-15 17-24 40-27 50-27 18 0 34 11 44 27 12 17 13 42 13 59 0 15-1 40-13 60-10 13-26 26-48 26-20 0-34-10-45-25-6-10-6-11-6-18z"><text:p/></draw:path><draw:path draw:style-name="gr840" draw:text-style-name="P42" svg:width="0.0638in" svg:height="0.0756in" svg:x="4.828in" svg:y="2.6409in" svg:viewBox="0 0 163 193" svg:d="M35 83c2-64 38-75 53-75 43 0 46 58 46 75-33 0-66 0-99 0zM35 91c39 0 78 0 117 0 10 0 11 0 11-8 0-42-23-83-75-83-50 0-88 43-88 96 0 56 43 97 92 97 52 0 71-47 71-55 0-4-3-5-6-5s-5 3-6 6c-14 43-51 43-56 43-22 0-39-12-48-27-12-21-12-48-12-64z"><text:p/></draw:path><draw:path draw:style-name="gr841" draw:text-style-name="P42" svg:width="0.0819in" svg:height="0.1169in" svg:x="4.9791in" svg:y="2.5992in" svg:viewBox="0 0 209 298" svg:d="M146 270c0 10 0 18 0 28 21-2 42-4 63-5 0-5 0-9 0-13-30 0-34-3-34-23 0-85 0-172 0-257-20 1-39 4-60 5 0 5 0 8 0 13 29 0 33 4 33 24 0 30 0 61 0 91-12-15-30-26-53-26-51 0-95 41-95 96 0 53 42 95 90 95 26 0 46-15 56-28zM146 157c0 29 0 58 0 87 0 7 0 8-4 15-12 21-32 29-50 29-19 0-34-11-44-26-11-18-13-42-13-59 0-16 1-41 13-60 10-13 25-27 48-27 14 0 32 6 46 26 4 7 4 7 4 15z"><text:p/></draw:path><draw:path draw:style-name="gr842" draw:text-style-name="P42" svg:width="0.0638in" svg:height="0.0756in" svg:x="5.0705in" svg:y="2.6409in" svg:viewBox="0 0 163 193" svg:d="M36 83c2-64 38-75 53-75 43 0 47 58 47 75-34 0-66 0-100 0zM36 91c40 0 78 0 118 0 8 0 9 0 9-8 0-42-23-83-74-83-49 0-89 43-89 96 0 56 44 97 94 97 51 0 69-47 69-55 0-4-2-5-5-5s-4 3-6 6c-14 43-52 43-56 43-22 0-38-12-48-27-12-21-12-48-12-64z"><text:p/></draw:path><draw:path draw:style-name="gr843" draw:text-style-name="P42" svg:width="0.0555in" svg:height="0.0728in" svg:x="5.1445in" svg:y="2.6417in" svg:viewBox="0 0 142 186" svg:d="M58 46c0-16 0-30 0-46-20 1-39 4-58 5 0 5 0 8 0 13 29 0 32 2 32 23 0 37 0 75 0 113 0 19-4 19-32 19 0 5 0 8 0 13 16 0 36-1 48-1 17 0 36 0 53 1 0-5 0-8 0-13-3 0-6 0-9 0-31 0-32-5-32-19 0-22 0-44 0-65 0-42 18-79 50-79 3 0 4 0 5 0-1 0-9 4-9 16 0 11 8 18 18 18 7 0 18-6 18-19 0-14-14-25-32-25-31 0-46 28-52 46z"><text:p/></draw:path><draw:path draw:style-name="gr844" draw:text-style-name="P42" svg:width="0.035in" svg:height="0.1106in" svg:x="5.2102in" svg:y="2.6039in" svg:viewBox="0 0 90 282" svg:d="M61 96c-20 1-39 4-60 5 0 5 0 8 0 13 28 0 31 2 31 23 0 37 0 75 0 113 0 19-3 19-32 19 0 5 0 8 0 13 13 0 36-1 47-1 14 0 29 1 43 1 0-5 0-8 0-13-28 0-29-1-29-18 0-52 0-103 0-155zM62 23c0-15-10-23-22-23s-22 12-22 23 10 21 22 21 22-8 22-21z"><text:p/></draw:path><draw:path draw:style-name="gr845" draw:text-style-name="P42" svg:width="0.0807in" svg:height="0.0728in" svg:x="5.2539in" svg:y="2.6433in" svg:viewBox="0 0 206 186" svg:d="M167 41c3-10 11-28 39-28 0-5 0-8 0-13-9 0-22 1-32 1s-29-1-36-1c0 5 0 8 0 13 16 0 20 10 20 18 0 4-1 5-3 10-15 36-28 72-42 108-16-40-33-78-48-118-3-6-1-5-3-7 0-11 17-11 24-11 0-5 0-8 0-13-12 0-36 1-45 1-12 0-29-1-41-1 0 5 0 8 0 13 26 0 28 3 34 16 20 49 39 99 60 149 3 6 3 8 9 8 5 0 7-4 9-8 18-46 37-92 55-137z"><text:p/></draw:path><draw:path draw:style-name="gr846" draw:text-style-name="P42" svg:width="0.0638in" svg:height="0.0756in" svg:x="5.3386in" svg:y="2.6409in" svg:viewBox="0 0 163 193" svg:d="M35 83c2-64 38-75 53-75 43 0 46 58 46 75-33 0-66 0-99 0zM35 91c39 0 78 0 117 0 10 0 11 0 11-8 0-42-23-83-75-83-50 0-88 43-88 96 0 56 44 97 92 97 52 0 71-47 71-55 0-4-3-5-6-5s-5 3-6 6c-14 43-51 43-56 43-22 0-39-12-48-27-12-21-12-48-12-64z"><text:p/></draw:path><draw:path draw:style-name="gr847" draw:text-style-name="P42" svg:width="0.0815in" svg:height="0.1169in" svg:x="5.4134in" svg:y="2.5992in" svg:viewBox="0 0 208 298" svg:d="M146 270c0 10 0 18 0 28 21-2 41-4 62-5 0-5 0-9 0-13-29 0-33-3-33-23 0-85 0-172 0-257-20 1-41 4-61 5 0 5 0 8 0 13 30 0 34 4 34 24 0 30 0 61 0 91-14-15-32-26-54-26-50 0-94 41-94 96 0 53 41 95 89 95 27 0 47-15 57-28zM146 157c0 29 0 58 0 87 0 7 0 8-4 15-14 21-33 29-51 29-19 0-33-11-44-26-11-18-12-42-12-59 0-16 1-41 13-60 8-13 25-27 48-27 14 0 32 6 46 26 4 7 4 7 4 15z"><text:p/></draw:path><draw:path draw:style-name="gr848" draw:text-style-name="P42" svg:width="0.0748in" svg:height="0.0756in" svg:x="5.5835in" svg:y="2.6409in" svg:viewBox="0 0 191 193" svg:d="M124 156c1 18 13 35 32 35 8 0 35-6 35-40 0-8 0-15 0-24-4 0-7 0-11 0 0 9 0 16 0 24 0 24-11 27-16 27-13 0-15-18-15-21 0-27 0-56 0-84 0-18 0-35-15-50-16-17-37-23-57-23-35 0-64 19-64 47 0 13 9 20 19 20 12 0 20-8 20-19 0-5-3-19-22-19 11-16 32-21 46-21 20 0 44 17 44 54 0 5 0 11 0 16-22 2-50 4-77 16-32 14-43 36-43 55 0 33 41 44 68 44 28 0 47-17 56-37zM120 88c0 14 0 27 0 42 0 39-30 54-49 54-21 0-39-15-39-36 0-23 18-58 88-60z"><text:p/></draw:path><draw:path draw:style-name="gr849" draw:text-style-name="P42" svg:width="0.0539in" svg:height="0.0756in" svg:x="5.665in" svg:y="2.6409in" svg:viewBox="0 0 138 193" svg:d="M73 107c10 1 45 8 45 38 0 22-15 39-48 39-35 0-51-24-59-60-1-5-1-8-5-8-6 0-6 4-6 11 0 19 0 37 0 57 0 7 0 9 5 9 2 0 2 0 11-8 0-1 0-1 8-10 18 18 37 18 46 18 49 0 68-29 68-59 0-21-13-34-18-39-13-13-30-17-48-21-24-4-52-9-52-34 0-15 11-33 47-33 47 0 49 39 49 52 2 3 5 3 6 3 5 0 5-2 5-9 0-15 0-29 0-43 0-8 0-10-5-10-2 0-2 0-8 5-1 1-5 6-7 7-16-12-34-12-40-12-51 0-67 28-67 52 0 14 7 26 18 36 13 10 25 13 55 19z"><text:p/></draw:path><draw:path draw:style-name="gr850" draw:text-style-name="P42" svg:width="0.0535in" svg:height="0.1169in" svg:x="0.0028in" svg:y="2.7972in" svg:viewBox="0 0 137 298" svg:d="M60 115c0-15 0-32 0-48 0-37 20-57 38-57 2 0 9 0 15 2-5 2-13 7-13 18 0 10 7 18 19 18s18-8 18-18c0-16-16-30-39-30-28 0-64 23-64 67 0 16 0 33 0 48-11 0-23 0-34 0 0 5 0 9 0 13 11 0 23 0 34 0 0 46 0 92 0 137 0 19-5 19-34 19 0 5 0 9 0 14 17 0 37-2 49-2 17 0 36 0 53 2 0-5 0-9 0-14-2 0-6 0-8 0-32 0-33-4-33-20 0-46 0-90 0-136 16 0 33 0 48 0 0-4 0-8 0-13-17 0-32 0-49 0z"><text:p/></draw:path><draw:path draw:style-name="gr851" draw:text-style-name="P42" svg:width="0.0728in" svg:height="0.076in" svg:x="0.0528in" svg:y="2.8398in" svg:viewBox="0 0 186 194" svg:d="M186 100c0-54-42-100-92-100-53 0-94 47-94 100 0 54 43 94 92 94 52 0 94-42 94-94zM94 184c-18 0-38-9-48-29-11-18-11-43-11-59 0-17 0-40 9-58 12-19 32-28 48-28 20 0 38 9 48 27 11 18 11 43 11 59s0 38-8 56c-10 20-29 32-49 32z"><text:p/></draw:path><draw:path draw:style-name="gr852" draw:text-style-name="P42" svg:width="0.0366in" svg:height="0.115in" svg:x="0.1362in" svg:y="2.7988in" svg:viewBox="0 0 94 293" svg:d="M61 0c-20 1-41 4-61 5 0 5 0 8 0 13 30 0 34 2 34 23 0 73 0 146 0 219 0 20-5 20-34 20 0 4 0 8 0 13 14 0 36-1 47-1s31 1 47 1c0-5 0-9 0-13-28 0-33 0-33-20 0-86 0-174 0-260z"><text:p/></draw:path><draw:path draw:style-name="gr853" draw:text-style-name="P42" svg:width="0.0366in" svg:height="0.115in" svg:x="0.1827in" svg:y="2.7988in" svg:viewBox="0 0 94 293" svg:d="M60 0c-20 1-40 4-60 5 0 5 0 8 0 13 29 0 32 2 32 23 0 73 0 146 0 219 0 20-4 20-32 20 0 4 0 8 0 13 13 0 36-1 47-1s31 1 47 1c0-5 0-9 0-13-29 0-34 0-34-20 0-86 0-174 0-260z"><text:p/></draw:path><draw:path draw:style-name="gr854" draw:text-style-name="P42" svg:width="0.0728in" svg:height="0.076in" svg:x="0.228in" svg:y="2.8398in" svg:viewBox="0 0 186 194" svg:d="M186 100c0-54-42-100-92-100-53 0-94 47-94 100 0 54 43 94 92 94 52 0 94-42 94-94zM94 184c-18 0-38-9-48-29-11-18-11-43-11-59 0-17 0-40 9-58 12-19 32-28 48-28 20 0 38 9 48 27 11 18 11 43 11 59s0 38-8 56c-10 20-29 32-49 32z"><text:p/></draw:path><draw:path draw:style-name="gr855" draw:text-style-name="P42" svg:width="0.1134in" svg:height="0.0732in" svg:x="0.3047in" svg:y="2.8425in" svg:viewBox="0 0 289 187" svg:d="M253 41c9-22 22-27 36-28 0-5 0-8 0-13-9 1-21 1-31 1-12 0-31 0-38-1 0 5 0 8 0 13 14 1 24 9 24 21 0 2 0 3-3 9-13 36-25 72-38 108-15-39-28-79-42-119-1-4-1-4-1-7 0-12 15-12 24-12 0-5 0-8 0-13-12 1-34 1-44 1-13 0-25 0-37-1 0 5 0 8 0 13 16 0 22 1 27 7 1 3 6 15 9 23-12 34-24 69-36 102-13-37-27-75-41-113-2-4-2-6-2-7 0-12 17-12 25-12 0-5 0-8 0-13-12 1-36 1-45 1-3 0-24 0-40-1 0 5 0 8 0 13 22 0 26 1 31 16 18 49 35 99 53 149 2 6 4 9 10 9 4 0 6-2 8-8 14-40 28-81 42-120 14 39 29 80 43 120 3 5 3 8 9 8 4 0 7-3 8-8 17-46 32-93 49-138z"><text:p/></draw:path><draw:path draw:style-name="gr856" draw:text-style-name="P42" svg:width="0.0539in" svg:height="0.076in" svg:x="0.4268in" svg:y="2.8398in" svg:viewBox="0 0 138 194" svg:d="M74 108c9 1 44 8 44 38 0 22-15 39-47 39-36 0-52-24-59-60-1-5-2-7-6-7-6 0-6 3-6 10 0 18 0 38 0 56 0 7 0 10 5 10 2 0 2-1 11-8 1-1 1-2 8-10 18 17 37 18 47 18 48 0 67-28 67-58 0-23-12-35-18-40-13-14-30-18-48-20-23-5-52-11-52-35 0-15 11-33 47-33 47 0 49 39 51 52 0 4 3 4 4 4 5 0 5-3 5-11 0-15 0-28 0-42 0-7 0-11-3-11s-4 0-10 6c-1 1-5 5-6 6-17-12-34-12-41-12-50 0-67 29-67 53 0 14 7 26 18 36 14 11 25 13 56 19z"><text:p/></draw:path><draw:path draw:style-name="gr857" draw:text-style-name="P42" svg:width="0.0169in" svg:height="0.0713in" svg:x="0.5016in" svg:y="2.8425in" svg:viewBox="0 0 44 182" svg:d="M44 23c0-12-10-23-22-23s-22 11-22 23 10 23 22 23 22-11 22-23zM44 160c0-12-10-22-22-22s-22 10-22 22 10 22 22 22 22-10 22-22z"><text:p/></draw:path><draw:path draw:style-name="gr858" draw:text-style-name="P42" svg:width="0.0957in" svg:height="0.1126in" svg:x="0.2516in" svg:y="3.0008in" svg:viewBox="0 0 244 287" svg:d="M232 0c-77 0-155 0-232 0 0 5 0 8 0 13 4 0 7 0 11 0 32 0 32 4 32 19 0 74 0 148 0 221 0 16 0 21-32 21-4 0-7 0-11 0 0 4 0 8 0 13 16-1 48-1 65-1s55 0 71 1c0-5 0-9 0-13-5 0-10 0-15 0-39 0-39-6-39-21 0-35 0-69 0-104 12 0 24 0 36 0 40 0 44 14 44 50 4 0 7 0 11 0 0-37 0-75 0-113-4 0-7 0-11 0 0 36-4 51-44 51-12 0-24 0-36 0 0-36 0-71 0-107 0-14 0-17 20-17 17 0 34 0 50 0 64 0 75 23 81 82 3 0 7 0 11 0-4-31-9-64-12-95z"><text:p/></draw:path><draw:path draw:style-name="gr859" draw:text-style-name="P42" svg:width="0.0728in" svg:height="0.0756in" svg:x="0.3457in" svg:y="3.039in" svg:viewBox="0 0 186 193" svg:d="M186 98c0-54-42-98-92-98-53 0-94 46-94 98 0 56 43 95 92 95 52 0 94-41 94-95zM94 184c-18 0-38-10-48-29-11-18-11-45-11-59 0-17 0-40 9-59 12-19 32-27 48-27 20 0 38 9 48 27 11 18 11 42 11 59 0 14 0 37-9 56-9 20-28 32-48 32z"><text:p/></draw:path><draw:path draw:style-name="gr860" draw:text-style-name="P42" svg:width="0.0555in" svg:height="0.0732in" svg:x="0.4283in" svg:y="3.0402in" svg:viewBox="0 0 142 187" svg:d="M59 47c0-16 0-31 0-47-19 1-40 4-59 5 0 5 0 8 0 13 30 0 34 4 34 24 0 37 0 76 0 113 0 19-5 19-34 19 0 5 0 8 0 13 17-1 37-1 48-1 17 0 37 0 54 1 0-5 0-8 0-13-2 0-6 0-8 0-32 0-33-5-33-20 0-22 0-44 0-65 0-42 18-79 49-79 4 0 4 0 5 0-1 1-9 6-9 16 0 12 9 18 18 18 8 0 18-4 18-18s-12-26-32-26c-30 0-45 29-51 47z"><text:p/></draw:path><draw:path draw:style-name="gr861" draw:text-style-name="P42" svg:width="0.0748in" svg:height="0.0756in" svg:x="0.5457in" svg:y="3.039in" svg:viewBox="0 0 191 193" svg:d="M122 157c3 17 14 35 34 35 8 0 35-6 35-41 0-7 0-15 0-23-4 0-7 0-11 0 0 8 0 16 0 23 0 25-11 28-16 28-13 0-15-19-15-22 0-27 0-56 0-84 0-18 0-33-15-49-16-17-38-24-58-24-34 0-64 20-64 48 0 12 8 19 20 19 11 0 20-8 20-19 0-5-3-19-22-19 11-15 32-19 46-19 20 0 44 16 44 54 0 4 0 10 0 15-22 1-52 3-78 16-31 13-42 36-42 54 0 35 41 44 67 44 29 0 48-17 55-36zM120 88c0 14 0 27 0 42 0 40-30 55-49 55-21 0-39-16-39-36 0-23 18-59 88-61z"><text:p/></draw:path><draw:path draw:style-name="gr862" draw:text-style-name="P42" svg:width="0.0539in" svg:height="0.0756in" svg:x="0.6768in" svg:y="3.039in" svg:viewBox="0 0 138 193" svg:d="M74 107c9 2 44 8 44 39 0 22-15 39-48 39-35 0-51-24-58-60-2-6-2-7-6-7-6 0-6 2-6 10 0 18 0 38 0 56 0 7 0 9 5 9 2 0 2 0 11-8 2-4 0-1 8-10 18 18 37 18 46 18 49 0 68-27 68-57 0-23-13-36-18-41-13-13-30-17-48-21-24-3-52-9-52-33 0-16 11-33 47-33 47 0 49 38 49 51 2 5 5 5 6 5 5 0 5-3 5-11 0-15 0-28 0-42 0-7 0-11-5-11-1 0-2 0-8 5-1 2-5 6-7 7-16-12-33-12-40-12-51 0-67 29-67 52 0 15 7 27 18 36 13 10 25 14 56 19z"><text:p/></draw:path><draw:path draw:style-name="gr863" draw:text-style-name="P42" svg:width="0.0815in" svg:height="0.1055in" svg:x="0.7417in" svg:y="3.0402in" svg:viewBox="0 0 208 269" svg:d="M60 28c0-10 0-18 0-28-20 1-40 4-60 5 0 5 0 8 0 13 30 0 32 2 32 22 0 66 0 130 0 196 0 20-4 20-32 20 0 4 0 8 0 13 14-1 36-1 47-1 12 0 33 0 48 1 0-5 0-9 0-13-29 0-33 0-33-20 0-24 0-46 0-70 0-2 0-3 0-4 2 7 20 29 52 29 50 0 94-41 94-95s-41-96-88-96c-34 0-50 19-60 28zM62 139c0-31 0-63 0-95 12-21 33-33 54-33 32 0 57 37 57 85 0 50-30 86-61 86-17 0-33-8-45-26-5-8-5-8-5-17z"><text:p/></draw:path><draw:path draw:style-name="gr864" draw:text-style-name="P42" svg:width="0.0827in" svg:height="0.115in" svg:x="0.8346in" svg:y="2.998in" svg:viewBox="0 0 211 293" svg:d="M32 260c0 20-4 20-32 20 0 4 0 8 0 13 14-1 36-1 47-1s33 0 48 1c0-5 0-9 0-13-29 0-34 0-34-20 0-26 0-51 0-78 0-43 30-67 58-67 26 0 31 23 31 47 0 32 0 66 0 98 0 20-5 20-34 20 0 4 0 8 0 13 16-1 36-1 48-1 11 0 33 0 47 1 0-5 0-9 0-13-21 0-32 0-32-14 0-26 0-54 0-80 0-36 0-49-13-65-6-7-21-15-45-15-35 0-54 25-61 42 0-50 0-99 0-148-20 1-40 4-60 5 0 3 0 8 0 12 29 0 32 3 32 24 0 73 0 146 0 219z"><text:p/></draw:path><draw:path draw:style-name="gr865" draw:text-style-name="P42" svg:width="0.0638in" svg:height="0.0756in" svg:x="0.926in" svg:y="3.039in" svg:viewBox="0 0 163 193" svg:d="M36 83c2-63 38-73 52-73 44 0 48 56 48 73-34 0-66 0-100 0zM36 91c40 0 78 0 118 0 8 0 9 0 9-8 0-42-23-83-75-83-48 0-88 43-88 96 0 56 44 97 94 97 51 0 69-47 69-54 0-5-2-5-5-5s-4 3-6 5c-14 45-52 45-56 45-22 0-38-14-48-29-12-21-12-48-12-64z"><text:p/></draw:path><draw:path draw:style-name="gr866" draw:text-style-name="P42" svg:width="0.0555in" svg:height="0.0732in" svg:x="1in" svg:y="3.0402in" svg:viewBox="0 0 142 187" svg:d="M58 47c0-16 0-31 0-47-20 1-39 4-58 5 0 5 0 8 0 13 29 0 32 4 32 24 0 37 0 76 0 113 0 19-4 19-32 19 0 5 0 8 0 13 16-1 36-1 48-1 17 0 36 0 53 1 0-5 0-8 0-13-3 0-6 0-9 0-31 0-32-5-32-20 0-22 0-44 0-65 0-42 18-79 50-79 3 0 3 0 4 0-1 1-10 6-10 16 0 12 10 18 20 18 7 0 18-4 18-18s-14-26-32-26c-31 0-46 29-52 47z"><text:p/></draw:path><draw:path draw:style-name="gr867" draw:text-style-name="P42" svg:width="0.035in" svg:height="0.1106in" svg:x="1.0657in" svg:y="3.0028in" svg:viewBox="0 0 90 282" svg:d="M61 95c-20 1-39 3-60 5 0 4 0 8 0 13 28 0 31 2 31 23 0 38 0 75 0 114 0 19-3 19-32 19 0 5 0 8 0 13 13-1 36-1 47-1 14 0 29 0 43 1 0-5 0-8 0-13-28 0-29-3-29-19 0-52 0-104 0-155zM62 22c0-14-10-22-22-22-14 0-22 11-22 22 0 12 8 22 22 22 12 0 22-9 22-22z"><text:p/></draw:path><draw:path draw:style-name="gr868" draw:text-style-name="P42" svg:width="0.063in" svg:height="0.0756in" svg:x="1.1122in" svg:y="3.039in" svg:viewBox="0 0 161 193" svg:d="M35 97c0-68 35-86 57-86 4 0 30 0 45 15-17 2-19 15-19 20 0 10 7 19 19 19 11 0 19-7 19-19 0-29-32-46-65-46-53 0-91 46-91 98 0 54 42 95 90 95 58 0 71-50 71-54 0-5-5-5-6-5-4 0-5 3-5 5-13 39-40 45-55 45-23 0-60-18-60-87z"><text:p/></draw:path><draw:path draw:style-name="gr869" draw:text-style-name="P42" svg:width="0.0744in" svg:height="0.0756in" svg:x="1.187in" svg:y="3.039in" svg:viewBox="0 0 190 193" svg:d="M122 157c3 17 14 35 34 35 8 0 34-6 34-41 0-7 0-15 0-23-4 0-6 0-10 0 0 8 0 16 0 23 0 25-11 28-16 28-14 0-15-19-15-22 0-27 0-56 0-84 0-18 0-33-16-49-15-17-37-24-57-24-35 0-64 20-64 48 0 12 8 19 19 19 12 0 19-8 19-19 0-5-1-19-20-19 11-15 31-19 44-19 22 0 46 16 46 54 0 4 0 10 0 15-22 1-52 3-78 16-31 13-42 36-42 54 0 35 41 44 67 44 28 0 48-17 55-36zM120 88c0 14 0 27 0 42 0 40-31 55-49 55-22 0-39-16-39-36 0-23 18-59 88-61z"><text:p/></draw:path><draw:path draw:style-name="gr870" draw:text-style-name="P42" svg:width="0.037in" svg:height="0.115in" svg:x="1.2685in" svg:y="2.998in" svg:viewBox="0 0 95 293" svg:d="M61 0c-20 1-41 4-61 5 0 3 0 8 0 12 30 0 34 3 34 24 0 73 0 146 0 219 0 20-5 20-34 20 0 4 0 8 0 13 14-1 36-1 47-1 9 0 32 0 48 1 0-5 0-9 0-13-29 0-34 0-34-20 0-86 0-174 0-260z"><text:p/></draw:path><draw:path draw:style-name="gr871" draw:text-style-name="P42" svg:width="0.0366in" svg:height="0.115in" svg:x="1.3642in" svg:y="2.998in" svg:viewBox="0 0 94 293" svg:d="M61 0c-20 1-41 4-61 5 0 3 0 8 0 12 30 0 34 3 34 24 0 73 0 146 0 219 0 20-5 20-34 20 0 4 0 8 0 13 14-1 36-1 47-1 9 0 31 0 47 1 0-5 0-9 0-13-28 0-33 0-33-20 0-86 0-174 0-260z"><text:p/></draw:path><draw:path draw:style-name="gr872" draw:text-style-name="P42" svg:width="0.035in" svg:height="0.1106in" svg:x="1.4106in" svg:y="3.0028in" svg:viewBox="0 0 90 282" svg:d="M61 95c-20 1-39 3-60 5 0 4 0 8 0 13 28 0 31 2 31 23 0 38 0 75 0 114 0 19-3 19-32 19 0 5 0 8 0 13 13-1 36-1 47-1 14 0 29 0 43 1 0-5 0-8 0-13-28 0-29-3-29-19 0-52 0-104 0-155zM62 22c0-14-10-22-22-22-14 0-22 11-22 22 0 12 8 22 22 22 12 0 22-9 22-22z"><text:p/></draw:path><draw:path draw:style-name="gr873" draw:text-style-name="P42" svg:width="0.0815in" svg:height="0.1055in" svg:x="1.4571in" svg:y="3.0402in" svg:viewBox="0 0 208 269" svg:d="M146 161c0 25 0 50 0 75 0 20-4 20-33 20 0 4 0 8 0 13 14-1 36-1 48-1 11 0 32 0 47 1 0-5 0-9 0-13-28 0-33 0-33-20 0-79 0-157 0-236-3 0-6 0-9 0-5 13-11 25-16 38-6-12-23-38-56-38-50 0-94 41-94 96 0 53 41 95 90 95 29 0 47-18 56-30zM148 70c0 20 0 39 0 60 0 13-9 25-17 34-6 6-19 18-40 18-30 0-56-38-56-86 0-50 30-85 61-85 34 0 52 37 52 59z"><text:p/></draw:path><draw:path draw:style-name="gr874" draw:text-style-name="P42" svg:width="0.0831in" svg:height="0.0748in" svg:x="1.5445in" svg:y="3.0402in" svg:viewBox="0 0 212 191" svg:d="M151 154c0 12 0 25 0 37 21-1 41-3 61-4 0-5 0-8 0-13-30 0-33-4-33-24 0-50 0-100 0-150-21 1-42 4-63 5 0 5 0 8 0 13 30 0 34 4 34 24 0 25 0 49 0 74 0 38-20 66-52 66-34 0-37-20-37-42 0-46 0-93 0-140-20 1-41 4-61 5 0 5 0 8 0 13 32 0 32 1 32 38 0 22 0 42 0 64 0 34 0 71 65 71 23 0 42-11 54-37z"><text:p/></draw:path><draw:path draw:style-name="gr875" draw:text-style-name="P42" svg:width="0.0354in" svg:height="0.1106in" svg:x="1.6366in" svg:y="3.0028in" svg:viewBox="0 0 91 282" svg:d="M61 95c-19 1-39 3-59 5 0 4 0 8 0 13 28 0 32 2 32 23 0 38 0 75 0 114 0 19-5 19-34 19 0 5 0 8 0 13 14-1 37-1 47-1 14 0 30 0 44 1 0-5 0-8 0-13-29 0-30-3-30-19 0-52 0-104 0-155zM62 22c0-14-9-22-21-22-13 0-23 11-23 22 0 12 10 22 23 22 12 0 21-9 21-22z"><text:p/></draw:path><draw:path draw:style-name="gr876" draw:text-style-name="P42" svg:width="0.0819in" svg:height="0.1161in" svg:x="1.6827in" svg:y="2.998in" svg:viewBox="0 0 209 296" svg:d="M146 269c0 9 0 18 0 27 21-1 42-2 63-3 0-5 0-9 0-13-30 0-34-4-34-24 0-86 0-171 0-256-20 1-39 4-60 5 0 3 0 8 0 12 29 0 33 3 33 24 0 30 0 61 0 91-12-16-30-26-53-26-51 0-95 42-95 96s42 94 90 94c26 0 46-13 56-27zM146 156c0 29 0 58 0 86 0 8 0 9-4 16-14 20-32 30-50 30-19 0-34-11-44-28-11-16-13-40-13-58 0-16 1-41 13-59 10-13 25-28 48-28 14 0 32 6 46 25 4 8 4 9 4 16z"><text:p/></draw:path><draw:path draw:style-name="gr877" draw:text-style-name="P42" svg:width="0.0815in" svg:height="0.1161in" svg:x="1.8248in" svg:y="2.998in" svg:viewBox="0 0 208 296" svg:d="M145 269c0 9 0 18 0 27 21-1 42-2 63-3 0-5 0-9 0-13-30 0-33-4-33-24 0-86 0-171 0-256-20 1-41 4-61 5 0 3 0 8 0 12 30 0 32 3 32 24 0 30 0 61 0 91-12-16-30-26-52-26-50 0-94 42-94 96s41 94 89 94c27 0 47-13 56-27zM145 156c0 29 0 58 0 86 0 8 0 9-3 16-14 20-33 30-51 30-19 0-33-11-44-28-11-16-12-40-12-58 0-16 1-41 13-59 8-13 25-28 48-28 14 0 32 6 46 25 3 8 3 9 3 16z"><text:p/></draw:path><draw:path draw:style-name="gr878" draw:text-style-name="P42" svg:width="0.0555in" svg:height="0.0732in" svg:x="1.9161in" svg:y="3.0402in" svg:viewBox="0 0 142 187" svg:d="M59 47c0-16 0-31 0-47-19 1-40 4-59 5 0 5 0 8 0 13 30 0 32 4 32 24 0 37 0 76 0 113 0 19-4 19-32 19 0 5 0 8 0 13 17-1 36-1 48-1 17 0 37 0 54 1 0-5 0-8 0-13-4 0-6 0-10 0-31 0-31-5-31-20 0-22 0-44 0-65 0-42 17-79 49-79 3 0 4 0 5 0-1 1-9 6-9 16 0 12 8 18 18 18 7 0 18-4 18-18s-14-26-32-26c-31 0-45 29-51 47z"><text:p/></draw:path><draw:path draw:style-name="gr879" draw:text-style-name="P42" svg:width="0.0728in" svg:height="0.0756in" svg:x="1.9815in" svg:y="3.039in" svg:viewBox="0 0 186 193" svg:d="M186 98c0-54-42-98-92-98-53 0-94 46-94 98 0 56 43 95 92 95 52 0 94-41 94-95zM94 184c-20 0-38-10-48-29-11-18-11-45-11-59 0-17 0-40 9-59 12-19 32-27 48-27 20 0 38 9 48 27 11 18 11 42 11 59 0 14 0 37-9 56-9 20-28 32-48 32z"><text:p/></draw:path><draw:path draw:style-name="gr880" draw:text-style-name="P42" svg:width="0.0819in" svg:height="0.1055in" svg:x="2.0642in" svg:y="3.0402in" svg:viewBox="0 0 209 269" svg:d="M61 28c0-10 0-18 0-28-20 1-41 4-61 5 0 5 0 8 0 13 30 0 34 2 34 22 0 66 0 130 0 196 0 20-5 20-34 20 0 4 0 8 0 13 14-1 37-1 48-1s32 0 47 1c0-5 0-9 0-13-28 0-33 0-33-20 0-24 0-46 0-70 0-2 0-3 0-4 3 7 20 29 52 29 50 0 95-41 95-95s-42-96-89-96c-32 0-50 19-59 28zM62 139c0-31 0-63 0-95 12-21 33-33 54-33 32 0 57 37 57 85 0 50-29 86-60 86-17 0-34-8-45-26-6-8-6-8-6-17z"><text:p/></draw:path><draw:path draw:style-name="gr881" draw:text-style-name="P42" svg:width="0.0169in" svg:height="0.0713in" svg:x="2.1661in" svg:y="3.0421in" svg:viewBox="0 0 44 182" svg:d="M44 23c0-12-9-23-21-23-13 0-23 11-23 23s10 21 23 21c12 0 21-9 21-21zM44 160c0-12-9-23-21-23-13 0-23 11-23 23s10 22 23 22c12 0 21-10 21-22z"><text:p/></draw:path><draw:path draw:style-name="gr882" draw:text-style-name="P42" svg:width="0.1075in" svg:height="0.1122in" svg:x="2.2748in" svg:y="3.0012in" svg:viewBox="0 0 274 286" svg:d="M266 0c-86 0-171 0-258 0-2 31-6 64-8 95 4 0 7 0 11 0 6-69 12-82 75-82 9 0 20 0 23 0 10 3 10 7 10 17 0 74 0 148 0 222 0 14 0 20-45 20-6 0-10 0-16 0 0 5 0 9 0 14 16-2 60-2 79-2s62 0 80 2c0-5 0-9 0-14-6 0-11 0-17 0-44 0-44-6-44-20 0-74 0-148 0-222 0-8 0-14 7-17 5 0 17 0 24 0 64 0 71 13 77 82 4 0 6 0 10 0-3-31-5-64-8-95z"><text:p/></draw:path><draw:path draw:style-name="gr883" draw:text-style-name="P42" svg:width="0.0827in" svg:height="0.115in" svg:x="2.3941in" svg:y="2.998in" svg:viewBox="0 0 211 293" svg:d="M32 260c0 20-4 20-32 20 0 4 0 8 0 13 14-1 36-1 47-1s33 0 48 1c0-5 0-9 0-13-29 0-34 0-34-20 0-26 0-51 0-78 0-43 30-67 58-67 26 0 31 23 31 47 0 32 0 66 0 98 0 20-5 20-34 20 0 4 0 8 0 13 16-1 38-1 48-1 11 0 33 0 47 1 0-5 0-9 0-13-21 0-32 0-32-14 0-26 0-54 0-80 0-36 0-49-13-65-6-7-20-15-45-15-35 0-54 25-61 42 0-50 0-99 0-148-20 1-40 4-60 5 0 3 0 8 0 12 29 0 32 3 32 24 0 73 0 146 0 219z"><text:p/></draw:path><draw:path draw:style-name="gr884" draw:text-style-name="P42" svg:width="0.0638in" svg:height="0.0756in" svg:x="2.4854in" svg:y="3.039in" svg:viewBox="0 0 163 193" svg:d="M36 83c2-63 38-73 53-73 43 0 47 56 47 73-34 0-66 0-100 0zM36 91c40 0 78 0 118 0 8 0 9 0 9-8 0-42-23-83-74-83-49 0-89 43-89 96 0 56 44 97 94 97 51 0 69-47 69-54 0-5-2-5-5-5s-4 3-6 5c-14 45-52 45-56 45-22 0-38-14-48-29-12-21-12-48-12-64z"><text:p/></draw:path><draw:path draw:style-name="gr885" draw:text-style-name="P42" svg:width="0.0638in" svg:height="0.0756in" svg:x="2.6091in" svg:y="3.039in" svg:viewBox="0 0 163 193" svg:d="M35 83c3-63 38-73 53-73 43 0 48 56 48 73-34 0-68 0-101 0zM35 91c39 0 78 0 117 0 10 0 11 0 11-8 0-42-23-83-75-83-50 0-88 43-88 96 0 56 44 97 92 97 52 0 71-47 71-54 0-5-3-5-6-5s-5 3-5 5c-15 45-52 45-57 45-21 0-37-14-47-29-13-21-13-48-13-64z"><text:p/></draw:path><draw:path draw:style-name="gr886" draw:text-style-name="P42" svg:width="0.0839in" svg:height="0.0713in" svg:x="2.6803in" svg:y="3.0421in" svg:viewBox="0 0 214 182" svg:d="M116 83c14-16 29-37 39-48 13-15 31-22 50-22 0-5 0-8 0-13-11 1-23 1-35 1s-34 0-39-1c0 5 0 8 0 13 8 1 12 6 12 13 0 8-5 12-6 15-9 11-18 23-27 33-10-14-22-28-33-43-4-3-4-5-4-7 0-6 7-11 16-11 0-5 0-8 0-13-12 1-40 1-46 1-9 0-29 0-41-1 0 5 0 8 0 13 30 0 30 0 51 25 13 18 27 38 41 56-14 16-27 33-40 50-19 24-44 25-54 25 0 5 0 9 0 13 12-1 25-1 36-1 12 0 30 0 40 1 0-4 0-8 0-13-10-1-12-7-12-13 0-10 12-24 37-54 11 14 21 28 32 42 4 5 10 12 10 14 0 4-5 10-16 11 0 5 0 9 0 13 12-1 36-1 46-1 11 0 27 0 41 1 0-4 0-8 0-13-23 0-32-1-41-13-19-24-37-49-57-73z"><text:p/></draw:path><draw:path draw:style-name="gr887" draw:text-style-name="P42" svg:width="0.063in" svg:height="0.0756in" svg:x="2.7717in" svg:y="3.039in" svg:viewBox="0 0 161 193" svg:d="M35 97c0-68 35-86 56-86 4 0 31 0 46 15-18 2-21 15-21 20 0 10 9 19 21 19 11 0 19-7 19-19 0-29-32-46-65-46-53 0-91 46-91 98 0 54 41 95 90 95 56 0 71-50 71-54 0-5-5-5-6-5-4 0-5 3-6 5-12 39-40 45-55 45-22 0-59-18-59-87z"><text:p/></draw:path><draw:path draw:style-name="gr888" draw:text-style-name="P42" svg:width="0.0638in" svg:height="0.0756in" svg:x="2.8445in" svg:y="3.039in" svg:viewBox="0 0 163 193" svg:d="M35 83c2-63 38-73 53-73 43 0 48 56 48 73-34 0-68 0-101 0zM35 91c39 0 78 0 117 0 10 0 11 0 11-8 0-42-23-83-75-83-50 0-88 43-88 96 0 56 44 97 92 97 52 0 71-47 71-54 0-5-3-5-6-5s-5 3-5 5c-15 45-52 45-57 45-21 0-37-14-48-29-12-21-12-48-12-64z"><text:p/></draw:path><draw:path draw:style-name="gr889" draw:text-style-name="P42" svg:width="0.0539in" svg:height="0.0756in" svg:x="2.9193in" svg:y="3.039in" svg:viewBox="0 0 138 193" svg:d="M73 107c10 2 45 8 45 39 0 22-16 39-48 39-35 0-51-24-59-60-1-6-1-7-6-7s-5 2-5 10c0 18 0 38 0 56 0 7 0 9 5 9 1 0 2 0 9-8 2 0 2-1 9-10 19 18 38 18 47 18 48 0 68-27 68-57 0-23-13-36-18-41-14-13-30-17-48-21-24-3-52-9-52-33 0-16 11-33 47-33 47 0 48 38 49 51 0 5 4 3 5 5 6 0 6-3 6-11 0-15 0-28 0-42 0-7 0-11-5-11-2 0-2 0-8 5-1 2-6 6-7 7-16-12-34-12-40-12-51 0-67 29-67 52 0 15 6 27 18 36 13 10 25 14 55 19z"><text:p/></draw:path><draw:path draw:style-name="gr890" draw:text-style-name="P42" svg:width="0.0539in" svg:height="0.0756in" svg:x="2.9843in" svg:y="3.039in" svg:viewBox="0 0 138 193" svg:d="M74 107c10 2 44 8 44 39 0 22-15 39-47 39-36 0-51-24-59-60-1-6-2-7-6-7-6 0-6 2-6 10 0 18 0 38 0 56 0 7 0 9 5 9 2 0 2 0 11-8 1 0 1-1 8-10 18 18 37 18 47 18 48 0 67-27 67-57 0-23-12-36-17-41-14-13-31-17-49-21-23-3-52-9-52-33 0-16 11-33 48-33 46 0 48 38 50 51 0 5 3 5 4 5 5 0 5-3 5-11 0-15 0-28 0-42 0-7 0-11-3-11s-4 0-9 5c-1 2-6 6-7 7-17-12-34-12-40-12-51 0-68 29-68 52 0 15 7 27 18 36 14 10 26 14 56 19z"><text:p/></draw:path><draw:path draw:style-name="gr891" draw:text-style-name="P42" svg:width="0.0819in" svg:height="0.1055in" svg:x="3.0988in" svg:y="3.0402in" svg:viewBox="0 0 209 269" svg:d="M61 28c0-10 0-18 0-28-20 1-41 4-61 5 0 5 0 8 0 13 30 0 34 2 34 22 0 66 0 130 0 196 0 20-5 20-34 20 0 4 0 8 0 13 14-1 37-1 48-1s32 0 48 1c0-5 0-9 0-13-29 0-34 0-34-20 0-24 0-46 0-70 0-2 0-3 0-4 3 7 21 29 52 29 50 0 95-41 95-95s-41-96-89-96c-32 0-50 19-59 28zM62 139c0-31 0-63 0-95 12-21 34-33 54-33 32 0 58 37 58 85 0 50-30 86-61 86-17 0-33-8-45-26-6-8-6-8-6-17z"><text:p/></draw:path><draw:path draw:style-name="gr892" draw:text-style-name="P42" svg:width="0.0555in" svg:height="0.0732in" svg:x="3.1913in" svg:y="3.0402in" svg:viewBox="0 0 142 187" svg:d="M59 47c0-16 0-31 0-47-19 1-40 4-59 5 0 5 0 8 0 13 29 0 32 4 32 24 0 37 0 76 0 113 0 19-4 19-32 19 0 5 0 8 0 13 16-1 36-1 48-1 17 0 36 0 53 1 0-5 0-8 0-13-3 0-6 0-9 0-31 0-32-5-32-20 0-22 0-44 0-65 0-42 18-79 50-79 3 0 4 0 5 0-1 1-9 6-9 16 0 12 8 18 18 18 7 0 18-4 18-18s-14-26-32-26c-31 0-46 29-51 47z"><text:p/></draw:path><draw:path draw:style-name="gr893" draw:text-style-name="P42" svg:width="0.0638in" svg:height="0.0756in" svg:x="3.2559in" svg:y="3.039in" svg:viewBox="0 0 163 193" svg:d="M36 83c2-63 38-73 52-73 44 0 48 56 48 73-34 0-66 0-100 0zM36 91c40 0 78 0 118 0 8 0 9 0 9-8 0-42-23-83-75-83-48 0-88 43-88 96 0 56 44 97 94 97 51 0 69-47 69-54 0-5-2-5-5-5s-4 3-6 5c-14 45-52 45-56 45-22 0-38-14-48-29-12-21-12-48-12-64z"><text:p/></draw:path><draw:path draw:style-name="gr894" draw:text-style-name="P42" svg:width="0.0539in" svg:height="0.0756in" svg:x="3.3307in" svg:y="3.039in" svg:viewBox="0 0 138 193" svg:d="M74 107c10 2 44 8 44 39 0 22-15 39-47 39-36 0-52-24-59-60-1-6-2-7-6-7-6 0-6 2-6 10 0 18 0 38 0 56 0 7 0 9 5 9 2 0 2 0 11-8 1 0 1-1 8-10 18 18 37 18 47 18 48 0 67-27 67-57 0-23-12-36-18-41-13-13-30-17-48-21-23-3-52-9-52-33 0-16 11-33 48-33 46 0 48 38 50 51 0 5 3 5 4 5 5 0 5-3 5-11 0-15 0-28 0-42 0-7 0-11-3-11s-4 0-9 5c-2 2-6 6-7 7-17-12-34-12-40-12-51 0-68 29-68 52 0 15 7 27 18 36 14 10 26 14 56 19z"><text:p/></draw:path><draw:path draw:style-name="gr895" draw:text-style-name="P42" svg:width="0.0539in" svg:height="0.0756in" svg:x="3.3965in" svg:y="3.039in" svg:viewBox="0 0 138 193" svg:d="M73 107c10 2 45 8 45 39 0 22-15 39-48 39-35 0-51-24-59-60-1-6-1-7-6-7s-5 2-5 10c0 18 0 38 0 56 0 7 0 9 5 9 2 0 2 0 11-8 2-4 0-1 8-10 18 18 37 18 46 18 49 0 68-27 68-57 0-23-13-36-18-41-14-13-30-17-48-21-24-3-52-9-52-33 0-16 11-33 47-33 47 0 49 38 49 51 2 5 4 3 5 5 6 0 6-3 6-11 0-15 0-28 0-42 0-7 0-11-5-11-2 0-2 0-8 5-1 2-5 6-7 7-16-12-34-12-40-12-51 0-67 29-67 52 0 15 7 27 18 36 13 10 25 14 55 19z"><text:p/></draw:path><draw:path draw:style-name="gr896" draw:text-style-name="P42" svg:width="0.0831in" svg:height="0.0748in" svg:x="3.4614in" svg:y="3.0402in" svg:viewBox="0 0 212 191" svg:d="M151 154c0 12 0 25 0 37 21-1 41-3 61-4 0-5 0-8 0-13-30 0-32-4-32-24 0-50 0-100 0-150-20 1-42 4-62 5 0 5 0 8 0 13 28 0 32 4 32 24 0 25 0 49 0 74 0 38-20 66-50 66-36 0-38-20-38-42 0-46 0-93 0-140-20 1-42 4-62 5 0 5 0 8 0 13 34 0 34 1 34 38 0 22 0 42 0 64 0 34 0 71 63 71 24 0 42-11 54-37z"><text:p/></draw:path><draw:path draw:style-name="gr897" draw:text-style-name="P42" svg:width="0.0555in" svg:height="0.0732in" svg:x="3.5531in" svg:y="3.0402in" svg:viewBox="0 0 142 187" svg:d="M59 47c0-16 0-31 0-47-19 1-40 4-59 5 0 5 0 8 0 13 30 0 32 4 32 24 0 37 0 76 0 113 0 19-3 19-32 19 0 5 0 8 0 13 17-1 36-1 48-1 17 0 37 0 54 1 0-5 0-8 0-13-4 0-6 0-10 0-31 0-31-5-31-20 0-22 0-44 0-65 0-42 17-79 49-79 4 0 4 0 5 0-1 1-9 6-9 16 0 12 8 18 18 18 7 0 18-4 18-18s-14-26-32-26c-31 0-45 29-51 47z"><text:p/></draw:path><draw:path draw:style-name="gr898" draw:text-style-name="P42" svg:width="0.0638in" svg:height="0.0756in" svg:x="3.6185in" svg:y="3.039in" svg:viewBox="0 0 163 193" svg:d="M35 83c2-63 38-73 53-73 43 0 46 56 46 73-33 0-66 0-99 0zM35 91c39 0 78 0 117 0 10 0 11 0 11-8 0-42-23-83-75-83-50 0-88 43-88 96 0 56 44 97 92 97 52 0 71-47 71-54 0-5-3-5-6-5s-5 3-5 5c-15 45-52 45-57 45-21 0-39-14-48-29-12-21-12-48-12-64z"><text:p/></draw:path><draw:path draw:style-name="gr899" draw:text-style-name="P42" svg:width="0.0382in" svg:height="0.1654in" svg:x="3.7531in" svg:y="2.989in" svg:viewBox="0 0 98 421" svg:d="M98 418c0-2 0-3-7-10-53-53-67-132-67-197 0-73 17-147 68-199 6-6 6-6 6-7 0-4-2-5-4-5-4 0-42 29-68 83-21 45-26 92-26 128 0 33 5 84 28 131 25 53 62 79 66 79 2 0 4-1 4-3z"><text:p/></draw:path><draw:path draw:style-name="gr900" draw:text-style-name="P42" svg:width="0.0972in" svg:height="0.113in" svg:x="3.8071in" svg:y="3.0004in" svg:viewBox="0 0 248 288" svg:d="M82 155c24 0 46 0 70 0 51 0 96-35 96-77 0-41-42-78-99-78-49 0-100 0-149 0 0 4 0 8 0 12 4 0 7 0 11 0 32 0 32 5 32 20 0 75 0 148 0 222 0 16 0 21-32 21-4 0-7 0-11 0 0 5 0 8 0 13 16-1 47-1 62-1 16 0 48 0 63 1 0-5 0-8 0-13-4 0-7 0-11 0-32 0-32-5-32-21 0-33 0-66 0-99zM80 143c0-37 0-76 0-113 0-14 0-18 21-18 12 0 25 0 37 0 67 0 67 46 67 66 0 19 0 65-67 65-19 0-38 0-58 0z"><text:p/></draw:path><draw:path draw:style-name="gr901" draw:text-style-name="P42" svg:width="0.0382in" svg:height="0.1654in" svg:x="3.9236in" svg:y="2.989in" svg:viewBox="0 0 98 421" svg:d="M98 211c0-33-4-84-28-132-26-51-62-79-65-79s-5 1-5 5c0 1 0 1 8 9 41 41 65 108 65 197 0 72-15 147-67 199-6 5-6 6-6 8s2 3 5 3 42-27 67-81c20-47 26-94 26-129z"><text:p/></draw:path><draw:path draw:style-name="gr902" draw:text-style-name="P42" svg:width="0.035in" svg:height="0.1106in" svg:x="4.0343in" svg:y="3.0028in" svg:viewBox="0 0 90 282" svg:d="M60 95c-19 1-40 3-59 5 0 4 0 8 0 13 28 0 31 2 31 23 0 38 0 75 0 114 0 19-4 19-32 19 0 5 0 8 0 13 13-1 36-1 46-1 15 0 30 0 44 1 0-5 0-8 0-13-28 0-30-3-30-19 0-52 0-104 0-155zM62 22c0-14-10-22-22-22-14 0-23 11-23 22 0 12 9 22 23 22 12 0 22-9 22-22z"><text:p/></draw:path><draw:path draw:style-name="gr903" draw:text-style-name="P42" svg:width="0.0831in" svg:height="0.0732in" svg:x="4.0799in" svg:y="3.0402in" svg:viewBox="0 0 212 187" svg:d="M32 42c0 37 0 76 0 113 0 19-4 19-32 19 0 5 0 8 0 13 14-1 36-1 48-1 11 0 32 0 47 1 0-5 0-8 0-13-29 0-33 0-33-19 0-27 0-52 0-78 0-43 30-67 57-67 26 0 31 22 31 46 0 33 0 66 0 99 0 19-5 19-32 19 0 5 0 8 0 13 14-1 36-1 46-1 11 0 34 0 48 1 0-5 0-8 0-13-22 0-32 0-33-13 0-27 0-54 0-81 0-36 0-49-13-64-6-8-20-16-45-16-30 0-50 18-62 44 0-14 0-30 0-44-19 1-40 4-59 5 0 5 0 8 0 13 30 0 32 4 32 24z"><text:p/></draw:path><draw:path draw:style-name="gr904" draw:text-style-name="P42" svg:width="0.0535in" svg:height="0.0756in" svg:x="4.1724in" svg:y="3.039in" svg:viewBox="0 0 137 193" svg:d="M73 107c10 2 45 8 45 39 0 22-16 39-48 39-36 0-51-24-59-60-1-6-1-7-6-7s-5 2-5 10c0 18 0 38 0 56 0 7 0 9 4 9 2 0 2 0 10-8 2 0 2-1 9-10 19 18 37 18 47 18 48 0 67-27 67-57 0-23-12-36-17-41-14-13-31-17-48-21-24-3-53-9-53-33 0-16 12-33 48-33 46 0 48 38 49 51 0 5 4 5 5 5 6 0 6-3 6-11 0-15 0-28 0-42 0-7 0-11-5-11-2 0-3 0-8 5-1 2-6 6-7 7-17-12-34-12-40-12-51 0-67 29-67 52 0 15 6 27 18 36 13 10 25 14 55 19z"><text:p/></draw:path><draw:path draw:style-name="gr905" draw:text-style-name="P42" svg:width="0.035in" svg:height="0.1106in" svg:x="4.2378in" svg:y="3.0028in" svg:viewBox="0 0 90 282" svg:d="M61 95c-19 1-39 3-59 5 0 4 0 8 0 13 27 0 32 2 32 23 0 38 0 75 0 114 0 19-5 19-34 19 0 5 0 8 0 13 13-1 36-1 47-1 14 0 29 0 43 1 0-5 0-8 0-13-28 0-29-3-29-19 0-52 0-104 0-155zM62 22c0-14-10-22-21-22-13 0-23 11-23 22 0 12 10 22 23 22 11 0 21-9 21-22z"><text:p/></draw:path><draw:path draw:style-name="gr906" draw:text-style-name="P42" svg:width="0.0815in" svg:height="0.1161in" svg:x="4.2843in" svg:y="2.998in" svg:viewBox="0 0 208 296" svg:d="M146 269c0 9 0 18 0 27 21-1 41-2 62-3 0-5 0-9 0-13-29 0-33-4-33-24 0-86 0-171 0-256-20 1-41 4-61 5 0 3 0 8 0 12 30 0 34 3 34 24 0 30 0 61 0 91-12-16-32-26-54-26-50 0-94 42-94 96s42 94 90 94c26 0 46-13 56-27zM146 156c0 29 0 58 0 86 0 8 0 9-4 16-14 20-33 30-51 30s-33-11-44-28c-11-16-12-40-12-58 0-16 1-41 13-59 10-13 25-28 48-28 14 0 32 6 46 25 4 8 4 9 4 16z"><text:p/></draw:path><draw:path draw:style-name="gr907" draw:text-style-name="P42" svg:width="0.0638in" svg:height="0.0756in" svg:x="4.3752in" svg:y="3.039in" svg:viewBox="0 0 163 193" svg:d="M36 83c2-63 37-73 52-73 44 0 48 56 48 73-34 0-66 0-100 0zM35 91c39 0 78 0 117 0 10 0 11 0 11-8 0-42-23-83-75-83-48 0-88 43-88 96 0 56 44 97 94 97s69-47 69-54c0-5-3-5-5-5-4 0-4 3-6 5-14 45-52 45-56 45-22 0-38-14-48-29-13-21-13-48-13-64z"><text:p/></draw:path><draw:path draw:style-name="gr908" draw:text-style-name="P42" svg:width="0.0744in" svg:height="0.0756in" svg:x="4.5016in" svg:y="3.039in" svg:viewBox="0 0 190 193" svg:d="M122 157c2 17 14 35 33 35 9 0 35-6 35-41 0-7 0-15 0-23-4 0-8 0-11 0 0 8 0 16 0 23 0 25-10 28-15 28-14 0-15-19-15-22 0-27 0-56 0-84 0-18 0-33-16-49-17-17-37-24-57-24-35 0-64 20-64 48 0 12 8 19 19 19 12 0 19-8 19-19 0-5-2-19-21-19 12-15 32-19 45-19 21 0 45 16 45 54 0 4 0 10 0 15-22 1-51 3-77 16-32 13-42 36-42 54 0 35 41 44 67 44 28 0 47-17 55-36zM119 88c0 14 0 27 0 42 0 40-30 55-49 55-21 0-38-16-38-36 0-23 17-59 87-61z"><text:p/></draw:path><draw:path draw:style-name="gr909" draw:text-style-name="P42" svg:width="0.0539in" svg:height="0.0756in" svg:x="4.6323in" svg:y="3.039in" svg:viewBox="0 0 138 193" svg:d="M74 107c10 2 44 8 44 39 0 22-15 39-47 39-36 0-51-24-59-60-1-6-2-7-6-7-6 0-6 2-6 10 0 18 0 38 0 56 0 7 0 9 5 9 2 0 2 0 11-8 1 0 1-1 8-10 19 18 37 18 47 18 48 0 67-27 67-57 0-23-12-36-17-41-14-13-31-17-48-21-24-3-53-9-53-33 0-16 11-33 48-33 46 0 48 38 50 51 0 5 3 5 4 5 6 0 6-3 6-11 0-15 0-28 0-42 0-7 0-11-4-11-3 0-4 0-9 5-1 2-6 6-7 7-17-12-34-12-40-12-51 0-68 29-68 52 0 15 7 27 19 36 13 10 25 14 55 19z"><text:p/></draw:path><draw:path draw:style-name="gr910" draw:text-style-name="P42" svg:width="0.0819in" svg:height="0.1055in" svg:x="4.6969in" svg:y="3.0402in" svg:viewBox="0 0 209 269" svg:d="M61 28c0-10 0-18 0-28-20 1-41 4-61 5 0 5 0 8 0 13 30 0 34 2 34 22 0 66 0 130 0 196 0 20-5 20-34 20 0 4 0 8 0 13 14-1 36-1 48-1 11 0 32 0 47 1 0-5 0-9 0-13-28 0-33 0-33-20 0-24 0-46 0-70 0-2 0-3 0-4 3 7 20 29 52 29 50 0 95-41 95-95s-42-96-89-96c-32 0-50 19-59 28zM62 139c0-31 0-63 0-95 12-21 33-33 54-33 32 0 57 37 57 85 0 50-29 86-60 86-17 0-34-8-45-26-6-8-6-8-6-17z"><text:p/></draw:path><draw:path draw:style-name="gr911" draw:text-style-name="P42" svg:width="0.0831in" svg:height="0.115in" svg:x="4.7902in" svg:y="2.998in" svg:viewBox="0 0 212 293" svg:d="M32 260c0 20-4 20-32 20 0 4 0 8 0 13 14-1 36-1 48-1 11 0 32 0 47 1 0-5 0-9 0-13-29 0-33 0-33-20 0-26 0-51 0-78 0-43 30-67 57-67 26 0 31 23 31 47 0 32 0 66 0 98 0 20-5 20-32 20 0 4 0 8 0 13 14-1 36-1 46-1 11 0 34 0 48 1 0-5 0-9 0-13-22 0-32 0-33-14 0-26 0-54 0-80 0-36 0-49-13-65-6-7-20-15-45-15-35 0-53 25-60 42 0-50 0-99 0-148-20 1-41 4-61 5 0 3 0 8 0 12 30 0 32 3 32 24 0 73 0 146 0 219z"><text:p/></draw:path><draw:path draw:style-name="gr912" draw:text-style-name="P42" svg:width="0.0638in" svg:height="0.0756in" svg:x="4.8819in" svg:y="3.039in" svg:viewBox="0 0 163 193" svg:d="M35 83c2-63 38-73 53-73 43 0 48 56 48 73-34 0-68 0-101 0zM35 91c39 0 78 0 117 0 10 0 11 0 11-8 0-42-23-83-75-83-50 0-88 43-88 96 0 56 44 97 92 97 52 0 71-47 71-54 0-5-3-5-6-5s-5 3-5 5c-15 45-52 45-57 45-21 0-37-14-48-29-12-21-12-48-12-64z"><text:p/></draw:path><draw:path draw:style-name="gr913" draw:text-style-name="P42" svg:width="0.0555in" svg:height="0.0732in" svg:x="4.9555in" svg:y="3.0402in" svg:viewBox="0 0 142 187" svg:d="M59 47c0-16 0-31 0-47-19 1-40 4-59 5 0 5 0 8 0 13 30 0 32 4 32 24 0 37 0 76 0 113 0 19-4 19-32 19 0 5 0 8 0 13 17-1 36-1 48-1 17 0 37 0 54 1 0-5 0-8 0-13-4 0-6 0-10 0-31 0-31-5-31-20 0-22 0-44 0-65 0-42 17-79 49-79 3 0 4 0 5 0-1 1-9 6-9 16 0 12 8 18 18 18 7 0 18-4 18-18s-14-26-32-26c-31 0-45 29-51 47z"><text:p/></draw:path><draw:path draw:style-name="gr914" draw:text-style-name="P42" svg:width="0.0354in" svg:height="0.1106in" svg:x="5.0213in" svg:y="3.0028in" svg:viewBox="0 0 91 282" svg:d="M61 95c-19 1-39 3-59 5 0 4 0 8 0 13 28 0 32 2 32 23 0 38 0 75 0 114 0 19-5 19-34 19 0 5 0 8 0 13 14-1 37-1 47-1 14 0 30 0 44 1 0-5 0-8 0-13-29 0-30-3-30-19 0-52 0-104 0-155zM62 22c0-14-9-22-21-22-13 0-23 11-23 22 0 12 10 22 23 22 12 0 21-9 21-22z"><text:p/></draw:path><draw:path draw:style-name="gr915" draw:text-style-name="P42" svg:width="0.063in" svg:height="0.0756in" svg:x="5.0673in" svg:y="3.039in" svg:viewBox="0 0 161 193" svg:d="M35 97c0-68 35-86 57-86 4 0 30 0 46 15-18 2-20 15-20 20 0 10 7 19 19 19 11 0 19-7 19-19 0-29-31-46-64-46-52 0-92 46-92 98 0 54 42 95 91 95 57 0 70-50 70-54 0-5-4-5-5-5-5 0-5 3-6 5-12 39-40 45-55 45-23 0-60-18-60-87z"><text:p/></draw:path><draw:path draw:style-name="gr916" draw:text-style-name="P42" svg:width="0.0748in" svg:height="0.0756in" svg:x="5.1425in" svg:y="3.039in" svg:viewBox="0 0 191 193" svg:d="M124 157c1 17 12 35 32 35 8 0 35-6 35-41 0-7 0-15 0-23-4 0-7 0-11 0 0 8 0 16 0 23 0 25-11 28-16 28-13 0-15-19-15-22 0-27 0-56 0-84 0-18 0-33-15-49-16-17-38-24-57-24-35 0-64 20-64 48 0 12 9 19 19 19 12 0 20-8 20-19 0-5-3-19-22-19 11-15 32-19 46-19 20 0 44 16 44 54 0 4 0 10 0 15-22 1-50 3-78 16-31 13-42 36-42 54 0 35 41 44 68 44 28 0 47-17 56-36zM120 88c0 14 0 27 0 42 0 40-30 55-49 55-21 0-39-16-39-36 0-23 18-59 88-61z"><text:p/></draw:path><draw:path draw:style-name="gr917" draw:text-style-name="P42" svg:width="0.0366in" svg:height="0.115in" svg:x="5.2244in" svg:y="2.998in" svg:viewBox="0 0 94 293" svg:d="M60 0c-20 1-40 4-60 5 0 3 0 8 0 12 29 0 32 3 32 24 0 73 0 146 0 219 0 20-4 20-32 20 0 4 0 8 0 13 13-1 36-1 47-1s31 0 47 1c0-5 0-9 0-13-29 0-34 0-34-20 0-86 0-174 0-260z"><text:p/></draw:path><draw:path draw:style-name="gr918" draw:text-style-name="P42" svg:width="0.0366in" svg:height="0.115in" svg:x="5.3201in" svg:y="2.998in" svg:viewBox="0 0 94 293" svg:d="M60 0c-20 1-40 4-60 5 0 3 0 8 0 12 29 0 32 3 32 24 0 73 0 146 0 219 0 20-4 20-32 20 0 4 0 8 0 13 13-1 36-1 47-1s31 0 47 1c0-5 0-9 0-13-29 0-34 0-34-20 0-86 0-174 0-260z"><text:p/></draw:path><draw:path draw:style-name="gr919" draw:text-style-name="P42" svg:width="0.0354in" svg:height="0.1106in" svg:x="5.3661in" svg:y="3.0028in" svg:viewBox="0 0 91 282" svg:d="M61 95c-19 1-39 3-59 5 0 4 0 8 0 13 28 0 32 2 32 23 0 38 0 75 0 114 0 19-5 19-34 19 0 5 0 8 0 13 14-1 37-1 47-1 14 0 30 0 44 1 0-5 0-8 0-13-29 0-30-3-30-19 0-52 0-104 0-155zM62 22c0-14-9-22-21-22-13 0-23 11-23 22 0 12 10 22 23 22 12 0 21-9 21-22z"><text:p/></draw:path><draw:path draw:style-name="gr920" draw:text-style-name="P42" svg:width="0.0819in" svg:height="0.1055in" svg:x="5.4122in" svg:y="3.0402in" svg:viewBox="0 0 209 269" svg:d="M146 161c0 25 0 50 0 75 0 20-4 20-32 20 0 4 0 8 0 13 13-1 36-1 47-1s32 0 48 1c0-5 0-9 0-13-29 0-34 0-34-20 0-79 0-157 0-236-3 0-6 0-9 0-5 13-11 25-16 38-5-12-23-38-56-38-50 0-94 41-94 96 0 53 41 95 90 95 30 0 47-18 56-30zM148 70c0 20 0 39 0 60 0 13-8 25-17 34-6 6-19 18-39 18-31 0-56-38-56-86 0-50 29-85 60-85 34 0 52 37 52 59z"><text:p/></draw:path><draw:path draw:style-name="gr921" draw:text-style-name="P42" svg:width="0.0831in" svg:height="0.0748in" svg:x="5.4996in" svg:y="3.0402in" svg:viewBox="0 0 212 191" svg:d="M151 154c0 12 0 25 0 37 21-1 41-3 61-4 0-5 0-8 0-13-30 0-33-4-33-24 0-50 0-100 0-150-21 1-41 4-61 5 0 5 0 8 0 13 28 0 32 4 32 24 0 25 0 49 0 74 0 38-20 66-50 66-36 0-38-20-38-42 0-46 0-93 0-140-20 1-42 4-62 5 0 5 0 8 0 13 34 0 34 1 34 38 0 22 0 42 0 64 0 34 0 71 63 71 24 0 42-11 54-37z"><text:p/></draw:path><draw:path draw:style-name="gr922" draw:text-style-name="P42" svg:width="0.035in" svg:height="0.1106in" svg:x="5.5925in" svg:y="3.0028in" svg:viewBox="0 0 90 282" svg:d="M60 95c-19 1-40 3-59 5 0 4 0 8 0 13 28 0 31 2 31 23 0 38 0 75 0 114 0 19-4 19-32 19 0 5 0 8 0 13 13-1 36-1 46-1 15 0 30 0 44 1 0-5 0-8 0-13-28 0-30-3-30-19 0-52 0-104 0-155zM62 22c0-14-10-22-22-22-14 0-23 11-23 22 0 12 9 22 23 22 12 0 22-9 22-22z"><text:p/></draw:path><draw:path draw:style-name="gr923" draw:text-style-name="P42" svg:width="0.0815in" svg:height="0.1161in" svg:x="5.6386in" svg:y="2.998in" svg:viewBox="0 0 208 296" svg:d="M145 269c0 9 0 18 0 27 21-1 42-2 63-3 0-5 0-9 0-13-30 0-33-4-33-24 0-86 0-171 0-256-20 1-41 4-61 5 0 3 0 8 0 12 30 0 32 3 32 24 0 30 0 61 0 91-12-16-30-26-52-26-50 0-94 42-94 96s41 94 89 94c27 0 47-13 56-27zM145 156c0 29 0 58 0 86 0 8 0 9-5 16-12 20-31 30-49 30-19 0-35-11-44-28-11-16-12-40-12-58 0-16 1-41 13-59 8-13 24-28 47-28 15 0 33 6 45 25 5 8 5 9 5 16z"><text:p/></draw:path><draw:path draw:style-name="gr924" draw:text-style-name="P42" svg:width="0.0819in" svg:height="0.1169in" svg:x="0.0028in" svg:y="3.1972in" svg:viewBox="0 0 209 298" svg:d="M146 270c0 10 0 18 0 28 21-2 42-4 63-5 0-5 0-9 0-13-30 0-34-3-34-23 0-85 0-172 0-257-20 1-39 4-60 5 0 5 0 8 0 13 29 0 33 4 33 24 0 30 0 61 0 91-12-15-30-26-53-26-51 0-95 41-95 96 0 53 42 95 90 95 26 0 46-15 56-28zM146 157c0 29 0 58 0 87 0 7 0 8-4 15-12 21-32 29-50 29-19 0-34-11-44-26-11-17-12-41-12-59 0-16 0-41 13-60 9-13 24-27 47-27 16 0 32 6 46 26 4 7 4 7 4 15z"><text:p/></draw:path><draw:path draw:style-name="gr925" draw:text-style-name="P42" svg:width="0.0555in" svg:height="0.0728in" svg:x="0.0945in" svg:y="3.2394in" svg:viewBox="0 0 142 186" svg:d="M58 47c0-16 0-31 0-47-20 1-39 4-58 5 0 5 0 8 0 13 29 0 32 2 32 23 0 38 0 75 0 114 0 18-4 18-32 18 0 5 0 8 0 13 16 0 36-1 48-1 17 0 36 0 53 1 0-5 0-8 0-13-3 0-6 0-9 0-31 0-32-4-32-19 0-22 0-44 0-65 0-42 18-79 50-79 3 0 4 0 5 0-1 0-11 6-11 16 0 12 10 18 20 18 7 0 18-6 18-19 0-14-14-25-32-25-31 0-46 29-52 47z"><text:p/></draw:path><draw:path draw:style-name="gr926" draw:text-style-name="P42" svg:width="0.0732in" svg:height="0.0756in" svg:x="0.1591in" svg:y="3.2386in" svg:viewBox="0 0 187 193" svg:d="M187 98c0-54-42-98-93-98-53 0-94 46-94 98 0 54 44 95 94 95s93-41 93-95zM94 182c-18 0-36-8-48-27-11-19-11-45-11-60 0-16 0-39 11-58 10-19 31-27 48-27 18 0 37 7 48 26 10 18 10 43 10 59 0 15 0 38-9 56-10 19-28 31-49 31z"><text:p/></draw:path><draw:path draw:style-name="gr927" draw:text-style-name="P42" svg:width="0.0815in" svg:height="0.1055in" svg:x="0.2421in" svg:y="3.2394in" svg:viewBox="0 0 208 269" svg:d="M61 28c0-10 0-18 0-28-20 1-41 4-61 5 0 5 0 8 0 13 30 0 32 2 32 20 0 66 0 132 0 198 0 20-3 20-32 20 0 4 0 8 0 13 14-1 36-3 47-3 12 0 33 2 48 3 0-5 0-9 0-13-28 0-33 0-33-20 0-24 0-46 0-70 0-2 0-3 0-4 2 6 20 29 52 29 50 0 94-41 94-96 0-53-41-95-88-95-34 0-50 18-59 28zM62 138c0-31 0-62 0-94 12-21 33-33 54-33 32 0 57 37 57 84 0 51-30 86-61 86-17 0-33-8-44-25-6-8-6-10-6-18z"><text:p/></draw:path><draw:path draw:style-name="gr928" draw:text-style-name="P42" svg:width="0.035in" svg:height="0.1106in" svg:x="0.4043in" svg:y="3.2016in" svg:viewBox="0 0 90 282" svg:d="M60 96c-19 1-40 4-59 5 0 5 0 8 0 13 28 0 31 2 31 23 0 38 0 75 0 114 0 18-4 18-32 18 0 5 0 8 0 13 13 0 36-1 46-1 14 0 30 1 44 1 0-5 0-8 0-13-28 0-30-1-30-18 0-52 0-103 0-155zM62 23c0-13-10-23-22-23-14 0-23 12-23 23s9 21 23 21c12 0 22-8 22-21z"><text:p/></draw:path><draw:path draw:style-name="gr929" draw:text-style-name="P42" svg:width="0.0539in" svg:height="0.0756in" svg:x="0.45in" svg:y="3.2386in" svg:viewBox="0 0 138 193" svg:d="M74 107c9 2 44 8 44 38 0 22-15 39-48 39-35 0-51-24-58-59-1-6-2-7-6-7-6 0-6 2-6 9 0 19 0 37 0 57 0 7 0 9 5 9 2 0 2 0 11-8 0-1 0-1 8-10 18 18 37 18 46 18 49 0 68-27 68-59 0-21-12-34-18-39-13-13-30-17-48-21-23-4-52-9-52-34 0-15 11-32 47-32 47 0 49 38 49 51 2 3 5 3 6 3 5 0 5-1 5-9 0-15 0-29 0-43 0-8 0-10-5-10-1 0-2 0-8 5-1 2-5 6-7 7-16-12-33-12-40-12-51 0-67 28-67 52 0 14 7 26 18 36 13 10 25 13 56 19z"><text:p/></draw:path><draw:path draw:style-name="gr930" draw:text-style-name="P42" svg:width="0.0752in" svg:height="0.1091in" svg:x="0.5839in" svg:y="3.237in" svg:viewBox="0 0 192 278" svg:d="M82 119c-38 0-38-42-38-52 0-12 0-25 8-36 3-5 13-17 30-17 36 0 36 42 36 52 0 12 0 25-6 36-4 5-14 17-30 17zM32 136c0-3 0-12 8-21 16 12 33 13 42 13 38 0 68-28 68-61 0-15-7-31-18-41 16-14 31-16 38-16 2 0 3 0 4 0-4 2-6 6-6 12 0 7 5 12 12 12 4 0 12-4 12-14 0-7-5-20-22-20-8 0-26 2-44 20-18-14-36-15-44-15-40 0-69 29-69 61 0 19 10 35 19 44-4 6-13 20-13 35 0 13 6 29 19 37-25 8-38 26-38 42 0 30 41 54 92 54s94-21 94-55c0-14-6-36-28-48-21-12-46-12-72-12-10 0-28 0-31 0-14-1-23-14-23-27zM94 269c-44 0-72-22-72-45 0-19 15-34 34-36 9 0 16 0 24 0 38 0 84 0 84 36 0 23-30 45-70 45z"><text:p/></draw:path><draw:path draw:style-name="gr931" draw:text-style-name="P42" svg:width="0.035in" svg:height="0.1106in" svg:x="0.6673in" svg:y="3.2016in" svg:viewBox="0 0 90 282" svg:d="M61 96c-20 1-39 4-60 5 0 5 0 8 0 13 28 0 31 2 31 23 0 38 0 75 0 114 0 18-3 18-32 18 0 5 0 8 0 13 13 0 36-1 47-1 14 0 29 1 43 1 0-5 0-8 0-13-28 0-29-1-29-18 0-52 0-103 0-155zM62 23c0-13-10-23-22-23s-22 12-22 23 10 21 22 21 22-8 22-21z"><text:p/></draw:path><draw:path draw:style-name="gr932" draw:text-style-name="P42" svg:width="0.0807in" svg:height="0.0728in" svg:x="0.7114in" svg:y="3.2413in" svg:viewBox="0 0 206 186" svg:d="M167 41c3-10 11-28 39-28 0-5 0-8 0-13-10 1-22 1-32 1s-29-1-36-1c0 5 0 8 0 13 16 0 19 10 19 18 0 4 0 5-2 10-15 36-28 72-42 108-16-40-33-78-48-118-3-6-3-6-3-7 0-11 17-11 24-11 0-5 0-8 0-13-12 0-36 1-45 1-12 0-29 0-41-1 0 5 0 8 0 13 26 0 28 3 34 16 20 50 39 99 60 150 3 5 3 7 9 7 5 0 7-4 9-7 18-46 37-93 55-138z"><text:p/></draw:path><draw:path draw:style-name="gr933" draw:text-style-name="P42" svg:width="0.0638in" svg:height="0.0756in" svg:x="0.7961in" svg:y="3.2386in" svg:viewBox="0 0 163 193" svg:d="M35 83c2-64 38-73 53-73 43 0 46 56 46 73-33 0-66 0-99 0zM35 91c39 0 78 0 117 0 10 0 11 0 11-8 0-42-23-83-75-83-50 0-88 43-88 96 0 56 43 97 92 97 52 0 71-47 71-54 0-5-3-6-6-6s-5 3-6 6c-14 43-51 43-56 43-22 0-39-12-48-27-12-21-12-48-12-64z"><text:p/></draw:path><draw:path draw:style-name="gr934" draw:text-style-name="P42" svg:width="0.0831in" svg:height="0.0728in" svg:x="0.8701in" svg:y="3.2394in" svg:viewBox="0 0 212 186" svg:d="M34 41c0 38 0 75 0 114 0 18-5 18-34 18 0 5 0 8 0 13 14 0 36-1 48-1 11 0 32 1 47 1 0-5 0-8 0-13-28 0-33 0-33-18 0-27 0-52 0-78 0-45 30-67 57-67 26 0 31 22 31 46 0 33 0 66 0 99 0 18-5 18-32 18 0 5 0 8 0 13 14 0 36-1 48-1 10 0 32 1 46 1 0-5 0-8 0-13-21 0-32 0-32-12 0-27 0-54 0-81 0-36 0-49-13-64-6-8-21-16-45-16-31 0-50 18-62 44 0-14 0-30 0-44-20 1-40 4-60 5 0 5 0 8 0 13 30 0 34 2 34 23z"><text:p/></draw:path><draw:path draw:style-name="gr935" draw:text-style-name="P42" svg:width="0.0815in" svg:height="0.1169in" svg:x="1.0307in" svg:y="3.1972in" svg:viewBox="0 0 208 298" svg:d="M60 134c0-44 0-90 0-134-20 1-40 4-60 5 0 5 0 8 0 13 29 0 32 4 32 24 0 84 0 167 0 251 4 0 8 0 11 0 5-9 4-6 15-25 7 9 24 30 55 30 50 0 95-41 95-96 0-53-42-95-90-95-33 0-51 20-58 27zM61 245c0-29 0-58 0-87 0-8 0-8 5-15 17-23 40-27 50-27 18 0 34 11 44 27 12 18 13 42 13 59 0 15-1 40-13 60-10 13-26 26-48 26-20 0-34-10-45-25-6-9-6-10-6-18z"><text:p/></draw:path><draw:path draw:style-name="gr936" draw:text-style-name="P42" svg:width="0.0807in" svg:height="0.1051in" svg:x="1.1169in" svg:y="3.2413in" svg:viewBox="0 0 206 268" svg:d="M167 40c11-27 32-27 39-27 0-5 0-8 0-13-9 1-22 1-32 1-7 0-26-1-36-1 0 5 0 8 0 13 13 0 19 7 19 18 0 4 0 5-2 10-15 35-28 69-42 104-16-38-31-75-47-114-2-3-2-6-2-7 0-11 15-11 22-11 0-5 0-8 0-13-10 0-38 1-45 1-12 0-29 0-41-1 0 5 0 8 0 13 20 0 28 0 34 15 21 51 42 102 63 153-2 6-8 21-11 25-8 23-20 53-48 53-2 0-12 0-19-8 13-1 16-11 16-17 0-12-7-18-17-18-8 0-18 5-18 18 0 19 18 34 38 34 27 0 45-24 54-48 26-60 50-120 75-180z"><text:p/></draw:path><draw:path draw:style-name="gr937" draw:text-style-name="P42" svg:width="0.0516in" svg:height="0.1035in" svg:x="1.2732in" svg:y="3.2102in" svg:viewBox="0 0 132 264" svg:d="M65 91c20 0 39 0 60 0 0-5 0-8 0-13-21 0-40 0-60 0 0-26 0-52 0-78-4 0-7 0-11 0 0 35-13 80-54 82 0 3 0 6 0 9 12 0 24 0 36 0 0 39 0 78 0 117 0 51 38 56 54 56 30 0 42-30 42-56 0-9 0-16 0-24-4 0-7 0-11 0 0 7 0 15 0 22 0 32-12 47-27 47-29 0-29-38-29-45 0-39 0-78 0-117z"><text:p/></draw:path><draw:path draw:style-name="gr938" draw:text-style-name="P42" svg:width="0.0831in" svg:height="0.115in" svg:x="1.3398in" svg:y="3.1972in" svg:viewBox="0 0 212 293" svg:d="M34 262c0 18-5 18-34 18 0 4 0 8 0 13 14 0 36-1 48-1 11 0 32 1 47 1 0-5 0-9 0-13-28 0-33 0-33-18 0-27 0-52 0-78 0-45 30-68 57-68 26 0 31 23 31 47 0 33 0 66 0 99 0 18-5 18-32 18 0 4 0 8 0 13 14 0 36-1 48-1 10 0 32 1 46 1 0-5 0-9 0-13-21 0-32 0-33-12 0-27 0-54 0-81 0-36 0-49-12-65-6-7-21-15-45-15-36 0-54 25-61 41 0-50 0-99 0-148-20 1-41 4-61 5 0 5 0 8 0 13 30 0 34 4 34 24 0 73 0 146 0 220z"><text:p/></draw:path><draw:path draw:style-name="gr939" draw:text-style-name="P42" svg:width="0.0638in" svg:height="0.0756in" svg:x="1.4315in" svg:y="3.2386in" svg:viewBox="0 0 163 193" svg:d="M35 83c3-64 38-73 53-73 43 0 48 56 48 73-34 0-68 0-101 0zM35 91c39 0 78 0 117 0 10 0 11 0 11-8 0-42-23-83-75-83-50 0-88 43-88 96 0 56 44 97 92 97 52 0 71-47 71-54 0-5-3-6-6-6s-3 3-5 6c-14 43-52 43-57 43-21 0-37-12-47-27-13-21-13-48-13-64z"><text:p/></draw:path><draw:path draw:style-name="gr940" draw:text-style-name="P42" svg:width="0.0909in" svg:height="0.113in" svg:x="1.5744in" svg:y="3.1988in" svg:viewBox="0 0 232 288" svg:d="M232 180c-4 0-6 0-10 0-5 43-11 95-85 95-12 0-23 0-35 0-19 0-20-3-20-17 0-74 0-150 0-224 0-15 0-21 39-21 5 0 10 0 15 0 0-5 0-8 0-13-16 1-54 1-71 1s-49 0-65-1c0 5 0 8 0 13 4 0 7 0 11 0 32 0 33 5 33 21 0 74 0 147 0 222 0 15-1 19-33 19-4 0-7 0-11 0 0 5 0 8 0 13 73 0 148 0 221 0 3-36 7-72 11-108z"><text:p/></draw:path><draw:path draw:style-name="gr941" draw:text-style-name="P42" svg:width="0.0748in" svg:height="0.0756in" svg:x="1.6799in" svg:y="3.2386in" svg:viewBox="0 0 191 193" svg:d="M124 157c1 17 12 34 32 34 8 0 35-5 35-40 0-8 0-15 0-24-4 0-7 0-11 0 0 9 0 16 0 24 0 24-11 28-16 28-13 0-15-19-15-22 0-27 0-56 0-84 0-18 0-35-15-50-16-16-38-23-58-23-34 0-64 19-64 48 0 12 8 19 20 19 11 0 20-8 20-19 0-5-3-19-22-19 11-16 32-19 46-19 20 0 44 15 44 54 0 4 0 10 0 15-22 1-50 3-78 15-31 14-42 36-42 55 0 33 41 44 67 44 29 0 48-17 57-36zM120 88c0 14 0 27 0 42 0 40-30 54-49 54-21 0-39-15-39-35 0-24 18-59 88-61z"><text:p/></draw:path><draw:path draw:style-name="gr942" draw:text-style-name="P42" svg:width="0.0815in" svg:height="0.1055in" svg:x="1.7606in" svg:y="3.2394in" svg:viewBox="0 0 208 269" svg:d="M61 28c0-10 0-18 0-28-20 1-41 4-61 5 0 5 0 8 0 13 30 0 32 2 32 20 0 66 0 132 0 198 0 20-3 20-32 20 0 4 0 8 0 13 14-1 36-3 47-3 12 0 33 2 48 3 0-5 0-9 0-13-28 0-33 0-33-20 0-24 0-46 0-70 0-2 0-3 0-4 2 6 20 29 52 29 50 0 94-41 94-96 0-53-41-95-88-95-34 0-50 18-59 28zM62 138c0-31 0-62 0-94 12-21 33-33 54-33 32 0 57 37 57 84 0 51-29 86-60 86-18 0-34-8-45-25-6-8-6-10-6-18z"><text:p/></draw:path><draw:path draw:style-name="gr943" draw:text-style-name="P42" svg:width="0.0366in" svg:height="0.115in" svg:x="1.8539in" svg:y="3.1972in" svg:viewBox="0 0 94 293" svg:d="M61 0c-20 1-41 4-61 5 0 5 0 8 0 13 30 0 32 4 32 24 0 73 0 146 0 220 0 18-3 18-32 18 0 4 0 8 0 13 14 0 36-1 47-1s31 1 47 1c0-5 0-9 0-13-28 0-33 0-33-18 0-88 0-174 0-262z"><text:p/></draw:path><draw:path draw:style-name="gr944" draw:text-style-name="P42" svg:width="0.0744in" svg:height="0.0756in" svg:x="1.9016in" svg:y="3.2386in" svg:viewBox="0 0 190 193" svg:d="M122 157c2 17 14 34 33 34 9 0 35-5 35-40 0-8 0-15 0-24-4 0-6 0-10 0 0 9 0 16 0 24 0 24-11 28-16 28-14 0-15-19-15-22 0-27 0-56 0-84 0-18 0-35-16-50-15-16-37-23-57-23-35 0-64 19-64 48 0 12 8 19 19 19 12 0 19-8 19-19 0-5-1-19-21-19 12-16 32-19 45-19 22 0 46 15 46 54 0 4 0 10 0 15-22 1-52 3-78 15-31 14-42 36-42 55 0 33 41 44 67 44 28 0 47-17 55-36zM120 88c0 14 0 27 0 42 0 40-31 54-49 54-22 0-39-15-39-35 0-24 18-59 88-61z"><text:p/></draw:path><draw:path draw:style-name="gr945" draw:text-style-name="P42" svg:width="0.063in" svg:height="0.0756in" svg:x="1.9831in" svg:y="3.2386in" svg:viewBox="0 0 161 193" svg:d="M35 97c0-69 35-86 56-86 4 0 31 0 46 15-17 2-21 14-21 20 0 10 9 19 21 19 11 0 19-7 19-21 0-27-32-44-65-44-53 0-91 46-91 97 0 54 42 96 90 96 56 0 71-50 71-54 0-5-5-5-6-5-4 0-5 2-6 5-12 39-40 43-55 43-22 0-59-18-59-85z"><text:p/></draw:path><draw:path draw:style-name="gr946" draw:text-style-name="P42" svg:width="0.0638in" svg:height="0.0756in" svg:x="2.0559in" svg:y="3.2386in" svg:viewBox="0 0 163 193" svg:d="M35 83c2-64 38-73 53-73 43 0 48 56 48 73-34 0-68 0-101 0zM35 91c39 0 78 0 117 0 10 0 11 0 11-8 0-42-23-83-75-83-50 0-88 43-88 96 0 56 44 97 92 97 52 0 71-47 71-54 0-5-3-6-6-6s-5 3-5 6c-15 43-52 43-57 43-21 0-37-12-47-27-13-21-13-48-13-64z"><text:p/></draw:path><draw:path draw:style-name="gr947" draw:text-style-name="P42" svg:width="0.0638in" svg:height="0.0756in" svg:x="2.1988in" svg:y="3.2386in" svg:viewBox="0 0 163 193" svg:d="M35 83c2-64 38-73 53-73 43 0 46 56 46 73-33 0-66 0-99 0zM35 91c39 0 78 0 117 0 9 0 11 0 11-8 0-42-23-83-75-83-50 0-88 43-88 96 0 56 43 97 92 97 52 0 71-47 71-54 0-5-3-6-6-6s-5 3-6 6c-14 43-53 43-56 43-22 0-39-12-48-27-12-21-12-48-12-64z"><text:p/></draw:path><draw:path draw:style-name="gr948" draw:text-style-name="P42" svg:width="0.0815in" svg:height="0.1055in" svg:x="2.2732in" svg:y="3.2394in" svg:viewBox="0 0 208 269" svg:d="M145 161c0 25 0 50 0 75 0 20-3 20-32 20 0 4 0 8 0 13 14-1 36-3 47-3 12 0 33 2 48 3 0-5 0-9 0-13-28 0-33 0-33-20 0-79 0-157 0-236-3 0-6 0-9 0-5 13-11 25-16 38-6-12-23-38-58-38-48 0-92 41-92 96 0 53 41 95 90 95 29 0 47-18 55-30zM146 70c0 20 0 39 0 60 0 13-7 25-16 34-5 6-18 17-39 17-31 0-56-37-56-85 0-50 30-85 61-85 34 0 50 36 50 59z"><text:p/></draw:path><draw:path draw:style-name="gr949" draw:text-style-name="P42" svg:width="0.0827in" svg:height="0.0748in" svg:x="2.3606in" svg:y="3.2394in" svg:viewBox="0 0 211 191" svg:d="M151 154c0 12 0 25 0 37 21-1 40-4 60-5 0-5 0-8 0-13-29 0-32-3-32-23 0-50 0-100 0-150-21 1-42 4-63 5 0 5 0 8 0 13 30 0 34 2 34 23 0 25 0 50 0 75 0 38-20 65-52 65-34 0-37-19-37-41 0-46 0-93 0-140-20 1-41 4-61 5 0 5 0 8 0 13 32 0 32 1 32 38 0 22 0 42 0 64 0 32 0 71 64 71 24 0 43-12 55-37z"><text:p/></draw:path><draw:path draw:style-name="gr950" draw:text-style-name="P42" svg:width="0.0748in" svg:height="0.0756in" svg:x="2.4543in" svg:y="3.2386in" svg:viewBox="0 0 191 193" svg:d="M124 157c1 17 13 34 32 34 8 0 35-5 35-40 0-8 0-15 0-24-4 0-7 0-11 0 0 9 0 16 0 24 0 24-11 28-16 28-13 0-15-19-15-22 0-27 0-56 0-84 0-18 0-35-15-50-16-16-38-23-57-23-35 0-64 19-64 48 0 12 9 19 19 19 12 0 20-8 20-19 0-5-3-19-22-19 11-16 32-19 46-19 20 0 44 15 44 54 0 4 0 10 0 15-22 1-50 3-77 15-32 14-43 36-43 55 0 33 41 44 68 44 28 0 47-17 56-36zM120 88c0 14 0 27 0 42 0 40-30 54-49 54-21 0-39-15-39-35 0-24 18-59 88-61z"><text:p/></draw:path><draw:path draw:style-name="gr951" draw:text-style-name="P42" svg:width="0.0516in" svg:height="0.1035in" svg:x="2.5335in" svg:y="3.2102in" svg:viewBox="0 0 132 264" svg:d="M65 91c20 0 39 0 60 0 0-5 0-8 0-13-21 0-40 0-60 0 0-26 0-52 0-78-4 0-7 0-11 0 0 35-13 80-54 82 0 3 0 6 0 9 12 0 24 0 36 0 0 39 0 78 0 117 0 51 40 56 54 56 30 0 42-30 42-56 0-9 0-16 0-24-4 0-7 0-11 0 0 7 0 15 0 22 0 32-12 47-27 47-29 0-29-38-29-45 0-39 0-78 0-117z"><text:p/></draw:path><draw:path draw:style-name="gr952" draw:text-style-name="P42" svg:width="0.035in" svg:height="0.1106in" svg:x="2.6008in" svg:y="3.2016in" svg:viewBox="0 0 90 282" svg:d="M60 96c-19 1-40 4-59 5 0 5 0 8 0 13 28 0 31 2 31 23 0 38 0 75 0 114 0 18-4 18-32 18 0 5 0 8 0 13 13 0 36-1 46-1 15 0 30 1 44 1 0-5 0-8 0-13-28 0-30-1-30-18 0-52 0-103 0-155zM62 23c0-13-10-23-22-23-14 0-23 12-23 23s9 21 23 21c12 0 22-8 22-21z"><text:p/></draw:path><draw:path draw:style-name="gr953" draw:text-style-name="P42" svg:width="0.0732in" svg:height="0.0756in" svg:x="2.6457in" svg:y="3.2386in" svg:viewBox="0 0 187 193" svg:d="M187 98c0-54-42-98-93-98-52 0-94 46-94 98 0 54 44 95 94 95 51 0 93-41 93-95zM94 182c-18 0-36-8-48-27-10-19-10-45-10-60 0-16 0-39 10-58 12-19 31-27 48-27 19 0 37 7 48 26 10 18 10 43 10 59 0 15 0 38-9 56-10 19-28 31-49 31z"><text:p/></draw:path><draw:path draw:style-name="gr954" draw:text-style-name="P42" svg:width="0.0827in" svg:height="0.0728in" svg:x="2.7299in" svg:y="3.2394in" svg:viewBox="0 0 211 186" svg:d="M32 41c0 38 0 75 0 114 0 18-4 18-32 18 0 5 0 8 0 13 14 0 36-1 47-1s33 1 48 1c0-5 0-8 0-13-29 0-34 0-34-18 0-27 0-52 0-78 0-45 30-67 58-67 26 0 31 22 31 46 0 33 0 66 0 99 0 18-5 18-34 18 0 5 0 8 0 13 16 0 36-1 48-1 11 0 33 1 47 1 0-5 0-8 0-13-21 0-32 0-32-12 0-27 0-54 0-81 0-36 0-49-13-64-6-8-20-16-45-16-31 0-50 18-62 44 0-14 0-30 0-44-19 1-40 4-59 5 0 5 0 8 0 13 29 0 32 2 32 23z"><text:p/></draw:path><draw:path draw:style-name="gr955" draw:text-style-name="P42" svg:width="0.0169in" svg:height="0.0709in" svg:x="2.8307in" svg:y="3.2413in" svg:viewBox="0 0 44 181" svg:d="M44 22c0-12-10-22-22-22-14 0-22 8-22 22 0 12 8 22 22 22 12 0 22-9 22-22zM44 160c0-12-10-23-22-23-14 0-22 11-22 23s8 21 22 21c12 0 22-9 22-21z"><text:p/></draw:path><draw:path draw:style-name="gr956" draw:text-style-name="P42" svg:width="0.0972in" svg:height="0.113in" svg:x="2.9689in" svg:y="3.1988in" svg:viewBox="0 0 248 288" svg:d="M82 155c24 0 46 0 70 0 51 0 96-34 96-76s-40-79-98-79c-50 0-100 0-150 0 0 5 0 8 0 13 4 0 7 0 11 0 32 0 33 5 33 21 0 74 0 147 0 222 0 15-1 19-33 19-4 0-7 0-11 0 0 5 0 8 0 13 16-1 47-1 62-1 16 0 48 0 63 1 0-5 0-8 0-13-4 0-6 0-10 0-32 0-33-4-33-19 0-34 0-68 0-101zM80 144c0-38 0-76 0-114 0-13 2-17 21-17 12 0 25 0 37 0 67 0 67 45 67 66 0 19 0 65-67 65-19 0-38 0-58 0z"><text:p/></draw:path><draw:path draw:style-name="gr957" draw:text-style-name="P42" svg:width="0.1102in" svg:height="0.039in" svg:x="3.0854in" svg:y="3.2516in" svg:viewBox="0 0 281 100" svg:d="M266 17c6 0 15 0 15-9 0-8-9-8-15-8-84 0-168 0-252 0-6 0-14 0-14 8 0 9 8 9 14 9 84 0 168 0 252 0zM266 100c6 0 15 0 15-9 0-8-9-8-15-8-84 0-168 0-252 0-6 0-14 0-14 8 0 9 8 9 14 9 84 0 168 0 252 0z"><text:p/></draw:path><draw:path draw:style-name="gr958" draw:text-style-name="P42" svg:width="0.0657in" svg:height="0.1102in" svg:x="3.2134in" svg:y="3.2016in" svg:viewBox="0 0 168 281" svg:d="M32 248c16-14 30-28 46-43 65-57 90-80 90-123 0-48-37-82-89-82-48 0-79 40-79 77 0 24 22 24 23 24 7 0 21-6 21-23 0-11-7-22-21-22-4 0-5 0-6 0 9-27 32-43 56-43 39 0 57 35 57 69s-21 67-44 93c-27 30-54 60-81 90-5 5-5 6-5 16 53 0 104 0 157 0 4-24 7-49 11-73-4 0-6 0-10 0-2 13-6 31-9 37-4 3-31 3-40 3-25 0-51 0-77 0z"><text:p/></draw:path><draw:path draw:style-name="gr959" draw:text-style-name="P42" svg:width="0.1075in" svg:height="0.1122in" svg:x="3.2945in" svg:y="3.2004in" svg:viewBox="0 0 274 286" svg:d="M265 0c-85 0-171 0-257 0-2 31-6 64-8 95 4 0 7 0 11 0 6-67 12-82 75-82 8 0 20 0 23 1 9 2 9 6 9 16 0 74 0 149 0 223 0 15 0 19-44 19-6 0-12 0-18 0 0 5 0 9 0 14 18-2 62-2 81-2s62 0 80 2c0-5 0-9 0-14-6 0-11 0-17 0-44 0-44-4-44-19 0-74 0-149 0-223 0-8 0-14 7-16 5-1 16-1 24-1 64 0 70 15 76 82 3 0 7 0 11 0-3-31-6-64-9-95z"><text:p/></draw:path><draw:path draw:style-name="gr960" draw:text-style-name="P42" svg:width="0.0555in" svg:height="0.0728in" svg:x="3.3992in" svg:y="3.2394in" svg:viewBox="0 0 142 186" svg:d="M59 47c0-16 0-31 0-47-19 1-40 4-59 5 0 5 0 8 0 13 29 0 32 2 32 23 0 38 0 75 0 114 0 18-4 18-32 18 0 5 0 8 0 13 16 0 36-1 48-1 17 0 36 0 53 1 0-5 0-8 0-13-3 0-6 0-9 0-31 0-32-4-32-19 0-22 0-44 0-65 0-42 18-79 50-79 3 0 4 0 5 0-1 0-9 6-9 16 0 12 8 18 18 18 7 0 18-6 18-19 0-14-14-25-32-25-31 0-45 29-51 47z"><text:p/></draw:path><draw:path draw:style-name="gr961" draw:text-style-name="P42" svg:width="0.0189in" svg:height="0.0492in" svg:x="3.474in" svg:y="3.2953in" svg:viewBox="0 0 49 126" svg:d="M49 44c0-27-11-44-27-44-15 0-22 12-22 23s7 21 22 21c7 0 12-2 16-6 2 0 2 0 2 6 0 27-12 53-30 72-3 4-4 4-4 5 0 4 2 5 5 5 5 0 38-34 38-82z"><text:p/></draw:path><draw:path draw:style-name="gr962" draw:text-style-name="P42" svg:width="0.0972in" svg:height="0.113in" svg:x="3.511in" svg:y="3.1988in" svg:viewBox="0 0 248 288" svg:d="M82 155c24 0 46 0 70 0 52 0 96-34 96-76s-40-79-98-79c-50 0-100 0-150 0 0 5 0 8 0 13 4 0 7 0 11 0 32 0 33 5 33 21 0 74 0 147 0 222 0 15-1 19-33 19-4 0-7 0-11 0 0 5 0 8 0 13 16-1 47-1 62-1 16 0 48 0 63 1 0-5 0-8 0-13-4 0-6 0-10 0-32 0-33-4-33-19 0-34 0-68 0-101zM80 144c0-38 0-76 0-114 0-13 2-17 21-17 12 0 25 0 37 0 67 0 67 45 67 66 0 19 0 65-67 65-19 0-38 0-58 0z"><text:p/></draw:path><draw:path draw:style-name="gr963" draw:text-style-name="P42" svg:width="0.1102in" svg:height="0.039in" svg:x="3.628in" svg:y="3.2516in" svg:viewBox="0 0 281 100" svg:d="M266 17c6 0 15 0 15-9 0-8-9-8-15-8-84 0-168 0-252 0-6 0-14 0-14 8 0 9 8 9 14 9 84 0 168 0 252 0zM266 100c6 0 15 0 15-9 0-8-9-8-15-8-84 0-168 0-252 0-6 0-14 0-14 8 0 9 8 9 14 9 84 0 168 0 252 0z"><text:p/></draw:path><draw:path draw:style-name="gr964" draw:text-style-name="P42" svg:width="0.0555in" svg:height="0.0728in" svg:x="3.752in" svg:y="3.2394in" svg:viewBox="0 0 142 186" svg:d="M58 47c0-16 0-31 0-47-20 1-39 4-58 5 0 5 0 8 0 13 29 0 32 2 32 23 0 38 0 75 0 114 0 18-4 18-32 18 0 5 0 8 0 13 16 0 36-1 48-1 17 0 36 0 53 1 0-5 0-8 0-13-3 0-6 0-9 0-31 0-32-4-32-19 0-22 0-44 0-65 0-42 18-79 50-79 3 0 3 0 4 0-1 0-10 6-10 16 0 12 10 18 18 18 9 0 20-6 20-19 0-14-14-25-32-25-31 0-46 29-52 47z"><text:p/></draw:path><draw:path draw:style-name="gr965" draw:text-style-name="P42" svg:width="0.0657in" svg:height="0.1102in" svg:x="3.8205in" svg:y="3.2016in" svg:viewBox="0 0 168 281" svg:d="M32 248c15-14 30-28 45-43 66-57 91-80 91-123 0-48-38-82-89-82-48 0-79 40-79 77 0 24 20 24 23 24 6 0 21-6 21-23 0-11-8-22-22-22-4 0-4 0-5 0 9-27 32-43 56-43 39 0 57 35 57 69s-21 67-45 93c-26 30-54 60-80 90-5 5-5 6-5 16 52 0 104 0 156 0 4-24 8-49 12-73-4 0-7 0-11 0-1 13-5 31-8 37-4 3-31 3-41 3-25 0-50 0-76 0z"><text:p/></draw:path><draw:path draw:style-name="gr966" draw:text-style-name="P42" svg:width="0.1075in" svg:height="0.1122in" svg:x="3.9016in" svg:y="3.2004in" svg:viewBox="0 0 274 286" svg:d="M265 0c-86 0-171 0-258 0-2 31-5 64-7 95 4 0 6 0 10 0 6-67 13-82 76-82 8 0 18 0 23 1 9 2 9 6 9 16 0 74 0 149 0 223 0 15 0 19-45 19-6 0-11 0-17 0 0 5 0 9 0 14 18-2 60-2 81-2 19 0 62 0 79 2 0-5 0-9 0-14-6 0-11 0-17 0-44 0-44-4-44-19 0-74 0-149 0-223 0-8 0-14 8-16 5-1 16-1 24-1 64 0 70 15 76 82 3 0 7 0 11 0-3-31-6-64-9-95z"><text:p/></draw:path><draw:path draw:style-name="gr967" draw:text-style-name="P42" svg:width="0.0189in" svg:height="0.0492in" svg:x="4.0295in" svg:y="3.2953in" svg:viewBox="0 0 49 126" svg:d="M49 44c0-27-9-44-26-44-16 0-23 12-23 23s7 21 23 21c6 0 12-2 15-6h2c0 3 0 0 0 6 0 27-11 53-30 72-3 4-3 4-3 5 0 4 1 5 4 5 5 0 38-34 38-82z"><text:p/></draw:path><draw:path draw:style-name="gr968" draw:text-style-name="P42" svg:width="0.1134in" svg:height="0.0728in" svg:x="4.1331in" svg:y="3.2413in" svg:viewBox="0 0 289 186" svg:d="M254 40c8-21 21-27 35-27 0-5 0-8 0-13-9 1-21 1-31 1-12 0-31-1-38-1 0 5 0 8 0 13 14 0 24 7 24 21 0 2 0 2-3 8-13 36-25 72-38 108-13-40-28-78-41-118-2-4-2-6-2-8 0-11 16-11 25-11 0-5 0-8 0-13-13 0-35 1-45 1-13 0-25 0-37-1 0 5 0 8 0 13 16 0 22 0 27 6 2 3 6 16 9 23-12 34-24 68-36 102-13-37-27-74-41-112-1-6-1-6-1-8 0-11 16-11 24-11 0-5 0-8 0-13-12 0-36 1-45 1-2 0-24 0-40-1 0 5 0 8 0 13 22 0 26 1 31 15 18 49 36 99 54 148 1 6 3 10 9 10s6-2 8-8c14-40 29-80 43-119 15 39 28 80 42 120 3 3 3 7 9 7 4 0 7-4 8-7 17-47 34-93 50-139z"><text:p/></draw:path><draw:path draw:style-name="gr969" draw:text-style-name="P42" svg:width="0.0831in" svg:height="0.115in" svg:x="4.2551in" svg:y="3.1972in" svg:viewBox="0 0 212 293" svg:d="M32 262c0 18-3 18-32 18 0 4 0 8 0 13 14 0 36-1 48-1 11 0 32 1 47 1 0-5 0-9 0-13-28 0-33 0-33-18 0-27 0-52 0-78 0-45 30-68 57-68 26 0 31 23 31 47 0 33 0 66 0 99 0 18-5 18-32 18 0 4 0 8 0 13 14 0 36-1 46-1 12 0 34 1 48 1 0-5 0-9 0-13-21 0-32 0-33-12 0-27 0-54 0-81 0-36 0-49-12-65-6-7-21-15-45-15-36 0-54 25-61 41 0-50 0-99 0-148-20 1-41 4-61 5 0 5 0 8 0 13 30 0 32 4 32 24 0 73 0 146 0 220z"><text:p/></draw:path><draw:path draw:style-name="gr970" draw:text-style-name="P42" svg:width="0.0638in" svg:height="0.0756in" svg:x="4.3469in" svg:y="3.2386in" svg:viewBox="0 0 163 193" svg:d="M35 83c3-64 38-73 53-73 43 0 48 56 48 73-34 0-68 0-101 0zM35 91c39 0 78 0 117 0 10 0 11 0 11-8 0-42-23-83-75-83-50 0-88 43-88 96 0 56 44 97 92 97 52 0 71-47 71-54 0-5-3-6-6-6s-5 3-5 6c-15 43-52 43-57 43-21 0-37-12-47-27-13-21-13-48-13-64z"><text:p/></draw:path><draw:path draw:style-name="gr971" draw:text-style-name="P42" svg:width="0.0555in" svg:height="0.0728in" svg:x="4.4205in" svg:y="3.2394in" svg:viewBox="0 0 142 186" svg:d="M59 47c0-16 0-31 0-47-19 1-40 4-59 5 0 5 0 8 0 13 30 0 32 2 32 23 0 38 0 75 0 114 0 18-3 18-32 18 0 5 0 8 0 13 17 0 36-1 48-1 17 0 37 0 54 1 0-5 0-8 0-13-4 0-6 0-10 0-31 0-31-4-31-19 0-22 0-44 0-65 0-42 17-79 49-79 4 0 4 0 5 0-1 0-9 6-9 16 0 12 8 18 18 18 7 0 18-6 18-19 0-14-14-25-32-25-30 0-45 29-51 47z"><text:p/></draw:path><draw:path draw:style-name="gr972" draw:text-style-name="P42" svg:width="0.0638in" svg:height="0.0756in" svg:x="4.4858in" svg:y="3.2386in" svg:viewBox="0 0 163 193" svg:d="M35 83c2-64 38-73 53-73 43 0 48 56 48 73-34 0-68 0-101 0zM35 91c39 0 78 0 117 0 10 0 11 0 11-8 0-42-23-83-75-83-50 0-88 43-88 96 0 56 44 97 92 97 52 0 71-47 71-54 0-5-3-6-6-6s-5 3-5 6c-15 43-52 43-57 43-21 0-37-12-48-27-12-21-12-48-12-64z"><text:p/></draw:path><draw:path draw:style-name="gr973" draw:text-style-name="P42" svg:width="0.0972in" svg:height="0.113in" svg:x="4.6295in" svg:y="3.1988in" svg:viewBox="0 0 248 288" svg:d="M80 155c24 0 48 0 72 0 51 0 96-34 96-76s-42-79-99-79c-49 0-100 0-149 0 0 5 0 8 0 13 4 0 6 0 10 0 32 0 33 5 33 21 0 74 0 147 0 222 0 15-1 19-33 19-4 0-6 0-10 0 0 5 0 8 0 13 14-1 46-1 62-1s47 0 63 1c0-5 0-8 0-13-4 0-7 0-11 0-32 0-34-4-34-19 0-34 0-68 0-101zM79 144c0-38 0-76 0-114 0-13 1-17 22-17 12 0 25 0 37 0 67 0 67 45 67 66 0 19 0 65-67 65-19 0-40 0-59 0z"><text:p/></draw:path><draw:path draw:style-name="gr974" draw:text-style-name="P42" svg:width="0.035in" svg:height="0.1106in" svg:x="4.811in" svg:y="3.2016in" svg:viewBox="0 0 90 282" svg:d="M60 96c-19 1-40 4-59 5 0 5 0 8 0 13 28 0 31 2 31 23 0 38 0 75 0 114 0 18-4 18-32 18 0 5 0 8 0 13 13 0 36-1 47-1 14 0 29 1 43 1 0-5 0-8 0-13-28 0-30-1-30-18 0-52 0-103 0-155zM62 23c0-13-10-23-22-23-14 0-22 12-22 23s8 21 22 21c12 0 22-8 22-21z"><text:p/></draw:path><draw:path draw:style-name="gr975" draw:text-style-name="P42" svg:width="0.0535in" svg:height="0.0756in" svg:x="4.8571in" svg:y="3.2386in" svg:viewBox="0 0 137 193" svg:d="M73 107c10 2 45 8 45 38 0 22-16 39-48 39-36 0-51-24-59-59-1-6-1-7-6-7s-5 2-5 9c0 19 0 37 0 57 0 7 0 9 4 9 2 0 2 0 10-8 2-1 2-1 9-10 19 18 37 18 47 18 48 0 67-27 67-59 0-21-12-34-17-39-14-13-31-17-48-21-24-4-53-9-53-34 0-15 12-32 48-32 46 0 48 38 49 51 0 3 4 3 5 3 6 0 6-1 6-9 0-15 0-29 0-43 0-8 0-10-5-10-2 0-3 0-8 5-1 2-6 6-7 7-17-12-34-12-40-12-51 0-67 28-67 52 0 14 6 26 18 36 13 10 25 13 55 19z"><text:p/></draw:path><draw:path draw:style-name="gr976" draw:text-style-name="P42" svg:width="0.0516in" svg:height="0.1035in" svg:x="4.989in" svg:y="3.2102in" svg:viewBox="0 0 132 264" svg:d="M65 91c20 0 39 0 60 0 0-5 0-8 0-13-21 0-40 0-60 0 0-26 0-52 0-78-4 0-7 0-11 0 0 35-13 80-54 82 0 3 0 6 0 9 12 0 24 0 36 0 0 39 0 78 0 117 0 51 38 56 54 56 30 0 42-30 42-56 0-9 0-16 0-24-4 0-7 0-11 0 0 7 0 15 0 22 0 32-13 47-29 47-27 0-27-38-27-45 0-39 0-78 0-117z"><text:p/></draw:path><draw:path draw:style-name="gr977" draw:text-style-name="P42" svg:width="0.0831in" svg:height="0.115in" svg:x="5.0555in" svg:y="3.1972in" svg:viewBox="0 0 212 293" svg:d="M32 262c0 18-3 18-32 18 0 4 0 8 0 13 14 0 36-1 48-1 11 0 32 1 47 1 0-5 0-9 0-13-29 0-33 0-33-18 0-27 0-52 0-78 0-45 30-68 57-68 26 0 31 23 31 47 0 33 0 66 0 99 0 18-5 18-32 18 0 4 0 8 0 13 14 0 36-1 46-1 12 0 34 1 48 1 0-5 0-9 0-13-22 0-32 0-33-12 0-27 0-54 0-81 0-36 0-49-13-65-5-7-20-15-44-15-36 0-54 25-61 41 0-50 0-99 0-148-20 1-41 4-61 5 0 5 0 8 0 13 30 0 32 4 32 24 0 73 0 146 0 220z"><text:p/></draw:path><draw:path draw:style-name="gr978" draw:text-style-name="P42" svg:width="0.0638in" svg:height="0.0756in" svg:x="5.1472in" svg:y="3.2386in" svg:viewBox="0 0 163 193" svg:d="M35 83c2-64 38-73 53-73 43 0 48 56 48 73-34 0-68 0-101 0zM35 91c39 0 78 0 117 0 10 0 11 0 11-8 0-42-23-83-75-83-50 0-88 43-88 96 0 56 44 97 92 97 52 0 71-47 71-54 0-5-3-6-6-6s-5 3-5 6c-15 43-52 43-57 43-21 0-37-12-47-27-13-21-13-48-13-64z"><text:p/></draw:path><draw:path draw:style-name="gr979" draw:text-style-name="P42" svg:width="0.0638in" svg:height="0.0756in" svg:x="5.2902in" svg:y="3.2386in" svg:viewBox="0 0 163 193" svg:d="M35 83c2-64 38-73 53-73 43 0 46 56 46 73-33 0-66 0-99 0zM35 91c39 0 78 0 117 0 9 0 11 0 11-8 0-42-23-83-75-83-50 0-88 43-88 96 0 56 43 97 92 97 52 0 71-47 71-54 0-5-3-6-6-6s-5 3-6 6c-14 43-53 43-56 43-22 0-39-12-48-27-12-21-12-48-12-64z"><text:p/></draw:path><draw:path draw:style-name="gr980" draw:text-style-name="P42" svg:width="0.0831in" svg:height="0.0709in" svg:x="5.361in" svg:y="3.2413in" svg:viewBox="0 0 212 181" svg:d="M116 83c12-17 29-37 39-48 13-16 30-22 50-22 0-5 0-8 0-13-11 1-24 1-35 1-12 0-34-1-40-1 0 5 0 8 0 13 9 0 13 6 13 13 0 6-5 12-7 15-9 11-18 21-27 32-11-14-21-27-32-42-4-5-4-5-4-7 0-7 6-11 15-11 0-5 0-8 0-13-11 0-39 1-46 1-8 0-29 0-40-1 0 5 0 8 0 13 29 0 30 0 50 25 14 18 27 38 42 56-14 16-27 32-40 49-20 25-46 25-54 25 0 5 0 8 0 13 11 0 24-1 35-1 12 0 30 1 41 1 0-5 0-8 0-13-10-1-14-6-14-12 0-10 14-24 39-54 11 14 21 28 32 42 4 5 9 12 9 14 0 4-4 10-15 10 0 5 0 8 0 13 12 0 36-1 45-1 12 0 28 1 40 1 0-5 0-8 0-13-22 0-30 0-39-12-19-24-37-49-57-73z"><text:p/></draw:path><draw:path draw:style-name="gr981" draw:text-style-name="P42" svg:width="0.063in" svg:height="0.0756in" svg:x="5.452in" svg:y="3.2386in" svg:viewBox="0 0 161 193" svg:d="M35 97c0-69 35-86 57-86 4 0 30 0 46 15-18 2-20 14-20 20 0 10 7 19 19 19 11 0 19-7 19-21 0-27-31-44-64-44-52 0-92 46-92 97 0 54 42 96 91 96 57 0 70-50 70-54 0-5-4-5-5-5-5 0-5 2-6 5-12 39-40 43-55 43-23 0-60-18-60-85z"><text:p/></draw:path><draw:path draw:style-name="gr982" draw:text-style-name="P42" svg:width="0.0638in" svg:height="0.0756in" svg:x="5.5248in" svg:y="3.2386in" svg:viewBox="0 0 163 193" svg:d="M36 83c2-64 38-73 52-73 44 0 48 56 48 73-34 0-66 0-100 0zM36 91c40 0 78 0 118 0 8 0 9 0 9-8 0-42-23-83-75-83-48 0-88 43-88 96 0 56 44 97 94 97 51 0 69-47 69-54 0-5-2-6-5-6s-4 3-6 6c-14 43-52 43-56 43-22 0-38-12-48-27-12-21-12-48-12-64z"><text:p/></draw:path><draw:path draw:style-name="gr983" draw:text-style-name="P42" svg:width="0.0539in" svg:height="0.0756in" svg:x="5.5996in" svg:y="3.2386in" svg:viewBox="0 0 138 193" svg:d="M74 107c10 2 44 8 44 38 0 22-15 39-47 39-36 0-51-24-59-59-1-6-2-7-6-7-6 0-6 2-6 9 0 19 0 37 0 57 0 7 0 9 5 9 2 0 2 0 11-8 1-1 1-1 8-10 18 18 37 18 47 18 48 0 67-27 67-59 0-21-12-34-18-39-13-13-30-17-48-21-23-4-52-9-52-34 0-15 11-32 48-32 46 0 48 38 50 51 0 3 3 3 4 3 5 0 5-1 5-9 0-15 0-29 0-43 0-8 0-10-3-10s-4 0-9 5c-1 2-6 6-7 7-17-12-34-12-40-12-51 0-68 28-68 52 0 14 7 26 18 36 14 10 26 13 56 19z"><text:p/></draw:path><draw:path draw:style-name="gr984" draw:text-style-name="P42" svg:width="0.0539in" svg:height="0.0756in" svg:x="5.665in" svg:y="3.2386in" svg:viewBox="0 0 138 193" svg:d="M73 107c10 2 45 8 45 38 0 22-15 39-48 39-35 0-51-24-59-59-1-6-1-7-5-7-6 0-6 2-6 9 0 19 0 37 0 57 0 7 0 9 5 9 2 0 2 0 11-8 0-1 0-1 8-10 18 18 37 18 46 18 49 0 68-27 68-59 0-21-13-34-18-39-13-13-30-17-48-21-24-4-52-9-52-34 0-15 11-32 47-32 47 0 49 38 49 51 2 3 5 3 6 3 5 0 5-1 5-9 0-15 0-29 0-43 0-8 0-10-5-10-2 0-2 0-8 5-1 2-5 6-7 7-16-12-34-12-40-12-51 0-67 28-67 52 0 14 7 26 18 36 13 10 25 13 55 19z"><text:p/></draw:path><draw:path draw:style-name="gr985" draw:text-style-name="P42" svg:width="0.0819in" svg:height="0.1051in" svg:x="0.0016in" svg:y="3.4382in" svg:viewBox="0 0 209 268" svg:d="M61 28c0-10 0-18 0-28-20 1-41 4-61 5 0 3 0 8 0 12 30 0 34 3 34 21 0 66 0 132 0 198 0 18-5 18-34 18 0 5 0 9 0 14 14 0 37-2 48-2s32 2 47 2c0-5 0-9 0-14-28 0-33 0-33-18 0-24 0-48 0-72 0-1 0-2 0-3 3 7 21 30 52 30 50 0 95-42 95-96 0-53-41-95-89-95-32 0-50 18-59 28zM62 138c0-31 0-62 0-94 12-21 33-33 54-33 32 0 57 36 57 84 0 51-29 86-60 86-17 0-34-8-45-25-6-10-6-10-6-18z"><text:p/></draw:path><draw:path draw:style-name="gr986" draw:text-style-name="P42" svg:width="0.0555in" svg:height="0.0728in" svg:x="0.0945in" svg:y="3.4382in" svg:viewBox="0 0 142 186" svg:d="M58 46c0-16 0-30 0-46-20 1-39 4-58 5 0 3 0 8 0 12 29 0 32 3 32 24 0 37 0 75 0 113 0 19-4 19-32 19 0 5 0 8 0 13 16 0 36-1 48-1 17 0 36 0 53 1 0-5 0-8 0-13-3 0-6 0-9 0-31 0-32-5-32-19 0-22 0-44 0-65 0-42 18-81 50-81 3 0 4 0 5 2-1 0-11 4-11 16 0 11 10 18 20 18 7 0 18-6 18-19s-14-25-32-25c-31 0-46 28-52 46z"><text:p/></draw:path><draw:path draw:style-name="gr987" draw:text-style-name="P42" svg:width="0.0638in" svg:height="0.0756in" svg:x="0.1591in" svg:y="3.437in" svg:viewBox="0 0 163 193" svg:d="M36 82c2-63 37-74 52-74 44 0 48 58 48 74-34 0-66 0-100 0zM35 91c39 0 78 0 117 0 10 0 11 0 11-9 0-41-23-82-75-82-48 0-88 43-88 96 0 56 44 97 94 97s69-47 69-55c0-4-3-5-5-5-3 0-4 3-6 6-14 43-52 43-56 43-22 0-38-12-48-27-13-21-13-48-13-64z"><text:p/></draw:path><draw:path draw:style-name="gr988" draw:text-style-name="P42" svg:width="0.0539in" svg:height="0.0756in" svg:x="0.2339in" svg:y="3.437in" svg:viewBox="0 0 138 193" svg:d="M74 107c9 1 44 8 44 38 0 22-15 39-47 39-36 0-52-24-59-60-1-5-2-8-6-8-6 0-6 4-6 11 0 18 0 37 0 55 0 8 0 11 5 11 2 0 2 0 11-8 1-1 1-3 8-10 18 18 37 18 47 18 48 0 67-29 67-59 0-22-12-34-18-39-13-15-30-17-48-21-23-4-52-10-52-34 0-15 11-33 47-33 47 0 49 39 51 52 0 3 3 3 4 3 5 0 5-2 5-9 0-15 0-29 0-43 0-8 0-10-5-10-1 0-2 0-8 5-1 1-5 5-7 6-16-11-33-11-40-11-50 0-67 28-67 52 0 14 7 26 18 36 14 10 25 13 56 19z"><text:p/></draw:path><draw:path draw:style-name="gr989" draw:text-style-name="P42" svg:width="0.0539in" svg:height="0.0756in" svg:x="0.2992in" svg:y="3.437in" svg:viewBox="0 0 138 193" svg:d="M73 107c10 1 45 8 45 38 0 22-15 39-48 39-35 0-51-24-59-60-1-5-1-8-6-8s-5 4-5 11c0 18 0 37 0 55 0 8 0 11 5 11 1 0 2 0 9-8 2-1 2-3 10-10 18 18 37 18 46 18 49 0 68-29 68-59 0-22-13-34-18-39-14-15-30-17-48-21-24-4-52-10-52-34 0-15 11-33 47-33 47 0 48 39 49 52 2 3 4 2 5 3 6 0 6-2 6-9 0-15 0-29 0-43 0-8 0-10-5-10-2 0-2 0-8 5-1 1-5 5-7 6-16-11-34-11-40-11-51 0-67 28-67 52 0 14 6 26 18 36 13 10 25 13 55 19z"><text:p/></draw:path><draw:path draw:style-name="gr990" draw:text-style-name="P42" svg:width="0.0831in" svg:height="0.0748in" svg:x="0.3646in" svg:y="3.4382in" svg:viewBox="0 0 212 191" svg:d="M151 152c0 14 0 26 0 39 21-1 41-4 61-5 0-5 0-8 0-13-30 0-33-3-33-24 0-49 0-100 0-149-21 1-41 4-61 5 0 3 0 8 0 12 28 0 32 3 32 24 0 25 0 50 0 75 0 36-20 65-50 65-36 0-38-19-38-42 0-47 0-92 0-139-20 1-42 4-62 5 0 3 0 8 0 12 34 0 34 2 34 39 0 22 0 42 0 64 0 32 0 71 63 71 24 0 42-12 54-39z"><text:p/></draw:path><draw:path draw:style-name="gr991" draw:text-style-name="P42" svg:width="0.0555in" svg:height="0.0728in" svg:x="0.4563in" svg:y="3.4382in" svg:viewBox="0 0 142 186" svg:d="M59 46c0-16 0-30 0-46-19 1-40 4-59 5 0 3 0 8 0 12 30 0 32 3 32 24 0 37 0 75 0 113 0 19-4 19-32 19 0 5 0 8 0 13 17 0 36-1 48-1 17 0 37 0 54 1 0-5 0-8 0-13-4 0-6 0-10 0-31 0-31-5-31-19 0-22 0-44 0-65 0-42 17-81 49-81 3 0 4 0 5 2-1 0-9 4-9 16 0 11 8 18 18 18 7 0 18-6 18-19s-14-25-32-25c-31 0-45 28-51 46z"><text:p/></draw:path><draw:path draw:style-name="gr992" draw:text-style-name="P42" svg:width="0.0638in" svg:height="0.0756in" svg:x="0.5213in" svg:y="3.437in" svg:viewBox="0 0 163 193" svg:d="M35 82c2-63 38-74 53-74 43 0 46 58 46 74-33 0-66 0-99 0zM35 91c39 0 78 0 117 0 10 0 11 0 11-9 0-41-23-82-75-82-50 0-88 43-88 96 0 56 43 97 92 97 52 0 71-47 71-55 0-4-3-5-6-5s-5 3-6 6c-14 43-51 43-56 43-22 0-39-12-48-27-12-21-12-48-12-64z"><text:p/></draw:path><draw:path draw:style-name="gr993" draw:text-style-name="P42" svg:width="0.0189in" svg:height="0.0492in" svg:x="0.6047in" svg:y="3.4937in" svg:viewBox="0 0 49 126" svg:d="M49 44c0-27-9-44-26-44-16 0-23 10-23 22 0 10 7 22 23 22 6 0 12-2 15-6l2-1c0 3 1 1 1 7 0 27-12 53-31 72-3 3-3 4-3 5 0 3 3 5 4 5 6 0 38-34 38-82z"><text:p/></draw:path><draw:path draw:style-name="gr994" draw:text-style-name="P42" svg:width="0.1075in" svg:height="0.1122in" svg:x="0.6976in" svg:y="3.3988in" svg:viewBox="0 0 274 286" svg:d="M266 0c-86 0-171 0-258 0-2 31-6 64-8 95 4 0 7 0 11 0 6-67 12-82 75-82 9 0 20 0 23 1 10 2 10 6 10 16 0 74 0 148 0 222 0 14 0 20-45 20-6 0-10 0-16 0 0 5 0 9 0 14 16-2 60-2 79-2s63 0 80 2c0-5 0-9 0-14-6 0-11 0-17 0-44 0-44-6-44-20 0-74 0-148 0-222 0-8 0-14 7-16 5-1 17-1 24-1 64 0 71 15 77 82 4 0 6 0 10 0-3-31-5-64-8-95z"><text:p/></draw:path><draw:path draw:style-name="gr995" draw:text-style-name="P42" svg:width="0.035in" svg:height="0.1106in" svg:x="0.8724in" svg:y="3.4004in" svg:viewBox="0 0 90 282" svg:d="M61 96c-19 1-39 4-59 5 0 3 0 8 0 12 28 0 32 3 32 24 0 37 0 75 0 113 0 19-5 19-34 19 0 5 0 8 0 13 14 0 36-1 47-1 14 0 30 1 43 1 0-5 0-8 0-13-28 0-29-3-29-18 0-52 0-103 0-155zM62 23c0-15-10-23-21-23-13 0-23 11-23 23 0 11 10 21 23 21 11 0 21-8 21-21z"><text:p/></draw:path><draw:path draw:style-name="gr996" draw:text-style-name="P42" svg:width="0.0539in" svg:height="0.0756in" svg:x="0.9189in" svg:y="3.437in" svg:viewBox="0 0 138 193" svg:d="M73 107c10 1 45 8 45 38 0 22-15 39-48 39-35 0-51-24-59-60-1-5-1-8-6-8s-5 4-5 11c0 18 0 37 0 55 0 8 0 11 5 11 2 0 2 0 11-8 0-1 0-3 8-10 18 18 37 18 46 18 49 0 68-29 68-59 0-22-13-34-18-39-14-15-30-17-48-21-24-4-52-10-52-34 0-15 11-33 47-33 47 0 49 39 49 52 2 3 4 2 5 3 6 0 6-2 6-9 0-15 0-29 0-43 0-8 0-10-5-10-2 0-2 0-8 5-1 1-5 5-7 6-16-11-34-11-40-11-51 0-67 28-67 52 0 14 7 26 18 36 13 10 25 13 55 19z"><text:p/></draw:path><draw:path draw:style-name="gr997" draw:text-style-name="P42" svg:width="0.0516in" svg:height="0.1035in" svg:x="1.0374in" svg:y="3.4094in" svg:viewBox="0 0 132 264" svg:d="M65 90c20 0 39 0 60 0 0-4 0-8 0-12-21 0-40 0-60 0 0-26 0-52 0-78-4 0-7 0-11 0 0 35-13 79-54 82 0 2 0 6 0 8 12 0 24 0 36 0 0 38 0 78 0 116 0 53 38 58 54 58 30 0 42-30 42-58 0-8 0-15 0-24-4 0-7 0-11 0 0 9 0 16 0 24 0 32-13 47-29 47-27 0-27-38-27-45 0-40 0-78 0-118z"><text:p/></draw:path><draw:path draw:style-name="gr998" draw:text-style-name="P42" svg:width="0.0831in" svg:height="0.115in" svg:x="1.1039in" svg:y="3.3961in" svg:viewBox="0 0 212 293" svg:d="M32 260c0 20-3 20-32 20 0 4 0 8 0 13 14 0 36-1 48-1 11 0 32 1 47 1 0-5 0-9 0-13-29 0-33 0-33-20 0-25 0-51 0-76 0-45 30-69 57-69 26 0 31 23 31 47 0 32 0 66 0 98 0 20-5 20-32 20 0 4 0 8 0 13 14 0 36-1 46-1 12 0 34 1 48 1 0-5 0-9 0-13-22 0-32 0-33-12 0-28 0-54 0-82 0-36 0-49-13-64-5-7-20-15-44-15-36 0-54 25-61 41 0-50 0-99 0-148-20 1-41 4-61 5 0 5 0 8 0 13 30 0 32 2 32 24 0 73 0 145 0 218z"><text:p/></draw:path><draw:path draw:style-name="gr999" draw:text-style-name="P42" svg:width="0.0638in" svg:height="0.0756in" svg:x="1.1957in" svg:y="3.437in" svg:viewBox="0 0 163 193" svg:d="M35 82c2-63 38-74 53-74 43 0 48 58 48 74-34 0-68 0-101 0zM35 91c39 0 78 0 117 0 10 0 11 0 11-9 0-41-23-82-75-82-50 0-88 43-88 96 0 56 44 97 92 97 52 0 71-47 71-55 0-4-3-5-6-5s-5 3-5 6c-15 43-52 43-57 43-21 0-37-12-47-27-13-21-13-48-13-64z"><text:p/></draw:path><draw:path draw:style-name="gr1000" draw:text-style-name="P42" svg:width="0.0539in" svg:height="0.0756in" svg:x="1.3256in" svg:y="3.437in" svg:viewBox="0 0 138 193" svg:d="M73 107c10 1 45 8 45 38 0 22-15 39-48 39-35 0-51-24-59-60-1-5-1-8-6-8s-5 4-5 11c0 18 0 37 0 55 0 8 0 11 5 11 2 0 2 0 11-8 0-1 0-3 8-10 18 18 37 18 46 18 49 0 68-29 68-59 0-22-13-34-18-39-14-15-30-17-48-21-24-4-52-10-52-34 0-15 11-33 47-33 47 0 49 39 49 52 2 3 4 2 5 3 6 0 6-2 6-9 0-15 0-29 0-43 0-8 0-10-5-10-2 0-2 0-8 5-1 1-5 5-7 6-16-11-34-11-40-11-51 0-67 28-67 52 0 14 7 26 18 36 13 10 25 13 55 19z"><text:p/></draw:path><draw:path draw:style-name="gr1001" draw:text-style-name="P42" svg:width="0.0831in" svg:height="0.0748in" svg:x="1.3909in" svg:y="3.4382in" svg:viewBox="0 0 212 191" svg:d="M151 152c0 14 0 26 0 39 21-1 41-4 61-5 0-5 0-8 0-13-30 0-32-3-32-24 0-49 0-100 0-149-20 1-42 4-62 5 0 3 0 8 0 12 28 0 32 3 32 24 0 25 0 50 0 75 0 36-20 65-50 65-36 0-38-19-38-42 0-47 0-92 0-139-20 1-42 4-62 5 0 3 0 8 0 12 34 0 34 2 34 39 0 22 0 42 0 64 0 32 0 71 63 71 24 0 42-12 54-39z"><text:p/></draw:path><draw:path draw:style-name="gr1002" draw:text-style-name="P42" svg:width="0.0555in" svg:height="0.0728in" svg:x="1.4823in" svg:y="3.4382in" svg:viewBox="0 0 142 186" svg:d="M59 46c0-16 0-30 0-46-19 1-40 4-59 5 0 3 0 8 0 12 30 0 32 3 32 24 0 37 0 75 0 113 0 19-3 19-32 19 0 5 0 8 0 13 17 0 36-1 48-1 17 0 37 0 54 1 0-5 0-8 0-13-4 0-6 0-10 0-31 0-31-5-31-19 0-22 0-44 0-65 0-42 17-81 49-81 4 0 4 0 5 2-1 0-9 4-9 16 0 11 8 18 18 18 7 0 18-6 18-19s-14-25-32-25c-31 0-45 28-51 46z"><text:p/></draw:path><draw:path draw:style-name="gr1003" draw:text-style-name="P42" svg:width="0.0535in" svg:height="0.1169in" svg:x="1.548in" svg:y="3.3945in" svg:viewBox="0 0 137 298" svg:d="M60 116c0-16 0-32 0-49 0-37 20-57 40-57 1 0 7 0 13 2-5 2-12 7-12 18 0 10 6 18 18 18s18-8 18-18c0-16-16-30-37-30-30 0-66 23-66 67 0 17 0 33 0 49-11 0-23 0-34 0 0 4 0 9 0 12 11 0 23 0 34 0 0 46 0 92 0 137 0 19-5 19-33 19 0 5 0 9 0 14 16 0 36-2 48-2 17 0 36 0 53 2 0-5 0-9 0-14-2 0-6 0-8 0-32 0-33-4-33-19 0-45 0-91 0-137 16 0 33 0 48 0 0-3 0-8 0-12-17 0-32 0-49 0z"><text:p/></draw:path><draw:path draw:style-name="gr1004" draw:text-style-name="P42" svg:width="0.0744in" svg:height="0.0756in" svg:x="1.6004in" svg:y="3.437in" svg:viewBox="0 0 190 193" svg:d="M122 156c3 17 14 35 34 35 8 0 34-6 34-40 0-8 0-15 0-24-4 0-6 0-10 0 0 9 0 16 0 24 0 24-11 27-16 27-14 0-15-20-15-21 0-29 0-56 0-85 0-17 0-34-16-49-15-17-37-23-57-23-35 0-64 19-64 47 0 13 8 20 19 20 12 0 19-8 19-19 0-6-1-19-20-19 11-16 31-21 46-21 20 0 44 17 44 54 0 5 0 11 0 16-22 1-52 2-78 16-31 14-42 36-42 55 0 33 41 44 67 44 28 0 48-17 55-37zM120 88c0 14 0 27 0 42 0 39-31 54-49 54-22 0-39-15-39-36 0-23 18-58 88-60z"><text:p/></draw:path><draw:path draw:style-name="gr1005" draw:text-style-name="P42" svg:width="0.063in" svg:height="0.0756in" svg:x="1.6823in" svg:y="3.437in" svg:viewBox="0 0 161 193" svg:d="M35 96c0-68 35-86 56-86 5 0 31 1 46 15-17 1-19 15-19 21 0 10 7 19 19 19 11 0 19-7 19-21 0-28-32-44-65-44-53 0-91 46-91 97 0 54 42 96 90 96 58 0 71-51 71-55 0-5-5-4-6-4-4 0-5 2-5 4-13 40-40 44-55 44-23 0-60-18-60-86z"><text:p/></draw:path><draw:path draw:style-name="gr1006" draw:text-style-name="P42" svg:width="0.0638in" svg:height="0.0756in" svg:x="1.7551in" svg:y="3.437in" svg:viewBox="0 0 163 193" svg:d="M35 82c3-63 38-74 53-74 43 0 48 58 48 74-34 0-68 0-101 0zM35 91c39 0 78 0 117 0 10 0 11 0 11-9 0-41-23-82-75-82-50 0-88 43-88 96 0 56 44 97 92 97 52 0 71-47 71-55 0-4-3-5-6-5s-3 3-5 6c-14 43-52 43-57 43-21 0-37-12-47-27-13-21-13-48-13-64z"><text:p/></draw:path><draw:path draw:style-name="gr1007" draw:text-style-name="P42" svg:width="0.0516in" svg:height="0.1035in" svg:x="1.8827in" svg:y="3.4094in" svg:viewBox="0 0 132 264" svg:d="M65 90c20 0 39 0 60 0 0-4 0-8 0-12-21 0-40 0-60 0 0-26 0-52 0-78-4 0-7 0-11 0 0 35-12 79-54 82 0 2 0 6 0 8 12 0 24 0 36 0 0 38 0 78 0 116 0 53 40 58 54 58 30 0 42-30 42-58 0-8 0-15 0-24-4 0-7 0-11 0 0 9 0 16 0 24 0 32-12 47-27 47-29 0-29-38-29-45 0-40 0-78 0-118z"><text:p/></draw:path><draw:path draw:style-name="gr1008" draw:text-style-name="P42" svg:width="0.0638in" svg:height="0.0756in" svg:x="1.9488in" svg:y="3.437in" svg:viewBox="0 0 163 193" svg:d="M35 82c3-63 38-74 53-74 43 0 48 58 48 74-34 0-68 0-101 0zM35 91c39 0 78 0 117 0 10 0 11 0 11-9 0-41-23-82-75-82-50 0-88 43-88 96 0 56 44 97 92 97 52 0 71-47 71-55 0-4-3-5-6-5s-3 3-5 6c-14 43-52 43-57 43-21 0-37-12-47-27-13-21-13-48-13-64z"><text:p/></draw:path><draw:path draw:style-name="gr1009" draw:text-style-name="P42" svg:width="0.0827in" svg:height="0.0728in" svg:x="2.0232in" svg:y="3.4382in" svg:viewBox="0 0 211 186" svg:d="M32 41c0 37 0 75 0 113 0 19-4 19-32 19 0 5 0 8 0 13 14 0 36-1 47-1s33 1 48 1c0-5 0-8 0-13-29 0-34 0-34-19 0-26 0-52 0-77 0-45 30-69 58-69 26 0 31 23 31 47 0 33 0 66 0 99 0 19-5 19-34 19 0 5 0 8 0 13 16 0 36-1 48-1 11 0 33 1 47 1 0-5 0-8 0-13-21 0-32 0-32-12 0-28 0-54 0-82 0-36 0-49-13-63-6-8-21-16-45-16-31 0-50 18-62 44 0-14 0-30 0-44-19 1-40 4-59 5 0 3 0 8 0 12 29 0 32 3 32 24z"><text:p/></draw:path><draw:path draw:style-name="gr1010" draw:text-style-name="P42" svg:width="0.0539in" svg:height="0.0756in" svg:x="2.1154in" svg:y="3.437in" svg:viewBox="0 0 138 193" svg:d="M74 107c9 1 44 8 44 38 0 22-15 39-48 39-35 0-51-24-58-60-1-5-2-8-6-8-6 0-6 4-6 11 0 18 0 37 0 55 0 8 0 11 5 11 2 0 2 0 11-8 0-1 0-3 8-10 18 18 37 18 46 18 49 0 68-29 68-59 0-22-12-34-18-39-13-15-30-17-48-21-23-4-52-10-52-34 0-15 11-33 47-33 47 0 49 39 49 52 2 3 5 3 6 3 5 0 5-2 5-9 0-15 0-29 0-43 0-8 0-10-5-10-1 0-2 0-8 5-1 1-5 5-7 6-16-11-33-11-40-11-51 0-67 28-67 52 0 14 7 26 18 36 13 10 25 13 56 19z"><text:p/></draw:path><draw:path draw:style-name="gr1011" draw:text-style-name="P42" svg:width="0.035in" svg:height="0.1106in" svg:x="2.1811in" svg:y="3.4004in" svg:viewBox="0 0 90 282" svg:d="M60 96c-19 1-40 4-59 5 0 3 0 8 0 12 28 0 31 3 31 24 0 37 0 75 0 113 0 19-4 19-32 19 0 5 0 8 0 13 13 0 36-1 46-1 15 0 30 1 44 1 0-5 0-8 0-13-28 0-30-3-30-18 0-52 0-103 0-155zM62 23c0-15-10-23-22-23-14 0-22 11-22 23 0 11 8 21 22 21 12 0 22-8 22-21z"><text:p/></draw:path><draw:path draw:style-name="gr1012" draw:text-style-name="P42" svg:width="0.0728in" svg:height="0.0756in" svg:x="2.2264in" svg:y="3.437in" svg:viewBox="0 0 186 193" svg:d="M186 98c0-54-42-98-92-98-53 0-94 46-94 98 0 54 43 95 92 95 52 0 94-42 94-95zM94 182c-18 0-38-8-48-27-11-19-11-45-11-60 0-17 0-40 9-58 12-19 32-29 48-29 20 0 38 10 48 28 11 18 11 43 11 59 0 15 0 38-9 56-9 19-28 31-48 31z"><text:p/></draw:path><draw:path draw:style-name="gr1013" draw:text-style-name="P42" svg:width="0.0831in" svg:height="0.0728in" svg:x="2.3102in" svg:y="3.4382in" svg:viewBox="0 0 212 186" svg:d="M32 41c0 37 0 75 0 113 0 19-4 19-32 19 0 5 0 8 0 13 14 0 36-1 47-1 12 0 33 1 48 1 0-5 0-8 0-13-29 0-34 0-34-19 0-26 0-52 0-77 0-45 30-69 58-69 26 0 31 23 31 47 0 33 0 66 0 99 0 19-5 19-34 19 0 5 0 8 0 13 16 0 38-1 48-1 11 0 34 1 48 1 0-5 0-8 0-13-22 0-33 0-33-12 0-28 0-54 0-82 0-36 0-49-13-63-6-8-20-16-45-16-30 0-50 18-62 44 0-14 0-30 0-44-19 1-40 4-59 5 0 3 0 8 0 12 29 0 32 3 32 24z"><text:p/></draw:path><draw:path draw:style-name="gr1014" draw:text-style-name="P42" svg:width="0.0189in" svg:height="0.0492in" svg:x="2.4114in" svg:y="3.4937in" svg:viewBox="0 0 49 126" svg:d="M49 44c0-27-9-44-26-44-16 0-23 10-23 22 0 10 7 22 23 22 6 0 11-2 15-6l2-1c0 3 0 1 0 7 0 27-11 53-30 72-3 3-3 4-3 5 0 3 1 5 4 5 5 0 38-34 38-82z"><text:p/></draw:path><draw:path draw:style-name="gr1015" draw:text-style-name="P42" svg:width="0.0748in" svg:height="0.0756in" svg:x="2.5051in" svg:y="3.437in" svg:viewBox="0 0 191 193" svg:d="M124 156c1 17 12 35 32 35 8 0 35-6 35-40 0-8 0-15 0-24-4 0-7 0-11 0 0 9 0 16 0 24 0 24-11 27-16 27-13 0-15-20-15-21 0-29 0-56 0-85 0-17 0-34-15-49-16-17-38-23-57-23-35 0-65 19-65 47 0 13 8 20 20 20 11 0 20-8 20-19 0-6-3-19-22-19 11-16 32-21 46-21 20 0 44 17 44 54 0 5 0 11 0 16-22 1-50 2-78 16-31 14-42 36-42 55 0 33 41 44 67 44 29 0 48-17 57-37zM120 88c0 14 0 27 0 42 0 39-30 54-49 54-21 0-39-15-39-36 0-23 18-58 88-60z"><text:p/></draw:path><draw:path draw:style-name="gr1016" draw:text-style-name="P42" svg:width="0.0831in" svg:height="0.0728in" svg:x="2.5866in" svg:y="3.4382in" svg:viewBox="0 0 212 186" svg:d="M34 41c0 37 0 75 0 113 0 19-5 19-34 19 0 5 0 8 0 13 16 0 37-1 48-1s34 1 48 1c0-5 0-8 0-13-29 0-34 0-34-19 0-26 0-52 0-77 0-45 30-69 58-69 26 0 31 23 31 47 0 33 0 66 0 99 0 19-5 19-33 19 0 5 0 8 0 13 14 0 36-1 48-1 10 0 32 1 46 1 0-5 0-8 0-13-21 0-32 0-32-12 0-28 0-54 0-82 0-36 0-49-13-63-6-8-21-16-45-16-31 0-50 18-62 44 0-14 0-30 0-44-20 1-40 4-60 5 0 3 0 8 0 12 30 0 34 3 34 24z"><text:p/></draw:path><draw:path draw:style-name="gr1017" draw:text-style-name="P42" svg:width="0.0819in" svg:height="0.1169in" svg:x="2.6791in" svg:y="3.3961in" svg:viewBox="0 0 209 298" svg:d="M146 270c0 10 0 18 0 28 21-2 42-4 63-5 0-5 0-9 0-13-30 0-34-3-34-24 0-86 0-171 0-256-20 1-39 4-60 5 0 5 0 8 0 13 29 0 33 2 33 24 0 30 0 61 0 91-12-15-30-26-53-26-51 0-95 41-95 96 0 53 42 95 90 95 26 0 46-15 56-28zM146 157c0 29 0 58 0 87 0 7 0 8-4 15-12 19-32 29-50 29-19 0-34-11-44-26-11-18-12-42-12-59 0-16 0-41 12-60 10-13 25-28 48-28 14 0 32 7 46 27 4 7 4 7 4 15z"><text:p/></draw:path><draw:path draw:style-name="gr1018" draw:text-style-name="P42" svg:width="0.0555in" svg:height="0.0728in" svg:x="2.826in" svg:y="3.4382in" svg:viewBox="0 0 142 186" svg:d="M59 46c0-16 0-30 0-46-19 1-40 4-59 5 0 3 0 8 0 12 29 0 32 3 32 24 0 37 0 75 0 113 0 19-4 19-32 19 0 5 0 8 0 13 16 0 36-1 48-1 17 0 36 0 53 1 0-5 0-8 0-13-3 0-6 0-9 0-31 0-32-5-32-19 0-22 0-44 0-65 0-42 18-81 50-81 3 0 4 0 5 2-1 0-9 4-9 16 0 11 8 18 18 18 7 0 18-6 18-19s-14-25-32-25c-31 0-46 28-51 46z"><text:p/></draw:path><draw:path draw:style-name="gr1019" draw:text-style-name="P42" svg:width="0.035in" svg:height="0.1106in" svg:x="2.9472in" svg:y="3.4004in" svg:viewBox="0 0 90 282" svg:d="M61 96c-19 1-39 4-59 5 0 3 0 8 0 12 27 0 32 3 32 24 0 37 0 75 0 113 0 19-5 19-34 19 0 5 0 8 0 13 13 0 36-1 47-1 14 0 29 1 43 1 0-5 0-8 0-13-28 0-29-3-29-18 0-52 0-103 0-155zM62 23c0-15-10-23-21-23-13 0-23 11-23 23 0 11 10 21 23 21 11 0 21-8 21-21z"><text:p/></draw:path><draw:path draw:style-name="gr1020" draw:text-style-name="P42" svg:width="0.0539in" svg:height="0.0756in" svg:x="2.9933in" svg:y="3.437in" svg:viewBox="0 0 138 193" svg:d="M73 107c10 1 45 8 45 38 0 22-15 39-48 39-35 0-51-24-59-60-1-5-1-8-6-8s-5 4-5 11c0 18 0 37 0 55 0 8 0 11 5 11 1 0 2 0 11-8 0-1 0-3 8-10 18 18 37 18 46 18 49 0 68-29 68-59 0-22-13-34-18-39-14-15-30-17-48-21-24-4-52-10-52-34 0-15 11-33 47-33 47 0 48 39 49 52 2 3 4 2 5 3 6 0 6-2 6-9 0-15 0-29 0-43 0-8 0-10-5-10-2 0-2 0-8 5-1 1-5 5-7 6-16-11-34-11-40-11-51 0-67 28-67 52 0 14 6 26 18 36 13 10 25 13 55 19z"><text:p/></draw:path><draw:path draw:style-name="gr1021" draw:text-style-name="P42" svg:width="0.0516in" svg:height="0.1035in" svg:x="3.1118in" svg:y="3.4094in" svg:viewBox="0 0 132 264" svg:d="M65 90c20 0 39 0 60 0 0-4 0-8 0-12-21 0-40 0-60 0 0-26 0-52 0-78-4 0-7 0-11 0 0 35-13 79-54 82 0 2 0 6 0 8 12 0 24 0 36 0 0 38 0 78 0 116 0 53 38 58 54 58 30 0 42-30 42-58 0-8 0-15 0-24-4 0-7 0-11 0 0 9 0 16 0 24 0 32-13 47-29 47-27 0-27-38-27-45 0-40 0-78 0-118z"><text:p/></draw:path><draw:path draw:style-name="gr1022" draw:text-style-name="P42" svg:width="0.0831in" svg:height="0.115in" svg:x="3.1787in" svg:y="3.3961in" svg:viewBox="0 0 212 293" svg:d="M32 260c0 20-4 20-32 20 0 4 0 8 0 13 14 0 36-1 48-1 11 0 32 1 47 1 0-5 0-9 0-13-29 0-33 0-33-20 0-25 0-51 0-76 0-45 30-69 57-69 26 0 31 23 31 47 0 32 0 66 0 98 0 20-5 20-32 20 0 4 0 8 0 13 14 0 36-1 46-1 11 0 34 1 48 1 0-5 0-9 0-13-22 0-32 0-33-12 0-28 0-54 0-82 0-36 0-49-13-64-6-7-20-15-44-15-36 0-54 25-61 41 0-50 0-99 0-148-20 1-41 4-61 5 0 5 0 8 0 13 30 0 32 2 32 24 0 73 0 145 0 218z"><text:p/></draw:path><draw:path draw:style-name="gr1023" draw:text-style-name="P42" svg:width="0.0638in" svg:height="0.0756in" svg:x="3.2701in" svg:y="3.437in" svg:viewBox="0 0 163 193" svg:d="M35 82c2-63 38-74 53-74 43 0 48 58 48 74-34 0-68 0-101 0zM35 91c39 0 78 0 117 0 10 0 11 0 11-9 0-41-23-82-75-82-50 0-88 43-88 96 0 56 44 97 92 97 52 0 71-47 71-55 0-4-3-5-6-5s-5 3-5 6c-15 43-52 43-57 43-21 0-37-12-48-27-12-21-12-48-12-64z"><text:p/></draw:path><draw:path draw:style-name="gr1024" draw:text-style-name="P42" svg:width="0.0555in" svg:height="0.0728in" svg:x="3.3992in" svg:y="3.4382in" svg:viewBox="0 0 142 186" svg:d="M59 46c0-16 0-30 0-46-19 1-40 4-59 5 0 3 0 8 0 12 30 0 34 3 34 24 0 37 0 75 0 113 0 19-5 19-34 19 0 5 0 8 0 13 17 0 36-1 48-1 17 0 37 0 54 1 0-5 0-8 0-13-4 0-6 0-10 0-31 0-31-5-31-19 0-22 0-44 0-65 0-42 17-81 49-81 4 0 4 0 5 2-1 0-9 4-9 16 0 11 8 18 18 18 7 0 18-6 18-19s-14-25-32-25c-30 0-45 28-51 46z"><text:p/></draw:path><draw:path draw:style-name="gr1025" draw:text-style-name="P42" svg:width="0.0744in" svg:height="0.0756in" svg:x="3.4669in" svg:y="3.437in" svg:viewBox="0 0 190 193" svg:d="M122 156c2 17 14 35 33 35 9 0 35-6 35-40 0-8 0-15 0-24-4 0-8 0-11 0 0 9 0 16 0 24 0 24-10 27-15 27-14 0-15-20-15-21 0-29 0-56 0-85 0-17 0-34-16-49-17-17-37-23-57-23-35 0-64 19-64 47 0 13 8 20 19 20 12 0 19-8 19-19 0-6-2-19-21-19 12-16 32-21 45-21 21 0 45 17 45 54 0 5 0 11 0 16-21 1-51 2-77 16-32 14-42 36-42 55 0 33 41 44 67 44 28 0 47-17 55-37zM119 88c0 14 0 27 0 42 0 39-30 54-49 54-21 0-38-15-38-36 0-23 17-58 87-60z"><text:p/></draw:path><draw:path draw:style-name="gr1026" draw:text-style-name="P42" svg:width="0.0815in" svg:height="0.1169in" svg:x="3.5484in" svg:y="3.3961in" svg:viewBox="0 0 208 298" svg:d="M145 270c0 10 0 18 0 28 21-2 42-4 63-5 0-5 0-9 0-13-30 0-34-3-34-24 0-86 0-171 0-256-20 1-40 4-60 5 0 5 0 8 0 13 29 0 32 2 32 24 0 30 0 61 0 91-12-15-30-26-52-26-51 0-94 41-94 96 0 53 41 95 89 95 27 0 45-15 56-28zM145 157c0 29 0 58 0 87 0 7 0 8-5 15-12 19-31 29-49 29-19 0-35-11-44-26-11-18-12-42-12-59 0-16 0-41 13-60 8-13 24-28 47-28 15 0 32 7 45 27 5 7 5 7 5 15z"><text:p/></draw:path><draw:path draw:style-name="gr1027" draw:text-style-name="P42" svg:width="0.0354in" svg:height="0.1106in" svg:x="3.6402in" svg:y="3.4004in" svg:viewBox="0 0 91 282" svg:d="M61 96c-19 1-39 4-59 5 0 3 0 8 0 12 28 0 32 3 32 24 0 37 0 75 0 113 0 19-5 19-34 19 0 5 0 8 0 13 14 0 37-1 47-1 14 0 30 1 44 1 0-5 0-8 0-13-29 0-30-3-30-18 0-52 0-103 0-155zM62 23c0-15-9-23-21-23-13 0-23 11-23 23 0 11 10 21 23 21 12 0 21-8 21-21z"><text:p/></draw:path><draw:path draw:style-name="gr1028" draw:text-style-name="P42" svg:width="0.0831in" svg:height="0.0748in" svg:x="3.6866in" svg:y="3.4382in" svg:viewBox="0 0 212 191" svg:d="M151 152c0 14 0 26 0 39 21-1 41-4 61-5 0-5 0-8 0-13-30 0-33-3-33-24 0-49 0-100 0-149-21 1-42 4-63 5 0 3 0 8 0 12 30 0 34 3 34 24 0 25 0 50 0 75 0 36-20 65-52 65-34 0-37-19-37-42 0-47 0-92 0-139-20 1-41 4-61 5 0 3 0 8 0 12 32 0 32 2 32 39 0 22 0 42 0 64 0 32 0 71 65 71 23 0 42-12 54-39z"><text:p/></draw:path><draw:path draw:style-name="gr1029" draw:text-style-name="P42" svg:width="0.0539in" svg:height="0.0756in" svg:x="3.778in" svg:y="3.437in" svg:viewBox="0 0 138 193" svg:d="M74 107c10 1 44 8 44 38 0 22-15 39-47 39-36 0-52-24-59-60-1-5-2-8-6-8-6 0-6 4-6 11 0 18 0 37 0 55 0 8 0 11 5 11 2 0 2 0 11-8 1-1 1-3 8-10 18 18 37 18 47 18 48 0 67-29 67-59 0-22-12-34-18-39-13-15-30-17-48-21-23-4-52-10-52-34 0-15 11-33 48-33 46 0 48 39 50 52 0 3 3 3 4 3 5 0 5-2 5-9 0-15 0-29 0-43 0-8 0-10-3-10s-4 0-9 5c-1 1-6 5-7 6-17-11-34-11-40-11-51 0-68 28-68 52 0 14 7 26 18 36 14 10 26 13 56 19z"><text:p/></draw:path><draw:path draw:style-name="gr1030" draw:text-style-name="P42" svg:width="0.0732in" svg:height="0.0756in" svg:x="3.898in" svg:y="3.437in" svg:viewBox="0 0 187 193" svg:d="M187 98c0-54-42-98-93-98-53 0-94 46-94 98 0 54 44 95 94 95 51 0 93-42 93-95zM94 182c-18 0-36-8-48-27-10-19-10-45-10-60 0-17 0-40 10-58 10-19 31-29 48-29 18 0 37 10 48 28 10 18 10 43 10 59 0 15 0 38-9 56-10 19-28 31-49 31z"><text:p/></draw:path><draw:path draw:style-name="gr1031" draw:text-style-name="P42" svg:width="0.0535in" svg:height="0.1169in" svg:x="3.9823in" svg:y="3.3945in" svg:viewBox="0 0 137 298" svg:d="M60 116c0-16 0-32 0-49 0-37 20-57 38-57 2 0 8 0 15 2-6 2-13 7-13 18 0 10 7 18 18 18 12 0 19-8 19-18 0-16-16-30-39-30-30 0-64 23-64 67 0 17 0 33 0 49-11 0-23 0-34 0 0 4 0 9 0 12 11 0 23 0 34 0 0 46 0 92 0 137 0 19-5 19-34 19 0 5 0 9 0 14 17 0 36-2 48-2 17 0 37 0 54 2 0-5 0-9 0-14-4 0-6 0-10 0-31 0-31-4-31-19 0-45 0-91 0-137 16 0 33 0 48 0 0-3 0-8 0-12-17 0-32 0-49 0z"><text:p/></draw:path><draw:path draw:style-name="gr1032" draw:text-style-name="P42" svg:width="0.0516in" svg:height="0.1035in" svg:x="4.0858in" svg:y="3.4094in" svg:viewBox="0 0 132 264" svg:d="M66 90c20 0 40 0 60 0 0-4 0-8 0-12-20 0-40 0-60 0 0-26 0-52 0-78-4 0-7 0-11 0-1 35-13 79-55 82 0 2 0 6 0 8 12 0 24 0 36 0 0 38 0 78 0 116 0 53 40 58 55 58 30 0 41-30 41-58 0-8 0-15 0-24-4 0-6 0-10 0 0 9 0 16 0 24 0 32-13 47-28 47-28 0-28-38-28-45 0-40 0-78 0-118z"><text:p/></draw:path><draw:path draw:style-name="gr1033" draw:text-style-name="P42" svg:width="0.0827in" svg:height="0.115in" svg:x="4.1528in" svg:y="3.3961in" svg:viewBox="0 0 211 293" svg:d="M32 260c0 20-4 20-32 20 0 4 0 8 0 13 14 0 36-1 47-1 12 0 33 1 48 1 0-5 0-9 0-13-29 0-34 0-34-20 0-25 0-51 0-76 0-45 30-69 58-69 26 0 31 23 31 47 0 32 0 66 0 98 0 20-5 20-34 20 0 4 0 8 0 13 16 0 38-1 48-1 11 0 33 1 47 1 0-5 0-9 0-13-21 0-32 0-32-12 0-28 0-54 0-82 0-36 0-49-13-64-6-7-20-15-45-15-35 0-54 25-61 41 0-50 0-99 0-148-20 1-40 4-60 5 0 5 0 8 0 13 29 0 32 2 32 24 0 73 0 145 0 218z"><text:p/></draw:path><draw:path draw:style-name="gr1034" draw:text-style-name="P42" svg:width="0.0638in" svg:height="0.0756in" svg:x="4.2441in" svg:y="3.437in" svg:viewBox="0 0 163 193" svg:d="M36 82c2-63 38-74 53-74 43 0 47 58 47 74-34 0-66 0-100 0zM36 91c40 0 78 0 118 0 8 0 9 0 9-9 0-41-21-82-74-82-49 0-89 43-89 96 0 56 44 97 94 97 51 0 69-47 69-55 0-4-2-5-5-5s-4 3-6 6c-14 43-52 43-56 43-22 0-38-12-48-27-12-21-12-48-12-64z"><text:p/></draw:path><draw:path draw:style-name="gr1035" draw:text-style-name="P42" svg:width="0.0815in" svg:height="0.1169in" svg:x="4.3744in" svg:y="3.3961in" svg:viewBox="0 0 208 298" svg:d="M146 270c0 10 0 18 0 28 21-2 41-4 62-5 0-5 0-9 0-13-29 0-33-3-33-24 0-86 0-171 0-256-20 1-41 4-61 5 0 5 0 8 0 13 30 0 34 2 34 24 0 30 0 61 0 91-14-15-32-26-54-26-50 0-94 41-94 96 0 53 41 95 89 95 27 0 47-15 57-28zM146 157c0 29 0 58 0 87 0 7 0 8-4 15-14 19-33 29-51 29-19 0-33-11-44-26-11-18-12-42-12-59 0-16 1-41 13-60 8-13 25-28 48-28 14 0 32 7 46 27 4 7 4 7 4 15z"><text:p/></draw:path><draw:path draw:style-name="gr1036" draw:text-style-name="P42" svg:width="0.0555in" svg:height="0.0728in" svg:x="4.4654in" svg:y="3.4382in" svg:viewBox="0 0 142 186" svg:d="M59 46c0-16 0-30 0-46-19 1-40 4-59 5 0 3 0 8 0 12 30 0 32 3 32 24 0 37 0 75 0 113 0 19-3 19-32 19 0 5 0 8 0 13 17 0 36-1 48-1 17 0 37 0 54 1 0-5 0-8 0-13-4 0-6 0-10 0-31 0-31-5-31-19 0-22 0-44 0-65 0-42 17-81 49-81 4 0 4 0 5 2-1 0-9 4-9 16 0 11 8 18 18 18 7 0 18-6 18-19s-14-25-32-25c-31 0-45 28-51 46z"><text:p/></draw:path><draw:path draw:style-name="gr1037" draw:text-style-name="P42" svg:width="0.0728in" svg:height="0.0756in" svg:x="4.5307in" svg:y="3.437in" svg:viewBox="0 0 186 193" svg:d="M186 98c0-54-42-98-92-98-53 0-94 46-94 98 0 54 43 95 92 95 52 0 94-42 94-95zM94 182c-18 0-38-8-48-27-11-19-11-45-11-60 0-17 0-40 9-58 12-19 32-29 48-29 20 0 38 10 48 28 11 18 11 43 11 59 0 15 0 38-9 56-9 19-28 31-48 31z"><text:p/></draw:path><draw:path draw:style-name="gr1038" draw:text-style-name="P42" svg:width="0.0819in" svg:height="0.1051in" svg:x="4.6134in" svg:y="3.4382in" svg:viewBox="0 0 209 268" svg:d="M61 28c0-10 0-18 0-28-20 1-41 4-61 5 0 3 0 8 0 12 30 0 34 3 34 21 0 66 0 132 0 198 0 18-5 18-34 18 0 5 0 9 0 14 14 0 37-2 48-2s32 2 48 2c0-5 0-9 0-14-29 0-34 0-34-18 0-24 0-48 0-72 0-1 0-2 0-3 3 7 21 30 52 30 50 0 95-42 95-96 0-53-41-95-89-95-32 0-50 18-59 28zM62 138c0-31 0-62 0-94 12-21 34-33 54-33 32 0 58 36 58 84 0 51-30 86-61 86-17 0-34-8-45-25-6-10-6-10-6-18z"><text:p/></draw:path><draw:path draw:style-name="gr1039" draw:text-style-name="P42" svg:width="0.0169in" svg:height="0.0169in" svg:x="4.7154in" svg:y="3.4937in" svg:viewBox="0 0 44 44" svg:d="M44 22c0-12-9-22-21-22-13 0-23 8-23 22 0 12 10 22 23 22 12 0 21-9 21-22z"><text:p/></draw:path><draw:path draw:style-name="gr1040" draw:text-style-name="P42" svg:width="0.0957in" svg:height="0.1126in" svg:x="0.2516in" svg:y="3.598in" svg:viewBox="0 0 244 287" svg:d="M232 0c-77 0-155 0-232 0 0 5 0 8 0 13 4 0 7 0 11 0 32 0 32 5 32 19 0 74 0 148 0 221 0 16 0 21-32 21-4 0-7 0-11 0 0 4 0 8 0 13 16-1 48-1 65-1s55 0 71 1c0-5 0-9 0-13-5 0-10 0-15 0-39 0-39-6-39-21 0-35 0-68 0-103 12 0 24 0 36 0 40 0 44 13 44 49 4 0 7 0 11 0 0-37 0-74 0-111-4 0-7 0-11 0 0 34-4 49-44 49-12 0-24 0-36 0 0-36 0-71 0-107 0-14 0-17 20-17 17 0 34 0 50 0 64 0 75 23 81 82 3 0 7 0 11 0-4-31-9-64-12-95z"><text:p/></draw:path><draw:path draw:style-name="gr1041" draw:text-style-name="P42" svg:width="0.0728in" svg:height="0.076in" svg:x="0.3457in" svg:y="3.6362in" svg:viewBox="0 0 186 194" svg:d="M186 100c0-54-42-100-92-100-53 0-94 47-94 100 0 54 43 94 92 94 52 0 94-42 94-94zM94 184c-18 0-38-10-48-29-11-18-11-45-11-59 0-17 0-40 9-58 12-20 32-28 48-28 20 0 38 9 48 27 11 18 11 42 11 59 0 14 0 37-9 56-9 20-28 32-48 32z"><text:p/></draw:path><draw:path draw:style-name="gr1042" draw:text-style-name="P42" svg:width="0.0555in" svg:height="0.0732in" svg:x="0.4283in" svg:y="3.6366in" svg:viewBox="0 0 142 187" svg:d="M59 47c0-16 0-31 0-47-19 1-40 4-59 5 0 5 0 8 0 13 30 0 34 4 34 24 0 37 0 76 0 113 0 19-5 19-34 19 0 5 0 8 0 13 17-1 37-1 48-1 17 0 37 0 54 1 0-5 0-8 0-13-2 0-6 0-8 0-32 0-33-5-33-20 0-22 0-44 0-65 0-42 18-79 49-79 4 0 5 0 5 1-1 0-9 5-9 15 0 12 9 18 18 18 8 0 18-4 18-18 0-13-12-26-32-26-30 0-45 29-51 47z"><text:p/></draw:path><draw:path draw:style-name="gr1043" draw:text-style-name="P42" svg:width="0.0748in" svg:height="0.076in" svg:x="0.5484in" svg:y="3.6362in" svg:viewBox="0 0 191 194" svg:d="M124 157c1 17 13 35 32 35 8 0 35-6 35-40 0-8 0-15 0-24-4 0-7 0-11 0 0 9 0 16 0 24 0 24-11 27-16 27-13 0-15-19-15-22 0-27 0-56 0-84 0-18 0-33-15-49-16-17-37-24-57-24-35 0-64 20-64 48 0 13 9 20 19 20 12 0 20-8 20-20 0-5-3-18-22-19 11-15 32-19 46-19 20 0 44 16 44 54 0 4 0 10 0 15-22 1-50 3-77 16-32 14-43 36-43 54 0 35 41 45 68 45 28 0 47-16 56-37zM120 88c0 14 0 28 0 43 0 39-30 54-49 54-21 0-39-15-39-36 0-23 18-58 88-61z"><text:p/></draw:path><draw:path draw:style-name="gr1044" draw:text-style-name="P42" svg:width="0.0539in" svg:height="0.076in" svg:x="0.6827in" svg:y="3.6362in" svg:viewBox="0 0 138 194" svg:d="M74 108c10 1 44 8 44 38 0 22-15 39-47 39-36 0-51-24-59-60-1-6-2-7-6-7-6 0-6 2-6 10 0 18 0 38 0 56 0 7 0 10 5 10 2 0 2-1 11-8 1-1 1-2 8-10 19 17 37 18 47 18 48 0 67-28 67-58 0-23-12-35-17-41-14-13-31-17-49-19-23-5-52-11-52-35 0-16 11-33 48-33 46 0 48 39 50 52 0 4 3 4 4 4 5 0 5-3 5-11 0-15 0-28 0-42 0-7 0-11-3-11s-4 0-9 6c-1 1-6 5-7 6-17-12-34-12-40-12-51 0-68 29-68 53 0 14 7 26 18 35 14 12 26 14 56 20z"><text:p/></draw:path><draw:path draw:style-name="gr1045" draw:text-style-name="P42" svg:width="0.0732in" svg:height="0.076in" svg:x="0.7472in" svg:y="3.6362in" svg:viewBox="0 0 187 194" svg:d="M187 100c0-54-42-100-93-100-53 0-94 47-94 100 0 54 44 94 94 94s93-42 93-94zM94 184c-18 0-36-10-48-29-11-18-11-45-11-59 0-17 0-40 11-58 10-20 31-28 48-28 18 0 36 9 48 27 10 18 10 42 10 59 0 14 0 37-9 56-10 20-28 32-49 32z"><text:p/></draw:path><draw:path draw:style-name="gr1046" draw:text-style-name="P42" svg:width="0.0744in" svg:height="0.076in" svg:x="0.8327in" svg:y="3.6362in" svg:viewBox="0 0 190 194" svg:d="M122 157c3 17 14 35 34 35 8 0 34-6 34-40 0-8 0-15 0-24-4 0-6 0-10 0 0 9 0 16 0 24 0 24-11 27-16 27-14 0-15-19-15-22 0-27 0-56 0-84 0-18 0-33-16-49-15-17-37-24-57-24-35 0-64 20-64 48 0 13 8 20 19 20 12 0 19-8 19-20 0-5-1-18-21-19 12-15 32-19 45-19 22 0 46 16 46 54 0 4 0 10 0 15-22 1-52 3-78 16-31 14-42 36-42 54 0 35 41 45 67 45 28 0 47-16 55-37zM120 88c0 14 0 28 0 43 0 39-31 54-49 54-22 0-39-15-39-36 0-23 18-58 88-61z"><text:p/></draw:path><draw:path draw:style-name="gr1047" draw:text-style-name="P42" svg:width="0.0815in" svg:height="0.1055in" svg:x="0.9138in" svg:y="3.6366in" svg:viewBox="0 0 208 269" svg:d="M60 29c0-10 0-19 0-29-20 1-40 4-60 5 0 5 0 8 0 13 30 0 32 2 32 22 0 66 0 130 0 196 0 20-4 20-32 20 0 4 0 8 0 13 14 0 36-1 47-1 12 0 32 1 48 1 0-5 0-9 0-13-29 0-34 0-34-20 0-24 0-46 0-70 0-2 0-3 0-4 3 7 21 30 53 30 49 0 94-42 94-96s-41-96-89-96c-33 0-51 19-59 29zM61 139c0-31 0-63 0-95 13-21 34-33 55-33 30 0 57 37 57 85 0 50-30 86-61 86-17 0-33-8-45-26-6-8-6-8-6-17z"><text:p/></draw:path><draw:path draw:style-name="gr1048" draw:text-style-name="P42" svg:width="0.0819in" svg:height="0.1169in" svg:x="1.0583in" svg:y="3.5957in" svg:viewBox="0 0 209 298" svg:d="M61 133c0-44 0-89 0-133-20 1-41 4-61 5 0 5 0 8 0 13 30 0 34 2 34 23 0 84 0 168 0 252 3 0 7 0 10 0 0-1 4-6 15-27 6 10 24 32 55 32 50 0 95-42 95-96s-42-96-90-96c-33 0-51 20-58 27zM62 245c0-29 0-59 0-88 0-7 0-8 5-14 17-24 40-28 49-28 20 0 35 11 45 28 11 17 12 41 12 59 0 15 0 40-12 58-10 14-25 28-48 28-19 0-35-11-45-26-6-9-6-10-6-17z"><text:p/></draw:path><draw:path draw:style-name="gr1049" draw:text-style-name="P42" svg:width="0.0831in" svg:height="0.0752in" svg:x="1.1512in" svg:y="3.6366in" svg:viewBox="0 0 212 192" svg:d="M151 154c0 13 0 25 0 38 21-1 41-4 61-5 0-5 0-8 0-13-30 0-33-4-33-24 0-50 0-100 0-150-21 1-41 4-61 5 0 5 0 8 0 13 28 0 32 4 32 24 0 25 0 49 0 74 0 38-20 66-50 66-36 0-38-20-38-42 0-46 0-93 0-140-20 1-42 4-62 5 0 5 0 8 0 13 32 0 32 1 32 40 0 20 0 42 0 62 0 34 0 72 65 72 23 0 42-12 54-38z"><text:p/></draw:path><draw:path draw:style-name="gr1050" draw:text-style-name="P42" svg:width="0.0815in" svg:height="0.1169in" svg:x="1.2429in" svg:y="3.5957in" svg:viewBox="0 0 208 298" svg:d="M60 133c0-44 0-89 0-133-20 1-40 4-60 5 0 5 0 8 0 13 29 0 32 2 32 23 0 84 0 168 0 252 4 0 8 0 11 0 0-1 4-6 16-27 6 10 24 32 55 32 50 0 94-42 94-96s-41-96-89-96c-34 0-52 20-59 27zM61 245c0-29 0-59 0-88 0-7 0-8 5-14 17-24 40-28 50-28 20 0 34 11 45 28s12 41 12 59c0 15-1 40-13 58-9 14-26 28-48 28-20 0-34-11-45-26-6-9-6-10-6-17z"><text:p/></draw:path><draw:path draw:style-name="gr1051" draw:text-style-name="P42" svg:width="0.0815in" svg:height="0.1169in" svg:x="1.335in" svg:y="3.5957in" svg:viewBox="0 0 208 298" svg:d="M61 133c0-44 0-89 0-133-20 1-41 4-61 5 0 5 0 8 0 13 30 0 32 2 32 23 0 84 0 168 0 252 4 0 8 0 11 0 1-1 4-6 16-27 6 10 24 32 55 32 50 0 94-42 94-96s-41-96-89-96c-34 0-52 20-58 27zM62 245c0-29 0-59 0-88 0-7 0-8 5-14 16-24 40-28 49-28 20 0 35 11 45 28 11 17 12 41 12 59 0 15-1 40-13 58-9 14-24 28-47 28-19 0-35-11-45-26-6-9-6-10-6-17z"><text:p/></draw:path><draw:path draw:style-name="gr1052" draw:text-style-name="P42" svg:width="0.0366in" svg:height="0.115in" svg:x="1.428in" svg:y="3.5957in" svg:viewBox="0 0 94 293" svg:d="M61 0c-20 1-41 4-61 5 0 5 0 8 0 13 30 0 32 2 32 23 0 73 0 146 0 219 0 20-3 20-32 20 0 4 0 8 0 13 14-1 36-1 47-1s31 0 47 1c0-5 0-9 0-13-28 0-33 0-33-20 0-86 0-174 0-260z"><text:p/></draw:path><draw:path draw:style-name="gr1053" draw:text-style-name="P42" svg:width="0.0638in" svg:height="0.076in" svg:x="1.4736in" svg:y="3.6362in" svg:viewBox="0 0 163 194" svg:d="M35 83c3-63 38-73 53-73 43 0 48 57 48 73-34 0-68 0-101 0zM35 92c39 0 78 0 117 0 10 0 11 0 11-9 0-42-23-83-75-83-50 0-88 44-88 96 0 58 44 98 92 98 52 0 71-46 71-55 0-5-3-5-6-5s-5 3-5 6c-15 44-52 44-57 44-21 0-37-14-47-29-13-21-13-48-13-63z"><text:p/></draw:path><draw:path draw:style-name="gr1054" draw:text-style-name="P42" svg:width="0.0177in" svg:height="0.0713in" svg:x="1.5567in" svg:y="3.639in" svg:viewBox="0 0 46 182" svg:d="M46 23c0-12-11-23-23-23s-23 11-23 23 11 23 23 23 23-11 23-23zM46 160c0-12-11-22-23-22s-23 10-23 22 11 22 23 22 23-10 23-22z"><text:p/></draw:path><draw:path draw:style-name="gr1055" draw:text-style-name="P42" svg:width="0.1075in" svg:height="0.1122in" svg:x="1.6673in" svg:y="3.598in" svg:viewBox="0 0 274 286" svg:d="M265 0c-85 0-171 0-257 0-2 31-6 64-8 95 4 0 7 0 11 0 6-69 12-82 75-82 8 0 18 0 23 0 9 3 9 7 9 17 0 74 0 148 0 222 0 14 0 20-45 20-6 0-11 0-17 0 0 5 0 9 0 14 18-2 62-2 81-2s62 0 80 2c0-5 0-9 0-14-6 0-12 0-18 0-43 0-43-6-43-20 0-74 0-148 0-222 0-8 0-14 7-17 5 0 16 0 24 0 64 0 70 13 76 82 3 0 7 0 11 0-3-31-6-64-9-95z"><text:p/></draw:path><draw:path draw:style-name="gr1056" draw:text-style-name="P42" svg:width="0.0831in" svg:height="0.115in" svg:x="1.7862in" svg:y="3.5957in" svg:viewBox="0 0 212 293" svg:d="M34 260c0 20-5 20-34 20 0 4 0 8 0 13 16-1 37-1 48-1s32 0 47 1c0-5 0-9 0-13-28 0-33 0-33-20 0-26 0-51 0-78 0-43 30-67 57-67s31 23 31 47c0 32 0 66 0 98 0 20-4 20-32 20 0 4 0 8 0 13 14-1 36-1 48-1 10 0 32 0 46 1 0-5 0-9 0-13-21 0-32 0-32-14 0-26 0-54 0-80 0-36 0-49-13-65-6-7-21-15-45-15-36 0-54 26-61 42 0-50 0-99 0-148-20 1-41 4-61 5 0 5 0 8 0 13 30 0 34 2 34 23 0 73 0 146 0 219z"><text:p/></draw:path><draw:path draw:style-name="gr1057" draw:text-style-name="P42" svg:width="0.0638in" svg:height="0.076in" svg:x="1.878in" svg:y="3.6362in" svg:viewBox="0 0 163 194" svg:d="M36 83c2-63 37-73 52-73 43 0 48 57 48 73-34 0-66 0-100 0zM35 92c39 0 78 0 117 0 10 0 11 0 11-9 0-42-23-83-75-83-50 0-88 44-88 96 0 58 44 98 92 98 52 0 71-46 71-55 0-5-3-5-5-5-4 0-4 3-6 6-14 44-52 44-56 44-22 0-38-14-48-29-13-21-13-48-13-63z"><text:p/></draw:path><draw:path draw:style-name="gr1058" draw:text-style-name="P42" svg:width="0.0638in" svg:height="0.076in" svg:x="2.0043in" svg:y="3.6362in" svg:viewBox="0 0 163 194" svg:d="M35 83c2-63 38-73 53-73 43 0 48 57 48 73-34 0-68 0-101 0zM35 92c39 0 78 0 117 0 10 0 11 0 11-9 0-42-23-83-75-83-50 0-88 44-88 96 0 58 44 98 92 98 52 0 71-46 71-55 0-5-3-5-6-5s-5 3-5 6c-15 44-52 44-57 44-21 0-37-14-48-29-12-21-12-48-12-63z"><text:p/></draw:path><draw:path draw:style-name="gr1059" draw:text-style-name="P42" svg:width="0.0831in" svg:height="0.0713in" svg:x="2.0752in" svg:y="3.639in" svg:viewBox="0 0 212 182" svg:d="M116 83c12-16 29-36 39-48 13-15 31-21 50-22 0-5 0-8 0-13-11 1-24 1-35 1-12 0-34 0-39-1 0 5 0 8 0 13 8 1 12 6 12 13 0 8-5 12-7 15-9 11-17 23-26 33-10-14-22-28-33-43-4-3-4-5-4-7 0-6 6-10 15-11 0-5 0-8 0-13-11 1-39 1-46 1-8 0-28 0-40-1 0 5 0 8 0 13 30 0 30 1 51 27 13 18 27 36 41 54-14 16-27 33-40 50-20 24-44 25-54 25 0 5 0 9 0 13 11-1 24-1 35-1 13 0 30 0 41 1 0-4 0-8 0-13-10-1-12-7-12-13 0-10 12-23 37-54 11 14 21 29 32 43 4 4 9 11 9 13 0 4-4 11-15 11 0 5 0 9 0 13 12-1 36-1 46-1 11 0 27 0 39 1 0-4 0-8 0-13-22 0-30-1-39-13-19-24-37-49-57-73z"><text:p/></draw:path><draw:path draw:style-name="gr1060" draw:text-style-name="P42" svg:width="0.0626in" svg:height="0.076in" svg:x="2.1669in" svg:y="3.6362in" svg:viewBox="0 0 160 194" svg:d="M35 97c0-68 35-86 56-86 4 0 30 0 46 15-18 2-21 15-21 20 0 10 9 19 20 19 12 0 20-7 20-19 0-29-32-46-65-46-53 0-91 46-91 98 0 54 41 96 90 96 56 0 70-51 70-55 0-5-4-5-5-5-4 0-5 3-6 5-12 40-40 45-55 45-22 0-59-18-59-87z"><text:p/></draw:path><draw:path draw:style-name="gr1061" draw:text-style-name="P42" svg:width="0.0638in" svg:height="0.076in" svg:x="2.2398in" svg:y="3.6362in" svg:viewBox="0 0 163 194" svg:d="M35 83c2-63 38-73 53-73 43 0 46 57 46 73-33 0-66 0-99 0zM35 92c39 0 78 0 117 0 10 0 11 0 11-9 0-42-23-83-75-83-50 0-88 44-88 96 0 58 44 98 92 98 52 0 71-46 71-55 0-5-3-5-6-5s-5 3-6 6c-14 44-51 44-56 44-22 0-39-14-48-29-12-21-12-48-12-63z"><text:p/></draw:path><draw:path draw:style-name="gr1062" draw:text-style-name="P42" svg:width="0.0535in" svg:height="0.076in" svg:x="2.3146in" svg:y="3.6362in" svg:viewBox="0 0 137 194" svg:d="M73 108c10 1 45 8 45 38 0 22-16 39-48 39-36 0-51-24-59-60-1-6-1-7-6-7s-5 2-5 10c0 18 0 38 0 56 0 7 0 10 4 10 2 0 3-1 10-8 2-1 2-2 9-10 19 17 38 18 47 18 48 0 67-28 67-58 0-23-12-35-17-41-14-13-31-17-48-19-24-5-53-11-53-35 0-16 12-33 48-33 46 0 48 39 49 52 0 4 4 4 5 4 6 0 6-3 6-11 0-15 0-28 0-42 0-7 0-11-5-11-2 0-3 0-8 6-1 1-6 5-7 6-17-12-34-12-40-12-51 0-67 29-67 53 0 14 6 26 18 35 13 12 25 14 55 20z"><text:p/></draw:path><draw:path draw:style-name="gr1063" draw:text-style-name="P42" svg:width="0.0539in" svg:height="0.076in" svg:x="2.3795in" svg:y="3.6362in" svg:viewBox="0 0 138 194" svg:d="M74 108c9 1 44 8 44 38 0 22-15 39-47 39-36 0-52-24-59-60-1-6-2-7-6-7-6 0-6 2-6 10 0 18 0 38 0 56 0 7 0 10 5 10 2 0 2-1 11-8 1-1 1-2 8-10 18 17 37 18 47 18 48 0 67-28 67-58 0-23-12-35-18-41-13-13-30-17-48-19-23-5-52-11-52-35 0-16 11-33 47-33 47 0 49 39 51 52 0 4 3 4 4 4 5 0 5-3 5-11 0-15 0-28 0-42 0-7 0-11-5-11-1 0-2 0-8 6-1 1-5 5-7 6-16-12-33-12-40-12-50 0-67 29-67 53 0 14 7 26 18 35 14 12 25 14 56 20z"><text:p/></draw:path><draw:path draw:style-name="gr1064" draw:text-style-name="P42" svg:width="0.0819in" svg:height="0.1055in" svg:x="2.4969in" svg:y="3.6366in" svg:viewBox="0 0 209 269" svg:d="M61 29c0-10 0-19 0-29-20 1-41 4-61 5 0 5 0 8 0 13 30 0 34 2 34 22 0 66 0 130 0 196 0 20-5 20-34 20 0 4 0 8 0 13 14 0 37-1 48-1s32 1 48 1c0-5 0-9 0-13-29 0-34 0-34-20 0-24 0-46 0-70 0-2 0-3 0-4 3 7 21 30 52 30 50 0 95-42 95-96s-41-96-89-96c-32 0-50 19-59 29zM62 139c0-31 0-63 0-95 12-21 34-33 54-33 32 0 58 37 58 85 0 50-30 86-61 86-17 0-33-8-45-26-6-8-6-8-6-17z"><text:p/></draw:path><draw:path draw:style-name="gr1065" draw:text-style-name="P42" svg:width="0.0555in" svg:height="0.0732in" svg:x="2.5894in" svg:y="3.6366in" svg:viewBox="0 0 142 187" svg:d="M59 47c0-16 0-31 0-47-19 1-40 4-59 5 0 5 0 8 0 13 29 0 32 4 32 24 0 37 0 76 0 113 0 19-4 19-32 19 0 5 0 8 0 13 16-1 36-1 48-1 17 0 36 0 53 1 0-5 0-8 0-13-3 0-6 0-9 0-31 0-32-5-32-20 0-22 0-44 0-65 0-42 18-79 50-79 3 0 4 0 5 1-1 0-9 5-9 15 0 12 8 18 18 18 7 0 18-4 18-18 0-13-14-26-32-26-31 0-46 29-51 47z"><text:p/></draw:path><draw:path draw:style-name="gr1066" draw:text-style-name="P42" svg:width="0.0638in" svg:height="0.076in" svg:x="2.6539in" svg:y="3.6362in" svg:viewBox="0 0 163 194" svg:d="M36 83c2-63 38-73 52-73 44 0 48 57 48 73-34 0-66 0-100 0zM36 92c40 0 78 0 118 0 8 0 9 0 9-9 0-42-23-83-75-83-48 0-88 44-88 96 0 58 44 98 94 98 51 0 69-46 69-55 0-5-2-5-5-5s-4 3-6 6c-14 44-52 44-56 44-22 0-38-14-48-29-12-21-12-48-12-63z"><text:p/></draw:path><draw:path draw:style-name="gr1067" draw:text-style-name="P42" svg:width="0.0539in" svg:height="0.076in" svg:x="2.7287in" svg:y="3.6362in" svg:viewBox="0 0 138 194" svg:d="M74 108c10 1 44 8 44 38 0 22-15 39-47 39-36 0-52-24-59-60-1-6-2-7-6-7-6 0-6 2-6 10 0 18 0 38 0 56 0 7 0 10 5 10 2 0 2-1 11-8 1-1 1-2 8-10 18 17 37 18 47 18 48 0 67-28 67-58 0-23-12-35-18-41-13-13-30-17-48-19-23-5-52-11-52-35 0-16 11-33 48-33 46 0 48 39 50 52 0 4 3 4 4 4 5 0 5-3 5-11 0-15 0-28 0-42 0-7 0-11-3-11s-4 0-9 6c-2 1-6 5-7 6-17-12-34-12-40-12-51 0-68 29-68 53 0 14 7 26 18 35 14 12 26 14 56 20z"><text:p/></draw:path><draw:path draw:style-name="gr1068" draw:text-style-name="P42" svg:width="0.0539in" svg:height="0.076in" svg:x="2.7945in" svg:y="3.6362in" svg:viewBox="0 0 138 194" svg:d="M73 108c10 1 45 8 45 38 0 22-15 39-48 39-35 0-51-24-59-60-1-6-1-7-6-7s-5 2-5 10c0 18 0 38 0 56 0 7 0 10 5 10 2 0 2-1 11-8 0-1 0-2 8-10 18 17 37 18 46 18 49 0 68-28 68-58 0-23-13-35-18-41-14-13-30-17-48-19-24-5-52-11-52-35 0-16 11-33 47-33 47 0 49 39 49 52 2 4 4 2 5 4 6 0 6-3 6-11 0-15 0-28 0-42 0-7 0-11-5-11-2 0-2 0-8 6-1 1-5 5-7 6-16-12-34-12-40-12-51 0-67 29-67 53 0 14 7 26 18 35 13 12 25 14 55 20z"><text:p/></draw:path><draw:path draw:style-name="gr1069" draw:text-style-name="P42" svg:width="0.0831in" svg:height="0.0752in" svg:x="2.8598in" svg:y="3.6366in" svg:viewBox="0 0 212 192" svg:d="M151 154c0 13 0 25 0 38 21-1 41-4 61-5 0-5 0-8 0-13-30 0-32-4-32-24 0-50 0-100 0-150-20 1-42 4-62 5 0 5 0 8 0 13 28 0 32 4 32 24 0 25 0 49 0 74 0 38-20 66-50 66-36 0-38-20-38-42 0-46 0-93 0-140-20 1-42 4-62 5 0 5 0 8 0 13 34 0 34 1 34 40 0 20 0 42 0 62 0 34 0 72 63 72 24 0 42-12 54-38z"><text:p/></draw:path><draw:path draw:style-name="gr1070" draw:text-style-name="P42" svg:width="0.0555in" svg:height="0.0732in" svg:x="2.9512in" svg:y="3.6366in" svg:viewBox="0 0 142 187" svg:d="M59 47c0-16 0-31 0-47-19 1-40 4-59 5 0 5 0 8 0 13 30 0 32 4 32 24 0 37 0 76 0 113 0 19-3 19-32 19 0 5 0 8 0 13 17-1 36-1 48-1 17 0 37 0 54 1 0-5 0-8 0-13-4 0-6 0-10 0-31 0-31-5-31-20 0-22 0-44 0-65 0-42 17-79 49-79 4 0 4 0 5 1-1 0-9 5-9 15 0 12 8 18 18 18 7 0 18-4 18-18 0-13-14-26-32-26-31 0-45 29-51 47z"><text:p/></draw:path><draw:path draw:style-name="gr1071" draw:text-style-name="P42" svg:width="0.0638in" svg:height="0.076in" svg:x="3.0165in" svg:y="3.6362in" svg:viewBox="0 0 163 194" svg:d="M35 83c2-63 38-73 53-73 43 0 46 57 46 73-33 0-66 0-99 0zM35 92c39 0 78 0 117 0 10 0 11 0 11-9 0-42-23-83-75-83-50 0-88 44-88 96 0 58 44 98 92 98 52 0 71-46 71-55 0-5-3-5-6-5s-5 3-5 6c-15 44-52 44-57 44-21 0-39-14-48-29-12-21-12-48-12-63z"><text:p/></draw:path><draw:path draw:style-name="gr1072" draw:text-style-name="P42" svg:width="0.0382in" svg:height="0.1657in" svg:x="3.1543in" svg:y="3.5862in" svg:viewBox="0 0 98 422" svg:d="M98 418c0-2 0-3-7-10-53-53-66-132-66-197 0-73 16-146 67-199 6-6 6-6 6-7 0-4-2-5-4-5-4 0-42 29-68 83-21 45-26 92-26 128 0 33 5 84 28 132 26 52 62 79 66 79 2 0 4-1 4-4z"><text:p/></draw:path><draw:path draw:style-name="gr1073" draw:text-style-name="P42" svg:width="0.0972in" svg:height="0.113in" svg:x="3.2083in" svg:y="3.5976in" svg:viewBox="0 0 248 288" svg:d="M82 155c24 0 46 0 70 0 51 0 96-35 96-77 0-41-40-78-99-78-49 0-100 0-149 0 0 5 0 8 0 13 4 0 7 0 11 0 32 0 33 5 33 19 0 75 0 148 0 222 0 16-1 21-33 21-4 0-7 0-11 0 0 5 0 8 0 13 16-1 47-1 62-1 16 0 48 0 63 1 0-5 0-8 0-13-4 0-6 0-10 0-32 0-33-5-33-21 0-33 0-66 0-99zM80 144c0-38 0-76 0-114 0-14 2-17 21-17 12 0 25 0 37 0 67 0 67 45 67 65s0 66-67 66c-19 0-38 0-58 0z"><text:p/></draw:path><draw:path draw:style-name="gr1074" draw:text-style-name="P42" svg:width="0.0382in" svg:height="0.1657in" svg:x="3.3252in" svg:y="3.5862in" svg:viewBox="0 0 98 422" svg:d="M98 211c0-32-4-84-27-132-25-51-63-79-66-79s-5 2-5 5c0 1 0 1 8 9 41 42 65 108 65 197 0 72-15 147-67 199-6 5-6 6-6 8s2 4 5 4 42-28 67-82c22-47 26-94 26-129z"><text:p/></draw:path><draw:path draw:style-name="gr1075" draw:text-style-name="P42" svg:width="0.035in" svg:height="0.1106in" svg:x="3.4386in" svg:y="3.6in" svg:viewBox="0 0 90 282" svg:d="M61 95c-20 1-39 3-60 5 0 4 0 8 0 13 28 0 31 2 31 24 0 37 0 75 0 113 0 19-3 19-32 19 0 5 0 8 0 13 13-1 36-1 47-1 14 0 29 0 43 1 0-5 0-8 0-13-28 0-29-3-29-19 0-52 0-104 0-155zM62 22c0-14-10-22-22-22-14 0-22 11-22 22 0 12 8 22 22 22 12 0 22-8 22-22z"><text:p/></draw:path><draw:path draw:style-name="gr1076" draw:text-style-name="P42" svg:width="0.0831in" svg:height="0.0732in" svg:x="3.4843in" svg:y="3.6366in" svg:viewBox="0 0 212 187" svg:d="M34 42c0 37 0 76 0 113 0 19-5 19-34 19 0 5 0 8 0 13 16-1 36-1 48-1 11 0 32 0 47 1 0-5 0-8 0-13-28 0-33 0-33-19 0-27 0-52 0-78 0-43 30-67 57-67 26 0 31 22 31 46 0 33 0 66 0 99 0 19-5 19-32 19 0 5 0 8 0 13 14-1 36-1 48-1 10 0 32 0 46 1 0-5 0-8 0-13-21 0-32 0-32-13 0-27 0-54 0-81 0-36 0-49-13-64-6-8-21-16-45-16-31 0-50 19-62 44 0-14 0-30 0-44-20 1-40 4-60 5 0 5 0 8 0 13 30 0 34 4 34 24z"><text:p/></draw:path><draw:path draw:style-name="gr1077" draw:text-style-name="P42" svg:width="0.0539in" svg:height="0.076in" svg:x="3.5768in" svg:y="3.6362in" svg:viewBox="0 0 138 194" svg:d="M73 108c10 1 45 8 45 38 0 22-15 39-48 39-35 0-51-24-59-60-1-6-1-7-6-7s-5 2-5 10c0 18 0 38 0 56 0 7 0 10 5 10 1 0 2-1 9-8 2-1 2-2 10-10 18 17 37 18 46 18 49 0 68-28 68-58 0-23-13-35-18-41-14-13-30-17-48-19-24-5-52-11-52-35 0-16 11-33 47-33 47 0 48 39 49 52 2 4 4 2 5 4 6 0 6-3 6-11 0-15 0-28 0-42 0-7 0-11-5-11-2 0-2 0-8 6-1 1-5 5-7 6-16-12-34-12-40-12-51 0-67 29-67 53 0 14 6 26 18 35 13 12 25 14 55 20z"><text:p/></draw:path><draw:path draw:style-name="gr1078" draw:text-style-name="P42" svg:width="0.0354in" svg:height="0.1106in" svg:x="3.6421in" svg:y="3.6in" svg:viewBox="0 0 91 282" svg:d="M61 95c-19 1-39 3-59 5 0 4 0 8 0 13 28 0 32 2 32 24 0 37 0 75 0 113 0 19-5 19-34 19 0 5 0 8 0 13 14-1 37-1 47-1 14 0 30 0 44 1 0-5 0-8 0-13-29 0-30-3-30-19 0-52 0-104 0-155zM62 22c0-14-9-22-21-22-13 0-23 11-23 22 0 12 10 22 23 22 12 0 21-8 21-22z"><text:p/></draw:path><draw:path draw:style-name="gr1079" draw:text-style-name="P42" svg:width="0.0819in" svg:height="0.1169in" svg:x="3.6882in" svg:y="3.5957in" svg:viewBox="0 0 209 298" svg:d="M146 269c0 9 0 19 0 29 21-2 42-4 63-5 0-5 0-9 0-13-30 0-34-4-34-24 0-86 0-171 0-256-20 1-39 4-60 5 0 5 0 8 0 13 29 0 33 2 33 23 0 30 0 61 0 91-12-14-30-26-53-26-51 0-95 42-95 96s42 96 90 96c26 0 46-15 56-29zM146 156c0 29 0 58 0 86 0 9 0 9-4 16-12 20-32 30-50 30-19 0-34-11-44-28-11-16-12-40-12-57 0-16 0-42 13-60 9-13 24-28 47-28 16 0 32 6 46 25 4 8 4 9 4 16z"><text:p/></draw:path><draw:path draw:style-name="gr1080" draw:text-style-name="P42" svg:width="0.0638in" svg:height="0.076in" svg:x="3.7795in" svg:y="3.6362in" svg:viewBox="0 0 163 194" svg:d="M35 83c2-63 38-73 53-73 43 0 46 57 46 73-33 0-66 0-99 0zM35 92c39 0 78 0 117 0 10 0 11 0 11-9 0-42-23-83-75-83-50 0-88 44-88 96 0 58 43 98 92 98 52 0 71-46 71-55 0-5-3-5-6-5s-5 3-6 6c-14 44-51 44-56 44-22 0-39-14-48-29-12-21-12-48-12-63z"><text:p/></draw:path><draw:path draw:style-name="gr1081" draw:text-style-name="P42" svg:width="0.0748in" svg:height="0.076in" svg:x="3.9079in" svg:y="3.6362in" svg:viewBox="0 0 191 194" svg:d="M122 157c3 17 14 35 34 35 8 0 35-6 35-40 0-8 0-15 0-24-4 0-7 0-11 0 0 9 0 16 0 24 0 24-11 27-16 27-13 0-15-19-15-22 0-27 0-56 0-84 0-18 0-33-15-49-16-17-38-24-58-24-34 0-64 20-64 48 0 13 8 20 19 20 12 0 21-8 21-20 0-5-3-18-22-19 11-15 31-19 46-19 20 0 44 16 44 54 0 4 0 10 0 15-22 1-52 3-78 16-31 14-42 36-42 54 0 35 41 45 67 45 29 0 48-16 55-37zM120 88c0 14 0 28 0 43 0 39-30 54-49 54-21 0-39-15-39-36 0-23 18-58 88-61z"><text:p/></draw:path><draw:path draw:style-name="gr1082" draw:text-style-name="P42" svg:width="0.0539in" svg:height="0.076in" svg:x="4.0421in" svg:y="3.6362in" svg:viewBox="0 0 138 194" svg:d="M74 108c9 1 44 8 44 38 0 22-15 39-48 39-35 0-51-24-58-60-1-6-2-7-6-7-6 0-6 2-6 10 0 18 0 38 0 56 0 7 0 10 5 10 2 0 2-1 11-8 0-1 0-2 8-10 18 17 37 18 46 18 49 0 68-28 68-58 0-23-13-35-18-41-13-13-30-17-48-19-23-5-52-11-52-35 0-16 11-33 47-33 47 0 49 39 49 52 2 4 5 4 6 4 5 0 5-3 5-11 0-15 0-28 0-42 0-7 0-11-5-11-1 0-2 0-8 6-1 1-5 5-7 6-16-12-33-12-40-12-51 0-67 29-67 53 0 14 7 26 18 35 13 12 25 14 56 20z"><text:p/></draw:path><draw:path draw:style-name="gr1083" draw:text-style-name="P42" svg:width="0.0732in" svg:height="0.076in" svg:x="4.1071in" svg:y="3.6362in" svg:viewBox="0 0 187 194" svg:d="M187 100c0-54-42-100-93-100-53 0-94 47-94 100 0 54 44 94 94 94s93-42 93-94zM94 184c-18 0-38-10-48-29-11-18-11-45-11-59 0-17 0-40 11-58 10-20 31-28 48-28 18 0 36 9 46 27 11 18 11 42 11 59 0 14 0 37-8 56-10 20-28 32-49 32z"><text:p/></draw:path><draw:path draw:style-name="gr1084" draw:text-style-name="P42" svg:width="0.0744in" svg:height="0.076in" svg:x="4.1925in" svg:y="3.6362in" svg:viewBox="0 0 190 194" svg:d="M122 157c2 17 14 35 33 35 9 0 35-6 35-40 0-8 0-15 0-24-4 0-8 0-11 0 0 9 0 16 0 24 0 24-10 27-15 27-14 0-15-19-15-22 0-27 0-56 0-84 0-18 0-33-16-49-17-17-37-24-57-24-35 0-64 20-64 48 0 13 8 20 19 20 12 0 19-8 19-20 0-5-2-18-21-19 12-15 32-19 45-19 21 0 45 16 45 54 0 4 0 10 0 15-22 1-51 3-77 16-32 14-42 36-42 54 0 35 41 45 67 45 28 0 47-16 55-37zM119 88c0 14 0 28 0 43 0 39-30 54-49 54-21 0-38-15-38-36 0-23 17-58 87-61z"><text:p/></draw:path><draw:path draw:style-name="gr1085" draw:text-style-name="P42" svg:width="0.0819in" svg:height="0.1055in" svg:x="4.2728in" svg:y="3.6366in" svg:viewBox="0 0 209 269" svg:d="M61 29c0-10 0-19 0-29-20 1-41 4-61 5 0 5 0 8 0 13 30 0 34 2 34 22 0 66 0 130 0 196 0 20-5 20-34 20 0 4 0 8 0 13 14 0 37-1 48-1s32 1 47 1c0-5 0-9 0-13-28 0-33 0-33-20 0-24 0-46 0-70 0-2 0-3 0-4 3 7 21 30 52 30 50 0 95-42 95-96s-41-96-89-96c-32 0-50 19-59 29zM62 139c0-31 0-63 0-95 12-21 33-33 54-33 32 0 57 37 57 85 0 50-29 86-60 86-17 0-34-8-45-26-6-8-6-8-6-17z"><text:p/></draw:path><draw:path draw:style-name="gr1086" draw:text-style-name="P42" svg:width="0.0815in" svg:height="0.1169in" svg:x="4.4177in" svg:y="3.5957in" svg:viewBox="0 0 208 298" svg:d="M61 133c0-44 0-89 0-133-20 1-41 4-61 5 0 5 0 8 0 13 30 0 32 2 32 23 0 84 0 168 0 252 4 0 8 0 11 0 1-1 4-6 16-27 6 10 24 32 55 32 50 0 94-42 94-96s-41-96-89-96c-34 0-52 20-58 27zM62 245c0-29 0-59 0-88 0-7 0-8 5-14 16-24 40-28 49-28 20 0 35 11 45 28 11 17 12 41 12 59 0 15-1 40-13 58-9 14-24 28-47 28-19 0-35-11-45-26-6-9-6-10-6-17z"><text:p/></draw:path><draw:path draw:style-name="gr1087" draw:text-style-name="P42" svg:width="0.0827in" svg:height="0.0752in" svg:x="4.511in" svg:y="3.6366in" svg:viewBox="0 0 211 192" svg:d="M151 154c0 13 0 25 0 38 21-1 40-4 60-5 0-5 0-8 0-13-29 0-32-4-32-24 0-50 0-100 0-150-21 1-42 4-63 5 0 5 0 8 0 13 30 0 34 4 34 24 0 25 0 49 0 74 0 38-20 66-52 66-34 0-37-20-37-42 0-46 0-93 0-140-20 1-41 4-61 5 0 5 0 8 0 13 32 0 32 1 32 40 0 20 0 42 0 62 0 34 0 72 65 72 23 0 42-12 54-38z"><text:p/></draw:path><draw:path draw:style-name="gr1088" draw:text-style-name="P42" svg:width="0.0815in" svg:height="0.1169in" svg:x="4.6024in" svg:y="3.5957in" svg:viewBox="0 0 208 298" svg:d="M60 133c0-44 0-89 0-133-20 1-40 4-60 5 0 5 0 8 0 13 29 0 32 2 32 23 0 84 0 168 0 252 4 0 8 0 11 0 0-1 4-6 15-27 7 10 24 32 55 32 50 0 95-42 95-96s-42-96-90-96c-33 0-51 20-58 27zM61 245c0-29 0-59 0-88 0-7 0-8 5-14 17-24 40-28 50-28 18 0 34 11 44 28 12 17 13 41 13 59 0 15-1 40-13 58-10 14-26 28-48 28-20 0-34-11-45-26-6-9-6-10-6-17z"><text:p/></draw:path><draw:path draw:style-name="gr1089" draw:text-style-name="P42" svg:width="0.0815in" svg:height="0.1169in" svg:x="4.6945in" svg:y="3.5957in" svg:viewBox="0 0 208 298" svg:d="M60 133c0-44 0-89 0-133-20 1-40 4-60 5 0 5 0 8 0 13 29 0 32 2 32 23 0 84 0 168 0 252 4 0 8 0 11 0 0-1 4-6 16-27 6 10 24 32 55 32 49 0 94-42 94-96s-41-96-89-96c-34 0-52 20-59 27zM61 245c0-29 0-59 0-88 0-7 0-8 5-14 17-24 40-28 50-28 20 0 34 11 45 28s12 41 12 59c0 15-1 40-13 58-9 14-26 28-48 28-20 0-34-11-45-26-6-9-6-10-6-17z"><text:p/></draw:path><draw:path draw:style-name="gr1090" draw:text-style-name="P42" svg:width="0.0366in" svg:height="0.115in" svg:x="4.7878in" svg:y="3.5957in" svg:viewBox="0 0 94 293" svg:d="M60 0c-20 1-40 4-60 5 0 5 0 8 0 13 29 0 32 2 32 23 0 73 0 146 0 219 0 20-4 20-32 20 0 4 0 8 0 13 13-1 36-1 47-1s31 0 47 1c0-5 0-9 0-13-29 0-34 0-34-20 0-86 0-174 0-260z"><text:p/></draw:path><draw:path draw:style-name="gr1091" draw:text-style-name="P42" svg:width="0.0638in" svg:height="0.076in" svg:x="4.8331in" svg:y="3.6362in" svg:viewBox="0 0 163 194" svg:d="M35 83c2-63 38-73 53-73 43 0 46 57 46 73-33 0-66 0-99 0zM35 92c39 0 78 0 117 0 10 0 11 0 11-9 0-42-23-83-75-83-50 0-88 44-88 96 0 58 44 98 92 98 52 0 71-46 71-55 0-5-3-5-6-5s-5 3-5 6c-15 44-52 44-57 44-21 0-39-14-48-29-12-21-12-48-12-63z"><text:p/></draw:path><draw:path draw:style-name="gr1092" draw:text-style-name="P42" svg:width="0.035in" svg:height="0.1106in" svg:x="4.9602in" svg:y="3.6in" svg:viewBox="0 0 90 282" svg:d="M61 95c-20 1-39 3-60 5 0 4 0 8 0 13 28 0 31 2 31 24 0 37 0 75 0 113 0 19-3 19-32 19 0 5 0 8 0 13 13-1 36-1 47-1 14 0 29 0 43 1 0-5 0-8 0-13-28 0-29-3-29-19 0-52 0-104 0-155zM62 22c0-14-10-22-22-22s-22 11-22 22c0 12 10 22 22 22s22-8 22-22z"><text:p/></draw:path><draw:path draw:style-name="gr1093" draw:text-style-name="P42" svg:width="0.0539in" svg:height="0.076in" svg:x="5.0067in" svg:y="3.6362in" svg:viewBox="0 0 138 194" svg:d="M73 108c10 1 45 8 45 38 0 22-16 39-48 39-36 0-51-24-59-60-1-6-1-7-6-7s-5 2-5 10c0 18 0 38 0 56 0 7 0 10 5 10 1 0 2-1 9-8 2-1 2-2 9-10 19 17 38 18 47 18 48 0 68-28 68-58 0-23-13-35-18-41-14-13-30-17-48-19-24-5-52-11-52-35 0-16 11-33 47-33 47 0 48 39 49 52 0 4 4 2 5 4 6 0 6-3 6-11 0-15 0-28 0-42 0-7 0-11-5-11-2 0-3 0-8 6-1 1-6 5-7 6-16-12-34-12-40-12-51 0-67 29-67 53 0 14 6 26 18 35 13 12 25 14 55 20z"><text:p/></draw:path><draw:path draw:style-name="gr1094" draw:text-style-name="P42" svg:width="0.0756in" svg:height="0.1087in" svg:x="5.1236in" svg:y="3.6358in" svg:viewBox="0 0 193 277" svg:d="M82 118c-36 0-36-42-36-52 0-11 0-25 6-35 3-6 13-17 30-17 37 0 37 42 37 52 0 11-1 24-7 35-4 5-14 17-30 17zM32 134c0-1 0-10 8-19 16 11 33 12 42 12 39 0 68-29 68-61 0-16-7-31-17-41 15-14 30-17 37-17 2 0 4 0 5 2-5 1-7 6-7 10 0 8 6 12 12 12 5 0 13-2 13-12 0-7-6-20-21-20-9 0-28 2-46 19-17-13-35-15-44-15-40 0-69 30-69 62 0 18 10 35 21 43-6 6-14 21-14 35 0 13 5 29 18 37-25 7-38 25-38 43 0 30 42 53 94 53 49 0 93-21 93-54 0-14-6-36-27-48-23-12-47-12-74-12-9 0-28 0-31 0-13-2-23-15-23-29zM94 268c-44 0-72-22-72-44 0-20 16-36 34-37 9 0 17 0 26 0 36 0 82 0 82 37 0 23-30 44-70 44z"><text:p/></draw:path><draw:path draw:style-name="gr1095" draw:text-style-name="P42" svg:width="0.0354in" svg:height="0.1106in" svg:x="5.2075in" svg:y="3.6in" svg:viewBox="0 0 91 282" svg:d="M61 95c-19 1-39 3-59 5 0 4 0 8 0 13 28 0 32 2 32 24 0 37 0 75 0 113 0 19-5 19-34 19 0 5 0 8 0 13 14-1 37-1 47-1 14 0 30 0 44 1 0-5 0-8 0-13-29 0-30-3-30-19 0-52 0-104 0-155zM62 22c0-14-9-22-21-22-13 0-23 11-23 22 0 12 10 22 23 22 12 0 21-8 21-22z"><text:p/></draw:path><draw:path draw:style-name="gr1096" draw:text-style-name="P42" svg:width="0.0807in" svg:height="0.0732in" svg:x="5.2512in" svg:y="3.639in" svg:viewBox="0 0 206 187" svg:d="M168 42c4-10 11-28 38-29 0-5 0-8 0-13-9 1-21 1-31 1-11 0-30 0-37-1 0 5 0 8 0 13 16 1 20 11 20 18 0 4-1 6-2 11-14 36-29 71-43 107-16-40-31-78-47-118-4-5-4-6-4-7 0-11 17-11 26-11 0-5 0-8 0-13-14 1-38 1-47 1-11 0-28 0-41-1 0 5 0 8 0 13 26 0 29 3 34 16 20 50 40 99 61 150 2 6 2 8 8 8 5 0 7-5 10-8 18-46 37-91 55-137z"><text:p/></draw:path><draw:path draw:style-name="gr1097" draw:text-style-name="P42" svg:width="0.0638in" svg:height="0.076in" svg:x="5.3358in" svg:y="3.6362in" svg:viewBox="0 0 163 194" svg:d="M36 83c2-63 37-73 52-73 43 0 48 57 48 73-34 0-66 0-100 0zM35 92c39 0 78 0 117 0 10 0 11 0 11-9 0-42-23-83-75-83-50 0-88 44-88 96 0 58 44 98 92 98 52 0 71-46 71-55 0-5-3-5-6-5s-3 3-5 6c-14 44-52 44-57 44-21 0-37-14-47-29-13-21-13-48-13-63z"><text:p/></draw:path><draw:path draw:style-name="gr1098" draw:text-style-name="P42" svg:width="0.0827in" svg:height="0.0732in" svg:x="5.4106in" svg:y="3.6366in" svg:viewBox="0 0 211 187" svg:d="M32 42c0 37 0 76 0 113 0 19-4 19-32 19 0 5 0 8 0 13 14-1 36-1 47-1s33 0 48 1c0-5 0-8 0-13-29 0-34 0-34-19 0-27 0-52 0-78 0-43 30-67 58-67 26 0 31 22 31 46 0 33 0 66 0 99 0 19-5 19-34 19 0 5 0 8 0 13 16-1 38-1 48-1 11 0 33 0 47 1 0-5 0-8 0-13-21 0-32 0-32-13 0-27 0-54 0-81 0-36 0-49-13-64-6-8-20-16-45-16-30 0-50 19-62 44 0-14 0-30 0-44-19 1-40 4-59 5 0 5 0 8 0 13 29 0 32 4 32 24z"><text:p/></draw:path><draw:path draw:style-name="gr1099" draw:text-style-name="P42" svg:width="0.0815in" svg:height="0.1169in" svg:x="5.5547in" svg:y="3.5957in" svg:viewBox="0 0 208 298" svg:d="M60 133c0-44 0-89 0-133-20 1-40 4-60 5 0 5 0 8 0 13 29 0 32 2 32 23 0 84 0 168 0 252 4 0 8 0 11 0 0-1 4-6 16-27 6 10 24 32 55 32 50 0 94-42 94-96s-41-96-89-96c-34 0-52 20-59 27zM62 245c0-29 0-59 0-88 0-7 0-8 4-14 17-24 40-28 50-28 20 0 34 11 45 28s12 41 12 59c0 15-1 40-13 58-9 14-26 28-48 28-18 0-34-11-45-26-5-9-5-10-5-17z"><text:p/></draw:path><draw:path draw:style-name="gr1100" draw:text-style-name="P42" svg:width="0.0807in" svg:height="0.1055in" svg:x="5.6406in" svg:y="3.639in" svg:viewBox="0 0 206 269" svg:d="M167 41c11-27 32-28 39-28 0-5 0-8 0-13-9 1-21 1-31 1-8 0-27 0-37-1 0 5 0 8 0 13 13 1 20 9 20 18 0 5-1 6-2 11-14 35-29 68-43 103-16-37-31-75-47-113-1-4-2-6-2-8 0-11 15-11 24-11 0-5 0-8 0-13-12 1-40 1-47 1-11 0-28 0-41-1 0 5 0 8 0 13 20 0 29 0 35 16 20 51 42 102 62 153-1 5-7 20-9 26-10 22-22 51-48 51-3 0-12 0-21-7 13-2 17-11 17-18 0-11-8-18-18-18-8 0-18 6-18 18 0 19 18 35 40 35 26 0 43-24 52-48 26-60 50-120 75-180z"><text:p/></draw:path><draw:path draw:style-name="gr1101" draw:text-style-name="P42" svg:width="0.0516in" svg:height="0.1035in" svg:x="0.0004in" svg:y="3.8075in" svg:viewBox="0 0 132 264" svg:d="M65 91c20 0 41 0 61 0 0-5 0-8 0-13-20 0-41 0-61 0 0-26 0-52 0-78-4 0-6 0-10 0-1 35-13 80-55 82 0 3 0 6 0 9 12 0 24 0 36 0 0 39 0 78 0 117 0 51 40 56 54 56 30 0 42-30 42-56 0-9 0-16 0-24-4 0-7 0-11 0 0 7 0 15 0 22 0 32-12 48-27 48-29 0-29-38-29-45 0-40 0-78 0-118z"><text:p/></draw:path><draw:path draw:style-name="gr1102" draw:text-style-name="P42" svg:width="0.0831in" svg:height="0.115in" svg:x="0.0669in" svg:y="3.7949in" svg:viewBox="0 0 212 293" svg:d="M34 260c0 20-5 20-34 20 0 4 0 8 0 13 16-1 37-3 48-3s34 2 48 3c0-5 0-9 0-13-29 0-34 0-34-20 0-26 0-51 0-78 0-43 30-67 58-67 26 0 31 23 31 47 0 32 0 66 0 98 0 20-5 20-33 20 0 4 0 8 0 13 14-1 36-3 48-3 10 0 32 2 46 3 0-5 0-9 0-13-21 0-32 0-32-14 0-26 0-54 0-80 0-36 0-49-13-65-6-7-21-15-45-15-34 0-54 25-61 42 0-50 0-99 0-148-20 1-41 2-61 4 0 4 0 8 0 13 30 0 34 3 34 24 0 73 0 146 0 219z"><text:p/></draw:path><draw:path draw:style-name="gr1103" draw:text-style-name="P42" svg:width="0.0638in" svg:height="0.0756in" svg:x="0.1587in" svg:y="3.8354in" svg:viewBox="0 0 163 193" svg:d="M36 83c2-63 37-73 52-73 44 0 48 56 48 73-34 0-66 0-100 0zM35 91c39 0 79 0 119 0 8 0 9 0 9-8 0-42-23-83-75-83-48 0-88 43-88 96 0 56 44 97 94 97s69-47 69-54c0-5-3-6-5-6-3 0-4 4-6 6-14 45-52 45-56 45-22 0-38-14-48-29-13-21-13-48-13-64z"><text:p/></draw:path><draw:path draw:style-name="gr1104" draw:text-style-name="P42" svg:width="0.0539in" svg:height="0.0756in" svg:x="0.2886in" svg:y="3.8354in" svg:viewBox="0 0 138 193" svg:d="M74 107c10 2 44 8 44 39 0 22-15 39-47 39-36 0-51-24-59-60-1-6-2-7-6-7-6 0-6 2-6 10 0 18 0 38 0 56 0 7 0 9 5 9 2 0 2 0 11-8 1 0 1-1 8-10 19 18 37 18 47 18 48 0 67-27 67-57 0-23-12-36-17-41-14-13-31-17-49-21-23-4-52-9-52-34 0-15 11-32 48-32 46 0 48 38 50 51 0 3 3 3 4 3 6 0 6-1 6-9 0-15 0-29 0-43 0-6 0-10-4-10-3 0-4 0-9 5-1 2-6 6-7 7-17-12-34-12-40-12-51 0-68 29-68 52 0 15 7 26 19 36 13 10 25 13 55 19z"><text:p/></draw:path><draw:path draw:style-name="gr1105" draw:text-style-name="P42" svg:width="0.0748in" svg:height="0.0756in" svg:x="0.3555in" svg:y="3.8354in" svg:viewBox="0 0 191 193" svg:d="M122 157c3 17 14 35 34 35 8 0 35-6 35-41 0-7 0-15 0-23-4 0-7 0-11 0 0 8 0 16 0 23 0 25-11 28-16 28-13 0-15-19-15-22 0-27 0-56 0-84 0-18 0-35-15-50-16-16-38-23-58-23-34 0-64 20-64 48 0 12 8 19 20 19 11 0 20-8 20-19 0-5-3-19-22-19 11-15 31-19 46-19 20 0 44 15 44 54 0 4 0 10 0 15-22 1-52 3-78 15-31 14-42 37-42 55 0 35 41 44 67 44 29 0 48-17 55-36zM120 88c0 14 0 27 0 42 0 40-30 55-49 55-21 0-39-16-39-36 0-24 18-59 88-61z"><text:p/></draw:path><draw:path draw:style-name="gr1106" draw:text-style-name="P42" svg:width="0.1295in" svg:height="0.0732in" svg:x="0.437in" svg:y="3.8366in" svg:viewBox="0 0 330 187" svg:d="M34 42c0 37 0 76 0 113 0 19-5 19-34 19 0 5 0 8 0 13 16-1 37-2 48-2s34 1 47 2c0-5 0-8 0-13-28 0-33 0-33-19 0-27 0-52 0-78 0-43 30-67 57-67s31 22 31 46c0 33 0 66 0 99 0 19-4 19-32 19 0 5 0 8 0 13 14-1 36-2 48-2 10 0 32 1 46 2 0-5 0-8 0-13-27 0-32 0-32-19 0-27 0-52 0-78 0-43 30-67 56-67 27 0 32 22 32 46 0 33 0 66 0 99 0 19-5 19-33 19 0 5 0 8 0 13 15-1 36-2 47-2 12 0 34 1 48 2 0-5 0-8 0-13-22 0-32 0-34-13 0-27 0-54 0-81 0-36 0-49-12-64-6-8-20-16-44-16-36 0-54 25-61 42-6-37-37-42-57-42-31 0-50 18-62 44 0-14 0-30 0-44-20 1-40 4-60 5 0 5 0 8 0 13 30 0 34 2 34 24z"><text:p/></draw:path><draw:path draw:style-name="gr1107" draw:text-style-name="P42" svg:width="0.0638in" svg:height="0.0756in" svg:x="0.5748in" svg:y="3.8354in" svg:viewBox="0 0 163 193" svg:d="M35 83c2-63 38-73 53-73 43 0 48 56 48 73-34 0-68 0-101 0zM35 91c39 0 78 0 117 0 10 0 11 0 11-8 0-42-23-83-75-83-50 0-88 43-88 96 0 56 44 97 92 97 52 0 71-47 71-54 0-5-3-6-6-6s-5 4-5 6c-15 45-52 45-57 45-21 0-37-14-47-29-13-21-13-48-13-64z"><text:p/></draw:path><draw:path draw:style-name="gr1108" draw:text-style-name="P42" svg:width="0.0909in" svg:height="0.1134in" svg:x="0.7047in" svg:y="3.7961in" svg:viewBox="0 0 232 289" svg:d="M232 180c-4 0-8 0-11 0-5 43-11 96-85 96-11 0-23 0-34 0-20 0-22-4-22-17 0-75 0-150 0-225 0-15 0-21 41-21 5 0 9 0 13 0 0-5 0-8 0-13-14 2-52 2-70 2-16 0-50 0-64-2 0 5 0 8 0 13 4 0 6 0 10 0 32 0 33 5 33 21 0 74 0 147 0 222 0 15-1 20-33 20-4 0-6 0-10 0 0 5 0 8 0 13 73 0 146 0 220 0 3-36 8-73 12-109z"><text:p/></draw:path><draw:path draw:style-name="gr1109" draw:text-style-name="P42" svg:width="0.0744in" svg:height="0.0756in" svg:x="0.8102in" svg:y="3.8354in" svg:viewBox="0 0 190 193" svg:d="M122 157c2 17 14 35 33 35 9 0 35-6 35-41 0-7 0-15 0-23-4 0-8 0-11 0 0 8 0 16 0 23 0 25-10 28-15 28-14 0-15-19-15-22 0-27 0-56 0-84 0-18 0-35-16-50-17-16-37-23-57-23-35 0-64 20-64 48 0 12 8 19 19 19 12 0 19-8 19-19 0-5-1-19-21-19 12-15 32-19 45-19 22 0 46 15 46 54 0 4 0 10 0 15-22 1-52 3-78 15-31 14-42 37-42 55 0 35 41 44 67 44 28 0 47-17 55-36zM120 88c0 14 0 27 0 42 0 40-31 55-50 55-21 0-38-16-38-36 0-24 18-59 88-61z"><text:p/></draw:path><draw:path draw:style-name="gr1110" draw:text-style-name="P42" svg:width="0.0815in" svg:height="0.1055in" svg:x="0.8909in" svg:y="3.8366in" svg:viewBox="0 0 208 269" svg:d="M60 28c0-10 0-18 0-28-20 1-40 4-60 5 0 5 0 8 0 13 29 0 32 2 32 20 0 66 0 132 0 198 0 20-4 20-32 20 0 4 0 8 0 13 13-1 36-1 47-1s32 0 48 1c0-5 0-9 0-13-29 0-34 0-34-20 0-24 0-46 0-70 0-2 0-3 0-4 3 6 21 29 52 29 50 0 95-41 95-95s-41-96-89-96c-33 0-51 19-59 28zM61 138c0-31 0-62 0-94 12-21 34-33 55-33 30 0 57 37 57 85 0 50-30 86-61 86-17 0-33-8-45-26-6-8-6-10-6-18z"><text:p/></draw:path><draw:path draw:style-name="gr1111" draw:text-style-name="P42" svg:width="0.0366in" svg:height="0.115in" svg:x="0.9839in" svg:y="3.7949in" svg:viewBox="0 0 94 293" svg:d="M60 0c-20 1-40 2-60 4 0 4 0 8 0 13 29 0 32 3 32 24 0 73 0 146 0 219 0 20-4 20-32 20 0 4 0 8 0 13 13-1 36-3 47-3 9 0 31 2 47 3 0-5 0-9 0-13-29 0-34 0-34-20 0-86 0-174 0-260z"><text:p/></draw:path><draw:path draw:style-name="gr1112" draw:text-style-name="P42" svg:width="0.0748in" svg:height="0.0756in" svg:x="1.0311in" svg:y="3.8354in" svg:viewBox="0 0 191 193" svg:d="M124 157c1 17 12 35 32 35 8 0 35-6 35-41 0-7 0-15 0-23-4 0-7 0-11 0 0 8 0 16 0 23 0 25-11 28-16 28-13 0-15-19-15-22 0-27 0-56 0-84 0-18 0-35-15-50-16-16-38-23-57-23-35 0-64 20-64 48 0 12 9 19 19 19 12 0 20-8 20-19 0-5-3-19-22-19 11-15 32-19 46-19 20 0 44 15 44 54 0 4 0 10 0 15-22 1-50 3-78 15-31 14-42 37-42 55 0 35 41 44 68 44 28 0 47-17 56-36zM120 88c0 14 0 27 0 42 0 40-30 55-49 55-21 0-39-16-39-36 0-24 18-59 88-61z"><text:p/></draw:path><draw:path draw:style-name="gr1113" draw:text-style-name="P42" svg:width="0.063in" svg:height="0.0756in" svg:x="1.113in" svg:y="3.8354in" svg:viewBox="0 0 161 193" svg:d="M35 97c0-68 35-86 57-86 4 0 30 0 45 15-17 2-19 14-19 20 0 10 7 19 19 19 11 0 19-7 19-19 0-29-31-46-65-46-51 0-91 46-91 98 0 54 42 95 91 95 57 0 70-50 70-54 0-5-4-5-5-5-5 0-5 3-6 5-12 39-40 45-55 45-23 0-60-20-60-87z"><text:p/></draw:path><draw:path draw:style-name="gr1114" draw:text-style-name="P42" svg:width="0.0638in" svg:height="0.0756in" svg:x="1.1858in" svg:y="3.8354in" svg:viewBox="0 0 163 193" svg:d="M36 83c2-63 37-73 52-73 44 0 48 56 48 73-34 0-66 0-100 0zM35 91c39 0 79 0 119 0 8 0 9 0 9-8 0-42-23-83-75-83-48 0-88 43-88 96 0 56 44 97 94 97s69-47 69-54c0-5-3-6-5-6-3 0-4 4-6 6-14 45-52 45-56 45-22 0-38-14-48-29-13-21-13-48-13-64z"><text:p/></draw:path><draw:path draw:style-name="gr1115" draw:text-style-name="P42" svg:width="0.0638in" svg:height="0.0756in" svg:x="1.3154in" svg:y="3.8354in" svg:viewBox="0 0 163 193" svg:d="M35 83c2-63 38-73 53-73 43 0 46 56 46 73-33 0-66 0-99 0zM35 91c39 0 78 0 117 0 10 0 11 0 11-8 0-42-23-83-75-83-50 0-88 43-88 96 0 56 44 97 92 97 52 0 71-47 71-54 0-5-3-6-6-6s-5 4-5 6c-15 45-52 45-57 45-22 0-39-14-48-29-12-21-12-48-12-64z"><text:p/></draw:path><draw:path draw:style-name="gr1116" draw:text-style-name="P42" svg:width="0.0815in" svg:height="0.1055in" svg:x="1.3898in" svg:y="3.8366in" svg:viewBox="0 0 208 269" svg:d="M146 161c0 25 0 50 0 75 0 20-4 20-33 20 0 4 0 8 0 13 14-1 36-1 47-1 12 0 33 0 48 1 0-5 0-9 0-13-28 0-33 0-33-20 0-79 0-157 0-236-3 0-6 0-9 0-5 13-11 25-16 38-6-12-23-38-56-38-50 0-94 41-94 96 0 53 41 95 90 95 29 0 47-18 56-30zM148 70c0 20 0 39 0 60 0 13-9 25-17 34-6 6-19 18-40 18-30 0-56-38-56-86 0-50 30-85 61-85 34 0 52 37 52 59z"><text:p/></draw:path><draw:path draw:style-name="gr1117" draw:text-style-name="P42" svg:width="0.0827in" svg:height="0.0748in" svg:x="1.4772in" svg:y="3.8366in" svg:viewBox="0 0 211 191" svg:d="M151 154c0 12 0 25 0 37 21-1 40-3 60-4 0-5 0-8 0-13-29 0-32-4-32-24 0-50 0-100 0-150-21 1-42 4-63 5 0 5 0 8 0 13 30 0 34 2 34 24 0 25 0 49 0 74 0 38-20 66-52 66-34 0-37-20-37-42 0-46 0-93 0-140-20 1-41 4-61 5 0 5 0 8 0 13 32 0 32 1 32 38 0 22 0 42 0 64 0 32 0 71 65 71 23 0 42-11 54-37z"><text:p/></draw:path><draw:path draw:style-name="gr1118" draw:text-style-name="P42" svg:width="0.0748in" svg:height="0.0756in" svg:x="1.5709in" svg:y="3.8354in" svg:viewBox="0 0 191 193" svg:d="M124 157c1 17 13 35 32 35 10 0 35-6 35-41 0-7 0-15 0-23-4 0-7 0-11 0 0 8 0 16 0 23 0 25-11 28-14 28-15 0-16-19-16-22 0-27 0-56 0-84 0-18 0-35-16-50-16-16-37-23-57-23-35 0-64 20-64 48 0 12 9 19 19 19 12 0 20-8 20-19 0-5-3-19-22-19 12-15 32-19 46-19 20 0 44 15 44 54 0 4 0 10 0 15-22 1-50 3-77 15-32 14-43 37-43 55 0 35 42 44 68 44 28 0 47-17 56-36zM120 88c0 14 0 27 0 42 0 40-30 55-49 55-21 0-37-16-37-36 0-24 16-59 86-61z"><text:p/></draw:path><draw:path draw:style-name="gr1119" draw:text-style-name="P42" svg:width="0.0516in" svg:height="0.1035in" svg:x="1.65in" svg:y="3.8075in" svg:viewBox="0 0 132 264" svg:d="M65 91c20 0 39 0 60 0 0-5 0-8 0-13-21 0-40 0-60 0 0-26 0-52 0-78-4 0-7 0-11 0 0 35-12 80-54 82 0 3 0 6 0 9 12 0 24 0 36 0 0 39 0 78 0 117 0 51 40 56 54 56 30 0 42-30 42-56 0-9 0-16 0-24-4 0-7 0-11 0 0 7 0 15 0 22 0 32-12 48-27 48-29 0-29-38-29-45 0-40 0-78 0-118z"><text:p/></draw:path><draw:path draw:style-name="gr1120" draw:text-style-name="P42" svg:width="0.035in" svg:height="0.111in" svg:x="1.7173in" svg:y="3.7984in" svg:viewBox="0 0 90 283" svg:d="M60 96c-19 1-40 4-59 5 0 5 0 8 0 13 28 0 31 2 31 23 0 38 0 75 0 114 0 19-4 19-32 19 0 5 0 8 0 13 13-1 36-2 46-2 15 0 30 1 44 2 0-5 0-8 0-13-28 0-30-2-30-19 0-52 0-103 0-155zM62 23c0-13-10-23-22-23-14 0-23 12-23 23 0 12 9 23 23 23 12 0 22-10 22-23z"><text:p/></draw:path><draw:path draw:style-name="gr1121" draw:text-style-name="P42" svg:width="0.0728in" svg:height="0.0756in" svg:x="1.7626in" svg:y="3.8354in" svg:viewBox="0 0 186 193" svg:d="M186 98c0-54-42-98-92-98-53 0-94 46-94 98 0 56 43 95 92 95 52 0 94-41 94-95zM94 184c-20 0-38-10-48-29-11-18-11-45-11-60 0-16 0-39 9-58 12-19 32-27 48-27 20 0 38 9 48 27 11 18 11 42 11 58 0 15 0 38-9 57-9 18-28 32-48 32z"><text:p/></draw:path><draw:path draw:style-name="gr1122" draw:text-style-name="P42" svg:width="0.0827in" svg:height="0.0732in" svg:x="1.8461in" svg:y="3.8366in" svg:viewBox="0 0 211 187" svg:d="M32 42c0 37 0 76 0 113 0 19-4 19-32 19 0 5 0 8 0 13 14-1 36-2 47-2 12 0 33 1 48 2 0-5 0-8 0-13-29 0-34 0-34-19 0-27 0-52 0-78 0-43 30-67 58-67 26 0 31 22 31 46 0 33 0 66 0 99 0 19-5 19-34 19 0 5 0 8 0 13 16-1 38-2 48-2 11 0 34 1 47 2 0-5 0-8 0-13-21 0-32 0-32-13 0-27 0-54 0-81 0-36 0-49-13-64-6-8-20-16-45-16-30 0-50 18-62 44 0-14 0-30 0-44-19 1-40 4-59 5 0 5 0 8 0 13 29 0 32 2 32 24z"><text:p/></draw:path><draw:path draw:style-name="gr1123" draw:text-style-name="P42" svg:width="0.0169in" svg:height="0.0713in" svg:x="1.9472in" svg:y="3.8386in" svg:viewBox="0 0 44 182" svg:d="M44 23c0-13-9-23-21-23-13 0-23 10-23 23 0 12 10 21 23 21 12 0 21-9 21-21zM44 160c0-12-9-23-21-23-13 0-23 11-23 23s10 22 23 22c12 0 21-10 21-22z"><text:p/></draw:path><draw:path draw:style-name="gr1124" draw:text-style-name="P42" svg:width="0.0972in" svg:height="0.1134in" svg:x="2.0587in" svg:y="3.7961in" svg:viewBox="0 0 248 289" svg:d="M80 155c24 0 48 0 72 0 51 0 96-34 96-76s-42-79-99-79c-49 0-100 0-149 0 0 5 0 8 0 13 4 0 6 0 10 0 32 0 33 5 33 21 0 74 0 147 0 222 0 15-1 20-33 20-4 0-6 0-10 0 0 5 0 8 0 13 14-2 44-2 61-2 16 0 48 0 63 2 0-5 0-8 0-13-4 0-6 0-10 0-32 0-34-5-34-20 0-34 0-68 0-101zM79 144c0-38 0-76 0-114 0-13 1-17 21-17 13 0 25 0 38 0 67 0 67 46 67 66 0 19 0 65-67 65-19 0-40 0-59 0z"><text:p/></draw:path><draw:path draw:style-name="gr1125" draw:text-style-name="P42" svg:width="0.1102in" svg:height="0.0382in" svg:x="2.1752in" svg:y="3.8488in" svg:viewBox="0 0 281 98" svg:d="M266 17c6 0 15 0 15-9 0-8-9-8-15-8-84 0-168 0-252 0-6 0-14 0-14 8 0 9 8 9 14 9 84 0 168 0 252 0zM266 98c6 0 15 0 15-8s-9-8-15-8c-84 0-168 0-252 0-6 0-14 0-14 8s8 8 14 8c84 0 168 0 252 0z"><text:p/></draw:path><draw:path draw:style-name="gr1126" draw:text-style-name="P42" svg:width="0.0657in" svg:height="0.1106in" svg:x="2.3035in" svg:y="3.7988in" svg:viewBox="0 0 168 282" svg:d="M32 248c15-14 30-28 45-43 66-57 91-80 91-122 0-48-38-83-90-83-47 0-78 40-78 77 0 24 20 24 22 24 7 0 21-5 21-23 0-11-7-22-21-22-4 0-5 0-6 0 9-27 32-43 57-43 39 0 57 35 57 70 0 33-22 67-45 92-27 30-54 60-81 90-4 5-4 6-4 17 52 0 104 0 156 0 4-25 8-49 12-74-4 0-7 0-11 0-2 13-5 31-9 38-3 2-30 2-40 2-25 0-50 0-76 0z"><text:p/></draw:path><draw:path draw:style-name="gr1127" draw:text-style-name="P42" svg:width="0.1075in" svg:height="0.1122in" svg:x="2.3839in" svg:y="3.7976in" svg:viewBox="0 0 274 286" svg:d="M266 0c-86 0-171 0-258 0-2 31-6 64-8 95 4 0 7 0 11 0 6-69 12-83 75-83 9 0 20 0 23 1 10 3 10 6 10 17 0 74 0 148 0 222 0 14 0 20-45 20-6 0-10 0-16 0 0 5 0 9 0 14 16-3 60-3 79-3s63 0 80 3c0-5 0-9 0-14-6 0-11 0-17 0-44 0-44-6-44-20 0-74 0-148 0-222 0-8 0-14 7-17 5-1 17-1 24-1 64 0 71 14 77 83 4 0 6 0 10 0-3-31-5-64-8-95z"><text:p/></draw:path><draw:path draw:style-name="gr1128" draw:text-style-name="P42" svg:width="0.0555in" svg:height="0.0732in" svg:x="2.4886in" svg:y="3.8366in" svg:viewBox="0 0 142 187" svg:d="M59 47c0-16 0-31 0-47-19 1-40 4-59 5 0 5 0 8 0 13 30 0 32 2 32 24 0 37 0 76 0 113 0 19-3 19-32 19 0 5 0 8 0 13 17-1 36-2 48-2 17 0 37 0 54 2 0-5 0-8 0-13-4 0-6 0-10 0-31 0-31-5-31-20 0-22 0-44 0-65 0-42 17-79 49-79 4 0 4 0 5 0-1 1-9 6-9 16 0 12 8 18 18 18 7 0 18-4 18-18s-14-26-32-26c-30 0-45 29-51 47z"><text:p/></draw:path><draw:path draw:style-name="gr1129" draw:text-style-name="P42" svg:width="0.0169in" svg:height="0.0177in" svg:x="2.5634in" svg:y="3.8921in" svg:viewBox="0 0 44 46" svg:d="M44 23c0-12-9-23-21-23s-23 11-23 23 11 23 23 23 21-11 21-23z"><text:p/></draw:path><draw:path draw:style-name="gr1130" draw:text-style-name="P42" svg:width="0.0972in" svg:height="0.1134in" svg:x="2.6012in" svg:y="3.7961in" svg:viewBox="0 0 248 289" svg:d="M80 155c24 0 48 0 72 0 51 0 96-34 96-76s-42-79-99-79c-49 0-100 0-149 0 0 5 0 8 0 13 4 0 6 0 10 0 32 0 33 5 33 21 0 74 0 147 0 222 0 15-1 20-33 20-4 0-6 0-10 0 0 5 0 8 0 13 14-2 44-2 61-2 16 0 48 0 63 2 0-5 0-8 0-13-4 0-6 0-10 0-32 0-34-5-34-20 0-34 0-68 0-101zM79 144c0-38 0-76 0-114 0-13 1-17 21-17 13 0 25 0 38 0 67 0 67 46 67 66 0 19 0 65-67 65-19 0-40 0-59 0z"><text:p/></draw:path><draw:path draw:style-name="gr1131" draw:text-style-name="P42" svg:width="0.1102in" svg:height="0.0382in" svg:x="2.7173in" svg:y="3.8488in" svg:viewBox="0 0 281 98" svg:d="M266 17c6 0 15 0 15-9 0-8-9-8-15-8-84 0-168 0-252 0-6 0-14 0-14 8 0 9 8 9 14 9 84 0 168 0 252 0zM266 98c6 0 15 0 15-8s-9-8-15-8c-84 0-168 0-252 0-6 0-14 0-14 8s8 8 14 8c84 0 168 0 252 0z"><text:p/></draw:path><draw:path draw:style-name="gr1132" draw:text-style-name="P42" svg:width="0.0555in" svg:height="0.0732in" svg:x="2.8421in" svg:y="3.8366in" svg:viewBox="0 0 142 187" svg:d="M59 47c0-16 0-31 0-47-19 1-40 4-59 5 0 5 0 8 0 13 29 0 32 2 32 24 0 37 0 76 0 113 0 19-4 19-32 19 0 5 0 8 0 13 17-1 36-2 48-2 17 0 36 0 54 2 0-5 0-8 0-13-4 0-6 0-10 0-31 0-32-5-32-20 0-22 0-44 0-65 0-42 18-79 50-79 3 0 4 0 5 0-1 1-9 6-9 16 0 12 8 18 18 18 7 0 18-4 18-18s-14-26-32-26c-31 0-45 29-51 47z"><text:p/></draw:path><draw:path draw:style-name="gr1133" draw:text-style-name="P42" svg:width="0.0657in" svg:height="0.1106in" svg:x="2.9106in" svg:y="3.7988in" svg:viewBox="0 0 168 282" svg:d="M32 248c16-14 30-28 46-43 65-57 90-80 90-122 0-48-37-83-89-83-48 0-79 40-79 77 0 24 22 24 23 24 7 0 21-5 21-23 0-11-7-22-21-22-4 0-5 0-6 0 9-27 32-43 56-43 39 0 57 35 57 70 0 33-21 67-44 92-27 30-54 60-81 90-5 5-5 6-5 17 53 0 104 0 157 0 4-25 7-49 11-74-4 0-6 0-10 0-2 13-6 31-9 38-4 2-31 2-40 2-25 0-51 0-77 0z"><text:p/></draw:path><draw:path draw:style-name="gr1134" draw:text-style-name="P42" svg:width="0.1075in" svg:height="0.1122in" svg:x="2.9913in" svg:y="3.7976in" svg:viewBox="0 0 274 286" svg:d="M265 0c-85 0-171 0-257 0-2 31-6 64-8 95 4 0 7 0 11 0 6-69 12-83 75-83 8 0 20 0 23 1 9 3 9 6 9 17 0 74 0 148 0 222 0 14 0 20-44 20-6 0-12 0-18 0 0 5 0 9 0 14 18-3 62-3 81-3s62 0 80 3c0-5 0-9 0-14-6 0-11 0-17 0-44 0-44-6-44-20 0-74 0-148 0-222 0-8 0-14 7-17 5-1 16-1 24-1 64 0 70 14 76 83 3 0 7 0 11 0-3-31-6-64-9-95z"><text:p/></draw:path><draw:path draw:style-name="gr1135" draw:text-style-name="P42" svg:width="0.0177in" svg:height="0.0177in" svg:x="3.1197in" svg:y="3.8921in" svg:viewBox="0 0 46 46" svg:d="M46 23c0-12-11-23-23-23s-23 11-23 23 11 23 23 23 23-11 23-23z"><text:p/></draw:path><draw:path draw:style-name="gr1136" draw:text-style-name="P42" svg:width="0.113in" svg:height="0.113in" svg:x="0.2516in" svg:y="3.9953in" svg:viewBox="0 0 288 288" svg:d="M84 6c-4-5-4-6-12-6-24 0-48 0-72 0 0 5 0 8 0 13 4 0 8 0 12 0 7 0 16 0 22 1 9 2 9 2 9 10 0 73 0 146 0 220 0 12 0 31-43 31 0 5 0 8 0 13 16 0 35-1 49-1 13 0 35 1 51 1 0-5 0-8 0-13-45 0-45-19-45-31 0-74 0-146 0-219 3 1 3 3 5 5 58 84 114 169 172 253 3 5 4 5 7 5 6 0 6-2 6-11 0-78 0-155 0-233 0-10 0-31 43-31 0-5 0-8 0-13-14 1-36 1-49 1-15 0-35 0-49-1 0 5 0 8 0 13 43 0 43 21 43 31 0 60 0 120 0 180-49-73-100-145-149-218z"><text:p/></draw:path><draw:path draw:style-name="gr1137" draw:text-style-name="P42" svg:width="0.0732in" svg:height="0.0756in" svg:x="0.3756in" svg:y="4.0346in" svg:viewBox="0 0 187 193" svg:d="M187 98c0-54-42-98-93-98-53 0-94 46-94 98 0 54 44 95 94 95s93-41 93-95zM94 182c-18 0-36-8-48-27-11-19-11-45-11-60 0-17 0-39 11-58 10-19 31-27 48-27 18 0 34 8 46 26 11 18 12 43 12 59 0 15 0 38-9 56-10 19-28 31-49 31z"><text:p/></draw:path><draw:path draw:style-name="gr1138" draw:text-style-name="P42" svg:width="0.0516in" svg:height="0.1035in" svg:x="0.4571in" svg:y="4.0071in" svg:viewBox="0 0 132 264" svg:d="M65 91c20 0 39 0 60 0 0-5 0-8 0-13-21 0-40 0-60 0 0-26 0-52 0-78-4 0-7 0-11 0 0 35-13 80-54 82 0 3 0 6 0 9 12 0 24 0 36 0 0 39 0 78 0 117 0 51 38 56 54 56 30 0 42-30 42-56 0-9 0-16 0-24-4 0-7 0-11 0 0 7 0 15 0 22 0 32-13 47-29 47-27 0-27-38-27-45 0-39 0-78 0-117z"><text:p/></draw:path><draw:path draw:style-name="gr1139" draw:text-style-name="P42" svg:width="0.0638in" svg:height="0.0756in" svg:x="0.5232in" svg:y="4.0346in" svg:viewBox="0 0 163 193" svg:d="M35 83c2-64 38-73 53-73 43 0 46 56 46 73-33 0-66 0-99 0zM35 91c39 0 78 0 117 0 9 0 11 0 11-8 0-42-23-83-75-83-50 0-88 43-88 96 0 56 43 97 92 97 52 0 71-47 71-55 0-4-3-5-6-5s-5 3-6 6c-14 43-53 43-56 43-22 0-39-12-48-27-12-21-12-48-12-64z"><text:p/></draw:path><draw:path draw:style-name="gr1140" draw:text-style-name="P42" svg:width="0.0516in" svg:height="0.1035in" svg:x="0.6457in" svg:y="4.0071in" svg:viewBox="0 0 132 264" svg:d="M65 91c20 0 39 0 60 0 0-5 0-8 0-13-21 0-40 0-60 0 0-26 0-52 0-78-4 0-7 0-11 0 0 35-13 80-54 82 0 3 0 6 0 9 12 0 24 0 36 0 0 39 0 78 0 117 0 51 38 56 54 56 30 0 42-30 42-56 0-9 0-16 0-24-4 0-7 0-11 0 0 7 0 15 0 22 0 32-13 47-29 47-27 0-27-38-27-45 0-39 0-78 0-117z"><text:p/></draw:path><draw:path draw:style-name="gr1141" draw:text-style-name="P42" svg:width="0.0831in" svg:height="0.115in" svg:x="0.7122in" svg:y="3.9933in" svg:viewBox="0 0 212 293" svg:d="M32 262c0 18-3 18-32 18 0 4 0 8 0 13 14 0 36-1 48-1 11 0 32 1 47 1 0-5 0-9 0-13-28 0-33 0-33-18 0-27 0-52 0-78 0-45 30-68 57-68 26 0 31 23 31 47 0 33 0 66 0 99 0 18-5 18-32 18 0 4 0 8 0 13 14 0 36-1 46-1 12 0 34 1 48 1 0-5 0-9 0-13-21 0-32 0-33-12 0-27 0-54 0-81 0-37 0-49-13-65-5-7-20-15-44-15-36 0-54 25-61 41 0-50 0-99 0-148-20 1-41 4-61 5 0 5 0 8 0 13 30 0 32 4 32 24 0 73 0 146 0 220z"><text:p/></draw:path><draw:path draw:style-name="gr1142" draw:text-style-name="P42" svg:width="0.0744in" svg:height="0.0756in" svg:x="0.8063in" svg:y="4.0346in" svg:viewBox="0 0 190 193" svg:d="M122 157c2 17 14 34 33 34 9 0 35-6 35-40 0-8 0-15 0-24-4 0-8 0-11 0 0 9 0 16 0 24 0 24-10 27-15 27-14 0-15-18-15-21 0-27 0-56 0-84 0-18 0-35-16-50-17-17-37-23-57-23-35 0-64 19-64 47 0 13 8 20 19 20 12 0 19-8 19-19 0-5-1-19-21-19 12-16 32-19 45-19 22 0 46 15 46 52 0 5 0 11 0 16-22 2-52 4-78 16-31 14-42 36-42 55 0 33 41 44 67 44 28 0 47-17 55-36zM120 88c0 14 0 27 0 42 0 39-31 54-50 54-21 0-38-15-38-36 0-23 18-58 88-60z"><text:p/></draw:path><draw:path draw:style-name="gr1143" draw:text-style-name="P42" svg:width="0.0516in" svg:height="0.1035in" svg:x="0.8854in" svg:y="4.0071in" svg:viewBox="0 0 132 264" svg:d="M66 91c20 0 40 0 60 0 0-5 0-8 0-13-20 0-40 0-60 0 0-26 0-52 0-78-4 0-7 0-11 0-1 35-13 80-55 82 0 3 0 6 0 9 12 0 24 0 36 0 0 39 0 78 0 117 0 51 40 56 55 56 30 0 41-30 41-56 0-9 0-16 0-24-4 0-6 0-10 0 0 7 0 15 0 22 0 32-13 47-28 47-28 0-28-38-28-45 0-39 0-78 0-117z"><text:p/></draw:path><draw:path draw:style-name="gr1144" draw:text-style-name="P42" svg:width="0.0516in" svg:height="0.1035in" svg:x="1in" svg:y="4.0071in" svg:viewBox="0 0 132 264" svg:d="M65 91c20 0 41 0 61 0 0-5 0-8 0-13-20 0-41 0-61 0 0-26 0-52 0-78-4 0-6 0-10 0-1 35-13 80-55 82 0 3 0 6 0 9 12 0 24 0 36 0 0 39 0 78 0 117 0 51 40 56 55 56 30 0 41-30 41-56 0-9 0-16 0-24-4 0-6 0-10 0 0 7 0 15 0 22 0 32-13 47-28 47-29 0-29-38-29-45 0-39 0-78 0-117z"><text:p/></draw:path><draw:path draw:style-name="gr1145" draw:text-style-name="P42" svg:width="0.0827in" svg:height="0.115in" svg:x="1.0673in" svg:y="3.9933in" svg:viewBox="0 0 211 293" svg:d="M32 262c0 18-4 18-32 18 0 4 0 8 0 13 14 0 36-1 47-1s33 1 48 1c0-5 0-9 0-13-29 0-34 0-34-18 0-27 0-52 0-78 0-45 30-68 58-68 26 0 31 23 31 47 0 33 0 66 0 99 0 18-5 18-34 18 0 4 0 8 0 13 16 0 38-1 48-1 11 0 33 1 47 1 0-5 0-9 0-13-21 0-32 0-32-12 0-27 0-54 0-81 0-37 0-49-13-65-6-7-20-15-45-15-35 0-54 25-61 41 0-50 0-99 0-148-20 1-40 4-60 5 0 5 0 8 0 13 29 0 32 4 32 24 0 73 0 146 0 220z"><text:p/></draw:path><draw:path draw:style-name="gr1146" draw:text-style-name="P42" svg:width="0.0638in" svg:height="0.0756in" svg:x="1.1583in" svg:y="4.0346in" svg:viewBox="0 0 163 193" svg:d="M36 83c2-64 38-73 53-73 43 0 47 56 47 73-34 0-66 0-100 0zM36 91c40 0 78 0 118 0 8 0 9 0 9-8 0-42-23-83-74-83-49 0-89 43-89 96 0 56 44 97 94 97 51 0 69-47 69-55 0-4-2-5-5-5s-4 3-6 6c-14 43-52 43-56 43-22 0-38-12-48-27-12-21-12-48-12-64z"><text:p/></draw:path><draw:path draw:style-name="gr1147" draw:text-style-name="P42" svg:width="0.0555in" svg:height="0.0728in" svg:x="1.2827in" svg:y="4.0358in" svg:viewBox="0 0 142 186" svg:d="M59 47c0-16 0-31 0-47-19 1-40 4-59 5 0 5 0 8 0 13 29 0 32 2 32 23 0 38 0 75 0 114 0 18-4 18-32 18 0 5 0 8 0 13 17 0 36-1 48-1 17 0 37 0 54 1 0-5 0-8 0-13-4 0-6 0-10 0-31 0-32-5-32-19 0-22 0-44 0-65 0-42 18-79 50-79 3 0 4 0 5 0-1 0-9 6-9 16 0 12 8 18 18 18 7 0 18-6 18-19 0-14-14-25-32-25-31 0-45 28-51 47z"><text:p/></draw:path><draw:path draw:style-name="gr1148" draw:text-style-name="P42" svg:width="0.0748in" svg:height="0.0756in" svg:x="1.3496in" svg:y="4.0346in" svg:viewBox="0 0 191 193" svg:d="M124 157c1 17 13 34 32 34 10 0 35-6 35-40 0-8 0-15 0-24-4 0-7 0-11 0 0 9 0 16 0 24 0 24-11 27-14 27-15 0-16-18-16-21 0-27 0-56 0-84 0-18 0-35-16-50-16-17-37-23-57-23-35 0-64 19-64 47 0 13 9 20 19 20 12 0 20-8 20-19 0-5-3-19-22-19 12-16 32-19 46-19 20 0 44 15 44 52 0 5 0 11 0 16-22 2-50 4-77 16-32 14-43 36-43 55 0 33 42 44 68 44 28 0 47-17 56-36zM120 88c0 14 0 27 0 42 0 39-30 54-49 54-21 0-37-15-37-36 0-23 16-58 86-60z"><text:p/></draw:path><draw:path draw:style-name="gr1149" draw:text-style-name="P42" svg:width="0.0819in" svg:height="0.1169in" svg:x="1.4315in" svg:y="3.9933in" svg:viewBox="0 0 209 298" svg:d="M146 270c0 10 0 18 0 28 21-2 42-4 63-5 0-5 0-9 0-13-30 0-34-3-34-23 0-85 0-172 0-257-20 1-39 4-60 5 0 5 0 8 0 13 29 0 33 4 33 24 0 30 0 61 0 91-12-15-30-26-53-26-51 0-95 41-95 96 0 53 42 95 90 95 26 0 46-15 56-28zM146 157c0 29 0 58 0 87 0 7 0 8-4 15-12 21-32 29-50 29-19 0-34-11-44-26-11-18-12-42-12-59 0-16 0-41 12-60 10-13 25-27 48-27 14 0 32 6 46 26 4 7 4 7 4 15z"><text:p/></draw:path><draw:path draw:style-name="gr1150" draw:text-style-name="P42" svg:width="0.035in" svg:height="0.1106in" svg:x="1.5236in" svg:y="3.998in" svg:viewBox="0 0 90 282" svg:d="M61 96c-19 1-39 4-59 5 0 5 0 8 0 13 27 0 32 2 32 23 0 38 0 75 0 114 0 18-5 18-34 18 0 5 0 8 0 13 13 0 36-1 47-1 14 0 30 1 43 1 0-5 0-8 0-13-28 0-29-1-29-18 0-52 0-103 0-155zM62 23c0-15-10-23-21-23-13 0-23 12-23 23s10 21 23 21c11 0 21-8 21-21z"><text:p/></draw:path><draw:path draw:style-name="gr1151" draw:text-style-name="P42" svg:width="0.0827in" svg:height="0.0748in" svg:x="1.5697in" svg:y="4.0358in" svg:viewBox="0 0 211 191" svg:d="M151 152c0 14 0 26 0 39 21-1 40-4 60-5 0-5 0-8 0-13-29 0-32-3-32-23 0-50 0-100 0-150-21 1-42 4-63 5 0 5 0 8 0 13 30 0 34 2 34 23 0 25 0 50 0 75 0 36-20 65-52 65-34 0-37-19-37-41 0-46 0-93 0-140-20 1-41 4-61 5 0 5 0 8 0 13 32 0 32 1 32 38 0 22 0 42 0 64 0 32 0 71 64 71 24 0 42-12 55-39z"><text:p/></draw:path><draw:path draw:style-name="gr1152" draw:text-style-name="P42" svg:width="0.0539in" svg:height="0.0756in" svg:x="1.6618in" svg:y="4.0346in" svg:viewBox="0 0 138 193" svg:d="M74 107c9 1 44 8 44 38 0 22-15 39-48 39-35 0-51-24-58-60-1-5-2-8-6-8-6 0-6 4-6 11 0 19 0 37 0 57 0 7 0 9 5 9 2 0 2 0 11-8 0-1 0-1 8-10 18 18 37 18 46 18 49 0 68-27 68-59 0-21-13-34-18-39-13-13-30-17-48-21-23-4-52-9-52-34 0-15 11-33 47-33 47 0 49 39 49 52 2 3 5 3 6 3 5 0 5-2 5-9 0-15 0-29 0-43 0-8 0-10-5-10-1 0-2 0-8 5-1 1-5 6-7 7-16-12-33-12-40-12-51 0-67 28-67 52 0 14 7 26 18 36 13 10 25 13 56 19z"><text:p/></draw:path><draw:path draw:style-name="gr1153" draw:text-style-name="P42" svg:width="0.0382in" svg:height="0.1654in" svg:x="1.7886in" svg:y="3.9846in" svg:viewBox="0 0 98 421" svg:d="M98 418c0-2 0-3-7-10-53-53-66-133-66-198 0-73 16-146 67-199 6-5 6-6 6-7 0-3-2-4-4-4-4 0-42 29-68 82-21 46-26 93-26 128 0 34 5 84 28 132 25 52 62 79 66 79 2 0 4-1 4-3z"><text:p/></draw:path><draw:path draw:style-name="gr1154" draw:text-style-name="P42" svg:width="0.0555in" svg:height="0.0728in" svg:x="1.8413in" svg:y="4.0358in" svg:viewBox="0 0 142 186" svg:d="M59 47c0-16 0-31 0-47-19 1-40 4-59 5 0 5 0 8 0 13 30 0 32 2 32 23 0 38 0 75 0 114 0 18-4 18-32 18 0 5 0 8 0 13 17 0 36-1 48-1 17 0 37 0 54 1 0-5 0-8 0-13-4 0-6 0-10 0-31 0-31-5-31-19 0-22 0-44 0-65 0-42 17-79 49-79 3 0 4 0 5 0-1 0-9 6-9 16 0 12 8 18 18 18 7 0 18-6 18-19 0-14-14-25-32-25-31 0-45 28-51 47z"><text:p/></draw:path><draw:path draw:style-name="gr1155" draw:text-style-name="P42" svg:width="0.0378in" svg:height="0.1654in" svg:x="1.9114in" svg:y="3.9846in" svg:viewBox="0 0 97 421" svg:d="M97 210c0-32-5-84-27-131-26-53-62-79-66-79-3 0-4 1-4 4 0 1 0 2 7 9 42 42 66 109 66 197 0 72-15 146-68 200-5 5-5 6-5 8s1 3 4 3c4 0 42-29 67-81 21-47 26-94 26-130z"><text:p/></draw:path><draw:path draw:style-name="gr1156" draw:text-style-name="P42" svg:width="0.035in" svg:height="0.1106in" svg:x="2.022in" svg:y="3.998in" svg:viewBox="0 0 90 282" svg:d="M61 96c-19 1-39 4-59 5 0 5 0 8 0 13 27 0 32 2 32 23 0 38 0 75 0 114 0 18-5 18-34 18 0 5 0 8 0 13 13 0 36-1 47-1 14 0 29 1 43 1 0-5 0-8 0-13-28 0-29-1-29-18 0-52 0-103 0-155zM62 23c0-15-10-23-21-23-13 0-23 12-23 23s10 21 23 21c11 0 21-8 21-21z"><text:p/></draw:path><draw:path draw:style-name="gr1157" draw:text-style-name="P42" svg:width="0.0827in" svg:height="0.0728in" svg:x="2.0681in" svg:y="4.0358in" svg:viewBox="0 0 211 186" svg:d="M32 41c0 38 0 75 0 114 0 18-4 18-32 18 0 5 0 8 0 13 14 0 36-1 47-1s33 1 48 1c0-5 0-8 0-13-29 0-34 0-34-18 0-27 0-52 0-78 0-45 30-67 58-67 26 0 31 22 31 46 0 33 0 66 0 99 0 18-5 18-34 18 0 5 0 8 0 13 16 0 36-1 48-1 11 0 33 1 47 1 0-5 0-8 0-13-21 0-32 0-32-12 0-27 0-54 0-81 0-37 0-49-13-64-6-8-21-16-45-16-31 0-50 18-62 44 0-14 0-30 0-44-19 1-40 4-59 5 0 5 0 8 0 13 29 0 32 2 32 23z"><text:p/></draw:path><draw:path draw:style-name="gr1158" draw:text-style-name="P42" svg:width="0.0516in" svg:height="0.1035in" svg:x="2.2083in" svg:y="4.0071in" svg:viewBox="0 0 132 264" svg:d="M66 91c20 0 40 0 60 0 0-5 0-8 0-13-20 0-40 0-60 0 0-26 0-52 0-78-4 0-7 0-11 0-1 35-13 80-55 82 0 3 0 6 0 9 12 0 24 0 36 0 0 39 0 78 0 117 0 51 40 56 55 56 30 0 41-30 41-56 0-9 0-16 0-24-4 0-6 0-10 0 0 7 0 15 0 22 0 32-13 47-28 47-28 0-28-38-28-45 0-39 0-78 0-117z"><text:p/></draw:path><draw:path draw:style-name="gr1159" draw:text-style-name="P42" svg:width="0.0827in" svg:height="0.115in" svg:x="2.2752in" svg:y="3.9933in" svg:viewBox="0 0 211 293" svg:d="M32 262c0 18-4 18-32 18 0 4 0 8 0 13 14 0 36-1 47-1 12 0 33 1 48 1 0-5 0-9 0-13-29 0-34 0-34-18 0-27 0-52 0-78 0-45 30-68 58-68 26 0 31 23 31 47 0 33 0 66 0 99 0 18-5 18-34 18 0 4 0 8 0 13 16 0 38-1 48-1 11 0 34 1 47 1 0-5 0-9 0-13-21 0-32 0-32-12 0-27 0-54 0-81 0-37 0-49-13-65-6-7-20-15-45-15-35 0-54 25-61 41 0-50 0-99 0-148-20 1-40 4-60 5 0 5 0 8 0 13 29 0 32 4 32 24 0 73 0 146 0 220z"><text:p/></draw:path><draw:path draw:style-name="gr1160" draw:text-style-name="P42" svg:width="0.0638in" svg:height="0.0756in" svg:x="2.3669in" svg:y="4.0346in" svg:viewBox="0 0 163 193" svg:d="M35 83c2-64 38-73 53-73 43 0 46 56 46 73-33 0-66 0-99 0zM35 91c39 0 78 0 117 0 9 0 11 0 11-8 0-42-23-83-75-83-50 0-88 43-88 96 0 56 43 97 92 97 52 0 71-47 71-55 0-4-3-5-6-5s-5 3-6 6c-14 43-53 43-56 43-22 0-39-12-48-27-12-21-12-48-12-64z"><text:p/></draw:path><draw:path draw:style-name="gr1161" draw:text-style-name="P42" svg:width="0.0539in" svg:height="0.0756in" svg:x="2.4409in" svg:y="4.0346in" svg:viewBox="0 0 138 193" svg:d="M74 107c10 1 45 8 45 38 0 22-16 39-48 39-36 0-51-24-59-60-1-5-1-8-6-8-6 0-6 4-6 11 0 19 0 37 0 57 0 7 0 9 5 9 2 0 2 0 11-8 1-1 1-1 8-10 19 18 37 18 47 18 48 0 67-27 67-59 0-21-12-34-17-39-14-13-31-17-48-21-24-4-53-9-53-34 0-15 11-33 48-33 46 0 48 39 50 52 0 3 3 3 4 3 6 0 6-2 6-9 0-15 0-29 0-43 0-8 0-10-4-10-3 0-4 0-9 5-1 1-6 6-7 7-17-12-34-12-40-12-51 0-68 28-68 52 0 14 7 26 19 36 13 10 25 13 55 19z"><text:p/></draw:path><draw:path draw:style-name="gr1162" draw:text-style-name="P42" svg:width="0.0638in" svg:height="0.0756in" svg:x="2.5059in" svg:y="4.0346in" svg:viewBox="0 0 163 193" svg:d="M36 83c2-64 37-73 52-73 44 0 48 56 48 73-34 0-66 0-100 0zM36 91c40 0 78 0 118 0 8 0 9 0 9-8 0-42-23-83-75-83-48 0-88 43-88 96 0 56 44 97 94 97 51 0 69-47 69-55 0-4-2-5-5-5s-4 3-6 6c-14 43-52 43-56 43-22 0-38-12-48-27-12-21-12-48-12-64z"><text:p/></draw:path><draw:path draw:style-name="gr1163" draw:text-style-name="P42" svg:width="0.0638in" svg:height="0.0756in" svg:x="2.6299in" svg:y="4.0346in" svg:viewBox="0 0 163 193" svg:d="M35 83c2-64 38-73 53-73 43 0 48 56 48 73-34 0-68 0-101 0zM35 91c39 0 78 0 117 0 10 0 11 0 11-8 0-42-23-83-75-83-50 0-88 43-88 96 0 56 44 97 92 97 52 0 71-47 71-55 0-4-3-5-6-5s-5 3-5 6c-15 43-52 43-57 43-21 0-37-12-47-27-13-21-13-48-13-64z"><text:p/></draw:path><draw:path draw:style-name="gr1164" draw:text-style-name="P42" svg:width="0.0815in" svg:height="0.1051in" svg:x="2.7047in" svg:y="4.0358in" svg:viewBox="0 0 208 268" svg:d="M146 161c0 25 0 50 0 75 0 20-4 20-33 20 0 3 0 8 0 12 14 0 36-2 48-2 11 0 32 2 47 2 0-4 0-9 0-12-28 0-33 0-33-20 0-79 0-157 0-236-3 0-6 0-9 0-5 13-11 25-16 38-6-12-23-38-56-38-50 0-94 41-94 96 0 53 41 95 90 95 30 0 47-18 56-30zM148 70c0 19 0 39 0 58 0 15-9 27-17 36-6 6-19 17-40 17-30 0-56-37-56-85 0-50 30-85 61-85 34 0 52 36 52 59z"><text:p/></draw:path><draw:path draw:style-name="gr1165" draw:text-style-name="P42" svg:width="0.0831in" svg:height="0.0748in" svg:x="2.7921in" svg:y="4.0358in" svg:viewBox="0 0 212 191" svg:d="M151 152c0 14 0 26 0 39 21-1 41-4 61-5 0-5 0-8 0-13-30 0-33-3-33-23 0-50 0-100 0-150-21 1-41 4-61 5 0 5 0 8 0 13 28 0 32 2 32 23 0 25 0 50 0 75 0 36-20 65-52 65-34 0-36-19-36-41 0-46 0-93 0-140-20 1-42 4-62 5 0 5 0 8 0 13 32 0 32 1 32 38 0 22 0 42 0 64 0 32 0 71 65 71 23 0 42-12 54-39z"><text:p/></draw:path><draw:path draw:style-name="gr1166" draw:text-style-name="P42" svg:width="0.0744in" svg:height="0.0756in" svg:x="2.8862in" svg:y="4.0346in" svg:viewBox="0 0 190 193" svg:d="M122 157c2 17 14 34 33 34 9 0 35-6 35-40 0-8 0-15 0-24-4 0-8 0-11 0 0 9 0 16 0 24 0 24-10 27-15 27-14 0-15-18-15-21 0-27 0-56 0-84 0-18 0-35-16-50-17-17-37-23-57-23-35 0-64 19-64 47 0 13 8 20 19 20 12 0 19-8 19-19 0-5-2-19-21-19 12-16 32-19 45-19 21 0 45 15 45 52 0 5 0 11 0 16-21 2-51 4-77 16-32 14-42 36-42 55 0 33 41 44 67 44 28 0 47-17 55-36zM119 88c0 14 0 27 0 42 0 39-30 54-49 54-21 0-38-15-38-36 0-23 17-58 87-60z"><text:p/></draw:path><draw:path draw:style-name="gr1167" draw:text-style-name="P42" svg:width="0.0516in" svg:height="0.1035in" svg:x="2.965in" svg:y="4.0071in" svg:viewBox="0 0 132 264" svg:d="M65 91c20 0 41 0 61 0 0-5 0-8 0-13-20 0-41 0-61 0 0-26 0-52 0-78-4 0-6 0-10 0-1 35-13 80-55 82 0 3 0 6 0 9 12 0 24 0 36 0 0 39 0 78 0 117 0 51 40 56 54 56 30 0 42-30 42-56 0-9 0-16 0-24-4 0-7 0-11 0 0 7 0 15 0 22 0 32-12 47-27 47-29 0-29-38-29-45 0-39 0-78 0-117z"><text:p/></draw:path><draw:path draw:style-name="gr1168" draw:text-style-name="P42" svg:width="0.035in" svg:height="0.1106in" svg:x="3.0323in" svg:y="3.998in" svg:viewBox="0 0 90 282" svg:d="M60 96c-19 1-40 4-59 5 0 5 0 8 0 13 28 0 31 2 31 23 0 38 0 75 0 114 0 18-4 18-32 18 0 5 0 8 0 13 13 0 36-1 47-1 14 0 29 1 43 1 0-5 0-8 0-13-28 0-30-1-30-18 0-52 0-103 0-155zM62 23c0-15-10-23-22-23-14 0-22 12-22 23s8 21 22 21c12 0 22-8 22-21z"><text:p/></draw:path><draw:path draw:style-name="gr1169" draw:text-style-name="P42" svg:width="0.0728in" svg:height="0.0756in" svg:x="3.0776in" svg:y="4.0346in" svg:viewBox="0 0 186 193" svg:d="M186 98c0-54-42-98-92-98-53 0-94 46-94 98 0 54 43 95 92 95 52 0 94-41 94-95zM94 182c-18 0-38-8-48-27-11-19-11-45-11-60 0-17 0-39 9-58 12-19 32-27 48-27 20 0 38 8 48 26 11 18 11 43 11 59 0 15 0 38-9 56-9 19-28 31-48 31z"><text:p/></draw:path><draw:path draw:style-name="gr1170" draw:text-style-name="P42" svg:width="0.0831in" svg:height="0.0728in" svg:x="3.161in" svg:y="4.0358in" svg:viewBox="0 0 212 186" svg:d="M32 41c0 38 0 75 0 114 0 18-4 18-32 18 0 5 0 8 0 13 14 0 36-1 48-1 11 0 32 1 47 1 0-5 0-8 0-13-29 0-34 0-34-18 0-27 0-52 0-78 0-45 30-67 58-67 26 0 31 22 31 46 0 33 0 66 0 99 0 18-5 18-32 18 0 5 0 8 0 13 14 0 36-1 46-1 11 0 34 1 48 1 0-5 0-8 0-13-22 0-32 0-33-12 0-27 0-54 0-81 0-37 0-49-13-64-6-8-20-16-45-16-30 0-50 18-62 44 0-14 0-30 0-44-19 1-40 4-59 5 0 5 0 8 0 13 29 0 32 2 32 23z"><text:p/></draw:path><draw:path draw:style-name="gr1171" draw:text-style-name="P42" svg:width="0.0539in" svg:height="0.0756in" svg:x="3.2531in" svg:y="4.0346in" svg:viewBox="0 0 138 193" svg:d="M74 107c10 1 44 8 44 38 0 22-15 39-47 39-36 0-51-24-59-60-1-5-1-8-6-8-6 0-6 4-6 11 0 19 0 37 0 57 0 7 0 9 5 9 2 0 2 0 11-8 1-1 1-1 8-10 19 18 37 18 47 18 48 0 67-27 67-59 0-21-12-34-17-39-14-13-31-17-48-21-24-4-53-9-53-34 0-15 11-33 48-33 46 0 48 39 50 52 0 3 3 3 4 3 6 0 6-2 6-9 0-15 0-29 0-43 0-8 0-10-4-10-3 0-4 0-9 5-1 1-6 6-7 7-17-12-34-12-40-12-51 0-68 28-68 52 0 14 7 26 19 36 13 10 25 13 55 19z"><text:p/></draw:path><draw:path draw:style-name="gr1172" draw:text-style-name="P42" svg:width="0.0555in" svg:height="0.0728in" svg:x="3.3685in" svg:y="4.0358in" svg:viewBox="0 0 142 186" svg:d="M58 47c0-16 0-31 0-47-20 1-39 4-58 5 0 5 0 8 0 13 29 0 32 2 32 23 0 38 0 75 0 114 0 18-4 18-32 18 0 5 0 8 0 13 16 0 36-1 48-1 17 0 36 0 53 1 0-5 0-8 0-13-3 0-6 0-9 0-31 0-32-5-32-19 0-22 0-44 0-65 0-42 18-79 50-79 3 0 3 0 4 0-1 0-10 6-10 16 0 12 10 18 20 18 7 0 18-6 18-19 0-14-14-25-32-25-31 0-46 28-52 47z"><text:p/></draw:path><draw:path draw:style-name="gr1173" draw:text-style-name="P42" svg:width="0.0638in" svg:height="0.0756in" svg:x="3.4331in" svg:y="4.0346in" svg:viewBox="0 0 163 193" svg:d="M36 83c2-64 37-73 52-73 43 0 48 56 48 73-34 0-66 0-100 0zM35 91c39 0 78 0 117 0 10 0 11 0 11-8 0-42-23-83-75-83-48 0-88 43-88 96 0 56 44 97 94 97s69-47 69-55c0-4-3-5-5-5-4 0-4 3-6 6-14 43-52 43-56 43-22 0-38-12-48-27-13-21-13-48-13-64z"><text:p/></draw:path><draw:path draw:style-name="gr1174" draw:text-style-name="P42" svg:width="0.0535in" svg:height="0.1169in" svg:x="3.5079in" svg:y="3.9921in" svg:viewBox="0 0 137 298" svg:d="M60 116c0-16 0-32 0-49 0-37 20-57 38-57 2 0 9 0 15 3-5 1-13 7-13 17s7 19 19 19 18-9 18-19c0-16-16-30-39-30-28 0-64 23-64 67 0 17 0 33 0 49-11 0-23 0-34 0 0 5 0 9 0 14 11 0 23 0 34 0 0 45 0 91 0 136 0 18-5 18-34 18 0 5 0 9 0 14 17 0 37-2 49-2 17 0 36 0 53 2 0-5 0-9 0-14-2 0-6 0-8 0-32 0-33-4-33-19 0-45 0-90 0-135 16 0 33 0 48 0 0-5 0-9 0-14-17 0-32 0-49 0z"><text:p/></draw:path><draw:path draw:style-name="gr1175" draw:text-style-name="P42" svg:width="0.0638in" svg:height="0.0756in" svg:x="3.5579in" svg:y="4.0346in" svg:viewBox="0 0 163 193" svg:d="M35 83c2-64 38-73 53-73 43 0 48 56 48 73-34 0-68 0-101 0zM35 91c39 0 78 0 117 0 10 0 11 0 11-8 0-42-23-83-75-83-50 0-88 43-88 96 0 56 44 97 92 97 52 0 71-47 71-55 0-4-3-5-6-5s-5 3-5 6c-15 43-52 43-57 43-21 0-37-12-48-27-12-21-12-48-12-64z"><text:p/></draw:path><draw:path draw:style-name="gr1176" draw:text-style-name="P42" svg:width="0.0555in" svg:height="0.0728in" svg:x="3.6315in" svg:y="4.0358in" svg:viewBox="0 0 142 186" svg:d="M59 47c0-16 0-31 0-47-19 1-40 4-59 5 0 5 0 8 0 13 30 0 32 2 32 23 0 38 0 75 0 114 0 18-3 18-32 18 0 5 0 8 0 13 17 0 36-1 48-1 17 0 37 0 54 1 0-5 0-8 0-13-4 0-6 0-10 0-31 0-31-5-31-19 0-22 0-44 0-65 0-42 17-79 49-79 4 0 4 0 5 0-1 0-9 6-9 16 0 12 8 18 18 18 7 0 18-6 18-19 0-14-14-25-32-25-31 0-45 28-51 47z"><text:p/></draw:path><draw:path draw:style-name="gr1177" draw:text-style-name="P42" svg:width="0.0539in" svg:height="0.0756in" svg:x="3.6972in" svg:y="4.0346in" svg:viewBox="0 0 138 193" svg:d="M74 107c10 1 44 8 44 38 0 22-15 39-47 39-36 0-51-24-59-60-1-5-2-8-6-8-6 0-6 4-6 11 0 19 0 37 0 57 0 7 0 9 5 9 2 0 2 0 11-8 1-1 1-1 8-10 19 18 37 18 47 18 48 0 67-27 67-59 0-21-12-34-17-39-14-13-31-17-49-21-23-4-52-9-52-34 0-15 11-33 48-33 46 0 48 39 50 52 0 3 3 3 4 3 6 0 6-2 6-9 0-15 0-29 0-43 0-8 0-10-4-10-3 0-4 0-9 5-1 1-6 6-7 7-17-12-34-12-40-12-51 0-68 28-68 52 0 14 7 26 18 36 14 10 26 13 56 19z"><text:p/></draw:path><draw:path draw:style-name="gr1178" draw:text-style-name="P42" svg:width="0.0516in" svg:height="0.1035in" svg:x="3.8102in" svg:y="4.0071in" svg:viewBox="0 0 132 264" svg:d="M65 91c20 0 41 0 61 0 0-5 0-8 0-13-20 0-41 0-61 0 0-26 0-52 0-78-4 0-6 0-10 0-1 35-13 80-55 82 0 3 0 6 0 9 12 0 24 0 36 0 0 39 0 78 0 117 0 51 40 56 55 56 29 0 41-30 41-56 0-9 0-16 0-24-4 0-6 0-10 0 0 7 0 15 0 22 0 32-13 47-28 47-29 0-29-38-29-45 0-39 0-78 0-117z"><text:p/></draw:path><draw:path draw:style-name="gr1179" draw:text-style-name="P42" svg:width="0.0732in" svg:height="0.0756in" svg:x="3.8764in" svg:y="4.0346in" svg:viewBox="0 0 187 193" svg:d="M187 98c0-54-42-98-93-98-53 0-94 46-94 98 0 54 44 95 94 95s93-41 93-95zM94 182c-18 0-36-8-48-27-11-19-11-45-11-60 0-17 0-39 11-58 10-19 31-27 48-27 18 0 36 8 48 26 10 18 10 43 10 59 0 15 0 38-9 56-10 19-28 31-49 31z"><text:p/></draw:path><draw:path draw:style-name="gr1180" draw:text-style-name="P42" svg:width="0.0516in" svg:height="0.1035in" svg:x="4.0083in" svg:y="4.0071in" svg:viewBox="0 0 132 264" svg:d="M65 91c20 0 39 0 60 0 0-5 0-8 0-13-21 0-40 0-60 0 0-26 0-52 0-78-4 0-7 0-11 0 0 35-13 80-54 82 0 3 0 6 0 9 12 0 24 0 36 0 0 39 0 78 0 117 0 51 40 56 54 56 30 0 42-30 42-56 0-9 0-16 0-24-4 0-7 0-11 0 0 7 0 15 0 22 0 32-12 47-27 47-29 0-29-38-29-45 0-39 0-78 0-117z"><text:p/></draw:path><draw:path draw:style-name="gr1181" draw:text-style-name="P42" svg:width="0.0831in" svg:height="0.115in" svg:x="4.0748in" svg:y="3.9933in" svg:viewBox="0 0 212 293" svg:d="M34 262c0 18-5 18-34 18 0 4 0 8 0 13 16 0 36-1 48-1 11 0 32 1 47 1 0-5 0-9 0-13-28 0-33 0-33-18 0-27 0-52 0-78 0-45 30-68 57-68 26 0 31 23 31 47 0 33 0 66 0 99 0 18-5 18-32 18 0 4 0 8 0 13 14 0 36-1 48-1 10 0 32 1 46 1 0-5 0-9 0-13-21 0-32 0-32-12 0-27 0-54 0-81 0-37 0-49-13-65-6-7-21-15-45-15-36 0-54 25-61 41 0-50 0-99 0-148-20 1-41 4-61 5 0 5 0 8 0 13 30 0 34 4 34 24 0 73 0 146 0 220z"><text:p/></draw:path><draw:path draw:style-name="gr1182" draw:text-style-name="P42" svg:width="0.0638in" svg:height="0.0756in" svg:x="4.1665in" svg:y="4.0346in" svg:viewBox="0 0 163 193" svg:d="M36 83c2-64 37-73 52-73 43 0 48 56 48 73-34 0-66 0-100 0zM35 91c39 0 78 0 117 0 10 0 11 0 11-8 0-42-23-83-75-83-50 0-88 43-88 96 0 56 44 97 92 97 52 0 71-47 71-55 0-4-3-5-6-5s-3 3-5 6c-14 43-52 43-57 43-21 0-37-12-47-27-13-21-13-48-13-64z"><text:p/></draw:path><draw:path draw:style-name="gr1183" draw:text-style-name="P42" svg:width="0.0555in" svg:height="0.0728in" svg:x="4.2906in" svg:y="4.0358in" svg:viewBox="0 0 142 186" svg:d="M58 47c0-16 0-31 0-47-20 1-39 4-58 5 0 5 0 8 0 13 29 0 32 2 32 23 0 38 0 75 0 114 0 18-4 18-32 18 0 5 0 8 0 13 16 0 36-1 48-1 17 0 36 0 53 1 0-5 0-8 0-13-3 0-6 0-9 0-31 0-32-5-32-19 0-22 0-44 0-65 0-42 18-79 50-79 3 0 3 0 4 0-1 0-10 6-10 16 0 12 10 18 18 18 9 0 20-6 20-19 0-14-14-25-32-25-31 0-46 28-52 47z"><text:p/></draw:path><draw:path draw:style-name="gr1184" draw:text-style-name="P42" svg:width="0.0748in" svg:height="0.0756in" svg:x="4.3579in" svg:y="4.0346in" svg:viewBox="0 0 191 193" svg:d="M122 157c3 17 14 34 34 34 8 0 35-6 35-40 0-8 0-15 0-24-4 0-7 0-11 0 0 9 0 16 0 24 0 24-11 27-16 27-13 0-15-18-15-21 0-27 0-56 0-84 0-18 0-35-16-50-15-17-37-23-57-23-34 0-64 19-64 47 0 13 8 20 19 20 12 0 21-8 21-19 0-5-3-19-22-19 11-16 31-19 46-19 20 0 44 15 44 52 0 5 0 11 0 16-22 2-52 4-78 16-31 14-42 36-42 55 0 33 41 44 67 44 29 0 48-17 55-36zM120 88c0 14 0 27 0 42 0 39-30 54-49 54-21 0-39-15-39-36 0-23 18-58 88-60z"><text:p/></draw:path><draw:path draw:style-name="gr1185" draw:text-style-name="P42" svg:width="0.0815in" svg:height="0.1169in" svg:x="4.4394in" svg:y="3.9933in" svg:viewBox="0 0 208 298" svg:d="M146 270c0 10 0 18 0 28 21-2 41-4 62-5 0-5 0-9 0-13-29 0-33-3-33-23 0-85 0-172 0-257-20 1-41 4-61 5 0 5 0 8 0 13 30 0 34 4 34 24 0 30 0 61 0 91-14-15-32-26-54-26-50 0-94 41-94 96 0 53 41 95 89 95 27 0 47-15 57-28zM146 157c0 29 0 58 0 87 0 7 0 8-4 15-14 21-33 29-51 29-19 0-33-11-44-26-11-18-12-42-12-59 0-16 1-41 13-60 8-13 25-27 48-27 14 0 32 6 46 26 4 7 4 7 4 15z"><text:p/></draw:path><draw:path draw:style-name="gr1186" draw:text-style-name="P42" svg:width="0.035in" svg:height="0.1106in" svg:x="4.5315in" svg:y="3.998in" svg:viewBox="0 0 90 282" svg:d="M60 96c-19 1-40 4-59 5 0 5 0 8 0 13 28 0 31 2 31 23 0 38 0 75 0 114 0 18-4 18-32 18 0 5 0 8 0 13 13 0 36-1 47-1 14 0 29 1 43 1 0-5 0-8 0-13-28 0-30-1-30-18 0-52 0-103 0-155zM62 23c0-15-10-23-22-23-14 0-22 12-22 23s8 21 22 21c12 0 22-8 22-21z"><text:p/></draw:path><draw:path draw:style-name="gr1187" draw:text-style-name="P42" svg:width="0.0831in" svg:height="0.0748in" svg:x="4.5776in" svg:y="4.0358in" svg:viewBox="0 0 212 191" svg:d="M151 152c0 14 0 26 0 39 21-1 41-4 61-5 0-5 0-8 0-13-30 0-32-3-32-23 0-50 0-100 0-150-20 1-42 4-62 5 0 5 0 8 0 13 28 0 32 2 32 23 0 25 0 50 0 75 0 36-20 65-50 65-36 0-38-19-38-41 0-46 0-93 0-140-20 1-42 4-62 5 0 5 0 8 0 13 34 0 34 1 34 38 0 22 0 42 0 64 0 32 0 71 63 71 24 0 42-12 54-39z"><text:p/></draw:path><draw:path draw:style-name="gr1188" draw:text-style-name="P42" svg:width="0.0539in" svg:height="0.0756in" svg:x="4.6701in" svg:y="4.0346in" svg:viewBox="0 0 138 193" svg:d="M73 107c10 1 45 8 45 38 0 22-16 39-48 39-35 0-51-24-59-60-1-5-1-8-6-8s-5 4-5 11c0 19 0 37 0 57 0 7 0 9 5 9 1 0 2 0 9-8 2-1 2-1 9-10 19 18 38 18 47 18 48 0 68-27 68-59 0-21-13-34-18-39-14-13-30-17-48-21-24-4-52-9-52-34 0-15 11-33 47-33 47 0 48 39 49 52 0 3 4 2 5 3 6 0 6-2 6-9 0-15 0-29 0-43 0-8 0-10-5-10-2 0-2 0-8 5-1 1-6 6-7 7-16-12-34-12-40-12-51 0-67 28-67 52 0 14 6 26 18 36 13 10 25 13 55 19z"><text:p/></draw:path><draw:path draw:style-name="gr1189" draw:text-style-name="P42" svg:width="0.0732in" svg:height="0.0756in" svg:x="4.785in" svg:y="4.0346in" svg:viewBox="0 0 187 193" svg:d="M187 98c0-54-43-98-93-98-53 0-94 46-94 98 0 54 43 95 94 95 50 0 93-41 93-95zM94 182c-18 0-38-8-48-27-11-19-11-45-11-60 0-17 0-39 9-58 12-19 32-27 50-27s36 8 46 26c11 18 11 43 11 59 0 15 0 38-8 56-10 19-29 31-49 31z"><text:p/></draw:path><draw:path draw:style-name="gr1190" draw:text-style-name="P42" svg:width="0.0535in" svg:height="0.1169in" svg:x="4.8685in" svg:y="3.9921in" svg:viewBox="0 0 137 298" svg:d="M60 116c0-16 0-32 0-49 0-37 20-57 40-57 1 0 7 0 13 3-5 1-12 7-12 17s6 19 18 19 18-9 18-19c0-16-16-30-37-30-30 0-66 23-66 67 0 17 0 33 0 49-11 0-23 0-34 0 0 5 0 9 0 14 11 0 23 0 34 0 0 45 0 91 0 136 0 18-5 18-33 18 0 5 0 9 0 14 16 0 36-2 48-2 17 0 36 0 53 2 0-5 0-9 0-14-2 0-6 0-8 0-32 0-33-4-33-19 0-45 0-90 0-135 16 0 33 0 48 0 0-5 0-9 0-14-17 0-32 0-49 0z"><text:p/></draw:path><draw:path draw:style-name="gr1191" draw:text-style-name="P42" svg:width="0.0516in" svg:height="0.1035in" svg:x="4.9673in" svg:y="4.0071in" svg:viewBox="0 0 132 264" svg:d="M65 91c20 0 39 0 60 0 0-5 0-8 0-13-21 0-40 0-60 0 0-26 0-52 0-78-4 0-7 0-11 0 0 35-12 80-54 82 0 3 0 6 0 9 12 0 24 0 36 0 0 39 0 78 0 117 0 51 40 56 54 56 30 0 42-30 42-56 0-9 0-16 0-24-4 0-7 0-11 0 0 7 0 15 0 22 0 32-12 47-27 47-29 0-29-38-29-45 0-39 0-78 0-117z"><text:p/></draw:path><draw:path draw:style-name="gr1192" draw:text-style-name="P42" svg:width="0.0831in" svg:height="0.115in" svg:x="5.0339in" svg:y="3.9933in" svg:viewBox="0 0 212 293" svg:d="M34 262c0 18-5 18-34 18 0 4 0 8 0 13 16 0 37-1 48-1s32 1 47 1c0-5 0-9 0-13-28 0-33 0-33-18 0-27 0-52 0-78 0-45 30-68 57-68s31 23 31 47c0 33 0 66 0 99 0 18-4 18-32 18 0 4 0 8 0 13 14 0 36-1 48-1 10 0 32 1 46 1 0-5 0-9 0-13-21 0-32 0-32-12 0-27 0-54 0-81 0-37 0-49-13-65-6-7-21-15-45-15-36 0-54 25-61 41 0-50 0-99 0-148-20 1-41 4-61 5 0 5 0 8 0 13 30 0 34 4 34 24 0 73 0 146 0 220z"><text:p/></draw:path><draw:path draw:style-name="gr1193" draw:text-style-name="P42" svg:width="0.0638in" svg:height="0.0756in" svg:x="5.1256in" svg:y="4.0346in" svg:viewBox="0 0 163 193" svg:d="M36 83c2-64 37-73 52-73 43 0 48 56 48 73-34 0-66 0-100 0zM35 91c39 0 78 0 117 0 10 0 11 0 11-8 0-42-23-83-75-83-50 0-88 43-88 96 0 56 44 97 92 97 52 0 71-47 71-55 0-4-3-5-5-5-4 0-4 3-6 6-14 43-52 43-56 43-22 0-38-12-48-27-13-21-13-48-13-64z"><text:p/></draw:path><draw:path draw:style-name="gr1194" draw:text-style-name="P42" svg:width="0.063in" svg:height="0.0756in" svg:x="5.2508in" svg:y="4.0346in" svg:viewBox="0 0 161 193" svg:d="M35 97c0-69 35-86 56-86 4 0 31 0 46 15-17 2-21 14-21 20 0 10 9 19 21 19 11 0 19-7 19-21 0-28-32-44-65-44-53 0-91 46-91 97 0 54 41 96 90 96 56 0 71-51 71-55 0-5-5-4-6-4-4 0-5 2-6 4-12 40-40 44-55 44-22 0-59-18-59-85z"><text:p/></draw:path><draw:path draw:style-name="gr1195" draw:text-style-name="P42" svg:width="0.0831in" svg:height="0.0748in" svg:x="5.324in" svg:y="4.0358in" svg:viewBox="0 0 212 191" svg:d="M151 152c0 14 0 26 0 39 21-1 41-4 61-5 0-5 0-8 0-13-30 0-32-3-32-23 0-50 0-100 0-150-20 1-42 4-62 5 0 5 0 8 0 13 28 0 32 2 32 23 0 25 0 50 0 75 0 36-20 65-50 65-36 0-38-19-38-41 0-46 0-93 0-140-20 1-42 4-62 5 0 5 0 8 0 13 34 0 34 1 34 38 0 22 0 42 0 64 0 32 0 71 63 71 24 0 42-12 54-39z"><text:p/></draw:path><draw:path draw:style-name="gr1196" draw:text-style-name="P42" svg:width="0.0555in" svg:height="0.0728in" svg:x="5.4157in" svg:y="4.0358in" svg:viewBox="0 0 142 186" svg:d="M59 47c0-16 0-31 0-47-19 1-40 4-59 5 0 5 0 8 0 13 30 0 32 2 32 23 0 38 0 75 0 114 0 18-3 18-32 18 0 5 0 8 0 13 17 0 36-1 48-1 17 0 37 0 54 1 0-5 0-8 0-13-4 0-6 0-10 0-31 0-31-5-31-19 0-22 0-44 0-65 0-42 17-79 49-79 4 0 4 0 5 0-1 0-9 6-9 16 0 12 8 18 18 18 7 0 18-6 18-19 0-14-14-25-32-25-31 0-45 28-51 47z"><text:p/></draw:path><draw:path draw:style-name="gr1197" draw:text-style-name="P42" svg:width="0.0803in" svg:height="0.0728in" svg:x="5.4795in" svg:y="4.0374in" svg:viewBox="0 0 205 186" svg:d="M167 41c3-10 11-28 38-28 0-5 0-8 0-13-9 0-21 1-31 1s-30-1-37-1c0 5 0 8 0 13 15 0 20 10 20 18 0 4 0 5-2 10-15 36-29 72-43 108-16-40-32-78-47-118-3-6-1-5-3-7 0-11 17-11 24-11 0-5 0-8 0-13-13 0-36 1-45 1-12 0-29-1-41-1 0 5 0 8 0 13 26 0 28 3 34 16 20 49 39 99 60 149 2 6 3 8 9 8 5 0 7-4 9-8 18-46 37-92 55-137z"><text:p/></draw:path><draw:path draw:style-name="gr1198" draw:text-style-name="P42" svg:width="0.0638in" svg:height="0.0756in" svg:x="5.5634in" svg:y="4.0346in" svg:viewBox="0 0 163 193" svg:d="M36 83c2-64 38-73 52-73 44 0 48 56 48 73-34 0-66 0-100 0zM36 91c40 0 78 0 118 0 8 0 9 0 9-8 0-42-23-83-75-83-48 0-88 43-88 96 0 56 44 97 94 97 51 0 69-47 69-55 0-4-2-5-5-5s-4 3-6 6c-14 43-52 43-56 43-22 0-38-12-48-27-12-21-12-48-12-64z"><text:p/></draw:path><draw:path draw:style-name="gr1199" draw:text-style-name="P42" svg:width="0.0815in" svg:height="0.1169in" svg:x="5.6386in" svg:y="3.9933in" svg:viewBox="0 0 208 298" svg:d="M145 270c0 10 0 18 0 28 21-2 42-4 63-5 0-5 0-9 0-13-30 0-33-3-33-23 0-85 0-172 0-257-20 1-41 4-61 5 0 5 0 8 0 13 30 0 32 4 32 24 0 30 0 61 0 91-12-15-30-26-52-26-50 0-94 41-94 96 0 53 41 95 89 95 27 0 47-15 56-28zM145 157c0 29 0 58 0 87 0 7 0 8-5 15-12 21-31 29-49 29-19 0-35-11-44-26-11-18-12-42-12-59 0-16 1-41 13-60 8-13 24-27 47-27 15 0 33 6 45 26 5 7 5 7 5 15z"><text:p/></draw:path><draw:path draw:style-name="gr1200" draw:text-style-name="P42" svg:width="0.0539in" svg:height="0.0756in" svg:x="0.0028in" svg:y="4.2339in" svg:viewBox="0 0 138 193" svg:d="M74 107c9 1 44 8 44 38 0 22-15 39-48 39-35 0-51-24-58-60-1-5-2-8-6-8-6 0-6 4-6 11 0 18 0 37 0 55 0 8 0 11 5 11 2 0 2-1 11-8 1-1 1-3 8-10 18 17 37 18 46 18 49 0 68-29 68-59 0-22-12-34-18-39-13-15-30-17-48-21-23-4-52-10-52-34 0-15 11-33 47-33 47 0 49 39 49 52 2 3 5 3 6 3 5 0 5-2 5-10 0-15 0-28 0-42 0-8 0-10-5-10-1 0-2 0-8 5-1 1-5 5-7 6-16-11-33-11-40-11-50 0-67 28-67 52 0 14 7 26 18 36 14 10 25 13 56 19z"><text:p/></draw:path><draw:path draw:style-name="gr1201" draw:text-style-name="P42" svg:width="0.0831in" svg:height="0.0748in" svg:x="0.0677in" svg:y="4.2354in" svg:viewBox="0 0 212 191" svg:d="M152 152c0 14 0 26 0 39 21-1 40-4 60-5 0-5 0-8 0-13-28 0-32-3-32-24 0-49 0-100 0-149-20 1-42 2-62 4 0 4 0 8 0 13 30 0 33 3 33 24 0 25 0 50 0 75 0 36-20 65-51 65-36 0-38-19-38-42 0-47 0-92 0-139-20 1-42 2-62 4 0 4 0 8 0 13 34 0 34 1 34 39 0 21 0 42 0 63 0 33 0 72 63 72 24 0 42-12 55-39z"><text:p/></draw:path><draw:path draw:style-name="gr1202" draw:text-style-name="P42" svg:width="0.0555in" svg:height="0.0728in" svg:x="0.1594in" svg:y="4.2354in" svg:viewBox="0 0 142 186" svg:d="M59 46c0-16 0-30 0-46-19 1-40 2-59 4 0 4 0 8 0 13 30 0 34 3 34 24 0 37 0 75 0 113 0 19-5 19-34 19 0 5 0 8 0 13 17 0 36-1 48-1 17 0 37 0 54 1 0-5 0-8 0-13-2 0-6 0-8 0-32 0-33-5-33-19 0-22 0-45 0-66 0-41 18-80 49-80 4 0 4 0 5 2-1 0-9 4-9 15 0 12 8 19 18 19 8 0 18-6 18-19s-14-25-32-25c-30 0-45 28-51 46z"><text:p/></draw:path><draw:path draw:style-name="gr1203" draw:text-style-name="P42" svg:width="0.0535in" svg:height="0.1169in" svg:x="0.2256in" svg:y="4.1909in" svg:viewBox="0 0 137 298" svg:d="M60 115c0-15 0-32 0-48 0-37 19-57 38-57 2 0 8 0 14 2-5 2-12 7-12 18 0 10 7 18 18 18 12 0 19-8 19-18 0-16-16-30-39-30-30 0-66 23-66 67 0 16 0 33 0 48-10 0-21 0-32 0 0 5 0 9 0 13 11 0 22 0 32 0 0 46 0 92 0 137 0 19-3 19-32 19 0 5 0 9 0 14 17 0 36-2 48-2 17 0 37 0 54 2 0-5 0-9 0-14-4 0-6 0-10 0-31 0-31-4-31-19 0-45 0-91 0-137 16 0 33 0 48 0 0-4 0-8 0-13-17 0-32 0-49 0z"><text:p/></draw:path><draw:path draw:style-name="gr1204" draw:text-style-name="P42" svg:width="0.0748in" svg:height="0.0756in" svg:x="0.2776in" svg:y="4.2339in" svg:viewBox="0 0 191 193" svg:d="M122 156c3 17 14 35 34 35 8 0 35-6 35-40 0-8 0-15 0-24-4 0-7 0-11 0 0 9 0 16 0 24 0 24-11 27-16 27-13 0-15-20-15-21 0-29 0-56 0-85 0-17 0-34-15-49-16-17-38-23-58-23-34 0-64 19-64 47 0 13 8 20 20 20 11 0 20-8 20-19 0-6-3-19-22-20 11-15 32-20 46-20 20 0 44 17 44 54 0 5 0 11 0 16-22 1-52 2-78 16-31 14-42 36-42 55 0 33 41 44 67 44 29 0 48-17 55-37zM120 88c0 14 0 27 0 42 0 39-30 54-49 54-21 0-39-15-39-36 0-23 18-58 88-60z"><text:p/></draw:path><draw:path draw:style-name="gr1205" draw:text-style-name="P42" svg:width="0.063in" svg:height="0.0756in" svg:x="0.3594in" svg:y="4.2339in" svg:viewBox="0 0 161 193" svg:d="M35 96c0-68 35-86 57-86 4 0 30 1 45 15-17 1-19 15-19 19 0 12 7 21 19 21 11 0 19-7 19-21 0-28-32-44-65-44-53 0-91 44-91 97 0 54 42 96 91 96 57 0 70-51 70-55 0-5-5-4-6-4-4 0-4 2-5 4-12 40-40 44-55 44-23 0-60-18-60-86z"><text:p/></draw:path><draw:path draw:style-name="gr1206" draw:text-style-name="P42" svg:width="0.0638in" svg:height="0.0756in" svg:x="0.4323in" svg:y="4.2339in" svg:viewBox="0 0 163 193" svg:d="M36 82c2-63 37-74 52-74 43 0 48 58 48 74-34 0-66 0-100 0zM35 91c39 0 78 0 117 0 10 0 11 0 11-9 0-41-23-82-75-82-48 0-88 43-88 96 0 56 44 97 94 97s69-47 69-55c0-4-3-5-5-5-4 0-4 3-6 6-14 43-52 43-56 43-22 0-38-13-48-28-13-20-13-48-13-63z"><text:p/></draw:path><draw:path draw:style-name="gr1207" draw:text-style-name="P42" svg:width="0.0728in" svg:height="0.0756in" svg:x="0.5618in" svg:y="4.2339in" svg:viewBox="0 0 186 193" svg:d="M186 98c0-54-42-98-92-98-53 0-94 46-94 98 0 54 43 95 92 95 52 0 94-42 94-95zM94 182c-20 0-38-8-50-28-9-18-9-44-9-59 0-17 0-40 9-58 12-19 32-29 48-29 20 0 38 10 48 28 11 18 11 43 11 59 0 15 0 38-9 56-9 19-28 31-48 31z"><text:p/></draw:path><draw:path draw:style-name="gr1208" draw:text-style-name="P42" svg:width="0.0535in" svg:height="0.1169in" svg:x="0.6453in" svg:y="4.1909in" svg:viewBox="0 0 137 298" svg:d="M60 115c0-15 0-32 0-48 0-37 20-57 38-57 2 0 9 0 15 2-5 2-13 7-13 18 0 10 7 18 18 18 13 0 19-8 19-18 0-16-16-30-39-30-28 0-64 23-64 67 0 16 0 33 0 48-11 0-23 0-34 0 0 5 0 9 0 13 11 0 23 0 34 0 0 46 0 92 0 137 0 19-5 19-34 19 0 5 0 9 0 14 17 0 37-2 48-2 17 0 37 0 54 2 0-5 0-9 0-14-2 0-6 0-8 0-32 0-33-4-33-19 0-45 0-91 0-137 16 0 33 0 48 0 0-4 0-8 0-13-17 0-32 0-49 0z"><text:p/></draw:path><draw:path draw:style-name="gr1209" draw:text-style-name="P42" svg:width="0.0516in" svg:height="0.1035in" svg:x="0.7492in" svg:y="4.2063in" svg:viewBox="0 0 132 264" svg:d="M65 90c20 0 39 0 60 0 0-5 0-8 0-13-21 0-40 0-60 0 0-25 0-52 0-77-4 0-7 0-11 0 0 35-13 79-54 82 0 2 0 6 0 8 12 0 23 0 35 0 0 38 0 78 0 116 0 53 39 58 55 58 30 0 42-30 42-58 0-8 0-15 0-24-4 0-7 0-11 0 0 9 0 16 0 24 0 32-13 47-29 47-27 0-27-38-27-45 0-40 0-78 0-118z"><text:p/></draw:path><draw:path draw:style-name="gr1210" draw:text-style-name="P42" svg:width="0.0831in" svg:height="0.115in" svg:x="0.8157in" svg:y="4.1929in" svg:viewBox="0 0 212 293" svg:d="M32 260c0 20-4 20-32 20 0 4 0 8 0 13 14 0 36-1 48-1 11 0 32 1 47 1 0-5 0-9 0-13-29 0-33 0-33-20 0-25 0-51 0-76 0-45 29-69 57-69 26 0 31 23 31 47 0 32 0 66 0 98 0 20-5 20-32 20 0 4 0 8 0 13 14 0 36-1 46-1 11 0 34 1 48 1 0-5 0-9 0-13-22 0-32 0-33-12 0-28 0-54 0-82 0-36 0-49-13-64-6-7-20-15-45-15-35 0-54 25-61 41 0-50 0-99 0-148-20 1-40 4-60 5 0 5 0 8 0 13 29 0 32 2 32 23 0 73 0 146 0 219z"><text:p/></draw:path><draw:path draw:style-name="gr1211" draw:text-style-name="P42" svg:width="0.0638in" svg:height="0.0756in" svg:x="0.9075in" svg:y="4.2339in" svg:viewBox="0 0 163 193" svg:d="M35 82c2-63 38-74 53-74 43 0 46 58 46 74-33 0-66 0-99 0zM35 91c39 0 78 0 117 0 10 0 11 0 11-9 0-41-23-82-75-82-50 0-88 43-88 96 0 56 44 97 92 97 52 0 71-47 71-55 0-4-3-5-6-5s-5 3-5 6c-15 43-52 43-57 43-21 0-39-13-48-28-12-20-12-48-12-63z"><text:p/></draw:path><draw:path draw:style-name="gr1212" draw:text-style-name="P42" svg:width="0.0366in" svg:height="0.115in" svg:x="1.0374in" svg:y="4.1929in" svg:viewBox="0 0 94 293" svg:d="M60 0c-20 1-40 4-60 5 0 5 0 8 0 13 29 0 32 2 32 23 0 73 0 146 0 219 0 20-4 20-32 20 0 4 0 8 0 13 13 0 36-1 47-1s31 1 47 1c0-5 0-9 0-13-29 0-34 0-34-20 0-86 0-174 0-260z"><text:p/></draw:path><draw:path draw:style-name="gr1213" draw:text-style-name="P42" svg:width="0.0354in" svg:height="0.1106in" svg:x="1.0831in" svg:y="4.1976in" svg:viewBox="0 0 91 282" svg:d="M61 96c-19 1-39 2-59 4 0 4 0 8 0 13 28 0 32 2 32 24 0 37 0 75 0 113 0 19-5 19-34 19 0 5 0 8 0 13 14 0 37-1 47-1 14 0 30 1 44 1 0-5 0-8 0-13-29 0-30-3-30-18 0-52 0-103 0-155zM62 22c0-14-9-22-21-22-13 0-23 11-23 22 0 12 10 22 23 22 12 0 21-8 21-22z"><text:p/></draw:path><draw:path draw:style-name="gr1214" draw:text-style-name="P42" svg:width="0.0819in" svg:height="0.1051in" svg:x="1.1295in" svg:y="4.2354in" svg:viewBox="0 0 209 268" svg:d="M146 161c0 25 0 49 0 74 0 19-4 19-32 19 0 5 0 9 0 14 13 0 36-2 47-2s32 2 48 2c0-5 0-9 0-14-29 0-34 0-34-19 0-78 0-157 0-235-3 0-6 0-9 0-5 13-11 25-16 38-5-12-23-38-56-38-50 0-94 41-94 95 0 53 41 96 90 96 30 0 47-18 56-30zM148 70c0 19 0 39 0 58 0 14-8 26-17 36-6 6-19 17-39 17-31 0-56-37-56-86s29-85 60-85c34 0 52 37 52 60z"><text:p/></draw:path><draw:path draw:style-name="gr1215" draw:text-style-name="P42" svg:width="0.0831in" svg:height="0.0748in" svg:x="1.2169in" svg:y="4.2354in" svg:viewBox="0 0 212 191" svg:d="M151 152c0 14 0 26 0 39 21-1 41-4 61-5 0-5 0-8 0-13-30 0-32-3-32-24 0-49 0-100 0-149-20 1-42 2-62 4 0 4 0 8 0 13 28 0 32 3 32 24 0 25 0 50 0 75 0 36-20 65-50 65-36 0-38-19-38-42 0-47 0-92 0-139-20 1-42 2-62 4 0 4 0 8 0 13 34 0 34 1 34 39 0 21 0 42 0 63 0 33 0 72 63 72 24 0 42-12 54-39z"><text:p/></draw:path><draw:path draw:style-name="gr1216" draw:text-style-name="P42" svg:width="0.035in" svg:height="0.1106in" svg:x="1.3094in" svg:y="4.1976in" svg:viewBox="0 0 90 282" svg:d="M60 96c-19 1-40 2-59 4 0 4 0 8 0 13 28 0 31 2 31 24 0 37 0 75 0 113 0 19-4 19-32 19 0 5 0 8 0 13 13 0 36-1 46-1 15 0 30 1 44 1 0-5 0-8 0-13-28 0-30-3-30-18 0-52 0-103 0-155zM62 22c0-14-10-22-22-22-14 0-23 11-23 22 0 12 9 22 23 22 12 0 22-8 22-22z"><text:p/></draw:path><draw:path draw:style-name="gr1217" draw:text-style-name="P42" svg:width="0.0815in" svg:height="0.1169in" svg:x="1.3559in" svg:y="4.1929in" svg:viewBox="0 0 208 298" svg:d="M145 270c0 10 0 18 0 28 21-2 42-4 63-5 0-5 0-9 0-13-30 0-33-3-33-24 0-86 0-171 0-256-20 1-41 4-61 5 0 5 0 8 0 13 30 0 32 2 32 23 0 30 0 61 0 91-12-14-30-25-52-25-50 0-94 41-94 95s41 96 89 96c27 0 47-15 56-28zM145 156c0 29 0 58 0 86 0 9 0 10-5 16-12 20-31 30-49 30-19 0-33-11-44-26-11-18-12-42-12-59 0-16 1-41 13-60 8-13 25-28 47-28 15 0 33 7 45 25 5 8 5 9 5 16z"><text:p/></draw:path><draw:path draw:style-name="gr1218" draw:text-style-name="P42" svg:width="0.0815in" svg:height="0.1169in" svg:x="1.5031in" svg:y="4.1929in" svg:viewBox="0 0 208 298" svg:d="M146 270c0 10 0 18 0 28 21-2 41-4 62-5 0-5 0-9 0-13-29 0-33-3-33-24 0-86 0-171 0-256-20 1-41 4-61 5 0 5 0 8 0 13 30 0 34 2 34 23 0 30 0 61 0 91-12-14-32-25-54-25-50 0-94 41-94 95s42 96 90 96c26 0 46-15 56-28zM146 156c0 29 0 58 0 86 0 9 0 10-4 16-14 20-33 30-51 30s-33-11-44-26c-11-18-12-42-12-59 0-16 1-41 13-60 10-13 25-28 48-28 14 0 32 7 46 25 4 8 4 9 4 16z"><text:p/></draw:path><draw:path draw:style-name="gr1219" draw:text-style-name="P42" svg:width="0.0555in" svg:height="0.0728in" svg:x="1.5945in" svg:y="4.2354in" svg:viewBox="0 0 142 186" svg:d="M59 46c0-16 0-30 0-46-19 1-40 2-59 4 0 4 0 8 0 13 30 0 34 3 34 24 0 37 0 75 0 113 0 19-5 19-34 19 0 5 0 8 0 13 17 0 36-1 48-1 17 0 37 0 54 1 0-5 0-8 0-13-2 0-6 0-8 0-32 0-33-5-33-19 0-22 0-45 0-66 0-41 18-80 49-80 4 0 4 0 5 2-1 0-9 4-9 15 0 12 8 19 18 19 8 0 18-6 18-19s-14-25-32-25c-30 0-45 28-51 46z"><text:p/></draw:path><draw:path draw:style-name="gr1220" draw:text-style-name="P42" svg:width="0.0732in" svg:height="0.0756in" svg:x="1.6594in" svg:y="4.2339in" svg:viewBox="0 0 187 193" svg:d="M187 98c0-54-43-98-93-98-53 0-94 46-94 98 0 54 43 95 94 95 50 0 93-42 93-95zM94 182c-18 0-38-8-48-28-11-18-11-44-11-59 0-17 0-40 9-58 12-19 32-29 50-29s36 10 46 28c11 18 11 43 11 59 0 15 0 38-8 56-10 19-29 31-49 31z"><text:p/></draw:path><draw:path draw:style-name="gr1221" draw:text-style-name="P42" svg:width="0.0815in" svg:height="0.1051in" svg:x="1.7429in" svg:y="4.2354in" svg:viewBox="0 0 208 268" svg:d="M60 28c0-10 0-18 0-28-20 1-40 2-60 4 0 4 0 8 0 13 30 0 32 2 32 21 0 66 0 131 0 197 0 19-4 19-32 19 0 5 0 9 0 14 14 0 36-2 47-2s32 2 48 2c0-5 0-9 0-14-29 0-34 0-34-19 0-24 0-47 0-71 0-1 0-2 0-3 3 7 21 30 52 30 50 0 95-42 95-96s-41-95-89-95c-33 0-51 18-59 28zM61 138c0-31 0-62 0-94 12-21 34-34 55-34 30 0 57 37 57 85 0 51-30 86-61 86-17 0-33-8-45-25-6-10-6-10-6-18z"><text:p/></draw:path><draw:path draw:style-name="gr1222" draw:text-style-name="P42" svg:width="0.0732in" svg:height="0.0756in" svg:x="1.8902in" svg:y="4.2339in" svg:viewBox="0 0 187 193" svg:d="M187 98c0-54-42-98-93-98-53 0-94 46-94 98 0 54 44 95 94 95s93-42 93-95zM94 182c-18 0-38-8-48-28-11-18-11-44-11-59 0-17 0-40 11-58 10-19 31-29 48-29 18 0 36 10 46 28 11 18 11 43 11 59 0 15 0 38-8 56-10 19-28 31-49 31z"><text:p/></draw:path><draw:path draw:style-name="gr1223" draw:text-style-name="P42" svg:width="0.0555in" svg:height="0.0728in" svg:x="1.9732in" svg:y="4.2354in" svg:viewBox="0 0 142 186" svg:d="M59 46c0-16 0-30 0-46-19 1-40 2-59 4 0 4 0 8 0 13 29 0 32 3 32 24 0 37 0 75 0 113 0 19-4 19-32 19 0 5 0 8 0 13 16 0 36-1 48-1 17 0 36 0 53 1 0-5 0-8 0-13-3 0-6 0-9 0-31 0-32-5-32-19 0-22 0-45 0-66 0-41 18-80 50-80 3 0 4 0 5 2-1 0-9 4-9 15 0 12 8 19 18 19 7 0 18-6 18-19s-14-25-32-25c-31 0-46 28-51 46z"><text:p/></draw:path><draw:path draw:style-name="gr1224" draw:text-style-name="P42" svg:width="0.0819in" svg:height="0.1169in" svg:x="2.0933in" svg:y="4.1929in" svg:viewBox="0 0 209 298" svg:d="M61 133c0-44 0-89 0-133-20 1-41 4-61 5 0 5 0 8 0 13 30 0 34 2 34 23 0 84 0 168 0 252 3 0 7 0 10 0 5-9 4-6 15-27 7 10 24 32 55 32 50 0 95-42 95-96s-42-95-90-95c-33 0-51 19-58 26zM62 245c0-29 0-59 0-88 0-7 0-8 5-14 17-24 40-28 49-28 20 0 35 11 45 28 12 17 13 41 13 59 0 15-1 40-13 60-10 12-25 26-48 26-19 0-35-10-45-25-6-10-6-11-6-18z"><text:p/></draw:path><draw:path draw:style-name="gr1225" draw:text-style-name="P42" svg:width="0.0831in" svg:height="0.0748in" svg:x="2.1862in" svg:y="4.2354in" svg:viewBox="0 0 212 191" svg:d="M151 152c0 14 0 26 0 39 21-1 41-4 61-5 0-5 0-8 0-13-30 0-33-3-33-24 0-49 0-100 0-149-21 1-41 2-61 4 0 4 0 8 0 13 28 0 32 3 32 24 0 25 0 50 0 75 0 36-20 65-50 65-36 0-38-19-38-42 0-47 0-92 0-139-20 1-42 2-62 4 0 4 0 8 0 13 34 0 34 1 34 39 0 21 0 42 0 63 0 33 0 72 63 72 24 0 42-12 54-39z"><text:p/></draw:path><draw:path draw:style-name="gr1226" draw:text-style-name="P42" svg:width="0.0815in" svg:height="0.1169in" svg:x="2.278in" svg:y="4.1929in" svg:viewBox="0 0 208 298" svg:d="M61 133c0-44 0-89 0-133-20 1-41 4-61 5 0 5 0 8 0 13 30 0 32 2 32 23 0 84 0 168 0 252 4 0 8 0 11 0 1 0 4-6 16-27 6 10 24 32 55 32 50 0 94-42 94-96s-41-95-89-95c-34 0-52 19-58 26zM62 245c0-29 0-59 0-88 0-7 0-8 4-14 17-24 41-28 50-28 20 0 34 11 45 28s12 41 12 59c0 15-1 40-13 60-9 12-26 26-48 26-18 0-34-10-44-25-6-10-6-11-6-18z"><text:p/></draw:path><draw:path draw:style-name="gr1227" draw:text-style-name="P42" svg:width="0.0815in" svg:height="0.1169in" svg:x="2.3701in" svg:y="4.1929in" svg:viewBox="0 0 208 298" svg:d="M61 133c0-44 0-89 0-133-20 1-41 4-61 5 0 5 0 8 0 13 30 0 34 2 34 23 0 84 0 168 0 252 3 0 6 0 9 0 1 0 5-6 16-27 6 10 24 32 55 32 50 0 94-42 94-96s-41-95-89-95c-33 0-52 19-58 26zM62 245c0-29 0-59 0-88 0-7 0-8 5-14 16-24 40-28 49-28 20 0 35 11 45 28 11 17 12 41 12 59 0 15 0 40-13 60-9 12-24 26-47 26-19 0-35-10-45-25-6-10-6-11-6-18z"><text:p/></draw:path><draw:path draw:style-name="gr1228" draw:text-style-name="P42" svg:width="0.0366in" svg:height="0.115in" svg:x="2.4634in" svg:y="4.1929in" svg:viewBox="0 0 94 293" svg:d="M61 0c-20 1-41 4-61 5 0 5 0 8 0 13 30 0 34 2 34 23 0 73 0 146 0 219 0 20-5 20-34 20 0 4 0 8 0 13 14 0 36-1 47-1s31 1 47 1c0-5 0-9 0-13-28 0-33 0-33-20 0-86 0-174 0-260z"><text:p/></draw:path><draw:path draw:style-name="gr1229" draw:text-style-name="P42" svg:width="0.0638in" svg:height="0.0756in" svg:x="2.5087in" svg:y="4.2339in" svg:viewBox="0 0 163 193" svg:d="M36 82c2-63 37-74 52-74 43 0 48 58 48 74-34 0-66 0-100 0zM35 91c39 0 78 0 117 0 10 0 11 0 11-9 0-41-23-82-75-82-50 0-88 43-88 96 0 56 44 97 92 97 52 0 71-47 71-55 0-4-3-5-6-5s-3 3-5 6c-14 43-52 43-57 43-21 0-37-13-47-28-13-20-13-48-13-63z"><text:p/></draw:path><draw:path draw:style-name="gr1230" draw:text-style-name="P42" svg:width="0.0169in" svg:height="0.0169in" svg:x="2.5921in" svg:y="4.2906in" svg:viewBox="0 0 44 44" svg:d="M44 22c0-12-10-22-22-22s-22 8-22 22c0 12 10 22 22 22s22-9 22-22z"><text:p/></draw:path><draw:path draw:style-name="gr1231" draw:text-style-name="P42" svg:width="0.0382in" svg:height="0.1657in" svg:x="0.2626in" svg:y="4.3831in" svg:viewBox="0 0 98 422" svg:d="M98 418c0-2 0-3-7-10-53-53-66-132-66-197 0-73 16-146 67-199 6-6 6-6 6-7 0-4-1-5-3-5-5 0-43 29-67 83-22 45-28 92-28 128 0 33 5 84 29 131 25 53 61 80 66 80 2 0 3-2 3-4z"><text:p/></draw:path><draw:path draw:style-name="gr1232" draw:text-style-name="P42" svg:width="0.063in" svg:height="0.076in" svg:x="0.3165in" svg:y="4.4331in" svg:viewBox="0 0 161 194" svg:d="M35 97c0-68 35-86 57-86 4 0 30 0 46 15-18 2-20 15-20 20 0 10 7 19 19 19 11 0 19-7 19-19 0-29-31-46-64-46-52 0-92 46-92 98 0 54 42 96 91 96 57 0 70-51 70-55 0-5-4-5-5-5-5 0-5 3-6 5-12 40-40 45-55 45-23 0-60-18-60-87z"><text:p/></draw:path><draw:path draw:style-name="gr1233" draw:text-style-name="P42" svg:width="0.0378in" svg:height="0.1657in" svg:x="0.3945in" svg:y="4.3831in" svg:viewBox="0 0 97 422" svg:d="M97 211c0-33-5-84-27-132-26-51-62-79-66-79-3 0-4 1-4 5 0 1 0 1 7 9 42 41 66 108 66 197 0 72-15 147-68 199-5 5-5 6-5 8s1 4 4 4c4 0 42-28 67-82 21-47 26-94 26-129z"><text:p/></draw:path><draw:path draw:style-name="gr1234" draw:text-style-name="P42" svg:width="0.0972in" svg:height="0.113in" svg:x="0.4941in" svg:y="4.3945in" svg:viewBox="0 0 248 288" svg:d="M80 155c24 0 48 0 72 0 51 0 96-35 96-77 0-41-42-78-99-78-49 0-100 0-149 0 0 5 0 8 0 13 4 0 6 0 10 0 32 0 33 4 33 19 0 75 0 148 0 222 0 16-1 21-33 21-4 0-6 0-10 0 0 5 0 8 0 13 14-1 44-1 61-1 16 0 48 0 63 1 0-5 0-8 0-13-4 0-6 0-10 0-32 0-34-5-34-21 0-33 0-66 0-99zM79 143c0-37 0-76 0-113 0-14 1-17 21-17 13 0 25 0 38 0 67 0 67 45 67 65s0 65-67 65c-19 0-40 0-59 0z"><text:p/></draw:path><draw:path draw:style-name="gr1235" draw:text-style-name="P42" svg:width="0.0559in" svg:height="0.0732in" svg:x="0.6055in" svg:y="4.4339in" svg:viewBox="0 0 143 187" svg:d="M59 47c0-16 0-31 0-47-19 1-40 4-59 5 0 5 0 8 0 13 30 0 34 4 34 24 0 37 0 76 0 113 0 19-5 19-34 19 0 5 0 8 0 13 17-1 37-1 48-1 18 0 37 0 54 1 0-5 0-8 0-13-2 0-6 0-8 0-32 0-33-5-33-20 0-22 0-44 0-65 0-42 18-79 51-79 2 0 2 0 3 0-1 1-9 6-9 16 0 12 9 18 18 18 8 0 19-4 19-18 0-13-13-26-31-26-32 0-47 29-53 47z"><text:p/></draw:path><draw:path draw:style-name="gr1236" draw:text-style-name="P42" svg:width="0.0638in" svg:height="0.076in" svg:x="0.6709in" svg:y="4.4331in" svg:viewBox="0 0 163 194" svg:d="M36 83c2-63 37-73 52-73 43 0 48 56 48 73-34 0-66 0-100 0zM35 91c39 0 78 0 117 0 10 0 11 0 11-8 0-42-23-83-75-83-50 0-88 43-88 96 0 56 44 98 92 98 52 0 71-46 71-55 0-5-3-5-5-5-4 0-4 3-6 6-14 44-52 44-57 44-21 0-37-14-47-29-13-21-13-48-13-64z"><text:p/></draw:path><draw:path draw:style-name="gr1237" draw:text-style-name="P42" svg:width="0.0539in" svg:height="0.076in" svg:x="0.7453in" svg:y="4.4331in" svg:viewBox="0 0 138 194" svg:d="M74 107c9 2 44 9 44 39 0 22-15 39-48 39-35 0-51-24-58-60-2-6-2-7-6-7-6 0-6 2-6 10 0 18 0 38 0 56 0 7 0 10 5 10 2 0 2-1 11-8 0-1 0-2 8-11 18 18 37 19 46 19 49 0 68-28 68-58 0-23-13-35-18-41-13-13-30-17-48-21-24-3-52-9-52-33 0-16 11-33 47-33 47 0 49 39 49 51 2 5 5 5 6 5 5 0 5-3 5-11 0-15 0-28 0-42 0-7 0-11-5-11-1 0-2 0-8 5-1 2-5 6-7 7-16-12-33-12-40-12-51 0-67 29-67 52 0 15 7 27 18 36 13 10 25 14 56 19z"><text:p/></draw:path><draw:path draw:style-name="gr1238" draw:text-style-name="P42" svg:width="0.0539in" svg:height="0.076in" svg:x="0.811in" svg:y="4.4331in" svg:viewBox="0 0 138 194" svg:d="M73 107c10 2 45 9 45 39 0 22-16 39-48 39-36 0-51-24-59-60-1-6-1-7-6-7s-5 2-5 10c0 18 0 38 0 56 0 7 0 10 5 10 1 0 2-1 9-8 2-1 2-2 9-11 19 18 38 19 47 19 48 0 68-28 68-58 0-23-13-35-18-41-14-13-31-17-48-21-24-3-52-9-52-33 0-16 11-33 47-33 47 0 48 39 49 51 0 5 4 3 5 5 6 0 6-3 6-11 0-15 0-28 0-42 0-7 0-11-5-11-2 0-3 0-8 5-1 2-6 6-7 7-16-12-34-12-40-12-51 0-67 29-67 52 0 15 6 27 18 36 13 10 25 14 55 19z"><text:p/></draw:path><draw:path draw:style-name="gr1239" draw:text-style-name="P42" svg:width="0.0831in" svg:height="0.0752in" svg:x="0.8764in" svg:y="4.4339in" svg:viewBox="0 0 212 192" svg:d="M151 154c0 13 0 25 0 38 21-1 41-4 61-5 0-5 0-8 0-13-30 0-33-4-33-24 0-50 0-100 0-150-21 1-41 4-61 5 0 5 0 8 0 13 28 0 32 4 32 24 0 25 0 49 0 74 0 38-20 66-52 66-34 0-36-20-36-42 0-46 0-93 0-140-20 1-42 4-62 5 0 5 0 8 0 13 32 0 32 1 32 38 0 22 0 42 0 64 0 34 0 72 65 72 23 0 42-12 54-38z"><text:p/></draw:path><draw:path draw:style-name="gr1240" draw:text-style-name="P42" svg:width="0.0555in" svg:height="0.0732in" svg:x="0.9681in" svg:y="4.4339in" svg:viewBox="0 0 142 187" svg:d="M59 47c0-16 0-31 0-47-19 1-40 4-59 5 0 5 0 8 0 13 29 0 32 4 32 24 0 37 0 76 0 113 0 19-4 19-32 19 0 5 0 8 0 13 16-1 36-1 48-1 17 0 36 0 53 1 0-5 0-8 0-13-3 0-6 0-9 0-31 0-32-5-32-20 0-22 0-44 0-65 0-42 18-79 50-79 3 0 4 0 5 0-1 1-9 6-9 16 0 12 8 18 18 18 7 0 18-4 18-18 0-13-14-26-32-26-31 0-45 29-51 47z"><text:p/></draw:path><draw:path draw:style-name="gr1241" draw:text-style-name="P42" svg:width="0.0638in" svg:height="0.076in" svg:x="1.0327in" svg:y="4.4331in" svg:viewBox="0 0 163 194" svg:d="M36 83c2-63 38-73 52-73 44 0 48 56 48 73-34 0-66 0-100 0zM36 91c40 0 78 0 118 0 8 0 9 0 9-8 0-42-23-83-75-83-48 0-88 43-88 96 0 56 44 98 94 98 51 0 69-46 69-55 0-5-2-5-5-5s-4 3-6 6c-14 44-52 44-56 44-22 0-38-14-48-29-12-21-12-48-12-64z"><text:p/></draw:path><draw:path draw:style-name="gr1242" draw:text-style-name="P42" svg:width="0.111in" svg:height="0.113in" svg:x="1.1465in" svg:y="4.3945in" svg:viewBox="0 0 283 288" svg:d="M0 0c0 5 0 8 0 13 4 0 7 0 11 0 32 0 32 4 32 19 0 75 0 148 0 222 0 16 0 21-32 21-4 0-7 0-11 0 0 5 0 8 0 13 52 0 103 0 155 0 71 0 128-62 128-142s-56-146-128-146c-52 0-103 0-155 0zM101 275c-21 0-21-4-21-17 0-76 0-152 0-228 0-14 0-17 21-17 14 0 27 0 42 0 26 0 55 9 77 39 18 25 21 61 21 94 0 47-7 72-23 93-8 11-32 36-75 36-15 0-28 0-42 0z"><text:p/></draw:path><draw:path draw:style-name="gr1243" draw:text-style-name="P42" svg:width="0.035in" svg:height="0.1106in" svg:x="1.2732in" svg:y="4.3965in" svg:viewBox="0 0 90 282" svg:d="M61 95c-20 1-39 3-60 5 0 4 0 8 0 13 28 0 31 2 31 23 0 38 0 75 0 114 0 19-3 19-32 19 0 5 0 8 0 13 13-1 36-1 47-1 14 0 29 0 43 1 0-5 0-8 0-13-28 0-29-3-29-19 0-52 0-104 0-155zM62 22c0-14-10-22-22-22-14 0-22 11-22 22 0 12 8 22 22 22 12 0 22-9 22-22z"><text:p/></draw:path><draw:path draw:style-name="gr1244" draw:text-style-name="P42" svg:width="0.0996in" svg:height="0.1169in" svg:x="1.3181in" svg:y="4.3902in" svg:viewBox="0 0 254 298" svg:d="M178 128c16 0 32 0 49 0 0-4 0-8 0-13-17 0-34 0-51 0 0-17 0-32 0-49 0-37 21-56 40-56 1 0 7 0 14 2-6 1-13 7-13 18 0 10 7 18 18 18 12 0 19-8 19-18 0-16-15-30-38-30-25 0-43 16-46 18-12-16-36-18-48-18-39 0-88 22-88 67 0 16 0 33 0 48-11 0-23 0-34 0 0 5 0 9 0 13 11 0 23 0 34 0 0 46 0 92 0 137 0 19-5 19-33 19 0 5 0 9 0 14 13-2 36-2 47-2s31 0 47 2c0-5 0-9 0-14-29 0-34 0-34-19 0-45 0-91 0-137 30 0 59 0 89 0 0 46 0 92 0 137 0 19-5 19-32 19 0 5 0 9 0 14 16-2 36-2 48-2 16 0 36 0 54 2 0-5 0-9 0-14-4 0-6 0-10 0-31 0-32-4-32-20 0-46 0-90 0-136zM60 115c0-15 0-32 0-48 0-41 35-57 62-57 21 0 22 4 33 7v1c-7 0-16 6-16 18 0 2 1 13 12 17-1 5-1 9-1 14 0 16 0 33 0 48-30 0-60 0-90 0z"><text:p/></draw:path><draw:path draw:style-name="gr1245" draw:text-style-name="P42" svg:width="0.0638in" svg:height="0.076in" svg:x="1.4154in" svg:y="4.4331in" svg:viewBox="0 0 163 194" svg:d="M35 83c2-63 38-73 53-73 43 0 48 56 48 73-34 0-68 0-101 0zM35 91c39 0 78 0 117 0 10 0 11 0 11-8 0-42-23-83-75-83-50 0-88 43-88 96 0 56 44 98 92 98 52 0 71-46 71-55 0-5-3-5-6-5s-5 3-5 6c-15 44-52 44-57 44-21 0-37-14-47-29-13-21-13-48-13-64z"><text:p/></draw:path><draw:path draw:style-name="gr1246" draw:text-style-name="P42" svg:width="0.0555in" svg:height="0.0732in" svg:x="1.489in" svg:y="4.4339in" svg:viewBox="0 0 142 187" svg:d="M59 47c0-16 0-31 0-47-19 1-40 4-59 5 0 5 0 8 0 13 30 0 32 4 32 24 0 37 0 76 0 113 0 19-3 19-32 19 0 5 0 8 0 13 17-1 36-1 48-1 17 0 37 0 54 1 0-5 0-8 0-13-4 0-6 0-10 0-31 0-31-5-31-20 0-22 0-44 0-65 0-42 17-79 49-79 4 0 4 0 5 0-1 1-9 6-9 16 0 12 8 18 18 18 7 0 18-4 18-18 0-13-14-26-32-26-31 0-45 29-51 47z"><text:p/></draw:path><draw:path draw:style-name="gr1247" draw:text-style-name="P42" svg:width="0.0638in" svg:height="0.076in" svg:x="1.5543in" svg:y="4.4331in" svg:viewBox="0 0 163 194" svg:d="M35 83c2-63 38-73 53-73 43 0 46 56 46 73-33 0-66 0-99 0zM35 91c39 0 78 0 117 0 10 0 11 0 11-8 0-42-23-83-75-83-50 0-88 43-88 96 0 56 44 98 92 98 52 0 71-46 71-55 0-5-3-5-6-5s-5 3-5 6c-15 44-52 44-57 44-21 0-39-14-48-29-12-21-12-48-12-64z"><text:p/></draw:path><draw:path draw:style-name="gr1248" draw:text-style-name="P42" svg:width="0.0831in" svg:height="0.0732in" svg:x="1.6283in" svg:y="4.4339in" svg:viewBox="0 0 212 187" svg:d="M34 42c0 37 0 76 0 113 0 19-5 19-34 19 0 5 0 8 0 13 16-1 37-1 48-1s32 0 47 1c0-5 0-8 0-13-28 0-33 0-33-19 0-27 0-52 0-78 0-43 30-67 57-67s31 22 31 46c0 33 0 66 0 99 0 19-4 19-32 19 0 5 0 8 0 13 14-1 36-1 48-1 10 0 32 0 46 1 0-5 0-8 0-13-21 0-32 0-32-13 0-27 0-54 0-81 0-36 0-49-13-64-6-8-21-16-45-16-31 0-50 18-62 44 0-14 0-30 0-44-20 1-40 4-60 5 0 5 0 8 0 13 30 0 34 4 34 24z"><text:p/></draw:path><draw:path draw:style-name="gr1249" draw:text-style-name="P42" svg:width="0.063in" svg:height="0.076in" svg:x="1.7209in" svg:y="4.4331in" svg:viewBox="0 0 161 194" svg:d="M35 97c0-68 35-86 57-86 4 0 30 0 45 15-17 2-19 15-19 20 0 10 7 19 19 19 11 0 19-7 19-19 0-29-31-46-65-46-51 0-91 46-91 98 0 54 42 96 91 96 57 0 70-51 70-55 0-5-4-5-5-5-5 0-5 3-6 5-12 40-40 45-55 45-23 0-60-18-60-87z"><text:p/></draw:path><draw:path draw:style-name="gr1250" draw:text-style-name="P42" svg:width="0.0638in" svg:height="0.076in" svg:x="1.7937in" svg:y="4.4331in" svg:viewBox="0 0 163 194" svg:d="M36 83c2-63 37-73 52-73 44 0 48 56 48 73-34 0-66 0-100 0zM35 91c39 0 79 0 119 0 8 0 9 0 9-8 0-42-23-83-75-83-48 0-88 43-88 96 0 56 44 98 94 98 51 0 69-46 69-55 0-5-2-5-5-5s-4 3-6 6c-14 44-52 44-56 44-22 0-38-14-48-29-13-21-13-48-13-64z"><text:p/></draw:path><draw:path draw:style-name="gr1251" draw:text-style-name="P42" svg:width="0.0535in" svg:height="0.1169in" svg:x="1.9071in" svg:y="4.3902in" svg:viewBox="0 0 137 298" svg:d="M60 115c0-17 0-32 0-49 0-36 20-56 40-56 1 0 7 0 13 2-5 1-12 7-12 18 0 10 6 18 18 18s18-8 18-18c0-17-16-30-37-30-30 0-66 23-66 67 0 16 0 33 0 48-11 0-23 0-34 0 0 5 0 9 0 13 11 0 23 0 34 0 0 46 0 92 0 137 0 19-5 19-33 19 0 5 0 9 0 14 17-2 36-2 48-2 17 0 36 0 53 2 0-5 0-9 0-14-2 0-6 0-8 0-32 0-33-4-33-20 0-46 0-90 0-136 16 0 33 0 48 0 0-4 0-8 0-13-17 0-32 0-49 0z"><text:p/></draw:path><draw:path draw:style-name="gr1252" draw:text-style-name="P42" svg:width="0.0732in" svg:height="0.076in" svg:x="1.9571in" svg:y="4.4331in" svg:viewBox="0 0 187 194" svg:d="M187 98c0-54-42-98-93-98-53 0-94 47-94 98 0 56 44 96 94 96s93-42 93-96zM94 184c-18 0-36-10-48-29-11-18-11-45-11-59 0-17 0-40 11-59 10-19 31-27 48-27 18 0 34 9 46 27 11 18 12 42 12 59 0 14 0 37-9 56-10 20-28 32-49 32z"><text:p/></draw:path><draw:path draw:style-name="gr1253" draw:text-style-name="P42" svg:width="0.0555in" svg:height="0.0732in" svg:x="2.0406in" svg:y="4.4339in" svg:viewBox="0 0 142 187" svg:d="M59 47c0-16 0-31 0-47-19 1-40 4-59 5 0 5 0 8 0 13 29 0 32 4 32 24 0 37 0 76 0 113 0 19-4 19-32 19 0 5 0 8 0 13 16-1 36-1 48-1 17 0 36 0 53 1 0-5 0-8 0-13-3 0-6 0-9 0-31 0-32-5-32-20 0-22 0-44 0-65 0-42 18-79 50-79 3 0 4 0 5 0-1 1-9 6-9 16 0 12 8 18 18 18 7 0 18-4 18-18 0-13-14-26-32-26-31 0-45 29-51 47z"><text:p/></draw:path><draw:path draw:style-name="gr1254" draw:text-style-name="P42" svg:width="0.102in" svg:height="0.113in" svg:x="2.1453in" svg:y="4.3945in" svg:viewBox="0 0 260 288" svg:d="M79 133c0-35 0-68 0-103 0-14 0-17 21-17 18 0 34 0 52 0 41 0 56 35 56 58 0 27-21 62-68 62-20 0-40 0-61 0zM179 137c41-7 69-35 69-66 0-37-38-71-93-71-52 0-103 0-155 0 0 5 0 8 0 13 4 0 7 0 11 0 32 0 33 4 33 19 0 75 0 148 0 222 0 16-1 21-33 21-4 0-7 0-11 0 0 5 0 8 0 13 55 0 110 0 166 0s94-38 94-78c0-36-34-68-81-73zM152 275c-18 0-34 0-52 0-21 0-21-4-21-17 0-38 0-77 0-115 27 0 53 0 79 0 42 0 59 38 59 67 0 30-21 65-65 65z"><text:p/></draw:path><draw:path draw:style-name="gr1255" draw:text-style-name="P42" svg:width="0.0831in" svg:height="0.0752in" svg:x="2.2626in" svg:y="4.4339in" svg:viewBox="0 0 212 192" svg:d="M151 154c0 13 0 25 0 38 21-1 41-4 61-5 0-5 0-8 0-13-30 0-33-4-33-24 0-50 0-100 0-150-21 1-41 4-61 5 0 5 0 8 0 13 28 0 32 4 32 24 0 25 0 49 0 74 0 38-20 66-50 66-36 0-38-20-38-42 0-46 0-93 0-140-20 1-42 4-62 5 0 5 0 8 0 13 32 0 32 1 32 38 0 22 0 42 0 64 0 34 0 72 65 72 23 0 42-12 54-38z"><text:p/></draw:path><draw:path draw:style-name="gr1256" draw:text-style-name="P42" svg:width="0.0815in" svg:height="0.1169in" svg:x="2.3539in" svg:y="4.3925in" svg:viewBox="0 0 208 298" svg:d="M60 133c0-44 0-89 0-133-20 1-40 4-60 5 0 5 0 8 0 13 29 0 32 2 32 23 0 84 0 168 0 252 4 0 8 0 11 0 0-1 4-7 16-27 6 10 24 32 55 32 49 0 94-42 94-96s-41-96-89-96c-34 0-52 20-59 27zM61 245c0-29 0-59 0-88 0-7 0-8 5-14 17-24 40-28 50-28 20 0 34 11 45 28s12 41 12 57-1 41-13 60c-9 14-26 28-48 28-20 0-34-11-45-26-6-9-6-10-6-17z"><text:p/></draw:path><draw:path draw:style-name="gr1257" draw:text-style-name="P42" svg:width="0.0815in" svg:height="0.1169in" svg:x="2.4461in" svg:y="4.3925in" svg:viewBox="0 0 208 298" svg:d="M61 133c0-44 0-89 0-133-20 1-41 4-61 5 0 5 0 8 0 13 30 0 32 2 32 23 0 84 0 168 0 252 4 0 8 0 11 0 1-1 4-7 16-27 6 10 24 32 55 32 50 0 94-42 94-96s-41-96-89-96c-34 0-52 20-58 27zM62 245c0-29 0-59 0-88 0-7 0-8 5-14 16-24 40-28 49-28 20 0 34 11 45 28s12 41 12 57-1 41-13 60c-9 14-26 28-47 28-19 0-35-11-45-26-6-9-6-10-6-17z"><text:p/></draw:path><draw:path draw:style-name="gr1258" draw:text-style-name="P42" svg:width="0.0366in" svg:height="0.115in" svg:x="2.5394in" svg:y="4.3925in" svg:viewBox="0 0 94 293" svg:d="M61 0c-20 1-41 4-61 5 0 5 0 8 0 13 30 0 32 2 32 23 0 73 0 146 0 219 0 20-3 20-32 20 0 4 0 8 0 13 14-1 36-1 47-1s31 0 47 1c0-5 0-9 0-13-28 0-33 0-33-20 0-86 0-174 0-260z"><text:p/></draw:path><draw:path draw:style-name="gr1259" draw:text-style-name="P42" svg:width="0.0638in" svg:height="0.076in" svg:x="2.5846in" svg:y="4.4331in" svg:viewBox="0 0 163 194" svg:d="M35 83c3-63 38-73 53-73 43 0 48 56 48 73-34 0-68 0-101 0zM35 91c39 0 78 0 117 0 10 0 11 0 11-8 0-42-23-83-75-83-50 0-88 43-88 96 0 56 44 98 92 98 52 0 71-46 71-55 0-5-3-5-6-5s-5 3-5 6c-15 44-52 44-57 44-21 0-37-14-47-29-13-21-13-48-13-64z"><text:p/></draw:path><draw:path draw:style-name="gr1260" draw:text-style-name="P42" svg:width="0.0748in" svg:height="0.076in" svg:x="2.6996in" svg:y="4.4331in" svg:viewBox="0 0 191 194" svg:d="M122 157c3 17 14 35 34 35 8 0 35-6 35-41 0-7 0-15 0-23-4 0-7 0-11 0 0 8 0 16 0 23 0 25-11 28-16 28-13 0-15-19-15-22 0-27 0-56 0-84 0-18 0-33-15-49-16-17-38-24-58-24-34 0-64 20-64 48 0 12 8 19 20 19 11 0 20-8 20-19 0-5-3-19-22-19 11-15 32-19 46-19 20 0 44 16 44 54 0 4 0 10 0 15-22 1-52 3-78 16-31 14-42 36-42 54 0 35 41 45 67 45 29 0 48-18 55-37zM120 88c0 14 0 27 0 42 0 40-30 55-49 55-21 0-39-16-39-36 0-23 18-59 88-61z"><text:p/></draw:path><draw:path draw:style-name="gr1261" draw:text-style-name="P42" svg:width="0.0831in" svg:height="0.0732in" svg:x="2.7807in" svg:y="4.4339in" svg:viewBox="0 0 212 187" svg:d="M34 42c0 37 0 76 0 113 0 19-5 19-34 19 0 5 0 8 0 13 16-1 37-1 48-1s34 0 47 1c0-5 0-8 0-13-28 0-33 0-33-19 0-27 0-52 0-78 0-43 30-67 57-67s32 22 32 46c0 33 0 66 0 99 0 19-5 19-33 19 0 5 0 8 0 13 14-1 36-1 48-1 10 0 32 0 46 1 0-5 0-8 0-13-21 0-32 0-32-13 0-27 0-54 0-81 0-36 0-49-13-64-6-8-21-16-45-16-31 0-50 18-62 44 0-14 0-30 0-44-20 1-40 4-60 5 0 5 0 8 0 13 30 0 34 4 34 24z"><text:p/></draw:path><draw:path draw:style-name="gr1262" draw:text-style-name="P42" svg:width="0.0819in" svg:height="0.1169in" svg:x="2.8732in" svg:y="4.3925in" svg:viewBox="0 0 209 298" svg:d="M146 269c0 9 0 19 0 29 21-2 42-4 63-5 0-5 0-9 0-13-30 0-34-4-34-24 0-86 0-171 0-256-20 1-39 4-60 5 0 5 0 8 0 13 29 0 33 2 33 23 0 30 0 61 0 91-12-16-30-26-53-26-51 0-95 42-95 96s42 96 90 96c26 0 46-15 56-29zM146 156c0 29 0 58 0 86 0 9 0 9-4 16-12 20-32 30-50 30-19 0-34-11-44-28-11-16-12-40-12-58 0-16 0-41 12-59 10-13 25-28 48-28 14 0 32 6 46 25 4 8 4 9 4 16z"><text:p/></draw:path><draw:path draw:style-name="gr1263" draw:text-style-name="P42" svg:width="0.111in" svg:height="0.113in" svg:x="3.0047in" svg:y="4.3945in" svg:viewBox="0 0 283 288" svg:d="M0 0c0 5 0 8 0 13 4 0 7 0 11 0 32 0 32 4 32 19 0 75 0 148 0 222 0 16 0 21-32 21-4 0-7 0-11 0 0 5 0 8 0 13 52 0 103 0 155 0 71 0 128-62 128-142s-56-146-128-146c-52 0-103 0-155 0zM101 275c-21 0-21-4-21-17 0-76 0-152 0-228 0-14 0-17 21-17 14 0 27 0 42 0 26 0 55 9 77 39 18 25 21 61 21 94 0 47-8 72-23 93-8 11-32 36-75 36-15 0-28 0-42 0z"><text:p/></draw:path><draw:path draw:style-name="gr1264" draw:text-style-name="P42" svg:width="0.0555in" svg:height="0.0732in" svg:x="3.1303in" svg:y="4.4339in" svg:viewBox="0 0 142 187" svg:d="M59 47c0-16 0-31 0-47-19 1-40 4-59 5 0 5 0 8 0 13 30 0 34 4 34 24 0 37 0 76 0 113 0 19-5 19-34 19 0 5 0 8 0 13 17-1 36-1 48-1 17 0 37 0 54 1 0-5 0-8 0-13-4 0-6 0-10 0-31 0-31-5-31-20 0-22 0-44 0-65 0-42 17-79 49-79 4 0 4 0 5 0-1 1-9 6-9 16 0 12 8 18 18 18 7 0 18-4 18-18 0-13-14-26-32-26-30 0-45 29-51 47z"><text:p/></draw:path><draw:path draw:style-name="gr1265" draw:text-style-name="P42" svg:width="0.0728in" svg:height="0.076in" svg:x="3.1957in" svg:y="4.4331in" svg:viewBox="0 0 186 194" svg:d="M186 98c0-54-42-98-92-98-53 0-94 47-94 98 0 56 43 96 92 96 52 0 94-42 94-96zM94 184c-18 0-38-10-48-29-11-18-11-45-11-59 0-17 0-40 9-59 12-19 32-27 48-27 20 0 38 9 48 27 11 18 11 42 11 59 0 14 0 37-8 56-10 20-29 32-49 32z"><text:p/></draw:path><draw:path draw:style-name="gr1266" draw:text-style-name="P42" svg:width="0.0819in" svg:height="0.1055in" svg:x="3.2783in" svg:y="4.4339in" svg:viewBox="0 0 209 269" svg:d="M61 29c0-10 0-19 0-29-20 1-41 4-61 5 0 5 0 8 0 13 30 0 34 2 34 22 0 66 0 130 0 196 0 20-5 20-34 20 0 4 0 8 0 13 14-1 37-1 48-1s32 0 48 1c0-5 0-9 0-13-29 0-34 0-34-20 0-24 0-46 0-70 0-2 0-3 0-4 3 7 21 30 52 30 50 0 95-42 95-96s-41-96-89-96c-32 0-50 19-59 29zM62 139c0-31 0-63 0-95 12-21 34-33 54-33 32 0 58 37 58 85 0 50-30 86-61 86-17 0-33-8-45-26-6-8-6-8-6-17z"><text:p/></draw:path><draw:path draw:style-name="gr1267" draw:text-style-name="P42" svg:width="0.0366in" svg:height="0.115in" svg:x="3.3713in" svg:y="4.3925in" svg:viewBox="0 0 94 293" svg:d="M61 0c-20 1-41 4-61 5 0 5 0 8 0 13 30 0 34 2 34 23 0 73 0 146 0 219 0 20-5 20-34 20 0 4 0 8 0 13 14-1 36-1 47-1 9 0 31 0 47 1 0-5 0-9 0-13-28 0-33 0-33-20 0-86 0-174 0-260z"><text:p/></draw:path><draw:path draw:style-name="gr1268" draw:text-style-name="P42" svg:width="0.0638in" svg:height="0.076in" svg:x="3.4165in" svg:y="4.4331in" svg:viewBox="0 0 163 194" svg:d="M36 83c2-63 37-73 52-73 44 0 48 56 48 73-34 0-66 0-100 0zM36 91c40 0 78 0 118 0 8 0 9 0 9-8 0-42-23-83-75-83-48 0-88 43-88 96 0 56 44 98 94 98 51 0 69-46 69-55 0-5-2-5-5-5s-4 3-6 6c-14 44-52 44-56 44-22 0-38-14-48-29-12-21-12-48-12-64z"><text:p/></draw:path><draw:path draw:style-name="gr1269" draw:text-style-name="P42" svg:width="0.0516in" svg:height="0.1035in" svg:x="3.489in" svg:y="4.4055in" svg:viewBox="0 0 132 264" svg:d="M65 90c20 0 41 0 61 0 0-5 0-8 0-13-20 0-41 0-61 0 0-25 0-52 0-77-4 0-6 0-10 0-1 34-13 79-55 80 0 4 0 6 0 10 12 0 24 0 36 0 0 38 0 78 0 116 0 52 40 58 55 58 30 0 41-30 41-58 0-8 0-15 0-24-4 0-6 0-10 0 0 8 0 16 0 23 0 31-13 48-28 48-29 0-29-38-29-45 0-40 0-78 0-118z"><text:p/></draw:path><draw:path draw:style-name="gr1270" draw:text-style-name="P42" svg:width="0.0169in" svg:height="0.0713in" svg:x="3.565in" svg:y="4.4362in" svg:viewBox="0 0 44 182" svg:d="M44 23c0-12-10-23-22-23s-22 11-22 23 10 21 22 21 22-9 22-21zM44 160c0-12-10-23-22-23s-22 11-22 23 10 22 22 22 22-10 22-22z"><text:p/></draw:path><draw:path draw:style-name="gr1271" draw:text-style-name="P42" svg:width="0.0382in" svg:height="0.1657in" svg:x="3.6783in" svg:y="4.3831in" svg:viewBox="0 0 98 422" svg:d="M98 418c0-2 0-3-7-10-53-53-66-132-66-197 0-73 16-146 67-199 6-6 6-6 6-7 0-4-1-5-4-5-4 0-42 29-66 83-22 45-28 92-28 128 0 33 5 84 29 131 25 53 61 80 65 80 3 0 4-2 4-4z"><text:p/></draw:path><draw:path draw:style-name="gr1272" draw:text-style-name="P42" svg:width="0.035in" svg:height="0.1106in" svg:x="3.7319in" svg:y="4.3965in" svg:viewBox="0 0 90 282" svg:d="M61 95c-20 1-39 3-60 5 0 4 0 8 0 13 28 0 31 2 31 23 0 38 0 75 0 114 0 19-3 19-32 19 0 5 0 8 0 13 13-1 36-1 47-1 14 0 29 0 43 1 0-5 0-8 0-13-28 0-29-3-29-19 0-52 0-104 0-155zM62 22c0-14-10-22-22-22-14 0-22 11-22 22 0 12 8 22 22 22 12 0 22-9 22-22z"><text:p/></draw:path><draw:path draw:style-name="gr1273" draw:text-style-name="P42" svg:width="0.0382in" svg:height="0.1657in" svg:x="3.7819in" svg:y="4.3831in" svg:viewBox="0 0 98 422" svg:d="M98 211c0-33-4-84-28-132-26-51-62-79-65-79-4 0-5 1-5 5 0 1 0 1 8 9 41 41 65 108 65 197 0 72-15 147-67 199-6 5-6 6-6 8s1 4 5 4c3 0 42-28 66-82 21-47 27-94 27-129z"><text:p/></draw:path><draw:path draw:style-name="gr1274" draw:text-style-name="P42" svg:width="0.1079in" svg:height="0.1122in" svg:x="3.8815in" svg:y="4.3953in" svg:viewBox="0 0 275 286" svg:d="M266 0c-86 0-171 0-258 0-2 31-6 64-8 95 4 0 7 0 11 0 6-69 12-82 77-82 7 0 18 0 22 0 9 3 9 7 9 17 0 74 0 148 0 222 0 14 0 20-45 20-6 0-10 0-16 0 0 5 0 9 0 14 16-2 58-2 79-2 19 0 63 0 80 2 0-5 0-9 0-14-6 0-11 0-17 0-44 0-44-6-44-20 0-74 0-148 0-222 0-8 0-14 7-17 5 0 17 0 25 0 64 0 70 13 76 82 4 0 7 0 11 0-3-31-6-64-9-95z"><text:p/></draw:path><draw:path draw:style-name="gr1275" draw:text-style-name="P42" svg:width="0.0732in" svg:height="0.076in" svg:x="3.9866in" svg:y="4.4331in" svg:viewBox="0 0 187 194" svg:d="M187 98c0-54-42-98-93-98-53 0-94 47-94 98 0 56 44 96 94 96s93-42 93-96zM94 184c-18 0-36-10-48-29-11-18-11-45-11-59 0-17 0-40 11-59 10-19 31-27 48-27 18 0 36 9 48 27 10 18 10 42 10 59 0 14 0 37-9 56-10 20-28 32-49 32z"><text:p/></draw:path><draw:path draw:style-name="gr1276" draw:text-style-name="P42" svg:width="0.0815in" svg:height="0.1169in" svg:x="4.1094in" svg:y="4.3925in" svg:viewBox="0 0 208 298" svg:d="M146 269c0 9 0 19 0 29 21-2 41-4 62-5 0-5 0-9 0-13-29 0-33-4-33-24 0-86 0-171 0-256-20 1-41 4-61 5 0 5 0 8 0 13 30 0 34 2 34 23 0 30 0 61 0 91-12-16-30-26-53-26-51 0-95 42-95 96s42 96 90 96c26 0 46-15 56-29zM146 156c0 29 0 58 0 86 0 9 0 9-4 16-14 20-32 30-51 30-18 0-33-11-43-28-12-16-13-40-13-58 0-16 1-41 13-59 10-13 25-28 48-28 14 0 32 6 46 25 4 8 4 9 4 16z"><text:p/></draw:path><draw:path draw:style-name="gr1277" draw:text-style-name="P42" svg:width="0.0638in" svg:height="0.076in" svg:x="4.2004in" svg:y="4.4331in" svg:viewBox="0 0 163 194" svg:d="M36 83c2-63 37-73 52-73 44 0 48 56 48 73-34 0-66 0-100 0zM36 91c40 0 78 0 118 0 8 0 9 0 9-8 0-42-23-83-75-83-48 0-88 43-88 96 0 56 44 98 94 98 51 0 69-46 69-55 0-5-2-5-5-5s-4 3-6 6c-14 44-52 44-56 44-22 0-38-14-48-29-12-21-12-48-12-64z"><text:p/></draw:path><draw:path draw:style-name="gr1278" draw:text-style-name="P42" svg:width="0.0516in" svg:height="0.1035in" svg:x="4.2728in" svg:y="4.4055in" svg:viewBox="0 0 132 264" svg:d="M65 90c20 0 41 0 61 0 0-5 0-8 0-13-20 0-41 0-61 0 0-25 0-52 0-77-4 0-6 0-10 0-1 34-13 79-55 80 0 4 0 6 0 10 12 0 24 0 36 0 0 38 0 78 0 116 0 52 40 58 55 58 30 0 41-30 41-58 0-8 0-15 0-24-4 0-6 0-10 0 0 8 0 16 0 23 0 31-13 48-28 48-29 0-29-38-29-45 0-40 0-78 0-118z"><text:p/></draw:path><draw:path draw:style-name="gr1279" draw:text-style-name="P42" svg:width="0.0638in" svg:height="0.076in" svg:x="4.339in" svg:y="4.4331in" svg:viewBox="0 0 163 194" svg:d="M36 83c2-63 37-73 52-73 43 0 48 56 48 73-34 0-66 0-100 0zM35 91c39 0 78 0 117 0 10 0 11 0 11-8 0-42-23-83-75-83-48 0-88 43-88 96 0 56 44 98 94 98s69-46 69-55c0-5-3-5-5-5-4 0-4 3-6 6-14 44-52 44-56 44-22 0-38-14-48-29-13-21-13-48-13-64z"><text:p/></draw:path><draw:path draw:style-name="gr1280" draw:text-style-name="P42" svg:width="0.0555in" svg:height="0.0732in" svg:x="4.4126in" svg:y="4.4339in" svg:viewBox="0 0 142 187" svg:d="M59 47c0-16 0-31 0-47-19 1-40 4-59 5 0 5 0 8 0 13 30 0 34 4 34 24 0 37 0 76 0 113 0 19-5 19-34 19 0 5 0 8 0 13 17-1 37-1 48-1 18 0 37 0 54 1 0-5 0-8 0-13-2 0-6 0-8 0-32 0-33-5-33-20 0-22 0-44 0-65 0-42 18-79 49-79 4 0 4 0 5 0-1 1-9 6-9 16 0 12 9 18 18 18 8 0 18-4 18-18 0-13-12-26-32-26-30 0-45 29-51 47z"><text:p/></draw:path><draw:path draw:style-name="gr1281" draw:text-style-name="P42" svg:width="0.1295in" svg:height="0.0732in" svg:x="4.4783in" svg:y="4.4339in" svg:viewBox="0 0 330 187" svg:d="M34 42c0 37 0 76 0 113 0 19-5 19-34 19 0 5 0 8 0 13 16-1 37-1 48-1s34 0 48 1c0-5 0-8 0-13-29 0-34 0-34-19 0-27 0-52 0-78 0-43 30-67 58-67 26 0 31 22 31 46 0 33 0 66 0 99 0 19-5 19-33 19 0 5 0 8 0 13 14-1 36-1 48-1 10 0 32 0 46 1 0-5 0-8 0-13-27 0-32 0-32-19 0-27 0-52 0-78 0-43 30-67 56-67 27 0 32 22 32 46 0 33 0 66 0 99 0 19-5 19-33 19 0 5 0 8 0 13 15-1 36-1 48-1 11 0 33 0 47 1 0-5 0-8 0-13-22 0-32 0-32-13 0-27 0-54 0-81 0-36 0-49-14-64-6-8-20-16-44-16-36 0-54 25-61 42-6-37-37-42-57-42-31 0-50 18-62 44 0-14 0-30 0-44-20 1-40 4-60 5 0 5 0 8 0 13 30 0 34 4 34 24z"><text:p/></draw:path><draw:path draw:style-name="gr1282" draw:text-style-name="P42" svg:width="0.035in" svg:height="0.1106in" svg:x="4.6173in" svg:y="4.3965in" svg:viewBox="0 0 90 282" svg:d="M60 95c-19 1-40 3-59 5 0 4 0 8 0 13 28 0 31 2 31 23 0 38 0 75 0 114 0 19-4 19-32 19 0 5 0 8 0 13 13-1 36-1 46-1 15 0 30 0 44 1 0-5 0-8 0-13-28 0-30-3-30-19 0-52 0-104 0-155zM62 22c0-14-10-22-22-22-14 0-23 11-23 22 0 12 9 22 23 22 12 0 22-9 22-22z"><text:p/></draw:path><draw:path draw:style-name="gr1283" draw:text-style-name="P42" svg:width="0.0831in" svg:height="0.0732in" svg:x="4.663in" svg:y="4.4339in" svg:viewBox="0 0 212 187" svg:d="M32 42c0 37 0 76 0 113 0 19-4 19-32 19 0 5 0 8 0 13 14-1 36-1 48-1 11 0 32 0 47 1 0-5 0-8 0-13-29 0-33 0-33-19 0-27 0-52 0-78 0-43 30-67 57-67 26 0 31 22 31 46 0 33 0 66 0 99 0 19-5 19-32 19 0 5 0 8 0 13 14-1 36-1 46-1 11 0 34 0 48 1 0-5 0-8 0-13-22 0-32 0-33-13 0-27 0-54 0-81 0-36 0-49-13-64-6-8-20-16-45-16-30 0-50 18-62 44 0-14 0-30 0-44-19 1-40 4-59 5 0 5 0 8 0 13 30 0 32 4 32 24z"><text:p/></draw:path><draw:path draw:style-name="gr1284" draw:text-style-name="P42" svg:width="0.0638in" svg:height="0.076in" svg:x="4.7547in" svg:y="4.4331in" svg:viewBox="0 0 163 194" svg:d="M35 83c2-63 38-73 53-73 43 0 48 56 48 73-34 0-68 0-101 0zM35 91c39 0 78 0 117 0 10 0 11 0 11-8 0-42-23-83-75-83-50 0-88 43-88 96 0 56 44 98 92 98 52 0 71-46 71-55 0-5-3-5-6-5s-5 3-5 6c-15 44-52 44-57 44-21 0-37-14-48-29-12-21-12-48-12-64z"><text:p/></draw:path><draw:path draw:style-name="gr1285" draw:text-style-name="P42" svg:width="0.0516in" svg:height="0.1035in" svg:x="4.8657in" svg:y="4.4055in" svg:viewBox="0 0 132 264" svg:d="M65 90c20 0 39 0 60 0 0-5 0-8 0-13-21 0-40 0-60 0 0-25 0-52 0-77-4 0-7 0-11 0 0 34-13 79-54 80 0 4 0 6 0 10 12 0 24 0 36 0 0 38 0 78 0 116 0 52 40 58 54 58 30 0 42-30 42-58 0-8 0-15 0-24-4 0-7 0-11 0 0 8 0 16 0 23 0 31-12 48-27 48-29 0-29-38-29-45 0-40 0-78 0-118z"><text:p/></draw:path><draw:path draw:style-name="gr1286" draw:text-style-name="P42" svg:width="0.0831in" svg:height="0.115in" svg:x="4.9323in" svg:y="4.3925in" svg:viewBox="0 0 212 293" svg:d="M34 260c0 20-5 20-34 20 0 4 0 8 0 13 16-1 36-1 48-1 11 0 32 0 47 1 0-5 0-9 0-13-28 0-33 0-33-20 0-26 0-51 0-78 0-43 30-67 57-67 26 0 31 23 31 47 0 32 0 66 0 98 0 20-5 20-32 20 0 4 0 8 0 13 14-1 36-1 48-1 10 0 32 0 46 1 0-5 0-9 0-13-21 0-32 0-32-14 0-26 0-54 0-80 0-36 0-49-13-65-6-7-21-15-45-15-36 0-54 25-61 42 0-50 0-99 0-148-20 1-41 4-61 5 0 5 0 8 0 13 30 0 34 2 34 23 0 73 0 146 0 219z"><text:p/></draw:path><draw:path draw:style-name="gr1287" draw:text-style-name="P42" svg:width="0.0638in" svg:height="0.076in" svg:x="5.024in" svg:y="4.4331in" svg:viewBox="0 0 163 194" svg:d="M36 83c2-63 37-73 52-73 43 0 48 56 48 73-34 0-66 0-100 0zM35 91c39 0 78 0 117 0 10 0 11 0 11-8 0-42-23-83-75-83-50 0-88 43-88 96 0 56 44 98 92 98 52 0 71-46 71-55 0-5-3-5-6-5s-3 3-5 6c-14 44-52 44-57 44-21 0-37-14-47-29-13-21-13-48-13-64z"><text:p/></draw:path><draw:path draw:style-name="gr1288" draw:text-style-name="P42" svg:width="0.0819in" svg:height="0.1055in" svg:x="5.1366in" svg:y="4.4339in" svg:viewBox="0 0 209 269" svg:d="M61 29c0-10 0-19 0-29-20 1-41 4-61 5 0 5 0 8 0 13 30 0 34 2 34 22 0 66 0 130 0 196 0 20-5 20-34 20 0 4 0 8 0 13 14-1 37-1 48-1s32 0 48 1c0-5 0-9 0-13-29 0-34 0-34-20 0-24 0-46 0-70 0-2 0-3 0-4 3 7 21 30 52 30 50 0 95-42 95-96s-41-96-89-96c-32 0-50 19-59 29zM62 139c0-31 0-63 0-95 12-21 34-33 54-33 32 0 58 37 58 85 0 50-30 86-61 86-17 0-34-8-45-26-6-8-6-8-6-17z"><text:p/></draw:path><draw:path draw:style-name="gr1289" draw:text-style-name="P42" svg:width="0.0555in" svg:height="0.0732in" svg:x="5.2291in" svg:y="4.4339in" svg:viewBox="0 0 142 187" svg:d="M59 47c0-16 0-31 0-47-19 1-40 4-59 5 0 5 0 8 0 13 29 0 32 4 32 24 0 37 0 76 0 113 0 19-4 19-32 19 0 5 0 8 0 13 16-1 36-1 48-1 17 0 36 0 53 1 0-5 0-8 0-13-3 0-6 0-9 0-31 0-32-5-32-20 0-22 0-44 0-65 0-42 18-79 50-79 3 0 4 0 5 0-1 1-9 6-9 16 0 12 8 18 18 18 7 0 18-4 18-18 0-13-14-26-32-26-31 0-46 29-51 47z"><text:p/></draw:path><draw:path draw:style-name="gr1290" draw:text-style-name="P42" svg:width="0.0638in" svg:height="0.076in" svg:x="5.2937in" svg:y="4.4331in" svg:viewBox="0 0 163 194" svg:d="M36 83c2-63 37-73 52-73 44 0 48 56 48 73-34 0-66 0-100 0zM35 91c39 0 79 0 119 0 8 0 9 0 9-8 0-42-23-83-75-83-48 0-88 43-88 96 0 56 44 98 94 98 51 0 69-46 69-55 0-5-2-5-5-5s-4 3-6 6c-14 44-52 44-56 44-22 0-38-14-48-29-13-21-13-48-13-64z"><text:p/></draw:path><draw:path draw:style-name="gr1291" draw:text-style-name="P42" svg:width="0.0539in" svg:height="0.076in" svg:x="5.3685in" svg:y="4.4331in" svg:viewBox="0 0 138 194" svg:d="M74 107c9 2 44 9 44 39 0 22-15 39-47 39-36 0-52-24-59-60-1-6-2-7-6-7-6 0-6 2-6 10 0 18 0 38 0 56 0 7 0 10 5 10 2 0 2-1 11-8 1-1 1-2 8-11 18 18 37 19 47 19 48 0 67-28 67-58 0-23-12-35-18-41-13-13-30-17-48-21-23-3-52-9-52-33 0-16 11-33 47-33 47 0 49 39 51 51 0 5 3 5 4 5 5 0 5-3 5-11 0-15 0-28 0-42 0-7 0-11-3-11s-4 0-9 5c-2 2-6 6-7 7-17-12-34-12-41-12-50 0-67 29-67 52 0 15 7 27 18 36 14 10 25 14 56 19z"><text:p/></draw:path><draw:path draw:style-name="gr1292" draw:text-style-name="P42" svg:width="0.0539in" svg:height="0.076in" svg:x="5.4343in" svg:y="4.4331in" svg:viewBox="0 0 138 194" svg:d="M73 107c10 2 45 9 45 39 0 22-15 39-48 39-35 0-51-24-59-60-1-6-1-7-6-7s-5 2-5 10c0 18 0 38 0 56 0 7 0 10 5 10 2 0 2-1 11-8 0-1 0-2 8-11 18 18 37 19 46 19 49 0 68-28 68-58 0-23-13-35-18-41-14-13-30-17-48-21-24-3-52-9-52-33 0-16 11-33 47-33 47 0 49 39 49 51 2 5 4 3 5 5 6 0 6-3 6-11 0-15 0-28 0-42 0-7 0-11-5-11-2 0-2 0-8 5-1 2-5 6-7 7-16-12-34-12-40-12-51 0-67 29-67 52 0 15 7 27 18 36 13 10 25 14 55 19z"><text:p/></draw:path><draw:path draw:style-name="gr1293" draw:text-style-name="P42" svg:width="0.0831in" svg:height="0.0752in" svg:x="5.4992in" svg:y="4.4339in" svg:viewBox="0 0 212 192" svg:d="M151 154c0 13 0 25 0 38 21-1 41-4 61-5 0-5 0-8 0-13-30 0-32-4-32-24 0-50 0-100 0-150-20 1-42 4-62 5 0 5 0 8 0 13 28 0 32 4 32 24 0 25 0 49 0 74 0 38-20 66-50 66-36 0-38-20-38-42 0-46 0-93 0-140-20 1-42 4-62 5 0 5 0 8 0 13 34 0 34 1 34 38 0 22 0 42 0 64 0 34 0 72 63 72 24 0 42-12 54-38z"><text:p/></draw:path><draw:path draw:style-name="gr1294" draw:text-style-name="P42" svg:width="0.0555in" svg:height="0.0732in" svg:x="5.5909in" svg:y="4.4339in" svg:viewBox="0 0 142 187" svg:d="M59 47c0-16 0-31 0-47-19 1-40 4-59 5 0 5 0 8 0 13 30 0 32 4 32 24 0 37 0 76 0 113 0 19-3 19-32 19 0 5 0 8 0 13 17-1 36-1 48-1 17 0 37 0 54 1 0-5 0-8 0-13-4 0-6 0-10 0-31 0-31-5-31-20 0-22 0-44 0-65 0-42 17-79 49-79 4 0 4 0 5 0-1 1-9 6-9 16 0 12 8 18 18 18 7 0 18-4 18-18 0-13-14-26-32-26-31 0-45 29-51 47z"><text:p/></draw:path><draw:path draw:style-name="gr1295" draw:text-style-name="P42" svg:width="0.0638in" svg:height="0.076in" svg:x="5.6563in" svg:y="4.4331in" svg:viewBox="0 0 163 194" svg:d="M35 83c2-63 38-73 53-73 43 0 46 56 46 73-33 0-66 0-99 0zM35 91c39 0 78 0 117 0 10 0 11 0 11-8 0-42-23-83-75-83-50 0-88 43-88 96 0 56 44 98 92 98 52 0 71-46 71-55 0-5-3-5-6-5s-5 3-5 6c-15 44-52 44-57 44-22 0-39-14-48-29-12-21-12-48-12-64z"><text:p/></draw:path><draw:path draw:style-name="gr1296" draw:text-style-name="P42" svg:width="0.0819in" svg:height="0.1169in" svg:x="0.0028in" svg:y="4.5913in" svg:viewBox="0 0 209 298" svg:d="M146 270c0 10 0 18 0 28 21-2 42-4 63-5 0-5 0-9 0-13-30 0-34-3-34-23 0-85 0-172 0-257-20 1-39 4-60 5 0 5 0 8 0 13 29 0 33 4 33 24 0 30 0 61 0 91-12-15-30-26-53-26-51 0-95 41-95 96 0 53 42 95 90 95 26 0 46-15 56-28zM146 157c0 29 0 58 0 87 0 7 0 8-4 15-12 21-32 30-50 30-19 0-34-12-44-27-11-17-12-41-12-59 0-16 0-41 13-60 9-13 24-27 47-27 16 0 32 6 46 26 4 7 4 8 4 15z"><text:p/></draw:path><draw:path draw:style-name="gr1297" draw:text-style-name="P42" svg:width="0.0354in" svg:height="0.1106in" svg:x="0.0949in" svg:y="4.5953in" svg:viewBox="0 0 91 282" svg:d="M61 96c-19 1-39 4-59 5 0 5 0 8 0 13 28 0 32 2 32 23 0 38 0 75 0 114 0 18-5 18-34 18 0 5 0 8 0 13 14 0 37-1 47-1 14 0 30 1 44 1 0-5 0-8 0-13-29 0-30-1-30-18 0-52 0-103 0-155zM62 23c0-13-9-23-21-23-13 0-23 12-23 23s10 23 23 23c12 0 21-10 21-23z"><text:p/></draw:path><draw:path draw:style-name="gr1298" draw:text-style-name="P42" svg:width="0.0992in" svg:height="0.1161in" svg:x="0.1402in" svg:y="4.5902in" svg:viewBox="0 0 253 296" svg:d="M178 128c15 0 32 0 48 0 0-4 0-8 0-13-17 0-33 0-50 0 0-17 0-32 0-49 0-37 21-58 39-58 2 0 8 0 14 4-5 1-12 7-12 18 0 10 6 18 18 18s18-8 18-19c0-15-14-29-38-29-25 0-43 16-46 17-12-16-36-17-47-17-40 0-88 22-88 67 0 16 0 33 0 48-11 0-23 0-34 0 0 5 0 9 0 13 11 0 23 0 34 0 0 46 0 92 0 137 0 18-5 18-34 18 0 5 0 9 0 13 14 0 36-1 47-1s31 1 47 1c0-4 0-8 0-13-28 0-33 0-33-18 0-45 0-91 0-137 30 0 59 0 89 0 0 46 0 92 0 137 0 18-5 18-34 18 0 5 0 9 0 13 17 0 36-1 48-1 17 0 38 0 54 1 0-4 0-8 0-13-2 0-6 0-8 0-31 0-32-3-32-19 0-46 0-90 0-136zM60 115c0-15 0-32 0-48 0-41 35-59 61-59 22 0 23 6 34 9-7 1-16 7-16 18 0 3 0 13 12 18-1 5-1 8-1 14 0 16 0 33 0 48-30 0-60 0-90 0z"><text:p/></draw:path><draw:path draw:style-name="gr1299" draw:text-style-name="P42" svg:width="0.0638in" svg:height="0.0756in" svg:x="0.237in" svg:y="4.6327in" svg:viewBox="0 0 163 193" svg:d="M36 83c2-64 37-73 52-73 44 0 48 56 48 73-34 0-66 0-100 0zM35 91c39 0 78 0 117 0 10 0 11 0 11-8 0-42-23-83-75-83-48 0-88 43-88 96 0 56 44 97 94 97s69-47 69-54c0-5-3-6-5-6-3 0-4 3-6 6-14 43-52 43-56 43-22 0-38-12-48-27-13-21-13-48-13-64z"><text:p/></draw:path><draw:path draw:style-name="gr1300" draw:text-style-name="P42" svg:width="0.0559in" svg:height="0.0728in" svg:x="0.3106in" svg:y="4.6335in" svg:viewBox="0 0 143 186" svg:d="M59 47c0-16 0-31 0-47-19 1-40 4-59 5 0 5 0 8 0 13 30 0 34 2 34 23 0 38 0 75 0 114 0 18-5 18-34 18 0 5 0 8 0 13 17 0 37-1 49-1 17 0 36 0 53 1 0-5 0-8 0-13-2 0-6 0-8 0-32 0-33-4-33-19 0-22 0-44 0-65 0-42 18-79 51-79 2 0 2 0 3 0-1 0-9 6-9 16 0 12 9 18 18 18 8 0 19-6 19-19 0-14-13-25-31-25-32 0-47 29-53 47z"><text:p/></draw:path><draw:path draw:style-name="gr1301" draw:text-style-name="P42" svg:width="0.0638in" svg:height="0.0756in" svg:x="0.376in" svg:y="4.6327in" svg:viewBox="0 0 163 193" svg:d="M36 83c2-64 37-73 52-73 43 0 48 56 48 73-34 0-66 0-100 0zM35 91c39 0 78 0 117 0 10 0 11 0 11-8 0-42-23-83-75-83-50 0-88 43-88 96 0 56 44 97 92 97 52 0 71-47 71-54 0-5-3-6-5-6-4 0-4 3-6 6-14 43-52 43-56 43-22 0-38-12-48-27-13-21-13-48-13-64z"><text:p/></draw:path><draw:path draw:style-name="gr1302" draw:text-style-name="P42" svg:width="0.0827in" svg:height="0.0728in" svg:x="0.4504in" svg:y="4.6335in" svg:viewBox="0 0 211 186" svg:d="M32 41c0 38 0 75 0 114 0 18-4 18-32 18 0 5 0 8 0 13 14 0 36-1 47-1 12 0 33 1 48 1 0-5 0-8 0-13-29 0-34 0-34-18 0-27 0-52 0-78 0-45 30-67 58-67 26 0 31 22 31 46 0 33 0 66 0 99 0 18-5 18-34 18 0 5 0 8 0 13 16 0 38-1 48-1 11 0 34 1 47 1 0-5 0-8 0-13-21 0-32 0-32-12 0-27 0-54 0-81 0-36 0-49-13-64-6-8-20-16-45-16-30 0-50 18-62 44 0-14 0-30 0-44-19 1-40 4-59 5 0 5 0 8 0 13 29 0 32 2 32 23z"><text:p/></draw:path><draw:path draw:style-name="gr1303" draw:text-style-name="P42" svg:width="0.063in" svg:height="0.0756in" svg:x="0.5433in" svg:y="4.6327in" svg:viewBox="0 0 161 193" svg:d="M35 97c0-69 35-86 56-86 4 0 31 0 46 15-18 2-21 14-21 20 0 10 9 19 20 19 12 0 20-7 20-19 0-29-32-46-65-46-53 0-91 46-91 97 0 54 41 96 90 96 56 0 71-50 71-54 0-5-5-5-6-5-4 0-5 2-6 5-12 39-40 43-55 43-22 0-59-18-59-85z"><text:p/></draw:path><draw:path draw:style-name="gr1304" draw:text-style-name="P42" svg:width="0.0638in" svg:height="0.0756in" svg:x="0.6161in" svg:y="4.6327in" svg:viewBox="0 0 163 193" svg:d="M35 83c2-64 38-73 53-73 43 0 48 56 48 73-34 0-68 0-101 0zM35 91c39 0 78 0 117 0 10 0 11 0 11-8 0-42-23-83-75-83-50 0-88 43-88 96 0 56 44 97 92 97 52 0 71-47 71-54 0-5-3-6-6-6s-5 3-5 6c-15 43-52 43-57 43-21 0-37-12-48-27-12-21-12-48-12-64z"><text:p/></draw:path><draw:path draw:style-name="gr1305" draw:text-style-name="P42" svg:width="0.0535in" svg:height="0.1161in" svg:x="0.7276in" svg:y="4.5902in" svg:viewBox="0 0 137 296" svg:d="M60 115c0-17 0-32 0-49 0-37 20-58 38-58 2 0 8 0 15 4-6 1-13 7-13 18 0 10 7 18 18 18 12 0 19-8 19-19 0-16-16-29-39-29-30 0-64 22-64 67 0 16 0 33 0 48-11 0-23 0-34 0 0 5 0 9 0 13 11 0 23 0 34 0 0 46 0 92 0 137 0 18-5 18-34 18 0 5 0 9 0 13 17 0 36-1 48-1 17 0 37 0 54 1 0-4 0-8 0-13-4 0-6 0-10 0-31 0-31-3-31-19 0-46 0-90 0-136 16 0 33 0 48 0 0-4 0-8 0-13-17 0-32 0-49 0z"><text:p/></draw:path><draw:path draw:style-name="gr1306" draw:text-style-name="P42" svg:width="0.0732in" svg:height="0.0756in" svg:x="0.7772in" svg:y="4.6327in" svg:viewBox="0 0 187 193" svg:d="M187 98c0-54-42-98-93-98-53 0-94 46-94 98 0 56 44 95 94 95 51 0 93-41 93-95zM94 182c-18 0-36-8-48-27-10-19-10-45-10-60 0-16 0-39 10-58s31-27 48-27c19 0 37 8 48 27 10 18 10 42 10 58 0 15 0 38-9 56-10 19-28 31-49 31z"><text:p/></draw:path><draw:path draw:style-name="gr1307" draw:text-style-name="P42" svg:width="0.0555in" svg:height="0.0728in" svg:x="0.8602in" svg:y="4.6335in" svg:viewBox="0 0 142 186" svg:d="M59 47c0-16 0-31 0-47-19 1-40 4-59 5 0 5 0 8 0 13 30 0 34 2 34 23 0 38 0 75 0 114 0 18-5 18-34 18 0 5 0 8 0 13 17 0 36-1 48-1 17 0 37 0 54 1 0-5 0-8 0-13-4 0-6 0-10 0-31 0-31-4-31-19 0-22 0-44 0-65 0-42 17-79 49-79 4 0 4 0 5 0-1 0-9 6-9 16 0 12 8 18 18 18 7 0 18-6 18-19 0-14-14-25-32-25-30 0-45 29-51 47z"><text:p/></draw:path><draw:path draw:style-name="gr1308" draw:text-style-name="P42" svg:width="0.0516in" svg:height="0.1035in" svg:x="0.961in" svg:y="4.6043in" svg:viewBox="0 0 132 264" svg:d="M65 91c20 0 39 0 60 0 0-5 0-8 0-13-21 0-40 0-60 0 0-26 0-52 0-78-4 0-7 0-11 0 0 35-13 80-54 82 0 3 0 6 0 9 12 0 24 0 36 0 0 39 0 78 0 117 0 51 38 56 54 56 30 0 42-30 42-56 0-9 0-16 0-24-4 0-7 0-11 0 0 7 0 15 0 22 0 32-13 47-29 47-27 0-27-38-27-44 0-40 0-78 0-118z"><text:p/></draw:path><draw:path draw:style-name="gr1309" draw:text-style-name="P42" svg:width="0.0831in" svg:height="0.115in" svg:x="1.0276in" svg:y="4.5913in" svg:viewBox="0 0 212 293" svg:d="M32 262c0 18-4 18-32 18 0 4 0 8 0 13 14 0 36-1 48-1 11 0 32 1 47 1 0-5 0-9 0-13-29 0-33 0-33-18 0-27 0-52 0-78 0-45 30-68 57-68 26 0 31 23 31 47 0 33 0 66 0 99 0 18-5 18-32 18 0 4 0 8 0 13 14 0 36-1 46-1 11 0 34 1 48 1 0-5 0-9 0-13-22 0-32 0-33-12 0-27 0-54 0-81 0-36 0-49-13-65-6-7-20-15-45-15-35 0-53 25-60 41 0-50 0-99 0-148-20 1-41 4-61 5 0 5 0 8 0 13 30 0 32 4 32 24 0 73 0 146 0 220z"><text:p/></draw:path><draw:path draw:style-name="gr1310" draw:text-style-name="P42" svg:width="0.0638in" svg:height="0.0756in" svg:x="1.1193in" svg:y="4.6327in" svg:viewBox="0 0 163 193" svg:d="M35 83c2-64 38-73 53-73 43 0 48 56 48 73-34 0-68 0-101 0zM35 91c39 0 78 0 117 0 10 0 11 0 11-8 0-42-23-83-75-83-50 0-88 43-88 96 0 56 44 97 92 97 52 0 71-47 71-54 0-5-3-6-6-6s-5 3-5 6c-15 43-52 43-57 43-21 0-37-12-48-27-12-21-12-48-12-64z"><text:p/></draw:path><draw:path draw:style-name="gr1311" draw:text-style-name="P42" svg:width="0.0539in" svg:height="0.0756in" svg:x="1.2307in" svg:y="4.6327in" svg:viewBox="0 0 138 193" svg:d="M73 107c10 2 45 8 45 39 0 21-15 39-48 39-35 0-51-25-59-60-1-6-1-7-6-7s-5 2-5 9c0 19 0 37 0 57 0 7 0 9 5 9 1 0 2 0 9-8 2 0 2-1 9-10 19 18 38 18 47 18 49 0 68-27 68-59 0-21-13-34-18-39-14-13-30-17-48-21-24-4-52-9-52-34 0-15 11-32 47-32 47 0 48 38 49 51 2 3 4 2 5 3 6 0 6-1 6-9 0-15 0-29 0-43 0-8 0-10-5-10-2 0-2 0-8 5-1 2-6 6-7 7-16-12-34-12-40-12-51 0-67 28-67 52 0 14 6 26 18 36 13 10 25 13 55 19z"><text:p/></draw:path><draw:path draw:style-name="gr1312" draw:text-style-name="P42" svg:width="0.0728in" svg:height="0.0756in" svg:x="1.2953in" svg:y="4.6327in" svg:viewBox="0 0 186 193" svg:d="M186 98c0-54-42-98-92-98-53 0-94 46-94 98 0 56 43 95 92 95 52 0 94-41 94-95zM94 182c-18 0-38-8-48-27-11-19-11-45-11-60 0-16 0-39 9-58 12-19 32-27 48-27 20 0 38 8 48 27 11 18 11 42 11 58 0 15 0 38-9 56-9 19-28 31-48 31z"><text:p/></draw:path><draw:path draw:style-name="gr1313" draw:text-style-name="P42" svg:width="0.0748in" svg:height="0.0756in" svg:x="1.3803in" svg:y="4.6327in" svg:viewBox="0 0 191 193" svg:d="M124 157c1 17 12 34 32 34 8 0 35-5 35-40 0-8 0-15 0-24-4 0-7 0-11 0 0 9 0 16 0 24 0 24-11 28-16 28-13 0-15-19-15-22 0-27 0-56 0-84 0-18 0-35-15-50-16-16-38-23-57-23-35 0-65 19-65 48 0 12 10 19 20 19 12 0 20-8 20-19 0-5-3-19-22-19 11-15 32-19 46-19 20 0 44 15 44 54 0 4 0 10 0 15-22 1-50 3-78 15-31 14-42 37-42 55 0 33 41 44 68 44 28 0 47-17 56-36zM120 88c0 14 0 27 0 42 0 40-30 55-49 55-21 0-39-16-39-36 0-24 18-59 88-61z"><text:p/></draw:path><draw:path draw:style-name="gr1314" draw:text-style-name="P42" svg:width="0.0815in" svg:height="0.1055in" svg:x="1.461in" svg:y="4.6335in" svg:viewBox="0 0 208 269" svg:d="M61 28c0-10 0-18 0-28-20 1-41 4-61 5 0 5 0 8 0 13 30 0 34 2 34 20 0 66 0 132 0 198 0 20-5 20-34 20 0 4 0 8 0 13 14-1 36-1 47-1 12 0 33 0 48 1 0-5 0-9 0-13-28 0-33 0-33-20 0-24 0-46 0-70 0-2 0-3 0-4 3 6 20 29 52 29 50 0 94-41 94-96 0-53-41-95-88-95-34 0-50 19-59 28zM62 138c0-31 0-62 0-94 12-21 33-33 54-33 32 0 57 37 57 84 0 51-29 87-60 87-17 0-34-9-45-26-6-8-6-10-6-18z"><text:p/></draw:path><draw:path draw:style-name="gr1315" draw:text-style-name="P42" svg:width="0.0819in" svg:height="0.1169in" svg:x="1.5902in" svg:y="4.5913in" svg:viewBox="0 0 209 298" svg:d="M61 134c0-44 0-90 0-134-20 1-41 4-61 5 0 5 0 8 0 13 30 0 34 4 34 24 0 84 0 167 0 251 3 0 7 0 10 0 5-9 4-6 15-25 7 9 24 30 55 30 50 0 95-41 95-96 0-53-42-95-90-95-33 0-51 20-58 27zM62 245c0-29 0-58 0-87 0-8 0-8 5-15 17-23 40-27 49-27 20 0 35 11 45 27 11 18 13 42 13 59 0 15-1 40-13 60-10 13-25 27-48 27-19 0-35-11-45-26-6-9-6-10-6-18z"><text:p/></draw:path><draw:path draw:style-name="gr1316" draw:text-style-name="P42" svg:width="0.0831in" svg:height="0.0748in" svg:x="1.6831in" svg:y="4.6335in" svg:viewBox="0 0 212 191" svg:d="M151 154c0 12 0 25 0 37 21-1 41-4 61-5 0-5 0-8 0-13-30 0-33-3-33-23 0-50 0-100 0-150-21 1-41 4-61 5 0 5 0 8 0 13 28 0 32 2 32 23 0 25 0 50 0 75 0 38-20 66-50 66-36 0-38-20-38-42 0-46 0-93 0-140-20 1-42 4-62 5 0 5 0 8 0 13 32 0 32 1 32 38 0 22 0 42 0 64 0 32 0 71 65 71 24 0 42-12 54-37z"><text:p/></draw:path><draw:path draw:style-name="gr1317" draw:text-style-name="P42" svg:width="0.0815in" svg:height="0.1169in" svg:x="1.7748in" svg:y="4.5913in" svg:viewBox="0 0 208 298" svg:d="M61 134c0-44 0-90 0-134-20 1-41 4-61 5 0 5 0 8 0 13 30 0 32 4 32 24 0 84 0 167 0 251 4 0 8 0 11 0 5-9 4-6 16-25 6 9 24 30 55 30 50 0 94-41 94-96 0-53-41-95-89-95-34 0-52 20-58 27zM62 245c0-29 0-58 0-87 0-8 0-8 4-15 17-23 40-27 50-27 20 0 34 11 45 27 11 18 12 42 12 59 0 15-1 40-13 60-9 13-26 27-48 27-18 0-34-11-44-26-6-9-6-10-6-18z"><text:p/></draw:path><draw:path draw:style-name="gr1318" draw:text-style-name="P42" svg:width="0.0815in" svg:height="0.1169in" svg:x="1.8669in" svg:y="4.5913in" svg:viewBox="0 0 208 298" svg:d="M61 134c0-44 0-90 0-134-20 1-41 4-61 5 0 5 0 8 0 13 30 0 34 4 34 24 0 84 0 167 0 251 3 0 6 0 9 0 1 0 5-6 16-25 6 9 24 30 55 30 50 0 94-41 94-96 0-53-41-95-89-95-33 0-52 20-58 27zM62 245c0-29 0-58 0-87 0-8 0-8 5-15 16-23 40-27 49-27 20 0 35 11 45 27 11 18 12 42 12 59 0 15 0 40-13 60-9 13-24 27-47 27-19 0-35-11-45-26-6-9-6-10-6-18z"><text:p/></draw:path><draw:path draw:style-name="gr1319" draw:text-style-name="P42" svg:width="0.0366in" svg:height="0.115in" svg:x="1.9602in" svg:y="4.5913in" svg:viewBox="0 0 94 293" svg:d="M61 0c-20 1-41 4-61 5 0 5 0 8 0 13 30 0 34 4 34 24 0 73 0 146 0 220 0 18-5 18-34 18 0 4 0 8 0 13 14 0 36-1 47-1s31 1 47 1c0-5 0-9 0-13-28 0-33 0-33-18 0-88 0-174 0-262z"><text:p/></draw:path><draw:path draw:style-name="gr1320" draw:text-style-name="P42" svg:width="0.0638in" svg:height="0.0756in" svg:x="2.0055in" svg:y="4.6327in" svg:viewBox="0 0 163 193" svg:d="M36 83c2-64 37-73 52-73 43 0 48 56 48 73-34 0-66 0-100 0zM35 91c39 0 78 0 117 0 10 0 11 0 11-8 0-42-23-83-75-83-50 0-88 43-88 96 0 56 44 97 92 97 52 0 71-47 71-54 0-5-3-6-6-6s-3 3-5 6c-14 43-52 43-57 43-21 0-37-12-47-27-13-21-13-48-13-64z"><text:p/></draw:path><draw:path draw:style-name="gr1321" draw:text-style-name="P42" svg:width="0.1134in" svg:height="0.0728in" svg:x="2.1146in" svg:y="4.6354in" svg:viewBox="0 0 289 186" svg:d="M253 40c7-21 21-27 36-27 0-5 0-8 0-13-9 1-21 1-31 1-12 0-31-1-40-1 0 5 0 8 0 13 16 0 26 7 26 21 0 2 0 2-3 8-13 36-25 72-38 108-15-40-28-78-42-118-1-4-3-6-3-8 0-11 17-11 26-11 0-5 0-8 0-13-12 0-34 1-45 1-12 0-24 0-37-1 0 5 0 8 0 13 16 0 23 1 26 6 3 3 8 16 10 23-12 34-24 68-36 102-13-37-26-74-40-112-2-6-2-6-2-8 0-11 17-11 25-11 0-5 0-8 0-13-13 0-36 1-47 1-1 0-24 0-38-1 0 5 0 8 0 13 20 0 26 1 31 15 18 50 35 99 53 150 2 4 2 8 8 8 5 0 8-2 9-8 14-40 29-80 43-119 14 39 29 80 43 120 1 3 3 7 9 7 4 0 6-4 8-7 17-47 32-93 49-139z"><text:p/></draw:path><draw:path draw:style-name="gr1322" draw:text-style-name="P42" svg:width="0.035in" svg:height="0.1106in" svg:x="2.237in" svg:y="4.5953in" svg:viewBox="0 0 90 282" svg:d="M60 96c-19 1-40 4-59 5 0 5 0 8 0 13 28 0 31 2 31 23 0 38 0 75 0 114 0 18-4 18-32 18 0 5 0 8 0 13 13 0 36-1 47-1 14 0 29 1 43 1 0-5 0-8 0-13-28 0-30-1-30-18 0-52 0-103 0-155zM62 23c0-13-10-23-22-23-14 0-22 12-22 23s8 23 22 23c12 0 22-10 22-23z"><text:p/></draw:path><draw:path draw:style-name="gr1323" draw:text-style-name="P42" svg:width="0.0516in" svg:height="0.1035in" svg:x="2.2807in" svg:y="4.6043in" svg:viewBox="0 0 132 264" svg:d="M65 91c20 0 39 0 60 0 0-5 0-8 0-13-21 0-40 0-60 0 0-26 0-52 0-78-4 0-7 0-11 0 0 35-13 80-54 82 0 3 0 6 0 9 12 0 23 0 35 0 0 39 0 78 0 117 0 51 39 56 55 56 30 0 42-30 42-56 0-9 0-16 0-24-4 0-7 0-11 0 0 7 0 15 0 22 0 32-13 47-29 47-27 0-27-38-27-44 0-40 0-78 0-118z"><text:p/></draw:path><draw:path draw:style-name="gr1324" draw:text-style-name="P42" svg:width="0.0831in" svg:height="0.115in" svg:x="2.3476in" svg:y="4.5913in" svg:viewBox="0 0 212 293" svg:d="M32 262c0 18-4 18-32 18 0 4 0 8 0 13 14 0 36-1 48-1 11 0 32 1 47 1 0-5 0-9 0-13-29 0-34 0-34-18 0-27 0-52 0-78 0-45 30-68 58-68 26 0 31 23 31 47 0 33 0 66 0 99 0 18-5 18-32 18 0 4 0 8 0 13 14 0 36-1 46-1 11 0 34 1 48 1 0-5 0-9 0-13-22 0-32 0-33-12 0-27 0-54 0-81 0-36 0-49-13-65-6-7-20-15-45-15-35 0-54 25-61 41 0-50 0-99 0-148-20 1-40 4-60 5 0 5 0 8 0 13 29 0 32 4 32 24 0 73 0 146 0 220z"><text:p/></draw:path><draw:path draw:style-name="gr1325" draw:text-style-name="P42" svg:width="0.0744in" svg:height="0.0756in" svg:x="2.4783in" svg:y="4.6327in" svg:viewBox="0 0 190 193" svg:d="M122 157c2 17 14 34 33 34 9 0 35-5 35-40 0-8 0-15 0-24-4 0-8 0-11 0 0 9 0 16 0 24 0 24-10 28-15 28-14 0-15-19-15-22 0-27 0-56 0-84 0-18 0-35-16-50-17-16-37-23-57-23-35 0-64 19-64 48 0 12 8 19 19 19 12 0 19-8 19-19 0-5-2-19-21-19 12-15 32-19 45-19 21 0 45 15 45 54 0 4 0 10 0 15-21 1-51 3-77 15-32 14-42 37-42 55 0 33 41 44 67 44 28 0 47-17 55-36zM119 88c0 14 0 27 0 42 0 40-30 55-49 55-21 0-38-16-38-36 0-24 17-59 87-61z"><text:p/></draw:path><draw:path draw:style-name="gr1326" draw:text-style-name="P42" svg:width="0.0555in" svg:height="0.0728in" svg:x="2.5961in" svg:y="4.6335in" svg:viewBox="0 0 142 186" svg:d="M58 47c0-16 0-31 0-47-20 1-39 4-58 5 0 5 0 8 0 13 29 0 32 2 32 23 0 38 0 75 0 114 0 18-4 18-32 18 0 5 0 8 0 13 16 0 36-1 48-1 17 0 36 0 53 1 0-5 0-8 0-13-3 0-6 0-9 0-31 0-32-4-32-19 0-22 0-44 0-65 0-42 18-79 50-79 3 0 4 0 5 0-2 0-11 6-11 16 0 12 10 18 20 18 7 0 18-6 18-19 0-14-14-25-32-25-31 0-46 29-52 47z"><text:p/></draw:path><draw:path draw:style-name="gr1327" draw:text-style-name="P42" svg:width="0.0748in" svg:height="0.0756in" svg:x="2.663in" svg:y="4.6327in" svg:viewBox="0 0 191 193" svg:d="M122 157c3 17 14 34 34 34 8 0 35-5 35-40 0-8 0-15 0-24-4 0-7 0-11 0 0 9 0 16 0 24 0 24-11 28-16 28-13 0-15-19-15-22 0-27 0-56 0-84 0-18 0-35-15-50-16-16-38-23-58-23-34 0-64 19-64 48 0 12 8 19 19 19 12 0 21-8 21-19 0-5-3-19-22-19 11-15 31-19 46-19 20 0 44 15 44 54 0 4 0 10 0 15-22 1-52 3-78 15-31 14-42 37-42 55 0 33 41 44 67 44 29 0 48-17 55-36zM120 88c0 14 0 27 0 42 0 40-30 55-49 55-21 0-39-16-39-36 0-24 18-59 88-61z"><text:p/></draw:path><draw:path draw:style-name="gr1328" draw:text-style-name="P42" svg:width="0.0815in" svg:height="0.1169in" svg:x="2.7449in" svg:y="4.5913in" svg:viewBox="0 0 208 298" svg:d="M146 270c0 10 0 18 0 28 21-2 41-4 62-5 0-5 0-9 0-13-29 0-33-3-33-23 0-85 0-172 0-257-20 1-41 4-61 5 0 5 0 8 0 13 30 0 34 4 34 24 0 30 0 61 0 91-14-15-32-26-54-26-50 0-94 41-94 96 0 53 41 95 90 95 26 0 46-15 56-28zM146 157c0 29 0 58 0 87 0 7 0 8-4 15-14 21-33 30-51 30-19 0-33-12-44-27-11-17-12-41-12-59 0-16 1-41 13-60 8-13 25-27 48-27 14 0 32 6 46 26 4 7 4 8 4 15z"><text:p/></draw:path><draw:path draw:style-name="gr1329" draw:text-style-name="P42" svg:width="0.035in" svg:height="0.1106in" svg:x="2.837in" svg:y="4.5953in" svg:viewBox="0 0 90 282" svg:d="M61 96c-20 1-39 4-60 5 0 5 0 8 0 13 28 0 31 2 31 23 0 38 0 75 0 114 0 18-4 18-32 18 0 5 0 8 0 13 13 0 36-1 47-1 14 0 29 1 43 1 0-5 0-8 0-13-28 0-29-1-29-18 0-52 0-103 0-155zM62 23c0-13-10-23-22-23-14 0-22 12-22 23s8 23 22 23c12 0 22-10 22-23z"><text:p/></draw:path><draw:path draw:style-name="gr1330" draw:text-style-name="P42" svg:width="0.0831in" svg:height="0.0748in" svg:x="2.8827in" svg:y="4.6335in" svg:viewBox="0 0 212 191" svg:d="M151 154c0 12 0 25 0 37 21-1 41-4 61-5 0-5 0-8 0-13-30 0-32-3-32-23 0-50 0-100 0-150-20 1-42 4-62 5 0 5 0 8 0 13 28 0 32 2 32 23 0 25 0 50 0 75 0 38-20 66-50 66-36 0-38-20-38-42 0-46 0-93 0-140-20 1-42 4-62 5 0 5 0 8 0 13 34 0 34 1 34 38 0 22 0 42 0 64 0 32 0 71 63 71 24 0 42-12 54-37z"><text:p/></draw:path><draw:path draw:style-name="gr1331" draw:text-style-name="P42" svg:width="0.0539in" svg:height="0.0756in" svg:x="2.9756in" svg:y="4.6327in" svg:viewBox="0 0 138 193" svg:d="M73 107c10 2 45 8 45 39 0 21-15 39-48 39-35 0-51-25-59-60-1-6-1-7-6-7s-5 2-5 9c0 19 0 37 0 57 0 7 0 9 5 9 1 0 2 0 9-8 2 0 2-1 9-10 19 18 38 18 47 18 49 0 68-27 68-59 0-21-13-34-18-39-14-13-30-17-48-21-24-4-52-9-52-34 0-15 11-32 47-32 47 0 48 38 49 51 0 3 4 2 5 3 6 0 6-1 6-9 0-15 0-29 0-43 0-8 0-10-5-10-2 0-2 0-8 5-1 2-6 6-7 7-16-12-34-12-40-12-51 0-67 28-67 52 0 14 6 26 18 36 13 10 25 13 55 19z"><text:p/></draw:path><draw:path draw:style-name="gr1332" draw:text-style-name="P42" svg:width="0.0728in" svg:height="0.0756in" svg:x="3.0772in" svg:y="4.6327in" svg:viewBox="0 0 186 193" svg:d="M186 98c0-54-42-98-92-98-53 0-94 46-94 98 0 56 43 95 92 95 52 0 94-41 94-95zM94 182c-18 0-38-8-48-27-11-19-11-45-11-60 0-16 0-39 9-58 12-19 32-27 48-27 20 0 38 8 48 27 11 18 11 42 11 58 0 15 0 38-8 56-10 19-29 31-49 31z"><text:p/></draw:path><draw:path draw:style-name="gr1333" draw:text-style-name="P42" svg:width="0.0535in" svg:height="0.1161in" svg:x="3.1606in" svg:y="4.5902in" svg:viewBox="0 0 137 296" svg:d="M60 115c0-17 0-32 0-49 0-37 20-58 38-58 3 0 9 0 15 4-5 1-12 7-12 18 0 10 6 18 18 18s18-8 18-19c0-16-16-29-39-29-28 0-64 22-64 67 0 16 0 33 0 48-11 0-23 0-34 0 0 5 0 9 0 13 11 0 23 0 34 0 0 46 0 92 0 137 0 18-5 18-33 18 0 5 0 9 0 13 16 0 36-1 48-1 17 0 36 0 53 1 0-4 0-8 0-13-2 0-6 0-8 0-32 0-33-3-33-19 0-46 0-90 0-136 16 0 33 0 48 0 0-4 0-8 0-13-17 0-32 0-49 0z"><text:p/></draw:path><draw:path draw:style-name="gr1334" draw:text-style-name="P42" svg:width="0.0543in" svg:height="0.1102in" svg:x="3.2575in" svg:y="4.5957in" svg:viewBox="0 0 139 281" svg:d="M86 11c0-10 0-11-9-11-25 28-63 28-77 28 0 4 0 8 0 13 8 0 34 0 55-11 0 73 0 145 0 218 0 15-1 20-38 20-5 0-10 0-15 0 0 4 0 8 0 13 16-1 52-1 69-1s54 0 68 1c0-5 0-9 0-13-5 0-8 0-13 0-38 0-40-4-40-20 0-79 0-158 0-237z"><text:p/></draw:path><draw:path draw:style-name="gr1335" draw:text-style-name="P42" svg:width="0.0169in" svg:height="0.0169in" svg:x="3.3402in" svg:y="4.6894in" svg:viewBox="0 0 44 44" svg:d="M44 23c0-12-9-23-21-23-13 0-23 11-23 23s10 21 23 21c12 0 21-9 21-21z"><text:p/></draw:path><draw:path draw:style-name="gr1336" draw:text-style-name="P42" svg:width="0.0697in" svg:height="0.1138in" svg:x="3.3783in" svg:y="4.5957in" svg:viewBox="0 0 178 290" svg:d="M178 146c0-33-3-67-17-98-19-41-54-48-72-48-25 0-55 11-73 50-14 29-16 63-16 96 0 32 2 70 19 102 18 34 49 42 70 42 23 0 55-8 73-49 13-29 16-61 16-95zM89 281c-17 0-41-10-49-51-5-25-5-64-5-88 0-28 0-56 3-78 9-51 40-54 51-54 14 0 42 7 49 49 5 24 5 56 5 83 0 31 0 60-5 86-6 41-30 53-49 53z"><text:p/></draw:path><draw:path draw:style-name="gr1337" draw:text-style-name="P42" svg:width="0.1295in" svg:height="0.0728in" svg:x="3.4969in" svg:y="4.6335in" svg:viewBox="0 0 330 186" svg:d="M34 41c0 38 0 75 0 114 0 18-5 18-34 18 0 5 0 8 0 13 16 0 37-1 48-1s34 1 48 1c0-5 0-8 0-13-29 0-34 0-34-18 0-27 0-52 0-78 0-45 30-67 58-67 26 0 31 22 31 46 0 33 0 66 0 99 0 18-5 18-33 18 0 5 0 8 0 13 14 0 36-1 48-1 10 0 32 1 46 1 0-5 0-8 0-13-27 0-32 0-32-18 0-27 0-52 0-78 0-45 30-67 56-67 27 0 32 22 32 46 0 33 0 66 0 99 0 18-5 18-33 18 0 5 0 8 0 13 15 0 36-1 48-1 11 0 33 1 47 1 0-5 0-8 0-13-22 0-32 0-32-12 0-27 0-54 0-81 0-36 0-49-14-64-6-8-20-16-44-16-36 0-54 25-61 41-6-36-37-41-57-41-31 0-50 18-62 44 0-14 0-30 0-44-20 1-40 4-60 5 0 5 0 8 0 13 30 0 34 2 34 23z"><text:p/></draw:path><draw:path draw:style-name="gr1338" draw:text-style-name="P42" svg:width="0.1295in" svg:height="0.0728in" svg:x="3.6354in" svg:y="4.6335in" svg:viewBox="0 0 330 186" svg:d="M34 41c0 38 0 75 0 114 0 18-5 18-34 18 0 5 0 8 0 13 16 0 37-1 48-1s32 1 47 1c0-5 0-8 0-13-28 0-33 0-33-18 0-27 0-52 0-78 0-45 30-67 57-67s31 22 31 46c0 33 0 66 0 99 0 18-4 18-32 18 0 5 0 8 0 13 14 0 36-1 48-1 10 0 32 1 46 1 0-5 0-8 0-13-27 0-32 0-32-18 0-27 0-52 0-78 0-45 30-67 56-67 27 0 32 22 32 46 0 33 0 66 0 99 0 18-5 18-33 18 0 5 0 8 0 13 15 0 36-1 47-1 12 0 34 1 48 1 0-5 0-8 0-13-22 0-32 0-34-12 0-27 0-54 0-81 0-36 0-49-12-64-6-8-20-16-44-16-36 0-54 25-61 41-6-36-37-41-57-41-31 0-50 18-62 44 0-14 0-30 0-44-20 1-40 4-60 5 0 5 0 8 0 13 30 0 34 2 34 23z"><text:p/></draw:path><draw:path draw:style-name="gr1339" draw:text-style-name="P42" svg:width="0.0169in" svg:height="0.0709in" svg:x="3.7823in" svg:y="4.6354in" svg:viewBox="0 0 44 181" svg:d="M44 23c0-13-9-23-21-23s-23 10-23 23c0 12 11 21 23 21s21-9 21-21zM44 160c0-12-9-23-21-23s-23 11-23 23 11 21 23 21 21-9 21-21z"><text:p/></draw:path><draw:path draw:style-name="gr1340" draw:text-style-name="P42" svg:width="0.1075in" svg:height="0.1122in" svg:x="3.885in" svg:y="4.5945in" svg:viewBox="0 0 274 286" svg:d="M265 0c-85 0-171 0-257 0-2 32-6 64-8 96 4 0 7 0 11 0 6-68 12-83 75-83 8 0 18 0 23 1 9 2 9 6 9 16 0 74 0 149 0 223 0 15 0 19-45 19-6 0-11 0-17 0 0 5 0 9 0 14 18-2 62-2 81-2s62 0 80 2c0-5 0-9 0-14-6 0-12 0-18 0-43 0-43-4-43-19 0-74 0-149 0-223 0-8 0-14 7-16 5-1 16-1 24-1 64 0 70 15 76 83 3 0 7 0 11 0-3-32-6-64-9-96z"><text:p/></draw:path><draw:path draw:style-name="gr1341" draw:text-style-name="P42" svg:width="0.1098in" svg:height="0.039in" svg:x="4.0083in" svg:y="4.6453in" svg:viewBox="0 0 280 100" svg:d="M266 17c6 0 14 0 14-9 0-8-8-8-14-8-84 0-169 0-253 0-6 0-13 0-13 8 0 9 7 9 14 9 84 0 168 0 252 0zM266 100c6 0 14 0 14-9 0-8-8-8-14-8-84 0-168 0-252 0-7 0-14 0-14 8 0 9 7 9 13 9 84 0 169 0 253 0z"><text:p/></draw:path><draw:path draw:style-name="gr1342" draw:text-style-name="P42" svg:width="0.0657in" svg:height="0.1102in" svg:x="4.1362in" svg:y="4.5957in" svg:viewBox="0 0 168 281" svg:d="M32 248c15-14 30-28 45-43 66-57 91-80 91-122 0-49-37-83-89-83-48 0-79 40-79 77 0 24 22 24 23 24 7 0 21-6 21-23 0-11-7-22-22-22-4 0-4 0-5 0 9-27 32-43 56-43 39 0 57 35 57 70 0 33-21 66-45 92-26 30-54 60-80 90-5 5-5 6-5 16 52 0 104 0 156 0 4-24 8-49 12-73-4 0-7 0-11 0-1 13-5 31-8 38-4 2-31 2-41 2-25 0-50 0-76 0z"><text:p/></draw:path><draw:path draw:style-name="gr1343" draw:text-style-name="P42" svg:width="0.0177in" svg:height="0.0169in" svg:x="4.2252in" svg:y="4.6894in" svg:viewBox="0 0 46 44" svg:d="M46 23c0-12-11-23-23-23s-23 11-23 23 11 21 23 21 23-9 23-21z"><text:p/></draw:path><draw:path draw:style-name="gr1344" draw:text-style-name="P42" svg:width="0.0661in" svg:height="0.1138in" svg:x="4.2654in" svg:y="4.5957in" svg:viewBox="0 0 169 290" svg:d="M169 197c0-51-35-93-80-93-21 0-39 6-54 22 0-28 0-55 0-83 8 3 23 6 36 6 51 0 81-38 81-44 0-3-1-5-4-5-2 0-2 0-3 1-9 5-30 13-57 13-17 0-38-3-57-12-3-1-3-1-5-1-4 0-4 3-4 10 0 42 0 83 0 125 0 7 0 10 6 10 3 0 3-1 6-3 4-7 20-29 54-29 21 0 32 19 36 26 7 16 7 33 7 53 0 16 0 41-10 58-11 17-26 27-45 27-30 0-54-21-62-46 2 0 3 1 8 1 13 0 20-12 20-22 0-11-7-20-20-20-6 0-22 3-22 23 0 36 30 76 77 76 49 0 92-40 92-93z"><text:p/></draw:path><draw:path draw:style-name="gr1345" draw:text-style-name="P42" svg:width="0.0799in" svg:height="0.0799in" svg:x="4.3646in" svg:y="4.6252in" svg:viewBox="0 0 204 204" svg:d="M102 114c4 4 7 7 11 11 23 23 44 44 67 67 5 5 10 12 16 12 4 0 8-4 8-8 0-5-4-8-7-11-25-25-51-51-76-76-1-2-6-5-6-7s5-5 6-6c25-25 51-52 76-77 3-3 7-6 7-9 0-5-4-10-8-10-6 0-11 7-16 12-23 23-44 46-67 68-4 3-7 6-11 10-28-28-56-56-84-84-2-2-6-6-10-6s-8 5-8 10c0 3 5 7 7 10 25 26 51 51 76 76 1 1 6 4 6 6s-5 5-6 7c-25 25-51 51-76 76-3 3-7 6-7 11 0 4 5 8 10 8 2 0 6-4 8-5 24-25 49-49 73-74 4-4 7-7 11-11z"><text:p/></draw:path><draw:path draw:style-name="gr1346" draw:text-style-name="P42" svg:width="0.0543in" svg:height="0.1102in" svg:x="4.4839in" svg:y="4.5957in" svg:viewBox="0 0 139 281" svg:d="M86 11c0-10 0-11-9-11-27 28-64 28-77 28 0 4 0 8 0 13 8 0 34 0 55-11 0 73 0 145 0 218 0 15-1 20-39 20-5 0-9 0-14 0 0 4 0 8 0 13 15-1 52-1 69-1s54 0 68 1c0-5 0-9 0-13-5 0-8 0-13 0-38 0-40-4-40-20 0-79 0-158 0-237z"><text:p/></draw:path><draw:path draw:style-name="gr1347" draw:text-style-name="P42" svg:width="0.0697in" svg:height="0.1138in" svg:x="4.5587in" svg:y="4.5957in" svg:viewBox="0 0 178 290" svg:d="M178 146c0-33-3-67-17-98-19-41-54-48-72-48-25 0-55 11-73 50-14 29-16 63-16 96 0 32 2 70 19 102 18 34 49 42 70 42 23 0 55-8 73-49 13-29 16-61 16-95zM89 281c-17 0-41-10-49-51-5-25-5-64-5-88 0-28 0-56 3-78 9-51 40-54 51-54 14 0 42 7 49 49 5 24 5 56 5 83 0 31 0 60-5 86-6 41-30 53-49 53z"><text:p/></draw:path><draw:path draw:style-name="gr1348" draw:text-style-name="P42" svg:width="0.0657in" svg:height="0.1102in" svg:x="4.6437in" svg:y="4.5957in" svg:viewBox="0 0 168 281" svg:d="M32 248c15-14 30-28 45-43 66-57 91-80 91-122 0-49-38-83-90-83-47 0-78 40-78 77 0 24 20 24 22 24 7 0 22-6 22-23 0-11-8-22-22-22-4 0-4 0-6 0 10-27 33-43 57-43 39 0 57 35 57 70 0 33-22 66-45 92-26 30-54 60-80 90-5 5-5 6-5 16 52 0 104 0 156 0 4-24 8-49 12-73-4 0-7 0-11 0-2 13-5 31-9 38-3 2-30 2-40 2-25 0-50 0-76 0z"><text:p/></draw:path><draw:path draw:style-name="gr1349" draw:text-style-name="P42" svg:width="0.1134in" svg:height="0.113in" svg:x="4.7236in" svg:y="4.5929in" svg:viewBox="0 0 289 288" svg:d="M84 6c-4-5-4-6-12-6-24 0-48 0-72 0 0 5 0 8 0 13 5 0 8 0 13 0 6 0 15 1 21 1 9 2 10 2 10 10 0 73 0 146 0 220 0 12 0 31-44 31 0 5 0 8 0 13 16 0 36-1 50-1s34 1 50 1c0-5 0-8 0-13-44 0-44-19-44-31 0-74 0-146 0-219 2 1 3 3 4 5 58 84 114 169 172 253 4 5 4 5 7 5 6 0 6-2 6-11 0-78 0-155 0-233 0-10 0-31 44-31 0-5 0-8 0-13-15 1-37 1-50 1-15 0-34 0-49-1 0 5 0 8 0 13 43 0 43 21 43 31 0 60 0 120 0 180-49-73-100-145-149-218z"><text:p/></draw:path><draw:path draw:style-name="gr1350" draw:text-style-name="P42" svg:width="0.0638in" svg:height="0.1654in" svg:x="4.852in" svg:y="4.5827in" svg:viewBox="0 0 163 421" svg:d="M161 16c2-5 2-6 2-8 0-4-3-8-8-8-6 0-7 4-9 8-48 132-96 266-144 398-2 4-1 4-2 7 0 5 4 8 8 8 6 0 8-3 10-8 48-132 95-265 143-397z"><text:p/></draw:path><draw:path draw:style-name="gr1351" draw:text-style-name="P42" svg:width="0.1295in" svg:height="0.0728in" svg:x="4.9311in" svg:y="4.6335in" svg:viewBox="0 0 330 186" svg:d="M34 41c0 38 0 75 0 114 0 18-5 18-34 18 0 5 0 8 0 13 16 0 37-1 48-1s34 1 47 1c0-5 0-8 0-13-28 0-33 0-33-18 0-27 0-52 0-78 0-45 30-67 58-67 26 0 31 22 31 46 0 33 0 66 0 99 0 18-5 18-33 18 0 5 0 8 0 13 14 0 36-1 48-1 10 0 32 1 46 1 0-5 0-8 0-13-27 0-32 0-32-18 0-27 0-52 0-78 0-45 30-67 56-67 27 0 32 22 32 46 0 33 0 66 0 99 0 18-5 18-33 18 0 5 0 8 0 13 15 0 36-1 48-1 11 0 33 1 47 1 0-5 0-8 0-13-22 0-32 0-34-12 0-27 0-54 0-81 0-36 0-49-12-64-6-8-20-16-44-16-36 0-54 25-61 41-6-36-37-41-57-41-31 0-50 18-62 44 0-14 0-30 0-44-20 1-40 4-60 5 0 5 0 8 0 13 30 0 34 2 34 23z"><text:p/></draw:path><draw:path draw:style-name="gr1352" draw:text-style-name="P42" svg:width="0.1075in" svg:height="0.1122in" svg:x="5.0705in" svg:y="4.5945in" svg:viewBox="0 0 274 286" svg:d="M265 0c-86 0-171 0-258 0-2 32-5 64-7 96 4 0 6 0 10 0 6-68 13-83 76-83 8 0 18 0 23 1 9 2 9 6 9 16 0 74 0 149 0 223 0 15 0 19-45 19-6 0-11 0-17 0 0 5 0 9 0 14 18-2 60-2 81-2 19 0 62 0 79 2 0-5 0-9 0-14-6 0-11 0-17 0-44 0-44-4-44-19 0-74 0-149 0-223 0-8 0-14 8-16 5-1 16-1 24-1 64 0 70 15 76 83 3 0 7 0 11 0-3-32-6-64-9-96z"><text:p/></draw:path><draw:path draw:style-name="gr1353" draw:text-style-name="P42" svg:width="0.1098in" svg:height="0.039in" svg:x="5.1937in" svg:y="4.6453in" svg:viewBox="0 0 280 100" svg:d="M265 17c7 0 15 0 15-9 0-8-8-8-14-8-84 0-169 0-253 0-6 0-13 0-13 8 0 9 7 9 13 9 84 0 168 0 252 0zM266 100c6 0 14 0 14-9 0-8-8-8-15-8-84 0-168 0-252 0-6 0-13 0-13 8 0 9 7 9 13 9 84 0 169 0 253 0z"><text:p/></draw:path><draw:path draw:style-name="gr1354" draw:text-style-name="P42" svg:width="0.0657in" svg:height="0.1102in" svg:x="5.3217in" svg:y="4.5957in" svg:viewBox="0 0 168 281" svg:d="M32 248c15-14 30-28 45-43 66-57 91-80 91-122 0-49-38-83-90-83-47 0-78 40-78 77 0 24 20 24 22 24 7 0 22-6 22-23 0-11-8-22-22-22-4 0-4 0-6 0 10-27 33-43 57-43 39 0 57 35 57 70 0 33-22 66-45 92-26 30-54 60-80 90-5 5-5 6-5 16 52 0 104 0 156 0 4-24 8-49 12-73-4 0-7 0-11 0-2 13-5 31-9 38-3 2-30 2-40 2-25 0-50 0-76 0z"><text:p/></draw:path><draw:path draw:style-name="gr1355" draw:text-style-name="P42" svg:width="0.0169in" svg:height="0.0169in" svg:x="5.4106in" svg:y="4.6894in" svg:viewBox="0 0 44 44" svg:d="M44 23c0-12-9-23-21-23s-23 11-23 23 11 21 23 21 21-9 21-21z"><text:p/></draw:path><draw:path draw:style-name="gr1356" draw:text-style-name="P42" svg:width="0.0657in" svg:height="0.1138in" svg:x="5.4508in" svg:y="4.5957in" svg:viewBox="0 0 168 290" svg:d="M168 197c0-51-34-93-79-93-21 0-39 6-54 22 0-28 0-55 0-83 8 3 23 6 36 6 51 0 81-38 81-44 0-3-1-5-4-5-2 0-2 0-4 1-8 5-29 13-58 13-16 0-36-3-55-12-3-1-3-1-5-1-4 0-4 3-4 10 0 42 0 83 0 125 0 7 0 10 6 10 2 0 3-1 6-3 3-7 19-29 54-29 21 0 32 19 36 26 6 16 7 33 7 53 0 16 0 41-10 58-11 17-26 27-45 27-32 0-56-21-63-46 1 0 3 1 7 1 15 0 22-12 22-22 0-11-7-20-22-20-6 0-20 3-20 23 0 36 29 76 77 76s91-40 91-93z"><text:p/></draw:path><draw:path draw:style-name="gr1357" draw:text-style-name="P42" svg:width="0.0799in" svg:height="0.0799in" svg:x="5.55in" svg:y="4.6252in" svg:viewBox="0 0 204 204" svg:d="M102 114c2 4 7 7 10 11 22 23 45 44 68 67 4 5 10 12 16 12 3 0 8-4 8-8 0-5-4-8-7-11-25-25-51-51-76-76-2-2-6-5-6-7s4-5 6-6c25-25 51-52 76-77 3-3 7-6 7-9 0-5-5-10-8-10-6 0-12 7-16 12-23 23-46 46-68 68-3 3-8 6-10 10-29-28-56-56-85-84-1-2-5-6-9-6s-8 5-8 10c0 3 4 7 7 10 25 26 51 51 76 76 1 1 5 4 5 6s-4 5-5 7c-25 25-51 51-76 76-3 3-7 6-7 11 0 4 4 8 8 8s8-4 9-5c25-25 49-49 74-74 4-4 7-7 11-11z"><text:p/></draw:path><draw:path draw:style-name="gr1358" draw:text-style-name="P42" svg:width="0.0543in" svg:height="0.1102in" svg:x="5.6693in" svg:y="4.5957in" svg:viewBox="0 0 139 281" svg:d="M86 11c0-10 0-11-9-11-27 28-64 28-77 28 0 4 0 8 0 13 8 0 34 0 55-11 0 73 0 145 0 218 0 15-1 20-39 20-5 0-9 0-14 0 0 4 0 8 0 13 15-1 52-1 69-1s53 0 68 1c0-5 0-9 0-13-5 0-8 0-13 0-38 0-40-4-40-20 0-79 0-158 0-237z"><text:p/></draw:path><draw:path draw:style-name="gr1359" draw:text-style-name="P42" svg:width="0.0697in" svg:height="0.1138in" svg:x="5.7441in" svg:y="4.5957in" svg:viewBox="0 0 178 290" svg:d="M178 146c0-33-3-67-17-98-19-41-54-48-72-48-25 0-57 11-73 50-14 29-16 63-16 96 0 32 1 70 19 102 18 34 49 42 70 42 23 0 54-8 73-49 13-29 16-61 16-95zM89 281c-17 0-42-10-49-51-5-25-5-64-5-88 0-28 0-56 3-78 9-51 40-54 51-54 13 0 42 7 49 49 5 24 5 56 5 83 0 31 0 60-5 86-6 41-30 53-49 53z"><text:p/></draw:path><draw:path draw:style-name="gr1360" draw:text-style-name="P42" svg:width="0.0657in" svg:height="0.1102in" svg:x="5.8291in" svg:y="4.5957in" svg:viewBox="0 0 168 281" svg:d="M32 248c15-14 30-28 45-43 66-57 91-80 91-122 0-49-38-83-90-83-47 0-78 40-78 77 0 24 20 24 22 24 7 0 21-6 21-23 0-11-7-22-21-22-4 0-5 0-6 0 9-27 32-43 57-43 39 0 57 35 57 70 0 33-22 66-45 92-27 30-54 60-81 90-4 5-4 6-4 16 52 0 104 0 156 0 4-24 8-49 12-73-4 0-7 0-11 0-2 13-5 31-9 38-3 2-30 2-40 2-25 0-50 0-76 0z"><text:p/></draw:path><draw:path draw:style-name="gr1361" draw:text-style-name="P42" svg:width="0.113in" svg:height="0.113in" svg:x="5.9091in" svg:y="4.5929in" svg:viewBox="0 0 288 288" svg:d="M84 6c-4-5-4-6-12-6-24 0-48 0-72 0 0 5 0 8 0 13 4 0 8 0 12 0 7 0 16 1 22 1 9 2 9 2 9 10 0 73 0 146 0 220 0 12 0 31-43 31 0 5 0 8 0 13 16 0 35-1 49-1 13 0 35 1 49 1 0-5 0-8 0-13-43 0-43-19-43-31 0-74 0-146 0-219 3 1 3 3 5 5 58 84 114 169 172 253 3 5 4 5 7 5 6 0 6-2 6-11 0-78 0-155 0-233 0-10 0-31 43-31 0-5 0-8 0-13-14 1-36 1-49 1-15 0-35 0-49-1 0 5 0 8 0 13 43 0 43 21 43 31 0 60 0 120 0 180-49-73-100-145-149-218z"><text:p/></draw:path><draw:path draw:style-name="gr1362" draw:text-style-name="P42" svg:width="0.0638in" svg:height="0.1654in" svg:x="6.0374in" svg:y="4.5827in" svg:viewBox="0 0 163 421" svg:d="M161 16c2-5 2-6 2-8 0-4-3-8-8-8-6 0-7 4-9 8-48 132-96 266-144 398-2 4-1 4-2 7 0 5 4 8 8 8 6 0 8-3 9-8 48-132 96-265 144-397z"><text:p/></draw:path><draw:path draw:style-name="gr1363" draw:text-style-name="P42" svg:width="0.1295in" svg:height="0.0728in" svg:x="6.1161in" svg:y="4.6335in" svg:viewBox="0 0 330 186" svg:d="M34 41c0 38 0 75 0 114 0 18-5 18-34 18 0 5 0 8 0 13 16 0 36-1 48-1 11 0 32 1 47 1 0-5 0-8 0-13-28 0-33 0-33-18 0-27 0-52 0-78 0-45 30-67 57-67 26 0 31 22 31 46 0 33 0 66 0 99 0 18-5 18-32 18 0 5 0 8 0 13 14 0 36-1 48-1 10 0 32 1 46 1 0-5 0-8 0-13-28 0-32 0-32-18 0-27 0-52 0-78 0-45 30-67 56-67 27 0 32 22 32 46 0 33 0 66 0 99 0 18-5 18-33 18 0 5 0 8 0 13 15 0 36-1 47-1s34 1 48 1c0-5 0-8 0-13-23 0-32 0-34-12 0-27 0-54 0-81 0-36 0-49-13-64-6-8-19-16-44-16-35 0-54 25-60 41-6-36-37-41-57-41-31 0-50 18-62 44 0-14 0-30 0-44-20 1-40 4-60 5 0 5 0 8 0 13 30 0 34 2 34 23z"><text:p/></draw:path><draw:path draw:style-name="gr1364" draw:text-style-name="P42" svg:width="0.0555in" svg:height="0.0728in" svg:x="0.0016in" svg:y="4.8331in" svg:viewBox="0 0 142 186" svg:d="M59 46c0-16 0-30 0-46-19 1-40 4-59 5 0 5 0 8 0 13 30 0 34 2 34 23 0 37 0 75 0 113 0 19-5 19-34 19 0 5 0 8 0 13 17 0 37-1 48-1 18 0 37 0 54 1 0-5 0-8 0-13-2 0-6 0-8 0-32 0-33-5-33-19 0-22 0-44 0-65 0-42 18-79 49-79 4 0 4 0 5 0-1 0-9 4-9 16 0 11 9 18 18 18 8 0 18-6 18-19s-12-25-32-25c-30 0-45 28-51 46z"><text:p/></draw:path><draw:path draw:style-name="gr1365" draw:text-style-name="P42" svg:width="0.1102in" svg:height="0.0382in" svg:x="0.0717in" svg:y="4.8453in" svg:viewBox="0 0 281 98" svg:d="M266 17c6 0 15 0 15-9 0-8-9-8-15-8-84 0-169 0-253 0-5 0-13 0-13 8 0 9 8 9 14 9 84 0 168 0 252 0zM266 98c6 0 15 0 15-8s-9-8-15-8c-84 0-168 0-252 0-6 0-14 0-14 8s8 8 13 8c84 0 169 0 253 0z"><text:p/></draw:path><draw:path draw:style-name="gr1366" draw:text-style-name="P42" svg:width="0.0543in" svg:height="0.1102in" svg:x="0.2063in" svg:y="4.7957in" svg:viewBox="0 0 139 281" svg:d="M86 11c0-10 0-11-9-11-27 28-64 28-77 28 0 3 0 8 0 12 8 0 34 0 55-11 0 73 0 145 0 218 0 16-1 21-39 21-5 0-9 0-14 0 0 4 0 8 0 13 15-1 52-1 69-1s53 0 68 1c0-5 0-9 0-13-5 0-8 0-13 0-38 0-40-5-40-21 0-79 0-157 0-236z"><text:p/></draw:path><draw:path draw:style-name="gr1367" draw:text-style-name="P42" svg:width="0.0177in" svg:height="0.0169in" svg:x="0.2886in" svg:y="4.8886in" svg:viewBox="0 0 46 44" svg:d="M46 22c0-12-11-22-23-22s-23 8-23 22c0 12 11 22 23 22s23-9 23-22z"><text:p/></draw:path><draw:path draw:style-name="gr1368" draw:text-style-name="P42" svg:width="0.0697in" svg:height="0.1138in" svg:x="0.3272in" svg:y="4.7957in" svg:viewBox="0 0 178 290" svg:d="M178 146c0-33-3-68-18-99-20-40-54-47-71-47-25 0-57 11-73 50-15 29-16 63-16 96 0 32 1 70 18 101 19 35 49 43 70 43 22 0 55-9 74-49 13-29 16-62 16-95zM88 281c-16 0-41-11-48-51-5-26-5-64-5-90s0-54 3-76c8-51 40-54 50-54 14 0 42 7 50 49 4 24 4 55 4 81 0 33 0 62-5 88-6 41-30 53-49 53z"><text:p/></draw:path><draw:path draw:style-name="gr1369" draw:text-style-name="P42" svg:width="0.0799in" svg:height="0.0799in" svg:x="0.428in" svg:y="4.8244in" svg:viewBox="0 0 204 204" svg:d="M102 114c4 4 7 7 11 11 23 23 44 44 67 67 5 5 10 12 16 12 4 0 8-5 8-8 0-5-4-8-7-11-25-25-51-51-76-76-1-2-5-5-5-7s4-5 5-7c25-25 51-51 76-76 3-3 7-6 7-11 0-4-4-8-8-8-6 0-11 7-16 12-23 23-44 44-67 67-4 4-7 7-11 11-28-29-56-56-84-85-2-1-6-5-10-5s-8 4-8 8c0 5 5 9 7 11 25 25 51 51 76 76 2 2 6 5 6 7s-4 5-6 7c-25 25-51 51-76 76-3 2-7 6-7 11 0 3 5 8 10 8 2 0 6-4 8-6 25-24 49-49 74-73 3-4 6-7 10-11z"><text:p/></draw:path><draw:path draw:style-name="gr1370" draw:text-style-name="P42" svg:width="0.0543in" svg:height="0.1102in" svg:x="0.5472in" svg:y="4.7957in" svg:viewBox="0 0 139 281" svg:d="M86 11c0-10 0-11-9-11-27 28-64 28-77 28 0 3 0 8 0 12 8 0 34 0 55-11 0 73 0 145 0 218 0 16-1 21-39 21-5 0-9 0-14 0 0 4 0 8 0 13 16-1 52-1 69-1s54 0 68 1c0-5 0-9 0-13-5 0-8 0-13 0-38 0-40-5-40-21 0-79 0-157 0-236z"><text:p/></draw:path><draw:path draw:style-name="gr1371" draw:text-style-name="P42" svg:width="0.0697in" svg:height="0.1138in" svg:x="0.622in" svg:y="4.7957in" svg:viewBox="0 0 178 290" svg:d="M178 146c0-33-3-68-17-99-19-40-54-47-72-47-25 0-55 11-73 50-14 29-16 63-16 96 0 32 2 70 19 101 18 35 49 43 70 43 23 0 55-9 73-49 13-29 16-62 16-95zM89 281c-17 0-41-11-49-51-5-26-5-64-5-90s0-54 3-76c9-51 40-54 51-54 14 0 42 7 50 49 4 24 4 55 4 81 0 33 0 62-5 88-6 41-30 53-49 53z"><text:p/></draw:path><draw:path draw:style-name="gr1372" draw:text-style-name="P42" svg:width="0.0685in" svg:height="0.1138in" svg:x="0.7059in" svg:y="4.7957in" svg:viewBox="0 0 175 290" svg:d="M104 132c35-11 59-41 59-73 0-35-37-59-77-59-43 0-74 25-74 58 0 13 8 21 20 21 14 0 22-9 22-21 0-21-19-21-25-21 12-21 41-26 55-26 18 0 41 9 41 47 0 4-1 30-12 48-12 20-27 21-37 22-4 0-14 2-17 2-4 0-6 0-6 4 0 5 2 5 9 5 6 0 14 0 20 0 34 0 50 29 50 70 0 57-30 69-48 69s-49-7-65-32c16 2 28-7 28-23 0-15-11-24-23-24-11 0-24 6-24 25 0 39 40 66 85 66 52 0 90-38 90-81 0-35-26-67-71-77z"><text:p/></draw:path><draw:path draw:style-name="gr1373" draw:text-style-name="P42" svg:width="0.1295in" svg:height="0.0728in" svg:x="0.787in" svg:y="4.8331in" svg:viewBox="0 0 330 186" svg:d="M34 41c0 37 0 75 0 113 0 19-5 19-34 19 0 5 0 8 0 13 16 0 36-1 48-1 11 0 32 1 47 1 0-5 0-8 0-13-28 0-33 0-33-19 0-26 0-52 0-77 0-45 30-67 57-67 26 0 31 21 31 46 0 33 0 65 0 98 0 19-5 19-32 19 0 5 0 8 0 13 14 0 36-1 48-1 10 0 32 1 46 1 0-5 0-8 0-13-28 0-32 0-32-19 0-26 0-52 0-77 0-45 30-67 56-67 27 0 32 21 32 46 0 33 0 65 0 98 0 19-5 19-33 19 0 5 0 8 0 13 15 0 36-1 47-1s34 1 48 1c0-5 0-8 0-13-23 0-32 0-34-12 0-27 0-54 0-81 0-37 0-50-13-64-6-8-19-16-43-16-36 0-54 25-61 41-6-36-37-41-57-41-31 0-50 18-62 44 0-14 0-30 0-44-20 1-40 4-60 5 0 5 0 8 0 13 30 0 34 2 34 23z"><text:p/></draw:path><draw:path draw:style-name="gr1374" draw:text-style-name="P42" svg:width="0.0555in" svg:height="0.0728in" svg:x="0.9248in" svg:y="4.8331in" svg:viewBox="0 0 142 186" svg:d="M59 46c0-16 0-30 0-46-19 1-40 4-59 5 0 5 0 8 0 13 29 0 32 2 32 23 0 37 0 75 0 113 0 19-4 19-32 19 0 5 0 8 0 13 16 0 36-1 48-1 17 0 36 0 53 1 0-5 0-8 0-13-3 0-6 0-9 0-31 0-32-5-32-19 0-22 0-44 0-65 0-42 18-79 50-79 3 0 4 0 5 0-1 0-9 4-9 16 0 11 8 18 18 18 7 0 18-6 18-19s-14-25-32-25c-31 0-46 28-51 46z"><text:p/></draw:path><draw:path draw:style-name="gr1375" draw:text-style-name="P42" svg:width="0.1102in" svg:height="0.0382in" svg:x="0.9945in" svg:y="4.8453in" svg:viewBox="0 0 281 98" svg:d="M266 17c6 0 15 0 15-9 0-8-9-8-15-8-84 0-168 0-252 0-6 0-14 0-14 8 0 9 8 9 14 9 84 0 168 0 252 0zM266 98c6 0 15 0 15-8s-9-8-15-8c-84 0-168 0-252 0-6 0-14 0-14 8s8 8 14 8c84 0 168 0 252 0z"><text:p/></draw:path><draw:path draw:style-name="gr1376" draw:text-style-name="P42" svg:width="0.0543in" svg:height="0.1102in" svg:x="1.1291in" svg:y="4.7957in" svg:viewBox="0 0 139 281" svg:d="M86 11c0-10 0-11-9-11-27 28-64 28-77 28 0 3 0 8 0 12 8 0 34 0 55-11 0 73 0 145 0 218 0 16-1 21-39 21-5 0-9 0-14 0 0 4 0 8 0 13 16-1 52-1 69-1s54 0 68 1c0-5 0-9 0-13-5 0-8 0-13 0-38 0-40-5-40-21 0-79 0-157 0-236z"><text:p/></draw:path><draw:path draw:style-name="gr1377" draw:text-style-name="P42" svg:width="0.0169in" svg:height="0.0169in" svg:x="1.2118in" svg:y="4.8886in" svg:viewBox="0 0 44 44" svg:d="M44 22c0-12-10-22-22-22-14 0-22 8-22 22 0 12 8 22 22 22 12 0 22-9 22-22z"><text:p/></draw:path><draw:path draw:style-name="gr1378" draw:text-style-name="P42" svg:width="0.0697in" svg:height="0.1138in" svg:x="1.25in" svg:y="4.7957in" svg:viewBox="0 0 178 290" svg:d="M178 146c0-33-3-68-17-99-19-40-54-47-72-47-25 0-57 11-73 50-14 29-16 63-16 96 0 32 1 70 19 101 18 35 48 43 70 43 23 0 54-9 73-49 13-29 16-62 16-95zM89 281c-17 0-42-11-49-51-5-26-5-64-5-90s0-54 3-76c9-51 40-54 51-54 13 0 41 7 49 49 5 24 5 55 5 81 0 33 0 62-5 88-6 41-30 53-49 53z"><text:p/></draw:path><draw:path draw:style-name="gr1379" draw:text-style-name="P42" svg:width="0.0795in" svg:height="0.0799in" svg:x="1.3512in" svg:y="4.8244in" svg:viewBox="0 0 203 204" svg:d="M101 114h1c2 4 6 7 10 11 22 23 45 44 68 67 4 5 8 12 14 12 5 0 9-5 9-8 0-5-4-8-6-11-25-25-52-51-77-76-1-2-5-5-5-7s4-5 5-7c25-25 52-51 77-76 2-3 6-6 6-11 0-4-4-8-9-8-6 0-10 7-14 12-23 23-46 44-68 67-4 4-8 7-10 11-29-29-56-56-85-85-3-1-5-5-9-5s-8 4-8 8c0 5 4 9 7 11 25 25 49 51 75 76 2 2 6 5 6 7s-4 5-6 7c-26 25-51 51-76 76-2 2-6 6-6 11 0 3 4 8 8 8s6-4 9-6c25-24 49-49 74-73 4-4 7-7 10-11z"><text:p/></draw:path><draw:path draw:style-name="gr1380" draw:text-style-name="P42" svg:width="0.0543in" svg:height="0.1102in" svg:x="1.4701in" svg:y="4.7957in" svg:viewBox="0 0 139 281" svg:d="M86 11c0-10 0-11-9-11-25 28-63 28-77 28 0 3 0 8 0 12 8 0 34 0 55-11 0 73 0 145 0 218 0 16-1 21-38 21-5 0-9 0-13 0 0 4 0 8 0 13 14-1 49-1 67-1 17 0 54 0 68 1 0-5 0-9 0-13-5 0-8 0-13 0-37 0-40-5-40-21 0-79 0-157 0-236z"><text:p/></draw:path><draw:path draw:style-name="gr1381" draw:text-style-name="P42" svg:width="0.0697in" svg:height="0.1138in" svg:x="1.5453in" svg:y="4.7957in" svg:viewBox="0 0 178 290" svg:d="M178 146c0-33-3-68-18-99-20-40-53-47-71-47-25 0-57 11-73 50-15 29-16 63-16 96 0 32 1 70 18 101 19 35 49 43 70 43 22 0 55-9 74-49 13-29 16-62 16-95zM88 281c-16 0-41-11-48-51-5-26-5-64-5-90s0-54 3-76c8-51 40-54 50-54 14 0 42 7 50 49 4 24 4 55 4 81 0 33 0 62-4 88-7 41-31 53-50 53z"><text:p/></draw:path><draw:path draw:style-name="gr1382" draw:text-style-name="P42" svg:width="0.0685in" svg:height="0.1138in" svg:x="1.6283in" svg:y="4.7957in" svg:viewBox="0 0 175 290" svg:d="M106 132c33-11 58-41 58-73 0-35-37-59-78-59-42 0-74 25-74 58 0 13 10 21 22 21 13 0 21-9 21-21 0-21-20-21-26-21 13-21 41-26 56-26 17 0 40 9 40 47 0 4 0 30-11 48-13 20-28 21-38 22-4 0-14 2-16 2-4 0-7 0-7 4 0 5 3 5 11 5 6 0 12 0 18 0 34 0 50 29 50 70 0 57-29 69-48 69-18 0-49-7-64-32 15 2 28-7 28-23 0-15-12-24-24-24-10 0-24 6-24 25 0 39 40 66 85 66 52 0 90-38 90-81 0-35-26-67-69-77z"><text:p/></draw:path><draw:path draw:style-name="gr1383" draw:text-style-name="P42" svg:width="0.1291in" svg:height="0.0728in" svg:x="1.7102in" svg:y="4.8331in" svg:viewBox="0 0 329 186" svg:d="M32 41c0 37 0 75 0 113 0 19-4 19-32 19 0 5 0 8 0 13 14 0 36-1 47-1s33 1 48 1c0-5 0-8 0-13-29 0-34 0-34-19 0-26 0-52 0-77 0-45 30-67 58-67 26 0 31 21 31 46 0 33 0 65 0 98 0 19-5 19-34 19 0 5 0 8 0 13 16 0 36-1 48-1 11 0 33 1 47 1 0-5 0-8 0-13-27 0-32 0-32-19 0-26 0-52 0-77 0-45 30-67 56-67 28 0 31 21 31 46 0 33 0 65 0 98 0 19-3 19-32 19 0 5 0 8 0 13 14 0 36-1 48-1 11 0 32 1 47 1 0-5 0-8 0-13-22 0-33 0-33-12 0-27 0-54 0-81 0-37 0-50-13-64-6-8-20-16-44-16-36 0-54 25-61 41-6-36-38-41-57-41-31 0-50 18-62 44 0-14 0-30 0-44-19 1-40 4-59 5 0 5 0 8 0 13 29 0 32 2 32 23z"><text:p/></draw:path><draw:path draw:style-name="gr1384" draw:text-style-name="P42" svg:width="0.113in" svg:height="0.1169in" svg:x="0.2516in" svg:y="4.9921in" svg:viewBox="0 0 288 298" svg:d="M232 191c0 60-41 93-81 93-20 0-69-10-69-91 0-54 0-107 0-161 0-14 0-19 33-19 4 0 6 0 10 0 0-5 0-8 0-13-15 1-47 1-63 1s-46 0-62-1c0 5 0 8 0 13 4 0 7 0 11 0 32 0 32 5 32 19 0 53 0 107 0 160 0 59 49 106 107 106 48 0 86-40 94-88 1-8 1-12 1-29 0-45 0-90 0-135 0-14 0-33 43-33 0-5 0-8 0-13-14 0-35 1-49 1-15 0-35-1-51-1 0 5 0 8 0 13 44 0 44 19 44 31 0 50 0 98 0 147z"><text:p/></draw:path><draw:path draw:style-name="gr1385" draw:text-style-name="P42" svg:width="0.0539in" svg:height="0.076in" svg:x="0.3764in" svg:y="5.0307in" svg:viewBox="0 0 138 194" svg:d="M73 108c10 1 45 8 45 38 0 22-15 39-48 39-35 0-51-24-59-60-1-6-1-7-6-7s-5 3-5 10c0 18 0 38 0 56 0 7 0 10 5 10 1 0 2-1 11-8 0-1 0-2 8-10 18 17 37 18 46 18 49 0 68-28 68-58 0-23-13-35-18-41-14-13-30-17-48-19-24-5-52-11-52-35 0-16 11-33 47-33 47 0 49 39 49 52 2 4 4 2 5 4 6 0 6-3 6-11 0-15 0-28 0-42 0-7 0-11-5-11-2 0-2 0-8 6-1 1-5 5-7 6-16-12-34-12-40-12-51 0-67 29-67 53 0 14 6 26 18 35 13 12 25 14 55 20z"><text:p/></draw:path><draw:path draw:style-name="gr1386" draw:text-style-name="P42" svg:width="0.0354in" svg:height="0.1106in" svg:x="0.4417in" svg:y="4.9945in" svg:viewBox="0 0 91 282" svg:d="M61 95c-19 1-39 3-59 5 0 4 0 8 0 13 28 0 32 2 32 24 0 37 0 75 0 113 0 19-5 19-34 19 0 5 0 8 0 13 14-1 37-1 47-1 14 0 30 0 44 1 0-5 0-8 0-13-27 0-30-3-30-19 0-52 0-104 0-155zM64 22c0-14-11-22-23-22-13 0-23 11-23 22 0 12 10 22 23 22 12 0 23-8 23-22z"><text:p/></draw:path><draw:path draw:style-name="gr1387" draw:text-style-name="P42" svg:width="0.0831in" svg:height="0.0732in" svg:x="0.4878in" svg:y="5.0315in" svg:viewBox="0 0 212 187" svg:d="M32 42c0 37 0 76 0 113 0 19-4 19-32 19 0 5 0 8 0 13 14-1 36-1 47-1 12 0 33 0 48 1 0-5 0-8 0-13-29 0-34 0-34-19 0-27 0-52 0-78 0-43 30-67 58-67 26 0 31 22 31 46 0 33 0 66 0 99 0 19-5 19-34 19 0 5 0 8 0 13 16-1 38-1 48-1 11 0 34 0 48 1 0-5 0-8 0-13-22 0-33 0-33-13 0-27 0-54 0-81 0-36 0-49-13-64-6-6-20-16-45-16-30 0-50 19-62 44 0-14 0-30 0-44-19 1-40 4-59 5 0 5 0 8 0 13 29 0 32 4 32 24z"><text:p/></draw:path><draw:path draw:style-name="gr1388" draw:text-style-name="P42" svg:width="0.0752in" svg:height="0.1087in" svg:x="0.5795in" svg:y="5.0303in" svg:viewBox="0 0 192 277" svg:d="M82 118c-38 0-38-42-38-52 0-11 2-25 8-35 3-6 13-17 30-17 36 0 36 42 36 52 0 11 0 25-6 35-4 6-14 17-30 17zM32 134c0-1 0-10 8-19 16 11 33 12 42 12 38 0 68-29 68-61 0-16-7-31-18-41 16-14 31-17 38-17 2 0 3 0 4 2-4 1-6 6-6 10 0 8 5 12 12 12 5 0 12-2 12-12 0-7-5-20-22-20-8 0-26 2-44 19-18-13-35-15-44-15-40 0-69 30-69 62 0 18 10 35 19 43-4 6-13 21-13 35 0 13 6 29 19 37-25 7-38 27-38 43 0 30 41 53 92 53s94-21 94-54c0-14-6-36-28-48-21-12-46-12-72-12-10 0-28 0-31 0-14-2-23-15-23-29zM94 268c-44 0-72-22-72-44 0-20 15-36 34-37 9 0 16 0 24 0 38 0 84 0 84 37 0 23-30 44-70 44z"><text:p/></draw:path><draw:path draw:style-name="gr1389" draw:text-style-name="P42" svg:width="0.0516in" svg:height="0.1035in" svg:x="0.6976in" svg:y="5.0035in" svg:viewBox="0 0 132 264" svg:d="M65 90c20 0 41 0 61 0 0-5 0-8 0-13-20 0-41 0-61 0 0-25 0-52 0-77-4 0-6 0-10 0-1 35-13 79-55 82 0 2 0 6 0 8 12 0 24 0 36 0 0 38 0 78 0 116 0 52 40 58 54 58 30 0 42-30 42-58 0-8 0-15 0-24-4 0-7 0-11 0 0 9 0 16 0 24 0 32-12 47-27 47-29 0-29-38-29-45 0-40 0-78 0-118z"><text:p/></draw:path><draw:path draw:style-name="gr1390" draw:text-style-name="P42" svg:width="0.0831in" svg:height="0.115in" svg:x="0.7642in" svg:y="4.9898in" svg:viewBox="0 0 212 293" svg:d="M34 260c0 20-5 20-34 20 0 4 0 8 0 13 16-1 37-1 48-1s34 0 48 1c0-5 0-9 0-13-29 0-34 0-34-20 0-26 0-51 0-78 0-43 30-67 58-67 26 0 31 23 31 47 0 32 0 66 0 98 0 20-5 20-33 20 0 4 0 8 0 13 14-1 36-1 48-1 10 0 32 0 46 1 0-5 0-9 0-13-21 0-32 0-32-14 0-26 0-54 0-80 0-36 0-49-13-65-6-6-21-15-45-15-34 0-54 26-61 42 0-50 0-99 0-148-20 1-41 4-61 5 0 5 0 8 0 13 30 0 34 2 34 23 0 73 0 146 0 219z"><text:p/></draw:path><draw:path draw:style-name="gr1391" draw:text-style-name="P42" svg:width="0.0638in" svg:height="0.076in" svg:x="0.8559in" svg:y="5.0307in" svg:viewBox="0 0 163 194" svg:d="M36 83c2-63 37-73 52-73 44 0 48 57 48 73-34 0-66 0-100 0zM35 92c39 0 79 0 119 0 8 0 9 0 9-9 0-42-23-83-75-83-48 0-88 44-88 97 0 57 44 97 94 97 51 0 69-46 69-55 0-5-2-5-5-5s-4 3-6 6c-14 44-52 44-56 44-22 0-38-14-48-29-13-21-13-48-13-63z"><text:p/></draw:path><draw:path draw:style-name="gr1392" draw:text-style-name="P42" svg:width="0.0535in" svg:height="0.1169in" svg:x="0.9673in" svg:y="4.9882in" svg:viewBox="0 0 137 298" svg:d="M60 115c0-15 0-32 0-48 0-37 20-57 40-57 1 0 7 0 13 2-5 2-12 7-12 18 0 10 6 18 18 18s18-8 18-18c0-16-16-30-37-30-30 0-66 23-66 67 0 16 0 33 0 48-11 0-23 0-34 0 0 5 0 9 0 13 11 0 23 0 34 0 0 46 0 92 0 137 0 19-5 19-33 19 0 5 0 9 0 14 16-2 36-2 48-2 17 0 36 0 53 2 0-5 0-9 0-14-2 0-6 0-8 0-32 0-33-4-33-20 0-46 0-90 0-136 16 0 33 0 48 0 0-4 0-8 0-13-17 0-32 0-49 0z"><text:p/></draw:path><draw:path draw:style-name="gr1393" draw:text-style-name="P42" svg:width="0.0732in" svg:height="0.076in" svg:x="1.0177in" svg:y="5.0307in" svg:viewBox="0 0 187 194" svg:d="M187 100c0-54-42-100-93-100-53 0-94 47-94 100 0 54 44 94 94 94s93-42 93-94zM94 184c-18 0-38-9-48-29-11-18-11-45-11-59 0-17 0-40 11-58 10-20 31-28 48-28 18 0 34 9 46 27 11 18 12 42 12 59 0 14 0 37-9 56-10 20-28 32-49 32z"><text:p/></draw:path><draw:path draw:style-name="gr1394" draw:text-style-name="P42" svg:width="0.0555in" svg:height="0.0732in" svg:x="1.1008in" svg:y="5.0315in" svg:viewBox="0 0 142 187" svg:d="M59 47c0-16 0-31 0-47-19 1-40 4-59 5 0 5 0 8 0 13 29 0 32 4 32 24 0 37 0 76 0 113 0 19-4 19-32 19 0 5 0 8 0 13 16-1 36-1 48-1 17 0 36 0 53 1 0-5 0-8 0-13-3 0-6 0-9 0-31 0-32-5-32-20 0-22 0-44 0-65 0-41 18-79 50-79 3 0 4 0 5 1-1 0-9 5-9 15 0 12 8 18 18 18 7 0 18-4 18-18 0-13-14-26-32-26-31 0-46 29-51 47z"><text:p/></draw:path><draw:path draw:style-name="gr1395" draw:text-style-name="P42" svg:width="0.1291in" svg:height="0.0732in" svg:x="1.1665in" svg:y="5.0315in" svg:viewBox="0 0 329 187" svg:d="M32 42c0 37 0 76 0 113 0 19-4 19-32 19 0 5 0 8 0 13 14-1 36-1 47-1 12 0 33 0 48 1 0-5 0-8 0-13-29 0-34 0-34-19 0-27 0-52 0-78 0-43 30-67 58-67 26 0 31 22 31 46 0 33 0 66 0 99 0 19-5 19-34 19 0 5 0 8 0 13 16-1 38-1 48-1 11 0 34 0 48 1 0-5 0-8 0-13-28 0-33 0-33-19 0-27 0-52 0-78 0-43 30-67 57-67s32 22 32 46c0 33 0 66 0 99 0 19-5 19-34 19 0 5 0 8 0 13 14-1 36-1 48-1 11 0 32 0 47 1 0-5 0-8 0-13-22 0-33 0-33-13 0-27 0-54 0-81 0-36 0-49-13-64-6-6-20-16-44-16-35 0-54 26-61 42-6-37-38-42-57-42-30 0-50 19-62 44 0-14 0-30 0-44-19 1-40 4-59 5 0 5 0 8 0 13 29 0 32 4 32 24z"><text:p/></draw:path><draw:path draw:style-name="gr1396" draw:text-style-name="P42" svg:width="0.0831in" svg:height="0.0752in" svg:x="1.3in" svg:y="5.0315in" svg:viewBox="0 0 212 192" svg:d="M151 154c0 13 0 25 0 38 21-1 41-4 61-5 0-5 0-8 0-13-30 0-33-4-33-24 0-50 0-100 0-150-21 1-41 4-61 5 0 5 0 8 0 13 28 0 32 4 32 24 0 25 0 49 0 74 0 38-20 66-52 66-34 0-36-20-36-42 0-46 0-93 0-140-20 1-42 4-62 5 0 5 0 8 0 13 32 0 32 1 32 40 0 20 0 42 0 62 0 34 0 72 65 72 23 0 42-12 54-38z"><text:p/></draw:path><draw:path draw:style-name="gr1397" draw:text-style-name="P42" svg:width="0.0366in" svg:height="0.115in" svg:x="1.3921in" svg:y="4.9898in" svg:viewBox="0 0 94 293" svg:d="M61 0c-20 1-41 4-61 5 0 5 0 8 0 13 30 0 34 2 34 23 0 73 0 146 0 219 0 20-5 20-34 20 0 4 0 8 0 13 14-1 36-1 47-1 9 0 31 0 47 1 0-5 0-9 0-13-28 0-33 0-33-20 0-86 0-174 0-260z"><text:p/></draw:path><draw:path draw:style-name="gr1398" draw:text-style-name="P42" svg:width="0.0748in" svg:height="0.076in" svg:x="1.4398in" svg:y="5.0307in" svg:viewBox="0 0 191 194" svg:d="M124 157c1 17 12 35 32 35 8 0 35-6 35-40 0-8 0-15 0-24-4 0-7 0-11 0 0 9 0 16 0 24 0 24-11 27-16 27-13 0-15-19-15-22 0-27 0-56 0-84 0-18 0-33-15-49-16-17-38-24-58-24-34 0-64 20-64 48 0 13 8 20 20 20 11 0 20-8 20-20 0-5-3-18-22-19 11-15 32-19 46-19 20 0 44 16 44 54 0 4 0 10 0 15-22 1-50 3-78 16-31 14-42 36-42 54 0 35 41 45 67 45 29 0 48-16 57-37zM120 88c0 14 0 28 0 43 0 39-30 54-49 54-21 0-39-15-39-36 0-23 18-58 88-61z"><text:p/></draw:path><draw:path draw:style-name="gr1399" draw:text-style-name="P42" svg:width="0.0972in" svg:height="0.113in" svg:x="1.5591in" svg:y="4.9921in" svg:viewBox="0 0 248 288" svg:d="M80 155c24 0 47 0 71 0 52 0 97-35 97-77 0-41-42-78-99-78-49 0-100 0-149 0 0 5 0 8 0 13 4 0 6 0 10 0 32 0 33 5 33 19 0 75 0 148 0 222 0 16-1 21-33 21-4 0-6 0-10 0 0 5 0 8 0 13 14-1 44-1 61-1 16 0 48 0 63 1 0-5 0-8 0-13-4 0-6 0-10 0-32 0-34-5-34-21 0-33 0-66 0-99zM79 144c0-38 0-76 0-114 0-14 1-17 21-17 13 0 25 0 38 0 66 0 66 45 66 65s0 66-66 66c-19 0-40 0-59 0z"><text:p/></draw:path><draw:path draw:style-name="gr1400" draw:text-style-name="P42" svg:width="0.1102in" svg:height="0.0382in" svg:x="1.6752in" svg:y="5.0445in" svg:viewBox="0 0 281 98" svg:d="M266 17c6 0 15 0 15-9 0-8-9-8-15-8-84 0-168 0-252 0-6 0-14 0-14 8 0 9 8 9 14 9 84 0 168 0 252 0zM266 98c6 0 15 0 15-8s-9-8-15-8c-84 0-168 0-252 0-6 0-14 0-14 8s8 8 14 8c84 0 168 0 252 0z"><text:p/></draw:path><draw:path draw:style-name="gr1401" draw:text-style-name="P42" svg:width="0.0661in" svg:height="0.1102in" svg:x="1.8031in" svg:y="4.9949in" svg:viewBox="0 0 169 281" svg:d="M32 248c16-14 30-28 46-43 66-59 91-81 91-123 0-48-38-82-90-82-48 0-79 38-79 76 0 24 22 24 23 24 7 0 21-5 21-23 0-11-7-22-21-22-4 0-5 0-6 1 9-27 32-43 57-43 38 0 57 34 57 69 0 33-22 67-45 93-27 30-54 60-81 90-5 5-5 5-5 16 53 0 104 0 157 0 4-24 9-49 12-73-3 0-7 0-11 0-2 12-4 31-9 37-3 3-31 3-40 3-25 0-51 0-77 0z"><text:p/></draw:path><draw:path draw:style-name="gr1402" draw:text-style-name="P42" svg:width="0.1075in" svg:height="0.1122in" svg:x="1.8839in" svg:y="4.9925in" svg:viewBox="0 0 274 286" svg:d="M266 0c-86 0-171 0-258 0-2 31-6 64-8 95 4 0 7 0 11 0 6-69 12-82 75-82 9 0 20 0 23 1 10 2 10 6 10 16 0 74 0 148 0 222 0 14 0 20-45 20-6 0-10 0-16 0 0 5 0 9 0 14 16-2 60-2 79-2s62 0 80 2c0-5 0-9 0-14-6 0-11 0-17 0-44 0-44-6-44-20 0-74 0-148 0-222 0-8 0-14 7-16 5-1 17-1 24-1 64 0 71 13 76 82 3 0 7 0 11 0-3-31-5-64-8-95z"><text:p/></draw:path><draw:path draw:style-name="gr1403" draw:text-style-name="P42" svg:width="0.0555in" svg:height="0.0732in" svg:x="1.989in" svg:y="5.0315in" svg:viewBox="0 0 142 187" svg:d="M59 47c0-16 0-31 0-47-19 1-40 4-59 5 0 5 0 8 0 13 29 0 32 4 32 24 0 37 0 76 0 113 0 19-4 19-32 19 0 5 0 8 0 13 17-1 36-1 48-1 17 0 37 0 54 1 0-5 0-8 0-13-4 0-6 0-10 0-31 0-32-5-32-20 0-22 0-44 0-65 0-41 18-79 50-79 3 0 4 0 5 1-1 0-9 5-9 15 0 12 8 18 18 18 7 0 18-4 18-18 0-13-14-26-32-26-31 0-45 29-51 47z"><text:p/></draw:path><draw:path draw:style-name="gr1404" draw:text-style-name="P42" svg:width="0.0972in" svg:height="0.113in" svg:x="2.0551in" svg:y="4.9921in" svg:viewBox="0 0 248 288" svg:d="M80 155c24 0 48 0 72 0 51 0 96-35 96-77 0-41-42-78-99-78-49 0-100 0-149 0 0 5 0 8 0 13 4 0 6 0 10 0 32 0 33 5 33 19 0 75 0 148 0 222 0 16-1 21-33 21-4 0-6 0-10 0 0 5 0 8 0 13 14-1 46-1 62-1s47 0 63 1c0-5 0-8 0-13-4 0-7 0-11 0-32 0-34-5-34-21 0-33 0-66 0-99zM79 144c0-38 0-76 0-114 0-14 1-17 22-17 12 0 25 0 37 0 67 0 67 45 67 65s0 66-67 66c-19 0-40 0-59 0z"><text:p/></draw:path><draw:path draw:style-name="gr1405" draw:text-style-name="P42" svg:width="0.1098in" svg:height="0.0382in" svg:x="2.1717in" svg:y="5.0445in" svg:viewBox="0 0 280 98" svg:d="M265 17c7 0 15 0 15-9 0-8-8-8-14-8-84 0-169 0-253 0-6 0-13 0-13 8 0 9 7 9 13 9 84 0 168 0 252 0zM266 98c6 0 14 0 14-8s-8-8-15-8c-84 0-168 0-252 0-6 0-13 0-13 8s7 8 13 8c84 0 169 0 253 0z"><text:p/></draw:path><draw:path draw:style-name="gr1406" draw:text-style-name="P42" svg:width="0.0555in" svg:height="0.0732in" svg:x="2.2961in" svg:y="5.0315in" svg:viewBox="0 0 142 187" svg:d="M59 47c0-16 0-31 0-47-19 1-40 4-59 5 0 5 0 8 0 13 30 0 32 4 32 24 0 37 0 76 0 113 0 19-3 19-32 19 0 5 0 8 0 13 17-1 36-1 48-1 17 0 37 0 54 1 0-5 0-8 0-13-4 0-6 0-10 0-31 0-31-5-31-20 0-22 0-44 0-65 0-41 17-79 49-79 4 0 4 0 5 1-1 0-9 5-9 15 0 12 8 18 18 18 7 0 18-4 18-18 0-13-14-26-32-26-31 0-45 29-51 47z"><text:p/></draw:path><draw:path draw:style-name="gr1407" draw:text-style-name="P42" svg:width="0.0661in" svg:height="0.1102in" svg:x="2.3646in" svg:y="4.9949in" svg:viewBox="0 0 169 281" svg:d="M32 248c16-14 30-28 46-43 66-59 91-81 91-123 0-48-38-82-90-82-48 0-79 38-79 76 0 24 22 24 23 24 7 0 21-5 21-23 0-11-7-22-21-22-4 0-5 0-6 1 9-27 32-43 57-43 39 0 57 34 57 69 0 33-22 67-45 93-27 30-54 60-81 90-5 5-5 5-5 16 53 0 104 0 157 0 4-24 9-49 12-73-3 0-7 0-11 0-2 12-4 31-9 37-3 3-31 3-40 3-25 0-51 0-77 0z"><text:p/></draw:path><draw:path draw:style-name="gr1408" draw:text-style-name="P42" svg:width="0.1075in" svg:height="0.1122in" svg:x="2.4453in" svg:y="4.9925in" svg:viewBox="0 0 274 286" svg:d="M266 0c-86 0-171 0-258 0-2 31-6 64-8 95 4 0 7 0 11 0 6-69 12-82 75-82 9 0 20 0 23 1 10 2 10 6 10 16 0 74 0 148 0 222 0 14 0 20-45 20-6 0-10 0-16 0 0 5 0 9 0 14 16-2 60-2 79-2s62 0 80 2c0-5 0-9 0-14-6 0-11 0-17 0-44 0-44-6-44-20 0-74 0-148 0-222 0-8 0-14 7-16 5-1 17-1 24-1 64 0 71 13 76 82 3 0 7 0 11 0-3-31-5-64-8-95z"><text:p/></draw:path><draw:path draw:style-name="gr1409" draw:text-style-name="P42" svg:width="0.0169in" svg:height="0.0713in" svg:x="2.5736in" svg:y="5.0339in" svg:viewBox="0 0 44 182" svg:d="M44 23c0-12-10-23-22-23s-22 11-22 23 10 23 22 23 22-11 22-23zM44 160c0-12-10-22-22-22s-22 10-22 22 10 22 22 22 22-10 22-22z"><text:p/></draw:path><draw:path draw:style-name="gr1410" draw:text-style-name="P42" svg:width="0.0972in" svg:height="0.113in" svg:x="2.648in" svg:y="4.9921in" svg:viewBox="0 0 248 288" svg:d="M82 155c24 0 46 0 70 0 51 0 96-35 96-77 0-41-40-78-99-78-49 0-100 0-149 0 0 5 0 8 0 13 4 0 7 0 11 0 32 0 33 5 33 19 0 75 0 148 0 222 0 16-1 21-33 21-4 0-7 0-11 0 0 5 0 8 0 13 16-1 47-1 62-1 16 0 48 0 63 1 0-5 0-8 0-13-4 0-6 0-10 0-32 0-33-5-33-21 0-33 0-66 0-99zM80 144c0-38 0-76 0-114 0-14 2-17 21-17 12 0 25 0 37 0 67 0 67 45 67 65s0 66-67 66c-19 0-38 0-58 0z"><text:p/></draw:path><draw:path draw:style-name="gr1411" draw:text-style-name="P42" svg:width="0.1102in" svg:height="0.0382in" svg:x="2.7646in" svg:y="5.0445in" svg:viewBox="0 0 281 98" svg:d="M266 17c6 0 15 0 15-9 0-8-9-8-15-8-84 0-168 0-252 0-6 0-14 0-14 8 0 9 8 9 14 9 84 0 168 0 252 0zM266 98c6 0 15 0 15-8s-9-8-15-8c-84 0-168 0-252 0-6 0-14 0-14 8s8 8 14 8c84 0 168 0 252 0z"><text:p/></draw:path><draw:path draw:style-name="gr1412" draw:text-style-name="P42" svg:width="0.0657in" svg:height="0.1102in" svg:x="2.8929in" svg:y="4.9949in" svg:viewBox="0 0 168 281" svg:d="M32 248c15-14 30-28 45-43 66-59 91-81 91-123 0-48-37-82-89-82-48 0-79 38-79 76 0 24 22 24 23 24 7 0 21-5 21-23 0-11-7-22-22-22-3 0-4 0-5 1 9-27 32-43 56-43 39 0 57 34 57 69 0 33-21 67-44 93-27 30-54 60-81 90-5 5-5 5-5 16 53 0 104 0 157 0 4-24 7-49 11-73-4 0-6 0-10 0-2 12-6 31-9 37-4 3-31 3-41 3-25 0-50 0-76 0z"><text:p/></draw:path><draw:path draw:style-name="gr1413" draw:text-style-name="P42" svg:width="0.0799in" svg:height="0.0795in" svg:x="2.9921in" svg:y="5.0236in" svg:viewBox="0 0 204 203" svg:d="M102 113c2 5 7 7 10 11 22 22 45 45 68 68 5 4 10 11 16 11 4 0 8-4 8-9 0-4-4-7-7-10-25-26-51-51-76-76-2-1-6-4-6-6s4-6 6-7c25-25 51-51 76-76 3-3 7-6 7-11 0-4-4-8-8-8-6 0-11 7-16 11-23 23-46 45-68 68-3 4-8 7-10 11-29-29-56-56-85-85-1-3-5-5-9-5s-8 4-8 8c0 5 4 9 7 11 25 25 51 51 76 76 1 1 5 5 5 7s-4 5-5 6c-25 25-51 50-76 76-3 3-7 7-7 10 0 5 4 9 8 9s8-3 9-5c25-25 49-49 74-74 4-4 7-6 11-11z"><text:p/></draw:path><draw:path draw:style-name="gr1414" draw:text-style-name="P42" svg:width="0.0657in" svg:height="0.1102in" svg:x="3.1047in" svg:y="4.9949in" svg:viewBox="0 0 168 281" svg:d="M32 248c15-14 30-28 45-43 66-59 91-81 91-123 0-48-37-82-89-82-48 0-79 38-79 76 0 24 22 24 23 24 7 0 21-5 21-23 0-11-7-22-22-22-3 0-4 0-5 1 9-27 32-43 56-43 39 0 57 34 57 69 0 33-21 67-45 93-26 30-54 60-80 90-5 5-5 5-5 16 53 0 104 0 157 0 4-24 7-49 11-73-4 0-6 0-10 0-2 12-6 31-9 37-4 3-31 3-41 3-25 0-50 0-76 0z"><text:p/></draw:path><draw:path draw:style-name="gr1415" draw:text-style-name="P42" svg:width="0.0169in" svg:height="0.0169in" svg:x="3.1941in" svg:y="5.0878in" svg:viewBox="0 0 44 44" svg:d="M44 22c0-12-10-22-22-22s-22 10-22 22 10 22 22 22 22-10 22-22z"><text:p/></draw:path><draw:path draw:style-name="gr1416" draw:text-style-name="P42" svg:width="0.0661in" svg:height="0.1138in" svg:x="3.2339in" svg:y="4.9949in" svg:viewBox="0 0 169 290" svg:d="M169 196c0-51-35-93-80-93-21 0-39 7-54 22 0-28 0-54 0-82 8 3 23 5 36 5 51 0 81-38 81-43 0-3-1-5-4-5-2 0-2 0-3 1-8 4-30 12-57 12-17 0-36-2-57-12-3-1-3-1-5-1-4 0-4 4-4 11 0 42 0 83 0 125 0 7 0 10 6 10 3 0 3-1 6-3 4-7 20-30 54-30 22 0 32 19 36 26 7 16 7 33 7 54 0 15 0 40-10 58-9 17-25 27-45 27-30 0-54-22-62-48 2 2 3 2 8 2 13 0 20-11 20-21 0-11-7-20-20-20-6 0-22 2-22 21 0 36 30 78 77 78 49 0 92-40 92-94z"><text:p/></draw:path><draw:path draw:style-name="gr1417" draw:text-style-name="P42" svg:width="0.0799in" svg:height="0.0795in" svg:x="3.3331in" svg:y="5.0236in" svg:viewBox="0 0 204 203" svg:d="M102 113c4 5 7 7 11 11 23 22 44 45 67 68 5 4 10 11 16 11 4 0 8-4 8-9 0-4-4-7-7-10-25-26-51-51-76-76-1-1-5-4-5-6s4-6 5-7c25-25 51-51 76-76 3-3 7-6 7-11 0-4-4-8-8-8-6 0-11 7-16 11-23 23-44 45-67 68-4 4-7 7-11 11-28-29-56-56-84-85-2-3-6-5-10-5s-8 4-8 8c0 5 5 9 7 11 25 25 51 51 76 76 2 1 6 5 6 7s-4 5-6 6c-25 25-51 50-76 76-3 3-7 7-7 10 0 5 5 9 10 9 2 0 6-3 8-5 25-25 49-49 74-74 3-4 8-6 10-11z"><text:p/></draw:path><draw:path draw:style-name="gr1418" draw:text-style-name="P42" svg:width="0.0543in" svg:height="0.1102in" svg:x="3.4528in" svg:y="4.9949in" svg:viewBox="0 0 139 281" svg:d="M86 11c0-11 0-11-9-11-27 26-64 26-77 26 0 5 0 9 0 14 8 0 34 0 55-11 0 73 0 145 0 218 0 16-1 21-38 21-5 0-10 0-15 0 0 4 0 8 0 13 16-1 52-1 69-1s54 0 68 1c0-5 0-9 0-13-5 0-8 0-13 0-38 0-40-5-40-21 0-79 0-157 0-236z"><text:p/></draw:path><draw:path draw:style-name="gr1419" draw:text-style-name="P42" svg:width="0.0697in" svg:height="0.1138in" svg:x="3.5272in" svg:y="4.9949in" svg:viewBox="0 0 178 290" svg:d="M178 145c0-33-2-67-17-98-19-41-54-47-72-47-25 0-55 11-73 50-14 29-16 62-16 95s2 70 19 102c18 35 49 43 70 43 23 0 55-9 73-49 14-29 16-62 16-96zM89 281c-17 0-41-11-49-52-5-25-5-63-5-89s0-55 3-78c9-49 40-52 51-52 14 0 42 7 50 49 4 23 4 55 4 81 0 33 0 60-5 88-6 40-30 53-49 53z"><text:p/></draw:path><draw:path draw:style-name="gr1420" draw:text-style-name="P42" svg:width="0.0657in" svg:height="0.1102in" svg:x="3.6122in" svg:y="4.9949in" svg:viewBox="0 0 168 281" svg:d="M32 248c15-14 30-28 45-43 66-59 91-81 91-123 0-48-38-82-89-82-48 0-79 38-79 76 0 24 20 24 23 24 7 0 21-5 21-23 0-11-8-22-22-22-4 0-4 0-5 1 9-27 32-43 56-43 39 0 57 34 57 69 0 33-21 67-45 93-26 30-54 60-80 90-5 5-5 5-5 16 52 0 104 0 156 0 4-24 8-49 12-73-4 0-7 0-11 0-1 12-5 31-8 37-4 3-31 3-41 3-25 0-50 0-76 0z"><text:p/></draw:path><draw:path draw:style-name="gr1421" draw:text-style-name="P42" svg:width="0.113in" svg:height="0.113in" svg:x="3.6925in" svg:y="4.9921in" svg:viewBox="0 0 288 288" svg:d="M84 5c-5-5-5-5-13-5-24 0-47 0-71 0 0 5 0 8 0 13 4 0 8 0 12 0 6 0 14 0 20 0 10 1 11 3 11 10 0 73 0 147 0 221 0 10 0 31-43 31 0 5 0 8 0 13 14-1 35-1 49-1 13 0 35 0 49 1 0-5 0-8 0-13-43 0-43-21-43-31 0-74 0-147 0-220 1 2 3 2 4 5 57 84 115 169 173 253 3 5 3 6 7 6 5 0 5-4 5-11 0-78 0-155 0-233 0-12 0-31 44-31 0-5 0-8 0-13-16 0-36 1-49 1-15 0-35-1-51-1 0 5 0 8 0 13 45 0 45 19 45 31 0 60 0 120 0 180-49-73-100-146-149-219z"><text:p/></draw:path><draw:path draw:style-name="gr1422" draw:text-style-name="P42" svg:width="0.0638in" svg:height="0.1657in" svg:x="3.8201in" svg:y="4.9807in" svg:viewBox="0 0 163 422" svg:d="M162 17c1-6 1-7 1-9 0-4-3-8-8-8-6 0-7 5-9 8-48 132-96 266-144 398-2 6-2 7-2 8 0 5 4 8 8 8 6 0 9-4 10-8 48-132 96-265 144-397z"><text:p/></draw:path><draw:path draw:style-name="gr1423" draw:text-style-name="P42" svg:width="0.1291in" svg:height="0.0732in" svg:x="3.8996in" svg:y="5.0315in" svg:viewBox="0 0 329 187" svg:d="M32 42c0 37 0 76 0 113 0 19-4 19-32 19 0 5 0 8 0 13 14-1 36-1 47-1s33 0 48 1c0-5 0-8 0-13-29 0-34 0-34-19 0-27 0-52 0-78 0-43 30-67 58-67 26 0 31 22 31 46 0 33 0 66 0 99 0 19-5 19-34 19 0 5 0 8 0 13 16-1 38-1 48-1 11 0 33 0 47 1 0-5 0-8 0-13-27 0-32 0-32-19 0-27 0-52 0-78 0-43 30-67 56-67 28 0 31 22 31 46 0 33 0 66 0 99 0 19-3 19-32 19 0 5 0 8 0 13 14-1 36-1 48-1 11 0 32 0 47 1 0-5 0-8 0-13-22 0-33 0-33-13 0-27 0-54 0-81 0-36 0-49-13-64-6-6-20-16-44-16-36 0-54 26-61 42-6-37-38-42-57-42-31 0-50 19-62 44 0-14 0-30 0-44-19 1-40 4-59 5 0 5 0 8 0 13 29 0 32 4 32 24z"><text:p/></draw:path><draw:path draw:style-name="gr1424" draw:text-style-name="P42" svg:width="0.0543in" svg:height="0.1102in" svg:x="4.0469in" svg:y="4.9949in" svg:viewBox="0 0 139 281" svg:d="M88 11c0-11 0-11-11-11-25 26-63 26-77 26 0 5 0 9 0 14 10 0 34 0 56-11 0 73 0 145 0 218 0 16-2 21-39 21-5 0-9 0-13 0 0 4 0 8 0 13 14-1 50-1 68-1 17 0 53 0 67 1 0-5 0-9 0-13-5 0-8 0-13 0-37 0-38-5-38-21 0-79 0-157 0-236z"><text:p/></draw:path><draw:path draw:style-name="gr1425" draw:text-style-name="P42" svg:width="0.0169in" svg:height="0.0169in" svg:x="4.1295in" svg:y="5.0878in" svg:viewBox="0 0 44 44" svg:d="M44 22c0-12-9-22-21-22s-23 10-23 22 11 22 23 22 21-10 21-22z"><text:p/></draw:path><draw:path draw:style-name="gr1426" draw:text-style-name="P42" svg:width="0.0697in" svg:height="0.1138in" svg:x="4.1677in" svg:y="4.9949in" svg:viewBox="0 0 178 290" svg:d="M178 145c0-33-3-67-17-98-19-41-54-47-72-47-25 0-55 11-73 50-14 29-16 62-16 95s2 70 19 102c18 35 49 43 70 43 23 0 55-9 73-49 13-29 16-62 16-96zM89 281c-17 0-41-11-49-52-5-25-5-63-5-89s0-55 3-78c9-49 40-52 51-52 14 0 42 7 50 49 4 23 4 55 4 81 0 33 0 60-5 88-6 40-30 53-49 53z"><text:p/></draw:path><draw:path draw:style-name="gr1427" draw:text-style-name="P42" svg:width="0.0799in" svg:height="0.0795in" svg:x="4.2689in" svg:y="5.0236in" svg:viewBox="0 0 204 203" svg:d="M102 113c2 5 7 7 10 11 22 22 45 45 68 68 4 4 10 11 16 11 3 0 8-4 8-9 0-4-4-7-7-10-25-26-51-51-76-76-2-1-6-4-6-6s4-6 6-7c25-25 51-51 76-76 3-3 7-6 7-11 0-4-5-8-8-8-6 0-12 7-16 11-23 23-46 45-68 68-3 4-8 7-10 11-29-29-56-56-85-85-1-3-5-5-9-5s-8 4-8 8c0 5 4 9 7 11 25 25 51 51 76 76 1 1 5 5 5 7s-4 5-5 6c-25 25-51 50-76 76-3 3-7 7-7 10 0 5 4 9 8 9s8-3 9-5c25-25 49-49 74-74 4-4 7-6 11-11z"><text:p/></draw:path><draw:path draw:style-name="gr1428" draw:text-style-name="P42" svg:width="0.0543in" svg:height="0.1102in" svg:x="4.3886in" svg:y="4.9949in" svg:viewBox="0 0 139 281" svg:d="M86 11c0-11 0-11-9-11-27 26-64 26-77 26 0 5 0 9 0 14 8 0 34 0 55-11 0 73 0 145 0 218 0 16-1 21-39 21-5 0-9 0-14 0 0 4 0 8 0 13 15-1 52-1 69-1s53 0 68 1c0-5 0-9 0-13-5 0-8 0-13 0-38 0-40-5-40-21 0-79 0-157 0-236z"><text:p/></draw:path><draw:path draw:style-name="gr1429" draw:text-style-name="P42" svg:width="0.0697in" svg:height="0.1138in" svg:x="4.463in" svg:y="4.9949in" svg:viewBox="0 0 178 290" svg:d="M178 145c0-33-3-67-17-98-19-41-54-47-72-47-25 0-57 11-73 50-14 29-16 62-16 95s1 70 19 102c18 35 49 43 70 43 23 0 54-9 73-49 13-29 16-62 16-96zM89 281c-17 0-42-11-49-52-5-25-5-63-5-89s0-55 3-78c9-49 40-52 51-52 13 0 42 7 49 49 5 23 5 55 5 81 0 33 0 60-5 88-6 40-30 53-49 53z"><text:p/></draw:path><draw:path draw:style-name="gr1430" draw:text-style-name="P42" svg:width="0.0685in" svg:height="0.1138in" svg:x="4.5469in" svg:y="4.9949in" svg:viewBox="0 0 175 290" svg:d="M104 132c35-11 59-41 59-74 0-35-37-58-78-58-42 0-74 25-74 58 0 13 9 21 21 21 14 0 22-9 22-21 0-22-19-22-26-22 13-20 40-25 56-25 17 0 41 8 41 47 0 4-1 30-12 48-13 20-28 21-37 21-4 1-15 1-17 1-4 2-6 2-6 6s2 4 9 4c6 0 14 0 20 0 33 0 49 29 49 71 0 57-29 69-47 69s-50-7-65-32c15 2 28-7 28-23 0-15-11-24-24-24-10 0-23 6-23 24 0 39 38 67 85 67 52 0 90-38 90-81 0-35-27-67-71-77z"><text:p/></draw:path><draw:path draw:style-name="gr1431" draw:text-style-name="P42" svg:width="0.1291in" svg:height="0.0732in" svg:x="4.628in" svg:y="5.0315in" svg:viewBox="0 0 329 187" svg:d="M32 42c0 37 0 76 0 113 0 19-4 19-32 19 0 5 0 8 0 13 14-1 36-1 48-1 11 0 32 0 47 1 0-5 0-8 0-13-29 0-33 0-33-19 0-27 0-52 0-78 0-43 30-67 57-67 26 0 31 22 31 46 0 33 0 66 0 99 0 19-5 19-32 19 0 5 0 8 0 13 14-1 36-1 46-1 11 0 34 0 48 1 0-5 0-8 0-13-28 0-33 0-33-19 0-27 0-52 0-78 0-43 30-67 57-67s32 22 32 46c0 33 0 66 0 99 0 19-5 19-34 19 0 5 0 8 0 13 16-1 37-1 48-1s32 0 47 1c0-5 0-8 0-13-22 0-33 0-33-13 0-27 0-54 0-81 0-36 0-49-13-64-6-6-19-16-44-16-35 0-54 26-61 42-6-37-38-42-57-42-30 0-50 19-62 44 0-14 0-30 0-44-19 1-40 4-59 5 0 5 0 8 0 13 30 0 32 4 32 24z"><text:p/></draw:path><draw:path draw:style-name="gr1432" draw:text-style-name="P42" svg:width="0.0972in" svg:height="0.113in" svg:x="4.7669in" svg:y="4.9921in" svg:viewBox="0 0 248 288" svg:d="M80 155c24 0 48 0 72 0 51 0 96-35 96-77 0-41-42-78-99-78-49 0-100 0-149 0 0 5 0 8 0 13 4 0 6 0 10 0 32 0 33 5 33 19 0 75 0 148 0 222 0 16-1 21-33 21-4 0-6 0-10 0 0 5 0 8 0 13 14-1 44-1 61-1 16 0 48 0 64 1 0-5 0-8 0-13-4 0-7 0-11 0-32 0-34-5-34-21 0-33 0-66 0-99zM79 144c0-38 0-76 0-114 0-14 1-17 21-17 13 0 25 0 38 0 67 0 67 45 67 65s0 66-67 66c-19 0-40 0-59 0z"><text:p/></draw:path><draw:path draw:style-name="gr1433" draw:text-style-name="P42" svg:width="0.1102in" svg:height="0.0382in" svg:x="4.8831in" svg:y="5.0445in" svg:viewBox="0 0 281 98" svg:d="M266 17c6 0 15 0 15-9 0-8-9-8-15-8-84 0-168 0-252 0-6 0-14 0-14 8 0 9 8 9 14 9 84 0 168 0 252 0zM266 98c6 0 15 0 15-8s-9-8-15-8c-84 0-168 0-252 0-6 0-14 0-14 8s8 8 14 8c84 0 168 0 252 0z"><text:p/></draw:path><draw:path draw:style-name="gr1434" draw:text-style-name="P42" svg:width="0.0543in" svg:height="0.1102in" svg:x="5.0177in" svg:y="4.9949in" svg:viewBox="0 0 139 281" svg:d="M86 11c0-11 0-11-9-11-27 26-63 26-77 26 0 5 0 9 0 14 8 0 34 0 55-11 0 73 0 145 0 218 0 16-1 21-38 21-5 0-10 0-15 0 0 4 0 8 0 13 16-1 52-1 69-1s54 0 68 1c0-5 0-9 0-13-5 0-8 0-13 0-38 0-40-5-40-21 0-79 0-157 0-236z"><text:p/></draw:path><draw:path draw:style-name="gr1435" draw:text-style-name="P42" svg:width="0.0169in" svg:height="0.0169in" svg:x="5.1004in" svg:y="5.0878in" svg:viewBox="0 0 44 44" svg:d="M44 22c0-12-9-22-21-22-13 0-23 10-23 22s10 22 23 22c12 0 21-10 21-22z"><text:p/></draw:path><draw:path draw:style-name="gr1436" draw:text-style-name="P42" svg:width="0.0697in" svg:height="0.1138in" svg:x="5.139in" svg:y="4.9949in" svg:viewBox="0 0 178 290" svg:d="M178 145c0-33-3-67-17-98-19-41-54-47-72-47-25 0-55 11-73 50-14 29-16 62-16 95s1 70 19 102c18 35 49 43 70 43 23 0 55-9 73-49 13-29 16-62 16-96zM89 281c-17 0-42-11-49-52-5-25-5-63-5-89s0-55 3-78c9-49 40-52 51-52 13 0 42 7 49 49 5 23 5 55 5 81 0 33 0 60-5 88-6 40-30 53-49 53z"><text:p/></draw:path><draw:path draw:style-name="gr1437" draw:text-style-name="P42" svg:width="0.0799in" svg:height="0.0795in" svg:x="5.2398in" svg:y="5.0236in" svg:viewBox="0 0 204 203" svg:d="M101 113h1c2 5 6 7 10 11 22 22 45 45 68 68 4 4 10 11 14 11 5 0 10-4 10-9 0-4-4-7-7-10-25-26-51-51-76-76-2-1-6-4-6-6s4-6 6-7c25-25 51-51 76-76 3-3 7-6 7-11 0-4-5-8-10-8-4 0-10 7-14 11-23 23-46 45-68 68-4 4-8 7-10 11-29-29-56-56-85-85-3-3-5-5-9-5s-8 4-8 8c0 5 4 9 7 11 25 25 51 51 76 76 1 1 5 5 5 7s-4 5-5 6c-25 25-52 50-77 76-2 3-6 7-6 10 0 5 4 9 8 9s6-3 9-5c25-25 49-49 74-74 4-4 7-6 10-11z"><text:p/></draw:path><draw:path draw:style-name="gr1438" draw:text-style-name="P42" svg:width="0.0543in" svg:height="0.1102in" svg:x="5.3594in" svg:y="4.9949in" svg:viewBox="0 0 139 281" svg:d="M86 11c0-11 0-11-9-11-27 26-64 26-77 26 0 5 0 9 0 14 8 0 32 0 55-11 0 73 0 145 0 218 0 16-1 21-39 21-5 0-9 0-14 0 0 4 0 8 0 13 15-1 52-1 69-1s53 0 68 1c0-5 0-9 0-13-5 0-9 0-14 0-37 0-39-5-39-21 0-79 0-157 0-236z"><text:p/></draw:path><draw:path draw:style-name="gr1439" draw:text-style-name="P42" svg:width="0.0697in" svg:height="0.1138in" svg:x="5.4343in" svg:y="4.9949in" svg:viewBox="0 0 178 290" svg:d="M178 145c0-33-3-67-17-98-19-41-54-47-72-47-25 0-57 11-73 50-14 29-16 62-16 95s1 70 19 102c18 35 48 43 70 43 23 0 54-9 73-49 13-29 16-62 16-96zM89 281c-17 0-42-11-49-52-5-25-5-63-5-89s0-55 3-78c8-49 40-52 51-52 13 0 41 7 49 49 5 23 5 55 5 81 0 33 0 60-5 88-7 40-31 53-49 53z"><text:p/></draw:path><draw:path draw:style-name="gr1440" draw:text-style-name="P42" svg:width="0.0681in" svg:height="0.1138in" svg:x="5.5177in" svg:y="4.9949in" svg:viewBox="0 0 174 290" svg:d="M104 132c35-11 59-41 59-74 0-35-37-58-78-58-42 0-74 25-74 58 0 13 9 21 21 21 14 0 22-9 22-21 0-22-20-22-26-22 13-20 40-25 56-25 17 0 41 8 41 47 0 4-1 30-12 48-13 20-28 21-39 21-2 1-13 1-15 1-4 2-7 2-7 6s3 4 10 4c6 0 12 0 18 0 35 0 51 29 51 71 0 57-29 69-48 69-18 0-49-7-64-32 15 2 28-7 28-23 0-15-12-24-24-24-10 0-23 6-23 24 0 39 38 67 85 67 51 0 89-38 89-81 0-35-26-67-70-77z"><text:p/></draw:path><draw:path draw:style-name="gr1441" draw:text-style-name="P42" svg:width="0.1291in" svg:height="0.0732in" svg:x="5.5988in" svg:y="5.0315in" svg:viewBox="0 0 329 187" svg:d="M32 42c0 37 0 76 0 113 0 19-4 19-32 19 0 5 0 8 0 13 14-1 36-1 47-1 12 0 33 0 48 1 0-5 0-8 0-13-29 0-34 0-34-19 0-27 0-52 0-78 0-43 30-67 58-67 26 0 31 22 31 46 0 33 0 66 0 99 0 19-5 19-34 19 0 5 0 8 0 13 16-1 38-1 48-1 11 0 34 0 48 1 0-5 0-8 0-13-28 0-33 0-33-19 0-27 0-52 0-78 0-43 30-67 57-67s32 22 32 46c0 33 0 66 0 99 0 19-5 19-34 19 0 5 0 8 0 13 14-1 36-1 48-1 11 0 32 0 47 1 0-5 0-8 0-13-22 0-33 0-33-13 0-27 0-54 0-81 0-36 0-49-13-64-6-6-20-16-44-16-35 0-54 26-61 42-6-37-38-42-57-42-30 0-50 19-62 44 0-14 0-30 0-44-19 1-40 4-59 5 0 5 0 8 0 13 29 0 32 4 32 24z"><text:p/></draw:path><draw:path draw:style-name="gr1442" draw:text-style-name="P42" svg:width="0.0657in" svg:height="0.1102in" svg:x="5.7402in" svg:y="4.9949in" svg:viewBox="0 0 168 281" svg:d="M32 248c15-14 30-28 45-43 66-59 91-81 91-123 0-48-37-82-89-82-48 0-79 38-79 76 0 24 22 24 23 24 7 0 21-5 21-23 0-11-7-22-22-22-4 0-4 0-5 1 9-27 32-43 56-43 39 0 57 34 57 69 0 33-21 67-45 93-26 30-54 60-80 90-5 5-5 5-5 16 52 0 104 0 156 0 4-24 8-49 12-73-4 0-7 0-11 0-1 12-5 31-8 37-4 3-31 3-41 3-25 0-50 0-76 0z"><text:p/></draw:path><draw:path draw:style-name="gr1443" draw:text-style-name="P42" svg:width="0.0799in" svg:height="0.0795in" svg:x="5.8394in" svg:y="5.0236in" svg:viewBox="0 0 204 203" svg:d="M101 113h1c2 5 6 7 10 11 22 22 45 45 68 68 4 4 10 11 14 11 5 0 10-4 10-9 0-4-4-7-7-10-25-26-51-51-76-76-2-1-6-4-6-6s4-6 6-7c25-25 51-51 76-76 3-3 7-6 7-11 0-4-5-8-10-8-4 0-10 7-14 11-23 23-46 45-68 68-4 4-8 7-10 11-29-29-56-56-85-85-3-3-5-5-9-5s-8 4-8 8c0 5 4 9 7 11 25 25 51 51 76 76 1 1 5 5 5 7s-4 5-5 6c-25 25-52 50-77 76-2 3-6 7-6 10 0 5 4 9 8 9s6-3 9-5c25-25 49-49 74-74 4-4 7-6 10-11z"><text:p/></draw:path><draw:path draw:style-name="gr1444" draw:text-style-name="P42" svg:width="0.0657in" svg:height="0.1102in" svg:x="5.9524in" svg:y="4.9949in" svg:viewBox="0 0 168 281" svg:d="M32 248c15-14 30-28 45-43 66-59 91-81 91-123 0-48-37-82-89-82-48 0-79 38-79 76 0 24 22 24 23 24 7 0 21-5 21-23 0-11-7-22-22-22-4 0-4 0-5 1 9-27 32-43 56-43 39 0 57 34 57 69 0 33-21 67-45 93-26 30-54 60-80 90-5 5-5 5-5 16 52 0 104 0 156 0 4-24 8-49 12-73-4 0-7 0-11 0-1 12-5 31-8 37-4 3-31 3-41 3-25 0-50 0-76 0z"><text:p/></draw:path><draw:path draw:style-name="gr1445" draw:text-style-name="P42" svg:width="0.0177in" svg:height="0.0169in" svg:x="6.0413in" svg:y="5.0878in" svg:viewBox="0 0 46 44" svg:d="M46 22c0-12-11-22-23-22s-23 10-23 22 11 22 23 22 23-10 23-22z"><text:p/></draw:path><draw:path draw:style-name="gr1446" draw:text-style-name="P42" svg:width="0.0657in" svg:height="0.1138in" svg:x="6.0815in" svg:y="4.9949in" svg:viewBox="0 0 168 290" svg:d="M168 196c0-51-34-93-79-93-21 0-39 7-54 22 0-28 0-54 0-82 8 3 23 5 36 5 51 0 81-38 81-43 0-3-1-5-4-5-2 0-2 0-4 1-8 4-29 12-56 12-17 0-38-2-57-12-3-1-3-1-5-1-4 0-4 4-4 11 0 42 0 83 0 125 0 7 0 10 6 10 3 0 3-1 6-3 4-7 20-30 54-30 21 0 32 19 36 26 7 16 7 33 7 54 0 15 0 40-10 58-11 17-26 27-45 27-30 0-56-22-62-48 2 2 3 2 6 2 15 0 22-11 22-21 0-11-7-20-22-20-4 0-20 2-20 21 0 36 30 78 77 78 49 0 91-40 91-94z"><text:p/></draw:path><draw:path draw:style-name="gr1447" draw:text-style-name="P42" svg:width="0.0799in" svg:height="0.0795in" svg:x="6.1807in" svg:y="5.0236in" svg:viewBox="0 0 204 203" svg:d="M102 113c4 5 7 7 11 11 23 22 44 45 67 68 5 4 10 11 16 11 4 0 8-4 8-9 0-4-4-7-7-10-25-26-51-51-76-76-1-1-6-4-6-6s5-6 6-7c25-25 51-51 76-76 3-3 7-6 7-11 0-4-4-8-8-8-6 0-11 7-16 11-23 23-44 45-67 68-4 4-7 7-11 11-29-29-56-56-85-85-1-3-5-5-9-5s-8 4-8 8c0 5 5 9 7 11 25 25 51 51 76 76 1 1 6 5 6 7s-5 5-6 6c-25 25-51 50-76 76-3 3-7 7-7 10 0 5 5 9 8 9 4 0 8-3 9-5 25-25 49-49 74-74 4-4 7-6 11-11z"><text:p/></draw:path><draw:path draw:style-name="gr1448" draw:text-style-name="P42" svg:width="0.0543in" svg:height="0.1102in" svg:x="6.3in" svg:y="4.9949in" svg:viewBox="0 0 139 281" svg:d="M86 11c0-11 0-11-9-11-27 26-64 26-77 26 0 5 0 9 0 14 8 0 34 0 55-11 0 73 0 145 0 218 0 16-1 21-39 21-5 0-9 0-14 0 0 4 0 8 0 13 15-1 52-1 69-1s54 0 68 1c0-5 0-9 0-13-5 0-8 0-13 0-38 0-40-5-40-21 0-79 0-157 0-236z"><text:p/></draw:path><draw:path draw:style-name="gr1449" draw:text-style-name="P42" svg:width="0.0697in" svg:height="0.1138in" svg:x="6.3748in" svg:y="4.9949in" svg:viewBox="0 0 178 290" svg:d="M178 145c0-33-3-67-17-98-19-41-54-47-72-47-25 0-55 11-73 50-14 29-16 62-16 95s2 70 19 102c18 35 49 43 70 43 23 0 55-9 73-49 13-29 16-62 16-96zM89 281c-17 0-42-11-49-52-5-25-5-63-5-89s0-55 3-78c9-49 40-52 51-52 14 0 42 7 49 49 5 23 5 55 5 81 0 33 0 60-5 88-6 40-30 53-49 53z"><text:p/></draw:path><draw:path draw:style-name="gr1450" draw:text-style-name="P42" svg:width="0.0657in" svg:height="0.1102in" svg:x="6.4598in" svg:y="4.9949in" svg:viewBox="0 0 168 281" svg:d="M32 248c15-14 30-28 45-43 66-59 91-81 91-123 0-48-38-82-90-82-47 0-78 38-78 76 0 24 20 24 22 24 7 0 22-5 22-23 0-11-8-22-22-22-4 0-5 0-6 1 9-27 32-43 57-43 39 0 57 34 57 69 0 33-22 67-45 93-26 30-54 60-80 90-5 5-5 5-5 16 52 0 104 0 156 0 4-24 8-49 12-73-4 0-7 0-11 0-2 12-5 31-9 37-3 3-30 3-40 3-25 0-50 0-76 0z"><text:p/></draw:path><draw:path draw:style-name="gr1451" draw:text-style-name="P42" svg:width="0.113in" svg:height="0.113in" svg:x="6.5398in" svg:y="4.9921in" svg:viewBox="0 0 288 288" svg:d="M84 5c-4-5-4-5-12-5-24 0-48 0-72 0 0 5 0 8 0 13 5 0 8 0 13 0 6 0 15 0 21 0 9 1 10 3 10 10 0 73 0 147 0 221 0 10 0 31-44 31 0 5 0 8 0 13 16-1 36-1 50-1s34 0 50 1c0-5 0-8 0-13-45 0-45-21-45-31 0-74 0-147 0-220 3 2 4 2 5 5 58 84 114 169 172 253 4 5 4 6 7 6 6 0 6-4 6-11 0-78 0-155 0-233 0-12 0-31 43-31 0-5 0-8 0-13-14 0-36 1-49 1-15 0-34-1-49-1 0 5 0 8 0 13 43 0 43 19 43 31 0 60 0 120 0 180-49-73-100-146-149-219z"><text:p/></draw:path><draw:path draw:style-name="gr1452" draw:text-style-name="P42" svg:width="0.0638in" svg:height="0.1657in" svg:x="6.6681in" svg:y="4.9807in" svg:viewBox="0 0 163 422" svg:d="M161 17c2-6 2-7 2-9 0-4-3-8-8-8-6 0-7 5-9 8-48 132-96 266-144 398-2 6-2 7-2 8 0 5 4 8 8 8 6 0 8-4 10-8 48-132 95-265 143-397z"><text:p/></draw:path><draw:path draw:style-name="gr1453" draw:text-style-name="P42" svg:width="0.1295in" svg:height="0.0732in" svg:x="6.7469in" svg:y="5.0315in" svg:viewBox="0 0 330 187" svg:d="M34 42c0 37 0 76 0 113 0 19-5 19-34 19 0 5 0 8 0 13 16-1 37-1 48-1s34 0 47 1c0-5 0-8 0-13-28 0-33 0-33-19 0-27 0-52 0-78 0-43 30-67 57-67s31 22 31 46c0 33 0 66 0 99 0 19-4 19-32 19 0 5 0 8 0 13 14-1 36-1 48-1 10 0 32 0 46 1 0-5 0-8 0-13-27 0-32 0-32-19 0-27 0-52 0-78 0-43 30-67 56-67 27 0 32 22 32 46 0 33 0 66 0 99 0 19-5 19-33 19 0 5 0 8 0 13 15-1 36-1 47-1 12 0 34 0 48 1 0-5 0-8 0-13-22 0-32 0-34-13 0-27 0-54 0-81 0-36 0-49-12-64-6-6-20-16-44-16-36 0-54 26-61 42-6-37-37-42-57-42-31 0-50 19-62 44 0-14 0-30 0-44-20 1-40 4-60 5 0 5 0 8 0 13 30 0 34 4 34 24z"><text:p/></draw:path><draw:path draw:style-name="gr1454" draw:text-style-name="P42" svg:width="0.0972in" svg:height="0.113in" svg:x="0.0031in" svg:y="5.1909in" svg:viewBox="0 0 248 288" svg:d="M80 154c24 0 48 0 72 0 51 0 96-34 96-76s-42-78-99-78c-49 0-100 0-149 0 0 4 0 8 0 12 4 0 6 0 10 0 32 0 33 5 33 20 0 75 0 148 0 222 0 16-1 21-33 21-4 0-6 0-10 0 0 5 0 8 0 13 14-2 46-2 62-2s47 0 63 2c0-5 0-8 0-13-4 0-7 0-11 0-32 0-34-5-34-21 0-33 0-67 0-100zM79 143c0-39 0-76 0-114 0-13 1-17 21-17 13 0 25 0 38 0 67 0 67 46 67 66 0 19 0 65-67 65-19 0-40 0-59 0z"><text:p/></draw:path><draw:path draw:style-name="gr1455" draw:text-style-name="P42" svg:width="0.1102in" svg:height="0.0382in" svg:x="0.1193in" svg:y="5.2437in" svg:viewBox="0 0 281 98" svg:d="M266 17c6 0 15 0 15-9 0-8-9-8-13-8-84 0-170 0-254 0-6 0-14 0-14 8 0 9 8 9 14 9 84 0 168 0 252 0zM268 98c4 0 13 0 13-8s-9-8-15-8c-84 0-168 0-252 0-6 0-14 0-14 8s8 8 14 8c84 0 170 0 254 0z"><text:p/></draw:path><draw:path draw:style-name="gr1456" draw:text-style-name="P42" svg:width="0.0657in" svg:height="0.1138in" svg:x="0.248in" svg:y="5.1933in" svg:viewBox="0 0 168 290" svg:d="M168 197c0-51-35-93-80-93-21 0-39 8-54 22 0-28 0-55 0-83 8 3 22 6 36 6 52 0 81-38 81-44 0-3-1-5-3-5s-2 0-4 2c-8 4-29 12-58 12-16 0-36-3-56-12-4-1-4-1-5-1-3 0-3 4-3 10 0 42 0 83 0 125 0 8 0 10 4 10s5-1 6-3c5-6 21-29 54-29 23 0 33 19 36 26 8 16 9 33 9 53 0 16 0 41-11 59-10 16-25 26-44 26-32 0-56-21-63-46 1 0 3 1 7 1 14 0 21-11 21-21s-7-21-21-21c-6 0-20 3-20 23 0 36 29 76 76 76 49 0 92-39 92-93z"><text:p/></draw:path><draw:path draw:style-name="gr1457" draw:text-style-name="P42" svg:width="0.0697in" svg:height="0.1138in" svg:x="0.3287in" svg:y="5.1933in" svg:viewBox="0 0 178 290" svg:d="M178 146c0-33-2-67-17-98-19-41-54-48-71-48-25 0-56 12-74 50-14 30-16 63-16 96 0 32 2 70 19 102 18 34 49 42 70 42 23 0 55-8 73-48 14-30 16-62 16-96zM89 282c-16 0-41-11-48-52-5-25-5-63-5-88 0-28 0-56 2-78 9-51 40-54 51-54 14 0 42 8 50 49 4 24 4 56 4 83 0 31 0 60-5 87-6 40-30 53-49 53z"><text:p/></draw:path><draw:path draw:style-name="gr1458" draw:text-style-name="P42" svg:width="0.113in" svg:height="0.113in" svg:x="0.411in" svg:y="5.1909in" svg:viewBox="0 0 288 288" svg:d="M84 5c-4-5-4-5-12-5-24 0-48 0-72 0 0 4 0 8 0 12 4 0 8 0 12 0 7 0 16 1 22 1 9 1 9 3 9 10 0 73 0 147 0 221 0 10 0 31-43 31 0 5 0 8 0 13 14-1 35-2 49-2 13 0 35 1 49 2 0-5 0-8 0-13-43 0-43-21-43-31 0-74 0-147 0-220 3 2 3 2 5 5 58 84 114 169 172 253 3 5 4 6 7 6 6 0 6-4 6-12 0-78 0-155 0-233 0-11 0-31 43-31 0-4 0-8 0-12-14 0-35 1-49 1-15 0-35-1-49-1 0 4 0 8 0 12 43 0 43 20 43 31 0 60 0 120 0 180-49-73-100-145-149-218z"><text:p/></draw:path><draw:path draw:style-name="gr1459" draw:text-style-name="P42" svg:width="0.0638in" svg:height="0.1654in" svg:x="0.5394in" svg:y="5.1803in" svg:viewBox="0 0 163 421" svg:d="M161 16c2-5 2-6 2-8 0-4-3-8-8-8-6 0-9 4-10 8-48 132-95 266-143 398-2 6-1 4-2 7 0 5 4 8 8 8 6 0 8-3 9-8 48-132 96-265 144-397z"><text:p/></draw:path><draw:path draw:style-name="gr1460" draw:text-style-name="P42" svg:width="0.1291in" svg:height="0.0732in" svg:x="0.6185in" svg:y="5.2307in" svg:viewBox="0 0 329 187" svg:d="M32 42c0 37 0 76 0 113 0 19-3 19-32 19 0 5 0 8 0 13 14-1 36-2 48-2 11 0 32 1 47 2 0-5 0-8 0-13-28 0-33 0-33-19 0-27 0-52 0-78 0-43 30-67 57-67 26 0 31 22 31 46 0 33 0 66 0 99 0 19-5 19-32 19 0 5 0 8 0 13 14-1 36-2 46-2 12 0 34 1 48 2 0-5 0-8 0-13-28 0-33 0-33-19 0-27 0-52 0-78 0-43 30-67 57-67s32 22 32 46c0 33 0 66 0 99 0 19-5 19-34 19 0 5 0 8 0 13 16-1 37-2 48-2s34 1 47 2c0-5 0-8 0-13-22 0-33 0-33-13 0-27 0-54 0-81 0-36 0-49-13-64-6-8-19-16-44-16-35 0-54 25-61 42-6-37-38-42-56-42-31 0-51 18-62 44 0-14 0-30 0-44-20 1-40 4-60 5 0 5 0 8 0 13 30 0 32 2 32 24z"><text:p/></draw:path><draw:path draw:style-name="gr1461" draw:text-style-name="P42" svg:width="0.0657in" svg:height="0.1106in" svg:x="0.7594in" svg:y="5.1933in" svg:viewBox="0 0 168 282" svg:d="M32 248c16-14 30-28 46-43 65-57 90-80 90-122 0-48-37-83-89-83-48 0-79 40-79 77 0 24 22 24 23 24 7 0 21-5 21-23 0-11-7-22-22-22-3 0-4 0-5 0 9-27 32-43 56-43 39 0 57 35 57 70 0 33-21 67-44 92-27 30-54 61-81 91-5 4-5 5-5 16 53 0 104 0 157 0 4-25 7-49 11-74-4 0-6 0-10 0-2 13-6 31-9 38-4 2-31 2-40 2-25 0-51 0-77 0z"><text:p/></draw:path><draw:path draw:style-name="gr1462" draw:text-style-name="P42" svg:width="0.1102in" svg:height="0.0382in" svg:x="0.8437in" svg:y="5.2437in" svg:viewBox="0 0 281 98" svg:d="M266 17c6 0 15 0 15-9 0-8-9-8-15-8-84 0-168 0-252 0-6 0-14 0-14 8 0 9 8 9 14 9 84 0 168 0 252 0zM266 98c6 0 15 0 15-8s-9-8-15-8c-84 0-168 0-252 0-6 0-14 0-14 8s8 8 14 8c84 0 168 0 252 0z"><text:p/></draw:path><draw:path draw:style-name="gr1463" draw:text-style-name="P42" svg:width="0.0657in" svg:height="0.1138in" svg:x="0.9717in" svg:y="5.1933in" svg:viewBox="0 0 168 290" svg:d="M168 197c0-51-34-93-79-93-21 0-39 8-54 22 0-28 0-55 0-83 8 3 23 6 36 6 51 0 81-38 81-44 0-3-1-5-4-5-2 1-2 0-4 2-8 4-29 12-56 12-17 0-38-3-57-12-3-1-3-1-5-1-4 0-4 4-4 10 0 42 0 83 0 125 0 8 0 10 6 10 3 0 3-1 6-3 4-6 20-29 54-29 21 0 32 19 36 26 7 16 7 33 7 53 0 16 0 41-10 59-11 16-26 26-45 26-30 0-56-21-62-46 2 0 3 1 6 1 15 0 22-11 22-21s-7-21-22-21c-4 0-20 3-20 23 0 36 30 76 77 76 49 0 91-39 91-93z"><text:p/></draw:path><draw:path draw:style-name="gr1464" draw:text-style-name="P42" svg:width="0.0697in" svg:height="0.1138in" svg:x="1.0531in" svg:y="5.1933in" svg:viewBox="0 0 178 290" svg:d="M178 146c0-33-3-67-17-98-19-41-54-48-72-48-25 0-55 12-73 50-14 30-16 63-16 96 0 32 2 70 19 102 18 34 49 42 70 42 23 0 55-8 73-48 13-30 16-62 16-96zM89 282c-17 0-42-11-49-52-5-25-5-63-5-88 0-28 0-56 3-78 9-51 40-54 51-54 14 0 42 8 49 49 5 24 5 56 5 83 0 31 0 60-5 87-6 40-30 53-49 53z"><text:p/></draw:path><draw:path draw:style-name="gr1465" draw:text-style-name="P42" svg:width="0.0972in" svg:height="0.113in" svg:x="1.135in" svg:y="5.1909in" svg:viewBox="0 0 248 288" svg:d="M82 154c24 0 46 0 70 0 51 0 96-34 96-76s-40-78-99-78c-49 0-100 0-149 0 0 4 0 8 0 12 4 0 7 0 11 0 32 0 33 5 33 20 0 75 0 148 0 222 0 16-1 21-33 21-4 0-7 0-11 0 0 5 0 8 0 13 16-2 47-2 62-2 16 0 48 0 63 2 0-5 0-8 0-13-4 0-6 0-10 0-32 0-33-5-33-21 0-33 0-67 0-100zM80 143c0-39 0-76 0-114 0-13 2-17 21-17 12 0 25 0 37 0 67 0 67 46 67 66 0 19 0 65-67 65-19 0-38 0-58 0z"><text:p/></draw:path><draw:path draw:style-name="gr1466" draw:text-style-name="P42" svg:width="0.0748in" svg:height="0.0756in" svg:x="1.2449in" svg:y="5.2303in" svg:viewBox="0 0 191 193" svg:d="M124 157c1 17 12 35 32 35 8 0 35-6 35-41 0-7 0-15 0-23-4 0-7 0-11 0 0 8 0 16 0 23 0 25-11 28-16 28-13 0-15-19-15-22 0-27 0-56 0-84 0-18 0-35-15-50-16-16-38-23-57-23-35 0-65 20-65 48 0 12 10 19 20 19 11 0 20-8 20-19 0-5-3-19-22-19 11-15 32-19 46-19 20 0 44 16 44 54 0 4 0 10 0 15-22 1-50 3-78 15-31 14-42 37-42 55 0 35 41 44 68 44 28 0 47-17 56-36zM120 88c0 14 0 27 0 42 0 40-30 55-49 55-21 0-39-16-39-36 0-24 18-59 88-61z"><text:p/></draw:path><draw:path draw:style-name="gr1467" draw:text-style-name="P42" svg:width="0.0972in" svg:height="0.113in" svg:x="1.3272in" svg:y="5.1909in" svg:viewBox="0 0 248 288" svg:d="M80 154c24 0 47 0 71 0 52 0 97-34 97-76s-42-78-99-78c-49 0-100 0-149 0 0 4 0 8 0 12 4 0 6 0 10 0 32 0 33 5 33 20 0 75 0 148 0 222 0 16-1 21-33 21-4 0-6 0-10 0 0 5 0 8 0 13 14-2 44-2 61-2 16 0 48 0 63 2 0-5 0-8 0-13-4 0-6 0-10 0-32 0-34-5-34-21 0-33 0-67 0-100zM79 143c0-39 0-76 0-114 0-13 1-17 21-17 12 0 25 0 37 0 67 0 67 46 67 66 0 19 0 65-67 65-19 0-39 0-58 0z"><text:p/></draw:path><draw:path draw:style-name="gr1468" draw:text-style-name="P42" svg:width="0.1102in" svg:height="0.0382in" svg:x="1.4433in" svg:y="5.2437in" svg:viewBox="0 0 281 98" svg:d="M266 17c6 0 15 0 15-9 0-8-9-8-15-8-84 0-168 0-252 0-6 0-14 0-14 8 0 9 8 9 14 9 84 0 168 0 252 0zM266 98c6 0 15 0 15-8s-9-8-15-8c-84 0-168 0-252 0-6 0-14 0-14 8s8 8 14 8c84 0 168 0 252 0z"><text:p/></draw:path><draw:path draw:style-name="gr1469" draw:text-style-name="P42" svg:width="0.0661in" svg:height="0.1138in" svg:x="1.5713in" svg:y="5.1933in" svg:viewBox="0 0 169 290" svg:d="M169 197c0-51-35-93-80-93-21 0-39 8-54 22 0-28 0-55 0-83 8 3 23 6 36 6 51 0 81-38 81-44 0-3-1-5-4-5-2 1-2 0-3 2-9 4-30 12-57 12-17 0-36-3-57-12-3-1-3-1-5-1-4 0-4 4-4 10 0 42 0 83 0 125 0 8 0 10 6 10 3 0 3-1 6-3 4-6 20-29 54-29 21 0 32 19 36 26 7 16 7 33 7 53 0 16 0 41-10 59-11 16-26 26-45 26-30 0-54-21-62-46 2 0 3 1 8 1 13 0 20-11 20-21s-7-21-20-21c-6 0-22 3-22 23 0 36 30 76 77 76 49 0 92-39 92-93z"><text:p/></draw:path><draw:path draw:style-name="gr1470" draw:text-style-name="P42" svg:width="0.0697in" svg:height="0.1138in" svg:x="1.6524in" svg:y="5.1933in" svg:viewBox="0 0 178 290" svg:d="M178 146c0-33-3-67-17-98-19-41-54-48-72-48-25 0-55 12-73 50-14 30-16 63-16 96 0 32 2 70 19 102 18 34 49 42 70 42 23 0 55-8 73-48 13-30 16-62 16-96zM89 282c-17 0-41-11-49-52-5-25-5-63-5-88 0-28 0-56 3-78 9-51 40-54 51-54 14 0 42 8 49 49 5 24 5 56 5 83 0 31 0 60-5 87-6 40-30 53-49 53z"><text:p/></draw:path><draw:path draw:style-name="gr1471" draw:text-style-name="P42" svg:width="0.113in" svg:height="0.113in" svg:x="1.7346in" svg:y="5.1909in" svg:viewBox="0 0 288 288" svg:d="M84 5c-4-5-5-5-12-5-24 0-48 0-72 0 0 4 0 8 0 12 4 0 8 0 12 0 6 0 14 1 22 1 9 1 9 3 9 10 0 73 0 147 0 221 0 10 0 31-43 31 0 5 0 8 0 13 14-1 35-2 49-2 15 0 35 1 49 2 0-5 0-8 0-13-43 0-43-21-43-31 0-74 0-147 0-220 3 2 3 2 4 5 57 84 115 169 173 253 3 5 3 6 7 6 6 0 6-4 6-12 0-78 0-155 0-233 0-11 0-31 43-31 0-4 0-8 0-12-14 0-36 1-49 1-15 0-35-1-49-1 0 4 0 8 0 12 43 0 43 20 43 31 0 60 0 120 0 180-49-73-100-145-149-218z"><text:p/></draw:path><draw:path draw:style-name="gr1472" draw:text-style-name="P42" svg:width="0.0638in" svg:height="0.1654in" svg:x="1.8626in" svg:y="5.1803in" svg:viewBox="0 0 163 421" svg:d="M162 16c1-5 1-6 1-8 0-4-3-8-8-8s-7 4-9 8c-48 132-96 266-144 398-2 6-1 4-2 7 0 5 5 8 8 8 6 0 9-3 10-8 48-132 96-265 144-397z"><text:p/></draw:path><draw:path draw:style-name="gr1473" draw:text-style-name="P42" svg:width="0.1291in" svg:height="0.0732in" svg:x="1.9421in" svg:y="5.2307in" svg:viewBox="0 0 329 187" svg:d="M32 42c0 37 0 76 0 113 0 19-4 19-32 19 0 5 0 8 0 13 14-1 36-2 47-2 12 0 33 1 48 2 0-5 0-8 0-13-29 0-34 0-34-19 0-27 0-52 0-78 0-43 30-67 58-67 26 0 31 22 31 46 0 33 0 66 0 99 0 19-5 19-34 19 0 5 0 8 0 13 16-1 38-2 48-2 11 0 34 1 48 2 0-5 0-8 0-13-28 0-33 0-33-19 0-27 0-52 0-78 0-43 30-67 57-67s32 22 32 46c0 33 0 66 0 99 0 19-5 19-34 19 0 5 0 8 0 13 14-1 36-2 48-2 11 0 32 1 47 2 0-5 0-8 0-13-22 0-33 0-33-13 0-27 0-54 0-81 0-36 0-49-13-64-6-8-20-16-44-16-36 0-54 25-61 42-6-37-38-42-57-42-30 0-50 18-62 44 0-14 0-30 0-44-19 1-40 4-59 5 0 5 0 8 0 13 29 0 32 2 32 24z"><text:p/></draw:path><draw:path draw:style-name="gr1474" draw:text-style-name="P42" svg:width="0.0657in" svg:height="0.1106in" svg:x="2.0835in" svg:y="5.1933in" svg:viewBox="0 0 168 282" svg:d="M32 248c15-14 30-28 45-43 66-57 91-80 91-122 0-48-37-83-89-83-48 0-79 40-79 77 0 24 20 24 23 24 7 0 21-5 21-23 0-11-8-22-22-22-4 0-4 0-5 0 9-27 32-43 56-43 39 0 57 35 57 70 0 33-21 67-45 92-26 30-54 61-80 91-5 4-5 5-5 16 52 0 104 0 156 0 4-25 8-49 12-74-4 0-7 0-11 0-1 13-5 31-8 38-4 2-31 2-41 2-25 0-50 0-76 0z"><text:p/></draw:path><draw:path draw:style-name="gr1475" draw:text-style-name="P42" svg:width="0.1098in" svg:height="0.0382in" svg:x="2.1673in" svg:y="5.2437in" svg:viewBox="0 0 280 98" svg:d="M266 17c6 0 14 0 14-9 0-8-8-8-14-8-84 0-169 0-253 0-6 0-13 0-13 8 0 9 7 9 14 9 84 0 168 0 252 0zM266 98c6 0 14 0 14-8s-8-8-14-8c-84 0-168 0-252 0-7 0-14 0-14 8s7 8 13 8c84 0 169 0 253 0z"><text:p/></draw:path><draw:path draw:style-name="gr1476" draw:text-style-name="P42" svg:width="0.0657in" svg:height="0.1138in" svg:x="2.2957in" svg:y="5.1933in" svg:viewBox="0 0 168 290" svg:d="M168 197c0-51-35-93-80-93-20 0-39 8-53 22 0-28 0-55 0-83 8 3 21 6 36 6 51 0 80-38 80-44 0-3-1-5-3-5-2 1-2 0-4 2-8 4-29 12-58 12-16 0-36-3-55-12-3-1-5-1-6-1-3 0-3 4-3 10 0 42 0 83 0 125 0 8 0 10 6 10 2 0 3-1 4-3 5-6 21-29 56-29 21 0 32 19 36 26 6 16 7 33 7 53 0 16 0 41-11 59-10 16-25 26-44 26-32 0-56-21-63-46 1 0 3 1 7 1 15 0 22-11 22-21s-7-21-22-21c-6 0-20 3-20 23 0 36 29 76 77 76s91-39 91-93z"><text:p/></draw:path><draw:path draw:style-name="gr1477" draw:text-style-name="P42" svg:width="0.0697in" svg:height="0.1138in" svg:x="2.3768in" svg:y="5.1933in" svg:viewBox="0 0 178 290" svg:d="M178 146c0-33-3-67-17-98-19-41-54-48-72-48-25 0-57 12-73 50-14 30-16 63-16 96 0 32 1 70 19 102 18 34 48 42 70 42 23 0 54-8 73-48 13-30 16-62 16-96zM89 282c-17 0-42-11-49-52-5-25-5-63-5-88 0-28 0-56 3-78 8-51 40-54 51-54 13 0 41 8 49 49 5 24 5 56 5 83 0 31 0 60-5 87-7 40-31 53-49 53z"><text:p/></draw:path><draw:path draw:style-name="gr1478" draw:text-style-name="P42" svg:width="0.0972in" svg:height="0.113in" svg:x="2.4591in" svg:y="5.1909in" svg:viewBox="0 0 248 288" svg:d="M82 154c24 0 46 0 70 0 51 0 96-34 96-76s-42-78-99-78c-49 0-100 0-149 0 0 4 0 8 0 12 4 0 7 0 11 0 32 0 32 5 32 20 0 75 0 148 0 222 0 16 0 21-32 21-4 0-7 0-11 0 0 5 0 8 0 13 14-2 46-2 62-2s48 0 63 2c0-5 0-8 0-13-4 0-7 0-11 0-32 0-32-5-32-21 0-33 0-67 0-100zM80 143c0-39 0-76 0-114 0-13 0-17 21-17 12 0 25 0 37 0 67 0 67 46 67 66 0 19 0 65-67 65-19 0-38 0-58 0z"><text:p/></draw:path><draw:path draw:style-name="gr1479" draw:text-style-name="P42" svg:width="0.0748in" svg:height="0.0756in" svg:x="2.5685in" svg:y="5.2303in" svg:viewBox="0 0 191 193" svg:d="M122 157c3 17 14 35 34 35 8 0 35-6 35-41 0-7 0-15 0-23-4 0-7 0-11 0 0 8 0 16 0 23 0 25-11 28-16 28-14 0-15-19-15-22 0-27 0-56 0-84 0-18 0-35-16-50-15-16-37-23-57-23-35 0-64 20-64 48 0 12 8 19 19 19 12 0 21-8 21-19 0-5-3-19-22-19 11-15 31-19 46-19 20 0 44 16 44 54 0 4 0 10 0 15-22 1-52 3-78 15-31 14-42 37-42 55 0 35 41 44 67 44 28 0 48-17 55-36zM120 88c0 14 0 27 0 42 0 40-30 55-49 55-22 0-39-16-39-36 0-24 18-59 88-61z"><text:p/></draw:path><draw:path draw:style-name="gr1480" draw:text-style-name="P42" svg:width="0.0732in" svg:height="0.1201in" svg:x="0.2555in" svg:y="5.3866in" svg:viewBox="0 0 187 306" svg:d="M124 133c-18-5-36-8-54-13-26-6-42-29-42-54 0-29 22-55 55-55 71 0 80 69 83 89 0 2 0 4 4 4 6 0 6-2 6-9 0-29 0-57 0-85 0-8 0-10-4-10s-4 0-8 5c-4 8-9 15-14 24-12-12-30-29-67-29-47 0-83 36-83 82 0 34 23 66 55 76 5 2 27 8 57 15 10 2 24 6 36 21 8 11 13 24 13 39 0 30-22 60-58 60-12 0-43-3-66-23-24-23-25-49-26-65 0-5-4-5-5-5-6 0-6 4-6 11 0 29 0 57 0 85 0 8 0 10 5 10 3 0 3-1 7-6 5-8 1-1 14-24 14 14 41 30 78 30 50 0 83-41 83-88 0-42-27-76-63-85z"><text:p/></draw:path><draw:path draw:style-name="gr1481" draw:text-style-name="P42" svg:width="0.0728in" svg:height="0.0756in" svg:x="0.3433in" svg:y="5.4291in" svg:viewBox="0 0 186 193" svg:d="M186 98c0-54-42-98-92-98-53 0-94 46-94 98 0 54 43 95 92 95 52 0 94-41 94-95zM94 182c-18 0-38-8-48-27-11-19-11-45-11-60 0-16 0-39 9-58 12-19 32-27 48-27 20 0 38 7 48 26 11 18 11 43 11 59 0 15 0 38-8 56-10 19-29 31-49 31z"><text:p/></draw:path><draw:path draw:style-name="gr1482" draw:text-style-name="P42" svg:width="0.0189in" svg:height="0.0492in" svg:x="0.4358in" svg:y="5.4862in" svg:viewBox="0 0 49 126" svg:d="M49 44c0-27-9-44-26-44-16 0-23 12-23 23s7 21 23 21c6 0 11-2 15-6h2c0 3 0 0 0 6 0 27-12 53-30 72-3 3-3 4-3 5 0 4 1 5 4 5 5 0 38-34 38-82z"><text:p/></draw:path><draw:path draw:style-name="gr1483" draw:text-style-name="P42" svg:width="0.0516in" svg:height="0.1035in" svg:x="0.5185in" svg:y="5.4016in" svg:viewBox="0 0 132 264" svg:d="M65 91c20 0 39 0 60 0 0-5 0-8 0-13-21 0-40 0-60 0 0-26 0-52 0-78-4 0-7 0-11 0 0 35-13 80-54 82 0 3 0 6 0 9 12 0 24 0 36 0 0 39 0 78 0 117 0 51 40 56 54 56 30 0 42-30 42-56 0-9 0-16 0-24-4 0-7 0-11 0 0 7 0 15 0 22 0 32-12 47-27 47-29 0-29-38-29-45 0-39 0-78 0-117z"><text:p/></draw:path><draw:path draw:style-name="gr1484" draw:text-style-name="P42" svg:width="0.0831in" svg:height="0.115in" svg:x="0.5854in" svg:y="5.3886in" svg:viewBox="0 0 212 293" svg:d="M34 262c0 18-5 18-34 18 0 4 0 8 0 13 16 0 36-1 48-1 11 0 32 1 47 1 0-5 0-9 0-13-28 0-33 0-33-18 0-27 0-52 0-78 0-45 30-68 57-68 26 0 31 23 31 47 0 33 0 66 0 99 0 18-5 18-32 18 0 4 0 8 0 13 14 0 36-1 48-1 10 0 32 1 46 1 0-5 0-9 0-13-21 0-32 0-32-12 0-27 0-54 0-81 0-37 0-49-13-65-6-7-21-15-45-15-36 0-54 25-61 41 0-50 0-99 0-148-20 1-41 4-61 5 0 5 0 8 0 13 30 0 34 4 34 24 0 73 0 146 0 220z"><text:p/></draw:path><draw:path draw:style-name="gr1485" draw:text-style-name="P42" svg:width="0.0638in" svg:height="0.0756in" svg:x="0.6768in" svg:y="5.4291in" svg:viewBox="0 0 163 193" svg:d="M36 83c2-64 37-73 52-73 43 0 48 56 48 73-34 0-66 0-100 0zM35 91c39 0 78 0 117 0 10 0 11 0 11-8 0-42-23-83-75-83-50 0-88 43-88 96 0 56 44 97 92 97 52 0 71-47 71-55 0-4-3-5-5-5-4 0-4 3-6 6-14 43-52 43-56 43-22 0-38-12-48-27-13-21-13-48-13-64z"><text:p/></draw:path><draw:path draw:style-name="gr1486" draw:text-style-name="P42" svg:width="0.0819in" svg:height="0.1051in" svg:x="0.7965in" svg:y="5.4307in" svg:viewBox="0 0 209 268" svg:d="M61 28c0-10 0-18 0-28-20 1-41 4-61 5 0 5 0 8 0 13 30 0 34 2 34 20 0 66 0 132 0 198 0 20-5 20-34 20 0 3 0 8 0 12 14 0 37-2 48-2s32 2 47 2c0-4 0-9 0-12-28 0-33 0-33-20 0-24 0-46 0-70 0-2 0-3 0-4 3 6 20 29 52 29 50 0 95-41 95-96 0-53-42-95-89-95-32 0-50 18-59 28zM62 138c0-31 0-62 0-94 12-21 33-33 54-33 32 0 57 37 57 84 0 51-29 86-60 86-17 0-34-8-45-25-6-8-6-10-6-18z"><text:p/></draw:path><draw:path draw:style-name="gr1487" draw:text-style-name="P42" svg:width="0.0555in" svg:height="0.0728in" svg:x="0.889in" svg:y="5.4307in" svg:viewBox="0 0 142 186" svg:d="M58 47c0-16 0-31 0-47-20 1-39 4-58 5 0 5 0 8 0 13 29 0 32 2 32 23 0 38 0 75 0 114 0 18-4 18-32 18 0 5 0 8 0 13 16 0 36-1 48-1 17 0 36 0 53 1 0-5 0-8 0-13-3 0-6 0-9 0-31 0-32-4-32-19 0-22 0-44 0-65 0-42 18-79 50-79 3 0 4 0 5 0-2 0-11 6-11 16 0 12 10 18 20 18 7 0 18-6 18-19 0-14-14-25-32-25-31 0-46 28-52 47z"><text:p/></draw:path><draw:path draw:style-name="gr1488" draw:text-style-name="P42" svg:width="0.0638in" svg:height="0.0756in" svg:x="0.9539in" svg:y="5.4291in" svg:viewBox="0 0 163 193" svg:d="M36 83c2-64 37-73 52-73 44 0 48 56 48 73-34 0-66 0-100 0zM35 91c39 0 78 0 117 0 10 0 11 0 11-8 0-42-23-83-75-83-48 0-88 43-88 96 0 56 44 97 94 97s69-47 69-55c0-4-3-5-5-5-4 0-4 3-6 6-14 43-52 43-56 43-22 0-38-12-48-27-13-21-13-48-13-64z"><text:p/></draw:path><draw:path draw:style-name="gr1489" draw:text-style-name="P42" svg:width="0.0539in" svg:height="0.0756in" svg:x="1.0283in" svg:y="5.4291in" svg:viewBox="0 0 138 193" svg:d="M74 107c9 1 44 8 44 38 0 22-15 39-48 39-35 0-51-24-58-60-1-5-2-6-6-6-6 0-6 2-6 9 0 19 0 37 0 57 0 7 0 9 5 9 2 0 2 0 11-8 1-1 1-1 8-10 18 18 37 18 46 18 49 0 68-27 68-59 0-21-12-34-18-39-13-13-30-17-48-21-23-4-52-9-52-34 0-15 11-32 47-32 47 0 49 38 51 51 0 3 3 3 4 3 5 0 5-2 5-9 0-15 0-29 0-43 0-8 0-10-5-10-1 0-2 0-8 5-1 1-5 6-7 7-16-12-33-12-40-12-50 0-67 28-67 52 0 14 7 26 18 36 14 10 25 13 56 19z"><text:p/></draw:path><draw:path draw:style-name="gr1490" draw:text-style-name="P42" svg:width="0.0539in" svg:height="0.0756in" svg:x="1.0941in" svg:y="5.4291in" svg:viewBox="0 0 138 193" svg:d="M73 107c10 1 45 8 45 38 0 22-15 39-48 39-35 0-51-24-59-60-1-5-1-6-6-6s-5 2-5 9c0 19 0 37 0 57 0 7 0 9 5 9 1 0 2 0 9-8 2-1 2-1 9-10 19 18 38 18 47 18 49 0 68-27 68-59 0-21-13-34-18-39-14-13-30-17-48-21-24-4-52-9-52-34 0-15 11-32 47-32 47 0 48 38 49 51 0 3 4 2 5 3 6 0 6-2 6-9 0-15 0-29 0-43 0-8 0-10-5-10-2 0-2 0-8 5-1 1-6 6-7 7-16-12-34-12-40-12-51 0-67 28-67 52 0 14 6 26 18 36 13 10 25 13 55 19z"><text:p/></draw:path><draw:path draw:style-name="gr1491" draw:text-style-name="P42" svg:width="0.0831in" svg:height="0.0748in" svg:x="1.1594in" svg:y="5.4307in" svg:viewBox="0 0 212 191" svg:d="M151 154c0 12 0 25 0 37 21-1 41-4 61-5 0-5 0-8 0-13-30 0-33-3-33-23 0-50 0-100 0-150-21 1-41 4-61 5 0 5 0 8 0 13 28 0 32 2 32 23 0 25 0 50 0 75 0 38-20 65-50 65-36 0-38-19-38-41 0-46 0-93 0-140-20 1-42 4-62 5 0 5 0 8 0 13 32 0 32 1 32 38 0 22 0 42 0 64 0 32 0 71 65 71 24 0 42-12 54-37z"><text:p/></draw:path><draw:path draw:style-name="gr1492" draw:text-style-name="P42" svg:width="0.0555in" svg:height="0.0728in" svg:x="1.2508in" svg:y="5.4307in" svg:viewBox="0 0 142 186" svg:d="M59 47c0-16 0-31 0-47-19 1-40 4-59 5 0 5 0 8 0 13 29 0 32 2 32 23 0 38 0 75 0 114 0 18-4 18-32 18 0 5 0 8 0 13 17 0 36-1 48-1 17 0 37 0 54 1 0-5 0-8 0-13-4 0-6 0-10 0-31 0-32-4-32-19 0-22 0-44 0-65 0-42 18-79 50-79 3 0 4 0 5 0-1 0-9 6-9 16 0 12 8 18 18 18 7 0 18-6 18-19 0-14-14-25-32-25-31 0-45 28-51 47z"><text:p/></draw:path><draw:path draw:style-name="gr1493" draw:text-style-name="P42" svg:width="0.0638in" svg:height="0.0756in" svg:x="1.3161in" svg:y="5.4291in" svg:viewBox="0 0 163 193" svg:d="M35 83c2-64 38-73 53-73 43 0 46 56 46 73-33 0-66 0-99 0zM35 91c39 0 78 0 117 0 9 0 11 0 11-8 0-42-23-83-75-83-50 0-88 43-88 96 0 56 43 97 92 97 52 0 71-47 71-55 0-4-3-5-6-5s-5 3-6 6c-14 43-53 43-56 43-22 0-39-12-48-27-12-21-12-48-12-64z"><text:p/></draw:path><draw:path draw:style-name="gr1494" draw:text-style-name="P42" svg:width="0.0815in" svg:height="0.1169in" svg:x="1.4366in" svg:y="5.3886in" svg:viewBox="0 0 208 298" svg:d="M145 270c0 10 0 18 0 28 21-2 42-4 63-5 0-5 0-9 0-13-29 0-33-3-33-23 0-85 0-172 0-257-20 1-41 4-61 5 0 5 0 8 0 13 30 0 34 4 34 24 0 30 0 61 0 91-14-15-32-26-54-26-50 0-94 41-94 96 0 53 41 95 89 95 27 0 47-15 56-28zM145 157c0 29 0 58 0 87 0 7 0 8-3 15-14 21-33 29-51 29-19 0-33-11-44-26-11-17-12-42-12-59 0-16 1-41 13-60 8-13 25-27 48-27 14 0 32 6 46 26 3 7 3 7 3 15z"><text:p/></draw:path><draw:path draw:style-name="gr1495" draw:text-style-name="P42" svg:width="0.035in" svg:height="0.1106in" svg:x="1.5287in" svg:y="5.3929in" svg:viewBox="0 0 90 282" svg:d="M60 96c-19 1-40 4-59 5 0 5 0 8 0 13 28 0 31 2 31 23 0 38 0 75 0 114 0 18-4 18-32 18 0 5 0 8 0 13 13 0 36-1 46-1 15 0 30 1 44 1 0-5 0-8 0-13-28 0-30-1-30-18 0-52 0-103 0-155zM62 23c0-13-10-23-22-23-14 0-22 12-22 23s8 21 22 21c12 0 22-8 22-21z"><text:p/></draw:path><draw:path draw:style-name="gr1496" draw:text-style-name="P42" svg:width="0.0992in" svg:height="0.1161in" svg:x="1.5736in" svg:y="5.3866in" svg:viewBox="0 0 253 296" svg:d="M178 128c16 0 32 0 49 0 0-4 0-8 0-13-17 0-34 0-51 0 0-17 0-32 0-49 0-37 21-58 40-58 1 0 7 0 13 4-5 1-12 7-12 17 0 11 7 19 18 19 12 0 18-8 18-19 0-16-14-29-38-29s-43 16-45 17c-13-16-36-17-48-17-39 0-88 22-88 67 0 16 0 33 0 48-11 0-23 0-34 0 0 5 0 9 0 13 11 0 23 0 34 0 0 46 0 92 0 137 0 18-5 18-33 18 0 5 0 9 0 13 13 0 36-1 47-1 10 0 31 1 47 1 0-4 0-8 0-13-29 0-34 0-34-18 0-45 0-91 0-137 30 0 59 0 89 0 0 46 0 92 0 137 0 18-5 18-32 18 0 5 0 9 0 13 15 0 36-1 48-1 16 0 36 0 52 1 0-4 0-8 0-13-2 0-6 0-8 0-31 0-32-3-32-19 0-46 0-90 0-136zM60 115c0-15 0-32 0-48 0-41 35-59 62-59 21 0 22 6 33 9-7 1-16 7-16 18 0 2 1 13 12 17-1 6-1 9-1 14 0 17 0 32 0 49-30 0-60 0-90 0z"><text:p/></draw:path><draw:path draw:style-name="gr1497" draw:text-style-name="P42" svg:width="0.0638in" svg:height="0.0756in" svg:x="1.6709in" svg:y="5.4291in" svg:viewBox="0 0 163 193" svg:d="M35 83c2-64 38-73 53-73 43 0 46 56 46 73-33 0-66 0-99 0zM35 91c39 0 78 0 117 0 10 0 11 0 11-8 0-42-23-83-75-83-50 0-88 43-88 96 0 56 44 97 92 97 52 0 71-47 71-55 0-4-3-5-6-5s-5 3-6 6c-14 43-51 43-56 43-22 0-39-12-48-27-12-21-12-48-12-64z"><text:p/></draw:path><draw:path draw:style-name="gr1498" draw:text-style-name="P42" svg:width="0.0555in" svg:height="0.0728in" svg:x="1.7445in" svg:y="5.4307in" svg:viewBox="0 0 142 186" svg:d="M59 47c0-16 0-31 0-47-19 1-40 4-59 5 0 5 0 8 0 13 29 0 32 2 32 23 0 38 0 75 0 114 0 18-4 18-32 18 0 5 0 8 0 13 17 0 36-1 48-1 17 0 36 0 54 1 0-5 0-8 0-13-4 0-6 0-10 0-31 0-32-4-32-19 0-22 0-44 0-65 0-42 18-79 50-79 3 0 4 0 5 0-1 0-9 6-9 16 0 12 8 18 18 18 7 0 18-6 18-19 0-14-14-25-32-25-31 0-45 28-51 47z"><text:p/></draw:path><draw:path draw:style-name="gr1499" draw:text-style-name="P42" svg:width="0.0638in" svg:height="0.0756in" svg:x="1.8094in" svg:y="5.4291in" svg:viewBox="0 0 163 193" svg:d="M36 83c2-64 38-73 53-73 43 0 47 56 47 73-34 0-66 0-100 0zM36 91c40 0 78 0 118 0 8 0 9 0 9-8 0-42-23-83-74-83-49 0-89 43-89 96 0 56 44 97 94 97 51 0 69-47 69-55 0-4-2-5-5-5s-4 3-6 6c-14 43-52 43-56 43-22 0-38-12-48-27-12-21-12-48-12-64z"><text:p/></draw:path><draw:path draw:style-name="gr1500" draw:text-style-name="P42" svg:width="0.0831in" svg:height="0.0728in" svg:x="1.8839in" svg:y="5.4307in" svg:viewBox="0 0 212 186" svg:d="M32 41c0 38 0 75 0 114 0 18-3 18-32 18 0 5 0 8 0 13 14 0 36-1 48-1 11 0 32 1 47 1 0-5 0-8 0-13-28 0-33 0-33-18 0-27 0-52 0-78 0-45 30-67 57-67 26 0 31 22 31 46 0 33 0 66 0 99 0 18-5 18-32 18 0 5 0 8 0 13 14 0 36-1 46-1 12 0 34 1 48 1 0-5 0-8 0-13-21 0-32 0-33-12 0-27 0-54 0-81 0-37 0-49-12-64-6-8-21-16-45-16-31 0-51 18-62 44 0-14 0-30 0-44-20 1-40 4-60 5 0 5 0 8 0 13 30 0 32 2 32 23z"><text:p/></draw:path><draw:path draw:style-name="gr1501" draw:text-style-name="P42" svg:width="0.063in" svg:height="0.0756in" svg:x="1.9768in" svg:y="5.4291in" svg:viewBox="0 0 161 193" svg:d="M35 97c0-69 35-86 57-86 4 0 30 0 45 15-17 2-19 14-19 20 0 10 7 19 19 19 11 0 19-7 19-21 0-27-32-44-65-44-53 0-91 46-91 97 0 54 42 96 91 96 57 0 70-51 70-55 0-5-5-4-6-4-4 0-5 2-5 4-12 40-40 44-55 44-23 0-60-18-60-85z"><text:p/></draw:path><draw:path draw:style-name="gr1502" draw:text-style-name="P42" svg:width="0.0638in" svg:height="0.0756in" svg:x="2.0492in" svg:y="5.4291in" svg:viewBox="0 0 163 193" svg:d="M36 83c2-64 37-73 52-73 43 0 48 56 48 73-34 0-66 0-100 0zM35 91c39 0 78 0 117 0 10 0 11 0 11-8 0-42-23-83-75-83-50 0-88 43-88 96 0 56 44 97 92 97 52 0 71-47 71-55 0-4-3-5-5-5-4 0-4 3-6 6-14 43-52 43-56 43-22 0-38-12-48-27-13-21-13-48-13-64z"><text:p/></draw:path><draw:path draw:style-name="gr1503" draw:text-style-name="P42" svg:width="0.0819in" svg:height="0.1169in" svg:x="2.1689in" svg:y="5.3886in" svg:viewBox="0 0 209 298" svg:d="M61 134c0-44 0-90 0-134-20 1-41 4-61 5 0 5 0 8 0 13 30 0 34 4 34 24 0 84 0 167 0 251 3 0 7 0 10 0 5-9 4-6 15-27 6 11 24 32 55 32 50 0 95-41 95-96 0-53-42-95-90-95-33 0-51 19-58 27zM62 245c0-29 0-58 0-87 0-8 0-8 5-15 17-24 40-27 49-27 20 0 35 11 45 27 11 18 12 42 12 59 0 15 0 40-12 60-10 13-25 26-48 26-19 0-35-10-45-25-6-9-6-10-6-18z"><text:p/></draw:path><draw:path draw:style-name="gr1504" draw:text-style-name="P42" svg:width="0.0638in" svg:height="0.0756in" svg:x="2.2657in" svg:y="5.4291in" svg:viewBox="0 0 163 193" svg:d="M36 83c2-64 37-73 52-73 44 0 48 56 48 73-34 0-66 0-100 0zM35 91c39 0 79 0 119 0 8 0 9 0 9-8 0-42-23-83-75-83-48 0-88 43-88 96 0 56 44 97 94 97 51 0 69-47 69-55 0-4-2-5-5-5s-4 3-6 6c-14 43-52 43-56 43-22 0-38-12-48-27-13-21-13-48-13-64z"><text:p/></draw:path><draw:path draw:style-name="gr1505" draw:text-style-name="P42" svg:width="0.0516in" svg:height="0.1035in" svg:x="2.3382in" svg:y="5.4016in" svg:viewBox="0 0 132 264" svg:d="M65 91c20 0 41 0 61 0 0-5 0-8 0-13-20 0-41 0-61 0 0-26 0-52 0-78-4 0-6 0-10 0-1 35-13 80-55 82 0 3 0 6 0 9 12 0 24 0 36 0 0 39 0 78 0 117 0 51 40 56 55 56 30 0 41-30 41-56 0-9 0-16 0-24-4 0-6 0-10 0 0 7 0 15 0 22 0 32-13 47-28 47-29 0-29-38-29-45 0-39 0-78 0-117z"><text:p/></draw:path><draw:path draw:style-name="gr1506" draw:text-style-name="P42" svg:width="0.1134in" svg:height="0.0728in" svg:x="2.398in" svg:y="5.4319in" svg:viewBox="0 0 289 186" svg:d="M253 40c7-21 21-27 36-27 0-5 0-8 0-13-9 1-21 1-31 1-12 0-31-1-40-1 0 5 0 8 0 13 16 0 26 7 26 21 0 2 0 2-3 8-13 36-25 72-38 108-15-40-28-78-42-118-1-4-3-6-3-8 0-11 17-11 26-11 0-5 0-8 0-13-12 0-34 1-44 1-13 0-25 0-38-1 0 5 0 8 0 13 16 0 23 0 26 6 3 3 8 16 11 23-12 34-25 68-37 102-13-37-26-74-40-112-2-6-2-6-2-8 0-11 17-11 25-11 0-5 0-8 0-13-13 0-36 1-45 1-3 0-24 0-40-1 0 5 0 8 0 13 20 0 26 1 31 15 18 49 35 99 53 148 2 6 4 10 10 10 4 0 6-2 8-8 14-40 28-80 42-119 14 39 29 79 43 119 1 4 3 8 9 8s7-4 8-8c17-46 32-93 49-138z"><text:p/></draw:path><draw:path draw:style-name="gr1507" draw:text-style-name="P42" svg:width="0.0638in" svg:height="0.0756in" svg:x="2.5146in" svg:y="5.4291in" svg:viewBox="0 0 163 193" svg:d="M36 83c2-64 38-73 53-73 43 0 47 56 47 73-34 0-66 0-100 0zM36 91c40 0 78 0 118 0 8 0 9 0 9-8 0-42-23-83-74-83-49 0-89 43-89 96 0 56 44 97 94 97 51 0 69-47 69-55 0-4-2-5-5-5s-4 3-6 6c-14 43-52 43-56 43-22 0-38-12-48-27-12-21-12-48-12-64z"><text:p/></draw:path><draw:path draw:style-name="gr1508" draw:text-style-name="P42" svg:width="0.0638in" svg:height="0.0756in" svg:x="2.589in" svg:y="5.4291in" svg:viewBox="0 0 163 193" svg:d="M35 83c2-64 38-73 53-73 43 0 46 56 46 73-33 0-66 0-99 0zM35 91c39 0 78 0 117 0 10 0 11 0 11-8 0-42-23-83-75-83-50 0-88 43-88 96 0 56 44 97 92 97 52 0 71-47 71-55 0-4-3-5-6-5s-5 3-5 6c-15 43-52 43-57 43-21 0-39-12-48-27-12-21-12-48-12-64z"><text:p/></draw:path><draw:path draw:style-name="gr1509" draw:text-style-name="P42" svg:width="0.0831in" svg:height="0.0728in" svg:x="2.663in" svg:y="5.4307in" svg:viewBox="0 0 212 186" svg:d="M34 41c0 38 0 75 0 114 0 18-5 18-34 18 0 5 0 8 0 13 16 0 36-1 48-1 11 0 32 1 47 1 0-5 0-8 0-13-28 0-33 0-33-18 0-27 0-52 0-78 0-45 30-67 57-67s31 22 31 46c0 33 0 66 0 99 0 18-4 18-32 18 0 5 0 8 0 13 14 0 36-1 48-1 10 0 32 1 46 1 0-5 0-8 0-13-21 0-32 0-32-12 0-27 0-54 0-81 0-37 0-49-13-64-6-8-21-16-45-16-31 0-50 18-62 44 0-14 0-30 0-44-20 1-40 4-60 5 0 5 0 8 0 13 30 0 34 2 34 23z"><text:p/></draw:path><draw:path draw:style-name="gr1510" draw:text-style-name="P42" svg:width="0.0516in" svg:height="0.1035in" svg:x="2.7992in" svg:y="5.4016in" svg:viewBox="0 0 132 264" svg:d="M65 91c20 0 39 0 60 0 0-5 0-8 0-13-21 0-40 0-60 0 0-26 0-52 0-78-4 0-7 0-11 0 0 35-13 80-54 82 0 3 0 6 0 9 12 0 24 0 36 0 0 39 0 78 0 117 0 51 40 56 54 56 30 0 42-30 42-56 0-9 0-16 0-24-4 0-7 0-11 0 0 7 0 15 0 22 0 32-12 47-27 47-29 0-29-38-29-45 0-39 0-78 0-117z"><text:p/></draw:path><draw:path draw:style-name="gr1511" draw:text-style-name="P42" svg:width="0.0831in" svg:height="0.115in" svg:x="2.8657in" svg:y="5.3886in" svg:viewBox="0 0 212 293" svg:d="M34 262c0 18-5 18-34 18 0 4 0 8 0 13 16 0 36-1 48-1 11 0 32 1 47 1 0-5 0-9 0-13-28 0-33 0-33-18 0-27 0-52 0-78 0-45 30-68 57-68 26 0 31 23 31 47 0 33 0 66 0 99 0 18-5 18-32 18 0 4 0 8 0 13 14 0 36-1 48-1 10 0 32 1 46 1 0-5 0-9 0-13-21 0-32 0-32-12 0-27 0-54 0-81 0-37 0-49-13-65-6-7-21-15-45-15-36 0-54 25-61 41 0-50 0-99 0-148-20 1-41 4-61 5 0 5 0 8 0 13 30 0 34 4 34 24 0 73 0 146 0 220z"><text:p/></draw:path><draw:path draw:style-name="gr1512" draw:text-style-name="P42" svg:width="0.0638in" svg:height="0.0756in" svg:x="2.9575in" svg:y="5.4291in" svg:viewBox="0 0 163 193" svg:d="M36 83c2-64 37-73 52-73 43 0 48 56 48 73-34 0-66 0-100 0zM35 91c39 0 78 0 117 0 10 0 11 0 11-8 0-42-23-83-75-83-50 0-88 43-88 96 0 56 44 97 92 97 52 0 71-47 71-55 0-4-3-5-6-5s-3 3-5 6c-14 43-52 43-57 43-21 0-37-12-47-27-13-21-13-48-13-64z"><text:p/></draw:path><draw:path draw:style-name="gr1513" draw:text-style-name="P42" svg:width="0.035in" svg:height="0.1106in" svg:x="3.078in" svg:y="5.3929in" svg:viewBox="0 0 90 282" svg:d="M61 96c-20 1-39 4-60 5 0 5 0 8 0 13 28 0 31 2 31 23 0 38 0 75 0 114 0 18-3 18-32 18 0 5 0 8 0 13 13 0 36-1 47-1 14 0 29 1 43 1 0-5 0-8 0-13-28 0-29-1-29-18 0-52 0-103 0-155zM62 23c0-13-10-23-22-23s-22 12-22 23 10 21 22 21 22-8 22-21z"><text:p/></draw:path><draw:path draw:style-name="gr1514" draw:text-style-name="P42" svg:width="0.0831in" svg:height="0.0728in" svg:x="3.1236in" svg:y="5.4307in" svg:viewBox="0 0 212 186" svg:d="M34 41c0 38 0 75 0 114 0 18-5 18-34 18 0 5 0 8 0 13 16 0 37-1 48-1s32 1 47 1c0-5 0-8 0-13-28 0-33 0-33-18 0-27 0-52 0-78 0-45 30-67 57-67s31 22 31 46c0 33 0 66 0 99 0 18-4 18-32 18 0 5 0 8 0 13 14 0 36-1 48-1 10 0 32 1 46 1 0-5 0-8 0-13-21 0-32 0-32-12 0-27 0-54 0-81 0-37 0-49-13-64-6-8-21-16-45-16-31 0-50 18-62 44 0-14 0-30 0-44-20 1-40 4-60 5 0 5 0 8 0 13 30 0 34 2 34 23z"><text:p/></draw:path><draw:path draw:style-name="gr1515" draw:text-style-name="P42" svg:width="0.0539in" svg:height="0.0756in" svg:x="3.2165in" svg:y="5.4291in" svg:viewBox="0 0 138 193" svg:d="M73 107c10 1 45 8 45 38 0 22-15 39-48 39-35 0-51-24-59-60-1-5-1-6-6-6s-5 2-5 9c0 19 0 37 0 57 0 7 0 9 5 9 2 0 2 0 11-8 0-1 0-1 8-10 18 18 37 18 46 18 49 0 68-27 68-59 0-21-13-34-18-39-14-13-30-17-48-21-24-4-52-9-52-34 0-15 11-32 47-32 47 0 49 38 49 51 2 3 4 2 5 3 6 0 6-2 6-9 0-15 0-29 0-43 0-8 0-10-5-10-2 0-2 0-8 5-1 1-5 6-7 7-16-12-34-12-40-12-51 0-67 28-67 52 0 14 7 26 18 36 13 10 25 13 55 19z"><text:p/></draw:path><draw:path draw:style-name="gr1516" draw:text-style-name="P42" svg:width="0.035in" svg:height="0.1106in" svg:x="3.2819in" svg:y="5.3929in" svg:viewBox="0 0 90 282" svg:d="M60 96c-19 1-40 4-59 5 0 5 0 8 0 13 28 0 31 2 31 23 0 38 0 75 0 114 0 18-4 18-32 18 0 5 0 8 0 13 13 0 36-1 46-1 14 0 30 1 44 1 0-5 0-8 0-13-28 0-30-1-30-18 0-52 0-103 0-155zM62 23c0-13-10-23-22-23-14 0-23 12-23 23s9 21 23 21c12 0 22-8 22-21z"><text:p/></draw:path><draw:path draw:style-name="gr1517" draw:text-style-name="P42" svg:width="0.0819in" svg:height="0.1169in" svg:x="3.328in" svg:y="5.3886in" svg:viewBox="0 0 209 298" svg:d="M146 270c0 10 0 18 0 28 21-2 42-4 63-5 0-5 0-9 0-13-30 0-34-3-34-23 0-85 0-172 0-257-20 1-39 4-60 5 0 5 0 8 0 13 29 0 33 4 33 24 0 30 0 61 0 91-12-15-30-26-53-26-51 0-95 41-95 96 0 53 42 95 90 95 26 0 46-15 56-28zM146 157c0 29 0 58 0 87 0 7 0 8-4 15-12 21-32 29-50 29-19 0-34-11-44-26-11-17-12-42-12-59 0-16 0-41 13-60 9-13 24-27 47-27 16 0 32 6 46 26 4 7 4 7 4 15z"><text:p/></draw:path><draw:path draw:style-name="gr1518" draw:text-style-name="P42" svg:width="0.0638in" svg:height="0.0756in" svg:x="3.4197in" svg:y="5.4291in" svg:viewBox="0 0 163 193" svg:d="M35 83c2-64 38-73 53-73 43 0 46 56 46 73-33 0-66 0-99 0zM35 91c39 0 78 0 117 0 10 0 11 0 11-8 0-42-23-83-75-83-50 0-88 43-88 96 0 56 44 97 92 97 52 0 71-47 71-55 0-4-3-5-6-5s-5 3-6 6c-14 43-51 43-56 43-22 0-39-12-48-27-12-21-12-48-12-64z"><text:p/></draw:path><draw:path draw:style-name="gr1519" draw:text-style-name="P42" svg:width="0.0744in" svg:height="0.0756in" svg:x="3.5413in" svg:y="5.4291in" svg:viewBox="0 0 190 193" svg:d="M122 157c2 17 14 34 33 34 9 0 35-6 35-40 0-8 0-15 0-24-4 0-8 0-11 0 0 9 0 16 0 24 0 24-10 27-15 27-14 0-15-18-15-21 0-27 0-56 0-84 0-18 0-35-16-50-17-17-37-23-57-23-35 0-64 19-64 48 0 12 8 19 19 19 12 0 19-8 19-19 0-5-1-19-21-19 12-16 32-19 45-19 22 0 46 15 46 54 0 4 0 10 0 15-22 1-52 3-78 15-31 14-42 36-42 55 0 33 41 44 67 44 28 0 47-17 55-36zM120 88c0 14 0 27 0 42 0 39-31 54-50 54-21 0-38-15-38-35 0-24 18-59 88-61z"><text:p/></draw:path><draw:path draw:style-name="gr1520" draw:text-style-name="P42" svg:width="0.0831in" svg:height="0.0728in" svg:x="3.6228in" svg:y="5.4307in" svg:viewBox="0 0 212 186" svg:d="M32 41c0 38 0 75 0 114 0 18-3 18-32 18 0 5 0 8 0 13 14 0 36-1 48-1 11 0 32 1 47 1 0-5 0-8 0-13-28 0-33 0-33-18 0-27 0-52 0-78 0-45 30-67 57-67 26 0 31 22 31 46 0 33 0 66 0 99 0 18-5 18-32 18 0 5 0 8 0 13 14 0 36-1 46-1 12 0 34 1 48 1 0-5 0-8 0-13-22 0-32 0-33-12 0-27 0-54 0-81 0-37 0-49-13-64-5-8-20-16-44-16-31 0-51 18-62 44 0-14 0-30 0-44-20 1-40 4-60 5 0 5 0 8 0 13 30 0 32 2 32 23z"><text:p/></draw:path><draw:path draw:style-name="gr1521" draw:text-style-name="P42" svg:width="0.0815in" svg:height="0.1169in" svg:x="3.7154in" svg:y="5.3886in" svg:viewBox="0 0 208 298" svg:d="M146 270c0 10 0 18 0 28 21-2 41-4 62-5 0-5 0-9 0-13-29 0-33-3-33-23 0-85 0-172 0-257-20 1-41 4-61 5 0 5 0 8 0 13 30 0 34 4 34 24 0 30 0 61 0 91-14-15-32-26-54-26-50 0-94 41-94 96 0 53 41 95 89 95 27 0 47-15 57-28zM146 157c0 29 0 58 0 87 0 7 0 8-4 15-14 21-33 29-51 29-19 0-33-11-44-26-11-17-12-42-12-59 0-16 1-41 13-60 8-13 25-27 48-27 14 0 32 6 46 26 4 7 4 7 4 15z"><text:p/></draw:path><draw:path draw:style-name="gr1522" draw:text-style-name="P42" svg:width="0.0732in" svg:height="0.0756in" svg:x="3.852in" svg:y="5.4291in" svg:viewBox="0 0 187 193" svg:d="M187 98c0-54-42-98-93-98-53 0-94 46-94 98 0 54 44 95 94 95s93-41 93-95zM94 182c-18 0-36-8-48-27-11-19-11-45-11-60 0-16 0-39 11-58 10-19 31-27 48-27 18 0 34 7 46 26 11 18 12 43 12 59 0 15 0 38-9 56-10 19-28 31-49 31z"><text:p/></draw:path><draw:path draw:style-name="gr1523" draw:text-style-name="P42" svg:width="0.0831in" svg:height="0.0748in" svg:x="3.9354in" svg:y="5.4307in" svg:viewBox="0 0 212 191" svg:d="M151 154c0 12 0 25 0 37 21-1 41-4 61-5 0-5 0-8 0-13-30 0-32-3-32-23 0-50 0-100 0-150-20 1-42 4-62 5 0 5 0 8 0 13 30 0 32 2 32 23 0 25 0 50 0 75 0 38-20 65-50 65-36 0-38-19-38-41 0-46 0-93 0-140-20 1-42 4-62 5 0 5 0 8 0 13 34 0 34 1 34 38 0 22 0 42 0 64 0 32 0 71 63 71 24 0 42-12 54-37z"><text:p/></draw:path><draw:path draw:style-name="gr1524" draw:text-style-name="P42" svg:width="0.0516in" svg:height="0.1035in" svg:x="4.0256in" svg:y="5.4016in" svg:viewBox="0 0 132 264" svg:d="M65 91c20 0 39 0 60 0 0-5 0-8 0-13-21 0-40 0-60 0 0-26 0-52 0-78-4 0-7 0-11 0 0 35-13 80-54 82 0 3 0 6 0 9 12 0 24 0 36 0 0 39 0 78 0 117 0 51 38 56 54 56 30 0 42-30 42-56 0-9 0-16 0-24-4 0-7 0-11 0 0 7 0 15 0 22 0 32-12 47-27 47-29 0-29-38-29-45 0-39 0-78 0-117z"><text:p/></draw:path><draw:path draw:style-name="gr1525" draw:text-style-name="P42" svg:width="0.0539in" svg:height="0.0756in" svg:x="4.0921in" svg:y="5.4291in" svg:viewBox="0 0 138 193" svg:d="M74 107c10 1 45 8 45 38 0 22-16 39-48 39-36 0-51-24-59-60-1-5-1-6-6-6-6 0-6 2-6 9 0 19 0 37 0 57 0 7 0 9 5 9 2 0 2 0 11-8 1-1 1-1 8-10 19 18 37 18 47 18 48 0 67-27 67-59 0-21-12-34-17-39-14-13-31-17-48-21-24-4-53-9-53-34 0-15 11-32 48-32 46 0 48 38 50 51 0 3 3 3 4 3 6 0 6-2 6-9 0-15 0-29 0-43 0-8 0-10-4-10-3 0-4 0-9 5-1 1-6 6-7 7-17-12-34-12-40-12-51 0-68 28-68 52 0 14 7 26 19 36 13 10 25 13 55 19z"><text:p/></draw:path><draw:path draw:style-name="gr1526" draw:text-style-name="P42" svg:width="0.035in" svg:height="0.1106in" svg:x="4.1579in" svg:y="5.3929in" svg:viewBox="0 0 90 282" svg:d="M61 96c-19 1-39 4-59 5 0 5 0 8 0 13 27 0 32 2 32 23 0 38 0 75 0 114 0 18-5 18-34 18 0 5 0 8 0 13 13 0 36-1 47-1 14 0 29 1 43 1 0-5 0-8 0-13-28 0-29-1-29-18 0-52 0-103 0-155zM62 23c0-13-10-23-22-23s-22 12-22 23 10 21 22 21 22-8 22-21z"><text:p/></draw:path><draw:path draw:style-name="gr1527" draw:text-style-name="P42" svg:width="0.0815in" svg:height="0.1169in" svg:x="4.2043in" svg:y="5.3886in" svg:viewBox="0 0 208 298" svg:d="M146 270c0 10 0 18 0 28 21-2 41-4 62-5 0-5 0-9 0-13-29 0-33-3-33-23 0-85 0-172 0-257-20 1-41 4-61 5 0 5 0 8 0 13 30 0 34 4 34 24 0 30 0 61 0 91-12-15-32-26-54-26-50 0-94 41-94 96 0 53 42 95 90 95 26 0 46-15 56-28zM146 157c0 29 0 58 0 87 0 7 0 8-4 15-14 21-33 29-51 29s-33-11-44-26c-11-17-12-42-12-59 0-16 1-41 13-60 10-13 25-27 48-27 14 0 32 6 46 26 4 7 4 7 4 15z"><text:p/></draw:path><draw:path draw:style-name="gr1528" draw:text-style-name="P42" svg:width="0.0638in" svg:height="0.0756in" svg:x="4.2953in" svg:y="5.4291in" svg:viewBox="0 0 163 193" svg:d="M36 83c2-64 37-73 52-73 43 0 48 56 48 73-34 0-66 0-100 0zM35 91c39 0 78 0 117 0 10 0 11 0 11-8 0-42-23-83-75-83-48 0-88 43-88 96 0 56 44 97 94 97s69-47 69-55c0-4-3-5-5-5-4 0-4 3-6 6-14 43-52 43-56 43-22 0-38-12-48-27-13-21-13-48-13-64z"><text:p/></draw:path><draw:path draw:style-name="gr1529" draw:text-style-name="P42" svg:width="0.0732in" svg:height="0.0756in" svg:x="4.415in" svg:y="5.4291in" svg:viewBox="0 0 187 193" svg:d="M187 98c0-54-42-98-93-98-52 0-94 46-94 98 0 54 44 95 94 95 51 0 93-41 93-95zM94 182c-18 0-36-8-48-27-10-19-10-45-10-60 0-16 0-39 10-58 12-19 31-27 48-27 19 0 37 7 48 26 10 18 10 43 10 59 0 15 0 38-9 56-10 19-28 31-49 31z"><text:p/></draw:path><draw:path draw:style-name="gr1530" draw:text-style-name="P42" svg:width="0.0535in" svg:height="0.1161in" svg:x="4.4992in" svg:y="5.3866in" svg:viewBox="0 0 137 296" svg:d="M60 115c0-17 0-32 0-49 0-37 20-58 38-58 2 0 8 0 15 4-5 1-13 7-13 17 0 11 7 19 18 19 12 0 19-8 19-19 0-16-16-29-39-29-28 0-64 22-64 66 0 17 0 32 0 49-11 0-23 0-34 0 0 5 0 9 0 13 11 0 23 0 34 0 0 46 0 92 0 137 0 18-5 18-34 18 0 5 0 9 0 13 17 0 36-1 48-1 17 0 37 0 54 1 0-4 0-8 0-13-2 0-6 0-8 0-32 0-33-3-33-19 0-46 0-90 0-136 16 0 33 0 48 0 0-4 0-8 0-13-17 0-32 0-49 0z"><text:p/></draw:path><draw:path draw:style-name="gr1531" draw:text-style-name="P42" svg:width="0.0516in" svg:height="0.1035in" svg:x="4.5929in" svg:y="5.4016in" svg:viewBox="0 0 132 264" svg:d="M66 91c20 0 40 0 60 0 0-5 0-8 0-13-20 0-40 0-60 0 0-26 0-52 0-78-4 0-7 0-11 0-1 35-13 80-55 82 0 3 0 6 0 9 12 0 24 0 36 0 0 39 0 78 0 117 0 51 40 56 55 56 30 0 41-30 41-56 0-9 0-16 0-24-4 0-6 0-10 0 0 7 0 15 0 22 0 32-13 47-28 47-28 0-28-38-28-45 0-39 0-78 0-117z"><text:p/></draw:path><draw:path draw:style-name="gr1532" draw:text-style-name="P42" svg:width="0.0827in" svg:height="0.115in" svg:x="4.6602in" svg:y="5.3886in" svg:viewBox="0 0 211 293" svg:d="M32 262c0 18-4 18-32 18 0 4 0 8 0 13 14 0 36-1 47-1s33 1 48 1c0-5 0-9 0-13-29 0-34 0-34-18 0-27 0-52 0-78 0-45 30-68 58-68 26 0 31 23 31 47 0 33 0 66 0 99 0 18-5 18-34 18 0 4 0 8 0 13 16 0 38-1 48-1 11 0 33 1 47 1 0-5 0-9 0-13-21 0-32 0-32-12 0-27 0-54 0-81 0-37 0-49-13-65-6-7-20-15-45-15-35 0-54 25-61 41 0-50 0-99 0-148-20 1-40 4-60 5 0 5 0 8 0 13 29 0 32 4 32 24 0 73 0 146 0 220z"><text:p/></draw:path><draw:path draw:style-name="gr1533" draw:text-style-name="P42" svg:width="0.0638in" svg:height="0.0756in" svg:x="4.7512in" svg:y="5.4291in" svg:viewBox="0 0 163 193" svg:d="M36 83c2-64 38-73 53-73 43 0 47 56 47 73-34 0-66 0-100 0zM36 91c40 0 78 0 118 0 8 0 9 0 9-8 0-42-21-83-74-83-49 0-89 43-89 96 0 56 44 97 94 97 51 0 69-47 69-55 0-4-2-5-5-5s-4 3-6 6c-14 43-52 43-56 43-22 0-38-12-48-27-12-21-12-48-12-64z"><text:p/></draw:path><draw:path draw:style-name="gr1534" draw:text-style-name="P42" svg:width="0.0539in" svg:height="0.0756in" svg:x="4.872in" svg:y="5.4291in" svg:viewBox="0 0 138 193" svg:d="M74 107c10 1 45 8 45 38 0 22-16 39-48 39-36 0-51-24-59-60-1-5-1-6-6-6-6 0-6 2-6 9 0 19 0 37 0 57 0 7 0 9 5 9 2 0 2 0 11-8 1-1 1-1 8-10 19 18 37 18 47 18 48 0 67-27 67-59 0-21-12-34-17-39-14-13-31-17-48-21-24-4-53-9-53-34 0-15 11-32 48-32 46 0 48 38 50 51 0 3 3 3 4 3 6 0 6-2 6-9 0-15 0-29 0-43 0-8 0-10-4-10-3 0-4 0-9 5-1 1-6 6-7 7-17-12-34-12-40-12-51 0-68 28-68 52 0 14 7 26 19 36 13 10 25 13 55 19z"><text:p/></draw:path><draw:path draw:style-name="gr1535" draw:text-style-name="P42" svg:width="0.0732in" svg:height="0.0756in" svg:x="4.9366in" svg:y="5.4291in" svg:viewBox="0 0 187 193" svg:d="M187 98c0-54-42-98-93-98-53 0-94 46-94 98 0 54 44 95 94 95 51 0 93-41 93-95zM94 182c-18 0-36-8-48-27-10-19-10-45-10-60 0-16 0-39 10-58s31-27 48-27c18 0 37 7 48 26 10 18 10 43 10 59 0 15 0 38-9 56-10 19-28 31-49 31z"><text:p/></draw:path><draw:path draw:style-name="gr1536" draw:text-style-name="P42" svg:width="0.0744in" svg:height="0.0756in" svg:x="5.022in" svg:y="5.4291in" svg:viewBox="0 0 190 193" svg:d="M122 157c3 17 14 34 34 34 8 0 34-6 34-40 0-8 0-15 0-24-4 0-6 0-10 0 0 9 0 16 0 24 0 24-11 27-16 27-14 0-15-18-15-21 0-27 0-56 0-84 0-18 0-35-16-50-15-17-37-23-57-23-35 0-64 19-64 48 0 12 8 19 19 19 12 0 19-8 19-19 0-5-1-19-20-19 11-16 31-19 46-19 20 0 44 15 44 54 0 4 0 10 0 15-22 1-52 3-78 15-31 14-42 36-42 55 0 33 41 44 67 44 28 0 48-17 55-36zM120 88c0 14 0 27 0 42 0 39-31 54-49 54-22 0-39-15-39-35 0-24 18-59 88-61z"><text:p/></draw:path><draw:path draw:style-name="gr1537" draw:text-style-name="P42" svg:width="0.0815in" svg:height="0.1051in" svg:x="5.1028in" svg:y="5.4307in" svg:viewBox="0 0 208 268" svg:d="M60 28c0-10 0-18 0-28-20 1-40 4-60 5 0 5 0 8 0 13 30 0 32 2 32 20 0 66 0 132 0 198 0 20-4 20-32 20 0 3 0 8 0 12 14 0 36-2 47-2 12 0 33 2 48 2 0-4 0-9 0-12-29 0-34 0-34-20 0-24 0-46 0-70 0-2 0-3 0-4 3 6 21 29 53 29 49 0 94-41 94-96 0-53-41-95-88-95-34 0-52 18-60 28zM61 138c0-31 0-62 0-94 13-21 34-33 55-33 30 0 57 37 57 84 0 51-30 86-61 86-17 0-33-8-45-25-6-8-6-10-6-18z"><text:p/></draw:path><draw:path draw:style-name="gr1538" draw:text-style-name="P42" svg:width="0.0815in" svg:height="0.1169in" svg:x="5.2409in" svg:y="5.3886in" svg:viewBox="0 0 208 298" svg:d="M61 134c0-44 0-90 0-134-20 1-41 4-61 5 0 5 0 8 0 13 30 0 32 4 32 24 0 84 0 167 0 251 4 0 8 0 11 0 1 0 4-6 16-27 6 11 24 32 55 32 50 0 94-41 94-96 0-53-41-95-89-95-34 0-52 19-58 27zM62 245c0-29 0-58 0-87 0-8 0-8 5-15 16-24 40-27 49-27 20 0 35 11 45 27 11 18 12 42 12 59 0 15-1 40-13 60-9 13-24 26-47 26-19 0-35-10-45-25-6-9-6-10-6-18z"><text:p/></draw:path><draw:path draw:style-name="gr1539" draw:text-style-name="P42" svg:width="0.0827in" svg:height="0.0748in" svg:x="5.3339in" svg:y="5.4307in" svg:viewBox="0 0 211 191" svg:d="M151 154c0 12 0 25 0 37 21-1 40-4 60-5 0-5 0-8 0-13-29 0-32-3-32-23 0-50 0-100 0-150-21 1-42 4-63 5 0 5 0 8 0 13 30 0 34 2 34 23 0 25 0 50 0 75 0 38-20 65-52 65-34 0-37-19-37-41 0-46 0-93 0-140-20 1-41 4-61 5 0 5 0 8 0 13 32 0 32 1 32 38 0 22 0 42 0 64 0 32 0 71 65 71 23 0 42-12 54-37z"><text:p/></draw:path><draw:path draw:style-name="gr1540" draw:text-style-name="P42" svg:width="0.0815in" svg:height="0.1169in" svg:x="5.4256in" svg:y="5.3886in" svg:viewBox="0 0 208 298" svg:d="M60 134c0-44 0-90 0-134-20 1-40 4-60 5 0 5 0 8 0 13 29 0 32 4 32 24 0 84 0 167 0 251 4 0 8 0 11 0 5-9 4-6 15-27 7 11 24 32 55 32 50 0 95-41 95-96 0-53-42-95-90-95-33 0-51 19-58 27zM61 245c0-29 0-58 0-87 0-8 0-8 5-15 17-24 40-27 50-27 18 0 34 11 44 27 12 18 13 42 13 59 0 15-1 40-13 60-10 13-26 26-48 26-20 0-34-10-45-25-6-9-6-10-6-18z"><text:p/></draw:path><draw:path draw:style-name="gr1541" draw:text-style-name="P42" svg:width="0.0815in" svg:height="0.1169in" svg:x="5.5177in" svg:y="5.3886in" svg:viewBox="0 0 208 298" svg:d="M60 134c0-44 0-90 0-134-20 1-40 4-60 5 0 5 0 8 0 13 29 0 32 4 32 24 0 84 0 167 0 251 4 0 8 0 11 0 5-9 4-6 16-27 6 11 24 32 55 32 49 0 94-41 94-96 0-53-41-95-89-95-34 0-52 19-59 27zM61 245c0-29 0-58 0-87 0-8 0-8 5-15 17-24 40-27 50-27 20 0 34 11 45 27 11 18 12 42 12 59 0 15-1 40-13 60-9 13-26 26-48 26-20 0-34-10-45-25-6-9-6-10-6-18z"><text:p/></draw:path><draw:path draw:style-name="gr1542" draw:text-style-name="P42" svg:width="0.0366in" svg:height="0.115in" svg:x="5.6106in" svg:y="5.3886in" svg:viewBox="0 0 94 293" svg:d="M60 0c-20 1-40 4-60 5 0 5 0 8 0 13 29 0 32 4 32 24 0 73 0 146 0 220 0 18-4 18-32 18 0 4 0 8 0 13 13 0 36-1 47-1s31 1 47 1c0-5 0-9 0-13-29 0-34 0-34-18 0-88 0-174 0-262z"><text:p/></draw:path><draw:path draw:style-name="gr1543" draw:text-style-name="P42" svg:width="0.0638in" svg:height="0.0756in" svg:x="5.6563in" svg:y="5.4291in" svg:viewBox="0 0 163 193" svg:d="M35 83c2-64 38-73 53-73 43 0 46 56 46 73-33 0-66 0-99 0zM35 91c39 0 78 0 117 0 10 0 11 0 11-8 0-42-23-83-75-83-50 0-88 43-88 96 0 56 44 97 92 97 52 0 71-47 71-55 0-4-3-5-6-5s-5 3-6 6c-14 43-51 43-56 43-22 0-39-12-48-27-12-21-12-48-12-64z"><text:p/></draw:path><draw:path draw:style-name="gr1544" draw:text-style-name="P42" svg:width="0.035in" svg:height="0.1106in" svg:x="0.0028in" svg:y="5.5921in" svg:viewBox="0 0 90 282" svg:d="M61 96c-19 1-39 4-59 5 0 3 0 8 0 12 27 0 32 3 32 24 0 37 0 75 0 113 0 19-5 19-34 19 0 5 0 8 0 13 13 0 36-1 47-1 14 0 29 1 43 1 0-5 0-8 0-13-28 0-29-3-29-18 0-52 0-103 0-155zM62 23c0-15-10-23-21-23-13 0-23 11-23 23 0 11 10 21 23 21 11 0 21-8 21-21z"><text:p/></draw:path><draw:path draw:style-name="gr1545" draw:text-style-name="P42" svg:width="0.0539in" svg:height="0.0756in" svg:x="0.0488in" svg:y="5.6283in" svg:viewBox="0 0 138 193" svg:d="M73 107c10 1 45 8 45 38 0 22-15 39-48 39-35 0-51-24-59-60-1-5-1-8-6-8s-5 4-5 11c0 18 0 37 0 55 0 8 0 11 5 11 1 0 2 0 9-8 2-1 2-3 9-10 19 18 38 18 47 18 49 0 68-29 68-59 0-22-13-34-18-39-14-15-30-17-48-21-24-4-52-10-52-34 0-15 11-33 47-33 47 0 48 39 49 52 0 3 4 2 5 3 6 0 6-2 6-10 0-15 0-28 0-42 0-8 0-10-5-10-2 0-2 0-8 5-1 1-6 5-7 6-16-11-34-11-40-11-51 0-67 28-67 52 0 14 6 26 18 36 13 10 25 13 55 19z"><text:p/></draw:path><draw:path draw:style-name="gr1546" draw:text-style-name="P42" svg:width="0.0657in" svg:height="0.1138in" svg:x="0.1728in" svg:y="5.5925in" svg:viewBox="0 0 168 290" svg:d="M168 196c0-50-35-93-80-93-21 0-39 7-54 22 0-28 0-54 0-82 8 3 22 5 36 5 51 0 81-38 81-43 0-3-1-5-3-5s-3 0-4 1c-8 4-30 12-58 12-16 0-36-2-56-12-4-1-4-1-5-1-5 0-5 4-5 11 0 42 0 83 0 125 0 7 0 10 6 10 4 0 5-1 6-3 5-7 21-30 54-30 23 0 33 19 36 27 8 16 8 32 8 53 0 15 0 40-10 58-10 17-25 27-46 27-30 0-54-22-61-46 1 0 3 0 7 0 14 0 21-11 21-21 0-9-7-20-21-20-6 0-20 2-20 21 0 38 29 78 76 78 49 0 92-40 92-94z"><text:p/></draw:path><draw:path draw:style-name="gr1547" draw:text-style-name="P42" svg:width="0.0697in" svg:height="0.1138in" svg:x="0.2535in" svg:y="5.5925in" svg:viewBox="0 0 178 290" svg:d="M178 146c0-34-2-68-17-99-19-40-54-47-71-47-26 0-56 11-74 50-14 29-16 62-16 96 0 32 2 70 19 101 18 35 49 43 70 43 23 0 55-9 73-49 14-29 16-62 16-95zM89 281c-17 0-41-11-49-52-4-25-4-63-4-89s0-54 2-76c9-51 40-54 51-54 14 0 42 7 50 49 4 23 4 55 4 81 0 33 0 62-5 88-6 40-30 53-49 53z"><text:p/></draw:path><draw:path draw:style-name="gr1548" draw:text-style-name="P42" svg:width="0.0972in" svg:height="0.113in" svg:x="0.3913in" svg:y="5.5898in" svg:viewBox="0 0 248 288" svg:d="M80 155c24 0 48 0 72 0 51 0 96-35 96-77 0-41-42-78-99-78-49 0-100 0-149 0 0 5 0 8 0 13 4 0 6 0 10 0 32 0 33 5 33 19 0 75 0 149 0 224 0 14-1 19-33 19-4 0-6 0-10 0 0 5 0 8 0 13 14-1 44-1 61-1 16 0 48 0 63 1 0-5 0-8 0-13-4 0-6 0-10 0-32 0-34-5-34-19 0-34 0-68 0-101zM79 144c0-38 0-76 0-114 0-14 1-17 21-17 13 0 25 0 38 0 67 0 67 45 67 65s0 66-67 66c-19 0-40 0-59 0z"><text:p/></draw:path><draw:path draw:style-name="gr1549" draw:text-style-name="P42" svg:width="0.0744in" svg:height="0.0756in" svg:x="0.5012in" svg:y="5.6283in" svg:viewBox="0 0 190 193" svg:d="M122 156c2 17 14 35 33 35 9 0 35-6 35-40 0-8 0-15 0-24-4 0-8 0-11 0 0 9 0 16 0 24 0 24-10 27-15 27-14 0-15-20-15-21 0-29 0-56 0-85 0-17 0-34-16-49-17-17-37-23-57-23-35 0-64 19-64 47 0 13 8 20 19 20 12 0 19-8 19-19 0-6-2-19-21-20 12-15 32-20 45-20 21 0 45 17 45 54 0 5 0 11 0 16-21 1-51 2-77 16-32 14-42 36-42 55 0 33 41 44 67 44 28 0 47-17 55-37zM119 88c0 14 0 27 0 42 0 39-30 54-49 54-21 0-38-15-38-36 0-23 18-58 87-60z"><text:p/></draw:path><draw:path draw:style-name="gr1550" draw:text-style-name="P42" svg:width="0.0169in" svg:height="0.0169in" svg:x="0.5913in" svg:y="5.6854in" svg:viewBox="0 0 44 44" svg:d="M44 22c0-12-10-22-22-22-14 0-22 8-22 22 0 12 8 22 22 22 12 0 22-9 22-22z"><text:p/></draw:path><draw:path draw:style-name="gr1551" draw:text-style-name="P42" svg:width="0.0382in" svg:height="0.1657in" svg:x="0.2626in" svg:y="5.7776in" svg:viewBox="0 0 98 422" svg:d="M98 418c0-2 0-3-7-10-53-53-66-132-66-197 0-73 16-146 67-199 6-6 6-6 6-7 0-4-1-5-3-5-5 0-43 29-67 83-22 45-28 92-28 128 0 33 5 84 29 131 25 53 61 80 66 80 2 0 3-1 3-4z"><text:p/></draw:path><draw:path draw:style-name="gr1552" draw:text-style-name="P42" svg:width="0.035in" svg:height="0.1106in" svg:x="0.3165in" svg:y="5.7909in" svg:viewBox="0 0 90 282" svg:d="M61 95c-20 1-39 3-60 5 0 4 0 8 0 13 28 0 31 2 31 23 0 38 0 75 0 114 0 19-3 19-32 19 0 5 0 8 0 13 13-1 36-1 47-1 14 0 29 0 43 1 0-5 0-8 0-13-28 0-29-3-29-19 0-52 0-104 0-155zM62 22c0-14-10-22-22-22-14 0-22 11-22 22 0 12 8 22 22 22 12 0 22-9 22-22z"><text:p/></draw:path><draw:path draw:style-name="gr1553" draw:text-style-name="P42" svg:width="0.035in" svg:height="0.1106in" svg:x="0.3626in" svg:y="5.7909in" svg:viewBox="0 0 90 282" svg:d="M60 95c-19 1-40 3-59 5 0 4 0 8 0 13 28 0 31 2 31 23 0 38 0 75 0 114 0 19-4 19-32 19 0 5 0 8 0 13 13-1 36-1 46-1 15 0 30 0 44 1 0-5 0-8 0-13-28 0-30-3-30-19 0-52 0-104 0-155zM62 22c0-14-10-22-22-22-14 0-23 11-23 22 0 12 9 22 23 22 12 0 22-9 22-22z"><text:p/></draw:path><draw:path draw:style-name="gr1554" draw:text-style-name="P42" svg:width="0.0378in" svg:height="0.1657in" svg:x="0.4126in" svg:y="5.7776in" svg:viewBox="0 0 97 422" svg:d="M97 211c0-33-5-84-27-132-26-51-62-79-66-79-3 0-4 2-4 5 0 1 0 1 7 9 42 42 66 108 66 197 0 72-15 147-68 199-5 5-5 6-5 8s1 4 4 4c4 0 42-28 67-82 21-47 26-94 26-129z"><text:p/></draw:path><draw:path draw:style-name="gr1555" draw:text-style-name="P42" svg:width="0.0957in" svg:height="0.1126in" svg:x="0.5102in" svg:y="5.7894in" svg:viewBox="0 0 244 287" svg:d="M232 0c-77 0-155 0-232 0 0 5 0 8 0 13 4 0 6 0 10 0 32 0 33 4 33 19 0 74 0 148 0 221 0 16-1 21-33 21-4 0-6 0-10 0 0 4 0 8 0 13 14-1 48-1 64-1 18 0 56 0 70 1 0-5 0-9 0-13-4 0-8 0-13 0-41 0-41-6-41-21 0-35 0-69 0-104 12 0 26 0 38 0 39 0 44 14 44 50 4 0 7 0 11 0 0-37 0-75 0-113-4 0-7 0-11 0 0 36-5 51-44 51-12 0-26 0-38 0 0-36 0-71 0-107 0-14 2-17 22-17 17 0 34 0 50 0 64 0 74 23 81 82 3 0 7 0 11 0-4-31-9-64-12-95z"><text:p/></draw:path><draw:path draw:style-name="gr1556" draw:text-style-name="P42" svg:width="0.0732in" svg:height="0.076in" svg:x="0.6035in" svg:y="5.828in" svg:viewBox="0 0 187 194" svg:d="M187 100c0-54-42-100-93-100-53 0-94 47-94 100 0 54 44 94 94 94 51 0 93-42 93-94zM94 184c-18 0-36-10-48-29-10-18-10-45-10-59 0-17 0-40 10-58 10-20 31-28 48-28 18 0 37 9 48 27 10 18 10 42 10 59 0 14 0 37-9 56-10 20-28 32-49 32z"><text:p/></draw:path><draw:path draw:style-name="gr1557" draw:text-style-name="P42" svg:width="0.0555in" svg:height="0.0732in" svg:x="0.687in" svg:y="5.8283in" svg:viewBox="0 0 142 187" svg:d="M59 47c0-16 0-31 0-47-19 1-40 4-59 5 0 5 0 8 0 13 30 0 32 4 32 24 0 37 0 76 0 113 0 19-3 19-32 19 0 5 0 8 0 13 17-1 36-1 48-1 17 0 37 0 54 1 0-5 0-8 0-13-4 0-6 0-10 0-31 0-31-5-31-20 0-22 0-44 0-65 0-42 17-79 49-79 4 0 4 0 5 0-1 1-9 6-9 16 0 12 8 18 18 18 7 0 18-4 18-18 0-13-14-26-32-26-31 0-45 29-51 47z"><text:p/></draw:path><draw:path draw:style-name="gr1558" draw:text-style-name="P42" svg:width="0.0516in" svg:height="0.1035in" svg:x="0.7874in" svg:y="5.8004in" svg:viewBox="0 0 132 264" svg:d="M65 90c20 0 39 0 60 0 0-5 0-8 0-13-21 0-40 0-60 0 0-25 0-52 0-77-4 0-7 0-11 0 0 34-13 79-54 80 0 4 0 6 0 10 12 0 24 0 36 0 0 38 0 78 0 116 0 52 38 58 54 58 30 0 42-30 42-58 0-8 0-15 0-24-4 0-7 0-11 0 0 8 0 16 0 23 0 31-13 48-29 48-27 0-27-38-27-45 0-40 0-78 0-118z"><text:p/></draw:path><draw:path draw:style-name="gr1559" draw:text-style-name="P42" svg:width="0.0831in" svg:height="0.115in" svg:x="0.8539in" svg:y="5.7866in" svg:viewBox="0 0 212 293" svg:d="M32 260c0 20-4 20-32 20 0 4 0 8 0 13 14-1 36-1 48-1 11 0 32 0 47 1 0-5 0-9 0-13-29 0-33 0-33-20 0-26 0-51 0-78 0-43 29-67 57-67 26 0 31 23 31 47 0 32 0 66 0 98 0 20-5 20-32 20 0 4 0 8 0 13 14-1 36-1 46-1 11 0 34 0 48 1 0-5 0-9 0-13-22 0-32 0-33-14 0-26 0-54 0-80 0-36 0-49-13-65-6-7-20-15-45-15-35 0-54 25-61 42 0-50 0-99 0-148-20 1-40 4-60 5 0 5 0 8 0 13 29 0 32 2 32 23 0 73 0 146 0 219z"><text:p/></draw:path><draw:path draw:style-name="gr1560" draw:text-style-name="P42" svg:width="0.0638in" svg:height="0.076in" svg:x="0.9457in" svg:y="5.828in" svg:viewBox="0 0 163 194" svg:d="M35 83c2-63 38-73 53-73 43 0 48 56 48 73-34 0-68 0-101 0zM35 92c39 0 78 0 117 0 10 0 11 0 11-9 0-42-23-83-75-83-50 0-88 43-88 96 0 56 44 98 92 98 52 0 71-46 71-55 0-5-3-5-6-5s-5 3-5 6c-15 44-52 44-57 44-21 0-39-14-48-29-12-21-12-48-12-63z"><text:p/></draw:path><draw:path draw:style-name="gr1561" draw:text-style-name="P42" svg:width="0.0539in" svg:height="0.076in" svg:x="1.0571in" svg:y="5.828in" svg:viewBox="0 0 138 194" svg:d="M73 108c10 1 45 8 45 38 0 22-16 39-48 39-35 0-51-24-59-60-1-6-1-7-6-7s-5 2-5 10c0 18 0 38 0 56 0 7 0 10 5 10 1 0 2-1 9-8 2-1 2-2 9-11 19 18 38 19 47 19 49 0 68-28 68-58 0-23-13-35-18-41-14-13-30-17-48-21-24-3-52-9-52-33 0-16 11-33 47-33 47 0 48 39 49 51 0 5 4 3 5 5 6 0 6-3 6-11 0-15 0-28 0-42 0-7 0-11-5-11-2 0-2 0-8 5-1 2-6 6-7 7-16-12-34-12-40-12-51 0-67 29-67 52 0 15 6 27 18 36 13 12 25 14 55 20z"><text:p/></draw:path><draw:path draw:style-name="gr1562" draw:text-style-name="P42" svg:width="0.0815in" svg:height="0.1055in" svg:x="1.122in" svg:y="5.8283in" svg:viewBox="0 0 208 269" svg:d="M60 29c0-10 0-19 0-29-20 1-40 4-60 5 0 5 0 8 0 13 30 0 32 2 32 22 0 66 0 130 0 196 0 20-4 20-32 20 0 4 0 8 0 13 14 0 36-1 47-1s32 1 48 1c0-5 0-9 0-13-29 0-34 0-34-20 0-24 0-46 0-70 0-2 0-3 0-4 3 7 21 30 52 30 50 0 95-42 95-96s-41-96-89-96c-33 0-51 19-59 29zM61 139c0-31 0-63 0-95 12-21 34-33 55-33 30 0 57 37 57 85 0 50-30 86-61 86-17 0-33-8-45-26-6-8-6-8-6-17z"><text:p/></draw:path><draw:path draw:style-name="gr1563" draw:text-style-name="P42" svg:width="0.0831in" svg:height="0.115in" svg:x="1.2146in" svg:y="5.7866in" svg:viewBox="0 0 212 293" svg:d="M34 260c0 20-5 20-34 20 0 4 0 8 0 13 16-1 36-1 48-1 11 0 32 0 47 1 0-5 0-9 0-13-28 0-33 0-33-20 0-26 0-51 0-78 0-43 30-67 57-67s31 23 31 47c0 32 0 66 0 98 0 20-4 20-32 20 0 4 0 8 0 13 14-1 36-1 48-1 10 0 32 0 46 1 0-5 0-9 0-13-21 0-32 0-32-14 0-26 0-54 0-80 0-36 0-49-13-65-6-7-21-15-45-15-36 0-54 25-61 42 0-50 0-99 0-148-20 1-41 4-61 5 0 5 0 8 0 13 30 0 34 2 34 23 0 73 0 146 0 219z"><text:p/></draw:path><draw:path draw:style-name="gr1564" draw:text-style-name="P42" svg:width="0.0638in" svg:height="0.076in" svg:x="1.3063in" svg:y="5.828in" svg:viewBox="0 0 163 194" svg:d="M36 83c2-63 37-73 52-73 43 0 48 56 48 73-34 0-66 0-100 0zM35 92c39 0 78 0 117 0 10 0 11 0 11-9 0-42-23-83-75-83-50 0-88 43-88 96 0 56 44 98 92 98 52 0 71-46 71-55 0-5-3-5-5-5-4 0-4 3-6 6-14 44-52 44-56 44-22 0-38-14-48-29-13-21-13-48-13-63z"><text:p/></draw:path><draw:path draw:style-name="gr1565" draw:text-style-name="P42" svg:width="0.0555in" svg:height="0.0732in" svg:x="1.3799in" svg:y="5.8283in" svg:viewBox="0 0 142 187" svg:d="M59 47c0-16 0-31 0-47-19 1-40 4-59 5 0 5 0 8 0 13 30 0 34 4 34 24 0 37 0 76 0 113 0 19-5 19-34 19 0 5 0 8 0 13 17-1 37-1 48-1 17 0 37 0 54 1 0-5 0-8 0-13-2 0-6 0-8 0-32 0-33-5-33-20 0-22 0-44 0-65 0-42 18-79 49-79 4 0 4 0 5 0-1 1-9 6-9 16 0 12 9 18 18 18 8 0 18-4 18-18 0-13-14-26-32-26-30 0-45 29-51 47z"><text:p/></draw:path><draw:path draw:style-name="gr1566" draw:text-style-name="P42" svg:width="0.035in" svg:height="0.1106in" svg:x="1.4461in" svg:y="5.7909in" svg:viewBox="0 0 90 282" svg:d="M60 95c-19 1-40 3-59 5 0 4 0 8 0 13 28 0 31 2 31 23 0 38 0 75 0 114 0 19-4 19-32 19 0 5 0 8 0 13 13-1 36-1 46-1 15 0 30 0 44 1 0-5 0-8 0-13-28 0-30-3-30-19 0-52 0-104 0-155zM62 22c0-14-10-22-22-22-14 0-23 11-23 22 0 12 9 22 23 22 12 0 22-9 22-22z"><text:p/></draw:path><draw:path draw:style-name="gr1567" draw:text-style-name="P42" svg:width="0.063in" svg:height="0.076in" svg:x="1.4925in" svg:y="5.828in" svg:viewBox="0 0 161 194" svg:d="M35 97c0-68 35-86 56-86 4 0 31 0 46 15-18 2-21 15-21 20 0 10 9 19 21 19 11 0 19-7 19-19 0-29-32-46-65-46-53 0-91 46-91 98 0 54 41 96 90 96 56 0 71-51 71-55 0-5-5-5-6-5-4 0-5 3-6 5-12 40-40 45-55 45-22 0-59-18-59-87z"><text:p/></draw:path><draw:path draw:style-name="gr1568" draw:text-style-name="P42" svg:width="0.0744in" svg:height="0.076in" svg:x="1.5673in" svg:y="5.828in" svg:viewBox="0 0 190 194" svg:d="M122 157c2 17 14 35 33 35 9 0 35-6 35-41 0-7 0-15 0-23-4 0-8 0-11 0 0 8 0 16 0 23 0 25-10 28-15 28-14 0-15-19-15-22 0-27 0-56 0-84 0-18 0-33-16-49-17-17-37-24-57-24-35 0-64 20-64 48 0 13 8 19 19 19 12 0 19-8 19-19 0-5-2-18-21-19 12-15 32-19 45-19 21 0 45 16 45 54 0 4 0 10 0 15-21 1-51 3-77 16-32 14-42 36-42 54 0 35 41 45 67 45 28 0 47-16 55-37zM119 88c0 14 0 28 0 43 0 39-30 54-49 54-21 0-38-15-38-36 0-23 17-59 87-61z"><text:p/></draw:path><draw:path draw:style-name="gr1569" draw:text-style-name="P42" svg:width="0.0366in" svg:height="0.115in" svg:x="1.6488in" svg:y="5.7866in" svg:viewBox="0 0 94 293" svg:d="M61 0c-20 1-41 4-61 5 0 5 0 8 0 13 30 0 34 2 34 23 0 73 0 146 0 219 0 20-5 20-34 20 0 4 0 8 0 13 14-1 36-1 47-1s31 0 47 1c0-5 0-9 0-13-28 0-33 0-33-20 0-86 0-174 0-260z"><text:p/></draw:path><draw:path draw:style-name="gr1570" draw:text-style-name="P42" svg:width="0.0819in" svg:height="0.1169in" svg:x="1.7319in" svg:y="5.7866in" svg:viewBox="0 0 209 298" svg:d="M146 269c0 9 0 19 0 29 21-2 42-4 63-5 0-5 0-9 0-13-30 0-34-4-34-24 0-86 0-171 0-256-20 1-39 4-60 5 0 5 0 8 0 13 29 0 33 2 33 23 0 30 0 61 0 91-12-14-30-26-53-26-51 0-95 42-95 96s42 96 90 96c26 0 46-15 56-29zM146 156c0 29 0 58 0 86 0 9 0 9-4 16-14 20-32 30-50 30-19 0-34-11-44-28-11-16-13-40-13-57s1-42 13-60c10-13 25-28 48-28 14 0 32 6 46 25 4 8 4 9 4 16z"><text:p/></draw:path><draw:path draw:style-name="gr1571" draw:text-style-name="P42" svg:width="0.0559in" svg:height="0.0732in" svg:x="1.8232in" svg:y="5.8283in" svg:viewBox="0 0 143 187" svg:d="M59 47c0-16 0-31 0-47-19 1-40 4-59 5 0 5 0 8 0 13 30 0 34 4 34 24 0 37 0 76 0 113 0 19-5 19-34 19 0 5 0 8 0 13 17-1 37-1 48-1 18 0 37 0 54 1 0-5 0-8 0-13-2 0-6 0-8 0-32 0-33-5-33-20 0-22 0-44 0-65 0-42 18-79 49-79 4 0 4 0 5 0-1 1-9 6-9 16 0 12 9 18 18 18 8 0 19-4 19-18 0-13-13-26-33-26-30 0-45 29-51 47z"><text:p/></draw:path><draw:path draw:style-name="gr1572" draw:text-style-name="P42" svg:width="0.0732in" svg:height="0.076in" svg:x="1.8882in" svg:y="5.828in" svg:viewBox="0 0 187 194" svg:d="M187 100c0-54-42-100-93-100-53 0-94 47-94 100 0 54 44 94 94 94s93-42 93-94zM94 184c-18 0-36-10-48-29-11-18-11-45-11-59 0-17 0-40 11-58 10-20 31-28 48-28 18 0 34 9 46 27 11 18 12 42 12 59 0 14 0 37-9 56-10 20-28 32-49 32z"><text:p/></draw:path><draw:path draw:style-name="gr1573" draw:text-style-name="P42" svg:width="0.0815in" svg:height="0.1055in" svg:x="1.9713in" svg:y="5.8283in" svg:viewBox="0 0 208 269" svg:d="M60 29c0-10 0-19 0-29-20 1-40 4-60 5 0 5 0 8 0 13 30 0 32 2 32 22 0 66 0 130 0 196 0 20-4 20-32 20 0 4 0 8 0 13 14 0 36-1 47-1 12 0 33 1 48 1 0-5 0-9 0-13-29 0-34 0-34-20 0-24 0-46 0-70 0-2 0-3 0-4 3 7 21 30 53 30 49 0 94-42 94-96s-41-96-88-96c-34 0-52 19-60 29zM61 139c0-31 0-63 0-95 13-21 34-33 55-33 30 0 57 37 57 85 0 50-30 86-61 86-17 0-33-8-45-26-6-8-6-8-6-17z"><text:p/></draw:path><draw:path draw:style-name="gr1574" draw:text-style-name="P42" svg:width="0.0366in" svg:height="0.115in" svg:x="2.0646in" svg:y="5.7866in" svg:viewBox="0 0 94 293" svg:d="M60 0c-20 1-40 4-60 5 0 5 0 8 0 13 29 0 32 2 32 23 0 73 0 146 0 219 0 20-4 20-32 20 0 4 0 8 0 13 13-1 36-1 47-1s31 0 47 1c0-5 0-9 0-13-29 0-34 0-34-20 0-86 0-174 0-260z"><text:p/></draw:path><draw:path draw:style-name="gr1575" draw:text-style-name="P42" svg:width="0.0638in" svg:height="0.076in" svg:x="2.1098in" svg:y="5.828in" svg:viewBox="0 0 163 194" svg:d="M35 83c2-63 38-73 53-73 43 0 46 56 46 73-33 0-66 0-99 0zM35 92c39 0 78 0 117 0 10 0 11 0 11-9 0-42-23-83-75-83-50 0-88 43-88 96 0 56 44 98 92 98 52 0 71-46 71-55 0-5-3-5-6-5s-5 3-5 6c-15 44-52 44-57 44-22 0-39-14-48-29-12-21-12-48-12-63z"><text:p/></draw:path><draw:path draw:style-name="gr1576" draw:text-style-name="P42" svg:width="0.0516in" svg:height="0.1035in" svg:x="2.1823in" svg:y="5.8004in" svg:viewBox="0 0 132 264" svg:d="M65 90c20 0 39 0 60 0 0-5 0-8 0-13-21 0-40 0-60 0 0-25 0-52 0-77-4 0-7 0-11 0 0 34-13 79-54 80 0 4 0 6 0 10 12 0 24 0 36 0 0 38 0 78 0 116 0 52 38 58 54 58 30 0 42-30 42-58 0-8 0-15 0-24-4 0-7 0-11 0 0 8 0 16 0 23 0 31-13 48-29 48-27 0-27-38-27-45 0-40 0-78 0-118z"><text:p/></draw:path><draw:path draw:style-name="gr1577" draw:text-style-name="P42" svg:width="0.1134in" svg:height="0.0732in" svg:x="2.2831in" svg:y="5.8307in" svg:viewBox="0 0 289 187" svg:d="M253 41c9-22 22-28 36-28 0-5 0-8 0-13-9 1-21 1-31 1-12 0-31 0-40-1 0 5 0 8 0 13 16 0 26 9 26 21 0 2 0 3-3 8-13 36-25 72-38 108-15-40-28-78-42-118-1-4-1-6-1-7 0-12 15-12 24-12 0-5 0-8 0-13-12 1-34 1-44 1-13 0-25 0-38-1 0 5 0 8 0 13 16 0 23 1 28 6 1 4 6 16 9 24-12 34-25 69-37 102-13-37-26-75-40-113-2-4-2-6-2-7 0-12 17-12 25-12 0-5 0-8 0-13-12 1-36 1-45 1-3 0-24 0-40-1 0 5 0 8 0 13 22 0 26 1 31 15 18 50 35 99 53 150 2 6 4 9 10 9 4 0 6-3 8-8 14-40 28-81 42-120 14 39 29 80 43 120 3 5 3 8 9 8 4 0 7-5 8-8 17-46 32-93 49-138z"><text:p/></draw:path><draw:path draw:style-name="gr1578" draw:text-style-name="P42" svg:width="0.035in" svg:height="0.1106in" svg:x="2.4055in" svg:y="5.7909in" svg:viewBox="0 0 90 282" svg:d="M61 95c-19 1-39 3-59 5 0 4 0 8 0 13 27 0 32 2 32 23 0 38 0 75 0 114 0 19-5 19-34 19 0 5 0 8 0 13 13-1 36-1 47-1 14 0 29 0 43 1 0-5 0-8 0-13-28 0-29-3-29-19 0-52 0-104 0-155zM62 22c0-14-10-22-21-22-13 0-23 11-23 22 0 12 10 22 23 22 11 0 21-9 21-22z"><text:p/></draw:path><draw:path draw:style-name="gr1579" draw:text-style-name="P42" svg:width="0.0516in" svg:height="0.1035in" svg:x="2.4496in" svg:y="5.8004in" svg:viewBox="0 0 132 264" svg:d="M65 90c20 0 39 0 60 0 0-5 0-8 0-13-21 0-40 0-60 0 0-25 0-52 0-77-4 0-7 0-11 0 0 34-13 79-54 80 0 4 0 6 0 10 12 0 24 0 36 0 0 38 0 78 0 116 0 52 38 58 54 58 30 0 42-30 42-58 0-8 0-15 0-24-4 0-7 0-11 0 0 8 0 16 0 23 0 31-12 48-27 48-29 0-29-38-29-45 0-40 0-78 0-118z"><text:p/></draw:path><draw:path draw:style-name="gr1580" draw:text-style-name="P42" svg:width="0.0831in" svg:height="0.115in" svg:x="2.5161in" svg:y="5.7866in" svg:viewBox="0 0 212 293" svg:d="M34 260c0 20-5 20-34 20 0 4 0 8 0 13 14-1 36-1 48-1 11 0 32 0 47 1 0-5 0-9 0-13-28 0-33 0-33-20 0-26 0-51 0-78 0-43 30-67 57-67 26 0 31 23 31 47 0 32 0 66 0 98 0 20-5 20-32 20 0 4 0 8 0 13 14-1 36-1 48-1 10 0 32 0 46 1 0-5 0-9 0-13-21 0-32 0-33-14 0-26 0-54 0-80 0-36 0-49-12-65-6-7-21-15-45-15-36 0-54 25-61 42 0-50 0-99 0-148-20 1-41 4-61 5 0 5 0 8 0 13 30 0 34 2 34 23 0 73 0 146 0 219z"><text:p/></draw:path><draw:path draw:style-name="gr1581" draw:text-style-name="P42" svg:width="0.0744in" svg:height="0.076in" svg:x="2.6469in" svg:y="5.828in" svg:viewBox="0 0 190 194" svg:d="M122 157c3 17 14 35 34 35 8 0 34-6 34-41 0-7 0-15 0-23-4 0-6 0-10 0 0 8 0 16 0 23 0 25-11 28-16 28-14 0-15-19-15-22 0-27 0-56 0-84 0-18 0-33-16-49-15-17-37-24-57-24-35 0-64 20-64 48 0 13 8 19 19 19 12 0 19-8 19-19 0-5-1-18-20-19 11-15 31-19 46-19 20 0 44 16 44 54 0 4 0 10 0 15-22 1-52 3-78 16-31 14-42 36-42 54 0 35 41 45 67 45 28 0 48-16 55-37zM120 88c0 14 0 28 0 43 0 39-31 54-49 54-22 0-39-15-39-36 0-23 18-59 88-61z"><text:p/></draw:path><draw:path draw:style-name="gr1582" draw:text-style-name="P42" svg:width="0.0555in" svg:height="0.0732in" svg:x="2.7646in" svg:y="5.8283in" svg:viewBox="0 0 142 187" svg:d="M59 47c0-16 0-31 0-47-19 1-40 4-59 5 0 5 0 8 0 13 29 0 32 4 32 24 0 37 0 76 0 113 0 19-4 19-32 19 0 5 0 8 0 13 17-1 36-1 48-1 17 0 36 0 54 1 0-5 0-8 0-13-4 0-6 0-10 0-31 0-32-5-32-20 0-22 0-44 0-65 0-42 18-79 50-79 3 0 4 0 5 0-1 1-9 6-9 16 0 12 8 18 18 18 7 0 18-4 18-18 0-13-14-26-32-26-31 0-45 29-51 47z"><text:p/></draw:path><draw:path draw:style-name="gr1583" draw:text-style-name="P42" svg:width="0.0748in" svg:height="0.076in" svg:x="2.8319in" svg:y="5.828in" svg:viewBox="0 0 191 194" svg:d="M124 157c1 17 13 35 32 35 8 0 35-6 35-41 0-7 0-15 0-23-4 0-7 0-11 0 0 8 0 16 0 23 0 25-11 28-16 28-13 0-15-19-15-22 0-27 0-56 0-84 0-18 0-33-15-49-16-17-37-24-57-24-35 0-64 20-64 48 0 13 9 19 19 19 12 0 20-8 20-19 0-5-3-18-22-19 12-15 32-19 46-19 20 0 44 16 44 54 0 4 0 10 0 15-22 1-50 3-77 16-32 14-43 36-43 54 0 35 42 45 68 45 28 0 47-16 56-37zM120 88c0 14 0 28 0 43 0 39-30 54-49 54-21 0-39-15-39-36 0-23 18-59 88-61z"><text:p/></draw:path><draw:path draw:style-name="gr1584" draw:text-style-name="P42" svg:width="0.0819in" svg:height="0.1169in" svg:x="2.9134in" svg:y="5.7866in" svg:viewBox="0 0 209 298" svg:d="M146 269c0 9 0 19 0 29 21-2 42-4 63-5 0-5 0-9 0-13-30 0-34-4-34-24 0-86 0-171 0-256-20 1-39 4-60 5 0 5 0 8 0 13 29 0 33 2 33 23 0 30 0 61 0 91-12-14-30-26-53-26-51 0-95 42-95 96s42 96 90 96c26 0 46-15 56-29zM146 156c0 29 0 58 0 86 0 9 0 9-4 16-12 20-32 30-50 30-19 0-34-11-44-28-11-16-13-40-13-57s1-42 13-60c10-13 25-28 48-28 14 0 32 6 46 25 4 8 4 9 4 16z"><text:p/></draw:path><draw:path draw:style-name="gr1585" draw:text-style-name="P42" svg:width="0.035in" svg:height="0.1106in" svg:x="3.0055in" svg:y="5.7909in" svg:viewBox="0 0 90 282" svg:d="M61 95c-19 1-39 3-59 5 0 4 0 8 0 13 27 0 32 2 32 23 0 38 0 75 0 114 0 19-5 19-34 19 0 5 0 8 0 13 13-1 36-1 47-1 14 0 29 0 43 1 0-5 0-8 0-13-28 0-29-3-29-19 0-52 0-104 0-155zM62 22c0-14-10-22-21-22-13 0-23 11-23 22 0 12 10 22 23 22 11 0 21-9 21-22z"><text:p/></draw:path><draw:path draw:style-name="gr1586" draw:text-style-name="P42" svg:width="0.0831in" svg:height="0.0752in" svg:x="3.0516in" svg:y="5.8283in" svg:viewBox="0 0 212 192" svg:d="M152 154c0 13 0 25 0 38 21-1 40-4 60-5 0-5 0-8 0-13-28 0-32-4-32-24 0-50 0-100 0-150-20 1-42 4-62 5 0 5 0 8 0 13 30 0 33 4 33 24 0 25 0 49 0 74 0 38-20 66-51 66-35 0-38-20-38-42 0-46 0-93 0-140-20 1-42 4-62 5 0 5 0 8 0 13 34 0 34 1 34 38 0 22 0 42 0 64 0 34 0 72 63 72 24 0 42-12 55-38z"><text:p/></draw:path><draw:path draw:style-name="gr1587" draw:text-style-name="P42" svg:width="0.0539in" svg:height="0.076in" svg:x="3.1441in" svg:y="5.828in" svg:viewBox="0 0 138 194" svg:d="M74 108c9 1 44 8 44 38 0 22-15 39-48 39-35 0-51-24-58-60-1-6-2-7-6-7-6 0-6 2-6 10 0 18 0 38 0 56 0 7 0 10 5 10 2 0 2-1 11-8 0-1 0-2 8-11 18 18 37 19 46 19 49 0 68-28 68-58 0-23-13-35-18-41-13-13-30-17-48-21-24-3-52-9-52-33 0-16 11-33 47-33 47 0 49 39 49 51 2 5 5 5 6 5 5 0 5-3 5-11 0-15 0-28 0-42 0-7 0-11-5-11-1 0-2 0-8 5-1 2-5 6-7 7-16-12-33-12-40-12-51 0-67 29-67 52 0 15 7 27 18 36 13 12 25 14 56 20z"><text:p/></draw:path><draw:path draw:style-name="gr1588" draw:text-style-name="P42" svg:width="0.0732in" svg:height="0.076in" svg:x="3.2457in" svg:y="5.828in" svg:viewBox="0 0 187 194" svg:d="M187 100c0-54-42-100-93-100-53 0-94 47-94 100 0 54 44 94 94 94s93-42 93-94zM94 184c-18 0-38-10-48-29-11-18-11-45-11-59 0-17 0-40 11-58 10-20 31-28 48-28 18 0 34 9 46 27 11 18 12 42 12 59 0 14 0 37-9 56-10 20-28 32-49 32z"><text:p/></draw:path><draw:path draw:style-name="gr1589" draw:text-style-name="P42" svg:width="0.0531in" svg:height="0.1169in" svg:x="3.3299in" svg:y="5.7854in" svg:viewBox="0 0 136 298" svg:d="M59 115c0-17 0-32 0-49 0-36 20-56 39-56 2 0 8 0 14 2-5 2-12 7-12 18 0 10 6 18 18 18s18-8 18-18c0-16-16-30-38-30-30 0-66 23-66 67 0 16 0 33 0 48-10 0-21 0-32 0 0 5 0 9 0 13 11 0 22 0 32 0 0 46 0 92 0 137 0 19-4 19-32 19 0 5 0 9 0 14 17-2 36-2 48-2 17 0 36 0 54 2 0-5 0-9 0-14-4 0-6 0-10 0-31 0-32-4-32-20 0-46 0-90 0-136 17 0 32 0 49 0 0-4 0-8 0-13-17 0-33 0-50 0z"><text:p/></draw:path><draw:path draw:style-name="gr1590" draw:text-style-name="P42" svg:width="0.0697in" svg:height="0.1134in" svg:x="3.4181in" svg:y="5.7917in" svg:viewBox="0 0 178 289" svg:d="M178 145c0-33-3-67-17-98-19-41-54-47-72-47-25 0-55 11-73 49-14 30-16 63-16 96s1 70 19 102c18 34 49 42 70 42 23 0 55-8 73-48 13-30 16-62 16-96zM89 281c-17 0-42-11-49-52-5-25-5-63-5-89s0-55 3-78c9-49 40-54 51-54 13 0 42 9 49 51 5 23 5 55 5 81 0 32 0 60-5 88-6 40-30 53-49 53z"><text:p/></draw:path><draw:path draw:style-name="gr1591" draw:text-style-name="P42" svg:width="0.0177in" svg:height="0.0177in" svg:x="3.5087in" svg:y="5.8843in" svg:viewBox="0 0 46 46" svg:d="M46 23c0-12-11-23-23-23s-23 11-23 23 11 23 23 23 23-11 23-23z"><text:p/></draw:path><draw:path draw:style-name="gr1592" draw:text-style-name="P42" svg:width="0.0661in" svg:height="0.1134in" svg:x="3.5488in" svg:y="5.7917in" svg:viewBox="0 0 169 289" svg:d="M169 196c0-51-35-93-80-93-21 0-39 7-54 22 0-28 0-54 0-82 8 3 23 5 36 5 51 0 81-38 81-43 0-4-1-5-4-5-2 0-2 0-4 1-8 4-29 12-56 12-17 0-38-3-57-12-3-1-3-1-5-1-4 0-4 4-4 10 0 42 0 82 0 124 0 9 0 12 6 12 3 0 3-1 6-4 4-6 20-29 54-29 21 0 32 19 36 26 7 16 7 33 7 54 0 15 0 40-10 58-11 15-26 27-45 27-30 0-54-22-62-48 2 2 3 2 8 2 13 0 20-11 20-21 0-11-7-20-20-20-6 0-22 2-22 21 0 36 30 77 77 77 49 0 92-39 92-93z"><text:p/></draw:path><draw:path draw:style-name="gr1593" draw:text-style-name="P42" svg:width="0.0697in" svg:height="0.1134in" svg:x="3.6303in" svg:y="5.7917in" svg:viewBox="0 0 178 289" svg:d="M178 145c0-33-3-67-17-98-19-41-54-47-72-47-25 0-55 11-73 49-14 30-16 63-16 96s2 70 19 102c18 34 49 42 70 42 23 0 55-8 73-48 13-30 16-62 16-96zM89 281c-17 0-41-11-49-52-5-25-5-63-5-89s0-55 3-78c9-49 40-54 51-54 14 0 42 9 49 51 5 23 5 55 5 81 0 32 0 60-5 88-6 40-30 53-49 53z"><text:p/></draw:path><draw:path draw:style-name="gr1594" draw:text-style-name="P42" svg:width="0.1291in" svg:height="0.0732in" svg:x="3.7488in" svg:y="5.8283in" svg:viewBox="0 0 329 187" svg:d="M32 42c0 37 0 76 0 113 0 19-4 19-32 19 0 5 0 8 0 13 14-1 36-1 47-1s33 0 48 1c0-5 0-8 0-13-29 0-34 0-34-19 0-27 0-52 0-78 0-43 30-67 58-67 26 0 31 22 31 46 0 33 0 66 0 99 0 19-5 19-34 19 0 5 0 8 0 13 15-1 36-1 48-1 11 0 33 0 47 1 0-5 0-8 0-13-27 0-32 0-32-19 0-27 0-52 0-78 0-43 30-67 56-67 27 0 31 22 31 46 0 33 0 66 0 99 0 19-4 19-32 19 0 5 0 8 0 13 14-1 36-1 48-1 11 0 32 0 47 1 0-5 0-8 0-13-22 0-33 0-33-13 0-27 0-54 0-81 0-36 0-49-13-64-6-8-20-16-44-16-36 0-54 25-61 42-6-37-38-42-57-42-31 0-50 18-62 44 0-14 0-30 0-44-19 1-40 4-59 5 0 5 0 8 0 13 29 0 32 4 32 24z"><text:p/></draw:path><draw:path draw:style-name="gr1595" draw:text-style-name="P42" svg:width="0.1295in" svg:height="0.0732in" svg:x="3.8866in" svg:y="5.8283in" svg:viewBox="0 0 330 187" svg:d="M34 42c0 37 0 76 0 113 0 19-5 19-34 19 0 5 0 8 0 13 16-1 37-1 48-1s32 0 47 1c0-5 0-8 0-13-28 0-33 0-33-19 0-27 0-52 0-78 0-43 30-67 57-67s31 22 31 46c0 33 0 66 0 99 0 19-4 19-32 19 0 5 0 8 0 13 14-1 36-1 48-1 10 0 32 0 46 1 0-5 0-8 0-13-27 0-32 0-32-19 0-27 0-52 0-78 0-43 30-67 56-67 27 0 32 22 32 46 0 33 0 66 0 99 0 19-5 19-33 19 0 5 0 8 0 13 15-1 36-1 47-1 12 0 34 0 48 1 0-5 0-8 0-13-22 0-32 0-34-13 0-27 0-54 0-81 0-36 0-49-12-64-6-8-20-16-44-16-36 0-54 25-61 42-6-37-37-42-57-42-31 0-50 18-62 44 0-14 0-30 0-44-20 1-40 4-60 5 0 5 0 8 0 13 30 0 34 4 34 24z"><text:p/></draw:path><draw:path draw:style-name="gr1596" draw:text-style-name="P42" svg:width="0.0169in" svg:height="0.0713in" svg:x="4.0343in" svg:y="5.8307in" svg:viewBox="0 0 44 182" svg:d="M44 23c0-12-9-23-21-23s-23 11-23 23 11 21 23 21 21-9 21-21zM44 160c0-12-9-23-21-23s-23 11-23 23 11 22 23 22 21-10 21-22z"><text:p/></draw:path><draw:path draw:style-name="gr1597" draw:text-style-name="P42" svg:width="0.0555in" svg:height="0.0732in" svg:x="4.1354in" svg:y="5.8283in" svg:viewBox="0 0 142 187" svg:d="M59 47c0-16 0-31 0-47-19 1-40 4-59 5 0 5 0 8 0 13 30 0 34 4 34 24 0 37 0 76 0 113 0 19-5 19-34 19 0 5 0 8 0 13 17-1 36-1 48-1 17 0 37 0 54 1 0-5 0-8 0-13-4 0-6 0-10 0-31 0-31-5-31-20 0-22 0-44 0-65 0-42 17-79 49-79 4 0 4 0 5 0-1 1-9 6-9 16 0 12 8 18 18 18 7 0 18-4 18-18 0-13-14-26-32-26-30 0-45 29-51 47z"><text:p/></draw:path><draw:path draw:style-name="gr1598" draw:text-style-name="P42" svg:width="0.1098in" svg:height="0.0382in" svg:x="4.2051in" svg:y="5.8413in" svg:viewBox="0 0 280 98" svg:d="M265 17c7 0 15 0 15-9 0-8-8-8-14-8-84 0-169 0-253 0-6 0-13 0-13 8 0 9 7 9 14 9 84 0 167 0 251 0zM266 98c6 0 14 0 14-8s-8-8-15-8c-84 0-167 0-251 0-7 0-14 0-14 8s7 8 13 8c84 0 169 0 253 0z"><text:p/></draw:path><draw:path draw:style-name="gr1599" draw:text-style-name="P42" svg:width="0.0697in" svg:height="0.1134in" svg:x="4.3315in" svg:y="5.7917in" svg:viewBox="0 0 178 289" svg:d="M178 145c0-33-3-67-17-98-19-41-54-47-72-47-25 0-57 11-73 49-14 30-16 63-16 96s1 70 19 102c18 34 49 42 70 42 23 0 54-8 73-48 13-30 16-62 16-96zM89 281c-17 0-42-11-49-52-5-25-5-63-5-89s0-55 3-78c9-49 40-54 51-54 13 0 42 9 49 51 5 23 5 55 5 81 0 32 0 60-5 88-6 40-30 53-49 53z"><text:p/></draw:path><draw:path draw:style-name="gr1600" draw:text-style-name="P42" svg:width="0.0169in" svg:height="0.0177in" svg:x="4.422in" svg:y="5.8843in" svg:viewBox="0 0 44 46" svg:d="M44 23c0-12-9-23-21-23s-23 11-23 23 11 23 23 23 21-11 21-23z"><text:p/></draw:path><draw:path draw:style-name="gr1601" draw:text-style-name="P42" svg:width="0.0657in" svg:height="0.1134in" svg:x="4.4622in" svg:y="5.7917in" svg:viewBox="0 0 168 289" svg:d="M168 196c0-51-34-93-79-93-21 0-39 7-54 22 0-28 0-54 0-82 8 3 23 5 36 5 51 0 81-38 81-43 0-4-1-5-4-5-2 0-2 0-4 1-8 4-29 12-56 12-18 0-38-3-57-12-3-1-3-1-5-1-4 0-4 4-4 10 0 42 0 82 0 124 0 9 0 12 6 12 2 0 3-1 6-4 3-6 19-29 54-29 21 0 32 19 36 26 6 16 7 33 7 54 0 15 0 40-10 58-11 15-26 27-45 27-32 0-56-22-63-48 1 2 4 2 7 2 15 0 22-11 22-21 0-11-7-20-22-20-6 0-20 2-20 21 0 36 29 77 77 77 49 0 91-39 91-93z"><text:p/></draw:path><draw:path draw:style-name="gr1602" draw:text-style-name="P42" svg:width="0.0697in" svg:height="0.1134in" svg:x="4.5433in" svg:y="5.7917in" svg:viewBox="0 0 178 289" svg:d="M178 145c0-33-3-67-17-98-19-41-54-47-72-47-25 0-57 11-73 49-14 30-16 63-16 96s1 70 19 102c18 34 49 42 70 42 23 0 54-8 73-48 13-30 16-62 16-96zM89 281c-17 0-42-11-49-52-5-25-5-63-5-89s0-55 3-78c9-49 40-54 51-54 13 0 42 9 49 51 5 23 5 55 5 81 0 32 0 60-5 88-6 40-30 53-49 53z"><text:p/></draw:path><draw:path draw:style-name="gr1603" draw:text-style-name="P42" svg:width="0.0795in" svg:height="0.0795in" svg:x="4.6445in" svg:y="5.8209in" svg:viewBox="0 0 203 203" svg:d="M101 113h1c2 5 6 7 10 11 22 22 45 45 68 68 4 4 8 11 14 11 5 0 9-4 9-9 0-4-3-7-6-10-25-26-51-51-76-76-2-1-6-5-6-7 0-4 4-5 6-6 25-25 51-51 76-76 3-3 6-6 6-11 0-4-4-8-9-8-6 0-10 7-14 11-23 23-46 45-68 68-4 4-8 6-10 11-29-29-56-56-85-85-3-3-5-5-9-5s-8 4-8 8c0 5 4 9 7 11 25 25 51 51 76 76 1 1 5 2 5 6 0 2-4 6-5 7-25 25-52 50-77 76-2 3-6 7-6 10 0 5 4 9 8 9s6-3 9-5c25-25 49-49 74-74 4-4 7-6 10-11z"><text:p/></draw:path><draw:path draw:style-name="gr1604" draw:text-style-name="P42" svg:width="0.0543in" svg:height="0.1102in" svg:x="4.7642in" svg:y="5.7917in" svg:viewBox="0 0 139 281" svg:d="M86 11c0-11 0-11-9-11-27 26-64 26-77 26 0 5 0 9 0 14 8 0 32 0 55-11 0 73 0 145 0 218 0 16-1 21-39 21-5 0-9 0-14 0 0 4 0 8 0 13 15-1 52-1 69-1s53 0 68 1c0-5 0-9 0-13-5 0-9 0-14 0-37 0-39-5-39-21 0-79 0-157 0-236z"><text:p/></draw:path><draw:path draw:style-name="gr1605" draw:text-style-name="P42" svg:width="0.0697in" svg:height="0.1134in" svg:x="4.839in" svg:y="5.7917in" svg:viewBox="0 0 178 289" svg:d="M178 145c0-33-3-67-17-98-21-41-54-47-72-47-25 0-57 11-73 49-15 30-16 63-16 96s1 70 19 102c18 34 48 42 70 42 21 0 54-8 73-48 13-30 16-62 16-96zM89 281c-17 0-42-11-49-52-5-25-5-63-5-89s0-55 3-78c8-49 40-54 51-54 13 0 41 9 49 51 4 23 4 55 4 81 0 32 0 60-4 88-7 40-31 53-49 53z"><text:p/></draw:path><draw:path draw:style-name="gr1606" draw:text-style-name="P42" svg:width="0.0685in" svg:height="0.1134in" svg:x="4.922in" svg:y="5.7917in" svg:viewBox="0 0 175 289" svg:d="M106 132c33-11 58-41 58-74 0-35-37-58-78-58-42 0-74 25-74 56 0 15 10 23 22 23 13 0 21-9 21-21 0-22-20-22-26-22 13-20 41-26 56-26 17 0 41 9 41 48 0 4-1 28-12 48-13 20-28 21-38 21-3 0-14 1-16 1-4 2-7 2-7 5 0 5 3 5 11 5 6 0 12 0 18 0 34 0 50 29 50 71 0 56-29 69-48 69-18 0-49-7-64-32 15 2 28-7 28-23 0-15-12-24-24-24-10 0-24 6-24 24 0 39 40 66 85 66 52 0 90-38 90-80 0-35-26-69-69-77z"><text:p/></draw:path><draw:path draw:style-name="gr1607" draw:text-style-name="P42" svg:width="0.1291in" svg:height="0.0732in" svg:x="5.0035in" svg:y="5.8283in" svg:viewBox="0 0 329 187" svg:d="M32 42c0 37 0 76 0 113 0 19-4 19-32 19 0 5 0 8 0 13 14-1 36-1 47-1 12 0 33 0 48 1 0-5 0-8 0-13-29 0-34 0-34-19 0-27 0-52 0-78 0-43 30-67 58-67 26 0 31 22 31 46 0 33 0 66 0 99 0 19-5 19-34 19 0 5 0 8 0 13 16-1 38-1 48-1 11 0 34 0 47 1 0-5 0-8 0-13-27 0-32 0-32-19 0-27 0-52 0-78 0-43 30-67 56-67 28 0 31 22 31 46 0 33 0 66 0 99 0 19-3 19-32 19 0 5 0 8 0 13 14-1 36-1 48-1 11 0 32 0 47 1 0-5 0-8 0-13-22 0-33 0-33-13 0-27 0-54 0-81 0-36 0-49-13-64-6-8-20-16-44-16-36 0-54 25-61 42-6-37-38-42-57-42-30 0-50 18-62 44 0-14 0-30 0-44-19 1-40 4-59 5 0 5 0 8 0 13 29 0 32 4 32 24z"><text:p/></draw:path><draw:path draw:style-name="gr1608" draw:text-style-name="P42" svg:width="0.0555in" svg:height="0.0732in" svg:x="5.1413in" svg:y="5.8283in" svg:viewBox="0 0 142 187" svg:d="M59 47c0-16 0-31 0-47-19 1-40 4-59 5 0 5 0 8 0 13 30 0 34 4 34 24 0 37 0 76 0 113 0 19-5 19-34 19 0 5 0 8 0 13 17-1 36-1 48-1 17 0 37 0 54 1 0-5 0-8 0-13-4 0-6 0-10 0-31 0-31-5-31-20 0-22 0-44 0-65 0-42 18-79 49-79 4 0 4 0 5 0-1 1-9 6-9 16 0 12 8 18 18 18 7 0 18-4 18-18 0-13-14-26-32-26-30 0-45 29-51 47z"><text:p/></draw:path><draw:path draw:style-name="gr1609" draw:text-style-name="P42" svg:width="0.1098in" svg:height="0.0382in" svg:x="5.211in" svg:y="5.8413in" svg:viewBox="0 0 280 98" svg:d="M265 17c7 0 15 0 15-9 0-8-8-8-14-8-84 0-169 0-253 0-6 0-13 0-13 8 0 9 7 9 14 9 84 0 167 0 251 0zM266 98c6 0 14 0 14-8s-8-8-15-8c-84 0-167 0-251 0-7 0-14 0-14 8s7 8 13 8c84 0 169 0 253 0z"><text:p/></draw:path><draw:path draw:style-name="gr1610" draw:text-style-name="P42" svg:width="0.0697in" svg:height="0.1134in" svg:x="5.3374in" svg:y="5.7917in" svg:viewBox="0 0 178 289" svg:d="M178 145c0-33-3-67-17-98-19-41-54-47-72-47-25 0-57 11-73 49-14 30-16 63-16 96s1 70 19 102c18 34 49 42 70 42 23 0 54-8 73-48 13-30 16-62 16-96zM89 281c-17 0-42-11-49-52-5-25-5-63-5-89s0-55 3-78c9-49 40-54 51-54 13 0 42 9 49 51 5 23 5 55 5 81 0 32 0 60-5 88-6 40-30 53-49 53z"><text:p/></draw:path><draw:path draw:style-name="gr1611" draw:text-style-name="P42" svg:width="0.0169in" svg:height="0.0177in" svg:x="5.428in" svg:y="5.8843in" svg:viewBox="0 0 44 46" svg:d="M44 23c0-12-9-23-21-23s-23 11-23 23 11 23 23 23 21-11 21-23z"><text:p/></draw:path><draw:path draw:style-name="gr1612" draw:text-style-name="P42" svg:width="0.0657in" svg:height="0.1134in" svg:x="5.4681in" svg:y="5.7917in" svg:viewBox="0 0 168 289" svg:d="M168 196c0-51-34-93-79-93-21 0-39 7-54 22 0-28 0-54 0-82 8 3 23 5 36 5 51 0 81-38 81-43 0-4-1-5-4-5-2 0-2 0-4 1-8 4-29 12-56 12-17 0-38-3-57-12-3-1-3-1-5-1-4 0-4 4-4 10 0 42 0 82 0 124 0 9 0 12 6 12 2 0 3-1 6-4 3-6 19-29 54-29 21 0 32 19 36 26 6 16 7 33 7 54 0 15 0 40-10 58-11 15-26 27-45 27-32 0-56-22-63-48 1 2 4 2 7 2 15 0 22-11 22-21 0-11-7-20-22-20-6 0-20 2-20 21 0 36 29 77 77 77 49 0 91-39 91-93z"><text:p/></draw:path><draw:path draw:style-name="gr1613" draw:text-style-name="P42" svg:width="0.0697in" svg:height="0.1134in" svg:x="5.5492in" svg:y="5.7917in" svg:viewBox="0 0 178 289" svg:d="M178 145c0-33-3-67-17-98-19-41-54-47-72-47-25 0-57 11-73 49-14 30-16 63-16 96s1 70 19 102c18 34 49 42 70 42 23 0 55-8 73-48 13-30 16-62 16-96zM89 281c-17 0-42-11-49-52-5-25-5-63-5-89s0-55 3-78c9-49 40-54 51-54 13 0 42 9 49 51 5 23 5 55 5 81 0 32 0 60-5 88-6 40-30 53-49 53z"><text:p/></draw:path><draw:path draw:style-name="gr1614" draw:text-style-name="P42" svg:width="0.0795in" svg:height="0.0795in" svg:x="5.6504in" svg:y="5.8209in" svg:viewBox="0 0 203 203" svg:d="M101 113h1c2 5 6 7 10 11 22 22 45 45 68 68 4 4 10 11 14 11 5 0 9-4 9-9 0-4-3-7-6-10-25-26-51-51-76-76-2-1-6-5-6-7 0-4 4-5 6-6 25-25 51-51 76-76 3-3 6-6 6-11 0-4-4-8-9-8-4 0-10 7-14 11-23 23-46 45-68 68-4 4-8 6-10 11-29-29-56-56-85-85-3-3-5-5-9-5s-8 4-8 8c0 5 4 9 7 11 25 25 51 51 76 76 1 1 5 2 5 6 0 2-4 6-5 7-25 25-52 50-77 76-2 3-6 7-6 10 0 5 4 9 8 9s6-3 9-5c25-25 49-49 74-74 4-4 7-6 10-11z"><text:p/></draw:path><draw:path draw:style-name="gr1615" draw:text-style-name="P42" svg:width="0.0543in" svg:height="0.1102in" svg:x="5.7701in" svg:y="5.7917in" svg:viewBox="0 0 139 281" svg:d="M86 11c0-11 0-11-9-11-27 26-64 26-77 26 0 5 0 9 0 14 8 0 32 0 55-11 0 73 0 145 0 218 0 16-1 21-39 21-5 0-9 0-14 0 0 4 0 8 0 13 15-1 52-1 69-1s53 0 68 1c0-5 0-9 0-13-5 0-9 0-14 0-37 0-39-5-39-21 0-79 0-157 0-236z"><text:p/></draw:path><draw:path draw:style-name="gr1616" draw:text-style-name="P42" svg:width="0.0697in" svg:height="0.1134in" svg:x="5.8445in" svg:y="5.7917in" svg:viewBox="0 0 178 289" svg:d="M178 145c0-33-3-67-17-98-21-41-54-47-72-47-25 0-57 11-73 49-14 30-16 63-16 96s1 70 19 102c18 34 48 42 70 42 23 0 54-8 73-48 13-30 16-62 16-96zM89 281c-17 0-42-11-49-52-5-25-5-63-5-89s0-55 3-78c8-49 40-54 51-54 13 0 41 9 49 51 5 23 5 55 5 81 0 32 0 60-5 88-7 40-31 53-49 53z"><text:p/></draw:path><draw:path draw:style-name="gr1617" draw:text-style-name="P42" svg:width="0.0681in" svg:height="0.1134in" svg:x="5.9283in" svg:y="5.7917in" svg:viewBox="0 0 174 289" svg:d="M104 132c34-11 59-41 59-74 0-35-37-58-78-58-42 0-74 25-74 56 0 15 9 23 21 23 14 0 22-9 22-21 0-22-20-22-26-22 13-20 40-26 56-26 17 0 41 9 41 48 0 4-1 28-12 48-13 20-28 21-39 21-2 0-13 1-15 1-4 2-7 2-7 5 0 5 3 5 10 5 6 0 12 0 18 0 35 0 51 29 51 71 0 56-29 69-48 69-18 0-49-7-64-32 15 2 28-7 28-23 0-15-12-24-24-24-10 0-23 6-23 24 0 39 38 66 85 66 51 0 89-38 89-80 0-35-26-69-70-77z"><text:p/></draw:path><draw:path draw:style-name="gr1618" draw:text-style-name="P42" svg:width="0.1291in" svg:height="0.0732in" svg:x="6.0094in" svg:y="5.8283in" svg:viewBox="0 0 329 187" svg:d="M32 42c0 37 0 76 0 113 0 19-4 19-32 19 0 5 0 8 0 13 14-1 36-1 47-1 12 0 33 0 48 1 0-5 0-8 0-13-29 0-34 0-34-19 0-27 0-52 0-78 0-43 30-67 58-67 26 0 31 22 31 46 0 33 0 66 0 99 0 19-5 19-34 19 0 5 0 8 0 13 16-1 38-1 48-1 11 0 34 0 47 1 0-5 0-8 0-13-27 0-32 0-32-19 0-27 0-52 0-78 0-43 30-67 57-67s32 22 32 46c0 33 0 66 0 99 0 19-5 19-34 19 0 5 0 8 0 13 14-1 36-1 48-1 11 0 32 0 47 1 0-5 0-8 0-13-22 0-33 0-33-13 0-27 0-54 0-81 0-36 0-49-13-64-6-8-20-16-44-16-36 0-54 25-61 42-6-37-38-42-57-42-30 0-50 18-62 44 0-14 0-30 0-44-19 1-40 4-59 5 0 5 0 8 0 13 29 0 32 4 32 24z"><text:p/></draw:path><draw:path draw:style-name="gr1619" draw:text-style-name="P42" svg:width="0.113in" svg:height="0.1169in" svg:x="0.2516in" svg:y="5.9874in" svg:viewBox="0 0 288 298" svg:d="M232 191c0 60-41 93-81 93-20 0-69-10-69-90 0-54 0-106 0-160 0-16 0-21 33-21 4 0 6 0 10 0 0-5 0-8 0-13-15 1-47 1-63 1s-46 0-62-1c0 5 0 8 0 13 4 0 7 0 11 0 32 0 32 5 32 21 0 52 0 105 0 158 0 60 49 106 107 106 48 0 86-40 94-88 1-8 1-12 1-29 0-44 0-90 0-134 0-15 0-34 43-34 0-5 0-8 0-13-14 1-35 1-49 1-15 0-35 0-51-1 0 5 0 8 0 13 44 0 44 21 44 31 0 50 0 98 0 147z"><text:p/></draw:path><draw:path draw:style-name="gr1620" draw:text-style-name="P42" svg:width="0.0539in" svg:height="0.0756in" svg:x="0.3764in" svg:y="6.0272in" svg:viewBox="0 0 138 193" svg:d="M73 107c10 2 45 8 45 39 0 22-15 39-48 39-35 0-51-24-59-60-1-6-1-7-6-7s-5 2-5 9c0 19 0 37 0 57 0 7 0 9 5 9 1 0 2 0 11-8 2-4 0-1 8-10 18 18 37 18 46 18 49 0 68-27 68-59 0-21-13-34-18-39-14-13-30-17-48-21-24-4-52-9-52-34 0-15 11-32 47-32 47 0 49 38 49 51 2 3 4 2 5 3 6 0 6-1 6-9 0-15 0-29 0-43 0-8 0-10-5-10-2 0-2 0-8 5-1 2-5 6-7 7-16-12-34-12-40-12-51 0-67 29-67 52 0 15 6 26 18 36 13 10 25 13 55 19z"><text:p/></draw:path><draw:path draw:style-name="gr1621" draw:text-style-name="P42" svg:width="0.0354in" svg:height="0.1106in" svg:x="0.4417in" svg:y="5.9898in" svg:viewBox="0 0 91 282" svg:d="M61 96c-19 1-39 4-59 5 0 5 0 8 0 13 28 0 32 2 32 23 0 38 0 75 0 114 0 19-5 19-34 19 0 4 0 8 0 12 14 0 37-1 47-1 14 0 30 1 44 1 0-4 0-8 0-12-27 0-30-2-30-19 0-52 0-103 0-155zM64 23c0-13-11-23-23-23-13 0-23 12-23 23s10 23 23 23c12 0 23-10 23-23z"><text:p/></draw:path><draw:path draw:style-name="gr1622" draw:text-style-name="P42" svg:width="0.0831in" svg:height="0.0728in" svg:x="0.4878in" svg:y="6.028in" svg:viewBox="0 0 212 186" svg:d="M32 42c0 37 0 76 0 113 0 19-4 19-32 19 0 4 0 8 0 12 14 0 36-1 47-1 12 0 33 1 48 1 0-4 0-8 0-12-29 0-34 0-34-19 0-27 0-52 0-78 0-43 30-67 58-67 26 0 31 22 31 46 0 33 0 66 0 99 0 19-5 19-34 19 0 4 0 8 0 12 16 0 38-1 48-1 11 0 34 1 48 1 0-4 0-8 0-12-22 0-33 0-33-13 0-27 0-54 0-81 0-36 0-49-13-64-6-8-20-16-45-16-30 0-50 18-62 44 0-14 0-30 0-44-19 1-40 4-59 5 0 5 0 8 0 13 29 0 32 2 32 24z"><text:p/></draw:path><draw:path draw:style-name="gr1623" draw:text-style-name="P42" svg:width="0.0752in" svg:height="0.1091in" svg:x="0.5795in" svg:y="6.0264in" svg:viewBox="0 0 192 278" svg:d="M82 119c-38 0-38-42-38-52 0-12 2-25 8-36 3-5 13-17 30-17 36 0 36 42 36 52 0 12 0 25-6 36-4 5-14 17-30 17zM32 136c0-3 0-12 8-21 16 12 33 13 42 13 38 0 68-28 68-61 0-15-7-31-18-41 16-14 31-16 38-16 2 0 3 0 4 0-4 2-6 7-6 12 0 7 5 12 12 12 5 0 12-3 12-14 0-7-5-20-22-20-8 0-26 2-44 20-18-14-35-15-44-15-40 0-69 29-69 61 0 19 10 35 19 44-4 6-13 20-13 35 0 13 6 29 19 37-25 8-38 26-38 42 0 30 41 54 92 54s94-21 94-55c0-14-6-36-28-48-21-11-46-11-72-11-10 0-28 0-31-1-14-1-23-14-23-27zM94 269c-44 0-72-22-72-45 0-19 15-34 34-36 9 0 16 0 24 0 38 0 84 0 84 36 0 23-30 45-70 45z"><text:p/></draw:path><draw:path draw:style-name="gr1624" draw:text-style-name="P42" svg:width="0.0516in" svg:height="0.1035in" svg:x="0.6976in" svg:y="5.9988in" svg:viewBox="0 0 132 264" svg:d="M65 91c20 0 41 0 61 0 0-5 0-8 0-13-20 0-41 0-61 0 0-26 0-52 0-78-4 0-6 0-10 0-1 35-13 80-55 82 0 3 0 6 0 9 12 0 24 0 36 0 0 39 0 78 0 117 0 51 40 56 54 56 30 0 42-30 42-56 0-9 0-16 0-24-4 0-7 0-11 0 0 7 0 15 0 22 0 32-12 48-27 48-29 0-29-38-29-45 0-40 0-78 0-118z"><text:p/></draw:path><draw:path draw:style-name="gr1625" draw:text-style-name="P42" svg:width="0.0831in" svg:height="0.1146in" svg:x="0.7642in" svg:y="5.9866in" svg:viewBox="0 0 212 292" svg:d="M34 260c0 20-5 20-34 20 0 3 0 8 0 12 16 0 37-2 48-2s34 2 48 2c0-4 0-9 0-12-29 0-34 0-34-20 0-26 0-51 0-78 0-43 30-67 58-67 26 0 31 23 31 47 0 32 0 66 0 98 0 20-5 20-33 20 0 3 0 8 0 12 14 0 36-2 48-2 10 0 32 2 46 2 0-4 0-9 0-12-21 0-32 0-32-14 0-26 0-54 0-80 0-36 0-49-13-65-6-7-21-15-45-15-34 0-54 25-61 42 0-50 0-99 0-148-20 1-41 2-61 4 0 4 0 8 0 13 30 0 34 3 34 24 0 73 0 146 0 219z"><text:p/></draw:path><draw:path draw:style-name="gr1626" draw:text-style-name="P42" svg:width="0.0638in" svg:height="0.0756in" svg:x="0.8559in" svg:y="6.0272in" svg:viewBox="0 0 163 193" svg:d="M36 83c2-63 37-73 52-73 44 0 48 56 48 73-34 0-66 0-100 0zM35 91c39 0 79 0 119 0 8 0 9 0 9-8 0-42-23-83-75-83-48 0-88 43-88 96 0 56 44 97 94 97 51 0 69-47 69-54 0-5-2-6-5-6s-4 4-6 6c-14 45-52 45-56 45-22 0-38-14-48-29-13-21-13-48-13-64z"><text:p/></draw:path><draw:path draw:style-name="gr1627" draw:text-style-name="P42" svg:width="0.0539in" svg:height="0.0756in" svg:x="0.9673in" svg:y="6.0272in" svg:viewBox="0 0 138 193" svg:d="M74 107c10 2 44 8 44 39 0 22-15 39-47 39-36 0-51-24-59-60-1-6-2-7-6-7-6 0-6 2-6 9 0 19 0 37 0 57 0 7 0 9 5 9 2 0 2 0 11-8 1 0 1-1 8-10 19 18 37 18 47 18 48 0 67-27 67-59 0-21-12-34-17-39-14-13-31-17-49-21-23-4-52-9-52-34 0-15 11-32 48-32 46 0 48 38 50 51 0 3 3 3 4 3 5 0 5-1 5-9 0-15 0-29 0-43 0-8 0-10-3-10s-4 0-9 5c-1 2-6 6-7 7-17-12-34-12-40-12-51 0-68 29-68 52 0 15 7 26 18 36 14 10 26 13 56 19z"><text:p/></draw:path><draw:path draw:style-name="gr1628" draw:text-style-name="P42" svg:width="0.0748in" svg:height="0.0756in" svg:x="1.0346in" svg:y="6.0272in" svg:viewBox="0 0 191 193" svg:d="M122 157c3 17 14 35 34 35 8 0 35-6 35-41 0-8 0-15 0-24-4 0-7 0-11 0 0 9 0 16 0 24 0 25-11 28-16 28-13 0-15-19-15-22 0-27 0-56 0-84 0-18 0-35-15-50-16-16-38-23-58-23-34 0-64 20-64 48 0 12 8 19 20 19 11 0 20-8 20-19 0-5-3-19-22-19 11-15 31-19 46-19 20 0 44 15 44 54 0 4 0 10 0 15-22 1-52 3-78 15-31 14-42 37-42 55 0 35 41 44 67 44 29 0 48-17 55-36zM120 88c0 14 0 27 0 42 0 40-30 55-49 55-21 0-39-16-39-36 0-24 18-59 88-61z"><text:p/></draw:path><draw:path draw:style-name="gr1629" draw:text-style-name="P42" svg:width="0.1295in" svg:height="0.0728in" svg:x="1.1157in" svg:y="6.028in" svg:viewBox="0 0 330 186" svg:d="M34 42c0 37 0 76 0 113 0 19-5 19-34 19 0 4 0 8 0 12 16 0 37-1 48-1s32 1 47 1c0-4 0-8 0-12-28 0-33 0-33-19 0-27 0-52 0-78 0-43 30-67 57-67s31 22 31 46c0 33 0 66 0 99 0 19-4 19-32 19 0 4 0 8 0 12 14 0 36-1 48-1 10 0 32 1 46 1 0-4 0-8 0-12-27 0-32 0-32-19 0-27 0-52 0-78 0-43 30-67 56-67 27 0 32 22 32 46 0 33 0 66 0 99 0 19-5 19-33 19 0 4 0 8 0 12 15 0 36-1 47-1 12 0 34 1 48 1 0-4 0-8 0-12-22 0-32 0-34-13 0-27 0-54 0-81 0-36 0-49-12-64-6-8-20-16-44-16-36 0-54 25-61 42-6-37-37-42-57-42-31 0-50 18-62 44 0-14 0-30 0-44-20 1-40 4-60 5 0 5 0 8 0 13 30 0 34 2 34 24z"><text:p/></draw:path><draw:path draw:style-name="gr1630" draw:text-style-name="P42" svg:width="0.0638in" svg:height="0.0756in" svg:x="1.2539in" svg:y="6.0272in" svg:viewBox="0 0 163 193" svg:d="M35 83c2-63 38-73 53-73 43 0 48 56 48 73-34 0-68 0-101 0zM35 91c39 0 78 0 117 0 10 0 11 0 11-8 0-42-23-83-75-83-50 0-88 43-88 96 0 56 44 97 92 97 52 0 71-47 71-54 0-5-3-6-6-6s-5 4-5 6c-15 45-52 45-57 45-21 0-37-14-47-29-13-21-13-48-13-64z"><text:p/></draw:path><draw:path draw:style-name="gr1631" draw:text-style-name="P42" svg:width="0.0535in" svg:height="0.1161in" svg:x="1.3654in" svg:y="5.9843in" svg:viewBox="0 0 137 296" svg:d="M60 115c0-17 0-32 0-49 0-37 20-58 38-58 2 0 8 0 15 4-6 1-13 7-13 18 0 10 7 18 18 18 12 0 19-8 19-19 0-16-16-29-39-29-30 0-64 22-64 67 0 16 0 33 0 48-11 0-23 0-34 0 0 5 0 9 0 13 11 0 23 0 34 0 0 46 0 92 0 137 0 19-5 19-34 19 0 4 0 9 0 12 17 0 36-1 48-1 17 0 37 0 54 1 0-3 0-8 0-12-2 0-6 0-8 0-32 0-33-4-33-20 0-46 0-90 0-136 16 0 33 0 48 0 0-4 0-8 0-13-17 0-32 0-49 0z"><text:p/></draw:path><draw:path draw:style-name="gr1632" draw:text-style-name="P42" svg:width="0.0732in" svg:height="0.0756in" svg:x="1.415in" svg:y="6.0272in" svg:viewBox="0 0 187 193" svg:d="M187 98c0-54-42-98-93-98-52 0-94 46-94 98 0 56 44 95 94 95 51 0 93-41 93-95zM94 184c-18 0-36-10-48-29-10-18-10-45-10-60 0-16 0-39 10-58 12-19 31-27 48-27 19 0 37 8 48 27 10 18 10 42 10 58 0 15 0 38-9 57-9 18-28 32-49 32z"><text:p/></draw:path><draw:path draw:style-name="gr1633" draw:text-style-name="P42" svg:width="0.0555in" svg:height="0.0728in" svg:x="1.498in" svg:y="6.028in" svg:viewBox="0 0 142 186" svg:d="M59 47c0-16 0-31 0-47-19 1-40 4-59 5 0 5 0 8 0 13 30 0 34 2 34 24 0 37 0 76 0 113 0 19-5 19-34 19 0 4 0 8 0 12 17 0 36-1 48-1 17 0 37 0 54 1 0-4 0-8 0-12-2 0-6 0-8 0-32 0-33-5-33-20 0-22 0-44 0-65 0-42 18-79 49-79 4 0 4 0 5 0-1 1-9 6-9 16 0 12 8 18 18 18 7 0 18-4 18-18s-14-26-32-26c-30 0-45 29-51 47z"><text:p/></draw:path><draw:path draw:style-name="gr1634" draw:text-style-name="P42" svg:width="0.1295in" svg:height="0.0728in" svg:x="1.5638in" svg:y="6.028in" svg:viewBox="0 0 330 186" svg:d="M34 42c0 37 0 76 0 113 0 19-5 19-34 19 0 4 0 8 0 12 16 0 36-1 48-1 11 0 32 1 47 1 0-4 0-8 0-12-28 0-33 0-33-19 0-27 0-52 0-78 0-43 30-67 57-67 26 0 31 22 31 46 0 33 0 66 0 99 0 19-5 19-32 19 0 4 0 8 0 12 14 0 36-1 48-1 10 0 32 1 46 1 0-4 0-8 0-12-28 0-32 0-32-19 0-27 0-52 0-78 0-43 30-67 56-67 27 0 32 22 32 46 0 33 0 66 0 99 0 19-5 19-33 19 0 4 0 8 0 12 15 0 36-1 47-1s34 1 48 1c0-4 0-8 0-12-23 0-32 0-34-13 0-27 0-54 0-81 0-36 0-49-13-64-6-8-19-16-43-16-36 0-54 25-61 42-6-37-37-42-57-42-31 0-50 18-62 44 0-14 0-30 0-44-20 1-40 4-60 5 0 5 0 8 0 13 30 0 34 2 34 24z"><text:p/></draw:path><draw:path draw:style-name="gr1635" draw:text-style-name="P42" svg:width="0.0831in" svg:height="0.0748in" svg:x="1.6972in" svg:y="6.028in" svg:viewBox="0 0 212 191" svg:d="M152 154c0 12 0 25 0 37 21-1 40-4 60-5 0-4 0-8 0-12-28 0-32-4-32-24 0-50 0-100 0-150-20 1-42 4-62 5 0 5 0 8 0 13 30 0 32 2 32 24 0 25 0 49 0 74 0 38-19 66-50 66-36 0-38-20-38-42 0-46 0-93 0-140-20 1-42 4-62 5 0 5 0 8 0 13 34 0 34 1 34 38 0 22 0 42 0 64 0 32 0 71 63 71 24 0 42-12 55-37z"><text:p/></draw:path><draw:path draw:style-name="gr1636" draw:text-style-name="P42" svg:width="0.0366in" svg:height="0.1146in" svg:x="1.7902in" svg:y="5.9866in" svg:viewBox="0 0 94 292" svg:d="M61 0c-20 1-41 2-61 4 0 4 0 8 0 13 30 0 32 3 32 24 0 73 0 146 0 219 0 20-4 20-32 20 0 3 0 8 0 12 14 0 36-2 47-2s31 2 47 2c0-4 0-9 0-12-29 0-33 0-33-20 0-86 0-174 0-260z"><text:p/></draw:path><draw:path draw:style-name="gr1637" draw:text-style-name="P42" svg:width="0.0744in" svg:height="0.0756in" svg:x="1.8378in" svg:y="6.0272in" svg:viewBox="0 0 190 193" svg:d="M122 157c2 17 14 35 33 35 9 0 35-6 35-41 0-8 0-15 0-24-4 0-8 0-11 0 0 9 0 16 0 24 0 25-10 28-15 28-14 0-15-19-15-22 0-27 0-56 0-84 0-18 0-35-16-50-17-16-37-23-57-23-35 0-64 20-64 48 0 12 8 19 19 19 12 0 19-8 19-19 0-5-2-19-21-19 12-15 32-19 45-19 21 0 46 15 46 54 0 4 0 10 0 15-22 1-52 3-78 15-31 14-42 37-42 55 0 35 41 44 67 44 28 0 47-17 55-36zM120 88c0 14 0 27 0 42 0 40-31 55-50 55-21 0-38-16-38-36 0-24 18-59 88-61z"><text:p/></draw:path><draw:path draw:style-name="gr1638" draw:text-style-name="P42" svg:width="0.0972in" svg:height="0.113in" svg:x="1.9563in" svg:y="5.9874in" svg:viewBox="0 0 248 288" svg:d="M82 155c24 0 46 0 70 0 51 0 96-34 96-76s-42-79-99-79c-49 0-100 0-149 0 0 5 0 8 0 13 4 0 7 0 11 0 32 0 32 5 32 21 0 74 0 147 0 222 0 15 0 20-32 20-4 0-7 0-11 0 0 4 0 8 0 12 14-1 46-1 62-1s47 0 63 1c0-4 0-8 0-12-4 0-7 0-11 0-32 0-32-5-32-20 0-34 0-68 0-101zM79 144c0-38 0-76 0-114 0-13 1-17 22-17 12 0 25 0 37 0 67 0 67 46 67 66 0 19 0 65-67 65-19 0-40 0-59 0z"><text:p/></draw:path><draw:path draw:style-name="gr1639" draw:text-style-name="P42" svg:width="0.1098in" svg:height="0.039in" svg:x="2.0728in" svg:y="6.0402in" svg:viewBox="0 0 280 100" svg:d="M265 18c7 0 15 0 15-10 0-8-8-8-14-8-84 0-169 0-253 0-6 0-13 0-13 8 0 10 7 10 14 10 84 0 167 0 251 0zM266 100c6 0 14 0 14-9 0-8-8-8-15-8-84 0-167 0-251 0-7 0-14 0-14 8 0 9 7 9 13 9 84 0 169 0 253 0z"><text:p/></draw:path><draw:path draw:style-name="gr1640" draw:text-style-name="P42" svg:width="0.0657in" svg:height="0.1102in" svg:x="2.2012in" svg:y="5.9906in" svg:viewBox="0 0 168 281" svg:d="M32 248c15-14 30-28 45-43 66-57 91-80 91-122 0-49-38-83-89-83-48 0-79 40-79 77 0 24 20 24 22 24 7 0 22-6 22-23 0-11-8-22-22-22-4 0-4 0-5 0 9-27 32-43 56-43 39 0 57 35 57 70 0 33-21 66-45 92-26 30-54 60-80 90-5 5-5 6-5 16 52 0 104 0 156 0 4-24 8-49 12-73-4 0-7 0-11 0-1 13-5 31-8 38-4 2-31 2-41 2-25 0-50 0-76 0z"><text:p/></draw:path><draw:path draw:style-name="gr1641" draw:text-style-name="P42" svg:width="0.1075in" svg:height="0.1114in" svg:x="2.2819in" svg:y="5.9894in" svg:viewBox="0 0 274 284" svg:d="M265 0c-86 0-171 0-258 0-2 31-5 64-7 95 4 0 6 0 10 0 6-69 13-83 76-83 8 0 18 0 23 1 9 3 9 6 9 16 0 74 0 149 0 223 0 14 0 20-45 20-6 0-11 0-17 0 0 4 0 9 0 12 18-1 60-1 81-1 19 0 62 0 79 1 0-3 0-8 0-12-6 0-11 0-17 0-44 0-44-6-44-20 0-74 0-149 0-223 0-9 0-13 8-16 5-1 16-1 24-1 64 0 70 14 76 83 3 0 7 0 11 0-3-31-6-64-9-95z"><text:p/></draw:path><draw:path draw:style-name="gr1642" draw:text-style-name="P42" svg:width="0.0555in" svg:height="0.0728in" svg:x="2.3862in" svg:y="6.028in" svg:viewBox="0 0 142 186" svg:d="M59 47c0-16 0-31 0-47-19 1-40 4-59 5 0 5 0 8 0 13 30 0 34 2 34 24 0 37 0 76 0 113 0 19-5 19-34 19 0 4 0 8 0 12 17 0 37-1 48-1 17 0 37 0 54 1 0-4 0-8 0-12-2 0-6 0-8 0-32 0-33-5-33-20 0-22 0-44 0-65 0-42 18-79 49-79 4 0 4 0 5 0-1 1-9 6-9 16 0 12 9 18 18 18 8 0 18-4 18-18s-12-26-32-26c-30 0-45 29-51 47z"><text:p/></draw:path><draw:path draw:style-name="gr1643" draw:text-style-name="P42" svg:width="0.0972in" svg:height="0.113in" svg:x="2.4524in" svg:y="5.9874in" svg:viewBox="0 0 248 288" svg:d="M82 155c24 0 46 0 70 0 52 0 96-34 96-76s-40-79-98-79c-50 0-100 0-150 0 0 5 0 8 0 13 4 0 7 0 11 0 32 0 33 5 33 21 0 74 0 147 0 222 0 15-1 20-33 20-4 0-7 0-11 0 0 4 0 8 0 12 16-1 47-1 62-1 16 0 48 0 63 1 0-4 0-8 0-12-4 0-6 0-10 0-32 0-33-5-33-20 0-34 0-68 0-101zM80 144c0-38 0-76 0-114 0-13 2-17 21-17 12 0 25 0 37 0 67 0 67 46 67 66 0 19 0 65-67 65-19 0-38 0-58 0z"><text:p/></draw:path><draw:path draw:style-name="gr1644" draw:text-style-name="P42" svg:width="0.1102in" svg:height="0.039in" svg:x="2.5689in" svg:y="6.0402in" svg:viewBox="0 0 281 100" svg:d="M266 18c6 0 15 0 15-10 0-8-9-8-15-8-84 0-168 0-252 0-6 0-14 0-14 8 0 10 8 10 14 10 84 0 168 0 252 0zM266 100c6 0 15 0 15-9 0-8-9-8-15-8-84 0-168 0-252 0-6 0-14 0-14 8 0 9 8 9 14 9 84 0 168 0 252 0z"><text:p/></draw:path><draw:path draw:style-name="gr1645" draw:text-style-name="P42" svg:width="0.0555in" svg:height="0.0728in" svg:x="2.6937in" svg:y="6.028in" svg:viewBox="0 0 142 186" svg:d="M58 47c0-16 0-31 0-47-20 1-39 4-58 5 0 5 0 8 0 13 29 0 32 2 32 24 0 37 0 76 0 113 0 19-4 19-32 19 0 4 0 8 0 12 16 0 36-1 48-1 17 0 36 0 53 1 0-4 0-8 0-12-3 0-6 0-9 0-31 0-32-5-32-20 0-22 0-44 0-65 0-42 18-79 50-79 3 0 3 0 4 0-1 1-10 6-10 16 0 12 10 18 18 18 9 0 20-4 20-18s-14-26-32-26c-31 0-46 29-52 47z"><text:p/></draw:path><draw:path draw:style-name="gr1646" draw:text-style-name="P42" svg:width="0.0657in" svg:height="0.1102in" svg:x="2.7622in" svg:y="5.9906in" svg:viewBox="0 0 168 281" svg:d="M32 248c15-14 30-28 45-43 66-57 91-80 91-122 0-49-38-83-89-83-48 0-79 40-79 77 0 24 20 24 23 24 6 0 21-6 21-23 0-11-8-22-22-22-4 0-4 0-5 0 9-27 32-43 56-43 39 0 57 35 57 70 0 33-21 66-45 92-26 30-54 60-80 90-5 5-5 6-5 16 52 0 104 0 156 0 4-24 8-49 12-73-4 0-7 0-11 0-1 13-5 31-8 38-4 2-31 2-41 2-25 0-50 0-76 0z"><text:p/></draw:path><draw:path draw:style-name="gr1647" draw:text-style-name="P42" svg:width="0.1075in" svg:height="0.1114in" svg:x="2.8433in" svg:y="5.9894in" svg:viewBox="0 0 274 284" svg:d="M265 0c-86 0-171 0-258 0-2 31-5 64-7 95 4 0 6 0 10 0 6-69 13-83 76-83 8 0 18 0 23 1 9 3 9 6 9 16 0 74 0 149 0 223 0 14 0 20-45 20-6 0-11 0-17 0 0 4 0 9 0 12 18-1 60-1 81-1 19 0 62 0 79 1 0-3 0-8 0-12-6 0-11 0-17 0-44 0-44-6-44-20 0-74 0-149 0-223 0-9 0-13 8-16 5-1 16-1 24-1 64 0 70 14 76 83 3 0 7 0 11 0-3-31-6-64-9-95z"><text:p/></draw:path><draw:path draw:style-name="gr1648" draw:text-style-name="P42" svg:width="0.0169in" svg:height="0.0709in" svg:x="2.9713in" svg:y="6.0299in" svg:viewBox="0 0 44 181" svg:d="M44 23c0-13-9-23-21-23s-23 10-23 23c0 12 11 21 23 21s21-9 21-21zM44 160c0-12-9-23-21-23s-23 11-23 23 11 21 23 21 21-9 21-21z"><text:p/></draw:path><draw:path draw:style-name="gr1649" draw:text-style-name="P42" svg:width="0.0972in" svg:height="0.113in" svg:x="3.0457in" svg:y="5.9874in" svg:viewBox="0 0 248 288" svg:d="M80 155c24 0 48 0 72 0 51 0 96-34 96-76s-42-79-99-79c-49 0-100 0-149 0 0 5 0 8 0 13 4 0 6 0 10 0 32 0 33 5 33 21 0 74 0 147 0 222 0 15-1 20-33 20-4 0-6 0-10 0 0 4 0 8 0 12 14-1 46-1 62-1s47 0 63 1c0-4 0-8 0-12-4 0-7 0-11 0-32 0-34-5-34-20 0-34 0-68 0-101zM79 144c0-38 0-76 0-114 0-13 1-17 22-17 12 0 25 0 37 0 67 0 67 46 67 66 0 19 0 65-67 65-19 0-40 0-59 0z"><text:p/></draw:path><draw:path draw:style-name="gr1650" draw:text-style-name="P42" svg:width="0.1102in" svg:height="0.039in" svg:x="3.1622in" svg:y="6.0402in" svg:viewBox="0 0 281 100" svg:d="M266 18c6 0 15 0 15-10 0-8-9-8-13-8-84 0-170 0-254 0-6 0-14 0-14 8 0 10 8 10 14 10 84 0 168 0 252 0zM268 100c4 0 13 0 13-9 0-8-9-8-15-8-84 0-168 0-252 0-6 0-14 0-14 8 0 9 8 9 14 9 84 0 170 0 254 0z"><text:p/></draw:path><draw:path draw:style-name="gr1651" draw:text-style-name="P42" svg:width="0.0657in" svg:height="0.1102in" svg:x="3.2906in" svg:y="5.9906in" svg:viewBox="0 0 168 281" svg:d="M32 248c15-14 30-28 45-43 66-57 91-80 91-122 0-49-38-83-90-83-47 0-78 40-78 77 0 24 20 24 22 24 7 0 22-6 22-23 0-11-8-22-22-22-4 0-5 0-6 0 9-27 32-43 57-43 39 0 57 35 57 70 0 33-22 66-45 92-26 30-54 60-80 90-5 5-5 6-5 16 52 0 104 0 156 0 4-24 8-49 12-73-4 0-7 0-11 0-2 13-5 31-9 38-3 2-30 2-40 2-25 0-50 0-76 0z"><text:p/></draw:path><draw:path draw:style-name="gr1652" draw:text-style-name="P42" svg:width="0.0799in" svg:height="0.0795in" svg:x="3.3894in" svg:y="6.0197in" svg:viewBox="0 0 204 203" svg:d="M102 113c4 3 7 7 11 11 23 22 45 44 68 67 4 5 9 12 15 12 4 0 8-4 8-9 0-4-4-7-6-10-25-26-52-51-77-76-1-2-5-5-5-7 0-3 4-5 5-6 25-25 52-52 77-77 2-2 6-6 6-10s-4-8-8-8c-6 0-11 6-15 11-23 23-45 45-68 68-4 3-7 6-11 10-28-28-56-57-84-84-2-3-5-5-10-5-3 0-8 4-8 8s5 8 7 11c25 25 51 51 76 76 2 1 6 3 6 6 0 2-4 5-6 7-25 25-51 50-76 76-2 3-7 6-7 10 0 5 5 9 10 9 3 0 6-4 8-5 25-25 49-49 74-74 4-4 8-8 10-11z"><text:p/></draw:path><draw:path draw:style-name="gr1653" draw:text-style-name="P42" svg:width="0.0657in" svg:height="0.1102in" svg:x="3.5028in" svg:y="5.9906in" svg:viewBox="0 0 168 281" svg:d="M32 248c15-14 30-28 45-43 66-57 91-80 91-122 0-49-38-83-90-83-47 0-78 40-78 77 0 24 20 24 22 24 7 0 22-6 22-23 0-11-8-22-22-22-4 0-5 0-6 0 9-27 32-43 57-43 39 0 57 35 57 70 0 33-22 66-45 92-27 30-54 60-81 90-4 5-4 6-4 16 52 0 104 0 156 0 4-24 8-49 12-73-4 0-7 0-11 0-2 13-5 31-9 38-3 2-30 2-40 2-25 0-50 0-76 0z"><text:p/></draw:path><draw:path draw:style-name="gr1654" draw:text-style-name="P42" svg:width="0.0169in" svg:height="0.0169in" svg:x="3.5913in" svg:y="6.0835in" svg:viewBox="0 0 44 44" svg:d="M44 23c0-12-9-23-21-23-13 0-23 11-23 23s10 21 23 21c12 0 21-9 21-21z"><text:p/></draw:path><draw:path draw:style-name="gr1655" draw:text-style-name="P42" svg:width="0.0657in" svg:height="0.1138in" svg:x="3.6315in" svg:y="5.9906in" svg:viewBox="0 0 168 290" svg:d="M168 197c0-51-35-93-80-93-20 0-39 6-53 22 0-28 0-55 0-83 8 3 21 6 36 6 51 0 80-38 80-44 0-3-1-5-3-5s-2 0-4 1c-8 5-29 13-58 13-16 0-36-3-55-12-3-1-5-1-6-1-3 0-3 4-3 10 0 42 0 83 0 125 0 8 0 10 6 10 2 0 3-1 4-3 5-6 21-29 56-29 21 0 32 19 36 26 6 16 7 33 7 53 0 16 0 41-11 58-10 17-25 27-44 27-32 0-56-21-63-46 1 0 3 1 7 1 15 0 22-12 22-22 0-11-7-20-22-20-6 0-20 3-20 23 0 36 29 76 77 76s91-40 91-93z"><text:p/></draw:path><draw:path draw:style-name="gr1656" draw:text-style-name="P42" svg:width="0.0799in" svg:height="0.0795in" svg:x="3.7303in" svg:y="6.0197in" svg:viewBox="0 0 204 203" svg:d="M101 113h1c2 3 6 7 10 11 22 22 45 44 68 67 4 5 10 12 14 12 5 0 10-4 10-9 0-4-4-7-7-10-25-26-51-51-76-76-2-2-6-5-6-7 0-3 4-5 6-6 25-25 51-52 76-77 3-2 7-6 7-10s-5-8-10-8c-4 0-10 6-14 11-23 23-46 45-68 68-4 3-8 6-10 10-29-28-56-57-85-84-3-3-5-5-9-5s-8 4-8 8 4 8 7 11c25 25 51 51 76 76 1 1 5 3 5 6 0 2-4 5-5 7-25 25-52 50-77 76-2 3-6 6-6 10 0 5 4 9 8 9s6-4 9-5c25-25 49-49 74-74 4-4 7-8 10-11z"><text:p/></draw:path><draw:path draw:style-name="gr1657" draw:text-style-name="P42" svg:width="0.0543in" svg:height="0.1102in" svg:x="3.85in" svg:y="5.9906in" svg:viewBox="0 0 139 281" svg:d="M86 12c0-11 0-12-9-12-27 28-64 28-77 28 0 4 0 8 0 13 8 0 32 0 55-11 0 73 0 145 0 218 0 15-1 21-39 21-5 0-9 0-14 0 0 3 0 8 0 12 15-1 52-1 69-1s53 0 68 1c0-4 0-9 0-12-5 0-9 0-14 0-37 0-39-5-39-21 0-79 0-157 0-236z"><text:p/></draw:path><draw:path draw:style-name="gr1658" draw:text-style-name="P42" svg:width="0.0697in" svg:height="0.1138in" svg:x="3.9244in" svg:y="5.9906in" svg:viewBox="0 0 178 290" svg:d="M178 146c0-33-3-67-17-98-19-41-54-48-72-48-25 0-57 12-73 50-14 29-16 63-16 96 0 32 1 70 19 102 18 34 48 42 70 42 23 0 54-8 73-49 13-29 16-61 16-95zM89 281c-17 0-42-10-49-51-5-25-5-64-5-88 0-28 0-56 3-78 8-51 40-54 51-54 13 0 41 7 49 49 5 24 5 56 5 83 0 31 0 60-5 87-7 40-31 52-49 52z"><text:p/></draw:path><draw:path draw:style-name="gr1659" draw:text-style-name="P42" svg:width="0.0661in" svg:height="0.1102in" svg:x="4.0091in" svg:y="5.9906in" svg:viewBox="0 0 169 281" svg:d="M32 248c16-14 30-28 46-43 66-57 91-80 91-122 0-49-38-83-90-83-48 0-79 40-79 77 0 24 22 24 23 24 7 0 21-6 21-23 0-11-7-22-21-22-4 0-5 0-6 0 9-27 32-43 57-43 39 0 57 35 57 70 0 33-22 66-45 92-27 30-54 60-81 90-5 5-5 6-5 16 53 0 104 0 157 0 4-24 9-49 12-73-3 0-7 0-11 0-2 13-4 31-9 38-3 2-31 2-40 2-25 0-51 0-77 0z"><text:p/></draw:path><draw:path draw:style-name="gr1660" draw:text-style-name="P42" svg:width="0.113in" svg:height="0.113in" svg:x="4.0894in" svg:y="5.9874in" svg:viewBox="0 0 288 288" svg:d="M84 6c-4-5-4-6-12-6-24 0-48 0-72 0 0 5 0 8 0 13 4 0 8 0 12 0 7 0 16 1 22 1 9 2 9 2 9 10 0 73 0 148 0 221 0 11 0 31-43 31 0 4 0 8 0 12 14 0 35-1 49-1 13 0 35 1 49 1 0-4 0-8 0-12-43 0-43-20-43-31 0-73 0-147 0-220 3 3 3 3 5 5 58 84 114 169 172 253 3 5 4 5 7 5 6 0 6-2 6-11 0-78 0-155 0-233 0-10 0-31 43-31 0-5 0-8 0-13-14 1-35 1-49 1-15 0-35 0-49-1 0 5 0 8 0 13 43 0 43 21 43 31 0 60 0 120 0 180-49-73-100-145-149-218z"><text:p/></draw:path><draw:path draw:style-name="gr1661" draw:text-style-name="P42" svg:width="0.0638in" svg:height="0.1654in" svg:x="4.2181in" svg:y="5.9772in" svg:viewBox="0 0 163 421" svg:d="M161 16c2-5 2-6 2-8 0-4-3-8-8-8-6 0-9 4-10 8-48 132-95 266-143 398-2 6-1 4-2 7 0 5 4 8 8 8 6 0 8-3 9-8 48-132 96-265 144-397z"><text:p/></draw:path><draw:path draw:style-name="gr1662" draw:text-style-name="P42" svg:width="0.1295in" svg:height="0.0728in" svg:x="4.2969in" svg:y="6.028in" svg:viewBox="0 0 330 186" svg:d="M32 42c0 37 0 76 0 113 0 19-3 19-32 19 0 4 0 8 0 12 14 0 36-1 48-1 11 0 32 1 47 1 0-4 0-8 0-12-28 0-33 0-33-19 0-27 0-52 0-78 0-43 30-67 57-67 26 0 31 22 31 46 0 33 0 66 0 99 0 19-5 19-32 19 0 4 0 8 0 12 14 0 36-1 46-1 12 0 34 1 48 1 0-4 0-8 0-12-28 0-33 0-33-19 0-27 0-52 0-78 0-43 30-67 57-67s32 22 32 46c0 33 0 66 0 99 0 19-5 19-34 19 0 4 0 8 0 12 16 0 37-1 48-1s34 1 48 1c0-4 0-8 0-12-23 0-34 0-34-13 0-27 0-54 0-81 0-36 0-49-13-64-6-8-19-16-44-16-35 0-54 25-61 42-6-37-38-42-56-42-31 0-51 18-62 44 0-14 0-30 0-44-20 1-40 4-60 5 0 5 0 8 0 13 30 0 32 2 32 24z"><text:p/></draw:path><draw:path draw:style-name="gr1663" draw:text-style-name="P42" svg:width="0.0697in" svg:height="0.1138in" svg:x="4.4362in" svg:y="5.9906in" svg:viewBox="0 0 178 290" svg:d="M178 146c0-33-2-67-17-98-19-41-54-48-71-48-26 0-56 12-74 50-14 29-16 63-16 96 0 32 2 70 19 102 18 34 49 42 70 42 23 0 55-8 73-49 14-29 16-61 16-95zM89 281c-17 0-41-10-49-51-4-25-4-64-4-88 0-28 0-56 2-78 9-51 40-54 51-54 14 0 42 7 50 49 4 24 4 56 4 83 0 31 0 60-5 87-6 40-30 52-49 52z"><text:p/></draw:path><draw:path draw:style-name="gr1664" draw:text-style-name="P42" svg:width="0.0169in" svg:height="0.0169in" svg:x="4.5276in" svg:y="6.0835in" svg:viewBox="0 0 44 44" svg:d="M44 23c0-12-10-23-22-23s-22 11-22 23 10 21 22 21 22-9 22-21z"><text:p/></draw:path><draw:path draw:style-name="gr1665" draw:text-style-name="P42" svg:width="0.0657in" svg:height="0.1138in" svg:x="4.5677in" svg:y="5.9906in" svg:viewBox="0 0 168 290" svg:d="M168 197c0-51-35-93-80-93-21 0-39 6-54 22 0-28 0-55 0-83 8 3 22 6 36 6 52 0 81-38 81-44 0-3-1-5-3-5s-2 0-4 1c-8 5-29 13-58 13-16 0-36-3-56-12-4-1-4-1-5-1-3 0-3 4-3 10 0 42 0 83 0 125 0 8 0 10 4 10s5-1 6-3c5-6 21-29 54-29 23 0 33 19 36 26 8 16 9 33 9 53 0 16 0 41-11 58-10 17-25 27-44 27-32 0-56-21-63-46 1 0 3 1 7 1 14 0 21-12 21-22 0-11-7-20-21-20-6 0-20 3-20 23 0 36 29 76 76 76 49 0 92-40 92-93z"><text:p/></draw:path><draw:path draw:style-name="gr1666" draw:text-style-name="P42" svg:width="0.0697in" svg:height="0.1138in" svg:x="4.6484in" svg:y="5.9906in" svg:viewBox="0 0 178 290" svg:d="M178 146c0-33-2-67-17-98-19-41-54-48-71-48-25 0-56 12-74 50-14 29-16 63-16 96 0 32 2 70 19 102 18 34 49 42 70 42 23 0 55-8 73-49 14-29 16-61 16-95zM89 281c-16 0-41-10-49-51-4-25-4-64-4-88 0-28 0-56 2-78 9-51 40-54 51-54 14 0 42 7 50 49 4 24 4 56 4 83 0 31 0 60-5 87-6 40-30 52-49 52z"><text:p/></draw:path><draw:path draw:style-name="gr1667" draw:text-style-name="P42" svg:width="0.0799in" svg:height="0.0795in" svg:x="4.7496in" svg:y="6.0197in" svg:viewBox="0 0 204 203" svg:d="M102 113c4 3 7 7 11 11 23 22 44 44 67 67 5 5 10 12 16 12 4 0 8-4 8-9 0-4-4-7-7-10-25-26-51-51-76-76-1-2-6-5-6-7 0-3 5-5 6-6 25-25 51-52 76-77 3-2 7-6 7-10s-4-8-8-8c-6 0-11 6-16 11-23 23-44 45-67 68-4 3-7 6-11 10-28-28-56-57-84-84-2-3-6-5-10-5s-8 4-8 8 5 8 7 11c25 25 51 51 76 76 1 1 6 3 6 6 0 2-5 5-6 7-25 25-51 50-76 76-3 3-7 6-7 10 0 5 5 9 10 9 2 0 6-4 8-5 24-25 49-49 73-74 4-4 7-8 11-11z"><text:p/></draw:path><draw:path draw:style-name="gr1668" draw:text-style-name="P42" svg:width="0.0543in" svg:height="0.1102in" svg:x="4.8689in" svg:y="5.9906in" svg:viewBox="0 0 139 281" svg:d="M86 12c0-11 0-12-9-12-27 28-64 28-77 28 0 4 0 8 0 13 8 0 34 0 55-11 0 73 0 145 0 218 0 15-1 21-39 21-5 0-9 0-14 0 0 3 0 8 0 12 15-1 52-1 69-1s54 0 68 1c0-4 0-9 0-12-5 0-8 0-13 0-38 0-40-5-40-21 0-79 0-157 0-236z"><text:p/></draw:path><draw:path draw:style-name="gr1669" draw:text-style-name="P42" svg:width="0.0697in" svg:height="0.1138in" svg:x="4.9437in" svg:y="5.9906in" svg:viewBox="0 0 178 290" svg:d="M178 146c0-33-3-67-17-98-19-41-54-48-72-48-25 0-55 12-73 50-14 29-16 63-16 96 0 32 2 70 19 102 18 34 49 42 70 42 23 0 55-8 73-49 13-29 16-61 16-95zM89 281c-17 0-41-10-49-51-5-25-5-64-5-88 0-28 0-56 3-78 9-51 40-54 51-54 14 0 42 7 49 49 5 24 5 56 5 83 0 31 0 60-5 87-6 40-30 52-49 52z"><text:p/></draw:path><draw:path draw:style-name="gr1670" draw:text-style-name="P42" svg:width="0.0685in" svg:height="0.1138in" svg:x="5.0272in" svg:y="5.9906in" svg:viewBox="0 0 175 290" svg:d="M104 133c35-12 59-41 59-74 0-35-37-59-77-59-43 0-75 25-75 58 0 14 9 21 21 21 14 0 22-8 22-20 0-22-19-22-26-22 13-20 42-26 56-26 18 0 41 9 41 48 0 5-1 29-12 48-12 19-27 21-37 21-4 0-14 2-17 2-4 0-6 1-6 4 0 5 2 5 9 5 6 0 14 0 20 0 34 0 50 29 50 70 0 57-30 69-48 69s-50-7-65-31c15 1 28-7 28-24 0-14-11-23-23-23-11 0-24 6-24 24 0 39 40 66 85 66 52 0 90-38 90-81 0-34-26-67-71-76z"><text:p/></draw:path><draw:path draw:style-name="gr1671" draw:text-style-name="P42" svg:width="0.1295in" svg:height="0.0728in" svg:x="5.1087in" svg:y="6.028in" svg:viewBox="0 0 330 186" svg:d="M34 42c0 37 0 76 0 113 0 19-5 19-34 19 0 4 0 8 0 12 14 0 36-1 48-1 11 0 32 1 47 1 0-4 0-8 0-12-28 0-33 0-33-19 0-27 0-52 0-78 0-43 30-67 57-67 26 0 31 22 31 46 0 33 0 66 0 99 0 19-5 19-32 19 0 4 0 8 0 12 14 0 36-1 48-1 10 0 32 1 46 1 0-4 0-8 0-12-28 0-33 0-33-19 0-27 0-52 0-78 0-43 30-67 57-67s32 22 32 46c0 33 0 66 0 99 0 19-5 19-33 19 0 4 0 8 0 12 15 0 36-1 47-1s34 1 48 1c0-4 0-8 0-12-23 0-32 0-34-13 0-27 0-54 0-81 0-36 0-49-13-64-6-8-19-16-44-16-35 0-54 25-61 42-5-37-36-42-56-42-31 0-50 18-62 44 0-14 0-30 0-44-20 1-40 4-60 5 0 5 0 8 0 13 30 0 34 2 34 24z"><text:p/></draw:path><draw:path draw:style-name="gr1672" draw:text-style-name="P42" svg:width="0.0972in" svg:height="0.113in" svg:x="5.2476in" svg:y="5.9874in" svg:viewBox="0 0 248 288" svg:d="M82 155c24 0 46 0 70 0 51 0 96-34 96-76s-42-79-99-79c-49 0-100 0-149 0 0 5 0 8 0 13 4 0 6 0 10 0 33 0 33 5 33 21 0 74 0 147 0 222 0 15 0 20-33 20-4 0-6 0-10 0 0 4 0 8 0 12 14-1 46-1 62-1s47 0 63 1c0-4 0-8 0-12-4 0-7 0-11 0-32 0-32-5-32-20 0-34 0-68 0-101zM79 144c0-38 0-76 0-114 0-13 1-17 22-17 12 0 25 0 37 0 67 0 67 46 67 66 0 19 0 65-67 65-19 0-40 0-59 0z"><text:p/></draw:path><draw:path draw:style-name="gr1673" draw:text-style-name="P42" svg:width="0.1098in" svg:height="0.039in" svg:x="5.3642in" svg:y="6.0402in" svg:viewBox="0 0 280 100" svg:d="M265 18c7 0 15 0 15-10 0-8-8-8-14-8-84 0-169 0-253 0-6 0-13 0-13 8 0 10 7 10 14 10 84 0 167 0 251 0zM266 100c6 0 14 0 14-9 0-8-8-8-15-8-84 0-167 0-251 0-7 0-14 0-14 8 0 9 7 9 13 9 84 0 169 0 253 0z"><text:p/></draw:path><draw:path draw:style-name="gr1674" draw:text-style-name="P42" svg:width="0.0697in" svg:height="0.1138in" svg:x="5.4902in" svg:y="5.9906in" svg:viewBox="0 0 178 290" svg:d="M178 146c0-33-3-67-17-98-19-41-54-48-72-48-25 0-57 12-73 50-14 29-16 63-16 96 0 32 1 70 19 102 18 34 49 42 70 42 23 0 54-8 73-49 13-29 16-61 16-95zM89 281c-17 0-42-10-49-51-5-25-5-64-5-88 0-28 0-56 3-78 9-51 40-54 51-54 13 0 42 7 49 49 5 24 5 56 5 83 0 31 0 60-5 87-6 40-30 52-49 52z"><text:p/></draw:path><draw:path draw:style-name="gr1675" draw:text-style-name="P42" svg:width="0.0169in" svg:height="0.0169in" svg:x="5.5811in" svg:y="6.0835in" svg:viewBox="0 0 44 44" svg:d="M44 23c0-12-9-23-21-23s-23 11-23 23 11 21 23 21 21-9 21-21z"><text:p/></draw:path><draw:path draw:style-name="gr1676" draw:text-style-name="P42" svg:width="0.0657in" svg:height="0.1138in" svg:x="5.6213in" svg:y="5.9906in" svg:viewBox="0 0 168 290" svg:d="M168 197c0-51-34-93-79-93-21 0-39 6-54 22 0-28 0-55 0-83 8 3 23 6 36 6 51 0 81-38 81-44 0-3-1-5-4-5-2 0-2 0-4 1-8 5-29 13-56 13-18 0-38-3-57-12-3-1-3-1-5-1-4 0-4 4-4 10 0 42 0 83 0 125 0 8 0 10 6 10 2 0 3-1 6-3 3-6 19-29 54-29 21 0 32 19 36 26 6 16 7 33 7 53 0 16 0 41-10 58-11 17-26 27-45 27-32 0-56-21-63-46 1 0 4 1 7 1 15 0 22-12 22-22 0-11-7-20-22-20-6 0-20 3-20 23 0 36 29 76 77 76 49 0 91-40 91-93z"><text:p/></draw:path><draw:path draw:style-name="gr1677" draw:text-style-name="P42" svg:width="0.0697in" svg:height="0.1138in" svg:x="5.7024in" svg:y="5.9906in" svg:viewBox="0 0 178 290" svg:d="M178 146c0-33-3-67-17-98-19-41-54-48-72-48-25 0-57 12-73 50-14 29-16 63-16 96 0 32 1 70 19 102 18 34 49 42 70 42 23 0 54-8 73-49 13-29 16-61 16-95zM89 281c-17 0-42-10-49-51-5-25-5-64-5-88 0-28 0-56 3-78 9-51 40-54 51-54 13 0 42 7 49 49 5 24 5 56 5 83 0 31 0 60-5 87-6 40-30 52-49 52z"><text:p/></draw:path><draw:path draw:style-name="gr1678" draw:text-style-name="P42" svg:width="0.0795in" svg:height="0.0795in" svg:x="5.8035in" svg:y="6.0197in" svg:viewBox="0 0 203 203" svg:d="M101 113h1c2 3 6 7 10 11 22 22 45 44 68 67 4 5 8 12 14 12 5 0 9-4 9-9 0-4-3-7-6-10-25-26-51-51-76-76-2-2-6-5-6-7 0-3 4-5 6-6 25-25 51-52 76-77 3-2 6-6 6-10s-4-8-9-8c-6 0-10 6-14 11-23 23-46 45-68 68-4 3-8 6-10 10-29-28-56-57-85-84-3-3-5-5-9-5s-8 4-8 8 4 8 7 11c25 25 51 51 76 76 1 1 5 3 5 6 0 2-4 5-5 7-25 25-52 50-77 76-2 3-6 6-6 10 0 5 4 9 8 9s6-4 9-5c25-25 49-49 74-74 4-4 7-8 10-11z"><text:p/></draw:path><draw:path draw:style-name="gr1679" draw:text-style-name="P42" svg:width="0.0543in" svg:height="0.1102in" svg:x="5.9232in" svg:y="5.9906in" svg:viewBox="0 0 139 281" svg:d="M86 12c0-11 0-12-9-12-27 28-64 28-77 28 0 4 0 8 0 13 8 0 32 0 55-11 0 73 0 145 0 218 0 15-1 21-39 21-5 0-9 0-14 0 0 3 0 8 0 12 15-1 52-1 69-1s53 0 68 1c0-4 0-9 0-12-5 0-9 0-14 0-37 0-39-5-39-21 0-79 0-157 0-236z"><text:p/></draw:path><draw:path draw:style-name="gr1680" draw:text-style-name="P42" svg:width="0.0697in" svg:height="0.1138in" svg:x="5.9976in" svg:y="5.9906in" svg:viewBox="0 0 178 290" svg:d="M178 146c0-33-3-67-17-98-21-41-54-48-72-48-25 0-57 12-73 50-15 29-16 63-16 96 0 32 1 70 19 102 18 34 48 42 70 42 21 0 54-8 73-49 13-29 16-61 16-95zM89 281c-17 0-42-10-49-51-5-25-5-64-5-88 0-28 0-56 3-78 8-51 40-54 51-54 13 0 41 7 49 49 4 24 4 56 4 83 0 31 0 60-4 87-7 40-31 52-49 52z"><text:p/></draw:path><draw:path draw:style-name="gr1681" draw:text-style-name="P42" svg:width="0.0685in" svg:height="0.1138in" svg:x="6.0807in" svg:y="5.9906in" svg:viewBox="0 0 175 290" svg:d="M106 133c33-12 58-41 58-74 0-35-37-59-78-59-42 0-74 25-74 58 0 14 10 21 22 21 13 0 21-8 21-20 0-22-20-22-26-22 13-20 41-26 56-26 17 0 41 9 41 48 0 5-1 29-12 48-13 19-28 21-38 21-3 0-14 2-16 2-4 0-7 1-7 4 0 5 3 5 11 5 6 0 12 0 18 0 34 0 50 29 50 70 0 57-29 69-48 69-18 0-49-7-64-31 15 1 28-7 28-24 0-14-12-23-24-23-10 0-24 6-24 24 0 39 40 66 85 66 52 0 90-38 90-81 0-34-26-67-69-76z"><text:p/></draw:path><draw:path draw:style-name="gr1682" draw:text-style-name="P42" svg:width="0.1291in" svg:height="0.0728in" svg:x="6.1626in" svg:y="6.028in" svg:viewBox="0 0 329 186" svg:d="M32 42c0 37 0 76 0 113 0 19-4 19-32 19 0 4 0 8 0 12 14 0 36-1 47-1 12 0 33 1 48 1 0-4 0-8 0-12-29 0-34 0-34-19 0-27 0-52 0-78 0-43 30-67 58-67 26 0 31 22 31 46 0 33 0 66 0 99 0 19-5 19-34 19 0 4 0 8 0 12 16 0 38-1 48-1 11 0 34 1 47 1 0-4 0-8 0-12-27 0-32 0-32-19 0-27 0-52 0-78 0-43 30-67 56-67 28 0 31 22 31 46 0 33 0 66 0 99 0 19-3 19-32 19 0 4 0 8 0 12 14 0 36-1 48-1 11 0 32 1 47 1 0-4 0-8 0-12-22 0-33 0-33-13 0-27 0-54 0-81 0-36 0-49-13-64-6-8-20-16-44-16-36 0-54 25-61 42-6-37-38-42-57-42-30 0-50 18-62 44 0-14 0-30 0-44-19 1-40 4-59 5 0 5 0 8 0 13 29 0 32 2 32 24z"><text:p/></draw:path><draw:path draw:style-name="gr1683" draw:text-style-name="P42" svg:width="0.0657in" svg:height="0.1102in" svg:x="6.3039in" svg:y="5.9906in" svg:viewBox="0 0 168 281" svg:d="M32 248c15-14 30-28 45-43 66-57 91-80 91-122 0-49-38-83-89-83-48 0-79 40-79 77 0 24 20 24 23 24 6 0 21-6 21-23 0-11-8-22-22-22-4 0-4 0-5 0 9-27 32-43 56-43 39 0 57 35 57 70 0 33-21 66-45 92-26 30-54 60-80 90-5 5-5 6-5 16 52 0 104 0 156 0 4-24 8-49 12-73-4 0-7 0-11 0-1 13-5 31-8 38-4 2-31 2-41 2-25 0-50 0-76 0z"><text:p/></draw:path><draw:path draw:style-name="gr1684" draw:text-style-name="P42" svg:width="0.0795in" svg:height="0.0795in" svg:x="6.4031in" svg:y="6.0197in" svg:viewBox="0 0 203 203" svg:d="M101 113h1c2 3 6 7 10 11 22 22 45 44 68 67 4 5 8 12 14 12 5 0 9-4 9-9 0-4-3-7-6-10-25-26-51-51-76-76-2-2-6-5-6-7 0-3 4-5 6-6 25-25 51-52 76-77 3-2 6-6 6-10s-4-8-9-8c-6 0-10 6-14 11-23 23-46 45-68 68-4 3-8 6-10 10-29-28-56-57-85-84-3-3-5-5-9-5s-8 4-8 8 4 8 7 11c25 25 51 51 76 76 1 1 5 3 5 6 0 2-4 5-5 7-25 25-52 50-77 76-2 3-6 6-6 10 0 5 4 9 8 9s6-4 9-5c25-25 49-49 74-74 4-4 7-8 10-11z"><text:p/></draw:path><draw:path draw:style-name="gr1685" draw:text-style-name="P42" svg:width="0.0657in" svg:height="0.1102in" svg:x="6.5161in" svg:y="5.9906in" svg:viewBox="0 0 168 281" svg:d="M32 248c15-14 30-28 45-43 66-57 91-80 91-122 0-49-38-83-89-83-48 0-79 40-79 77 0 24 20 24 22 24 7 0 22-6 22-23 0-11-8-22-22-22-4 0-4 0-5 0 9-27 32-43 56-43 39 0 57 35 57 70 0 33-21 66-45 92-26 30-54 60-80 90-5 5-5 6-5 16 52 0 104 0 156 0 4-24 8-49 12-73-4 0-7 0-11 0-1 13-5 31-8 38-4 2-31 2-41 2-25 0-50 0-76 0z"><text:p/></draw:path><draw:path draw:style-name="gr1686" draw:text-style-name="P42" svg:width="0.0169in" svg:height="0.0169in" svg:x="6.6047in" svg:y="6.0835in" svg:viewBox="0 0 44 44" svg:d="M44 23c0-12-9-23-21-23s-23 11-23 23 11 21 23 21 21-9 21-21z"><text:p/></draw:path><draw:path draw:style-name="gr1687" draw:text-style-name="P42" svg:width="0.0657in" svg:height="0.1138in" svg:x="6.6449in" svg:y="5.9906in" svg:viewBox="0 0 168 290" svg:d="M168 197c0-51-34-93-79-93-21 0-39 6-54 22 0-28 0-55 0-83 8 3 23 6 36 6 51 0 81-38 81-44 0-3-1-5-4-5-2 0-2 0-4 1-8 5-29 13-56 13-17 0-38-3-57-12-3-1-3-1-5-1-4 0-4 4-4 10 0 42 0 83 0 125 0 8 0 10 6 10 3 0 3-1 6-3 3-6 19-29 54-29 21 0 32 19 36 26 6 16 7 33 7 53 0 16 0 41-10 58-11 17-26 27-45 27-32 0-56-21-63-46 1 0 4 1 7 1 15 0 22-12 22-22 0-11-7-20-22-20-6 0-20 3-20 23 0 36 29 76 77 76 49 0 91-40 91-93z"><text:p/></draw:path><draw:path draw:style-name="gr1688" draw:text-style-name="P42" svg:width="0.0799in" svg:height="0.0795in" svg:x="6.7441in" svg:y="6.0197in" svg:viewBox="0 0 204 203" svg:d="M102 113c4 3 7 7 10 11 22 22 45 44 68 67 5 5 10 12 16 12 4 0 8-4 8-9 0-4-4-7-7-10-25-26-51-51-76-76-2-2-6-5-6-7 0-3 4-5 6-6 25-25 51-52 76-77 3-2 7-6 7-10s-4-8-8-8c-6 0-11 6-16 11-23 23-46 45-68 68-3 3-6 6-10 10-29-28-56-57-85-84-1-3-5-5-9-5s-8 4-8 8 5 8 7 11c25 25 51 51 76 76 1 1 5 3 5 6 0 2-4 5-5 7-25 25-51 50-76 76-3 3-7 6-7 10 0 5 5 9 8 9 4 0 8-4 9-5 25-25 49-49 74-74 4-4 7-8 11-11z"><text:p/></draw:path><draw:path draw:style-name="gr1689" draw:text-style-name="P42" svg:width="0.0543in" svg:height="0.1102in" svg:x="6.8638in" svg:y="5.9906in" svg:viewBox="0 0 139 281" svg:d="M86 12c0-11 0-12-9-12-27 28-64 28-77 28 0 4 0 8 0 13 8 0 34 0 55-11 0 73 0 145 0 218 0 15-1 21-39 21-5 0-9 0-14 0 0 3 0 8 0 12 15-1 52-1 69-1s54 0 68 1c0-4 0-9 0-12-5 0-8 0-13 0-38 0-40-5-40-21 0-79 0-157 0-236z"><text:p/></draw:path><draw:path draw:style-name="gr1690" draw:text-style-name="P42" svg:width="0.0697in" svg:height="0.1138in" svg:x="6.9386in" svg:y="5.9906in" svg:viewBox="0 0 178 290" svg:d="M178 146c0-33-3-67-17-98-19-41-54-48-72-48-25 0-57 12-73 50-14 29-16 63-16 96 0 32 1 70 19 102 18 34 49 42 70 42 23 0 55-8 73-49 13-29 16-61 16-95zM89 281c-17 0-42-10-49-51-5-25-5-64-5-88 0-28 0-56 3-78 9-51 40-54 51-54 13 0 42 7 49 49 5 24 5 56 5 83 0 31 0 60-5 87-6 40-30 52-49 52z"><text:p/></draw:path><draw:path draw:style-name="gr1691" draw:text-style-name="P42" svg:width="0.0657in" svg:height="0.1102in" svg:x="7.0236in" svg:y="5.9906in" svg:viewBox="0 0 168 281" svg:d="M32 248c15-14 30-28 45-43 66-57 91-80 91-122 0-49-38-83-90-83-47 0-78 40-78 77 0 24 20 24 22 24 7 0 22-6 22-23 0-11-8-22-22-22-4 0-5 0-6 0 9-27 32-43 57-43 39 0 57 35 57 70 0 33-22 66-45 92-27 30-54 60-81 90-4 5-4 6-4 16 52 0 104 0 156 0 4-24 8-49 12-73-4 0-7 0-11 0-2 13-5 31-9 38-3 2-30 2-40 2-25 0-50 0-76 0z"><text:p/></draw:path><draw:path draw:style-name="gr1692" draw:text-style-name="P42" svg:width="0.113in" svg:height="0.113in" svg:x="7.1031in" svg:y="5.9874in" svg:viewBox="0 0 288 288" svg:d="M84 6c-4-5-4-6-12-6-24 0-48 0-72 0 0 5 0 8 0 13 5 0 8 0 13 0 6 0 15 1 21 1 9 2 10 2 10 10 0 73 0 148 0 221 0 11 0 31-44 31 0 4 0 8 0 12 16 0 35-1 49-1 13 0 35 1 51 1 0-4 0-8 0-12-45 0-45-20-45-31 0-73 0-147 0-220 3 3 4 3 5 5 58 84 114 169 172 253 3 5 4 5 7 5 6 0 6-2 6-11 0-78 0-155 0-233 0-10 0-31 43-31 0-5 0-8 0-13-14 1-36 1-49 1-15 0-35 0-49-1 0 5 0 8 0 13 43 0 43 21 43 31 0 60 0 120 0 180-49-73-100-145-149-218z"><text:p/></draw:path><draw:path draw:style-name="gr1693" draw:text-style-name="P42" svg:width="0.0638in" svg:height="0.1654in" svg:x="7.2319in" svg:y="5.9772in" svg:viewBox="0 0 163 421" svg:d="M161 16c2-5 2-6 2-8 0-4-3-8-8-8-6 0-7 4-9 8-48 132-96 266-144 398-2 6-1 4-2 7 0 5 4 8 8 8 6 0 8-3 9-8 48-132 96-265 144-397z"><text:p/></draw:path><draw:path draw:style-name="gr1694" draw:text-style-name="P42" svg:width="0.1295in" svg:height="0.0728in" svg:x="7.3106in" svg:y="6.028in" svg:viewBox="0 0 330 186" svg:d="M34 42c0 37 0 76 0 113 0 19-5 19-34 19 0 4 0 8 0 12 16 0 37-1 48-1s32 1 47 1c0-4 0-8 0-12-28 0-33 0-33-19 0-27 0-52 0-78 0-43 30-67 57-67s31 22 31 46c0 33 0 66 0 99 0 19-4 19-32 19 0 4 0 8 0 12 14 0 36-1 48-1 10 0 32 1 46 1 0-4 0-8 0-12-27 0-32 0-32-19 0-27 0-52 0-78 0-43 30-67 56-67 27 0 32 22 32 46 0 33 0 66 0 99 0 19-5 19-33 19 0 4 0 8 0 12 15 0 36-1 47-1 12 0 34 1 48 1 0-4 0-8 0-12-23 0-32 0-34-13 0-27 0-54 0-81 0-36 0-49-13-64-5-8-19-16-43-16-36 0-54 25-61 42-6-37-37-42-57-42-31 0-50 18-62 44 0-14 0-30 0-44-20 1-40 4-60 5 0 5 0 8 0 13 30 0 34 2 34 24z"><text:p/></draw:path><draw:path draw:style-name="gr1695" draw:text-style-name="P42" svg:width="0.0972in" svg:height="0.113in" svg:x="0.0031in" svg:y="6.187in" svg:viewBox="0 0 248 288" svg:d="M80 155c24 0 48 0 72 0 51 0 96-34 96-77 0-41-42-78-99-78-49 0-100 0-149 0 0 5 0 8 0 13 4 0 6 0 10 0 32 0 33 5 33 21 0 74 0 147 0 222 0 14-1 19-33 19-4 0-6 0-10 0 0 5 0 8 0 13 14-1 46-1 62-1s47 0 63 1c0-5 0-8 0-13-4 0-7 0-11 0-32 0-34-5-34-19 0-34 0-68 0-101zM79 144c0-38 0-76 0-114 0-14 1-17 21-17 13 0 25 0 38 0 67 0 67 45 67 65s0 66-67 66c-19 0-40 0-59 0z"><text:p/></draw:path><draw:path draw:style-name="gr1696" draw:text-style-name="P42" svg:width="0.1102in" svg:height="0.0382in" svg:x="0.1193in" svg:y="6.2398in" svg:viewBox="0 0 281 98" svg:d="M266 17c6 0 15 0 15-9 0-8-9-8-13-8-84 0-170 0-254 0-6 0-14 0-14 8 0 9 8 9 14 9 84 0 168 0 252 0zM268 98c4 0 13 0 13-8s-9-8-15-8c-84 0-168 0-252 0-6 0-14 0-14 8s8 8 14 8c84 0 170 0 254 0z"><text:p/></draw:path><draw:path draw:style-name="gr1697" draw:text-style-name="P42" svg:width="0.0543in" svg:height="0.1102in" svg:x="0.2539in" svg:y="6.1898in" svg:viewBox="0 0 139 281" svg:d="M86 11c0-10 0-11-9-11-25 28-63 28-77 28 0 3 0 8 0 12 8 0 34 0 55-11 0 73 0 145 0 218 0 16-1 21-38 21-5 0-10 0-15 0 0 4 0 8 0 13 16-1 52-1 69-1s54 0 68 1c0-5 0-9 0-13-5 0-8 0-13 0-38 0-40-5-40-21 0-79 0-157 0-236z"><text:p/></draw:path><draw:path draw:style-name="gr1698" draw:text-style-name="P42" svg:width="0.0697in" svg:height="0.1138in" svg:x="0.3287in" svg:y="6.1898in" svg:viewBox="0 0 178 290" svg:d="M178 146c0-33-2-68-17-99-19-40-54-47-71-47-25 0-56 11-74 50-14 29-16 63-16 96 0 32 2 70 19 101 18 35 49 43 70 43 23 0 55-8 73-49 14-29 16-62 16-95zM89 281c-16 0-41-11-48-51-5-25-5-64-5-90s0-54 2-76c9-51 40-54 51-54 14 0 42 7 50 49 4 24 4 55 4 81 0 33 0 62-5 88-6 41-30 53-49 53z"><text:p/></draw:path><draw:path draw:style-name="gr1699" draw:text-style-name="P42" svg:width="0.0697in" svg:height="0.1138in" svg:x="0.4118in" svg:y="6.1898in" svg:viewBox="0 0 178 290" svg:d="M178 146c0-33-3-68-17-99-19-40-54-47-72-47-25 0-55 11-73 50-14 29-16 63-16 96 0 32 2 70 19 101 18 35 49 43 70 43 23 0 55-8 73-49 13-29 16-62 16-95zM89 281c-17 0-41-11-49-51-5-25-5-64-5-90s0-54 3-76c9-51 40-54 51-54 14 0 42 7 49 49 5 24 5 55 5 81 0 33 0 62-5 88-6 41-30 53-49 53z"><text:p/></draw:path><draw:path draw:style-name="gr1700" draw:text-style-name="P42" svg:width="0.113in" svg:height="0.113in" svg:x="0.4941in" svg:y="6.187in" svg:viewBox="0 0 288 288" svg:d="M84 6c-4-6-5-6-12-6-24 0-48 0-72 0 0 5 0 8 0 13 4 0 8 0 12 0 6 0 14 0 22 1 9 2 9 2 9 10 0 73 0 146 0 220 0 12 0 31-43 31 0 5 0 8 0 13 14 0 35-1 49-1 15 0 35 1 49 1 0-5 0-8 0-13-43 0-43-19-43-31 0-74 0-146 0-219 3 1 3 3 4 5 57 84 115 169 173 253 3 5 3 5 7 5 6 0 6-2 6-11 0-78 0-155 0-233 0-10 0-31 43-31 0-5 0-8 0-13-14 0-36 1-49 1-15 0-35-1-49-1 0 5 0 8 0 13 43 0 43 21 43 31 0 60 0 120 0 180-49-73-100-145-149-218z"><text:p/></draw:path><draw:path draw:style-name="gr1701" draw:text-style-name="P42" svg:width="0.0638in" svg:height="0.1654in" svg:x="0.622in" svg:y="6.1764in" svg:viewBox="0 0 163 421" svg:d="M162 16c1-6 1-5 1-8 0-4-3-8-8-8s-7 4-9 8c-48 132-96 266-144 398-2 4-2 6-2 7 0 5 5 8 8 8 6 0 9-5 10-8 48-132 96-265 144-397z"><text:p/></draw:path><draw:path draw:style-name="gr1702" draw:text-style-name="P42" svg:width="0.1291in" svg:height="0.0728in" svg:x="0.7016in" svg:y="6.2276in" svg:viewBox="0 0 329 186" svg:d="M32 41c0 37 0 75 0 113 0 19-4 19-32 19 0 5 0 8 0 13 14 0 36-1 47-1 12 0 33 1 48 1 0-5 0-8 0-13-29 0-34 0-34-19 0-26 0-52 0-77 0-45 30-67 58-67 26 0 31 22 31 46 0 33 0 65 0 98 0 19-5 19-34 19 0 5 0 8 0 13 16 0 38-1 48-1 11 0 34 1 48 1 0-5 0-8 0-13-28 0-33 0-33-19 0-26 0-52 0-77 0-45 30-67 57-67s32 22 32 46c0 33 0 65 0 98 0 19-5 19-34 19 0 5 0 8 0 13 14 0 36-1 48-1 11 0 32 1 47 1 0-5 0-8 0-13-22 0-33 0-33-12 0-27 0-54 0-81 0-37 0-50-13-64-6-8-20-16-44-16-36 0-54 25-61 41-6-36-38-41-57-41-30 0-50 18-62 44 0-14 0-30 0-44-19 1-40 4-59 5 0 5 0 8 0 13 29 0 32 2 32 23z"><text:p/></draw:path><draw:path draw:style-name="gr1703" draw:text-style-name="P42" svg:width="0.0657in" svg:height="0.1102in" svg:x="0.8429in" svg:y="6.1898in" svg:viewBox="0 0 168 281" svg:d="M32 248c15-14 30-28 45-43 66-59 91-81 91-123 0-48-37-82-89-82-48 0-79 38-79 77 0 23 22 23 23 23 7 0 21-5 21-22 0-11-7-23-22-23-4 0-4 0-5 1 9-27 32-43 56-43 39 0 57 34 57 69 0 33-21 67-45 93-26 30-54 60-80 90-5 5-5 6-5 16 52 0 104 0 156 0 4-24 8-49 12-73-4 0-7 0-11 0-1 13-5 31-8 37-4 3-31 3-41 3-25 0-50 0-76 0z"><text:p/></draw:path><draw:path draw:style-name="gr1704" draw:text-style-name="P42" svg:width="0.1098in" svg:height="0.0382in" svg:x="0.9268in" svg:y="6.2398in" svg:viewBox="0 0 280 98" svg:d="M266 17c6 0 14 0 14-9 0-8-8-8-14-8-84 0-169 0-253 0-6 0-13 0-13 8 0 9 7 9 14 9 84 0 168 0 252 0zM266 98c6 0 14 0 14-8s-8-8-14-8c-84 0-168 0-252 0-7 0-14 0-14 8s7 8 13 8c84 0 169 0 253 0z"><text:p/></draw:path><draw:path draw:style-name="gr1705" draw:text-style-name="P42" svg:width="0.0543in" svg:height="0.1102in" svg:x="1.0614in" svg:y="6.1898in" svg:viewBox="0 0 139 281" svg:d="M86 11c0-10 0-11-9-11-27 28-64 28-77 28 0 3 0 8 0 12 8 0 32 0 55-11 0 73 0 145 0 218 0 16-1 21-39 21-5 0-9 0-14 0 0 4 0 8 0 13 15-1 52-1 69-1s53 0 68 1c0-5 0-9 0-13-5 0-9 0-14 0-37 0-39-5-39-21 0-79 0-157 0-236z"><text:p/></draw:path><draw:path draw:style-name="gr1706" draw:text-style-name="P42" svg:width="0.0697in" svg:height="0.1138in" svg:x="1.1362in" svg:y="6.1898in" svg:viewBox="0 0 178 290" svg:d="M178 146c0-33-3-68-17-99-19-40-54-47-72-47-25 0-57 11-73 50-14 29-16 63-16 96 0 32 1 70 19 101 18 35 48 43 70 43 23 0 54-8 73-49 13-29 16-62 16-95zM89 281c-17 0-42-11-49-51-5-25-5-64-5-90s0-54 3-76c8-51 40-54 51-54 13 0 41 7 49 49 5 24 5 55 5 81 0 33 0 62-5 88-7 41-31 53-49 53z"><text:p/></draw:path><draw:path draw:style-name="gr1707" draw:text-style-name="P42" svg:width="0.0697in" svg:height="0.1138in" svg:x="1.2193in" svg:y="6.1898in" svg:viewBox="0 0 178 290" svg:d="M178 146c0-33-3-68-18-99-20-40-54-47-71-47-25 0-57 11-73 50-15 29-16 63-16 96 0 32 1 70 18 101 18 35 49 43 70 43 22 0 55-8 74-49 13-29 16-62 16-95zM88 281c-16 0-41-11-48-51-5-25-5-64-5-90s0-54 3-76c8-51 40-54 50-54 14 0 42 7 50 49 4 24 4 55 4 81 0 33 0 62-5 88-6 41-30 53-49 53z"><text:p/></draw:path><draw:path draw:style-name="gr1708" draw:text-style-name="P42" svg:width="0.0972in" svg:height="0.113in" svg:x="1.3016in" svg:y="6.187in" svg:viewBox="0 0 248 288" svg:d="M80 155c24 0 48 0 72 0 51 0 96-34 96-77 0-41-42-78-99-78-49 0-100 0-149 0 0 5 0 8 0 13 4 0 6 0 10 0 32 0 33 5 33 21 0 74 0 147 0 222 0 14-1 19-33 19-4 0-6 0-10 0 0 5 0 8 0 13 14-1 46-1 62-1s47 0 63 1c0-5 0-8 0-13-4 0-7 0-11 0-32 0-34-5-34-19 0-34 0-68 0-101zM79 144c0-38 0-76 0-114 0-14 1-17 22-17 12 0 25 0 37 0 67 0 67 45 67 65s0 66-67 66c-19 0-40 0-59 0z"><text:p/></draw:path><draw:path draw:style-name="gr1709" draw:text-style-name="P42" svg:width="0.0744in" svg:height="0.0756in" svg:x="1.411in" svg:y="6.2264in" svg:viewBox="0 0 190 193" svg:d="M122 156c2 18 14 35 33 35 9 0 35-6 35-40 0-8 0-15 0-24-4 0-8 0-11 0 0 9 0 16 0 24 0 24-10 27-15 27-14 0-15-18-15-21 0-27 0-56 0-84 0-18 0-35-16-50-17-17-37-23-57-23-35 0-64 19-64 47 0 13 8 20 19 20 12 0 19-8 19-19 0-5-1-19-21-19 12-16 32-21 45-21 22 0 46 17 46 54 0 5 0 11 0 16-22 1-52 4-78 16-31 14-42 36-42 55 0 33 41 44 67 44 28 0 47-17 55-37zM120 88c0 14 0 27 0 42 0 39-31 54-50 54-21 0-38-15-38-36 0-23 18-58 88-60z"><text:p/></draw:path><draw:path draw:style-name="gr1710" draw:text-style-name="P42" svg:width="0.0972in" svg:height="0.113in" svg:x="1.4929in" svg:y="6.187in" svg:viewBox="0 0 248 288" svg:d="M80 155c24 0 48 0 72 0 51 0 96-34 96-77 0-41-42-78-99-78-49 0-100 0-149 0 0 5 0 8 0 13 4 0 6 0 10 0 32 0 33 5 33 21 0 74 0 147 0 222 0 14-1 19-33 19-4 0-6 0-10 0 0 5 0 8 0 13 14-1 46-1 62-1s47 0 63 1c0-5 0-8 0-13-4 0-7 0-11 0-32 0-34-5-34-19 0-34 0-68 0-101zM79 144c0-38 0-76 0-114 0-14 1-17 22-17 12 0 25 0 37 0 67 0 67 45 67 65s0 66-67 66c-19 0-40 0-59 0z"><text:p/></draw:path><draw:path draw:style-name="gr1711" draw:text-style-name="P42" svg:width="0.1098in" svg:height="0.0382in" svg:x="1.6094in" svg:y="6.2398in" svg:viewBox="0 0 280 98" svg:d="M265 17c7 0 15 0 15-9 0-8-8-8-14-8-84 0-169 0-253 0-6 0-13 0-13 8 0 9 7 9 13 9 84 0 168 0 252 0zM266 98c6 0 14 0 14-8s-8-8-15-8c-84 0-168 0-252 0-6 0-13 0-13 8s7 8 13 8c84 0 169 0 253 0z"><text:p/></draw:path><draw:path draw:style-name="gr1712" draw:text-style-name="P42" svg:width="0.0543in" svg:height="0.1102in" svg:x="1.7437in" svg:y="6.1898in" svg:viewBox="0 0 139 281" svg:d="M88 11c0-10 0-11-11-11-25 28-63 28-77 28 0 3 0 8 0 12 10 0 34 0 56-11 0 73 0 145 0 218 0 16-2 21-39 21-5 0-9 0-13 0 0 4 0 8 0 13 14-1 50-1 68-1 17 0 53 0 67 1 0-5 0-9 0-13-5 0-8 0-13 0-37 0-38-5-38-21 0-79 0-157 0-236z"><text:p/></draw:path><draw:path draw:style-name="gr1713" draw:text-style-name="P42" svg:width="0.0697in" svg:height="0.1138in" svg:x="1.8189in" svg:y="6.1898in" svg:viewBox="0 0 178 290" svg:d="M178 146c0-33-3-68-17-99-21-40-54-47-72-47-25 0-57 11-73 50-15 29-16 63-16 96 0 32 1 70 18 101 19 35 49 43 70 43 22 0 55-8 74-49 13-29 16-62 16-95zM88 281c-16 0-41-11-48-51-5-25-5-64-5-90s0-54 3-76c8-51 40-54 50-54 14 0 42 7 50 49 4 24 4 55 4 81 0 33 0 62-4 88-7 41-31 53-50 53z"><text:p/></draw:path><draw:path draw:style-name="gr1714" draw:text-style-name="P42" svg:width="0.0697in" svg:height="0.1138in" svg:x="1.9016in" svg:y="6.1898in" svg:viewBox="0 0 178 290" svg:d="M178 146c0-33-2-68-17-99-19-40-54-47-72-47-25 0-55 11-73 50-14 29-16 63-16 96 0 32 2 70 19 101 18 35 49 43 70 43 23 0 55-8 73-49 14-29 16-62 16-95zM89 281c-17 0-41-11-49-51-4-25-4-64-4-90s0-54 2-76c9-51 40-54 51-54 14 0 42 7 50 49 4 24 4 55 4 81 0 33 0 62-5 88-6 41-30 53-49 53z"><text:p/></draw:path><draw:path draw:style-name="gr1715" draw:text-style-name="P42" svg:width="0.113in" svg:height="0.113in" svg:x="1.9839in" svg:y="6.187in" svg:viewBox="0 0 288 288" svg:d="M84 6c-4-6-5-6-12-6-24 0-48 0-72 0 0 5 0 8 0 13 4 0 8 0 12 0 6 0 14 0 22 1 9 2 9 2 9 10 0 73 0 146 0 220 0 12 0 31-43 31 0 5 0 8 0 13 14 0 35-1 49-1 15 0 35 1 49 1 0-5 0-8 0-13-43 0-43-19-43-31 0-74 0-146 0-219 3 1 3 3 4 5 57 84 115 169 173 253 3 5 3 5 7 5 6 0 6-2 6-11 0-78 0-155 0-233 0-10 0-31 43-31 0-5 0-8 0-13-14 0-36 1-49 1-15 0-35-1-49-1 0 5 0 8 0 13 43 0 43 21 43 31 0 60 0 120 0 180-49-73-100-145-149-218z"><text:p/></draw:path><draw:path draw:style-name="gr1716" draw:text-style-name="P42" svg:width="0.0638in" svg:height="0.1654in" svg:x="2.1122in" svg:y="6.1764in" svg:viewBox="0 0 163 421" svg:d="M161 16c2-6 1-5 2-8 0-4-5-8-8-8-6 0-9 4-10 8-48 132-96 266-144 398-1 4-1 6-1 7 0 5 4 8 8 8 6 0 8-5 9-8 48-132 96-265 144-397z"><text:p/></draw:path><draw:path draw:style-name="gr1717" draw:text-style-name="P42" svg:width="0.1291in" svg:height="0.0728in" svg:x="2.1909in" svg:y="6.2276in" svg:viewBox="0 0 329 186" svg:d="M32 41c0 37 0 75 0 113 0 19-4 19-32 19 0 5 0 8 0 13 14 0 36-1 48-1 11 0 32 1 47 1 0-5 0-8 0-13-29 0-33 0-33-19 0-26 0-52 0-77 0-45 30-67 57-67 26 0 31 22 31 46 0 33 0 65 0 98 0 19-5 19-32 19 0 5 0 8 0 13 14 0 36-1 46-1 11 0 34 1 48 1 0-5 0-8 0-13-28 0-33 0-33-19 0-26 0-52 0-77 0-45 30-67 57-67s32 22 32 46c0 33 0 65 0 98 0 19-5 19-34 19 0 5 0 8 0 13 16 0 37-1 48-1s32 1 47 1c0-5 0-8 0-13-22 0-33 0-33-12 0-27 0-54 0-81 0-37 0-50-13-64-6-8-19-16-44-16-35 0-54 25-61 41-6-36-38-41-57-41-30 0-50 18-62 44 0-14 0-30 0-44-19 1-40 4-59 5 0 5 0 8 0 13 29 0 32 2 32 23z"><text:p/></draw:path><draw:path draw:style-name="gr1718" draw:text-style-name="P42" svg:width="0.0657in" svg:height="0.1102in" svg:x="2.3323in" svg:y="6.1898in" svg:viewBox="0 0 168 281" svg:d="M32 248c15-14 30-28 45-43 66-59 91-81 91-123 0-48-37-82-89-82-48 0-79 38-79 77 0 23 22 23 23 23 7 0 21-5 21-22 0-11-7-23-22-23-3 0-4 0-5 1 9-27 32-43 56-43 39 0 57 34 57 69 0 33-21 67-45 93-26 30-54 60-80 90-5 5-5 6-5 16 52 0 104 0 156 0 4-24 8-49 12-73-4 0-6 0-10 0-2 13-6 31-9 37-4 3-31 3-41 3-25 0-50 0-76 0z"><text:p/></draw:path><draw:path draw:style-name="gr1719" draw:text-style-name="P42" svg:width="0.1102in" svg:height="0.0382in" svg:x="2.4165in" svg:y="6.2398in" svg:viewBox="0 0 281 98" svg:d="M266 17c6 0 15 0 15-9 0-8-9-8-15-8-84 0-169 0-253 0-5 0-13 0-13 8 0 9 8 9 14 9 84 0 168 0 252 0zM266 98c6 0 15 0 15-8s-9-8-15-8c-84 0-168 0-252 0-6 0-14 0-14 8s8 8 13 8c84 0 169 0 253 0z"><text:p/></draw:path><draw:path draw:style-name="gr1720" draw:text-style-name="P42" svg:width="0.0543in" svg:height="0.1102in" svg:x="2.5512in" svg:y="6.1898in" svg:viewBox="0 0 139 281" svg:d="M86 11c0-10 0-11-9-11-27 28-64 28-77 28 0 3 0 8 0 12 8 0 34 0 55-11 0 73 0 145 0 218 0 16-1 21-39 21-5 0-9 0-14 0 0 4 0 8 0 13 15-1 52-1 69-1s54 0 68 1c0-5 0-9 0-13-5 0-8 0-13 0-38 0-40-5-40-21 0-79 0-157 0-236z"><text:p/></draw:path><draw:path draw:style-name="gr1721" draw:text-style-name="P42" svg:width="0.0697in" svg:height="0.1138in" svg:x="2.6256in" svg:y="6.1898in" svg:viewBox="0 0 178 290" svg:d="M178 146c0-33-3-68-17-99-19-40-54-47-72-47-25 0-57 11-73 50-14 29-16 63-16 96 0 32 1 70 19 101 18 35 49 43 70 43 23 0 54-8 73-49 13-29 16-62 16-95zM89 281c-17 0-42-11-49-51-5-25-5-64-5-90s0-54 3-76c9-51 40-54 51-54 13 0 42 7 49 49 5 24 5 55 5 81 0 33 0 62-5 88-6 41-30 53-49 53z"><text:p/></draw:path><draw:path draw:style-name="gr1722" draw:text-style-name="P42" svg:width="0.0697in" svg:height="0.1138in" svg:x="2.7091in" svg:y="6.1898in" svg:viewBox="0 0 178 290" svg:d="M178 146c0-33-3-68-17-99-21-40-54-47-72-47-25 0-57 11-73 50-15 29-16 63-16 96 0 32 1 70 19 101 18 35 48 43 69 43 22 0 55-8 74-49 13-29 16-62 16-95zM88 281c-16 0-41-11-48-51-5-25-5-64-5-90s0-54 3-76c8-51 40-54 50-54 14 0 42 7 50 49 4 24 4 55 4 81 0 33 0 62-4 88-7 41-31 53-50 53z"><text:p/></draw:path><draw:path draw:style-name="gr1723" draw:text-style-name="P42" svg:width="0.0972in" svg:height="0.113in" svg:x="2.7913in" svg:y="6.187in" svg:viewBox="0 0 248 288" svg:d="M80 155c24 0 48 0 72 0 51 0 96-34 96-77 0-41-42-78-99-78-49 0-100 0-149 0 0 5 0 8 0 13 4 0 6 0 10 0 33 0 33 5 33 21 0 74 0 147 0 222 0 14 0 19-33 19-4 0-6 0-10 0 0 5 0 8 0 13 14-1 46-1 62-1s47 0 63 1c0-5 0-8 0-13-4 0-7 0-11 0-32 0-34-5-34-19 0-34 0-68 0-101zM79 144c0-38 0-76 0-114 0-14 1-17 22-17 12 0 25 0 37 0 67 0 67 45 67 65s0 66-67 66c-19 0-40 0-59 0z"><text:p/></draw:path><draw:path draw:style-name="gr1724" draw:text-style-name="P42" svg:width="0.0744in" svg:height="0.0756in" svg:x="2.9008in" svg:y="6.2264in" svg:viewBox="0 0 190 193" svg:d="M122 156c3 18 14 35 34 35 8 0 34-6 34-40 0-8 0-15 0-24-4 0-6 0-10 0 0 9 0 16 0 24 0 24-11 27-16 27-14 0-15-18-15-21 0-27 0-56 0-84 0-18 0-35-16-50-15-17-37-23-57-23-35 0-64 19-64 47 0 13 8 20 19 20 12 0 19-8 19-19 0-5-1-19-21-19 12-16 32-21 45-21 22 0 46 17 46 54 0 5 0 11 0 16-22 1-52 4-78 16-31 14-42 36-42 55 0 33 41 44 67 44 28 0 47-17 55-37zM120 88c0 14 0 27 0 42 0 39-31 54-49 54-22 0-39-15-39-36 0-23 18-58 88-60z"><text:p/></draw:path><draw:path draw:style-name="gr1725" draw:text-style-name="P42" svg:width="0.0732in" svg:height="0.1205in" svg:x="0.2555in" svg:y="6.3831in" svg:viewBox="0 0 187 307" svg:d="M124 134c-18-4-36-8-54-13-26-7-42-30-42-54 0-30 22-55 55-55 71 0 80 70 83 88 0 3 0 6 4 6 6 0 6-3 6-11 0-28 0-57 0-84 0-7 0-11-4-11s-4 0-8 6c-4 8-9 16-14 24-12-12-30-30-67-30-47 0-83 37-83 82 0 34 23 66 55 78 5 1 27 6 57 13 10 3 24 6 36 21 8 11 13 26 13 39 0 30-22 61-58 61-12 0-43-2-66-23-24-23-25-50-26-65 0-4-4-4-5-4-6 0-6 3-6 10 0 28 0 57 0 84 0 8 0 11 5 11 3 0 3-1 7-6 5-8 1-1 14-24 14 15 41 30 78 30 50 0 83-42 83-87 0-44-27-77-63-86z"><text:p/></draw:path><draw:path draw:style-name="gr1726" draw:text-style-name="P42" svg:width="0.0728in" svg:height="0.076in" svg:x="0.3433in" svg:y="6.4256in" svg:viewBox="0 0 186 194" svg:d="M186 100c0-54-42-100-92-100-53 0-94 47-94 100 0 54 43 94 92 94 52 0 94-42 94-94zM94 184c-18 0-38-9-48-29-11-18-11-43-11-59 0-17 0-40 9-58 12-19 32-28 48-28 20 0 38 9 48 27 11 18 11 42 11 59 0 16 0 37-8 56-10 20-29 32-49 32z"><text:p/></draw:path><draw:path draw:style-name="gr1727" draw:text-style-name="P42" svg:width="0.0189in" svg:height="0.0492in" svg:x="0.4358in" svg:y="6.4827in" svg:viewBox="0 0 49 126" svg:d="M49 44c0-27-9-44-26-44-16 0-23 11-23 22 0 10 7 22 23 22 6 0 11-2 15-6l2-1c0 3 0 1 0 7 0 27-12 52-30 72-3 3-3 3-3 5 0 3 1 5 4 5 5 0 38-34 38-82z"><text:p/></draw:path><draw:path draw:style-name="gr1728" draw:text-style-name="P42" svg:width="0.0516in" svg:height="0.1035in" svg:x="0.5394in" svg:y="6.398in" svg:viewBox="0 0 132 264" svg:d="M65 90c20 0 39 0 60 0 0-5 0-8 0-13-21 0-40 0-60 0 0-25 0-52 0-77-4 0-7 0-11 0 0 35-13 79-54 82 0 2 0 6 0 8 12 0 24 0 36 0 0 38 0 78 0 116 0 53 38 58 54 58 30 0 42-30 42-58 0-8 0-15 0-24-4 0-7 0-11 0 0 9 0 16 0 24 0 32-12 47-27 47-29 0-29-38-29-45 0-40 0-78 0-118z"><text:p/></draw:path><draw:path draw:style-name="gr1729" draw:text-style-name="P42" svg:width="0.0831in" svg:height="0.115in" svg:x="0.6059in" svg:y="6.3843in" svg:viewBox="0 0 212 293" svg:d="M34 260c0 20-5 20-34 20 0 4 0 8 0 13 14 0 36-1 48-1 11 0 32 1 47 1 0-5 0-9 0-13-28 0-33 0-33-20 0-26 0-51 0-78 0-43 30-67 57-67 26 0 31 23 31 47 0 32 0 66 0 98 0 20-5 20-32 20 0 4 0 8 0 13 14 0 36-1 48-1 10 0 32 1 46 1 0-5 0-9 0-13-21 0-32 0-33-14 0-26 0-54 0-80 0-36 0-49-12-64-6-7-21-15-45-15-36 0-54 25-61 41 0-50 0-99 0-148-20 1-41 4-61 5 0 5 0 8 0 13 30 0 34 2 34 23 0 73 0 146 0 219z"><text:p/></draw:path><draw:path draw:style-name="gr1730" draw:text-style-name="P42" svg:width="0.0638in" svg:height="0.076in" svg:x="0.6976in" svg:y="6.4256in" svg:viewBox="0 0 163 194" svg:d="M35 83c3-63 38-73 53-73 43 0 48 57 48 73-34 0-68 0-101 0zM35 92c39 0 78 0 117 0 10 0 11 0 11-9 0-41-23-83-75-83-50 0-88 44-88 97 0 57 44 97 92 97 52 0 71-46 71-55 0-3-3-5-6-5s-3 3-5 6c-14 44-52 44-57 44-21 0-37-14-47-29-13-19-13-48-13-63z"><text:p/></draw:path><draw:path draw:style-name="gr1731" draw:text-style-name="P42" svg:width="0.0819in" svg:height="0.1051in" svg:x="0.837in" svg:y="6.4268in" svg:viewBox="0 0 209 268" svg:d="M61 28c0-10 0-18 0-28-20 1-41 2-61 4 0 4 0 8 0 13 30 0 34 2 34 21 0 66 0 131 0 197 0 19-5 19-34 19 0 5 0 9 0 14 14 0 37-2 48-2s32 2 48 2c0-5 0-9 0-14-29 0-34 0-34-19 0-24 0-47 0-71 0-1 0-2 0-3 3 7 21 30 52 30 50 0 95-42 95-96s-41-95-89-95c-32 0-50 18-59 28zM62 138c0-31 0-64 0-95 12-20 34-33 54-33 32 0 58 37 58 85 0 50-30 86-61 86-17 0-33-8-45-25-6-10-6-10-6-18z"><text:p/></draw:path><draw:path draw:style-name="gr1732" draw:text-style-name="P42" svg:width="0.0555in" svg:height="0.0728in" svg:x="0.9295in" svg:y="6.4268in" svg:viewBox="0 0 142 186" svg:d="M59 46c0-16 0-30 0-46-19 1-40 2-59 4 0 4 0 8 0 13 29 0 32 3 32 24 0 37 0 75 0 113 0 19-4 19-32 19 0 5 0 8 0 13 16 0 36-1 48-1 17 0 36 0 53 1 0-5 0-8 0-13-3 0-6 0-9 0-31 0-32-5-32-21 0-21 0-43 0-64 0-41 18-80 50-80 3 0 4 0 5 2-1 0-9 4-9 15 0 12 8 18 18 18 7 0 18-5 18-18s-14-25-32-25c-31 0-46 28-51 46z"><text:p/></draw:path><draw:path draw:style-name="gr1733" draw:text-style-name="P42" svg:width="0.0638in" svg:height="0.076in" svg:x="0.9945in" svg:y="6.4256in" svg:viewBox="0 0 163 194" svg:d="M36 83c2-63 38-73 52-73 44 0 48 57 48 73-34 0-66 0-100 0zM36 92c40 0 78 0 118 0 8 0 9 0 9-9 0-41-23-83-75-83-48 0-88 44-88 97 0 57 44 97 94 97 51 0 69-46 69-55 0-3-2-5-5-5s-4 3-6 6c-14 44-52 44-56 44-22 0-38-14-48-29-12-19-12-48-12-63z"><text:p/></draw:path><draw:path draw:style-name="gr1734" draw:text-style-name="P42" svg:width="0.0539in" svg:height="0.076in" svg:x="1.0689in" svg:y="6.4256in" svg:viewBox="0 0 138 194" svg:d="M74 108c10 1 44 8 44 38 0 22-15 39-47 39-36 0-52-24-59-60-1-5-2-7-6-7-6 0-6 3-6 10 0 18 0 38 0 56 0 7 0 10 5 10 2 0 2-1 11-8 1-1 1-2 8-10 18 17 37 18 47 18 48 0 67-28 67-58 0-23-12-35-18-40-13-14-30-18-48-20-23-5-52-11-52-35 0-15 11-33 48-33 46 0 48 39 50 52 0 4 3 4 4 4 5 0 5-3 5-11 0-15 0-28 0-42 0-7 0-11-3-11s-4 0-9 6c-1 1-6 5-7 6-17-12-34-12-40-12-51 0-68 29-68 53 0 14 7 26 18 36 14 11 26 13 56 19z"><text:p/></draw:path><draw:path draw:style-name="gr1735" draw:text-style-name="P42" svg:width="0.0539in" svg:height="0.076in" svg:x="1.1346in" svg:y="6.4256in" svg:viewBox="0 0 138 194" svg:d="M73 108c10 1 45 8 45 38 0 22-15 39-48 39-35 0-51-24-59-60-1-5-1-7-5-7-6 0-6 3-6 10 0 18 0 38 0 56 0 7 0 10 5 10 2 0 2-1 11-8 0-1 0-2 8-10 18 17 37 18 46 18 49 0 68-28 68-58 0-23-13-35-18-40-13-14-30-18-48-20-24-5-52-11-52-35 0-15 11-33 47-33 47 0 49 39 49 52 2 4 5 4 6 4 5 0 5-3 5-11 0-15 0-28 0-42 0-7 0-11-5-11-2 0-2 0-8 6-1 1-5 5-7 6-16-12-34-12-40-12-51 0-67 29-67 53 0 14 7 26 18 36 13 11 25 13 55 19z"><text:p/></draw:path><draw:path draw:style-name="gr1736" draw:text-style-name="P42" svg:width="0.0831in" svg:height="0.0748in" svg:x="1.2in" svg:y="6.4268in" svg:viewBox="0 0 212 191" svg:d="M151 152c0 14 0 26 0 39 21-1 41-4 61-5 0-5 0-8 0-13-30 0-32-3-32-24 0-49 0-100 0-149-20 1-42 2-62 4 0 4 0 8 0 13 30 0 32 3 32 24 0 25 0 50 0 75 0 36-20 65-50 65-36 0-38-20-38-42 0-47 0-92 0-139-20 1-42 2-62 4 0 4 0 8 0 13 34 0 34 1 34 39 0 21 0 42 0 63 0 33 0 72 63 72 24 0 42-12 54-39z"><text:p/></draw:path><draw:path draw:style-name="gr1737" draw:text-style-name="P42" svg:width="0.0555in" svg:height="0.0728in" svg:x="1.2917in" svg:y="6.4268in" svg:viewBox="0 0 142 186" svg:d="M59 46c0-16 0-30 0-46-19 1-40 2-59 4 0 4 0 8 0 13 30 0 32 3 32 24 0 37 0 75 0 113 0 19-3 19-32 19 0 5 0 8 0 13 17 0 36-1 48-1 17 0 37 0 54 1 0-5 0-8 0-13-4 0-6 0-10 0-31 0-31-5-31-21 0-21 0-43 0-64 0-41 17-80 49-80 4 0 4 0 5 2-1 0-9 4-9 15 0 12 8 18 18 18 7 0 18-5 18-18s-14-25-32-25c-31 0-45 28-51 46z"><text:p/></draw:path><draw:path draw:style-name="gr1738" draw:text-style-name="P42" svg:width="0.0638in" svg:height="0.076in" svg:x="1.3567in" svg:y="6.4256in" svg:viewBox="0 0 163 194" svg:d="M35 83c2-63 38-73 53-73 43 0 48 57 48 73-34 0-68 0-101 0zM35 92c39 0 78 0 117 0 10 0 11 0 11-9 0-41-23-83-75-83-50 0-88 44-88 97 0 57 44 97 92 97 52 0 71-46 71-55 0-3-3-5-6-5s-5 3-5 6c-15 44-52 44-57 44-21 0-39-14-48-29-12-19-12-48-12-63z"><text:p/></draw:path><draw:path draw:style-name="gr1739" draw:text-style-name="P42" svg:width="0.0819in" svg:height="0.1169in" svg:x="1.4972in" svg:y="6.3843in" svg:viewBox="0 0 209 298" svg:d="M146 270c0 10 0 18 0 28 21-2 42-4 63-5 0-5 0-9 0-13-30 0-34-3-34-24 0-86 0-171 0-256-20 1-39 4-60 5 0 5 0 8 0 13 29 0 33 2 33 23 0 30 0 61 0 91-12-14-30-25-53-25-51 0-95 41-95 95s42 96 90 96c26 0 46-15 56-28zM146 156c0 29 0 58 0 86 0 9 0 9-4 16-12 20-32 30-50 30-19 0-34-11-44-26-11-18-12-42-12-59 0-16 0-41 12-60 10-13 25-28 48-28 14 0 32 7 46 25 4 8 4 9 4 16z"><text:p/></draw:path><draw:path draw:style-name="gr1740" draw:text-style-name="P42" svg:width="0.035in" svg:height="0.1106in" svg:x="1.5894in" svg:y="6.389in" svg:viewBox="0 0 90 282" svg:d="M61 96c-19 1-39 2-59 4 0 4 0 8 0 13 27 0 32 2 32 24 0 37 0 75 0 113 0 19-5 19-34 19 0 5 0 8 0 13 13 0 36-1 47-1 14 0 29 1 43 1 0-5 0-8 0-13-28 0-29-3-29-18 0-52 0-103 0-155zM62 22c0-14-10-22-21-22-13 0-23 11-23 22 0 12 10 22 23 22 11 0 21-8 21-22z"><text:p/></draw:path><draw:path draw:style-name="gr1741" draw:text-style-name="P42" svg:width="0.0992in" svg:height="0.1169in" svg:x="1.6346in" svg:y="6.3831in" svg:viewBox="0 0 253 298" svg:d="M178 128c15 0 32 0 48 0 0-4 0-8 0-13-17 0-33 0-50 0 0-15 0-32 0-48 0-38 21-57 39-57 1 0 8 0 14 2-5 2-13 7-13 18 0 10 7 18 18 18 13 0 19-8 19-18 0-16-14-30-38-30-25 0-43 16-46 18-12-16-36-18-47-18-40 0-88 22-88 67 0 16 0 33 0 48-11 0-23 0-34 0 0 5 0 9 0 13 11 0 23 0 34 0 0 46 0 92 0 137 0 19-5 19-34 19 0 5 0 9 0 14 14 0 36-2 47-2s31 2 47 2c0-5 0-9 0-14-28 0-33 0-33-19 0-45 0-91 0-137 30 0 59 0 89 0 0 46 0 92 0 137 0 19-5 19-34 19 0 5 0 9 0 14 17 0 36-2 48-2 17 0 38 0 54 2 0-5 0-9 0-14-3 0-6 0-9 0-31 0-31-4-31-20 0-46 0-90 0-136zM60 115c0-15 0-31 0-47 0-40 34-58 61-58 22 0 33 8 34 8-7 1-16 6-16 18 0 2 0 13 12 17-1 6-1 9-1 14 0 16 0 33 0 48-30 0-60 0-90 0z"><text:p/></draw:path><draw:path draw:style-name="gr1742" draw:text-style-name="P42" svg:width="0.0638in" svg:height="0.076in" svg:x="1.7315in" svg:y="6.4256in" svg:viewBox="0 0 163 194" svg:d="M36 83c2-63 37-73 52-73 43 0 48 57 48 73-34 0-66 0-100 0zM35 92c39 0 78 0 117 0 10 0 11 0 11-9 0-41-23-83-75-83-50 0-88 44-88 97 0 57 44 97 92 97 52 0 71-46 71-55 0-3-3-5-5-5-4 0-4 3-6 6-14 44-52 44-56 44-22 0-38-14-48-29-13-19-13-48-13-63z"><text:p/></draw:path><draw:path draw:style-name="gr1743" draw:text-style-name="P42" svg:width="0.0555in" svg:height="0.0728in" svg:x="1.8051in" svg:y="6.4268in" svg:viewBox="0 0 142 186" svg:d="M59 46c0-16 0-30 0-46-19 1-40 2-59 4 0 4 0 8 0 13 30 0 34 3 34 24 0 37 0 75 0 113 0 19-5 19-34 19 0 5 0 8 0 13 17 0 37-1 48-1 17 0 37 0 54 1 0-5 0-8 0-13-2 0-6 0-8 0-32 0-33-5-33-21 0-21 0-43 0-64 0-41 18-80 49-80 4 0 5 0 5 2-1 0-9 4-9 15 0 12 9 18 18 18 8 0 18-5 18-18s-14-25-32-25c-30 0-45 28-51 46z"><text:p/></draw:path><draw:path draw:style-name="gr1744" draw:text-style-name="P42" svg:width="0.0638in" svg:height="0.076in" svg:x="1.8705in" svg:y="6.4256in" svg:viewBox="0 0 163 194" svg:d="M35 83c3-63 38-73 53-73 43 0 48 57 48 73-34 0-68 0-101 0zM35 92c39 0 78 0 117 0 10 0 11 0 11-9 0-41-23-83-75-83-50 0-88 44-88 97 0 57 44 97 92 97 52 0 71-46 71-55 0-3-3-5-6-5s-3 3-5 6c-14 44-52 44-57 44-21 0-37-14-47-29-13-19-13-48-13-63z"><text:p/></draw:path><draw:path draw:style-name="gr1745" draw:text-style-name="P42" svg:width="0.0827in" svg:height="0.0728in" svg:x="1.9449in" svg:y="6.4268in" svg:viewBox="0 0 211 186" svg:d="M32 41c0 37 0 75 0 113 0 19-4 19-32 19 0 5 0 8 0 13 14 0 36-1 47-1s33 1 48 1c0-5 0-8 0-13-29 0-34 0-34-19 0-27 0-52 0-78 0-44 30-68 58-68 26 0 31 23 31 47 0 33 0 66 0 99 0 19-5 19-34 19 0 5 0 8 0 13 16 0 36-1 48-1 11 0 33 1 47 1 0-5 0-8 0-13-21 0-32 0-32-13 0-27 0-54 0-81 0-36 0-49-13-63-6-8-21-16-45-16-31 0-50 18-62 43 0-14 0-29 0-43-19 1-40 2-59 4 0 4 0 8 0 13 29 0 32 3 32 24z"><text:p/></draw:path><draw:path draw:style-name="gr1746" draw:text-style-name="P42" svg:width="0.063in" svg:height="0.076in" svg:x="2.037in" svg:y="6.4256in" svg:viewBox="0 0 161 194" svg:d="M36 97c0-68 34-86 56-86 4 0 30 1 46 15-18 2-20 15-20 20 0 12 8 20 19 20s20-7 20-20c0-29-32-46-65-46-52 0-92 46-92 98 0 54 42 96 91 96 57 0 70-51 70-55 0-5-4-3-5-3-4 0-5 1-6 3-12 40-40 45-55 45-22 0-59-18-59-87z"><text:p/></draw:path><draw:path draw:style-name="gr1747" draw:text-style-name="P42" svg:width="0.0638in" svg:height="0.076in" svg:x="2.1102in" svg:y="6.4256in" svg:viewBox="0 0 163 194" svg:d="M35 83c2-63 38-73 53-73 43 0 46 57 46 73-33 0-66 0-99 0zM35 92c39 0 78 0 117 0 10 0 11 0 11-9 0-41-23-83-75-83-50 0-88 44-88 97 0 57 43 97 92 97 52 0 71-46 71-55 0-3-3-5-6-5s-5 3-6 6c-14 44-51 44-56 44-22 0-39-14-48-29-12-19-12-48-12-63z"><text:p/></draw:path><draw:path draw:style-name="gr1748" draw:text-style-name="P42" svg:width="0.0815in" svg:height="0.1169in" svg:x="2.2496in" svg:y="6.3843in" svg:viewBox="0 0 208 298" svg:d="M61 133c0-44 0-89 0-133-20 1-41 4-61 5 0 5 0 8 0 13 30 0 34 2 34 23 0 84 0 168 0 252 3 0 6 0 9 0 1 0 4-6 16-27 6 10 24 32 55 32 50 0 94-42 94-96s-41-95-89-95c-34 0-52 19-58 26zM62 245c0-29 0-59 0-88 0-7 0-8 5-14 16-24 40-28 49-28 20 0 35 11 45 28 11 17 12 41 12 59 0 15 0 40-13 60-9 12-24 26-47 26-19 0-35-10-45-25-6-10-6-11-6-18z"><text:p/></draw:path><draw:path draw:style-name="gr1749" draw:text-style-name="P42" svg:width="0.0638in" svg:height="0.076in" svg:x="2.3465in" svg:y="6.4256in" svg:viewBox="0 0 163 194" svg:d="M36 83c2-63 37-73 52-73 43 0 48 57 48 73-34 0-66 0-100 0zM35 92c39 0 78 0 117 0 10 0 11 0 11-9 0-41-23-83-75-83-50 0-88 44-88 97 0 57 44 97 92 97 52 0 71-46 71-55 0-3-3-5-5-5-4 0-4 3-6 6-14 44-52 44-56 44-22 0-38-14-48-29-13-19-13-48-13-63z"><text:p/></draw:path><draw:path draw:style-name="gr1750" draw:text-style-name="P42" svg:width="0.0516in" svg:height="0.1035in" svg:x="2.4189in" svg:y="6.398in" svg:viewBox="0 0 132 264" svg:d="M65 90c20 0 41 0 61 0 0-5 0-8 0-13-20 0-41 0-61 0 0-25 0-52 0-77-4 0-7 0-11 0 0 35-12 79-54 82 0 2 0 6 0 8 12 0 24 0 36 0 0 38 0 78 0 116 0 53 40 58 54 58 30 0 42-30 42-58 0-8 0-15 0-24-4 0-7 0-11 0 0 9 0 16 0 24 0 32-12 47-27 47-29 0-29-38-29-45 0-40 0-78 0-118z"><text:p/></draw:path><draw:path draw:style-name="gr1751" draw:text-style-name="P42" svg:width="0.113in" svg:height="0.0732in" svg:x="2.4787in" svg:y="6.4283in" svg:viewBox="0 0 288 187" svg:d="M253 41c7-22 21-27 35-28 0-5 0-8 0-13-8 1-20 1-30 1-12 0-31 0-40-1 0 5 0 8 0 13 16 1 24 9 24 21 0 2 0 3-1 9-13 36-25 72-38 108-15-39-28-79-42-119-1-4-3-4-3-7 0-12 17-12 26-12 0-5 0-8 0-13-12 1-34 1-45 1-12 0-24 0-37-1 0 5 0 8 0 13 16 0 23 1 26 7 3 3 8 15 10 23-12 34-24 69-36 102-13-37-26-75-40-113-2-4-2-6-2-7 0-12 17-12 25-12 0-5 0-8 0-13-13 1-37 1-47 1-1 0-24 0-38-1 0 5 0 8 0 13 20 0 25 1 31 16 18 49 35 99 53 149 2 6 2 9 8 9 5 0 8-2 9-8 14-40 29-81 43-120 14 39 29 80 43 120 1 5 3 8 9 8 4 0 6-3 8-8 17-46 32-93 49-138z"><text:p/></draw:path><draw:path draw:style-name="gr1752" draw:text-style-name="P42" svg:width="0.0638in" svg:height="0.076in" svg:x="2.5957in" svg:y="6.4256in" svg:viewBox="0 0 163 194" svg:d="M36 83c2-63 37-73 52-73 44 0 48 57 48 73-34 0-66 0-100 0zM35 92c39 0 78 0 117 0 10 0 11 0 11-9 0-41-23-83-75-83-48 0-88 44-88 97 0 57 44 97 94 97s69-46 69-55c0-3-3-5-5-5-3 0-4 3-6 6-14 44-52 44-56 44-22 0-38-14-48-29-13-19-13-48-13-63z"><text:p/></draw:path><draw:path draw:style-name="gr1753" draw:text-style-name="P42" svg:width="0.0638in" svg:height="0.076in" svg:x="2.6693in" svg:y="6.4256in" svg:viewBox="0 0 163 194" svg:d="M36 83c2-63 38-73 53-73 43 0 47 57 47 73-34 0-66 0-100 0zM36 92c40 0 78 0 118 0 8 0 9 0 9-9 0-41-23-83-74-83-49 0-89 44-89 97 0 57 44 97 94 97 51 0 69-46 69-55 0-3-2-5-5-5s-4 3-6 6c-14 44-52 44-56 44-22 0-38-14-48-29-12-19-12-48-12-63z"><text:p/></draw:path><draw:path draw:style-name="gr1754" draw:text-style-name="P42" svg:width="0.0831in" svg:height="0.0728in" svg:x="2.7441in" svg:y="6.4268in" svg:viewBox="0 0 212 186" svg:d="M32 41c0 37 0 75 0 113 0 19-3 19-32 19 0 5 0 8 0 13 14 0 36-1 48-1 11 0 32 1 47 1 0-5 0-8 0-13-28 0-33 0-33-19 0-27 0-52 0-78 0-44 30-68 57-68 26 0 31 23 31 47 0 33 0 66 0 99 0 19-5 19-32 19 0 5 0 8 0 13 14 0 36-1 46-1 12 0 34 1 48 1 0-5 0-8 0-13-21 0-32 0-33-13 0-27 0-54 0-81 0-36 0-49-12-63-6-8-21-16-45-16-31 0-51 18-62 43 0-14 0-29 0-43-20 1-40 2-60 4 0 4 0 8 0 13 30 0 32 3 32 24z"><text:p/></draw:path><draw:path draw:style-name="gr1755" draw:text-style-name="P42" svg:width="0.0516in" svg:height="0.1035in" svg:x="2.9in" svg:y="6.398in" svg:viewBox="0 0 132 264" svg:d="M65 90c20 0 39 0 60 0 0-5 0-8 0-13-21 0-40 0-60 0 0-25 0-52 0-77-4 0-7 0-11 0 0 35-12 79-54 82 0 2 0 6 0 8 12 0 24 0 36 0 0 38 0 78 0 116 0 53 40 58 54 58 30 0 42-30 42-58 0-8 0-15 0-24-4 0-7 0-11 0 0 9 0 16 0 24 0 32-12 47-27 47-29 0-29-38-29-45 0-40 0-78 0-118z"><text:p/></draw:path><draw:path draw:style-name="gr1756" draw:text-style-name="P42" svg:width="0.0831in" svg:height="0.115in" svg:x="2.9665in" svg:y="6.3843in" svg:viewBox="0 0 212 293" svg:d="M34 260c0 20-5 20-34 20 0 4 0 8 0 13 16 0 37-1 48-1s32 1 47 1c0-5 0-9 0-13-28 0-33 0-33-20 0-26 0-51 0-78 0-43 30-67 57-67s31 23 31 47c0 32 0 66 0 98 0 20-4 20-32 20 0 4 0 8 0 13 14 0 36-1 48-1 10 0 32 1 46 1 0-5 0-9 0-13-21 0-32 0-32-14 0-26 0-54 0-80 0-36 0-49-13-64-6-7-21-15-45-15-36 0-54 25-61 41 0-50 0-99 0-148-20 1-41 4-61 5 0 5 0 8 0 13 30 0 34 2 34 23 0 73 0 146 0 219z"><text:p/></draw:path><draw:path draw:style-name="gr1757" draw:text-style-name="P42" svg:width="0.0638in" svg:height="0.076in" svg:x="3.0583in" svg:y="6.4256in" svg:viewBox="0 0 163 194" svg:d="M36 83c2-63 37-73 52-73 43 0 48 57 48 73-34 0-66 0-100 0zM35 92c39 0 78 0 117 0 10 0 11 0 11-9 0-41-23-83-75-83-50 0-88 44-88 97 0 57 44 97 92 97 52 0 71-46 71-55 0-3-3-5-5-5-4 0-4 3-6 6-14 44-52 44-56 44-22 0-38-14-48-29-13-19-13-48-13-63z"><text:p/></draw:path><draw:path draw:style-name="gr1758" draw:text-style-name="P42" svg:width="0.0354in" svg:height="0.1106in" svg:x="3.1984in" svg:y="6.389in" svg:viewBox="0 0 91 282" svg:d="M61 96c-19 1-39 2-59 4 0 4 0 8 0 13 28 0 32 2 32 24 0 37 0 75 0 113 0 19-5 19-34 19 0 5 0 8 0 13 14 0 37-1 47-1 14 0 30 1 44 1 0-5 0-8 0-13-29 0-30-3-30-18 0-52 0-103 0-155zM62 22c0-14-9-22-21-22-13 0-23 11-23 22 0 12 10 22 23 22 12 0 21-8 21-22z"><text:p/></draw:path><draw:path draw:style-name="gr1759" draw:text-style-name="P42" svg:width="0.0831in" svg:height="0.0728in" svg:x="3.2449in" svg:y="6.4268in" svg:viewBox="0 0 212 186" svg:d="M32 41c0 37 0 75 0 113 0 19-4 19-32 19 0 5 0 8 0 13 14 0 36-1 47-1 12 0 33 1 48 1 0-5 0-8 0-13-29 0-34 0-34-19 0-27 0-52 0-78 0-44 30-68 58-68 26 0 31 23 31 47 0 33 0 66 0 99 0 19-5 19-34 19 0 5 0 8 0 13 16 0 38-1 48-1 11 0 34 1 48 1 0-5 0-8 0-13-22 0-33 0-33-13 0-27 0-54 0-81 0-36 0-49-13-63-6-8-20-16-45-16-30 0-50 18-62 43 0-14 0-29 0-43-19 1-40 2-59 4 0 4 0 8 0 13 29 0 32 3 32 24z"><text:p/></draw:path><draw:path draw:style-name="gr1760" draw:text-style-name="P42" svg:width="0.0539in" svg:height="0.076in" svg:x="3.337in" svg:y="6.4256in" svg:viewBox="0 0 138 194" svg:d="M74 108c10 1 44 8 44 38 0 22-15 39-47 39-36 0-52-24-59-60-1-5-2-7-6-7-6 0-6 3-6 10 0 18 0 38 0 56 0 7 0 10 5 10 2 0 2-1 11-8 1-1 1-2 8-10 18 17 37 18 47 18 48 0 67-28 67-58 0-23-12-35-18-40-13-14-30-18-48-20-23-5-52-11-52-35 0-15 11-33 48-33 46 0 48 39 50 52 0 4 3 4 4 4 5 0 5-3 5-11 0-15 0-28 0-42 0-7 0-11-3-11s-4 0-9 6c-1 1-6 5-7 6-17-12-34-12-40-12-51 0-68 29-68 53 0 14 7 26 18 36 14 11 26 13 56 19z"><text:p/></draw:path><draw:path draw:style-name="gr1761" draw:text-style-name="P42" svg:width="0.035in" svg:height="0.1106in" svg:x="3.4024in" svg:y="6.389in" svg:viewBox="0 0 90 282" svg:d="M61 96c-20 1-39 2-60 4 0 4 0 8 0 13 28 0 31 2 31 24 0 37 0 75 0 113 0 19-4 19-32 19 0 5 0 8 0 13 13 0 36-1 47-1 14 0 29 1 43 1 0-5 0-8 0-13-28 0-29-3-29-18 0-52 0-103 0-155zM62 22c0-14-10-22-22-22-14 0-22 11-22 22 0 12 8 22 22 22 12 0 22-8 22-22z"><text:p/></draw:path><draw:path draw:style-name="gr1762" draw:text-style-name="P42" svg:width="0.0815in" svg:height="0.1169in" svg:x="3.4488in" svg:y="6.3843in" svg:viewBox="0 0 208 298" svg:d="M146 270c0 10 0 18 0 28 21-2 41-4 62-5 0-5 0-9 0-13-29 0-33-3-33-24 0-86 0-171 0-256-20 1-41 4-61 5 0 5 0 8 0 13 30 0 34 2 34 23 0 30 0 61 0 91-14-14-32-25-54-25-50 0-94 41-94 95s41 96 89 96c27 0 47-15 57-28zM146 156c0 29 0 58 0 86 0 9 0 9-4 16-14 20-33 30-51 30-19 0-33-11-44-26-11-18-12-42-12-59 0-16 1-41 13-60 8-13 25-28 48-28 14 0 32 7 46 25 4 8 4 9 4 16z"><text:p/></draw:path><draw:path draw:style-name="gr1763" draw:text-style-name="P42" svg:width="0.0638in" svg:height="0.076in" svg:x="3.5402in" svg:y="6.4256in" svg:viewBox="0 0 163 194" svg:d="M36 83c2-63 37-73 52-73 43 0 48 57 48 73-34 0-66 0-100 0zM35 92c39 0 78 0 117 0 10 0 11 0 11-9 0-41-23-83-75-83-50 0-88 44-88 97 0 57 44 97 92 97 52 0 71-46 71-55 0-3-3-5-6-5s-3 3-5 6c-14 44-52 44-57 44-21 0-37-14-47-29-13-19-13-48-13-63z"><text:p/></draw:path><draw:path draw:style-name="gr1764" draw:text-style-name="P42" svg:width="0.0744in" svg:height="0.076in" svg:x="3.6823in" svg:y="6.4256in" svg:viewBox="0 0 190 194" svg:d="M122 157c2 17 14 35 33 35 9 0 35-6 35-40 0-8 0-15 0-24-4 0-8 0-11 0 0 9 0 16 0 24 0 24-11 27-15 27-14 0-15-19-15-21 0-28 0-56 0-85 0-18 0-33-16-49-17-17-37-24-57-24-35 0-64 20-64 48 0 13 8 20 19 20 12 0 19-8 19-20 0-5-2-18-21-19 12-15 32-19 45-19 21 0 45 16 45 54 0 4 0 10 0 15-22 1-51 3-77 16-32 14-42 36-42 54 0 35 41 45 67 45 28 0 47-16 55-37zM119 89c0 14 0 27 0 42 0 39-30 54-49 54-21 0-38-15-38-36 0-23 17-58 87-60z"><text:p/></draw:path><draw:path draw:style-name="gr1765" draw:text-style-name="P42" svg:width="0.0831in" svg:height="0.0728in" svg:x="3.763in" svg:y="6.4268in" svg:viewBox="0 0 212 186" svg:d="M32 41c0 37 0 75 0 113 0 19-4 19-32 19 0 5 0 8 0 13 14 0 36-1 47-1 12 0 33 1 48 1 0-5 0-8 0-13-29 0-34 0-34-19 0-27 0-52 0-78 0-44 30-68 58-68 26 0 31 23 31 47 0 33 0 66 0 99 0 19-5 19-34 19 0 5 0 8 0 13 16 0 38-1 48-1 11 0 34 1 48 1 0-5 0-8 0-13-22 0-33 0-33-13 0-27 0-54 0-81 0-36 0-49-13-63-6-8-20-16-45-16-30 0-50 18-62 43 0-14 0-29 0-43-19 1-40 2-59 4 0 4 0 8 0 13 29 0 32 3 32 24z"><text:p/></draw:path><draw:path draw:style-name="gr1766" draw:text-style-name="P42" svg:width="0.0815in" svg:height="0.1169in" svg:x="3.8555in" svg:y="6.3843in" svg:viewBox="0 0 208 298" svg:d="M145 270c0 10 0 18 0 28 21-2 42-4 63-5 0-5 0-9 0-13-30 0-33-3-33-24 0-86 0-171 0-256-20 1-41 4-61 5 0 5 0 8 0 13 30 0 32 2 32 23 0 30 0 61 0 91-12-14-30-25-52-25-50 0-94 41-94 95s41 96 89 96c27 0 45-15 56-28zM145 156c0 29 0 58 0 86 0 9 0 9-5 16-12 20-31 30-49 30-19 0-35-11-44-26-11-18-12-42-12-59 0-16 1-41 13-60 8-13 24-28 47-28 15 0 33 7 45 25 5 8 5 9 5 16z"><text:p/></draw:path><draw:path draw:style-name="gr1767" draw:text-style-name="P42" svg:width="0.0732in" svg:height="0.076in" svg:x="4.0126in" svg:y="6.4256in" svg:viewBox="0 0 187 194" svg:d="M187 100c0-54-42-100-93-100-53 0-94 47-94 100 0 54 44 94 94 94s93-42 93-94zM94 184c-18 0-36-9-48-29-11-18-11-43-11-59 0-17 0-40 11-58 10-19 31-28 48-28 18 0 36 9 48 27 10 18 10 42 10 59 0 16 0 37-9 56-10 20-28 32-49 32z"><text:p/></draw:path><draw:path draw:style-name="gr1768" draw:text-style-name="P42" svg:width="0.0831in" svg:height="0.0748in" svg:x="4.0961in" svg:y="6.4268in" svg:viewBox="0 0 212 191" svg:d="M151 152c0 14 0 26 0 39 21-1 41-4 61-5 0-5 0-8 0-13-30 0-32-3-32-24 0-49 0-100 0-149-20 1-42 2-62 4 0 4 0 8 0 13 30 0 32 3 32 24 0 25 0 50 0 75 0 36-19 65-50 65-36 0-38-20-38-42 0-47 0-92 0-139-20 1-42 2-62 4 0 4 0 8 0 13 34 0 34 1 34 39 0 21 0 42 0 63 0 33 0 72 63 72 24 0 42-12 54-39z"><text:p/></draw:path><draw:path draw:style-name="gr1769" draw:text-style-name="P42" svg:width="0.0516in" svg:height="0.1035in" svg:x="4.1862in" svg:y="6.398in" svg:viewBox="0 0 132 264" svg:d="M65 90c20 0 39 0 60 0 0-5 0-8 0-13-21 0-40 0-60 0 0-25 0-52 0-77-4 0-7 0-11 0 0 35-13 79-54 82 0 2 0 6 0 8 12 0 24 0 36 0 0 38 0 78 0 116 0 53 40 58 54 58 30 0 42-30 42-58 0-8 0-15 0-24-4 0-7 0-11 0 0 9 0 16 0 24 0 32-12 47-27 47-29 0-29-38-29-45 0-40 0-78 0-118z"><text:p/></draw:path><draw:path draw:style-name="gr1770" draw:text-style-name="P42" svg:width="0.0535in" svg:height="0.076in" svg:x="4.2535in" svg:y="6.4256in" svg:viewBox="0 0 137 194" svg:d="M73 108c10 1 45 8 45 38 0 22-16 39-48 39-36 0-51-24-59-60-1-5-1-7-6-7s-5 3-5 10c0 18 0 38 0 56 0 7 0 10 4 10 2 0 3-1 10-8 2-1 2-2 9-10 19 17 38 18 47 18 48 0 67-28 67-58 0-23-12-35-17-40-14-14-31-18-48-20-24-5-53-11-53-35 0-15 12-33 48-33 46 0 48 39 49 52 0 4 4 4 5 4 6 0 6-3 6-11 0-15 0-28 0-42 0-7 0-11-5-11-2 0-3 0-8 6-1 1-6 5-7 6-17-12-34-12-40-12-51 0-67 29-67 53 0 14 6 26 18 36 13 11 25 13 55 19z"><text:p/></draw:path><draw:path draw:style-name="gr1771" draw:text-style-name="P42" svg:width="0.035in" svg:height="0.1106in" svg:x="4.3185in" svg:y="6.389in" svg:viewBox="0 0 90 282" svg:d="M61 96c-19 1-39 2-59 4 0 4 0 8 0 13 27 0 32 2 32 24 0 37 0 75 0 113 0 19-5 19-34 19 0 5 0 8 0 13 13 0 36-1 47-1 14 0 29 1 43 1 0-5 0-8 0-13-28 0-29-3-29-18 0-52 0-103 0-155zM62 22c0-14-10-22-21-22-13 0-23 11-23 22 0 12 10 22 23 22 11 0 21-8 21-22z"><text:p/></draw:path><draw:path draw:style-name="gr1772" draw:text-style-name="P42" svg:width="0.0815in" svg:height="0.1169in" svg:x="4.365in" svg:y="6.3843in" svg:viewBox="0 0 208 298" svg:d="M146 270c0 10 0 18 0 28 21-2 41-4 62-5 0-5 0-9 0-13-29 0-33-3-33-24 0-86 0-171 0-256-20 1-41 4-61 5 0 5 0 8 0 13 30 0 34 2 34 23 0 30 0 61 0 91-12-14-32-25-53-25-51 0-95 41-95 95s42 96 90 96c26 0 46-15 56-28zM146 156c0 29 0 58 0 86 0 9 0 9-4 16-14 20-32 30-51 30-18 0-33-11-44-26-11-18-12-42-12-59 0-16 1-41 13-60 10-13 25-28 48-28 14 0 32 7 46 25 4 8 4 9 4 16z"><text:p/></draw:path><draw:path draw:style-name="gr1773" draw:text-style-name="P42" svg:width="0.0638in" svg:height="0.076in" svg:x="4.4559in" svg:y="6.4256in" svg:viewBox="0 0 163 194" svg:d="M36 83c2-63 37-73 52-73 44 0 48 57 48 73-34 0-66 0-100 0zM35 92c39 0 78 0 117 0 10 0 11 0 11-9 0-41-23-83-75-83-48 0-88 44-88 97 0 57 44 97 94 97s69-46 69-55c0-3-3-5-5-5-3 0-4 3-6 6-14 44-52 44-56 44-22 0-38-14-48-29-13-19-13-48-13-63z"><text:p/></draw:path><draw:path draw:style-name="gr1774" draw:text-style-name="P42" svg:width="0.0732in" svg:height="0.076in" svg:x="4.5961in" svg:y="6.4256in" svg:viewBox="0 0 187 194" svg:d="M187 100c0-54-43-100-93-100-53 0-94 47-94 100 0 54 43 94 92 94 52 0 95-42 95-94zM94 184c-18 0-38-9-48-29-11-18-11-43-11-59 0-17 0-40 9-58 12-19 32-28 48-28 20 0 38 9 48 27 11 18 11 42 11 59 0 16 0 37-8 56-10 20-29 32-49 32z"><text:p/></draw:path><draw:path draw:style-name="gr1775" draw:text-style-name="P42" svg:width="0.0535in" svg:height="0.1169in" svg:x="4.6795in" svg:y="6.3831in" svg:viewBox="0 0 137 298" svg:d="M60 115c0-15 0-32 0-48 0-37 20-57 40-57 1 0 7 0 13 2-5 2-12 7-12 18 0 10 6 18 18 18s18-8 18-18c0-16-16-30-37-30-30 0-66 23-66 67 0 16 0 33 0 48-11 0-23 0-34 0 0 5 0 9 0 13 11 0 23 0 34 0 0 46 0 92 0 137 0 19-5 19-33 19 0 5 0 9 0 14 16 0 36-2 48-2 17 0 36 0 53 2 0-5 0-9 0-14-2 0-6 0-8 0-32 0-33-4-33-20 0-46 0-90 0-136 16 0 33 0 48 0 0-4 0-8 0-13-17 0-32 0-49 0z"><text:p/></draw:path><draw:path draw:style-name="gr1776" draw:text-style-name="P42" svg:width="0.0516in" svg:height="0.1035in" svg:x="4.7941in" svg:y="6.398in" svg:viewBox="0 0 132 264" svg:d="M65 90c20 0 39 0 60 0 0-5 0-8 0-13-21 0-40 0-60 0 0-25 0-52 0-77-4 0-7 0-11 0 0 35-12 79-54 82 0 2 0 6 0 8 12 0 24 0 36 0 0 38 0 78 0 116 0 53 40 58 54 58 30 0 42-30 42-58 0-8 0-15 0-24-4 0-7 0-11 0 0 9 0 16 0 24 0 32-12 47-27 47-29 0-29-38-29-45 0-40 0-78 0-118z"><text:p/></draw:path><draw:path draw:style-name="gr1777" draw:text-style-name="P42" svg:width="0.0831in" svg:height="0.115in" svg:x="4.8606in" svg:y="6.3843in" svg:viewBox="0 0 212 293" svg:d="M34 260c0 20-5 20-34 20 0 4 0 8 0 13 16 0 37-1 48-1s32 1 47 1c0-5 0-9 0-13-28 0-33 0-33-20 0-26 0-51 0-78 0-43 30-67 57-67s31 23 31 47c0 32 0 66 0 98 0 20-4 20-32 20 0 4 0 8 0 13 14 0 36-1 48-1 10 0 32 1 46 1 0-5 0-9 0-13-21 0-32 0-32-14 0-26 0-54 0-80 0-36 0-49-13-64-6-7-21-15-45-15-36 0-54 25-61 41 0-50 0-99 0-148-20 1-41 4-61 5 0 5 0 8 0 13 30 0 34 2 34 23 0 73 0 146 0 219z"><text:p/></draw:path><draw:path draw:style-name="gr1778" draw:text-style-name="P42" svg:width="0.0638in" svg:height="0.076in" svg:x="4.9524in" svg:y="6.4256in" svg:viewBox="0 0 163 194" svg:d="M36 83c2-63 37-73 52-73 43 0 48 57 48 73-34 0-66 0-100 0zM35 92c39 0 78 0 117 0 10 0 11 0 11-9 0-41-23-83-75-83-48 0-88 44-88 97 0 57 44 97 94 97s69-46 69-55c0-3-3-5-5-5-4 0-4 3-6 6-14 44-52 44-56 44-22 0-38-14-48-29-13-19-13-48-13-63z"><text:p/></draw:path><draw:path draw:style-name="gr1779" draw:text-style-name="P42" svg:width="0.0539in" svg:height="0.076in" svg:x="5.0925in" svg:y="6.4256in" svg:viewBox="0 0 138 194" svg:d="M74 108c10 1 45 8 45 38 0 22-16 39-48 39-36 0-51-24-59-60-1-5-1-7-6-7-6 0-6 3-6 10 0 18 0 38 0 56 0 7 0 10 5 10 2 0 2-1 11-8 1-1 1-2 8-10 19 17 37 18 47 18 48 0 67-28 67-58 0-23-12-35-17-40-14-14-31-18-48-20-24-5-53-11-53-35 0-15 11-33 48-33 46 0 48 39 50 52 0 4 3 4 4 4 6 0 6-3 6-11 0-15 0-28 0-42 0-7 0-11-4-11-3 0-4 0-9 6-1 1-6 5-7 6-17-12-34-12-40-12-51 0-68 29-68 53 0 14 7 26 19 36 13 11 25 13 55 19z"><text:p/></draw:path><draw:path draw:style-name="gr1780" draw:text-style-name="P42" svg:width="0.0819in" svg:height="0.1051in" svg:x="5.1571in" svg:y="6.4268in" svg:viewBox="0 0 209 268" svg:d="M61 28c0-10 0-18 0-28-20 1-41 2-61 4 0 4 0 8 0 13 30 0 34 2 34 21 0 66 0 131 0 197 0 19-5 19-34 19 0 5 0 9 0 14 14 0 37-2 48-2s32 2 47 2c0-5 0-9 0-14-28 0-33 0-33-19 0-24 0-47 0-71 0-1 0-2 0-3 3 7 21 30 52 30 50 0 95-42 95-96s-41-95-89-95c-32 0-50 18-59 28zM62 138c0-31 0-64 0-95 12-20 33-33 54-33 32 0 57 37 57 85 0 50-29 86-60 86-17 0-34-8-45-25-6-10-6-10-6-18z"><text:p/></draw:path><draw:path draw:style-name="gr1781" draw:text-style-name="P42" svg:width="0.0831in" svg:height="0.115in" svg:x="5.2504in" svg:y="6.3843in" svg:viewBox="0 0 212 293" svg:d="M32 260c0 20-3 20-32 20 0 4 0 8 0 13 14 0 36-1 48-1 11 0 32 1 47 1 0-5 0-9 0-13-28 0-33 0-33-20 0-26 0-51 0-78 0-43 30-67 57-67 26 0 31 23 31 47 0 32 0 66 0 98 0 20-5 20-32 20 0 4 0 8 0 13 14 0 36-1 46-1 12 0 34 1 48 1 0-5 0-9 0-13-22 0-32 0-33-14 0-26 0-54 0-80 0-36 0-49-13-64-5-7-20-15-44-15-36 0-54 25-61 41 0-50 0-99 0-148-20 1-41 4-61 5 0 5 0 8 0 13 30 0 32 2 32 23 0 73 0 146 0 219z"><text:p/></draw:path><draw:path draw:style-name="gr1782" draw:text-style-name="P42" svg:width="0.0638in" svg:height="0.076in" svg:x="5.3421in" svg:y="6.4256in" svg:viewBox="0 0 163 194" svg:d="M35 83c2-63 38-73 53-73 43 0 48 57 48 73-34 0-68 0-101 0zM35 92c39 0 78 0 117 0 10 0 11 0 11-9 0-41-23-83-75-83-50 0-88 44-88 97 0 57 44 97 92 97 52 0 71-46 71-55 0-3-3-5-6-5s-5 3-5 6c-15 44-52 44-57 44-21 0-37-14-47-29-13-19-13-48-13-63z"><text:p/></draw:path><draw:path draw:style-name="gr1783" draw:text-style-name="P42" svg:width="0.0555in" svg:height="0.0728in" svg:x="5.4157in" svg:y="6.4268in" svg:viewBox="0 0 142 186" svg:d="M59 46c0-16 0-30 0-46-19 1-40 2-59 4 0 4 0 8 0 13 30 0 32 3 32 24 0 37 0 75 0 113 0 19-3 19-32 19 0 5 0 8 0 13 17 0 36-1 48-1 17 0 37 0 54 1 0-5 0-8 0-13-4 0-6 0-10 0-31 0-31-5-31-21 0-21 0-43 0-64 0-41 17-80 49-80 4 0 4 0 5 2-1 0-9 4-9 15 0 12 8 18 18 18 7 0 18-5 18-18s-14-25-32-25c-31 0-45 28-51 46z"><text:p/></draw:path><draw:path draw:style-name="gr1784" draw:text-style-name="P42" svg:width="0.0354in" svg:height="0.1106in" svg:x="5.4815in" svg:y="6.389in" svg:viewBox="0 0 91 282" svg:d="M61 96c-19 1-39 2-59 4 0 4 0 8 0 13 28 0 32 2 32 24 0 37 0 75 0 113 0 19-5 19-34 19 0 5 0 8 0 13 14 0 37-1 47-1 14 0 30 1 44 1 0-5 0-8 0-13-29 0-30-3-30-18 0-52 0-103 0-155zM62 22c0-14-9-22-21-22-13 0-23 11-23 22 0 12 10 22 23 22 12 0 21-8 21-22z"><text:p/></draw:path><draw:path draw:style-name="gr1785" draw:text-style-name="P42" svg:width="0.063in" svg:height="0.076in" svg:x="5.5276in" svg:y="6.4256in" svg:viewBox="0 0 161 194" svg:d="M36 97c0-68 34-86 56-86 4 0 30 1 46 15-18 2-20 15-20 20 0 12 7 20 19 20 11 0 19-7 19-20 0-29-31-46-64-46-52 0-92 46-92 98 0 54 42 96 91 96 57 0 70-51 70-55 0-5-4-3-5-3-4 0-5 1-6 3-12 40-40 45-55 45-23 0-59-18-59-87z"><text:p/></draw:path><draw:path draw:style-name="gr1786" draw:text-style-name="P42" svg:width="0.0748in" svg:height="0.076in" svg:x="5.6028in" svg:y="6.4256in" svg:viewBox="0 0 191 194" svg:d="M124 157c1 17 13 35 32 35 8 0 35-6 35-40 0-8 0-15 0-24-4 0-7 0-11 0 0 9 0 16 0 24 0 24-11 27-16 27-13 0-15-19-15-21 0-28 0-56 0-85 0-18 0-33-15-49-16-17-37-24-57-24-35 0-64 20-64 48 0 13 9 20 19 20 12 0 20-8 20-20 0-5-3-18-22-19 11-15 32-19 46-19 20 0 44 16 44 54 0 4 0 10 0 15-22 1-50 3-77 16-32 14-43 36-43 54 0 35 41 45 68 45 28 0 47-16 56-37zM120 89c0 14 0 27 0 42 0 39-30 54-49 54-21 0-39-15-39-36 0-23 18-58 88-60z"><text:p/></draw:path><draw:path draw:style-name="gr1787" draw:text-style-name="P42" svg:width="0.0366in" svg:height="0.115in" svg:x="5.6846in" svg:y="6.3843in" svg:viewBox="0 0 94 293" svg:d="M61 0c-20 1-41 4-61 5 0 5 0 8 0 13 30 0 32 2 32 23 0 73 0 146 0 219 0 20-3 20-32 20 0 4 0 8 0 13 14 0 36-1 47-1s31 1 47 1c0-5 0-9 0-13-29 0-33 0-33-20 0-86 0-174 0-260z"><text:p/></draw:path><draw:path draw:style-name="gr1788" draw:text-style-name="P42" svg:width="0.0819in" svg:height="0.1161in" svg:x="0.0028in" svg:y="6.5839in" svg:viewBox="0 0 209 296" svg:d="M146 269c0 9 0 18 0 27 21-1 42-2 63-3 0-5 0-9 0-13-30 0-34-4-34-24 0-86 0-171 0-256-20 1-39 4-60 5 0 3 0 8 0 12 29 0 33 3 33 24 0 30 0 61 0 91-12-16-30-26-53-26-51 0-95 42-95 96s42 94 90 94c26 0 46-13 56-27zM146 156c0 29 0 58 0 86 0 8 0 9-4 16-12 20-32 30-50 30-19 0-34-11-44-28-11-16-12-40-12-58 0-16 0-41 13-60 9-12 24-27 47-27 16 0 32 6 46 25 4 8 4 9 4 16z"><text:p/></draw:path><draw:path draw:style-name="gr1789" draw:text-style-name="P42" svg:width="0.0555in" svg:height="0.0732in" svg:x="0.0945in" svg:y="6.6252in" svg:viewBox="0 0 142 187" svg:d="M58 47c0-16 0-31 0-47-20 1-39 4-58 5 0 5 0 8 0 13 29 0 32 2 32 24 0 37 0 76 0 113 0 19-4 19-32 19 0 5 0 8 0 13 16-1 36-1 48-1 17 0 36 0 53 1 0-5 0-8 0-13-3 0-6 0-9 0-31 0-32-5-32-20 0-22 0-44 0-65 0-42 18-79 50-79 3 0 4 0 5 0-1 1-11 6-11 16 0 12 10 18 20 18 7 0 18-4 18-18s-14-26-32-26c-31 0-46 29-52 47z"><text:p/></draw:path><draw:path draw:style-name="gr1790" draw:text-style-name="P42" svg:width="0.0732in" svg:height="0.0756in" svg:x="0.1591in" svg:y="6.6248in" svg:viewBox="0 0 187 193" svg:d="M187 98c0-54-42-98-93-98-53 0-94 46-94 98 0 56 44 95 94 95s93-41 93-95zM94 184c-18 0-36-10-48-29-11-18-11-45-11-59 0-17 0-40 11-59 10-19 31-27 48-27 18 0 37 9 48 27 10 18 10 42 10 59 0 14 0 37-9 56-10 18-28 32-49 32z"><text:p/></draw:path><draw:path draw:style-name="gr1791" draw:text-style-name="P42" svg:width="0.0815in" svg:height="0.1055in" svg:x="0.2421in" svg:y="6.6252in" svg:viewBox="0 0 208 269" svg:d="M61 28c0-10 0-18 0-28-20 1-41 4-61 5 0 5 0 8 0 13 30 0 32 2 32 22 0 66 0 130 0 196 0 20-3 20-32 20 0 4 0 8 0 13 14-1 36-1 47-1 12 0 33 0 48 1 0-5 0-9 0-13-28 0-33 0-33-20 0-24 0-46 0-70 0-2 0-3 0-4 2 6 20 29 52 29 50 0 94-41 94-95s-41-96-88-96c-34 0-50 19-59 28zM62 139c0-31 0-63 0-95 12-21 33-33 54-33 32 0 57 37 57 85 0 50-30 86-61 86-17 0-33-8-44-26-6-8-6-8-6-17z"><text:p/></draw:path><draw:path draw:style-name="gr1792" draw:text-style-name="P42" svg:width="0.0366in" svg:height="0.115in" svg:x="0.3354in" svg:y="6.5839in" svg:viewBox="0 0 94 293" svg:d="M61 0c-20 1-41 4-61 5 0 3 0 8 0 12 30 0 32 3 32 24 0 73 0 146 0 219 0 20-3 20-32 20 0 4 0 8 0 13 14-1 36-1 47-1s31 0 47 1c0-5 0-9 0-13-29 0-33 0-33-20 0-86 0-174 0-260z"><text:p/></draw:path><draw:path draw:style-name="gr1793" draw:text-style-name="P42" svg:width="0.0638in" svg:height="0.0756in" svg:x="0.3807in" svg:y="6.6248in" svg:viewBox="0 0 163 193" svg:d="M35 83c2-63 38-73 53-73 43 0 48 56 48 73-34 0-68 0-101 0zM35 91c39 0 78 0 117 0 10 0 11 0 11-8 0-42-23-83-75-83-50 0-88 43-88 96 0 56 44 97 92 97 52 0 71-47 71-54 0-5-3-5-6-5s-5 3-5 5c-15 45-52 45-57 45-21 0-37-14-47-29-13-21-13-48-13-64z"><text:p/></draw:path><draw:path draw:style-name="gr1794" draw:text-style-name="P42" svg:width="0.0516in" svg:height="0.1035in" svg:x="0.4528in" svg:y="6.5965in" svg:viewBox="0 0 132 264" svg:d="M65 91c20 0 39 0 60 0 0-5 0-8 0-13-21 0-40 0-60 0 0-26 0-52 0-78-4 0-7 0-11 0 0 35-13 80-54 82 0 3 0 6 0 9 12 0 24 0 36 0 0 39 0 78 0 117 0 51 38 56 54 56 30 0 42-29 42-56 0-9 0-16 0-24-4 0-7 0-11 0 0 7 0 15 0 22 0 32-12 48-27 48-29 0-29-38-29-45 0-40 0-78 0-118z"><text:p/></draw:path><draw:path draw:style-name="gr1795" draw:text-style-name="P42" svg:width="0.035in" svg:height="0.111in" svg:x="0.5752in" svg:y="6.5874in" svg:viewBox="0 0 90 283" svg:d="M60 96c-19 1-40 4-59 5 0 5 0 8 0 13 28 0 31 2 31 23 0 38 0 75 0 114 0 19-4 19-32 19 0 5 0 8 0 13 13-1 36-1 46-1 15 0 30 0 44 1 0-5 0-8 0-13-28 0-30-2-30-19 0-52 0-103 0-155zM62 23c0-13-10-23-22-23-14 0-23 12-23 23 0 12 9 23 23 23 12 0 22-10 22-23z"><text:p/></draw:path><draw:path draw:style-name="gr1796" draw:text-style-name="P42" svg:width="0.0539in" svg:height="0.0756in" svg:x="0.6213in" svg:y="6.6248in" svg:viewBox="0 0 138 193" svg:d="M74 107c9 2 44 8 44 39 0 22-15 39-47 39-36 0-52-24-59-60-1-6-2-7-6-7-6 0-6 2-6 10 0 18 0 38 0 56 0 7 0 9 5 9 2 0 2 0 11-8 1 0 1-1 8-10 18 18 37 18 47 18 48 0 67-27 67-57 0-23-12-36-18-41-13-13-30-17-48-21-23-4-52-9-52-33 0-16 11-33 47-33 47 0 49 38 51 51 0 5 3 5 4 5 5 0 5-3 5-11 0-15 0-28 0-42 0-7 0-11-3-11s-4 0-10 5c-1 2-5 6-6 7-17-12-34-12-41-12-50 0-67 29-67 52 0 15 7 27 18 36 14 10 25 13 56 19z"><text:p/></draw:path><draw:path draw:style-name="gr1797" draw:text-style-name="P42" svg:width="0.0543in" svg:height="0.1102in" svg:x="0.7516in" svg:y="6.589in" svg:viewBox="0 0 139 281" svg:d="M86 11c0-11 0-11-9-11-27 26-64 26-77 26 0 5 0 9 0 14 8 0 32 0 55-11 0 73 0 145 0 218 0 15-1 21-39 21-5 0-9 0-14 0 0 4 0 8 0 13 15-1 52-1 69-1s53 0 68 1c0-5 0-9 0-13-5 0-9 0-14 0-37 0-39-5-39-21 0-79 0-157 0-236z"><text:p/></draw:path><draw:path draw:style-name="gr1798" draw:text-style-name="P42" svg:width="0.0697in" svg:height="0.1134in" svg:x="0.8264in" svg:y="6.589in" svg:viewBox="0 0 178 289" svg:d="M178 145c0-33-3-67-17-98-19-41-54-47-72-47-25 0-57 11-73 49-14 30-16 63-16 96 0 31 1 70 19 102 18 34 48 42 70 42 23 0 54-8 73-48 13-30 16-62 16-96zM89 281c-17 0-42-11-49-52-5-25-5-63-5-89 0-27 0-55 3-78 8-50 40-54 51-54 13 0 41 9 49 50 5 24 5 56 5 82 0 32 0 60-5 88-7 40-31 53-49 53z"><text:p/></draw:path><draw:path draw:style-name="gr1799" draw:text-style-name="P42" svg:width="0.0689in" svg:height="0.1134in" svg:x="0.9094in" svg:y="6.589in" svg:viewBox="0 0 176 289" svg:d="M176 145c0-33-1-67-16-98-20-41-54-47-71-47-25 0-57 11-73 49-15 30-16 63-16 96 0 31 1 70 18 102 18 34 49 42 70 42 22 0 55-8 73-48 14-30 15-62 15-96zM88 281c-16 0-41-11-48-52-5-25-5-63-5-89 0-27 0-55 3-78 8-50 40-54 50-54 14 0 42 9 50 50 4 24 4 56 4 82 0 32 0 60-5 88-6 40-30 53-49 53z"><text:p/></draw:path><draw:path draw:style-name="gr1800" draw:text-style-name="P42" svg:width="0.0972in" svg:height="0.113in" svg:x="1.0469in" svg:y="6.5862in" svg:viewBox="0 0 248 288" svg:d="M80 155c24 0 48 0 72 0 51 0 96-35 96-77s-42-78-99-78c-49 0-100 0-149 0 0 4 0 8 0 12 4 0 6 0 10 0 32 0 33 5 33 20 0 75 0 148 0 222 0 16-1 21-33 21-4 0-6 0-10 0 0 5 0 8 0 13 14-1 46-1 62-1s47 0 63 1c0-5 0-8 0-13-4 0-7 0-11 0-32 0-34-5-34-21 0-33 0-66 0-99zM79 143c0-37 0-76 0-113 0-14 1-18 22-18 12 0 25 0 37 0 67 0 67 46 67 66 0 19 0 65-67 65-19 0-40 0-59 0z"><text:p/></draw:path><draw:path draw:style-name="gr1801" draw:text-style-name="P42" svg:width="0.0744in" svg:height="0.0756in" svg:x="1.1563in" svg:y="6.6248in" svg:viewBox="0 0 190 193" svg:d="M122 157c3 17 14 35 34 35 8 0 34-6 34-41 0-7 0-15 0-23-4 0-6 0-10 0 0 8 0 16 0 23 0 25-11 28-16 28-14 0-15-19-15-22 0-27 0-56 0-84 0-18 0-35-16-50-15-16-37-23-57-23-35 0-64 20-64 48 0 12 8 19 19 19 12 0 19-8 19-19 0-5-1-19-21-19 12-15 32-19 45-19 22 0 46 16 46 54 0 4 0 10 0 15-22 1-52 3-78 16-31 13-42 36-42 54 0 35 41 44 67 44 28 0 47-17 55-36zM120 88c0 14 0 27 0 42 0 40-31 55-49 55-22 0-39-16-39-36 0-23 18-59 88-61z"><text:p/></draw:path><draw:path draw:style-name="gr1802" draw:text-style-name="P42" svg:width="0.0169in" svg:height="0.0177in" svg:x="1.2469in" svg:y="6.6811in" svg:viewBox="0 0 44 46" svg:d="M44 23c0-12-9-23-21-23-13 0-23 11-23 23s10 23 23 23c12 0 21-11 21-23z"><text:p/></draw:path></draw:g></text:p>
      <text:p text:style-name="P1"/>
      <text:p text:style-name="P1"/>
      <text:p text:style-name="P2"><text:soft-page-break/>2.</text:p>
      <text:p text:style-name="P2">(a) Illustrate and explain seven crystal systems or structure with proper example. </text:p>
      <text:p text:style-name="P2">(b) Write short note on: (i) Allotropy, (ii) Crystal Defect. </text:p>
      <text:p text:style-name="P6">(c) Draw Miller planes for the given indexes: (111); (200). Interpret importance of Miller Planes.</text:p>
      <text:p text:style-name="Standard"/>
      <text:p text:style-name="Standard">(a) Crystal Systems and Examples:</text:p>
      <text:p text:style-name="Standard"/>
      <text:p text:style-name="Standard">1. Cubic System:</text:p>
      <text:p text:style-name="Standard"><text:s text:c="3"/>- In the cubic system, all three axes are of equal length, and all angles between them are 90 degrees.</text:p>
      <text:p text:style-name="Standard"><text:s text:c="3"/>- Examples: Common salt (NaCl), diamond (carbon).</text:p>
      <text:p text:style-name="Standard"/>
      <text:p text:style-name="Standard">2. Tetragonal System:</text:p>
      <text:p text:style-name="Standard"><text:s text:c="3"/>- In the tetragonal system, two axes are of equal length, and the third is different and perpendicular to the other two.</text:p>
      <text:p text:style-name="Standard"><text:s text:c="3"/>- Example: Zircon (ZrSiO4).</text:p>
      <text:p text:style-name="Standard"/>
      <text:p text:style-name="Standard">3. Orthorhombic System:</text:p>
      <text:p text:style-name="Standard"><text:s text:c="3"/>- In the orthorhombic system, all three axes are of different lengths, and all angles between them are 90 degrees.</text:p>
      <text:p text:style-name="Standard"><text:s text:c="3"/>- Example: Sulfur (S8).</text:p>
      <text:p text:style-name="Standard"/>
      <text:p text:style-name="Standard">4. Hexagonal System:</text:p>
      <text:p text:style-name="Standard"><text:s text:c="3"/>- In the hexagonal system, there are four axes: three of equal length in the same plane and one perpendicular to that plane.</text:p>
      <text:p text:style-name="Standard"><text:s text:c="3"/>- Example: Graphite (carbon).</text:p>
      <text:p text:style-name="Standard"/>
      <text:p text:style-name="Standard">5. Monoclinic System:</text:p>
      <text:p text:style-name="Standard"><text:s text:c="3"/>- In the monoclinic system, all three axes are of different lengths, and only one angle is 90 degrees.</text:p>
      <text:p text:style-name="Standard"><text:s text:c="3"/>- Example: Gypsum (calcium sulfate).</text:p>
      <text:p text:style-name="Standard"/>
      <text:p text:style-name="Standard">6. Triclinic System:</text:p>
      <text:p text:style-name="Standard"><text:s text:c="3"/>- In the triclinic system, all three axes are of different lengths, and none of the angles between them are 90 degrees.</text:p>
      <text:p text:style-name="Standard"><text:s text:c="3"/>- Example: Albitite (feldspar).</text:p>
      <text:p text:style-name="Standard"/>
      <text:p text:style-name="Standard">7. Rhombohedral System:</text:p>
      <text:p text:style-name="Standard"><text:s text:c="3"/>- In the rhombohedral system, all three axes are of equal length, but the angles between them are not 90 degrees.</text:p>
      <text:p text:style-name="Standard"><text:s text:c="3"/>- Example: Calcite (calcium carbonate).</text:p>
      <text:p text:style-name="Standard"/>
      <text:p text:style-name="Standard">(b) Short Notes:</text:p>
      <text:p text:style-name="Standard"/>
      <text:p text:style-name="Standard">(i) Allotropy:</text:p>
      <text:p text:style-name="Standard"><text:s text:c="3"/>- Allotropy is the property of some chemical elements to exist in two or more different structural forms called allotropes.</text:p>
      <text:p text:style-name="Standard"><text:s text:c="3"/>- Allotropes of the same element have different physical and chemical properties.</text:p>
      <text:p text:style-name="Standard"><text:s text:c="3"/>- Example: Carbon has several allotropes, including diamond, graphite, and graphene.</text:p>
      <text:p text:style-name="Standard"/>
      <text:p text:style-name="Standard">(ii) Crystal Defect:</text:p>
      <text:p text:style-name="Standard"><text:soft-page-break/><text:s text:c="3"/>- Crystal defects are irregularities or deviations from the ideal crystal structure in a solid.</text:p>
      <text:p text:style-name="Standard"><text:s text:c="3"/>- They can be point defects (vacancies, interstitials), line defects (dislocations), or planar defects (grain boundaries, stacking faults).</text:p>
      <text:p text:style-name="Standard"><text:s text:c="3"/>- Crystal defects can influence the mechanical, electrical, and optical properties of materials.</text:p>
      <text:p text:style-name="Standard"/>
      <text:p text:style-name="Standard">(c) Miller Planes and Their Importance:</text:p>
      <text:p text:style-name="Standard"/>
      <text:p text:style-name="Standard">Miller indices are used to represent the orientation of planes and directions within crystals. They are crucial in crystallography and materials science. The Miller indices for the given planes are:</text:p>
      <text:p text:style-name="Standard"/>
      <text:p text:style-name="Standard">(111) - This represents a plane that intersects the crystal axes at fractions of 1/1 along all three axes. It's a high-density plane in a cubic system.</text:p>
      <text:p text:style-name="Standard"/>
      <text:p text:style-name="Standard">(200) - This represents a plane that intersects the crystal axes at fractions of 1/2 along one axis and 0 along the other two. It's a lower-density plane in a cubic system.</text:p>
      <text:p text:style-name="Standard"/>
      <text:p text:style-name="Standard">Importance of Miller Planes:</text:p>
      <text:p text:style-name="Standard">- Miller planes help describe the crystallographic orientation of faces and their spacing.</text:p>
      <text:p text:style-name="Standard">- They are used to understand the arrangement of atoms or ions in a crystal lattice.</text:p>
      <text:p text:style-name="Standard">- Miller indices are essential for characterizing and identifying crystal structures.</text:p>
      <text:p text:style-name="Standard">- They aid in studying material properties, such as mechanical behavior, electronic properties, and optical properties.</text:p>
      <text:p text:style-name="Standard">- Miller indices are used in X-ray crystallography to determine the structure of crystalline materials.</text:p>
      <text:p text:style-name="Standard"/>
      <text:p text:style-name="P2"><text:span text:style-name="T1">3</text:span> </text:p>
      <text:p text:style-name="P2">(a) What is interference of light. Write down the conditions for interference. </text:p>
      <text:p text:style-name="P2">(b) Describe Young's double-slit experiment and derive an expression for (i) intensity at a point on the screen, and (ii) fringe-width. </text:p>
      <text:p text:style-name="P2">(c) Find the pit depth in a CD that has a plastic transparent layer with index <text:span text:style-name="T1">of refraction</text:span> of 1.60 and is designed for use in a CD player using a laser with a wavelength of 7.80x102 nm in air.</text:p>
      <text:p text:style-name="P6"/>
      <text:p text:style-name="P13">(a) Interference of Light and Conditions:</text:p>
      <text:p text:style-name="P13">Interference of light is a phenomenon that occurs when two or more coherent waves overlap and combine, resulting in the reinforcement or cancellation of their amplitudes. This leads to the formation of a pattern of alternating bright and dark regions. The conditions for interference to occur are:</text:p>
      <text:p text:style-name="P13"/>
      <text:p text:style-name="P13"><text:s text:c="4"/>Coherence: The sources of light must be coherent, which means that they have a constant phase relationship. In the context of interference, this ensures that the waves have a fixed phase difference.</text:p>
      <text:p text:style-name="P13"/>
      <text:p text:style-name="P13"><text:s text:c="4"/>Superposition: The waves from different sources must overlap at a point in space and time. The principle of superposition states that at any point, the displacement of the resultant wave is the algebraic sum of the displacements of the individual waves.</text:p>
      <text:p text:style-name="P13"/>
      <text:p text:style-name="P13"><text:s text:c="4"/>Similar Wavelengths: The interfering waves should have similar wavelengths. This ensures that they have comparable frequencies and can produce a visible interference pattern.</text:p>
      <text:p text:style-name="P13"/>
      <text:p text:style-name="P13">(b) Young's Double-Slit Experiment and Derivations:</text:p>
      <text:p text:style-name="P13"/>
      <text:p text:style-name="P13"><text:soft-page-break/>Young's double-slit experiment is a classic experiment that demonstrates the interference of light. In this experiment, a beam of light is directed at a barrier with two narrow slits, and the light passing through the slits creates an interference pattern on a screen placed some distance away.</text:p>
      <text:p text:style-name="P13"/>
      <text:p text:style-name="P13">(i) Intensity at a Point on the Screen (I):</text:p>
      <text:p text:style-name="P13">The intensity at a point on the screen in Young's experiment is given by:</text:p>
      <text:p text:style-name="P13">I=I0cos⁡2(πdsin⁡θλ),I=I0​cos2(λπdsinθ​),</text:p>
      <text:p text:style-name="P13">where:</text:p>
      <text:p text:style-name="P13"/>
      <text:p text:style-name="P13"><text:s text:c="4"/>II is the intensity at the point on the screen.</text:p>
      <text:p text:style-name="P13"><text:s text:c="4"/>I0I0​ is the maximum intensity when both slits are illuminated equally.</text:p>
      <text:p text:style-name="P13"><text:s text:c="4"/>dd is the distance between the two slits.</text:p>
      <text:p text:style-name="P13"><text:s text:c="4"/>θθ is the angle between the line from the point on the screen to the center of the pattern and the line from that point to one of the slits.</text:p>
      <text:p text:style-name="P13"><text:s text:c="4"/>λλ is the wavelength of the light used.</text:p>
      <text:p text:style-name="P13"/>
      <text:p text:style-name="P13">(ii) Fringe Width (Δy):</text:p>
      <text:p text:style-name="P13">The fringe width (ΔyΔy) is the distance between two consecutive bright or dark fringes. It can be calculated as:</text:p>
      <text:p text:style-name="P13">Δy=λDd,Δy=dλD​,</text:p>
      <text:p text:style-name="P13">where:</text:p>
      <text:p text:style-name="P13"/>
      <text:p text:style-name="P13"><text:s text:c="4"/>ΔyΔy is the fringe width.</text:p>
      <text:p text:style-name="P13"><text:s text:c="4"/>λλ is the wavelength of the light used.</text:p>
      <text:p text:style-name="P13"><text:s text:c="4"/>DD is the distance between the double-slit and the screen.</text:p>
      <text:p text:style-name="P13"><text:s text:c="4"/>dd is the distance between the two slits.</text:p>
      <text:p text:style-name="P13"/>
      <text:p text:style-name="P13">(c) Pit Depth in a CD:</text:p>
      <text:p text:style-name="P13">To find the pit depth in a CD, we can use the following equation:</text:p>
      <text:p text:style-name="P13"/>
      <text:p text:style-name="P13">2nt=mλ2nt=mλ</text:p>
      <text:p text:style-name="P13"/>
      <text:p text:style-name="P13">Where:</text:p>
      <text:p text:style-name="P13"/>
      <text:p text:style-name="P13"><text:s text:c="4"/>nn is the refractive index of the plastic layer, which is 1.60.</text:p>
      <text:p text:style-name="P13"><text:s text:c="4"/>tt is the pit depth.</text:p>
      <text:p text:style-name="P13"><text:s text:c="4"/>mm is the order of the interference pattern (considering it as the first-order maximum, so m=1m=1).</text:p>
      <text:p text:style-name="P13"><text:s text:c="4"/>λ is the wavelength of the laser in air, which is 7.80×10−77.80×10−7 m (as given in nanometers).</text:p>
      <text:p text:style-name="P13"/>
      <text:p text:style-name="P13">Solving for tt:</text:p>
      <text:p text:style-name="P13"/>
      <text:p text:style-name="P13">2(1.60)t=1(7.80×10−7 m)2(1.60)t=1(7.80×10−7m)</text:p>
      <text:p text:style-name="P13"/>
      <text:p text:style-name="P13">t=7.80×10−7 m2×1.60t=</text:p>
      <text:p text:style-name="P13"/>
      <text:p text:style-name="P13">2×1.607.80×10−7m​</text:p>
      <text:p text:style-name="P6"/>
      <text:p text:style-name="P9"/>
      <text:p text:style-name="P9"/>
      <text:p text:style-name="P4"><text:soft-page-break/>4</text:p>
      <text:p text:style-name="P2">(a) Describe the diffraction of light waves by a narrow opening and an edge, and also describe the resulting interference pattern. </text:p>
      <text:p text:style-name="P2">(b) With a sketch, describe the arrangement for a single-slit diffraction experiment. </text:p>
      <text:p text:style-name="P2">(c) Monochromatic light from a helium—neon laser (2=632.8 tint) is incident normally on a diffraction grating containing 6.00x 103 lines/cm. Find the angles at which one would observe the first-order maximum, the second-order maximum, and so forth.</text:p>
      <text:p text:style-name="P6"/>
      <text:p text:style-name="P23">(a) Diffraction of Light by a Narrow Opening and Edge: When light waves encounter a narrow opening or an edge, they undergo diffraction, which is the bending of light as it passes through the aperture. Diffraction patterns result from the interference of the diffracted waves. Here's how it works:</text:p>
      <text:list text:style-name="L5">
        <text:list-item>
          <text:p text:style-name="P19"><text:span text:style-name="Strong_20_Emphasis">Narrow Opening (Single-Slit Diffraction):</text:span> When light passes through a narrow slit, the light wavefronts bend, and a central bright fringe is formed on the other side. Surrounding the central maximum, a series of alternating bright and dark fringes is observed. The angular width of these fringes depends on the slit width and the wavelength of light.</text:p>
        </text:list-item>
        <text:list-item>
          <text:p text:style-name="P19"><text:span text:style-name="Strong_20_Emphasis">Edge (Knife-Edge Diffraction):</text:span> When light encounters the edge of an object, it also undergoes diffraction. A sharp edge creates a diffraction pattern with alternating bright and dark fringes, similar to single-slit diffraction. The pattern depends on the shape of the edge.</text:p>
        </text:list-item>
      </text:list>
      <text:p text:style-name="Text_20_body">The resulting interference pattern for both cases consists of a central maximum (bright) and secondary maxima (bright) and minima (dark) on either side. The specific pattern and angular width of the fringes depend on the geometry of the diffracting object and the wavelength of light.</text:p>
      <text:p text:style-name="Text_20_body">(b) Single-Slit Diffraction Experiment Arrangement (Sketch):</text:p>
      <text:p text:style-name="Text_20_body">A single-slit diffraction experiment typically consists of the following components:</text:p>
      <text:list text:style-name="L6">
        <text:list-item>
          <text:p text:style-name="P20">Light Source: A monochromatic light source, such as a laser, provides a narrow and well-defined wavelength of light.</text:p>
        </text:list-item>
        <text:list-item>
          <text:p text:style-name="P20">Single Slit: A narrow slit or aperture is placed in an opaque barrier. The width of the slit can be adjusted.</text:p>
        </text:list-item>
        <text:list-item>
          <text:p text:style-name="P20">Screen: A screen is placed a certain distance away from the slit, and it's where the diffraction pattern is observed.</text:p>
        </text:list-item>
        <text:list-item>
          <text:p text:style-name="P20">Viewing Point: An observer's eye or a detector is positioned to view the diffraction pattern on the screen.</text:p>
        </text:list-item>
      </text:list>
      <text:p text:style-name="Text_20_body">Light from the source passes through the single slit and produces a diffraction pattern on the screen.</text:p>
      <text:p text:style-name="Text_20_body">(c) Diffraction Grating Angle Calculation: To find the angles at which one observes the first-order, second-order, etc., maxima in a diffraction grating, you can use the grating equation:</text:p>
      <text:p text:style-name="P15">mλ=dsin(θ)</text:p>
      <text:p text:style-name="Text_20_body">Where:</text:p>
      <text:list text:style-name="L7">
        <text:list-item>
          <text:p text:style-name="P21">m is the order of the maximum.</text:p>
        </text:list-item>
        <text:list-item>
          <text:p text:style-name="P21"><text:soft-page-break/>λ is the wavelength of the incident light (632.8 nm = 632.8 x 10^(-9) m).</text:p>
        </text:list-item>
        <text:list-item>
          <text:p text:style-name="P21">d is the spacing between the lines of the diffraction grating (6.00 x 10^(3) lines/cm = 6.00 x 10^4 lines/m).</text:p>
        </text:list-item>
        <text:list-item>
          <text:p text:style-name="P22">θ is the angle at which the maximum is observed.</text:p>
        </text:list-item>
      </text:list>
      <text:p text:style-name="P15">For the first-order maximum (m=1): 1(632.8x10(−9)m)=6.00x104lines/m∗sin(θ1​) sin(θ1​)=6.00x104lines/m632.8x10(−9)m​</text:p>
      <text:p text:style-name="P15">Solve for θ1​.</text:p>
      <text:p text:style-name="P15">For the second-order maximum (m=2): 2(632.8x10(−9)m)=6.00x104lines/m∗sin(θ2​)</text:p>
      <text:p text:style-name="P15">Solve for θ2​.</text:p>
      <text:p text:style-name="Text_20_body">You can continue this pattern for other orders of maxima.</text:p>
      <text:p text:style-name="P13"/>
      <text:p text:style-name="P7"><text:span text:style-name="T2">5</text:span></text:p>
      <text:p text:style-name="P8">(a) State and explain Brewster's law. Show that at the polarizing angle of incidence, the reflected and refracted rays are mutually perpendicular to each other. </text:p>
      <text:p text:style-name="P8">(b) Explain polarization of light by selective absorption, and hence the Malus law. </text:p>
      <text:p text:style-name="P8">(c) Unpolarized light is incident upon three polarizers. The first polarizer has a vertical transmission axis, the second has a transmission axis rotted 30° with respect to the first, and the third has a transmission axis rotated 75° relative to the first. If the initial light intensity of the beam is Ib, calculate the light intensity after the beam passes through (i) the second polarizer, and (ii) the third polarizer.</text:p>
      <text:p text:style-name="P8"/>
      <text:p text:style-name="P17">(a) Brewster's Law: Brewster's law is a principle that relates to the polarization of light. It states that at a specific angle of incidence (known as the Brewster angle), the reflected light is completely polarized, and the refracted and reflected rays are mutually perpendicular to each other. Mathematically, Brewster's law is given as:</text:p>
      <text:p text:style-name="P15">tan(θB​)=n1​n2​​</text:p>
      <text:p text:style-name="Text_20_body">Where:</text:p>
      <text:list text:style-name="L8">
        <text:list-item>
          <text:p text:style-name="P25">θ_B is the Brewster angle (the angle of incidence at which polarization occurs).</text:p>
        </text:list-item>
        <text:list-item>
          <text:p text:style-name="P25">n_1 is the refractive index of the initial medium (where the incident light is coming from).</text:p>
        </text:list-item>
        <text:list-item>
          <text:p text:style-name="P24">n_2 is the refractive index of the medium the light is entering (e.g., a glass or water).</text:p>
        </text:list-item>
      </text:list>
      <text:p text:style-name="Text_20_body">Explanation: At the Brewster angle, the reflected light is completely polarized, which means its electric field vector oscillates in a direction perpendicular to the plane of incidence. This happens because at this angle, the tangential component of the electric field of the incident light is zero for the reflected wave, which results in complete polarization.</text:p>
      <text:p text:style-name="Text_20_body">(b) Polarization of Light by Selective Absorption and Malus's Law: Polarization of light by selective absorption occurs when certain materials selectively absorb light vibrations in one direction while allowing vibrations in other directions to pass through. This process leads to the partial or complete polarization of light.</text:p>
      <text:p text:style-name="Text_20_body"><text:soft-page-break/>Malus's Law describes the relationship between the intensity of polarized light and the angle between the polarizer's axis and the direction of polarization. It can be stated as:</text:p>
      <text:p text:style-name="P15">I=I0​cos2(θ)</text:p>
      <text:p text:style-name="Text_20_body">Where:</text:p>
      <text:list text:style-name="L9">
        <text:list-item>
          <text:p text:style-name="P27">I is the transmitted intensity of light.</text:p>
        </text:list-item>
        <text:list-item>
          <text:p text:style-name="P27">I_0 is the initial intensity of unpolarized light.</text:p>
        </text:list-item>
        <text:list-item>
          <text:p text:style-name="P26">θ is the angle between the polarizer's transmission axis and the direction of polarization.</text:p>
        </text:list-item>
      </text:list>
      <text:p text:style-name="Text_20_body">The law shows that the transmitted intensity is directly proportional to the square of the cosine of the angle between the polarizer's axis and the polarization direction.</text:p>
      <text:p text:style-name="Text_20_body">(c) Calculation of Light Intensity After Passing Through Polarizers: (i) For the second polarizer (30° with respect to the first):</text:p>
      <text:p text:style-name="P15">The angle between the transmission axis of the second polarizer and the first polarizer's axis is 30°. Using Malus's Law: I2​=I1​cos2(30°)=I1​(23</text:p>
      <text:p text:style-name="P15">​​)2=43​I1​</text:p>
      <text:p text:style-name="Text_20_body">(ii) For the third polarizer (75° relative to the first):</text:p>
      <text:p text:style-name="P15">The angle between the transmission axis of the third polarizer and the first polarizer's axis is 75°. Using Malus's Law: I3​=I1​cos2(75°)=I1​(2</text:p>
      <text:p text:style-name="P15">​1​)2=21​I1​</text:p>
      <text:p text:style-name="P15">So, after passing through the second polarizer, the light intensity is 43​ of the initial intensity, and after passing through the third polarizer, the light intensity is 21​ of the initial intensity.</text:p>
      <text:p text:style-name="P8"/>
      <text:p text:style-name="P8">6</text:p>
      <text:p text:style-name="P8">(a) What is fission reactions? How does fission reactions occurs? </text:p>
      <text:p text:style-name="P8">(b) Define spontaneous and induced fission. </text:p>
      <text:p text:style-name="P8">(c) Write down the important characteristics of fission reactions. Write down short notes on each characteristic.</text:p>
      <text:p text:style-name="P8">(d) Calculate excitation energy in fission process. Sketch a diagram for surface energy and Coulomb repulsion between the fission fragments those produce a potential barrier.</text:p>
      <text:p text:style-name="P14"/>
      <text:p text:style-name="P31">(a) Fission Reactions: Fission reactions are nuclear reactions in which the nucleus of an atom splits into two or more smaller nuclei, along with the release of a significant amount of energy. Fission can occur naturally in some heavy isotopes, but it is primarily associated with nuclear reactors and atomic bombs. The most commonly studied fission reaction involves the nucleus of uranium-235 (U-235) splitting into two smaller nuclei, typically barium and krypton, along with the emission of neutrons and a release of energy.</text:p>
      <text:p text:style-name="Text_20_body">Fission occurs when a heavy nucleus absorbs a neutron, becomes unstable, and splits into two or more smaller nuclei, releasing additional neutrons in the process. These neutrons can go on to induce further fission reactions in nearby nuclei, creating a chain reaction.</text:p>
      <text:p text:style-name="Text_20_body"><text:soft-page-break/>(b) Spontaneous and Induced Fission:</text:p>
      <text:list text:style-name="L10">
        <text:list-item>
          <text:p text:style-name="P28"><text:span text:style-name="Strong_20_Emphasis">Spontaneous Fission:</text:span> Spontaneous fission is a natural, random process in which a heavy nucleus can undergo fission without any external influence, such as the absorption of a neutron. It is relatively rare and occurs spontaneously in some heavy radioactive isotopes.</text:p>
        </text:list-item>
        <text:list-item>
          <text:p text:style-name="P28"><text:span text:style-name="Strong_20_Emphasis">Induced Fission:</text:span> Induced fission occurs when a heavy nucleus is prompted to undergo fission due to the absorption of a neutron. The neutron imparts the necessary energy to destabilize the nucleus and initiate the fission process. Induced fission is the basis for nuclear reactors and nuclear weapons.</text:p>
        </text:list-item>
      </text:list>
      <text:p text:style-name="Text_20_body">(c) Important Characteristics of Fission Reactions:</text:p>
      <text:list text:style-name="L11">
        <text:list-item>
          <text:p text:style-name="P29"><text:span text:style-name="Strong_20_Emphasis">Release of Energy:</text:span> Fission reactions release a significant amount of energy, typically in the form of kinetic energy of the fission fragments and energy carried away by emitted neutrons.</text:p>
        </text:list-item>
        <text:list-item>
          <text:p text:style-name="P29"><text:span text:style-name="Strong_20_Emphasis">Production of Neutrons:</text:span> Fission reactions produce additional neutrons, which can go on to induce further fission reactions in a chain reaction.</text:p>
        </text:list-item>
        <text:list-item>
          <text:p text:style-name="P29"><text:span text:style-name="Strong_20_Emphasis">Two or More Fission Fragments:</text:span> Fission results in the formation of two or more smaller nuclei (fission fragments) along with the release of neutrons.</text:p>
        </text:list-item>
        <text:list-item>
          <text:p text:style-name="P29"><text:span text:style-name="Strong_20_Emphasis">Energy Barrier:</text:span> Fission requires overcoming a potential energy barrier to separate the positively charged protons within the nucleus. The barrier is overcome through the absorption of a neutron.</text:p>
        </text:list-item>
        <text:list-item>
          <text:p text:style-name="P29"><text:span text:style-name="Strong_20_Emphasis">Variability in Fission Products:</text:span> The specific fission products and their distribution depend on the nucleus that undergoes fission and the conditions of the reaction. This leads to a wide range of possible fission products.</text:p>
        </text:list-item>
      </text:list>
      <text:p text:style-name="Text_20_body">(d) Excitation Energy in Fission and Diagram:</text:p>
      <text:p text:style-name="Text_20_body">In a fission process, the excitation energy is the energy needed to overcome the potential energy barrier between the initial, highly deformed configuration of the nucleus and the separated fission fragments. The barrier arises from two main components:</text:p>
      <text:list text:style-name="L12">
        <text:list-item>
          <text:p text:style-name="P30"><text:span text:style-name="Strong_20_Emphasis">Surface Energy:</text:span> This is the energy required to increase the distance between the positively charged protons within the nucleus. As the nucleus deforms and elongates, this energy increases.</text:p>
        </text:list-item>
        <text:list-item>
          <text:p text:style-name="P30"><text:span text:style-name="Strong_20_Emphasis">Coulomb Repulsion:</text:span> The Coulomb repulsion arises from the electrostatic repulsion between the positively charged protons as they move further apart during fission. This energy also increases as the nucleus deforms.</text:p>
        </text:list-item>
      </text:list>
      <text:p text:style-name="Text_20_body">The total potential energy barrier is the sum of the surface energy and the Coulomb repulsion. As the excitation energy of the nucleus exceeds this potential energy barrier, fission occurs. Below is a simplified diagram illustrating the potential energy barrier for fission:</text:p>
      <text:p text:style-name="Text_20_body">The energy required to surmount this barrier is the excitation energy, and once it is exceeded, the nucleus undergoes fission.</text:p>
      <text:p text:style-name="P14"><text:soft-page-break/></text:p>
      <text:p text:style-name="P8">7</text:p>
      <text:p text:style-name="P8">(a) Define effective neutron multiplication factor (k). Explain subcriticality, criticality and supercriticality with the value of k. </text:p>
      <text:p text:style-name="P8">(b) What is nuclear reactors? Write down the types of nuclear reactors. Briefly discuss the sodium cooled fast reactor with schematic diagram. </text:p>
      <text:p text:style-name="P8">(c) How does a nuclear power plant works? Briefly discuss its advantages and disadvantages.</text:p>
      <text:p text:style-name="P8"/>
      <text:p text:style-name="P17">(a) Effective Neutron Multiplication Factor (k) and Criticality:</text:p>
      <text:list text:style-name="L13">
        <text:list-item>
          <text:p text:style-name="P32"><text:span text:style-name="Strong_20_Emphasis">Effective Neutron Multiplication Factor (k):</text:span> The effective neutron multiplication factor (k) is a dimensionless quantity used to describe the behavior of neutrons in a nuclear reactor. It represents the ratio of the number of neutrons produced in one generation of fission reactions to the number of neutrons lost due to absorption in the previous generation. Mathematically, it can be expressed as: k=Neutrons absorbed in the previous generationNeutrons produced in one generation​</text:p>
        </text:list-item>
        <text:list-item>
          <text:p text:style-name="P32"><text:span text:style-name="Strong_20_Emphasis">Subcriticality:</text:span> When k&lt;1, the reactor is said to be in a subcritical state. In this condition, the number of neutrons produced is less than the number lost due to absorption, and the reactor cannot sustain a chain reaction. Neutron population decreases over time.</text:p>
        </text:list-item>
        <text:list-item>
          <text:p text:style-name="P32"><text:span text:style-name="Strong_20_Emphasis">Criticality:</text:span> When k=1, the reactor is said to be in a critical state. In this condition, the number of neutrons produced is exactly equal to the number lost, leading to a self-sustaining chain reaction at a constant power level.</text:p>
        </text:list-item>
        <text:list-item>
          <text:p text:style-name="P32"><text:span text:style-name="Strong_20_Emphasis">Supercriticality:</text:span> When k&gt;1, the reactor is said to be in a supercritical state. In this condition, the number of neutrons produced is greater than the number lost, and the neutron population increases, resulting in an increasing power level.</text:p>
        </text:list-item>
      </text:list>
      <text:p text:style-name="Text_20_body">(b) Types of Nuclear Reactors and Sodium Cooled Fast Reactor:</text:p>
      <text:p text:style-name="Text_20_body">Nuclear reactors are devices that use controlled nuclear reactions to generate electricity or heat. There are several types of nuclear reactors, including pressurized water reactors (PWRs), boiling water reactors (BWRs), and fast breeder reactors. The sodium-cooled fast reactor is a type of fast breeder reactor.</text:p>
      <text:p text:style-name="Text_20_body"><text:span text:style-name="Strong_20_Emphasis">Sodium Cooled Fast Reactor (SFR):</text:span></text:p>
      <text:list text:style-name="L14">
        <text:list-item>
          <text:p text:style-name="P34">SFRs use liquid sodium as a coolant, which has excellent heat transfer properties and is less likely to slow down fast neutrons.</text:p>
        </text:list-item>
        <text:list-item>
          <text:p text:style-name="P34">They are called "fast" reactors because they use fast neutrons (neutrons with high kinetic energy) to sustain the fission chain reaction.</text:p>
        </text:list-item>
        <text:list-item>
          <text:p text:style-name="P34">SFRs are capable of breeding fissile material (like plutonium) from fertile material (like uranium-238), making them highly efficient in terms of fuel utilization.</text:p>
        </text:list-item>
        <text:list-item>
          <text:p text:style-name="P33">They have the potential to reduce nuclear waste and maximize fuel resources.</text:p>
        </text:list-item>
      </text:list>
      <text:p text:style-name="Text_20_body"><text:span text:style-name="Strong_20_Emphasis">Schematic Diagram:</text:span> A simplified diagram of an SFR would show a core where nuclear reactions take place, surrounded by liquid sodium coolant. Heat is transferred to a secondary sodium loop, which then heats water to produce steam for electricity generation.</text:p>
      <text:p text:style-name="Text_20_body"><text:soft-page-break/>(c) How a Nuclear Power Plant Works, Advantages, and Disadvantages:</text:p>
      <text:p text:style-name="Text_20_body"><text:span text:style-name="Strong_20_Emphasis">How a Nuclear Power Plant Works:</text:span></text:p>
      <text:list text:style-name="L15">
        <text:list-item>
          <text:p text:style-name="P36">Nuclear fission occurs in the reactor core, releasing a tremendous amount of heat.</text:p>
        </text:list-item>
        <text:list-item>
          <text:p text:style-name="P36">This heat is used to produce steam by heating a coolant (usually water or liquid sodium).</text:p>
        </text:list-item>
        <text:list-item>
          <text:p text:style-name="P36">The steam drives a turbine, which turns a generator to produce electricity.</text:p>
        </text:list-item>
        <text:list-item>
          <text:p text:style-name="P35">The generated electricity is transmitted for various uses.</text:p>
        </text:list-item>
      </text:list>
      <text:p text:style-name="Text_20_body"><text:span text:style-name="Strong_20_Emphasis">Advantages of Nuclear Power Plants:</text:span></text:p>
      <text:list text:style-name="L16">
        <text:list-item>
          <text:p text:style-name="P38">Low Greenhouse Gas Emissions: Nuclear power is a low-carbon energy source.</text:p>
        </text:list-item>
        <text:list-item>
          <text:p text:style-name="P38">High Energy Density: A small amount of nuclear fuel produces a large amount of energy.</text:p>
        </text:list-item>
        <text:list-item>
          <text:p text:style-name="P38">Reliable and Continuous Power Generation: Nuclear plants operate 24/7.</text:p>
        </text:list-item>
        <text:list-item>
          <text:p text:style-name="P37">Long Fuel Supply: Uranium, a nuclear fuel, is available in significant quantities.</text:p>
        </text:list-item>
      </text:list>
      <text:p text:style-name="Text_20_body"><text:span text:style-name="Strong_20_Emphasis">Disadvantages of Nuclear Power Plants:</text:span></text:p>
      <text:list text:style-name="L17">
        <text:list-item>
          <text:p text:style-name="P40">Radioactive Waste: Managing and disposing of nuclear waste is a challenge.</text:p>
        </text:list-item>
        <text:list-item>
          <text:p text:style-name="P40">High Initial Costs: Building nuclear power plants is expensive.</text:p>
        </text:list-item>
        <text:list-item>
          <text:p text:style-name="P40">Safety Concerns: Accidents (e.g., Chernobyl and Fukushima) can have catastrophic consequences.</text:p>
        </text:list-item>
        <text:list-item>
          <text:p text:style-name="P40">Limited Fuel Availability: Uranium reserves are finite.</text:p>
        </text:list-item>
        <text:list-item>
          <text:p text:style-name="P39">Security Risks: Nuclear materials pose security risks if not properly managed.</text:p>
        </text:list-item>
      </text:list>
      <text:p text:style-name="P1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Vrinda" svg:font-family="Vrinda"/>
    <style:font-face style:name="Vrinda1" svg:font-family="Vrinda" style:font-family-generic="system" style:font-pitch="variable"/>
  </office:font-face-decls>
  <office:styles>
    <draw:stroke-dash draw:name="Dash_20_Dot_20_4" draw:display-name="Dash Dot 4"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Vrinda1" style:font-size-complex="12pt" style:language-complex="bn" style:country-complex="BD"/>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Vrinda1" style:font-size-complex="12pt" style:language-complex="bn" style:country-complex="BD"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Vrinda1" style:font-family-complex="Vrind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Vrinda" style:font-family-complex="Vrind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Vrinda" style:font-family-complex="Vrinda"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Vrinda" style:font-family-complex="Vrinda"/>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7">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25T08:31:55.858611613</meta:creation-date>
    <dc:date>2023-10-25T09:41:51.959564585</dc:date>
    <meta:editing-duration>PT1M45S</meta:editing-duration>
    <meta:editing-cycles>2</meta:editing-cycles>
    <meta:generator>LibreOffice/7.6.2.1$Linux_X86_64 LibreOffice_project/60$Build-1</meta:generator>
    <meta:document-statistic meta:table-count="0" meta:image-count="0" meta:object-count="0" meta:page-count="10" meta:paragraph-count="200" meta:word-count="3346" meta:character-count="21296" meta:non-whitespace-character-count="17720"/>
  </office:meta>
</office:document-meta>
</file>